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2" table:default-cell-style-name="Default"/>
        <table:table-row table:style-name="ro1">
          <table:table-cell office:value-type="float" office:value="0.000475247289956325" calcext:value-type="float">
            <text:p>0.000475247289956</text:p>
          </table:table-cell>
          <table:table-cell office:value-type="float" office:value="0.000479411593291136" calcext:value-type="float">
            <text:p>0.000479411593291</text:p>
          </table:table-cell>
          <table:table-cell office:value-type="float" office:value="0.000483632587692825" calcext:value-type="float">
            <text:p>0.000483632587693</text:p>
          </table:table-cell>
          <table:table-cell office:value-type="float" office:value="0.000487911339346239" calcext:value-type="float">
            <text:p>0.000487911339346</text:p>
          </table:table-cell>
          <table:table-cell office:value-type="float" office:value="0.000492248940383248" calcext:value-type="float">
            <text:p>0.000492248940383</text:p>
          </table:table-cell>
          <table:table-cell office:value-type="float" office:value="0.000496646509672172" calcext:value-type="float">
            <text:p>0.000496646509672</text:p>
          </table:table-cell>
          <table:table-cell office:value-type="float" office:value="0.00050110519362275" calcext:value-type="float">
            <text:p>0.000501105193623</text:p>
          </table:table-cell>
          <table:table-cell office:value-type="float" office:value="0.000505626167029233" calcext:value-type="float">
            <text:p>0.000505626167029</text:p>
          </table:table-cell>
          <table:table-cell office:value-type="float" office:value="0.000510210633944511" calcext:value-type="float">
            <text:p>0.000510210633945</text:p>
          </table:table-cell>
          <table:table-cell office:value-type="float" office:value="0.000514859828581604" calcext:value-type="float">
            <text:p>0.000514859828582</text:p>
          </table:table-cell>
          <table:table-cell office:value-type="float" office:value="0.000519575016253339" calcext:value-type="float">
            <text:p>0.000519575016253</text:p>
          </table:table-cell>
          <table:table-cell office:value-type="float" office:value="0.000524357494346122" calcext:value-type="float">
            <text:p>0.000524357494346</text:p>
          </table:table-cell>
          <table:table-cell office:value-type="float" office:value="0.000529208593326866" calcext:value-type="float">
            <text:p>0.000529208593327</text:p>
          </table:table-cell>
          <table:table-cell office:value-type="float" office:value="0.000534129677794729" calcext:value-type="float">
            <text:p>0.000534129677795</text:p>
          </table:table-cell>
          <table:table-cell office:value-type="float" office:value="0.000539122147568492" calcext:value-type="float">
            <text:p>0.000539122147568</text:p>
          </table:table-cell>
          <table:table-cell office:value-type="float" office:value="0.000544187438815133" calcext:value-type="float">
            <text:p>0.000544187438815</text:p>
          </table:table-cell>
          <table:table-cell office:value-type="float" office:value="0.000549327025220684" calcext:value-type="float">
            <text:p>0.000549327025221</text:p>
          </table:table-cell>
          <table:table-cell office:value-type="float" office:value="0.000554542419218894" calcext:value-type="float">
            <text:p>0.000554542419219</text:p>
          </table:table-cell>
          <table:table-cell office:value-type="float" office:value="0.000559835173249137" calcext:value-type="float">
            <text:p>0.000559835173249</text:p>
          </table:table-cell>
          <table:table-cell office:value-type="float" office:value="0.000565206881075755" calcext:value-type="float">
            <text:p>0.000565206881076</text:p>
          </table:table-cell>
          <table:table-cell office:value-type="float" office:value="0.000570659179159132" calcext:value-type="float">
            <text:p>0.000570659179159</text:p>
          </table:table-cell>
          <table:table-cell office:value-type="float" office:value="0.000576193748078566" calcext:value-type="float">
            <text:p>0.000576193748079</text:p>
          </table:table-cell>
          <table:table-cell office:value-type="float" office:value="0.000581812314015253" calcext:value-type="float">
            <text:p>0.000581812314015</text:p>
          </table:table-cell>
          <table:table-cell office:value-type="float" office:value="0.000587516650289088" calcext:value-type="float">
            <text:p>0.000587516650289</text:p>
          </table:table-cell>
          <table:table-cell office:value-type="float" office:value="0.00059330857896721" calcext:value-type="float">
            <text:p>0.000593308578967</text:p>
          </table:table-cell>
          <table:table-cell office:value-type="float" office:value="0.000599189972535248" calcext:value-type="float">
            <text:p>0.000599189972535</text:p>
          </table:table-cell>
          <table:table-cell office:value-type="float" office:value="0.00060516275563087" calcext:value-type="float">
            <text:p>0.000605162755631</text:p>
          </table:table-cell>
          <table:table-cell office:value-type="float" office:value="0.000611228906861062" calcext:value-type="float">
            <text:p>0.000611228906861</text:p>
          </table:table-cell>
          <table:table-cell office:value-type="float" office:value="0.000617390460683477" calcext:value-type="float">
            <text:p>0.000617390460683</text:p>
          </table:table-cell>
          <table:table-cell office:value-type="float" office:value="0.000623649509382406" calcext:value-type="float">
            <text:p>0.000623649509382</text:p>
          </table:table-cell>
          <table:table-cell office:value-type="float" office:value="0.000630008205113056" calcext:value-type="float">
            <text:p>0.000630008205113</text:p>
          </table:table-cell>
          <table:table-cell office:value-type="float" office:value="0.000636468762043558" calcext:value-type="float">
            <text:p>0.000636468762044</text:p>
          </table:table-cell>
          <table:table-cell office:value-type="float" office:value="0.000643033458584427" calcext:value-type="float">
            <text:p>0.000643033458584</text:p>
          </table:table-cell>
          <table:table-cell office:value-type="float" office:value="0.000649704639719862" calcext:value-type="float">
            <text:p>0.00064970463972</text:p>
          </table:table-cell>
          <table:table-cell office:value-type="float" office:value="0.000656484719436689" calcext:value-type="float">
            <text:p>0.000656484719437</text:p>
          </table:table-cell>
          <table:table-cell office:value-type="float" office:value="0.000663376183264471" calcext:value-type="float">
            <text:p>0.000663376183264</text:p>
          </table:table-cell>
          <table:table-cell office:value-type="float" office:value="0.000670381590923385" calcext:value-type="float">
            <text:p>0.000670381590923</text:p>
          </table:table-cell>
          <table:table-cell office:value-type="float" office:value="0.000677503579094807" calcext:value-type="float">
            <text:p>0.000677503579095</text:p>
          </table:table-cell>
          <table:table-cell office:value-type="float" office:value="0.000684744864319258" calcext:value-type="float">
            <text:p>0.000684744864319</text:p>
          </table:table-cell>
          <table:table-cell office:value-type="float" office:value="0.000692108246020687" calcext:value-type="float">
            <text:p>0.000692108246021</text:p>
          </table:table-cell>
          <table:table-cell office:value-type="float" office:value="0.000699596609674317" calcext:value-type="float">
            <text:p>0.000699596609674</text:p>
          </table:table-cell>
          <table:table-cell office:value-type="float" office:value="0.000707212930114676" calcext:value-type="float">
            <text:p>0.000707212930115</text:p>
          </table:table-cell>
          <table:table-cell office:value-type="float" office:value="0.000714960275010407" calcext:value-type="float">
            <text:p>0.00071496027501</text:p>
          </table:table-cell>
          <table:table-cell office:value-type="float" office:value="0.000722841808483187" calcext:value-type="float">
            <text:p>0.000722841808483</text:p>
          </table:table-cell>
          <table:table-cell office:value-type="float" office:value="0.000730860794920642" calcext:value-type="float">
            <text:p>0.000730860794921</text:p>
          </table:table-cell>
          <table:table-cell office:value-type="float" office:value="0.000739020602952759" calcext:value-type="float">
            <text:p>0.000739020602953</text:p>
          </table:table-cell>
          <table:table-cell office:value-type="float" office:value="0.000747324709630714" calcext:value-type="float">
            <text:p>0.000747324709631</text:p>
          </table:table-cell>
          <table:table-cell office:value-type="float" office:value="0.00075577670480429" calcext:value-type="float">
            <text:p>0.000755776704804</text:p>
          </table:table-cell>
          <table:table-cell office:value-type="float" office:value="0.00076438029571317" calcext:value-type="float">
            <text:p>0.000764380295713</text:p>
          </table:table-cell>
          <table:table-cell office:value-type="float" office:value="0.000773139311808934" calcext:value-type="float">
            <text:p>0.000773139311809</text:p>
          </table:table-cell>
          <table:table-cell office:value-type="float" office:value="0.000782057709815756" calcext:value-type="float">
            <text:p>0.000782057709816</text:p>
          </table:table-cell>
          <table:table-cell office:value-type="float" office:value="0.000791139579040637" calcext:value-type="float">
            <text:p>0.000791139579041</text:p>
          </table:table-cell>
          <table:table-cell office:value-type="float" office:value="0.000800389146966036" calcext:value-type="float">
            <text:p>0.000800389146966</text:p>
          </table:table-cell>
          <table:table-cell office:value-type="float" office:value="0.000809810785105765" calcext:value-type="float">
            <text:p>0.000809810785106</text:p>
          </table:table-cell>
          <table:table-cell office:value-type="float" office:value="0.00081940901519011" calcext:value-type="float">
            <text:p>0.00081940901519</text:p>
          </table:table-cell>
          <table:table-cell office:value-type="float" office:value="0.000829188515652862" calcext:value-type="float">
            <text:p>0.000829188515653</text:p>
          </table:table-cell>
          <table:table-cell office:value-type="float" office:value="0.000839154128471059" calcext:value-type="float">
            <text:p>0.000839154128471</text:p>
          </table:table-cell>
          <table:table-cell office:value-type="float" office:value="0.000849310866356689" calcext:value-type="float">
            <text:p>0.000849310866357</text:p>
          </table:table-cell>
          <table:table-cell office:value-type="float" office:value="0.000859663920342137" calcext:value-type="float">
            <text:p>0.000859663920342</text:p>
          </table:table-cell>
          <table:table-cell office:value-type="float" office:value="0.000870218667777065" calcext:value-type="float">
            <text:p>0.000870218667777</text:p>
          </table:table-cell>
          <table:table-cell office:value-type="float" office:value="0.000880980680750145" calcext:value-type="float">
            <text:p>0.00088098068075</text:p>
          </table:table-cell>
          <table:table-cell office:value-type="float" office:value="0.000891955734984602" calcext:value-type="float">
            <text:p>0.000891955734985</text:p>
          </table:table-cell>
          <table:table-cell office:value-type="float" office:value="0.000903149819223878" calcext:value-type="float">
            <text:p>0.000903149819224</text:p>
          </table:table-cell>
          <table:table-cell office:value-type="float" office:value="0.000914569145145294" calcext:value-type="float">
            <text:p>0.000914569145145</text:p>
          </table:table-cell>
          <table:table-cell office:value-type="float" office:value="0.000926220157833416" calcext:value-type="float">
            <text:p>0.000926220157833</text:p>
          </table:table-cell>
          <table:table-cell office:value-type="float" office:value="0.000938109546859117" calcext:value-type="float">
            <text:p>0.000938109546859</text:p>
          </table:table-cell>
          <table:table-cell office:value-type="float" office:value="0.000950244257988744" calcext:value-type="float">
            <text:p>0.000950244257989</text:p>
          </table:table-cell>
          <table:table-cell office:value-type="float" office:value="0.000962631505587202" calcext:value-type="float">
            <text:p>0.000962631505587</text:p>
          </table:table-cell>
          <table:table-cell office:value-type="float" office:value="0.000975278785746504" calcext:value-type="float">
            <text:p>0.000975278785747</text:p>
          </table:table-cell>
          <table:table-cell office:value-type="float" office:value="0.000988193890199071" calcext:value-type="float">
            <text:p>0.000988193890199</text:p>
          </table:table-cell>
          <table:table-cell office:value-type="float" office:value="0.00100138492107162" calcext:value-type="float">
            <text:p>0.001001384921072</text:p>
          </table:table-cell>
          <table:table-cell office:value-type="float" office:value="0.0010148603065303" calcext:value-type="float">
            <text:p>0.00101486030653</text:p>
          </table:table-cell>
          <table:table-cell office:value-type="float" office:value="0.00102862881739041" calcext:value-type="float">
            <text:p>0.00102862881739</text:p>
          </table:table-cell>
          <table:table-cell office:value-type="float" office:value="0.00104269958476554" calcext:value-type="float">
            <text:p>0.001042699584766</text:p>
          </table:table-cell>
          <table:table-cell office:value-type="float" office:value="0.00105708211882283" calcext:value-type="float">
            <text:p>0.001057082118823</text:p>
          </table:table-cell>
          <table:table-cell office:value-type="float" office:value="0.00107178632872012" calcext:value-type="float">
            <text:p>0.00107178632872</text:p>
          </table:table-cell>
          <table:table-cell office:value-type="float" office:value="0.00108682254384185" calcext:value-type="float">
            <text:p>0.001086822543842</text:p>
          </table:table-cell>
          <table:table-cell office:value-type="float" office:value="0.00110220153639787" calcext:value-type="float">
            <text:p>0.001102201536398</text:p>
          </table:table-cell>
          <table:table-cell office:value-type="float" office:value="0.00111793454552901" calcext:value-type="float">
            <text:p>0.001117934545529</text:p>
          </table:table-cell>
          <table:table-cell office:value-type="float" office:value="0.00113403330298891" calcext:value-type="float">
            <text:p>0.001134033302989</text:p>
          </table:table-cell>
          <table:table-cell office:value-type="float" office:value="0.00115051006057245" calcext:value-type="float">
            <text:p>0.001150510060572</text:p>
          </table:table-cell>
          <table:table-cell office:value-type="float" office:value="0.00116737761941364" calcext:value-type="float">
            <text:p>0.001167377619414</text:p>
          </table:table-cell>
          <table:table-cell office:value-type="float" office:value="0.00118464936128378" calcext:value-type="float">
            <text:p>0.001184649361284</text:p>
          </table:table-cell>
          <table:table-cell office:value-type="float" office:value="0.00120233928209115" calcext:value-type="float">
            <text:p>0.001202339282091</text:p>
          </table:table-cell>
          <table:table-cell office:value-type="float" office:value="0.00122046202773097" calcext:value-type="float">
            <text:p>0.001220462027731</text:p>
          </table:table-cell>
          <table:table-cell office:value-type="float" office:value="0.00123903293251133" calcext:value-type="float">
            <text:p>0.001239032932511</text:p>
          </table:table-cell>
          <table:table-cell office:value-type="float" office:value="0.00125806806034542" calcext:value-type="float">
            <text:p>0.001258068060345</text:p>
          </table:table-cell>
          <table:table-cell office:value-type="float" office:value="0.00127758424896781" calcext:value-type="float">
            <text:p>0.001277584248968</text:p>
          </table:table-cell>
          <table:table-cell office:value-type="float" office:value="0.00129759915744403" calcext:value-type="float">
            <text:p>0.001297599157444</text:p>
          </table:table-cell>
          <table:table-cell office:value-type="float" office:value="0.00131813131722947" calcext:value-type="float">
            <text:p>0.001318131317229</text:p>
          </table:table-cell>
          <table:table-cell office:value-type="float" office:value="0.00133920018715491" calcext:value-type="float">
            <text:p>0.001339200187155</text:p>
          </table:table-cell>
          <table:table-cell office:value-type="float" office:value="0.00136082621260817" calcext:value-type="float">
            <text:p>0.001360826212608</text:p>
          </table:table-cell>
          <table:table-cell office:value-type="float" office:value="0.00138303088940617" calcext:value-type="float">
            <text:p>0.001383030889406</text:p>
          </table:table-cell>
          <table:table-cell office:value-type="float" office:value="0.00140583683269062" calcext:value-type="float">
            <text:p>0.001405836832691</text:p>
          </table:table-cell>
          <table:table-cell office:value-type="float" office:value="0.00142926785138654" calcext:value-type="float">
            <text:p>0.001429267851387</text:p>
          </table:table-cell>
          <table:table-cell office:value-type="float" office:value="0.00145334902875121" calcext:value-type="float">
            <text:p>0.001453349028751</text:p>
          </table:table-cell>
          <table:table-cell office:value-type="float" office:value="0.00147810680955243" calcext:value-type="float">
            <text:p>0.001478106809552</text:p>
          </table:table-cell>
          <table:table-cell office:value-type="float" office:value="0.00150356909462322" calcext:value-type="float">
            <text:p>0.001503569094623</text:p>
          </table:table-cell>
          <table:table-cell office:value-type="float" office:value="0.00152976534342756" calcext:value-type="float">
            <text:p>0.001529765343428</text:p>
          </table:table-cell>
          <table:table-cell office:value-type="float" office:value="0.00155672668553286" calcext:value-type="float">
            <text:p>0.001556726685533</text:p>
          </table:table-cell>
          <table:table-cell office:value-type="float" office:value="0.00158448604186719" calcext:value-type="float">
            <text:p>0.001584486041867</text:p>
          </table:table-cell>
          <table:table-cell office:value-type="float" office:value="0.00161307825678539" calcext:value-type="float">
            <text:p>0.001613078256785</text:p>
          </table:table-cell>
          <table:table-cell office:value-type="float" office:value="0.00164254024212153" calcext:value-type="float">
            <text:p>0.001642540242122</text:p>
          </table:table-cell>
          <table:table-cell office:value-type="float" office:value="0.00167291113448492" calcext:value-type="float">
            <text:p>0.001672911134485</text:p>
          </table:table-cell>
          <table:table-cell office:value-type="float" office:value="0.00170423246727181" calcext:value-type="float">
            <text:p>0.001704232467272</text:p>
          </table:table-cell>
          <table:table-cell office:value-type="float" office:value="0.00173654835906289" calcext:value-type="float">
            <text:p>0.001736548359063</text:p>
          </table:table-cell>
          <table:table-cell office:value-type="float" office:value="0.00176990572020935" calcext:value-type="float">
            <text:p>0.001769905720209</text:p>
          </table:table-cell>
          <table:table-cell office:value-type="float" office:value="0.0018043544797453" calcext:value-type="float">
            <text:p>0.001804354479745</text:p>
          </table:table-cell>
          <table:table-cell office:value-type="float" office:value="0.0018399478350016" calcext:value-type="float">
            <text:p>0.001839947835002</text:p>
          </table:table-cell>
          <table:table-cell office:value-type="float" office:value="0.00187674252663913" calcext:value-type="float">
            <text:p>0.001876742526639</text:p>
          </table:table-cell>
          <table:table-cell office:value-type="float" office:value="0.00191479914217557" calcext:value-type="float">
            <text:p>0.001914799142176</text:p>
          </table:table-cell>
          <table:table-cell office:value-type="float" office:value="0.00195418245155312" calcext:value-type="float">
            <text:p>0.001954182451553</text:p>
          </table:table-cell>
          <table:table-cell office:value-type="float" office:value="0.00199496177876016" calcext:value-type="float">
            <text:p>0.00199496177876</text:p>
          </table:table-cell>
          <table:table-cell office:value-type="float" office:value="0.0020372114141678" calcext:value-type="float">
            <text:p>0.002037211414168</text:p>
          </table:table-cell>
          <table:table-cell office:value-type="float" office:value="0.00208101107287373" calcext:value-type="float">
            <text:p>0.002081011072874</text:p>
          </table:table-cell>
          <table:table-cell office:value-type="float" office:value="0.0021264464052415" calcext:value-type="float">
            <text:p>0.002126446405242</text:p>
          </table:table-cell>
          <table:table-cell office:value-type="float" office:value="0.00217360956667264" calcext:value-type="float">
            <text:p>0.002173609566673</text:p>
          </table:table-cell>
          <table:table-cell office:value-type="float" office:value="0.00222259985491448" calcext:value-type="float">
            <text:p>0.002222599854914</text:p>
          </table:table-cell>
          <table:table-cell office:value-type="float" office:value="0.00227352442438146" calcext:value-type="float">
            <text:p>0.002273524424381</text:p>
          </table:table-cell>
          <table:table-cell office:value-type="float" office:value="0.0023264990887294" calcext:value-type="float">
            <text:p>0.002326499088729</text:p>
          </table:table-cell>
          <table:table-cell office:value-type="float" office:value="0.00238164922466452" calcext:value-type="float">
            <text:p>0.002381649224665</text:p>
          </table:table-cell>
          <table:table-cell office:value-type="float" office:value="0.00243911079228766" calcext:value-type="float">
            <text:p>0.002439110792288</text:p>
          </table:table-cell>
          <table:table-cell office:value-type="float" office:value="0.00249903148999958" calcext:value-type="float">
            <text:p>0.00249903149</text:p>
          </table:table-cell>
          <table:table-cell office:value-type="float" office:value="0.00256157206521388" calcext:value-type="float">
            <text:p>0.002561572065214</text:p>
          </table:table-cell>
          <table:table-cell office:value-type="float" office:value="0.00262690780606868" calcext:value-type="float">
            <text:p>0.002626907806069</text:p>
          </table:table-cell>
          <table:table-cell office:value-type="float" office:value="0.00269523024407978" calcext:value-type="float">
            <text:p>0.00269523024408</text:p>
          </table:table-cell>
          <table:table-cell office:value-type="float" office:value="0.00276674910361066" calcext:value-type="float">
            <text:p>0.002766749103611</text:p>
          </table:table-cell>
          <table:table-cell office:value-type="float" office:value="0.00284169454099531" calcext:value-type="float">
            <text:p>0.002841694540995</text:p>
          </table:table-cell>
          <table:table-cell office:value-type="float" office:value="0.00292031972502404" calcext:value-type="float">
            <text:p>0.002920319725024</text:p>
          </table:table-cell>
          <table:table-cell office:value-type="float" office:value="0.00300290382133641" calcext:value-type="float">
            <text:p>0.003002903821336</text:p>
          </table:table-cell>
          <table:table-cell office:value-type="float" office:value="0.0030897554566452" calcext:value-type="float">
            <text:p>0.003089755456645</text:p>
          </table:table-cell>
          <table:table-cell office:value-type="float" office:value="0.00318121675558396" calcext:value-type="float">
            <text:p>0.003181216755584</text:p>
          </table:table-cell>
          <table:table-cell office:value-type="float" office:value="0.00327766806410234" calcext:value-type="float">
            <text:p>0.003277668064102</text:p>
          </table:table-cell>
          <table:table-cell office:value-type="float" office:value="0.00337953349986793" calcext:value-type="float">
            <text:p>0.003379533499868</text:p>
          </table:table-cell>
          <table:table-cell office:value-type="float" office:value="0.00348728750421518" calcext:value-type="float">
            <text:p>0.003487287504215</text:p>
          </table:table-cell>
          <table:table-cell office:value-type="float" office:value="0.00360146261343734" calcext:value-type="float">
            <text:p>0.003601462613437</text:p>
          </table:table-cell>
          <table:table-cell office:value-type="float" office:value="0.00372265872318288" calcext:value-type="float">
            <text:p>0.003722658723183</text:p>
          </table:table-cell>
          <table:table-cell office:value-type="float" office:value="0.00385155419230365" calcext:value-type="float">
            <text:p>0.003851554192304</text:p>
          </table:table-cell>
          <table:table-cell office:value-type="float" office:value="0.00398891922749857" calcext:value-type="float">
            <text:p>0.003988919227499</text:p>
          </table:table-cell>
          <table:table-cell office:value-type="float" office:value="0.00413563211525416" calcext:value-type="float">
            <text:p>0.004135632115254</text:p>
          </table:table-cell>
          <table:table-cell office:value-type="float" office:value="0.00429269903448881" calcext:value-type="float">
            <text:p>0.004292699034489</text:p>
          </table:table-cell>
          <table:table-cell office:value-type="float" office:value="0.00446127840701445" calcext:value-type="float">
            <text:p>0.004461278407014</text:p>
          </table:table-cell>
          <table:table-cell office:value-type="float" office:value="0.00464271104688569" calcext:value-type="float">
            <text:p>0.004642711046886</text:p>
          </table:table-cell>
          <table:table-cell office:value-type="float" office:value="0.00483855778608719" calcext:value-type="float">
            <text:p>0.004838557786087</text:p>
          </table:table-cell>
          <table:table-cell office:value-type="float" office:value="0.00505064683165583" calcext:value-type="float">
            <text:p>0.005050646831656</text:p>
          </table:table-cell>
          <table:table-cell office:value-type="float" office:value="0.00528113392014128" calcext:value-type="float">
            <text:p>0.005281133920141</text:p>
          </table:table-cell>
          <table:table-cell office:value-type="float" office:value="0.00553257948848183" calcext:value-type="float">
            <text:p>0.005532579488482</text:p>
          </table:table-cell>
          <table:table-cell office:value-type="float" office:value="0.00580804874402499" calcext:value-type="float">
            <text:p>0.005808048744025</text:p>
          </table:table-cell>
          <table:table-cell office:value-type="float" office:value="0.00611124295316661" calcext:value-type="float">
            <text:p>0.006111242953167</text:p>
          </table:table-cell>
          <table:table-cell office:value-type="float" office:value="0.00644667389724071" calcext:value-type="float">
            <text:p>0.006446673897241</text:p>
          </table:table-cell>
          <table:table-cell office:value-type="float" office:value="0.00681989894737482" calcext:value-type="float">
            <text:p>0.006819898947375</text:p>
          </table:table-cell>
          <table:table-cell office:value-type="float" office:value="0.00723784272044408" calcext:value-type="float">
            <text:p>0.007237842720444</text:p>
          </table:table-cell>
          <table:table-cell office:value-type="float" office:value="0.0077092447252872" calcext:value-type="float">
            <text:p>0.007709244725287</text:p>
          </table:table-cell>
          <table:table-cell office:value-type="float" office:value="0.00824529416346135" calcext:value-type="float">
            <text:p>0.008245294163461</text:p>
          </table:table-cell>
          <table:table-cell office:value-type="float" office:value="0.00886054916917559" calcext:value-type="float">
            <text:p>0.008860549169176</text:p>
          </table:table-cell>
          <table:table-cell office:value-type="float" office:value="0.00957429948600318" calcext:value-type="float">
            <text:p>0.009574299486003</text:p>
          </table:table-cell>
          <table:table-cell office:value-type="float" office:value="0.0104126404001381" calcext:value-type="float">
            <text:p>0.010412640400138</text:p>
          </table:table-cell>
          <table:table-cell office:value-type="float" office:value="0.0114117244439814" calcext:value-type="float">
            <text:p>0.011411724443982</text:p>
          </table:table-cell>
          <table:table-cell office:value-type="float" office:value="0.0126230343061692" calcext:value-type="float">
            <text:p>0.012623034306169</text:p>
          </table:table-cell>
          <table:table-cell office:value-type="float" office:value="0.0141222655818193" calcext:value-type="float">
            <text:p>0.014122265581819</text:p>
          </table:table-cell>
          <table:table-cell office:value-type="float" office:value="0.0160249462422104" calcext:value-type="float">
            <text:p>0.01602494624221</text:p>
          </table:table-cell>
          <table:table-cell office:value-type="float" office:value="0.018515227141054" calcext:value-type="float">
            <text:p>0.018515227141054</text:p>
          </table:table-cell>
          <table:table-cell office:value-type="float" office:value="0.0219015758977153" calcext:value-type="float">
            <text:p>0.021901575897715</text:p>
          </table:table-cell>
          <table:table-cell office:value-type="float" office:value="0.0267287052193761" calcext:value-type="float">
            <text:p>0.026728705219376</text:p>
          </table:table-cell>
          <table:table-cell office:value-type="float" office:value="0.0339994517842265" calcext:value-type="float">
            <text:p>0.033999451784227</text:p>
          </table:table-cell>
          <table:table-cell office:value-type="float" office:value="0.0455106803107356" calcext:value-type="float">
            <text:p>0.045510680310736</text:p>
          </table:table-cell>
          <table:table-cell office:value-type="float" office:value="0.063515222093149" calcext:value-type="float">
            <text:p>0.063515222093149</text:p>
          </table:table-cell>
          <table:table-cell office:value-type="float" office:value="0.0866352678411544" calcext:value-type="float">
            <text:p>0.086635267841154</text:p>
          </table:table-cell>
          <table:table-cell office:value-type="float" office:value="0.107042987648297" calcext:value-type="float">
            <text:p>0.107042987648297</text:p>
          </table:table-cell>
          <table:table-cell office:value-type="float" office:value="0.120809053326592" calcext:value-type="float">
            <text:p>0.120809053326592</text:p>
          </table:table-cell>
          <table:table-cell office:value-type="float" office:value="0.129644751167792" calcext:value-type="float">
            <text:p>0.129644751167792</text:p>
          </table:table-cell>
          <table:table-cell office:value-type="float" office:value="0.135606392918194" calcext:value-type="float">
            <text:p>0.135606392918194</text:p>
          </table:table-cell>
          <table:table-cell office:value-type="float" office:value="0.139906384714933" calcext:value-type="float">
            <text:p>0.139906384714933</text:p>
          </table:table-cell>
          <table:table-cell office:value-type="float" office:value="0.143199701282358" calcext:value-type="float">
            <text:p>0.143199701282358</text:p>
          </table:table-cell>
          <table:table-cell office:value-type="float" office:value="0.145850588672565" calcext:value-type="float">
            <text:p>0.145850588672565</text:p>
          </table:table-cell>
          <table:table-cell office:value-type="float" office:value="0.148072377998689" calcext:value-type="float">
            <text:p>0.148072377998689</text:p>
          </table:table-cell>
          <table:table-cell office:value-type="float" office:value="0.149996637019303" calcext:value-type="float">
            <text:p>0.149996637019303</text:p>
          </table:table-cell>
          <table:table-cell office:value-type="float" office:value="0.151708349814335" calcext:value-type="float">
            <text:p>0.151708349814335</text:p>
          </table:table-cell>
          <table:table-cell office:value-type="float" office:value="0.15326467222817" calcext:value-type="float">
            <text:p>0.15326467222817</text:p>
          </table:table-cell>
          <table:table-cell office:value-type="float" office:value="0.154705424384687" calcext:value-type="float">
            <text:p>0.154705424384687</text:p>
          </table:table-cell>
          <table:table-cell office:value-type="float" office:value="0.156059228947603" calcext:value-type="float">
            <text:p>0.156059228947603</text:p>
          </table:table-cell>
          <table:table-cell office:value-type="float" office:value="0.157347249720264" calcext:value-type="float">
            <text:p>0.157347249720264</text:p>
          </table:table-cell>
          <table:table-cell office:value-type="float" office:value="0.158585552709984" calcext:value-type="float">
            <text:p>0.158585552709984</text:p>
          </table:table-cell>
          <table:table-cell office:value-type="float" office:value="0.159786647329503" calcext:value-type="float">
            <text:p>0.159786647329503</text:p>
          </table:table-cell>
          <table:table-cell office:value-type="float" office:value="0.160960524188777" calcext:value-type="float">
            <text:p>0.160960524188777</text:p>
          </table:table-cell>
          <table:table-cell office:value-type="float" office:value="0.162115375727535" calcext:value-type="float">
            <text:p>0.162115375727535</text:p>
          </table:table-cell>
          <table:table-cell office:value-type="float" office:value="0.163258113219686" calcext:value-type="float">
            <text:p>0.163258113219686</text:p>
          </table:table-cell>
          <table:table-cell office:value-type="float" office:value="0.164394751901158" calcext:value-type="float">
            <text:p>0.164394751901158</text:p>
          </table:table-cell>
          <table:table-cell office:value-type="float" office:value="0.165530711502077" calcext:value-type="float">
            <text:p>0.165530711502077</text:p>
          </table:table-cell>
          <table:table-cell office:value-type="float" office:value="0.166671065104713" calcext:value-type="float">
            <text:p>0.166671065104713</text:p>
          </table:table-cell>
          <table:table-cell office:value-type="float" office:value="0.167820761148401" calcext:value-type="float">
            <text:p>0.167820761148401</text:p>
          </table:table-cell>
          <table:table-cell office:value-type="float" office:value="0.168984839553154" calcext:value-type="float">
            <text:p>0.168984839553154</text:p>
          </table:table-cell>
          <table:table-cell office:value-type="float" office:value="0.170168662447686" calcext:value-type="float">
            <text:p>0.170168662447686</text:p>
          </table:table-cell>
          <table:table-cell office:value-type="float" office:value="0.171378182798911" calcext:value-type="float">
            <text:p>0.171378182798911</text:p>
          </table:table-cell>
          <table:table-cell office:value-type="float" office:value="0.172620281090536" calcext:value-type="float">
            <text:p>0.172620281090536</text:p>
          </table:table-cell>
          <table:table-cell office:value-type="float" office:value="0.173903212904453" calcext:value-type="float">
            <text:p>0.173903212904453</text:p>
          </table:table-cell>
          <table:table-cell office:value-type="float" office:value="0.175237232385123" calcext:value-type="float">
            <text:p>0.175237232385123</text:p>
          </table:table-cell>
          <table:table-cell office:value-type="float" office:value="0.176635494847054" calcext:value-type="float">
            <text:p>0.176635494847054</text:p>
          </table:table-cell>
          <table:table-cell office:value-type="float" office:value="0.178115409044739" calcext:value-type="float">
            <text:p>0.178115409044739</text:p>
          </table:table-cell>
          <table:table-cell office:value-type="float" office:value="0.17970073093685" calcext:value-type="float">
            <text:p>0.17970073093685</text:p>
          </table:table-cell>
          <table:table-cell office:value-type="float" office:value="0.181424916827395" calcext:value-type="float">
            <text:p>0.181424916827395</text:p>
          </table:table-cell>
          <table:table-cell office:value-type="float" office:value="0.183336690929062" calcext:value-type="float">
            <text:p>0.183336690929062</text:p>
          </table:table-cell>
          <table:table-cell office:value-type="float" office:value="0.185509662841959" calcext:value-type="float">
            <text:p>0.185509662841959</text:p>
          </table:table-cell>
          <table:table-cell office:value-type="float" office:value="0.18805968009844" calcext:value-type="float">
            <text:p>0.18805968009844</text:p>
          </table:table-cell>
          <table:table-cell office:value-type="float" office:value="0.191177642428621" calcext:value-type="float">
            <text:p>0.191177642428621</text:p>
          </table:table-cell>
          <table:table-cell office:value-type="float" office:value="0.19519454399807" calcext:value-type="float">
            <text:p>0.19519454399807</text:p>
          </table:table-cell>
          <table:table-cell office:value-type="float" office:value="0.200715002858176" calcext:value-type="float">
            <text:p>0.200715002858176</text:p>
          </table:table-cell>
          <table:table-cell office:value-type="float" office:value="0.208885754559521" calcext:value-type="float">
            <text:p>0.208885754559521</text:p>
          </table:table-cell>
          <table:table-cell office:value-type="float" office:value="0.221795009005657" calcext:value-type="float">
            <text:p>0.221795009005657</text:p>
          </table:table-cell>
          <table:table-cell office:value-type="float" office:value="0.241861140071382" calcext:value-type="float">
            <text:p>0.241861140071382</text:p>
          </table:table-cell>
          <table:table-cell office:value-type="float" office:value="0.265090997808764" calcext:value-type="float">
            <text:p>0.265090997808764</text:p>
          </table:table-cell>
          <table:table-cell office:value-type="float" office:value="0.276878792325941" calcext:value-type="float">
            <text:p>0.276878792325941</text:p>
          </table:table-cell>
          <table:table-cell office:value-type="float" office:value="0.275706501247744" calcext:value-type="float">
            <text:p>0.275706501247744</text:p>
          </table:table-cell>
          <table:table-cell office:value-type="float" office:value="0.27037009567272" calcext:value-type="float">
            <text:p>0.27037009567272</text:p>
          </table:table-cell>
          <table:table-cell office:value-type="float" office:value="0.265060551704829" calcext:value-type="float">
            <text:p>0.265060551704829</text:p>
          </table:table-cell>
          <table:table-cell office:value-type="float" office:value="0.260706738350842" calcext:value-type="float">
            <text:p>0.260706738350842</text:p>
          </table:table-cell>
          <table:table-cell office:value-type="float" office:value="0.257322137851838" calcext:value-type="float">
            <text:p>0.257322137851838</text:p>
          </table:table-cell>
          <table:table-cell office:value-type="float" office:value="0.254744414877558" calcext:value-type="float">
            <text:p>0.254744414877558</text:p>
          </table:table-cell>
          <table:table-cell office:value-type="float" office:value="0.252811098530629" calcext:value-type="float">
            <text:p>0.252811098530629</text:p>
          </table:table-cell>
          <table:table-cell office:value-type="float" office:value="0.25139176019451" calcext:value-type="float">
            <text:p>0.25139176019451</text:p>
          </table:table-cell>
          <table:table-cell office:value-type="float" office:value="0.250387197535776" calcext:value-type="float">
            <text:p>0.250387197535776</text:p>
          </table:table-cell>
          <table:table-cell office:value-type="float" office:value="0.249722746485837" calcext:value-type="float">
            <text:p>0.249722746485837</text:p>
          </table:table-cell>
          <table:table-cell office:value-type="float" office:value="0.249341975478263" calcext:value-type="float">
            <text:p>0.249341975478263</text:p>
          </table:table-cell>
          <table:table-cell office:value-type="float" office:value="0.249201837077424" calcext:value-type="float">
            <text:p>0.249201837077424</text:p>
          </table:table-cell>
          <table:table-cell office:value-type="float" office:value="0.249269147883957" calcext:value-type="float">
            <text:p>0.249269147883957</text:p>
          </table:table-cell>
          <table:table-cell office:value-type="float" office:value="0.249518070752591" calcext:value-type="float">
            <text:p>0.249518070752591</text:p>
          </table:table-cell>
          <table:table-cell office:value-type="float" office:value="0.249928311885925" calcext:value-type="float">
            <text:p>0.249928311885925</text:p>
          </table:table-cell>
          <table:table-cell office:value-type="float" office:value="0.250483819695732" calcext:value-type="float">
            <text:p>0.250483819695732</text:p>
          </table:table-cell>
          <table:table-cell office:value-type="float" office:value="0.251171835870888" calcext:value-type="float">
            <text:p>0.251171835870888</text:p>
          </table:table-cell>
          <table:table-cell office:value-type="float" office:value="0.251982195458803" calcext:value-type="float">
            <text:p>0.251982195458803</text:p>
          </table:table-cell>
          <table:table-cell office:value-type="float" office:value="0.252906804862156" calcext:value-type="float">
            <text:p>0.252906804862156</text:p>
          </table:table-cell>
          <table:table-cell office:value-type="float" office:value="0.25393924848763" calcext:value-type="float">
            <text:p>0.25393924848763</text:p>
          </table:table-cell>
          <table:table-cell office:value-type="float" office:value="0.255074489605723" calcext:value-type="float">
            <text:p>0.255074489605723</text:p>
          </table:table-cell>
          <table:table-cell office:value-type="float" office:value="0.256308641093143" calcext:value-type="float">
            <text:p>0.256308641093143</text:p>
          </table:table-cell>
          <table:table-cell office:value-type="float" office:value="0.257638788688094" calcext:value-type="float">
            <text:p>0.257638788688094</text:p>
          </table:table-cell>
          <table:table-cell office:value-type="float" office:value="0.259062854227632" calcext:value-type="float">
            <text:p>0.259062854227632</text:p>
          </table:table-cell>
          <table:table-cell office:value-type="float" office:value="0.260579489739511" calcext:value-type="float">
            <text:p>0.260579489739511</text:p>
          </table:table-cell>
          <table:table-cell office:value-type="float" office:value="0.262187995683187" calcext:value-type="float">
            <text:p>0.262187995683187</text:p>
          </table:table-cell>
          <table:table-cell office:value-type="float" office:value="0.263888258379932" calcext:value-type="float">
            <text:p>0.263888258379932</text:p>
          </table:table-cell>
          <table:table-cell office:value-type="float" office:value="0.265680702945785" calcext:value-type="float">
            <text:p>0.265680702945785</text:p>
          </table:table-cell>
          <table:table-cell office:value-type="float" office:value="0.267566258983388" calcext:value-type="float">
            <text:p>0.267566258983388</text:p>
          </table:table-cell>
          <table:table-cell office:value-type="float" office:value="0.269546336996387" calcext:value-type="float">
            <text:p>0.269546336996387</text:p>
          </table:table-cell>
          <table:table-cell office:value-type="float" office:value="0.271622814030598" calcext:value-type="float">
            <text:p>0.271622814030598</text:p>
          </table:table-cell>
          <table:table-cell office:value-type="float" office:value="0.273798027467342" calcext:value-type="float">
            <text:p>0.273798027467342</text:p>
          </table:table-cell>
          <table:table-cell office:value-type="float" office:value="0.276074776230822" calcext:value-type="float">
            <text:p>0.276074776230822</text:p>
          </table:table-cell>
          <table:table-cell office:value-type="float" office:value="0.27845632894822" calcext:value-type="float">
            <text:p>0.27845632894822</text:p>
          </table:table-cell>
          <table:table-cell office:value-type="float" office:value="0.280946438837506" calcext:value-type="float">
            <text:p>0.280946438837506</text:p>
          </table:table-cell>
          <table:table-cell office:value-type="float" office:value="0.283549365308363" calcext:value-type="float">
            <text:p>0.283549365308363</text:p>
          </table:table-cell>
          <table:table-cell office:value-type="float" office:value="0.286269902458165" calcext:value-type="float">
            <text:p>0.286269902458165</text:p>
          </table:table-cell>
          <table:table-cell office:value-type="float" office:value="0.28911341483786" calcext:value-type="float">
            <text:p>0.28911341483786</text:p>
          </table:table-cell>
          <table:table-cell office:value-type="float" office:value="0.29208588106113" calcext:value-type="float">
            <text:p>0.29208588106113</text:p>
          </table:table-cell>
          <table:table-cell office:value-type="float" office:value="0.295193946043731" calcext:value-type="float">
            <text:p>0.295193946043731</text:p>
          </table:table-cell>
          <table:table-cell office:value-type="float" office:value="0.298444982897946" calcext:value-type="float">
            <text:p>0.298444982897946</text:p>
          </table:table-cell>
          <table:table-cell office:value-type="float" office:value="0.301847165780623" calcext:value-type="float">
            <text:p>0.301847165780623</text:p>
          </table:table-cell>
          <table:table-cell office:value-type="float" office:value="0.305409555314941" calcext:value-type="float">
            <text:p>0.305409555314941</text:p>
          </table:table-cell>
          <table:table-cell office:value-type="float" office:value="0.309142198591451" calcext:value-type="float">
            <text:p>0.309142198591451</text:p>
          </table:table-cell>
          <table:table-cell office:value-type="float" office:value="0.313056246222426" calcext:value-type="float">
            <text:p>0.313056246222426</text:p>
          </table:table-cell>
          <table:table-cell office:value-type="float" office:value="0.317164089499862" calcext:value-type="float">
            <text:p>0.317164089499862</text:p>
          </table:table-cell>
          <table:table-cell office:value-type="float" office:value="0.321479521423572" calcext:value-type="float">
            <text:p>0.321479521423572</text:p>
          </table:table-cell>
          <table:table-cell office:value-type="float" office:value="0.326017926263646" calcext:value-type="float">
            <text:p>0.326017926263646</text:p>
          </table:table-cell>
          <table:table-cell office:value-type="float" office:value="0.330796503456367" calcext:value-type="float">
            <text:p>0.330796503456367</text:p>
          </table:table-cell>
          <table:table-cell office:value-type="float" office:value="0.335834533078582" calcext:value-type="float">
            <text:p>0.335834533078582</text:p>
          </table:table-cell>
          <table:table-cell office:value-type="float" office:value="0.341153692001883" calcext:value-type="float">
            <text:p>0.341153692001883</text:p>
          </table:table-cell>
          <table:table-cell office:value-type="float" office:value="0.346778432230316" calcext:value-type="float">
            <text:p>0.346778432230316</text:p>
          </table:table-cell>
          <table:table-cell office:value-type="float" office:value="0.352736436058868" calcext:value-type="float">
            <text:p>0.352736436058868</text:p>
          </table:table-cell>
          <table:table-cell office:value-type="float" office:value="0.359059166811556" calcext:value-type="float">
            <text:p>0.359059166811556</text:p>
          </table:table-cell>
          <table:table-cell office:value-type="float" office:value="0.365782539385548" calcext:value-type="float">
            <text:p>0.365782539385548</text:p>
          </table:table-cell>
          <table:table-cell office:value-type="float" office:value="0.372947742146545" calcext:value-type="float">
            <text:p>0.372947742146545</text:p>
          </table:table-cell>
          <table:table-cell office:value-type="float" office:value="0.380602251609754" calcext:value-type="float">
            <text:p>0.380602251609754</text:p>
          </table:table-cell>
          <table:table-cell office:value-type="float" office:value="0.388801094834275" calcext:value-type="float">
            <text:p>0.388801094834275</text:p>
          </table:table-cell>
          <table:table-cell office:value-type="float" office:value="0.397608433059599" calcext:value-type="float">
            <text:p>0.397608433059599</text:p>
          </table:table-cell>
          <table:table-cell office:value-type="float" office:value="0.407099566027017" calcext:value-type="float">
            <text:p>0.407099566027017</text:p>
          </table:table-cell>
          <table:table-cell office:value-type="float" office:value="0.417363492926126" calcext:value-type="float">
            <text:p>0.417363492926126</text:p>
          </table:table-cell>
          <table:table-cell office:value-type="float" office:value="0.428506217877381" calcext:value-type="float">
            <text:p>0.428506217877381</text:p>
          </table:table-cell>
          <table:table-cell office:value-type="float" office:value="0.440655062669661" calcext:value-type="float">
            <text:p>0.440655062669661</text:p>
          </table:table-cell>
          <table:table-cell office:value-type="float" office:value="0.453964358243177" calcext:value-type="float">
            <text:p>0.453964358243177</text:p>
          </table:table-cell>
          <table:table-cell office:value-type="float" office:value="0.468623045893732" calcext:value-type="float">
            <text:p>0.468623045893732</text:p>
          </table:table-cell>
          <table:table-cell office:value-type="float" office:value="0.484864954160527" calcext:value-type="float">
            <text:p>0.484864954160527</text:p>
          </table:table-cell>
          <table:table-cell office:value-type="float" office:value="0.502982862804031" calcext:value-type="float">
            <text:p>0.502982862804031</text:p>
          </table:table-cell>
          <table:table-cell office:value-type="float" office:value="0.523347964380534" calcext:value-type="float">
            <text:p>0.523347964380534</text:p>
          </table:table-cell>
          <table:table-cell office:value-type="float" office:value="0.546437017966614" calcext:value-type="float">
            <text:p>0.546437017966614</text:p>
          </table:table-cell>
          <table:table-cell office:value-type="float" office:value="0.572870289691714" calcext:value-type="float">
            <text:p>0.572870289691714</text:p>
          </table:table-cell>
          <table:table-cell office:value-type="float" office:value="0.603463789463013" calcext:value-type="float">
            <text:p>0.603463789463013</text:p>
          </table:table-cell>
          <table:table-cell office:value-type="float" office:value="0.639297194157559" calcext:value-type="float">
            <text:p>0.639297194157559</text:p>
          </table:table-cell>
          <table:table-cell office:value-type="float" office:value="0.68178588380824" calcext:value-type="float">
            <text:p>0.68178588380824</text:p>
          </table:table-cell>
          <table:table-cell office:value-type="float" office:value="0.732689763944778" calcext:value-type="float">
            <text:p>0.732689763944778</text:p>
          </table:table-cell>
          <table:table-cell office:value-type="float" office:value="0.793766908455639" calcext:value-type="float">
            <text:p>0.793766908455639</text:p>
          </table:table-cell>
          <table:table-cell office:value-type="float" office:value="0.86488238178761" calcext:value-type="float">
            <text:p>0.86488238178761</text:p>
          </table:table-cell>
          <table:table-cell office:value-type="float" office:value="0.936046825004589" calcext:value-type="float">
            <text:p>0.936046825004589</text:p>
          </table:table-cell>
          <table:table-cell office:value-type="float" office:value="0.962154088395281" calcext:value-type="float">
            <text:p>0.962154088395281</text:p>
          </table:table-cell>
          <table:table-cell office:value-type="float" office:value="0.84852510225499" calcext:value-type="float">
            <text:p>0.84852510225499</text:p>
          </table:table-cell>
          <table:table-cell office:value-type="float" office:value="0.611510555173589" calcext:value-type="float">
            <text:p>0.611510555173589</text:p>
          </table:table-cell>
          <table:table-cell office:value-type="float" office:value="0.40835055800436" calcext:value-type="float">
            <text:p>0.40835055800436</text:p>
          </table:table-cell>
          <table:table-cell office:value-type="float" office:value="0.282040220709684" calcext:value-type="float">
            <text:p>0.282040220709684</text:p>
          </table:table-cell>
          <table:table-cell office:value-type="float" office:value="0.20655463146505" calcext:value-type="float">
            <text:p>0.20655463146505</text:p>
          </table:table-cell>
          <table:table-cell office:value-type="float" office:value="0.15942304677042" calcext:value-type="float">
            <text:p>0.15942304677042</text:p>
          </table:table-cell>
          <table:table-cell office:value-type="float" office:value="0.128309682128915" calcext:value-type="float">
            <text:p>0.128309682128915</text:p>
          </table:table-cell>
          <table:table-cell office:value-type="float" office:value="0.106714692308965" calcext:value-type="float">
            <text:p>0.106714692308965</text:p>
          </table:table-cell>
          <table:table-cell office:value-type="float" office:value="0.0910838973418779" calcext:value-type="float">
            <text:p>0.091083897341878</text:p>
          </table:table-cell>
          <table:table-cell office:value-type="float" office:value="0.0793714019186036" calcext:value-type="float">
            <text:p>0.079371401918604</text:p>
          </table:table-cell>
          <table:table-cell office:value-type="float" office:value="0.0703394866055801" calcext:value-type="float">
            <text:p>0.07033948660558</text:p>
          </table:table-cell>
          <table:table-cell office:value-type="float" office:value="0.0632054427770059" calcext:value-type="float">
            <text:p>0.063205442777006</text:p>
          </table:table-cell>
          <table:table-cell office:value-type="float" office:value="0.0574548653186261" calcext:value-type="float">
            <text:p>0.057454865318626</text:p>
          </table:table-cell>
          <table:table-cell office:value-type="float" office:value="0.0527382288799415" calcext:value-type="float">
            <text:p>0.052738228879942</text:p>
          </table:table-cell>
          <table:table-cell office:value-type="float" office:value="0.0488110809833343" calcext:value-type="float">
            <text:p>0.048811080983334</text:p>
          </table:table-cell>
          <table:table-cell office:value-type="float" office:value="0.0454980978990582" calcext:value-type="float">
            <text:p>0.045498097899058</text:p>
          </table:table-cell>
          <table:table-cell office:value-type="float" office:value="0.0426707286202943" calcext:value-type="float">
            <text:p>0.042670728620294</text:p>
          </table:table-cell>
          <table:table-cell office:value-type="float" office:value="0.040232860218341" calcext:value-type="float">
            <text:p>0.040232860218341</text:p>
          </table:table-cell>
          <table:table-cell office:value-type="float" office:value="0.038111373851667" calcext:value-type="float">
            <text:p>0.038111373851667</text:p>
          </table:table-cell>
          <table:table-cell office:value-type="float" office:value="0.0362497701207579" calcext:value-type="float">
            <text:p>0.036249770120758</text:p>
          </table:table-cell>
          <table:table-cell office:value-type="float" office:value="0.0346037713161806" calcext:value-type="float">
            <text:p>0.034603771316181</text:p>
          </table:table-cell>
          <table:table-cell office:value-type="float" office:value="0.0331382268945857" calcext:value-type="float">
            <text:p>0.033138226894586</text:p>
          </table:table-cell>
          <table:table-cell office:value-type="float" office:value="0.0318248961735301" calcext:value-type="float">
            <text:p>0.03182489617353</text:p>
          </table:table-cell>
          <table:table-cell office:value-type="float" office:value="0.0306408325534512" calcext:value-type="float">
            <text:p>0.030640832553451</text:p>
          </table:table-cell>
          <table:table-cell office:value-type="float" office:value="0.0295671869681251" calcext:value-type="float">
            <text:p>0.029567186968125</text:p>
          </table:table-cell>
          <table:table-cell office:value-type="float" office:value="0.0285883074929021" calcext:value-type="float">
            <text:p>0.028588307492902</text:p>
          </table:table-cell>
          <table:table-cell office:value-type="float" office:value="0.0276910502398035" calcext:value-type="float">
            <text:p>0.027691050239804</text:p>
          </table:table-cell>
          <table:table-cell office:value-type="float" office:value="0.0268642415769802" calcext:value-type="float">
            <text:p>0.02686424157698</text:p>
          </table:table-cell>
          <table:table-cell office:value-type="float" office:value="0.0260982479346693" calcext:value-type="float">
            <text:p>0.026098247934669</text:p>
          </table:table-cell>
          <table:table-cell office:value-type="float" office:value="0.0253846197134489" calcext:value-type="float">
            <text:p>0.025384619713449</text:p>
          </table:table-cell>
          <table:table-cell office:value-type="float" office:value="0.0247157815619844" calcext:value-type="float">
            <text:p>0.024715781561984</text:p>
          </table:table-cell>
          <table:table-cell office:value-type="float" office:value="0.0240847430428736" calcext:value-type="float">
            <text:p>0.024084743042874</text:p>
          </table:table-cell>
          <table:table-cell office:value-type="float" office:value="0.0234848009533313" calcext:value-type="float">
            <text:p>0.023484800953331</text:p>
          </table:table-cell>
          <table:table-cell office:value-type="float" office:value="0.0229091953512584" calcext:value-type="float">
            <text:p>0.022909195351259</text:p>
          </table:table-cell>
          <table:table-cell office:value-type="float" office:value="0.0223506610224223" calcext:value-type="float">
            <text:p>0.022350661022422</text:p>
          </table:table-cell>
          <table:table-cell office:value-type="float" office:value="0.0218007745169921" calcext:value-type="float">
            <text:p>0.021800774516992</text:p>
          </table:table-cell>
          <table:table-cell office:value-type="float" office:value="0.0212489114031202" calcext:value-type="float">
            <text:p>0.02124891140312</text:p>
          </table:table-cell>
          <table:table-cell office:value-type="float" office:value="0.0206804477165149" calcext:value-type="float">
            <text:p>0.020680447716515</text:p>
          </table:table-cell>
          <table:table-cell office:value-type="float" office:value="0.0200734451857722" calcext:value-type="float">
            <text:p>0.020073445185772</text:p>
          </table:table-cell>
          <table:table-cell office:value-type="float" office:value="0.0193921883674732" calcext:value-type="float">
            <text:p>0.019392188367473</text:p>
          </table:table-cell>
          <table:table-cell office:value-type="float" office:value="0.018574163975145" calcext:value-type="float">
            <text:p>0.018574163975145</text:p>
          </table:table-cell>
          <table:table-cell office:value-type="float" office:value="0.0175052581456115" calcext:value-type="float">
            <text:p>0.017505258145612</text:p>
          </table:table-cell>
          <table:table-cell office:value-type="float" office:value="0.0159931212932319" calcext:value-type="float">
            <text:p>0.015993121293232</text:p>
          </table:table-cell>
          <table:table-cell office:value-type="float" office:value="0.0138775924578415" calcext:value-type="float">
            <text:p>0.013877592457842</text:p>
          </table:table-cell>
          <table:table-cell office:value-type="float" office:value="0.0115226095970433" calcext:value-type="float">
            <text:p>0.011522609597043</text:p>
          </table:table-cell>
          <table:table-cell office:value-type="float" office:value="0.00965436350947835" calcext:value-type="float">
            <text:p>0.009654363509478</text:p>
          </table:table-cell>
          <table:table-cell office:value-type="float" office:value="0.0083999717822853" calcext:value-type="float">
            <text:p>0.008399971782285</text:p>
          </table:table-cell>
          <table:table-cell office:value-type="float" office:value="0.00754937083912611" calcext:value-type="float">
            <text:p>0.007549370839126</text:p>
          </table:table-cell>
          <table:table-cell office:value-type="float" office:value="0.00693492697583324" calcext:value-type="float">
            <text:p>0.006934926975833</text:p>
          </table:table-cell>
          <table:table-cell office:value-type="float" office:value="0.00646283200723459" calcext:value-type="float">
            <text:p>0.006462832007235</text:p>
          </table:table-cell>
          <table:table-cell office:value-type="float" office:value="0.00608189275118544" calcext:value-type="float">
            <text:p>0.006081892751185</text:p>
          </table:table-cell>
          <table:table-cell office:value-type="float" office:value="0.00576291364260019" calcext:value-type="float">
            <text:p>0.0057629136426</text:p>
          </table:table-cell>
          <table:table-cell office:value-type="float" office:value="0.00548829384184912" calcext:value-type="float">
            <text:p>0.005488293841849</text:p>
          </table:table-cell>
          <table:table-cell office:value-type="float" office:value="0.00524684883534713" calcext:value-type="float">
            <text:p>0.005246848835347</text:p>
          </table:table-cell>
          <table:table-cell office:value-type="float" office:value="0.00503113176368478" calcext:value-type="float">
            <text:p>0.005031131763685</text:p>
          </table:table-cell>
          <table:table-cell office:value-type="float" office:value="0.00483597875099175" calcext:value-type="float">
            <text:p>0.004835978750992</text:p>
          </table:table-cell>
          <table:table-cell office:value-type="float" office:value="0.00465768046186328" calcext:value-type="float">
            <text:p>0.004657680461863</text:p>
          </table:table-cell>
          <table:table-cell office:value-type="float" office:value="0.00449348936232965" calcext:value-type="float">
            <text:p>0.00449348936233</text:p>
          </table:table-cell>
          <table:table-cell office:value-type="float" office:value="0.004341315062911" calcext:value-type="float">
            <text:p>0.004341315062911</text:p>
          </table:table-cell>
          <table:table-cell office:value-type="float" office:value="0.00419952935284236" calcext:value-type="float">
            <text:p>0.004199529352842</text:p>
          </table:table-cell>
          <table:table-cell office:value-type="float" office:value="0.00406683755407644" calcext:value-type="float">
            <text:p>0.004066837554076</text:p>
          </table:table-cell>
          <table:table-cell office:value-type="float" office:value="0.00394219128593596" calcext:value-type="float">
            <text:p>0.003942191285936</text:p>
          </table:table-cell>
          <table:table-cell office:value-type="float" office:value="0.00382472784435761" calcext:value-type="float">
            <text:p>0.003824727844358</text:p>
          </table:table-cell>
          <table:table-cell office:value-type="float" office:value="0.00371372713588239" calcext:value-type="float">
            <text:p>0.003713727135882</text:p>
          </table:table-cell>
          <table:table-cell office:value-type="float" office:value="0.00360858046493246" calcext:value-type="float">
            <text:p>0.003608580464932</text:p>
          </table:table-cell>
          <table:table-cell office:value-type="float" office:value="0.00350876749636105" calcext:value-type="float">
            <text:p>0.003508767496361</text:p>
          </table:table-cell>
          <table:table-cell office:value-type="float" office:value="0.00341383896660932" calcext:value-type="float">
            <text:p>0.003413838966609</text:p>
          </table:table-cell>
          <table:table-cell office:value-type="float" office:value="0.00332340350925524" calcext:value-type="float">
            <text:p>0.003323403509255</text:p>
          </table:table-cell>
          <table:table-cell office:value-type="float" office:value="0.00323711747355032" calcext:value-type="float">
            <text:p>0.00323711747355</text:p>
          </table:table-cell>
          <table:table-cell office:value-type="float" office:value="0.00315467695308144" calcext:value-type="float">
            <text:p>0.003154676953081</text:p>
          </table:table-cell>
          <table:table-cell office:value-type="float" office:value="0.00307581146925528" calcext:value-type="float">
            <text:p>0.003075811469255</text:p>
          </table:table-cell>
          <table:table-cell office:value-type="float" office:value="0.00300027890989787" calcext:value-type="float">
            <text:p>0.003000278909898</text:p>
          </table:table-cell>
          <table:table-cell office:value-type="float" office:value="0.0029278614313042" calcext:value-type="float">
            <text:p>0.002927861431304</text:p>
          </table:table-cell>
          <table:table-cell office:value-type="float" office:value="0.00285836210816789" calcext:value-type="float">
            <text:p>0.002858362108168</text:p>
          </table:table-cell>
          <table:table-cell office:value-type="float" office:value="0.00279160217020607" calcext:value-type="float">
            <text:p>0.002791602170206</text:p>
          </table:table-cell>
          <table:table-cell office:value-type="float" office:value="0.00272741870353507" calcext:value-type="float">
            <text:p>0.002727418703535</text:p>
          </table:table-cell>
          <table:table-cell office:value-type="float" office:value="0.00266566272367297" calcext:value-type="float">
            <text:p>0.002665662723673</text:p>
          </table:table-cell>
          <table:table-cell office:value-type="float" office:value="0.00260619754823616" calcext:value-type="float">
            <text:p>0.002606197548236</text:p>
          </table:table-cell>
          <table:table-cell office:value-type="float" office:value="0.00254889741335738" calcext:value-type="float">
            <text:p>0.002548897413357</text:p>
          </table:table-cell>
          <table:table-cell office:value-type="float" office:value="0.00249364628980831" calcext:value-type="float">
            <text:p>0.002493646289808</text:p>
          </table:table-cell>
          <table:table-cell office:value-type="float" office:value="0.00244033686396946" calcext:value-type="float">
            <text:p>0.002440336863969</text:p>
          </table:table-cell>
          <table:table-cell office:value-type="float" office:value="0.00238886965580379" calcext:value-type="float">
            <text:p>0.002388869655804</text:p>
          </table:table-cell>
          <table:table-cell office:value-type="float" office:value="0.00233915225144784" calcext:value-type="float">
            <text:p>0.002339152251448</text:p>
          </table:table-cell>
          <table:table-cell office:value-type="float" office:value="0.00229109863225552" calcext:value-type="float">
            <text:p>0.002291098632256</text:p>
          </table:table-cell>
          <table:table-cell office:value-type="float" office:value="0.00224462858551616" calcext:value-type="float">
            <text:p>0.002244628585516</text:p>
          </table:table-cell>
          <table:table-cell office:value-type="float" office:value="0.00219966718467858" calcext:value-type="float">
            <text:p>0.002199667184679</text:p>
          </table:table-cell>
          <table:table-cell office:value-type="float" office:value="0.00215614432905536" calcext:value-type="float">
            <text:p>0.002156144329055</text:p>
          </table:table-cell>
          <table:table-cell office:value-type="float" office:value="0.00211399433466995" calcext:value-type="float">
            <text:p>0.00211399433467</text:p>
          </table:table-cell>
          <table:table-cell office:value-type="float" office:value="0.00207315556928041" calcext:value-type="float">
            <text:p>0.00207315556928</text:p>
          </table:table-cell>
          <table:table-cell office:value-type="float" office:value="0.00203357012573126" calcext:value-type="float">
            <text:p>0.002033570125731</text:p>
          </table:table-cell>
          <table:table-cell office:value-type="float" office:value="0.00199518352871214" calcext:value-type="float">
            <text:p>0.001995183528712</text:p>
          </table:table-cell>
          <table:table-cell office:value-type="float" office:value="0.00195794447071519" calcext:value-type="float">
            <text:p>0.001957944470715</text:p>
          </table:table-cell>
          <table:table-cell office:value-type="float" office:value="0.00192180457365165" calcext:value-type="float">
            <text:p>0.001921804573652</text:p>
          </table:table-cell>
          <table:table-cell office:value-type="float" office:value="0.00188671817305469" calcext:value-type="float">
            <text:p>0.001886718173055</text:p>
          </table:table-cell>
          <table:table-cell office:value-type="float" office:value="0.00185264212226654" calcext:value-type="float">
            <text:p>0.001852642122267</text:p>
          </table:table-cell>
          <table:table-cell office:value-type="float" office:value="0.00181953561434462" calcext:value-type="float">
            <text:p>0.001819535614345</text:p>
          </table:table-cell>
          <table:table-cell office:value-type="float" office:value="0.00178736001971134" calcext:value-type="float">
            <text:p>0.001787360019711</text:p>
          </table:table-cell>
          <table:table-cell office:value-type="float" office:value="0.00175607873788423" calcext:value-type="float">
            <text:p>0.001756078737884</text:p>
          </table:table-cell>
          <table:table-cell office:value-type="float" office:value="0.00172565706176527" calcext:value-type="float">
            <text:p>0.001725657061765</text:p>
          </table:table-cell>
          <table:table-cell office:value-type="float" office:value="0.00169606205321307" calcext:value-type="float">
            <text:p>0.001696062053213</text:p>
          </table:table-cell>
          <table:table-cell office:value-type="float" office:value="0.00166726242876019" calcext:value-type="float">
            <text:p>0.00166726242876</text:p>
          </table:table-cell>
          <table:table-cell office:value-type="float" office:value="0.00163922845445775" calcext:value-type="float">
            <text:p>0.001639228454458</text:p>
          </table:table-cell>
          <table:table-cell office:value-type="float" office:value="0.00161193184897937" calcext:value-type="float">
            <text:p>0.001611931848979</text:p>
          </table:table-cell>
          <table:table-cell office:value-type="float" office:value="0.00158534569419175" calcext:value-type="float">
            <text:p>0.001585345694192</text:p>
          </table:table-cell>
          <table:table-cell office:value-type="float" office:value="0.00155944435249704" calcext:value-type="float">
            <text:p>0.001559444352497</text:p>
          </table:table-cell>
          <table:table-cell office:value-type="float" office:value="0.0015342033903328" calcext:value-type="float">
            <text:p>0.001534203390333</text:p>
          </table:table-cell>
          <table:table-cell office:value-type="float" office:value="0.00150959950727058" calcext:value-type="float">
            <text:p>0.001509599507271</text:p>
          </table:table-cell>
          <table:table-cell office:value-type="float" office:value="0.00148561047022709" calcext:value-type="float">
            <text:p>0.001485610470227</text:p>
          </table:table-cell>
          <table:table-cell office:value-type="float" office:value="0.00146221505234343" calcext:value-type="float">
            <text:p>0.001462215052343</text:p>
          </table:table-cell>
          <table:table-cell office:value-type="float" office:value="0.00143939297612718" calcext:value-type="float">
            <text:p>0.001439392976127</text:p>
          </table:table-cell>
          <table:table-cell office:value-type="float" office:value="0.00141712486051791" calcext:value-type="float">
            <text:p>0.001417124860518</text:p>
          </table:table-cell>
          <table:table-cell office:value-type="float" office:value="0.0013953921715327" calcext:value-type="float">
            <text:p>0.001395392171533</text:p>
          </table:table-cell>
          <table:table-cell office:value-type="float" office:value="0.00137417717621966" calcext:value-type="float">
            <text:p>0.00137417717622</text:p>
          </table:table-cell>
          <table:table-cell office:value-type="float" office:value="0.00135346289964409" calcext:value-type="float">
            <text:p>0.001353462899644</text:p>
          </table:table-cell>
          <table:table-cell office:value-type="float" office:value="0.00133323308467474" calcext:value-type="float">
            <text:p>0.001333233084675</text:p>
          </table:table-cell>
          <table:table-cell office:value-type="float" office:value="0.00131347215434901" calcext:value-type="float">
            <text:p>0.001313472154349</text:p>
          </table:table-cell>
          <table:table-cell office:value-type="float" office:value="0.00129416517662491" calcext:value-type="float">
            <text:p>0.001294165176625</text:p>
          </table:table-cell>
          <table:table-cell office:value-type="float" office:value="0.00127529783134112" calcext:value-type="float">
            <text:p>0.001275297831341</text:p>
          </table:table-cell>
          <table:table-cell office:value-type="float" office:value="0.00125685637920907" calcext:value-type="float">
            <text:p>0.001256856379209</text:p>
          </table:table-cell>
          <table:table-cell office:value-type="float" office:value="0.00123882763270993" calcext:value-type="float">
            <text:p>0.00123882763271</text:p>
          </table:table-cell>
          <table:table-cell office:value-type="float" office:value="0.0012211989287397" calcext:value-type="float">
            <text:p>0.00122119892874</text:p>
          </table:table-cell>
          <table:table-cell office:value-type="float" office:value="0.00120395810288276" calcext:value-type="float">
            <text:p>0.001203958102883</text:p>
          </table:table-cell>
          <table:table-cell office:value-type="float" office:value="0.00118709346521255" calcext:value-type="float">
            <text:p>0.001187093465213</text:p>
          </table:table-cell>
          <table:table-cell office:value-type="float" office:value="0.00117059377748492" calcext:value-type="float">
            <text:p>0.001170593777485</text:p>
          </table:table-cell>
          <table:table-cell office:value-type="float" office:value="0.00115444823166405" calcext:value-type="float">
            <text:p>0.001154448231664</text:p>
          </table:table-cell>
          <table:table-cell office:value-type="float" office:value="0.00113864642965998" calcext:value-type="float">
            <text:p>0.00113864642966</text:p>
          </table:table-cell>
          <table:table-cell office:value-type="float" office:value="0.00112317836421269" calcext:value-type="float">
            <text:p>0.001123178364213</text:p>
          </table:table-cell>
          <table:table-cell office:value-type="float" office:value="0.00110803440084181" calcext:value-type="float">
            <text:p>0.001108034400842</text:p>
          </table:table-cell>
          <table:table-cell office:value-type="float" office:value="0.00109320526079803" calcext:value-type="float">
            <text:p>0.001093205260798</text:p>
          </table:table-cell>
          <table:table-cell office:value-type="float" office:value="0.00107868200493741" calcext:value-type="float">
            <text:p>0.001078682004937</text:p>
          </table:table-cell>
          <table:table-cell office:value-type="float" office:value="0.00106445601847796" calcext:value-type="float">
            <text:p>0.001064456018478</text:p>
          </table:table-cell>
          <table:table-cell office:value-type="float" office:value="0.00105051899656543" calcext:value-type="float">
            <text:p>0.001050518996565</text:p>
          </table:table-cell>
          <table:table-cell office:value-type="float" office:value="0.00103686293061145" calcext:value-type="float">
            <text:p>0.001036862930611</text:p>
          </table:table-cell>
          <table:table-cell office:value-type="float" office:value="0.00102348009534374" calcext:value-type="float">
            <text:p>0.001023480095344</text:p>
          </table:table-cell>
          <table:table-cell office:value-type="float" office:value="0.00101036303653477" calcext:value-type="float">
            <text:p>0.001010363036535</text:p>
          </table:table-cell>
          <table:table-cell office:value-type="float" office:value="0.000997504559363644" calcext:value-type="float">
            <text:p>0.000997504559364</text:p>
          </table:table-cell>
          <table:table-cell office:value-type="float" office:value="0.0009848977173695" calcext:value-type="float">
            <text:p>0.00098489771737</text:p>
          </table:table-cell>
          <table:table-cell office:value-type="float" office:value="0.000972535801966777" calcext:value-type="float">
            <text:p>0.000972535801967</text:p>
          </table:table-cell>
          <table:table-cell office:value-type="float" office:value="0.000960412332489667" calcext:value-type="float">
            <text:p>0.00096041233249</text:p>
          </table:table-cell>
          <table:table-cell office:value-type="float" office:value="0.000948521046723943" calcext:value-type="float">
            <text:p>0.000948521046724</text:p>
          </table:table-cell>
          <table:table-cell office:value-type="float" office:value="0.000936855891914371" calcext:value-type="float">
            <text:p>0.000936855891914</text:p>
          </table:table-cell>
          <table:table-cell office:value-type="float" office:value="0.000925411016208195" calcext:value-type="float">
            <text:p>0.000925411016208</text:p>
          </table:table-cell>
          <table:table-cell office:value-type="float" office:value="0.000914180760510651" calcext:value-type="float">
            <text:p>0.000914180760511</text:p>
          </table:table-cell>
          <table:table-cell office:value-type="float" office:value="0.000903159650741191" calcext:value-type="float">
            <text:p>0.000903159650741</text:p>
          </table:table-cell>
          <table:table-cell office:value-type="float" office:value="0.000892342390447242" calcext:value-type="float">
            <text:p>0.000892342390447</text:p>
          </table:table-cell>
          <table:table-cell office:value-type="float" office:value="0.000881723853777801" calcext:value-type="float">
            <text:p>0.000881723853778</text:p>
          </table:table-cell>
          <table:table-cell office:value-type="float" office:value="0.000871299078779228" calcext:value-type="float">
            <text:p>0.000871299078779</text:p>
          </table:table-cell>
          <table:table-cell office:value-type="float" office:value="0.000861063261008981" calcext:value-type="float">
            <text:p>0.000861063261009</text:p>
          </table:table-cell>
          <table:table-cell office:value-type="float" office:value="0.000851011747438916" calcext:value-type="float">
            <text:p>0.000851011747439</text:p>
          </table:table-cell>
          <table:table-cell office:value-type="float" office:value="0.000841140030642735" calcext:value-type="float">
            <text:p>0.000841140030643</text:p>
          </table:table-cell>
          <table:table-cell office:value-type="float" office:value="0.000831443743244173" calcext:value-type="float">
            <text:p>0.000831443743244</text:p>
          </table:table-cell>
          <table:table-cell office:value-type="float" office:value="0.000821918652618069" calcext:value-type="float">
            <text:p>0.000821918652618</text:p>
          </table:table-cell>
          <table:table-cell office:value-type="float" office:value="0.000812560655828169" calcext:value-type="float">
            <text:p>0.000812560655828</text:p>
          </table:table-cell>
          <table:table-cell office:value-type="float" office:value="0.000803365774787858" calcext:value-type="float">
            <text:p>0.000803365774788</text:p>
          </table:table-cell>
          <table:table-cell office:value-type="float" office:value="0.000794330151637322" calcext:value-type="float">
            <text:p>0.000794330151637</text:p>
          </table:table-cell>
          <table:table-cell office:value-type="float" office:value="0.000785450044321796" calcext:value-type="float">
            <text:p>0.000785450044322</text:p>
          </table:table-cell>
          <table:table-cell office:value-type="float" office:value="0.000776721822363755" calcext:value-type="float">
            <text:p>0.000776721822364</text:p>
          </table:table-cell>
          <table:table-cell office:value-type="float" office:value="0.000768141962812994" calcext:value-type="float">
            <text:p>0.000768141962813</text:p>
          </table:table-cell>
          <table:table-cell office:value-type="float" office:value="0.000759707046376797" calcext:value-type="float">
            <text:p>0.000759707046377</text:p>
          </table:table-cell>
          <table:table-cell office:value-type="float" office:value="0.000751413753707667" calcext:value-type="float">
            <text:p>0.000751413753708</text:p>
          </table:table-cell>
          <table:table-cell office:value-type="float" office:value="0.000743258861856334" calcext:value-type="float">
            <text:p>0.000743258861856</text:p>
          </table:table-cell>
          <table:table-cell office:value-type="float" office:value="0.000735239240863125" calcext:value-type="float">
            <text:p>0.000735239240863</text:p>
          </table:table-cell>
          <table:table-cell office:value-type="float" office:value="0.000727351850504533" calcext:value-type="float">
            <text:p>0.000727351850505</text:p>
          </table:table-cell>
          <table:table-cell office:value-type="float" office:value="0.000719593737160367" calcext:value-type="float">
            <text:p>0.00071959373716</text:p>
          </table:table-cell>
          <table:table-cell office:value-type="float" office:value="0.000711962030819307" calcext:value-type="float">
            <text:p>0.000711962030819</text:p>
          </table:table-cell>
          <table:table-cell office:value-type="float" office:value="0.000704453942205868" calcext:value-type="float">
            <text:p>0.000704453942206</text:p>
          </table:table-cell>
          <table:table-cell office:value-type="float" office:value="0.000697066760018268" calcext:value-type="float">
            <text:p>0.000697066760018</text:p>
          </table:table-cell>
          <table:table-cell office:value-type="float" office:value="0.000689797848283972" calcext:value-type="float">
            <text:p>0.000689797848284</text:p>
          </table:table-cell>
          <table:table-cell office:value-type="float" office:value="0.000682644643820228" calcext:value-type="float">
            <text:p>0.00068264464382</text:p>
          </table:table-cell>
          <table:table-cell office:value-type="float" office:value="0.000675604653786946" calcext:value-type="float">
            <text:p>0.000675604653787</text:p>
          </table:table-cell>
          <table:table-cell office:value-type="float" office:value="0.000668675453350467" calcext:value-type="float">
            <text:p>0.00066867545335</text:p>
          </table:table-cell>
          <table:table-cell office:value-type="float" office:value="0.000661854683430098" calcext:value-type="float">
            <text:p>0.00066185468343</text:p>
          </table:table-cell>
          <table:table-cell office:value-type="float" office:value="0.000655140048533663" calcext:value-type="float">
            <text:p>0.000655140048534</text:p>
          </table:table-cell>
          <table:table-cell office:value-type="float" office:value="0.000648529314676052" calcext:value-type="float">
            <text:p>0.000648529314676</text:p>
          </table:table-cell>
          <table:table-cell office:value-type="float" office:value="0.000642020307382814" calcext:value-type="float">
            <text:p>0.000642020307383</text:p>
          </table:table-cell>
          <table:table-cell office:value-type="float" office:value="0.000635610909766851" calcext:value-type="float">
            <text:p>0.000635610909767</text:p>
          </table:table-cell>
          <table:table-cell office:value-type="float" office:value="0.000629299060674365" calcext:value-type="float">
            <text:p>0.000629299060674</text:p>
          </table:table-cell>
          <table:table-cell office:value-type="float" office:value="0.000623082752911936" calcext:value-type="float">
            <text:p>0.000623082752912</text:p>
          </table:table-cell>
          <table:table-cell office:value-type="float" office:value="0.000616960031527238" calcext:value-type="float">
            <text:p>0.000616960031527</text:p>
          </table:table-cell>
          <table:table-cell office:value-type="float" office:value="0.000610928992165932" calcext:value-type="float">
            <text:p>0.000610928992166</text:p>
          </table:table-cell>
          <table:table-cell office:value-type="float" office:value="0.000604987779478865" calcext:value-type="float">
            <text:p>0.000604987779479</text:p>
          </table:table-cell>
          <table:table-cell office:value-type="float" office:value="0.000599134585597019" calcext:value-type="float">
            <text:p>0.000599134585597</text:p>
          </table:table-cell>
          <table:table-cell office:value-type="float" office:value="0.000593367648656077" calcext:value-type="float">
            <text:p>0.000593367648656</text:p>
          </table:table-cell>
          <table:table-cell office:value-type="float" office:value="0.000587685251380113" calcext:value-type="float">
            <text:p>0.00058768525138</text:p>
          </table:table-cell>
          <table:table-cell office:value-type="float" office:value="0.000582085719711981" calcext:value-type="float">
            <text:p>0.000582085719712</text:p>
          </table:table-cell>
          <table:table-cell office:value-type="float" office:value="0.000576567421497292" calcext:value-type="float">
            <text:p>0.000576567421497</text:p>
          </table:table-cell>
          <table:table-cell office:value-type="float" office:value="0.000571128765211387" calcext:value-type="float">
            <text:p>0.000571128765211</text:p>
          </table:table-cell>
          <table:table-cell office:value-type="float" office:value="0.000565768198734853" calcext:value-type="float">
            <text:p>0.000565768198735</text:p>
          </table:table-cell>
          <table:table-cell office:value-type="float" office:value="0.000560484208171171" calcext:value-type="float">
            <text:p>0.000560484208171</text:p>
          </table:table-cell>
          <table:table-cell office:value-type="float" office:value="0.000555275316710324" calcext:value-type="float">
            <text:p>0.00055527531671</text:p>
          </table:table-cell>
          <table:table-cell office:value-type="float" office:value="0.000550140083521433" calcext:value-type="float">
            <text:p>0.000550140083521</text:p>
          </table:table-cell>
          <table:table-cell office:value-type="float" office:value="0.000545077102698024" calcext:value-type="float">
            <text:p>0.000545077102698</text:p>
          </table:table-cell>
          <table:table-cell office:value-type="float" office:value="0.000540085002226634" calcext:value-type="float">
            <text:p>0.000540085002227</text:p>
          </table:table-cell>
          <table:table-cell office:value-type="float" office:value="0.000535162443002509" calcext:value-type="float">
            <text:p>0.000535162443003</text:p>
          </table:table-cell>
          <table:table-cell office:value-type="float" office:value="0.000530308117872053" calcext:value-type="float">
            <text:p>0.000530308117872</text:p>
          </table:table-cell>
          <table:table-cell office:value-type="float" office:value="0.000525520750710117" calcext:value-type="float">
            <text:p>0.00052552075071</text:p>
          </table:table-cell>
          <table:table-cell office:value-type="float" office:value="0.000520799095524939" calcext:value-type="float">
            <text:p>0.000520799095525</text:p>
          </table:table-cell>
          <table:table-cell office:value-type="float" office:value="0.00051614193560386" calcext:value-type="float">
            <text:p>0.000516141935604</text:p>
          </table:table-cell>
          <table:table-cell office:value-type="float" office:value="0.000511548082675177" calcext:value-type="float">
            <text:p>0.000511548082675</text:p>
          </table:table-cell>
          <table:table-cell office:value-type="float" office:value="0.000507016376103012" calcext:value-type="float">
            <text:p>0.000507016376103</text:p>
          </table:table-cell>
          <table:table-cell office:value-type="float" office:value="0.000502545682113716" calcext:value-type="float">
            <text:p>0.000502545682114</text:p>
          </table:table-cell>
          <table:table-cell office:value-type="float" office:value="0.000498134893038822" calcext:value-type="float">
            <text:p>0.000498134893039</text:p>
          </table:table-cell>
          <table:table-cell office:value-type="float" office:value="0.00049378292659396" calcext:value-type="float">
            <text:p>0.000493782926594</text:p>
          </table:table-cell>
          <table:table-cell office:value-type="float" office:value="0.000489488725165722" calcext:value-type="float">
            <text:p>0.000489488725166</text:p>
          </table:table-cell>
          <table:table-cell office:value-type="float" office:value="0.000485251255141098" calcext:value-type="float">
            <text:p>0.000485251255141</text:p>
          </table:table-cell>
          <table:table-cell office:value-type="float" office:value="0.000481069506241" calcext:value-type="float">
            <text:p>0.000481069506241</text:p>
          </table:table-cell>
          <table:table-cell office:value-type="float" office:value="0.00047694249088843" calcext:value-type="float">
            <text:p>0.000476942490888</text:p>
          </table:table-cell>
          <table:table-cell office:value-type="float" office:value="0.000472869243587805" calcext:value-type="float">
            <text:p>0.000472869243588</text:p>
          </table:table-cell>
          <table:table-cell office:value-type="float" office:value="0.000468848820328001" calcext:value-type="float">
            <text:p>0.000468848820328</text:p>
          </table:table-cell>
          <table:table-cell office:value-type="float" office:value="0.0004648802980073" calcext:value-type="float">
            <text:p>0.000464880298007</text:p>
          </table:table-cell>
          <table:table-cell office:value-type="float" office:value="0.00046096277386968" calcext:value-type="float">
            <text:p>0.000460962773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466015022606241" calcext:value-type="float">
            <text:p>0.000466015022606</text:p>
          </table:table-cell>
          <table:table-cell office:value-type="float" office:value="0.000470093419456968" calcext:value-type="float">
            <text:p>0.000470093419457</text:p>
          </table:table-cell>
          <table:table-cell office:value-type="float" office:value="0.000474227241760128" calcext:value-type="float">
            <text:p>0.00047422724176</text:p>
          </table:table-cell>
          <table:table-cell office:value-type="float" office:value="0.000478417529576418" calcext:value-type="float">
            <text:p>0.000478417529576</text:p>
          </table:table-cell>
          <table:table-cell office:value-type="float" office:value="0.000482665348210881" calcext:value-type="float">
            <text:p>0.000482665348211</text:p>
          </table:table-cell>
          <table:table-cell office:value-type="float" office:value="0.000486971788978692" calcext:value-type="float">
            <text:p>0.000486971788979</text:p>
          </table:table-cell>
          <table:table-cell office:value-type="float" office:value="0.000491337969986006" calcext:value-type="float">
            <text:p>0.000491337969986</text:p>
          </table:table-cell>
          <table:table-cell office:value-type="float" office:value="0.00049576503694758" calcext:value-type="float">
            <text:p>0.000495765036948</text:p>
          </table:table-cell>
          <table:table-cell office:value-type="float" office:value="0.00050025416403456" calcext:value-type="float">
            <text:p>0.000500254164035</text:p>
          </table:table-cell>
          <table:table-cell office:value-type="float" office:value="0.000504806554748467" calcext:value-type="float">
            <text:p>0.000504806554748</text:p>
          </table:table-cell>
          <table:table-cell office:value-type="float" office:value="0.000509423442832533" calcext:value-type="float">
            <text:p>0.000509423442833</text:p>
          </table:table-cell>
          <table:table-cell office:value-type="float" office:value="0.000514106093215263" calcext:value-type="float">
            <text:p>0.000514106093215</text:p>
          </table:table-cell>
          <table:table-cell office:value-type="float" office:value="0.000518855802986954" calcext:value-type="float">
            <text:p>0.000518855802987</text:p>
          </table:table-cell>
          <table:table-cell office:value-type="float" office:value="0.00052367390241868" calcext:value-type="float">
            <text:p>0.000523673902419</text:p>
          </table:table-cell>
          <table:table-cell office:value-type="float" office:value="0.000528561756016286" calcext:value-type="float">
            <text:p>0.000528561756016</text:p>
          </table:table-cell>
          <table:table-cell office:value-type="float" office:value="0.00053352076361381" calcext:value-type="float">
            <text:p>0.000533520763614</text:p>
          </table:table-cell>
          <table:table-cell office:value-type="float" office:value="0.000538552361507983" calcext:value-type="float">
            <text:p>0.000538552361508</text:p>
          </table:table-cell>
          <table:table-cell office:value-type="float" office:value="0.000543658023648451" calcext:value-type="float">
            <text:p>0.000543658023648</text:p>
          </table:table-cell>
          <table:table-cell office:value-type="float" office:value="0.000548839262856185" calcext:value-type="float">
            <text:p>0.000548839262856</text:p>
          </table:table-cell>
          <table:table-cell office:value-type="float" office:value="0.000554097632101344" calcext:value-type="float">
            <text:p>0.000554097632101</text:p>
          </table:table-cell>
          <table:table-cell office:value-type="float" office:value="0.000559434725830946" calcext:value-type="float">
            <text:p>0.000559434725831</text:p>
          </table:table-cell>
          <table:table-cell office:value-type="float" office:value="0.000564852181346689" calcext:value-type="float">
            <text:p>0.000564852181347</text:p>
          </table:table-cell>
          <table:table-cell office:value-type="float" office:value="0.000570351680240422" calcext:value-type="float">
            <text:p>0.00057035168024</text:p>
          </table:table-cell>
          <table:table-cell office:value-type="float" office:value="0.000575934949882171" calcext:value-type="float">
            <text:p>0.000575934949882</text:p>
          </table:table-cell>
          <table:table-cell office:value-type="float" office:value="0.000581603764976618" calcext:value-type="float">
            <text:p>0.000581603764977</text:p>
          </table:table-cell>
          <table:table-cell office:value-type="float" office:value="0.00058735994918072" calcext:value-type="float">
            <text:p>0.000587359949181</text:p>
          </table:table-cell>
          <table:table-cell office:value-type="float" office:value="0.00059320537678113" calcext:value-type="float">
            <text:p>0.000593205376781</text:p>
          </table:table-cell>
          <table:table-cell office:value-type="float" office:value="0.000599141974452264" calcext:value-type="float">
            <text:p>0.000599141974452</text:p>
          </table:table-cell>
          <table:table-cell office:value-type="float" office:value="0.000605171723076377" calcext:value-type="float">
            <text:p>0.000605171723076</text:p>
          </table:table-cell>
          <table:table-cell office:value-type="float" office:value="0.000611296659654636" calcext:value-type="float">
            <text:p>0.000611296659655</text:p>
          </table:table-cell>
          <table:table-cell office:value-type="float" office:value="0.000617518879284217" calcext:value-type="float">
            <text:p>0.000617518879284</text:p>
          </table:table-cell>
          <table:table-cell office:value-type="float" office:value="0.000623840537229535" calcext:value-type="float">
            <text:p>0.00062384053723</text:p>
          </table:table-cell>
          <table:table-cell office:value-type="float" office:value="0.000630263851077661" calcext:value-type="float">
            <text:p>0.000630263851078</text:p>
          </table:table-cell>
          <table:table-cell office:value-type="float" office:value="0.000636791102991955" calcext:value-type="float">
            <text:p>0.000636791102992</text:p>
          </table:table-cell>
          <table:table-cell office:value-type="float" office:value="0.000643424642059607" calcext:value-type="float">
            <text:p>0.00064342464206</text:p>
          </table:table-cell>
          <table:table-cell office:value-type="float" office:value="0.000650166886746516" calcext:value-type="float">
            <text:p>0.000650166886747</text:p>
          </table:table-cell>
          <table:table-cell office:value-type="float" office:value="0.000657020327455619" calcext:value-type="float">
            <text:p>0.000657020327456</text:p>
          </table:table-cell>
          <table:table-cell office:value-type="float" office:value="0.000663987529203777" calcext:value-type="float">
            <text:p>0.000663987529204</text:p>
          </table:table-cell>
          <table:table-cell office:value-type="float" office:value="0.000671071134420669" calcext:value-type="float">
            <text:p>0.000671071134421</text:p>
          </table:table-cell>
          <table:table-cell office:value-type="float" office:value="0.000678273865869862" calcext:value-type="float">
            <text:p>0.00067827386587</text:p>
          </table:table-cell>
          <table:table-cell office:value-type="float" office:value="0.000685598529707772" calcext:value-type="float">
            <text:p>0.000685598529708</text:p>
          </table:table-cell>
          <table:table-cell office:value-type="float" office:value="0.000693048018677495" calcext:value-type="float">
            <text:p>0.000693048018677</text:p>
          </table:table-cell>
          <table:table-cell office:value-type="float" office:value="0.000700625315463025" calcext:value-type="float">
            <text:p>0.000700625315463</text:p>
          </table:table-cell>
          <table:table-cell office:value-type="float" office:value="0.000708333496182428" calcext:value-type="float">
            <text:p>0.000708333496182</text:p>
          </table:table-cell>
          <table:table-cell office:value-type="float" office:value="0.000716175734067173" calcext:value-type="float">
            <text:p>0.000716175734067</text:p>
          </table:table-cell>
          <table:table-cell office:value-type="float" office:value="0.000724155303298656" calcext:value-type="float">
            <text:p>0.000724155303299</text:p>
          </table:table-cell>
          <table:table-cell office:value-type="float" office:value="0.000732275583039677" calcext:value-type="float">
            <text:p>0.00073227558304</text:p>
          </table:table-cell>
          <table:table-cell office:value-type="float" office:value="0.000740540061656543" calcext:value-type="float">
            <text:p>0.000740540061657</text:p>
          </table:table-cell>
          <table:table-cell office:value-type="float" office:value="0.000748952341146643" calcext:value-type="float">
            <text:p>0.000748952341147</text:p>
          </table:table-cell>
          <table:table-cell office:value-type="float" office:value="0.000757516141787894" calcext:value-type="float">
            <text:p>0.000757516141788</text:p>
          </table:table-cell>
          <table:table-cell office:value-type="float" office:value="0.000766235307017277" calcext:value-type="float">
            <text:p>0.000766235307017</text:p>
          </table:table-cell>
          <table:table-cell office:value-type="float" office:value="0.000775113808549083" calcext:value-type="float">
            <text:p>0.000775113808549</text:p>
          </table:table-cell>
          <table:table-cell office:value-type="float" office:value="0.000784155751764501" calcext:value-type="float">
            <text:p>0.000784155751765</text:p>
          </table:table-cell>
          <table:table-cell office:value-type="float" office:value="0.0007933653813538" calcext:value-type="float">
            <text:p>0.000793365381354</text:p>
          </table:table-cell>
          <table:table-cell office:value-type="float" office:value="0.000802747087274576" calcext:value-type="float">
            <text:p>0.000802747087275</text:p>
          </table:table-cell>
          <table:table-cell office:value-type="float" office:value="0.000812305410999689" calcext:value-type="float">
            <text:p>0.000812305411</text:p>
          </table:table-cell>
          <table:table-cell office:value-type="float" office:value="0.000822045052103762" calcext:value-type="float">
            <text:p>0.000822045052104</text:p>
          </table:table-cell>
          <table:table-cell office:value-type="float" office:value="0.000831970875187248" calcext:value-type="float">
            <text:p>0.000831970875187</text:p>
          </table:table-cell>
          <table:table-cell office:value-type="float" office:value="0.00084208791717826" calcext:value-type="float">
            <text:p>0.000842087917178</text:p>
          </table:table-cell>
          <table:table-cell office:value-type="float" office:value="0.00085240139502875" calcext:value-type="float">
            <text:p>0.000852401395029</text:p>
          </table:table-cell>
          <table:table-cell office:value-type="float" office:value="0.000862916713818279" calcext:value-type="float">
            <text:p>0.000862916713818</text:p>
          </table:table-cell>
          <table:table-cell office:value-type="float" office:value="0.00087363947531177" calcext:value-type="float">
            <text:p>0.000873639475312</text:p>
          </table:table-cell>
          <table:table-cell office:value-type="float" office:value="0.000884575486987167" calcext:value-type="float">
            <text:p>0.000884575486987</text:p>
          </table:table-cell>
          <table:table-cell office:value-type="float" office:value="0.000895730771568945" calcext:value-type="float">
            <text:p>0.000895730771569</text:p>
          </table:table-cell>
          <table:table-cell office:value-type="float" office:value="0.000907111577097822" calcext:value-type="float">
            <text:p>0.000907111577098</text:p>
          </table:table-cell>
          <table:table-cell office:value-type="float" office:value="0.000918724387580627" calcext:value-type="float">
            <text:p>0.000918724387581</text:p>
          </table:table-cell>
          <table:table-cell office:value-type="float" office:value="0.000930575934243594" calcext:value-type="float">
            <text:p>0.000930575934244</text:p>
          </table:table-cell>
          <table:table-cell office:value-type="float" office:value="0.000942673207450071" calcext:value-type="float">
            <text:p>0.00094267320745</text:p>
          </table:table-cell>
          <table:table-cell office:value-type="float" office:value="0.000955023469312542" calcext:value-type="float">
            <text:p>0.000955023469313</text:p>
          </table:table-cell>
          <table:table-cell office:value-type="float" office:value="0.000967634267055905" calcext:value-type="float">
            <text:p>0.000967634267056</text:p>
          </table:table-cell>
          <table:table-cell office:value-type="float" office:value="0.000980513447184675" calcext:value-type="float">
            <text:p>0.000980513447185</text:p>
          </table:table-cell>
          <table:table-cell office:value-type="float" office:value="0.000993669170503374" calcext:value-type="float">
            <text:p>0.000993669170503</text:p>
          </table:table-cell>
          <table:table-cell office:value-type="float" office:value="0.00100710992805888" calcext:value-type="float">
            <text:p>0.001007109928059</text:p>
          </table:table-cell>
          <table:table-cell office:value-type="float" office:value="0.00102084455807707" calcext:value-type="float">
            <text:p>0.001020844558077</text:p>
          </table:table-cell>
          <table:table-cell office:value-type="float" office:value="0.00103488226395681" calcext:value-type="float">
            <text:p>0.001034882263957</text:p>
          </table:table-cell>
          <table:table-cell office:value-type="float" office:value="0.00104923263339365" calcext:value-type="float">
            <text:p>0.001049232633394</text:p>
          </table:table-cell>
          <table:table-cell office:value-type="float" office:value="0.00106390565874469" calcext:value-type="float">
            <text:p>0.001063905658745</text:p>
          </table:table-cell>
          <table:table-cell office:value-type="float" office:value="0.00107891175869556" calcext:value-type="float">
            <text:p>0.001078911758696</text:p>
          </table:table-cell>
          <table:table-cell office:value-type="float" office:value="0.00109426180136646" calcext:value-type="float">
            <text:p>0.001094261801366</text:p>
          </table:table-cell>
          <table:table-cell office:value-type="float" office:value="0.00110996712892396" calcext:value-type="float">
            <text:p>0.001109967128924</text:p>
          </table:table-cell>
          <table:table-cell office:value-type="float" office:value="0.00112603958386016" calcext:value-type="float">
            <text:p>0.00112603958386</text:p>
          </table:table-cell>
          <table:table-cell office:value-type="float" office:value="0.00114249153705625" calcext:value-type="float">
            <text:p>0.001142491537056</text:p>
          </table:table-cell>
          <table:table-cell office:value-type="float" office:value="0.00115933591775561" calcext:value-type="float">
            <text:p>0.001159335917756</text:p>
          </table:table-cell>
          <table:table-cell office:value-type="float" office:value="0.00117658624563696" calcext:value-type="float">
            <text:p>0.001176586245637</text:p>
          </table:table-cell>
          <table:table-cell office:value-type="float" office:value="0.00119425666513016" calcext:value-type="float">
            <text:p>0.00119425666513</text:p>
          </table:table-cell>
          <table:table-cell office:value-type="float" office:value="0.00121236198218815" calcext:value-type="float">
            <text:p>0.001212361982188</text:p>
          </table:table-cell>
          <table:table-cell office:value-type="float" office:value="0.00123091770369745" calcext:value-type="float">
            <text:p>0.001230917703697</text:p>
          </table:table-cell>
          <table:table-cell office:value-type="float" office:value="0.00124994007977107" calcext:value-type="float">
            <text:p>0.001249940079771</text:p>
          </table:table-cell>
          <table:table-cell office:value-type="float" office:value="0.00126944614918043" calcext:value-type="float">
            <text:p>0.00126944614918</text:p>
          </table:table-cell>
          <table:table-cell office:value-type="float" office:value="0.00128945378816971" calcext:value-type="float">
            <text:p>0.00128945378817</text:p>
          </table:table-cell>
          <table:table-cell office:value-type="float" office:value="0.00130998176301094" calcext:value-type="float">
            <text:p>0.001309981763011</text:p>
          </table:table-cell>
          <table:table-cell office:value-type="float" office:value="0.00133104978655592" calcext:value-type="float">
            <text:p>0.001331049786556</text:p>
          </table:table-cell>
          <table:table-cell office:value-type="float" office:value="0.00135267857925489" calcext:value-type="float">
            <text:p>0.001352678579255</text:p>
          </table:table-cell>
          <table:table-cell office:value-type="float" office:value="0.00137488993495792" calcext:value-type="float">
            <text:p>0.001374889934958</text:p>
          </table:table-cell>
          <table:table-cell office:value-type="float" office:value="0.00139770679201171" calcext:value-type="float">
            <text:p>0.001397706792012</text:p>
          </table:table-cell>
          <table:table-cell office:value-type="float" office:value="0.00142115331015221" calcext:value-type="float">
            <text:p>0.001421153310152</text:p>
          </table:table-cell>
          <table:table-cell office:value-type="float" office:value="0.00144525495370492" calcext:value-type="float">
            <text:p>0.001445254953705</text:p>
          </table:table-cell>
          <table:table-cell office:value-type="float" office:value="0.00147003858180209" calcext:value-type="float">
            <text:p>0.001470038581802</text:p>
          </table:table-cell>
          <table:table-cell office:value-type="float" office:value="0.00149553254621887" calcext:value-type="float">
            <text:p>0.001495532546219</text:p>
          </table:table-cell>
          <table:table-cell office:value-type="float" office:value="0.00152176679767836" calcext:value-type="float">
            <text:p>0.001521766797678</text:p>
          </table:table-cell>
          <table:table-cell office:value-type="float" office:value="0.00154877300145863" calcext:value-type="float">
            <text:p>0.001548773001459</text:p>
          </table:table-cell>
          <table:table-cell office:value-type="float" office:value="0.00157658466327304" calcext:value-type="float">
            <text:p>0.001576584663273</text:p>
          </table:table-cell>
          <table:table-cell office:value-type="float" office:value="0.00160523726654044" calcext:value-type="float">
            <text:p>0.00160523726654</text:p>
          </table:table-cell>
          <table:table-cell office:value-type="float" office:value="0.00163476842223744" calcext:value-type="float">
            <text:p>0.001634768422237</text:p>
          </table:table-cell>
          <table:table-cell office:value-type="float" office:value="0.00166521803272877" calcext:value-type="float">
            <text:p>0.001665218032729</text:p>
          </table:table-cell>
          <table:table-cell office:value-type="float" office:value="0.00169662847115798" calcext:value-type="float">
            <text:p>0.001696628471158</text:p>
          </table:table-cell>
          <table:table-cell office:value-type="float" office:value="0.00172904477810807" calcext:value-type="float">
            <text:p>0.001729044778108</text:p>
          </table:table-cell>
          <table:table-cell office:value-type="float" office:value="0.00176251487755725" calcext:value-type="float">
            <text:p>0.001762514877557</text:p>
          </table:table-cell>
          <table:table-cell office:value-type="float" office:value="0.00179708981438019" calcext:value-type="float">
            <text:p>0.00179708981438</text:p>
          </table:table-cell>
          <table:table-cell office:value-type="float" office:value="0.00183282401596997" calcext:value-type="float">
            <text:p>0.00183282401597</text:p>
          </table:table-cell>
          <table:table-cell office:value-type="float" office:value="0.00186977558089212" calcext:value-type="float">
            <text:p>0.001869775580892</text:p>
          </table:table-cell>
          <table:table-cell office:value-type="float" office:value="0.00190800659793053" calcext:value-type="float">
            <text:p>0.001908006597931</text:p>
          </table:table-cell>
          <table:table-cell office:value-type="float" office:value="0.00194758349932543" calcext:value-type="float">
            <text:p>0.001947583499325</text:p>
          </table:table-cell>
          <table:table-cell office:value-type="float" office:value="0.001988577452616" calcext:value-type="float">
            <text:p>0.001988577452616</text:p>
          </table:table-cell>
          <table:table-cell office:value-type="float" office:value="0.00203106479609848" calcext:value-type="float">
            <text:p>0.002031064796098</text:p>
          </table:table-cell>
          <table:table-cell office:value-type="float" office:value="0.00207512752375633" calcext:value-type="float">
            <text:p>0.002075127523756</text:p>
          </table:table-cell>
          <table:table-cell office:value-type="float" office:value="0.00212085382632368" calcext:value-type="float">
            <text:p>0.002120853826324</text:p>
          </table:table-cell>
          <table:table-cell office:value-type="float" office:value="0.00216833869633888" calcext:value-type="float">
            <text:p>0.002168338696339</text:p>
          </table:table-cell>
          <table:table-cell office:value-type="float" office:value="0.00221768460615563" calcext:value-type="float">
            <text:p>0.002217684606156</text:p>
          </table:table-cell>
          <table:table-cell office:value-type="float" office:value="0.00226900226954654" calcext:value-type="float">
            <text:p>0.002269002269547</text:p>
          </table:table-cell>
          <table:table-cell office:value-type="float" office:value="0.00232241149917834" calcext:value-type="float">
            <text:p>0.002322411499178</text:p>
          </table:table-cell>
          <table:table-cell office:value-type="float" office:value="0.00237804217443212" calcext:value-type="float">
            <text:p>0.002378042174432</text:p>
          </table:table-cell>
          <table:table-cell office:value-type="float" office:value="0.00243603533661735" calcext:value-type="float">
            <text:p>0.002436035336617</text:p>
          </table:table-cell>
          <table:table-cell office:value-type="float" office:value="0.00249654443167178" calcext:value-type="float">
            <text:p>0.002496544431672</text:p>
          </table:table-cell>
          <table:table-cell office:value-type="float" office:value="0.00255973672416892" calcext:value-type="float">
            <text:p>0.002559736724169</text:p>
          </table:table-cell>
          <table:table-cell office:value-type="float" office:value="0.0026257949109437" calcext:value-type="float">
            <text:p>0.002625794910944</text:p>
          </table:table-cell>
          <table:table-cell office:value-type="float" office:value="0.00269491896825454" calcext:value-type="float">
            <text:p>0.002694918968255</text:p>
          </table:table-cell>
          <table:table-cell office:value-type="float" office:value="0.00276732827297702" calcext:value-type="float">
            <text:p>0.002767328272977</text:p>
          </table:table-cell>
          <table:table-cell office:value-type="float" office:value="0.00284326404670928" calcext:value-type="float">
            <text:p>0.002843264046709</text:p>
          </table:table-cell>
          <table:table-cell office:value-type="float" office:value="0.00292299218190666" calcext:value-type="float">
            <text:p>0.002922992181907</text:p>
          </table:table-cell>
          <table:table-cell office:value-type="float" office:value="0.00300680652180389" calcext:value-type="float">
            <text:p>0.003006806521804</text:p>
          </table:table-cell>
          <table:table-cell office:value-type="float" office:value="0.00309503268182065" calcext:value-type="float">
            <text:p>0.003095032681821</text:p>
          </table:table-cell>
          <table:table-cell office:value-type="float" office:value="0.00318803252011063" calcext:value-type="float">
            <text:p>0.003188032520111</text:p>
          </table:table-cell>
          <table:table-cell office:value-type="float" office:value="0.00328620938998078" calcext:value-type="float">
            <text:p>0.003286209389981</text:p>
          </table:table-cell>
          <table:table-cell office:value-type="float" office:value="0.00339001433910523" calcext:value-type="float">
            <text:p>0.003390014339105</text:p>
          </table:table-cell>
          <table:table-cell office:value-type="float" office:value="0.00349995346131866" calcext:value-type="float">
            <text:p>0.003499953461319</text:p>
          </table:table-cell>
          <table:table-cell office:value-type="float" office:value="0.00361659665964085" calcext:value-type="float">
            <text:p>0.003616596659641</text:p>
          </table:table-cell>
          <table:table-cell office:value-type="float" office:value="0.00374058814774914" calcext:value-type="float">
            <text:p>0.003740588147749</text:p>
          </table:table-cell>
          <table:table-cell office:value-type="float" office:value="0.00387265910684736" calcext:value-type="float">
            <text:p>0.003872659106847</text:p>
          </table:table-cell>
          <table:table-cell office:value-type="float" office:value="0.00401364303309843" calcext:value-type="float">
            <text:p>0.004013643033098</text:p>
          </table:table-cell>
          <table:table-cell office:value-type="float" office:value="0.0041644944684395" calcext:value-type="float">
            <text:p>0.00416449446844</text:p>
          </table:table-cell>
          <table:table-cell office:value-type="float" office:value="0.00432631201889354" calcext:value-type="float">
            <text:p>0.004326312018894</text:p>
          </table:table-cell>
          <table:table-cell office:value-type="float" office:value="0.00450036685158607" calcext:value-type="float">
            <text:p>0.004500366851586</text:p>
          </table:table-cell>
          <table:table-cell office:value-type="float" office:value="0.00468813825494666" calcext:value-type="float">
            <text:p>0.004688138254947</text:p>
          </table:table-cell>
          <table:table-cell office:value-type="float" office:value="0.00489135839215939" calcext:value-type="float">
            <text:p>0.004891358392159</text:p>
          </table:table-cell>
          <table:table-cell office:value-type="float" office:value="0.00511206914372052" calcext:value-type="float">
            <text:p>0.005112069143721</text:p>
          </table:table-cell>
          <table:table-cell office:value-type="float" office:value="0.00535269502410767" calcext:value-type="float">
            <text:p>0.005352695024108</text:p>
          </table:table-cell>
          <table:table-cell office:value-type="float" office:value="0.00561613772883552" calcext:value-type="float">
            <text:p>0.005616137728836</text:p>
          </table:table-cell>
          <table:table-cell office:value-type="float" office:value="0.00590590016959229" calcext:value-type="float">
            <text:p>0.005905900169592</text:p>
          </table:table-cell>
          <table:table-cell office:value-type="float" office:value="0.00622625128274793" calcext:value-type="float">
            <text:p>0.006226251282748</text:p>
          </table:table-cell>
          <table:table-cell office:value-type="float" office:value="0.00658244809394699" calcext:value-type="float">
            <text:p>0.006582448093947</text:p>
          </table:table-cell>
          <table:table-cell office:value-type="float" office:value="0.00698103955919454" calcext:value-type="float">
            <text:p>0.006981039559195</text:p>
          </table:table-cell>
          <table:table-cell office:value-type="float" office:value="0.00743028940290636" calcext:value-type="float">
            <text:p>0.007430289402906</text:p>
          </table:table-cell>
          <table:table-cell office:value-type="float" office:value="0.00794077571999597" calcext:value-type="float">
            <text:p>0.007940775719996</text:p>
          </table:table-cell>
          <table:table-cell office:value-type="float" office:value="0.00852625922287108" calcext:value-type="float">
            <text:p>0.008526259222871</text:p>
          </table:table-cell>
          <table:table-cell office:value-type="float" office:value="0.0092049702988179" calcext:value-type="float">
            <text:p>0.009204970298818</text:p>
          </table:table-cell>
          <table:table-cell office:value-type="float" office:value="0.0100015678199123" calcext:value-type="float">
            <text:p>0.010001567819912</text:p>
          </table:table-cell>
          <table:table-cell office:value-type="float" office:value="0.0109502103032591" calcext:value-type="float">
            <text:p>0.010950210303259</text:p>
          </table:table-cell>
          <table:table-cell office:value-type="float" office:value="0.0120995360017963" calcext:value-type="float">
            <text:p>0.012099536001796</text:p>
          </table:table-cell>
          <table:table-cell office:value-type="float" office:value="0.0135210523039755" calcext:value-type="float">
            <text:p>0.013521052303976</text:p>
          </table:table-cell>
          <table:table-cell office:value-type="float" office:value="0.0153238876083212" calcext:value-type="float">
            <text:p>0.015323887608321</text:p>
          </table:table-cell>
          <table:table-cell office:value-type="float" office:value="0.0176819825306662" calcext:value-type="float">
            <text:p>0.017681982530666</text:p>
          </table:table-cell>
          <table:table-cell office:value-type="float" office:value="0.0208866898797973" calcext:value-type="float">
            <text:p>0.020886689879797</text:p>
          </table:table-cell>
          <table:table-cell office:value-type="float" office:value="0.025452484963816" calcext:value-type="float">
            <text:p>0.025452484963816</text:p>
          </table:table-cell>
          <table:table-cell office:value-type="float" office:value="0.0323265181247375" calcext:value-type="float">
            <text:p>0.032326518124738</text:p>
          </table:table-cell>
          <table:table-cell office:value-type="float" office:value="0.0432058577636077" calcext:value-type="float">
            <text:p>0.043205857763608</text:p>
          </table:table-cell>
          <table:table-cell office:value-type="float" office:value="0.0602182104048" calcext:value-type="float">
            <text:p>0.0602182104048</text:p>
          </table:table-cell>
          <table:table-cell office:value-type="float" office:value="0.0820623476539887" calcext:value-type="float">
            <text:p>0.082062347653989</text:p>
          </table:table-cell>
          <table:table-cell office:value-type="float" office:value="0.10134535883764" calcext:value-type="float">
            <text:p>0.10134535883764</text:p>
          </table:table-cell>
          <table:table-cell office:value-type="float" office:value="0.11435625594812" calcext:value-type="float">
            <text:p>0.11435625594812</text:p>
          </table:table-cell>
          <table:table-cell office:value-type="float" office:value="0.122711302964795" calcext:value-type="float">
            <text:p>0.122711302964795</text:p>
          </table:table-cell>
          <table:table-cell office:value-type="float" office:value="0.128352626921554" calcext:value-type="float">
            <text:p>0.128352626921554</text:p>
          </table:table-cell>
          <table:table-cell office:value-type="float" office:value="0.132425339391381" calcext:value-type="float">
            <text:p>0.132425339391381</text:p>
          </table:table-cell>
          <table:table-cell office:value-type="float" office:value="0.135548096416484" calcext:value-type="float">
            <text:p>0.135548096416484</text:p>
          </table:table-cell>
          <table:table-cell office:value-type="float" office:value="0.138064985571181" calcext:value-type="float">
            <text:p>0.138064985571181</text:p>
          </table:table-cell>
          <table:table-cell office:value-type="float" office:value="0.140177573618522" calcext:value-type="float">
            <text:p>0.140177573618522</text:p>
          </table:table-cell>
          <table:table-cell office:value-type="float" office:value="0.142010217951179" calcext:value-type="float">
            <text:p>0.142010217951179</text:p>
          </table:table-cell>
          <table:table-cell office:value-type="float" office:value="0.143643293768865" calcext:value-type="float">
            <text:p>0.143643293768865</text:p>
          </table:table-cell>
          <table:table-cell office:value-type="float" office:value="0.145130909871034" calcext:value-type="float">
            <text:p>0.145130909871034</text:p>
          </table:table-cell>
          <table:table-cell office:value-type="float" office:value="0.146510821057968" calcext:value-type="float">
            <text:p>0.146510821057968</text:p>
          </table:table-cell>
          <table:table-cell office:value-type="float" office:value="0.147810228785767" calcext:value-type="float">
            <text:p>0.147810228785767</text:p>
          </table:table-cell>
          <table:table-cell office:value-type="float" office:value="0.14904931623666" calcext:value-type="float">
            <text:p>0.14904931623666</text:p>
          </table:table-cell>
          <table:table-cell office:value-type="float" office:value="0.150243483347774" calcext:value-type="float">
            <text:p>0.150243483347774</text:p>
          </table:table-cell>
          <table:table-cell office:value-type="float" office:value="0.151404808755257" calcext:value-type="float">
            <text:p>0.151404808755257</text:p>
          </table:table-cell>
          <table:table-cell office:value-type="float" office:value="0.152543037878547" calcext:value-type="float">
            <text:p>0.152543037878547</text:p>
          </table:table-cell>
          <table:table-cell office:value-type="float" office:value="0.15366627351891" calcext:value-type="float">
            <text:p>0.15366627351891</text:p>
          </table:table-cell>
          <table:table-cell office:value-type="float" office:value="0.15478147683187" calcext:value-type="float">
            <text:p>0.15478147683187</text:p>
          </table:table-cell>
          <table:table-cell office:value-type="float" office:value="0.155894847306786" calcext:value-type="float">
            <text:p>0.155894847306786</text:p>
          </table:table-cell>
          <table:table-cell office:value-type="float" office:value="0.157012127606179" calcext:value-type="float">
            <text:p>0.157012127606179</text:p>
          </table:table-cell>
          <table:table-cell office:value-type="float" office:value="0.158138866033048" calcext:value-type="float">
            <text:p>0.158138866033048</text:p>
          </table:table-cell>
          <table:table-cell office:value-type="float" office:value="0.15928066244353" calcext:value-type="float">
            <text:p>0.15928066244353</text:p>
          </table:table-cell>
          <table:table-cell office:value-type="float" office:value="0.160443420827486" calcext:value-type="float">
            <text:p>0.160443420827486</text:p>
          </table:table-cell>
          <table:table-cell office:value-type="float" office:value="0.161633632896012" calcext:value-type="float">
            <text:p>0.161633632896012</text:p>
          </table:table-cell>
          <table:table-cell office:value-type="float" office:value="0.162858722099178" calcext:value-type="float">
            <text:p>0.162858722099178</text:p>
          </table:table-cell>
          <table:table-cell office:value-type="float" office:value="0.164127487788244" calcext:value-type="float">
            <text:p>0.164127487788244</text:p>
          </table:table-cell>
          <table:table-cell office:value-type="float" office:value="0.165450707380429" calcext:value-type="float">
            <text:p>0.165450707380429</text:p>
          </table:table-cell>
          <table:table-cell office:value-type="float" office:value="0.166841985398827" calcext:value-type="float">
            <text:p>0.166841985398827</text:p>
          </table:table-cell>
          <table:table-cell office:value-type="float" office:value="0.16831899151843" calcext:value-type="float">
            <text:p>0.16831899151843</text:p>
          </table:table-cell>
          <table:table-cell office:value-type="float" office:value="0.169905323039102" calcext:value-type="float">
            <text:p>0.169905323039102</text:p>
          </table:table-cell>
          <table:table-cell office:value-type="float" office:value="0.171633395255344" calcext:value-type="float">
            <text:p>0.171633395255344</text:p>
          </table:table-cell>
          <table:table-cell office:value-type="float" office:value="0.173549076168951" calcext:value-type="float">
            <text:p>0.173549076168951</text:p>
          </table:table-cell>
          <table:table-cell office:value-type="float" office:value="0.17571938713344" calcext:value-type="float">
            <text:p>0.17571938713344</text:p>
          </table:table-cell>
          <table:table-cell office:value-type="float" office:value="0.178245809681199" calcext:value-type="float">
            <text:p>0.178245809681199</text:p>
          </table:table-cell>
          <table:table-cell office:value-type="float" office:value="0.181288298888169" calcext:value-type="float">
            <text:p>0.181288298888169</text:p>
          </table:table-cell>
          <table:table-cell office:value-type="float" office:value="0.185110697397957" calcext:value-type="float">
            <text:p>0.185110697397957</text:p>
          </table:table-cell>
          <table:table-cell office:value-type="float" office:value="0.190170755708757" calcext:value-type="float">
            <text:p>0.190170755708757</text:p>
          </table:table-cell>
          <table:table-cell office:value-type="float" office:value="0.197304944052333" calcext:value-type="float">
            <text:p>0.197304944052333</text:p>
          </table:table-cell>
          <table:table-cell office:value-type="float" office:value="0.208100064704991" calcext:value-type="float">
            <text:p>0.208100064704991</text:p>
          </table:table-cell>
          <table:table-cell office:value-type="float" office:value="0.225445988703388" calcext:value-type="float">
            <text:p>0.225445988703388</text:p>
          </table:table-cell>
          <table:table-cell office:value-type="float" office:value="0.252689556207172" calcext:value-type="float">
            <text:p>0.252689556207172</text:p>
          </table:table-cell>
          <table:table-cell office:value-type="float" office:value="0.284303591421557" calcext:value-type="float">
            <text:p>0.284303591421557</text:p>
          </table:table-cell>
          <table:table-cell office:value-type="float" office:value="0.300072252509349" calcext:value-type="float">
            <text:p>0.300072252509349</text:p>
          </table:table-cell>
          <table:table-cell office:value-type="float" office:value="0.297894107555693" calcext:value-type="float">
            <text:p>0.297894107555693</text:p>
          </table:table-cell>
          <table:table-cell office:value-type="float" office:value="0.289943029251751" calcext:value-type="float">
            <text:p>0.289943029251751</text:p>
          </table:table-cell>
          <table:table-cell office:value-type="float" office:value="0.28201923472653" calcext:value-type="float">
            <text:p>0.28201923472653</text:p>
          </table:table-cell>
          <table:table-cell office:value-type="float" office:value="0.275407938053395" calcext:value-type="float">
            <text:p>0.275407938053395</text:p>
          </table:table-cell>
          <table:table-cell office:value-type="float" office:value="0.270127379426389" calcext:value-type="float">
            <text:p>0.270127379426389</text:p>
          </table:table-cell>
          <table:table-cell office:value-type="float" office:value="0.265952440949356" calcext:value-type="float">
            <text:p>0.265952440949356</text:p>
          </table:table-cell>
          <table:table-cell office:value-type="float" office:value="0.262657801756359" calcext:value-type="float">
            <text:p>0.262657801756359</text:p>
          </table:table-cell>
          <table:table-cell office:value-type="float" office:value="0.260062472963097" calcext:value-type="float">
            <text:p>0.260062472963097</text:p>
          </table:table-cell>
          <table:table-cell office:value-type="float" office:value="0.258028666695921" calcext:value-type="float">
            <text:p>0.258028666695921</text:p>
          </table:table-cell>
          <table:table-cell office:value-type="float" office:value="0.256452537751885" calcext:value-type="float">
            <text:p>0.256452537751885</text:p>
          </table:table-cell>
          <table:table-cell office:value-type="float" office:value="0.255255454246601" calcext:value-type="float">
            <text:p>0.255255454246601</text:p>
          </table:table-cell>
          <table:table-cell office:value-type="float" office:value="0.254377285301298" calcext:value-type="float">
            <text:p>0.254377285301298</text:p>
          </table:table-cell>
          <table:table-cell office:value-type="float" office:value="0.253771527050496" calcext:value-type="float">
            <text:p>0.253771527050496</text:p>
          </table:table-cell>
          <table:table-cell office:value-type="float" office:value="0.25340181579613" calcext:value-type="float">
            <text:p>0.25340181579613</text:p>
          </table:table-cell>
          <table:table-cell office:value-type="float" office:value="0.253239430458447" calcext:value-type="float">
            <text:p>0.253239430458447</text:p>
          </table:table-cell>
          <table:table-cell office:value-type="float" office:value="0.253261489347897" calcext:value-type="float">
            <text:p>0.253261489347897</text:p>
          </table:table-cell>
          <table:table-cell office:value-type="float" office:value="0.253449634234866" calcext:value-type="float">
            <text:p>0.253449634234866</text:p>
          </table:table-cell>
          <table:table-cell office:value-type="float" office:value="0.253789058868513" calcext:value-type="float">
            <text:p>0.253789058868513</text:p>
          </table:table-cell>
          <table:table-cell office:value-type="float" office:value="0.254267783515287" calcext:value-type="float">
            <text:p>0.254267783515287</text:p>
          </table:table-cell>
          <table:table-cell office:value-type="float" office:value="0.254876107306087" calcext:value-type="float">
            <text:p>0.254876107306087</text:p>
          </table:table-cell>
          <table:table-cell office:value-type="float" office:value="0.255606190693058" calcext:value-type="float">
            <text:p>0.255606190693058</text:p>
          </table:table-cell>
          <table:table-cell office:value-type="float" office:value="0.256451734309744" calcext:value-type="float">
            <text:p>0.256451734309744</text:p>
          </table:table-cell>
          <table:table-cell office:value-type="float" office:value="0.257407730155504" calcext:value-type="float">
            <text:p>0.257407730155504</text:p>
          </table:table-cell>
          <table:table-cell office:value-type="float" office:value="0.258470267717548" calcext:value-type="float">
            <text:p>0.258470267717548</text:p>
          </table:table-cell>
          <table:table-cell office:value-type="float" office:value="0.259636382348546" calcext:value-type="float">
            <text:p>0.259636382348546</text:p>
          </table:table-cell>
          <table:table-cell office:value-type="float" office:value="0.260903936563724" calcext:value-type="float">
            <text:p>0.260903936563724</text:p>
          </table:table-cell>
          <table:table-cell office:value-type="float" office:value="0.262271527329214" calcext:value-type="float">
            <text:p>0.262271527329214</text:p>
          </table:table-cell>
          <table:table-cell office:value-type="float" office:value="0.263738414167446" calcext:value-type="float">
            <text:p>0.263738414167446</text:p>
          </table:table-cell>
          <table:table-cell office:value-type="float" office:value="0.265304464199071" calcext:value-type="float">
            <text:p>0.265304464199071</text:p>
          </table:table-cell>
          <table:table-cell office:value-type="float" office:value="0.266970111208059" calcext:value-type="float">
            <text:p>0.266970111208059</text:p>
          </table:table-cell>
          <table:table-cell office:value-type="float" office:value="0.268736326550206" calcext:value-type="float">
            <text:p>0.268736326550206</text:p>
          </table:table-cell>
          <table:table-cell office:value-type="float" office:value="0.270604600291333" calcext:value-type="float">
            <text:p>0.270604600291333</text:p>
          </table:table-cell>
          <table:table-cell office:value-type="float" office:value="0.272576931406962" calcext:value-type="float">
            <text:p>0.272576931406962</text:p>
          </table:table-cell>
          <table:table-cell office:value-type="float" office:value="0.274655826234647" calcext:value-type="float">
            <text:p>0.274655826234647</text:p>
          </table:table-cell>
          <table:table-cell office:value-type="float" office:value="0.276844304668837" calcext:value-type="float">
            <text:p>0.276844304668837</text:p>
          </table:table-cell>
          <table:table-cell office:value-type="float" office:value="0.279145913845673" calcext:value-type="float">
            <text:p>0.279145913845673</text:p>
          </table:table-cell>
          <table:table-cell office:value-type="float" office:value="0.281564749296703" calcext:value-type="float">
            <text:p>0.281564749296703</text:p>
          </table:table-cell>
          <table:table-cell office:value-type="float" office:value="0.284105483768944" calcext:value-type="float">
            <text:p>0.284105483768944</text:p>
          </table:table-cell>
          <table:table-cell office:value-type="float" office:value="0.286773404124978" calcext:value-type="float">
            <text:p>0.286773404124978</text:p>
          </table:table-cell>
          <table:table-cell office:value-type="float" office:value="0.289574456961319" calcext:value-type="float">
            <text:p>0.289574456961319</text:p>
          </table:table-cell>
          <table:table-cell office:value-type="float" office:value="0.292515303826525" calcext:value-type="float">
            <text:p>0.292515303826525</text:p>
          </table:table-cell>
          <table:table-cell office:value-type="float" office:value="0.295603387193659" calcext:value-type="float">
            <text:p>0.295603387193659</text:p>
          </table:table-cell>
          <table:table-cell office:value-type="float" office:value="0.298847008657571" calcext:value-type="float">
            <text:p>0.298847008657571</text:p>
          </table:table-cell>
          <table:table-cell office:value-type="float" office:value="0.302255421201203" calcext:value-type="float">
            <text:p>0.302255421201203</text:p>
          </table:table-cell>
          <table:table-cell office:value-type="float" office:value="0.305838937825649" calcext:value-type="float">
            <text:p>0.305838937825649</text:p>
          </table:table-cell>
          <table:table-cell office:value-type="float" office:value="0.309609059389533" calcext:value-type="float">
            <text:p>0.309609059389533</text:p>
          </table:table-cell>
          <table:table-cell office:value-type="float" office:value="0.313578625185068" calcext:value-type="float">
            <text:p>0.313578625185068</text:p>
          </table:table-cell>
          <table:table-cell office:value-type="float" office:value="0.317761990630576" calcext:value-type="float">
            <text:p>0.317761990630576</text:p>
          </table:table-cell>
          <table:table-cell office:value-type="float" office:value="0.322175237534822" calcext:value-type="float">
            <text:p>0.322175237534822</text:p>
          </table:table-cell>
          <table:table-cell office:value-type="float" office:value="0.326836423757176" calcext:value-type="float">
            <text:p>0.326836423757176</text:p>
          </table:table-cell>
          <table:table-cell office:value-type="float" office:value="0.33176588084354" calcext:value-type="float">
            <text:p>0.33176588084354</text:p>
          </table:table-cell>
          <table:table-cell office:value-type="float" office:value="0.336986570489009" calcext:value-type="float">
            <text:p>0.336986570489009</text:p>
          </table:table-cell>
          <table:table-cell office:value-type="float" office:value="0.342524513639622" calcext:value-type="float">
            <text:p>0.342524513639622</text:p>
          </table:table-cell>
          <table:table-cell office:value-type="float" office:value="0.348409309939684" calcext:value-type="float">
            <text:p>0.348409309939684</text:p>
          </table:table-cell>
          <table:table-cell office:value-type="float" office:value="0.354674770396366" calcext:value-type="float">
            <text:p>0.354674770396366</text:p>
          </table:table-cell>
          <table:table-cell office:value-type="float" office:value="0.361359693046617" calcext:value-type="float">
            <text:p>0.361359693046617</text:p>
          </table:table-cell>
          <table:table-cell office:value-type="float" office:value="0.368508820752096" calcext:value-type="float">
            <text:p>0.368508820752096</text:p>
          </table:table-cell>
          <table:table-cell office:value-type="float" office:value="0.376174032992559" calcext:value-type="float">
            <text:p>0.376174032992559</text:p>
          </table:table-cell>
          <table:table-cell office:value-type="float" office:value="0.3844158410963" calcext:value-type="float">
            <text:p>0.3844158410963</text:p>
          </table:table-cell>
          <table:table-cell office:value-type="float" office:value="0.393305280821322" calcext:value-type="float">
            <text:p>0.393305280821322</text:p>
          </table:table-cell>
          <table:table-cell office:value-type="float" office:value="0.402926330671177" calcext:value-type="float">
            <text:p>0.402926330671177</text:p>
          </table:table-cell>
          <table:table-cell office:value-type="float" office:value="0.413379033413409" calcext:value-type="float">
            <text:p>0.413379033413409</text:p>
          </table:table-cell>
          <table:table-cell office:value-type="float" office:value="0.424783568920877" calcext:value-type="float">
            <text:p>0.424783568920877</text:p>
          </table:table-cell>
          <table:table-cell office:value-type="float" office:value="0.437285629185173" calcext:value-type="float">
            <text:p>0.437285629185173</text:p>
          </table:table-cell>
          <table:table-cell office:value-type="float" office:value="0.451063596976911" calcext:value-type="float">
            <text:p>0.451063596976911</text:p>
          </table:table-cell>
          <table:table-cell office:value-type="float" office:value="0.466338251559415" calcext:value-type="float">
            <text:p>0.466338251559415</text:p>
          </table:table-cell>
          <table:table-cell office:value-type="float" office:value="0.483386051115426" calcext:value-type="float">
            <text:p>0.483386051115426</text:p>
          </table:table-cell>
          <table:table-cell office:value-type="float" office:value="0.502557512919025" calcext:value-type="float">
            <text:p>0.502557512919025</text:p>
          </table:table-cell>
          <table:table-cell office:value-type="float" office:value="0.524302858329116" calcext:value-type="float">
            <text:p>0.524302858329116</text:p>
          </table:table-cell>
          <table:table-cell office:value-type="float" office:value="0.54920784533563" calcext:value-type="float">
            <text:p>0.54920784533563</text:p>
          </table:table-cell>
          <table:table-cell office:value-type="float" office:value="0.578043103075391" calcext:value-type="float">
            <text:p>0.578043103075391</text:p>
          </table:table-cell>
          <table:table-cell office:value-type="float" office:value="0.611828281353733" calcext:value-type="float">
            <text:p>0.611828281353733</text:p>
          </table:table-cell>
          <table:table-cell office:value-type="float" office:value="0.651900084667881" calcext:value-type="float">
            <text:p>0.651900084667881</text:p>
          </table:table-cell>
          <table:table-cell office:value-type="float" office:value="0.699920604271935" calcext:value-type="float">
            <text:p>0.699920604271935</text:p>
          </table:table-cell>
          <table:table-cell office:value-type="float" office:value="0.757550202961123" calcext:value-type="float">
            <text:p>0.757550202961123</text:p>
          </table:table-cell>
          <table:table-cell office:value-type="float" office:value="0.824661402567662" calcext:value-type="float">
            <text:p>0.824661402567662</text:p>
          </table:table-cell>
          <table:table-cell office:value-type="float" office:value="0.891819770659527" calcext:value-type="float">
            <text:p>0.891819770659527</text:p>
          </table:table-cell>
          <table:table-cell office:value-type="float" office:value="0.916425017869969" calcext:value-type="float">
            <text:p>0.916425017869969</text:p>
          </table:table-cell>
          <table:table-cell office:value-type="float" office:value="0.809057986835721" calcext:value-type="float">
            <text:p>0.809057986835721</text:p>
          </table:table-cell>
          <table:table-cell office:value-type="float" office:value="0.585160959333789" calcext:value-type="float">
            <text:p>0.585160959333789</text:p>
          </table:table-cell>
          <table:table-cell office:value-type="float" office:value="0.393238449891256" calcext:value-type="float">
            <text:p>0.393238449891256</text:p>
          </table:table-cell>
          <table:table-cell office:value-type="float" office:value="0.273896917106877" calcext:value-type="float">
            <text:p>0.273896917106877</text:p>
          </table:table-cell>
          <table:table-cell office:value-type="float" office:value="0.202557243764829" calcext:value-type="float">
            <text:p>0.202557243764829</text:p>
          </table:table-cell>
          <table:table-cell office:value-type="float" office:value="0.157997027334459" calcext:value-type="float">
            <text:p>0.157997027334459</text:p>
          </table:table-cell>
          <table:table-cell office:value-type="float" office:value="0.128565770993103" calcext:value-type="float">
            <text:p>0.128565770993103</text:p>
          </table:table-cell>
          <table:table-cell office:value-type="float" office:value="0.108124698128225" calcext:value-type="float">
            <text:p>0.108124698128225</text:p>
          </table:table-cell>
          <table:table-cell office:value-type="float" office:value="0.0933170489027291" calcext:value-type="float">
            <text:p>0.093317048902729</text:p>
          </table:table-cell>
          <table:table-cell office:value-type="float" office:value="0.0822105538942087" calcext:value-type="float">
            <text:p>0.082210553894209</text:p>
          </table:table-cell>
          <table:table-cell office:value-type="float" office:value="0.0736362199763911" calcext:value-type="float">
            <text:p>0.073636219976391</text:p>
          </table:table-cell>
          <table:table-cell office:value-type="float" office:value="0.0668547852271528" calcext:value-type="float">
            <text:p>0.066854785227153</text:p>
          </table:table-cell>
          <table:table-cell office:value-type="float" office:value="0.0613803839057632" calcext:value-type="float">
            <text:p>0.061380383905763</text:p>
          </table:table-cell>
          <table:table-cell office:value-type="float" office:value="0.0568828680546664" calcext:value-type="float">
            <text:p>0.056882868054667</text:p>
          </table:table-cell>
          <table:table-cell office:value-type="float" office:value="0.0531313227244962" calcext:value-type="float">
            <text:p>0.053131322724496</text:p>
          </table:table-cell>
          <table:table-cell office:value-type="float" office:value="0.0499601181617926" calcext:value-type="float">
            <text:p>0.049960118161793</text:p>
          </table:table-cell>
          <table:table-cell office:value-type="float" office:value="0.0472477950839785" calcext:value-type="float">
            <text:p>0.047247795083979</text:p>
          </table:table-cell>
          <table:table-cell office:value-type="float" office:value="0.0449035255522037" calcext:value-type="float">
            <text:p>0.044903525552204</text:p>
          </table:table-cell>
          <table:table-cell office:value-type="float" office:value="0.0428581926035527" calcext:value-type="float">
            <text:p>0.042858192603553</text:p>
          </table:table-cell>
          <table:table-cell office:value-type="float" office:value="0.0410583684634897" calcext:value-type="float">
            <text:p>0.04105836846349</text:p>
          </table:table-cell>
          <table:table-cell office:value-type="float" office:value="0.0394621595045325" calcext:value-type="float">
            <text:p>0.039462159504533</text:p>
          </table:table-cell>
          <table:table-cell office:value-type="float" office:value="0.0380362816128202" calcext:value-type="float">
            <text:p>0.03803628161282</text:p>
          </table:table-cell>
          <table:table-cell office:value-type="float" office:value="0.0367539634855109" calcext:value-type="float">
            <text:p>0.036753963485511</text:p>
          </table:table-cell>
          <table:table-cell office:value-type="float" office:value="0.0355934172966212" calcext:value-type="float">
            <text:p>0.035593417296621</text:p>
          </table:table-cell>
          <table:table-cell office:value-type="float" office:value="0.0345367042982419" calcext:value-type="float">
            <text:p>0.034536704298242</text:p>
          </table:table-cell>
          <table:table-cell office:value-type="float" office:value="0.0335688787507424" calcext:value-type="float">
            <text:p>0.033568878750743</text:p>
          </table:table-cell>
          <table:table-cell office:value-type="float" office:value="0.0326773294869613" calcext:value-type="float">
            <text:p>0.032677329486961</text:p>
          </table:table-cell>
          <table:table-cell office:value-type="float" office:value="0.0318512616861035" calcext:value-type="float">
            <text:p>0.031851261686104</text:p>
          </table:table-cell>
          <table:table-cell office:value-type="float" office:value="0.0310812763605582" calcext:value-type="float">
            <text:p>0.031081276360558</text:p>
          </table:table-cell>
          <table:table-cell office:value-type="float" office:value="0.0303590141121098" calcext:value-type="float">
            <text:p>0.03035901411211</text:p>
          </table:table-cell>
          <table:table-cell office:value-type="float" office:value="0.029676834115822" calcext:value-type="float">
            <text:p>0.029676834115822</text:p>
          </table:table-cell>
          <table:table-cell office:value-type="float" office:value="0.0290274992162176" calcext:value-type="float">
            <text:p>0.029027499216218</text:p>
          </table:table-cell>
          <table:table-cell office:value-type="float" office:value="0.028403832436306" calcext:value-type="float">
            <text:p>0.028403832436306</text:p>
          </table:table-cell>
          <table:table-cell office:value-type="float" office:value="0.0277982961675006" calcext:value-type="float">
            <text:p>0.027798296167501</text:p>
          </table:table-cell>
          <table:table-cell office:value-type="float" office:value="0.0272024162631521" calcext:value-type="float">
            <text:p>0.027202416263152</text:p>
          </table:table-cell>
          <table:table-cell office:value-type="float" office:value="0.0266059149889534" calcext:value-type="float">
            <text:p>0.026605914988953</text:p>
          </table:table-cell>
          <table:table-cell office:value-type="float" office:value="0.0259952979666498" calcext:value-type="float">
            <text:p>0.02599529796665</text:p>
          </table:table-cell>
          <table:table-cell office:value-type="float" office:value="0.0253513898105808" calcext:value-type="float">
            <text:p>0.025351389810581</text:p>
          </table:table-cell>
          <table:table-cell office:value-type="float" office:value="0.0246447669940704" calcext:value-type="float">
            <text:p>0.024644766994071</text:p>
          </table:table-cell>
          <table:table-cell office:value-type="float" office:value="0.0238268301215277" calcext:value-type="float">
            <text:p>0.023826830121528</text:p>
          </table:table-cell>
          <table:table-cell office:value-type="float" office:value="0.0228117969427816" calcext:value-type="float">
            <text:p>0.022811796942782</text:p>
          </table:table-cell>
          <table:table-cell office:value-type="float" office:value="0.0214423858622479" calcext:value-type="float">
            <text:p>0.021442385862248</text:p>
          </table:table-cell>
          <table:table-cell office:value-type="float" office:value="0.0194529613799314" calcext:value-type="float">
            <text:p>0.019452961379932</text:p>
          </table:table-cell>
          <table:table-cell office:value-type="float" office:value="0.0166223782271942" calcext:value-type="float">
            <text:p>0.016622378227194</text:p>
          </table:table-cell>
          <table:table-cell office:value-type="float" office:value="0.0134548283390685" calcext:value-type="float">
            <text:p>0.013454828339069</text:p>
          </table:table-cell>
          <table:table-cell office:value-type="float" office:value="0.0109558406641073" calcext:value-type="float">
            <text:p>0.010955840664107</text:p>
          </table:table-cell>
          <table:table-cell office:value-type="float" office:value="0.00930174197784742" calcext:value-type="float">
            <text:p>0.009301741977847</text:p>
          </table:table-cell>
          <table:table-cell office:value-type="float" office:value="0.00820213922561648" calcext:value-type="float">
            <text:p>0.008202139225616</text:p>
          </table:table-cell>
          <table:table-cell office:value-type="float" office:value="0.00742533281046244" calcext:value-type="float">
            <text:p>0.007425332810462</text:p>
          </table:table-cell>
          <table:table-cell office:value-type="float" office:value="0.0068417740588919" calcext:value-type="float">
            <text:p>0.006841774058892</text:p>
          </table:table-cell>
          <table:table-cell office:value-type="float" office:value="0.00638087076461807" calcext:value-type="float">
            <text:p>0.006380870764618</text:p>
          </table:table-cell>
          <table:table-cell office:value-type="float" office:value="0.0060024539918615" calcext:value-type="float">
            <text:p>0.006002453991862</text:p>
          </table:table-cell>
          <table:table-cell office:value-type="float" office:value="0.00568238213598844" calcext:value-type="float">
            <text:p>0.005682382135988</text:p>
          </table:table-cell>
          <table:table-cell office:value-type="float" office:value="0.00540537576554725" calcext:value-type="float">
            <text:p>0.005405375765547</text:p>
          </table:table-cell>
          <table:table-cell office:value-type="float" office:value="0.00516131201481399" calcext:value-type="float">
            <text:p>0.005161312014814</text:p>
          </table:table-cell>
          <table:table-cell office:value-type="float" office:value="0.004943212863607" calcext:value-type="float">
            <text:p>0.004943212863607</text:p>
          </table:table-cell>
          <table:table-cell office:value-type="float" office:value="0.00474609997146061" calcext:value-type="float">
            <text:p>0.004746099971461</text:p>
          </table:table-cell>
          <table:table-cell office:value-type="float" office:value="0.00456631398536954" calcext:value-type="float">
            <text:p>0.00456631398537</text:p>
          </table:table-cell>
          <table:table-cell office:value-type="float" office:value="0.0044010940228126" calcext:value-type="float">
            <text:p>0.004401094022813</text:p>
          </table:table-cell>
          <table:table-cell office:value-type="float" office:value="0.00424830884951495" calcext:value-type="float">
            <text:p>0.004248308849515</text:p>
          </table:table-cell>
          <table:table-cell office:value-type="float" office:value="0.00410627973839705" calcext:value-type="float">
            <text:p>0.004106279738397</text:p>
          </table:table-cell>
          <table:table-cell office:value-type="float" office:value="0.0039736605471276" calcext:value-type="float">
            <text:p>0.003973660547128</text:p>
          </table:table-cell>
          <table:table-cell office:value-type="float" office:value="0.00384935454707117" calcext:value-type="float">
            <text:p>0.003849354547071</text:p>
          </table:table-cell>
          <table:table-cell office:value-type="float" office:value="0.00373245547421857" calcext:value-type="float">
            <text:p>0.003732455474219</text:p>
          </table:table-cell>
          <table:table-cell office:value-type="float" office:value="0.00362220491959383" calcext:value-type="float">
            <text:p>0.003622204919594</text:p>
          </table:table-cell>
          <table:table-cell office:value-type="float" office:value="0.00351796097610503" calcext:value-type="float">
            <text:p>0.003517960976105</text:p>
          </table:table-cell>
          <table:table-cell office:value-type="float" office:value="0.00341917478978516" calcext:value-type="float">
            <text:p>0.003419174789785</text:p>
          </table:table-cell>
          <table:table-cell office:value-type="float" office:value="0.00332537275934231" calcext:value-type="float">
            <text:p>0.003325372759342</text:p>
          </table:table-cell>
          <table:table-cell office:value-type="float" office:value="0.00323614283699279" calcext:value-type="float">
            <text:p>0.003236142836993</text:p>
          </table:table-cell>
          <table:table-cell office:value-type="float" office:value="0.00315112385148828" calcext:value-type="float">
            <text:p>0.003151123851488</text:p>
          </table:table-cell>
          <table:table-cell office:value-type="float" office:value="0.00306999708867587" calcext:value-type="float">
            <text:p>0.003069997088676</text:p>
          </table:table-cell>
          <table:table-cell office:value-type="float" office:value="0.00299247957981733" calcext:value-type="float">
            <text:p>0.002992479579817</text:p>
          </table:table-cell>
          <table:table-cell office:value-type="float" office:value="0.00291831869702515" calcext:value-type="float">
            <text:p>0.002918318697025</text:p>
          </table:table-cell>
          <table:table-cell office:value-type="float" office:value="0.00284728776014928" calcext:value-type="float">
            <text:p>0.002847287760149</text:p>
          </table:table-cell>
          <table:table-cell office:value-type="float" office:value="0.00277918243440032" calcext:value-type="float">
            <text:p>0.0027791824344</text:p>
          </table:table-cell>
          <table:table-cell office:value-type="float" office:value="0.00271381775205712" calcext:value-type="float">
            <text:p>0.002713817752057</text:p>
          </table:table-cell>
          <table:table-cell office:value-type="float" office:value="0.00265102563123744" calcext:value-type="float">
            <text:p>0.002651025631237</text:p>
          </table:table-cell>
          <table:table-cell office:value-type="float" office:value="0.00259065279385799" calcext:value-type="float">
            <text:p>0.002590652793858</text:p>
          </table:table-cell>
          <table:table-cell office:value-type="float" office:value="0.00253255900679889" calcext:value-type="float">
            <text:p>0.002532559006799</text:p>
          </table:table-cell>
          <table:table-cell office:value-type="float" office:value="0.00247661558668838" calcext:value-type="float">
            <text:p>0.002476615586688</text:p>
          </table:table-cell>
          <table:table-cell office:value-type="float" office:value="0.00242270412125304" calcext:value-type="float">
            <text:p>0.002422704121253</text:p>
          </table:table-cell>
          <table:table-cell office:value-type="float" office:value="0.00237071536976599" calcext:value-type="float">
            <text:p>0.002370715369766</text:p>
          </table:table-cell>
          <table:table-cell office:value-type="float" office:value="0.00232054831256426" calcext:value-type="float">
            <text:p>0.002320548312564</text:p>
          </table:table-cell>
          <table:table-cell office:value-type="float" office:value="0.0022721093253591" calcext:value-type="float">
            <text:p>0.002272109325359</text:p>
          </table:table-cell>
          <table:table-cell office:value-type="float" office:value="0.00222531145865229" calcext:value-type="float">
            <text:p>0.002225311458652</text:p>
          </table:table-cell>
          <table:table-cell office:value-type="float" office:value="0.00218007380611987" calcext:value-type="float">
            <text:p>0.00218007380612</text:p>
          </table:table-cell>
          <table:table-cell office:value-type="float" office:value="0.00213632094871015" calcext:value-type="float">
            <text:p>0.00213632094871</text:p>
          </table:table-cell>
          <table:table-cell office:value-type="float" office:value="0.00209398246348627" calcext:value-type="float">
            <text:p>0.002093982463486</text:p>
          </table:table-cell>
          <table:table-cell office:value-type="float" office:value="0.00205299248808426" calcext:value-type="float">
            <text:p>0.002052992488084</text:p>
          </table:table-cell>
          <table:table-cell office:value-type="float" office:value="0.00201328933315512" calcext:value-type="float">
            <text:p>0.002013289333155</text:p>
          </table:table-cell>
          <table:table-cell office:value-type="float" office:value="0.0019748151363975" calcext:value-type="float">
            <text:p>0.001974815136398</text:p>
          </table:table-cell>
          <table:table-cell office:value-type="float" office:value="0.00193751555274463" calcext:value-type="float">
            <text:p>0.001937515552745</text:p>
          </table:table-cell>
          <table:table-cell office:value-type="float" office:value="0.00190133947614293" calcext:value-type="float">
            <text:p>0.001901339476143</text:p>
          </table:table-cell>
          <table:table-cell office:value-type="float" office:value="0.00186623878899403" calcext:value-type="float">
            <text:p>0.001866238788994</text:p>
          </table:table-cell>
          <table:table-cell office:value-type="float" office:value="0.00183216813593741" calcext:value-type="float">
            <text:p>0.001832168135937</text:p>
          </table:table-cell>
          <table:table-cell office:value-type="float" office:value="0.00179908471910054" calcext:value-type="float">
            <text:p>0.001799084719101</text:p>
          </table:table-cell>
          <table:table-cell office:value-type="float" office:value="0.00176694811232796" calcext:value-type="float">
            <text:p>0.001766948112328</text:p>
          </table:table-cell>
          <table:table-cell office:value-type="float" office:value="0.00173572009229015" calcext:value-type="float">
            <text:p>0.00173572009229</text:p>
          </table:table-cell>
          <table:table-cell office:value-type="float" office:value="0.00170536448457831" calcext:value-type="float">
            <text:p>0.001705364484578</text:p>
          </table:table-cell>
          <table:table-cell office:value-type="float" office:value="0.00167584702319405" calcext:value-type="float">
            <text:p>0.001675847023194</text:p>
          </table:table-cell>
          <table:table-cell office:value-type="float" office:value="0.00164713522202179" calcext:value-type="float">
            <text:p>0.001647135222022</text:p>
          </table:table-cell>
          <table:table-cell office:value-type="float" office:value="0.00161919825703667" calcext:value-type="float">
            <text:p>0.001619198257037</text:p>
          </table:table-cell>
          <table:table-cell office:value-type="float" office:value="0.00159200685817654" calcext:value-type="float">
            <text:p>0.001592006858177</text:p>
          </table:table-cell>
          <table:table-cell office:value-type="float" office:value="0.00156553320991438" calcext:value-type="float">
            <text:p>0.001565533209914</text:p>
          </table:table-cell>
          <table:table-cell office:value-type="float" office:value="0.00153975085968564" calcext:value-type="float">
            <text:p>0.001539750859686</text:p>
          </table:table-cell>
          <table:table-cell office:value-type="float" office:value="0.00151463463342743" calcext:value-type="float">
            <text:p>0.001514634633427</text:p>
          </table:table-cell>
          <table:table-cell office:value-type="float" office:value="0.00149016055755759" calcext:value-type="float">
            <text:p>0.001490160557558</text:p>
          </table:table-cell>
          <table:table-cell office:value-type="float" office:value="0.00146630578680994" calcext:value-type="float">
            <text:p>0.00146630578681</text:p>
          </table:table-cell>
          <table:table-cell office:value-type="float" office:value="0.0014430485373955" calcext:value-type="float">
            <text:p>0.001443048537396</text:p>
          </table:table-cell>
          <table:table-cell office:value-type="float" office:value="0.00142036802501079" calcext:value-type="float">
            <text:p>0.001420368025011</text:p>
          </table:table-cell>
          <table:table-cell office:value-type="float" office:value="0.00139824440728586" calcext:value-type="float">
            <text:p>0.001398244407286</text:p>
          </table:table-cell>
          <table:table-cell office:value-type="float" office:value="0.00137665873027467" calcext:value-type="float">
            <text:p>0.001376658730275</text:p>
          </table:table-cell>
          <table:table-cell office:value-type="float" office:value="0.00135559287866331" calcext:value-type="float">
            <text:p>0.001355592878663</text:p>
          </table:table-cell>
          <table:table-cell office:value-type="float" office:value="0.00133502952937626" calcext:value-type="float">
            <text:p>0.001335029529376</text:p>
          </table:table-cell>
          <table:table-cell office:value-type="float" office:value="0.00131495210831033" calcext:value-type="float">
            <text:p>0.00131495210831</text:p>
          </table:table-cell>
          <table:table-cell office:value-type="float" office:value="0.00129534474993954" calcext:value-type="float">
            <text:p>0.00129534474994</text:p>
          </table:table-cell>
          <table:table-cell office:value-type="float" office:value="0.00127619225956821" calcext:value-type="float">
            <text:p>0.001276192259568</text:p>
          </table:table-cell>
          <table:table-cell office:value-type="float" office:value="0.0012574800780279" calcext:value-type="float">
            <text:p>0.001257480078028</text:p>
          </table:table-cell>
          <table:table-cell office:value-type="float" office:value="0.00123919424861569" calcext:value-type="float">
            <text:p>0.001239194248616</text:p>
          </table:table-cell>
          <table:table-cell office:value-type="float" office:value="0.00122132138612817" calcext:value-type="float">
            <text:p>0.001221321386128</text:p>
          </table:table-cell>
          <table:table-cell office:value-type="float" office:value="0.00120384864781268" calcext:value-type="float">
            <text:p>0.001203848647813</text:p>
          </table:table-cell>
          <table:table-cell office:value-type="float" office:value="0.00118676370610145" calcext:value-type="float">
            <text:p>0.001186763706101</text:p>
          </table:table-cell>
          <table:table-cell office:value-type="float" office:value="0.00117005472301107" calcext:value-type="float">
            <text:p>0.001170054723011</text:p>
          </table:table-cell>
          <table:table-cell office:value-type="float" office:value="0.00115371032605901" calcext:value-type="float">
            <text:p>0.001153710326059</text:p>
          </table:table-cell>
          <table:table-cell office:value-type="float" office:value="0.00113771958562682" calcext:value-type="float">
            <text:p>0.001137719585627</text:p>
          </table:table-cell>
          <table:table-cell office:value-type="float" office:value="0.00112207199363579" calcext:value-type="float">
            <text:p>0.001122071993636</text:p>
          </table:table-cell>
          <table:table-cell office:value-type="float" office:value="0.00110675744346285" calcext:value-type="float">
            <text:p>0.001106757443463</text:p>
          </table:table-cell>
          <table:table-cell office:value-type="float" office:value="0.00109176621100499" calcext:value-type="float">
            <text:p>0.001091766211005</text:p>
          </table:table-cell>
          <table:table-cell office:value-type="float" office:value="0.00107708893682168" calcext:value-type="float">
            <text:p>0.001077088936822</text:p>
          </table:table-cell>
          <table:table-cell office:value-type="float" office:value="0.00106271660926978" calcext:value-type="float">
            <text:p>0.00106271660927</text:p>
          </table:table-cell>
          <table:table-cell office:value-type="float" office:value="0.00104864054858247" calcext:value-type="float">
            <text:p>0.001048640548582</text:p>
          </table:table-cell>
          <table:table-cell office:value-type="float" office:value="0.00103485239181533" calcext:value-type="float">
            <text:p>0.001034852391815</text:p>
          </table:table-cell>
          <table:table-cell office:value-type="float" office:value="0.00102134407861575" calcext:value-type="float">
            <text:p>0.001021344078616</text:p>
          </table:table-cell>
          <table:table-cell office:value-type="float" office:value="0.00100810783775285" calcext:value-type="float">
            <text:p>0.001008107837753</text:p>
          </table:table-cell>
          <table:table-cell office:value-type="float" office:value="0.000995136174367913" calcext:value-type="float">
            <text:p>0.000995136174368</text:p>
          </table:table-cell>
          <table:table-cell office:value-type="float" office:value="0.000982421857897506" calcext:value-type="float">
            <text:p>0.000982421857898</text:p>
          </table:table-cell>
          <table:table-cell office:value-type="float" office:value="0.000969957910624866" calcext:value-type="float">
            <text:p>0.000969957910625</text:p>
          </table:table-cell>
          <table:table-cell office:value-type="float" office:value="0.000957737596824806" calcext:value-type="float">
            <text:p>0.000957737596825</text:p>
          </table:table-cell>
          <table:table-cell office:value-type="float" office:value="0.000945754412468394" calcext:value-type="float">
            <text:p>0.000945754412468</text:p>
          </table:table-cell>
          <table:table-cell office:value-type="float" office:value="0.000934002075442224" calcext:value-type="float">
            <text:p>0.000934002075442</text:p>
          </table:table-cell>
          <table:table-cell office:value-type="float" office:value="0.000922474516268536" calcext:value-type="float">
            <text:p>0.000922474516269</text:p>
          </table:table-cell>
          <table:table-cell office:value-type="float" office:value="0.000911165869284203" calcext:value-type="float">
            <text:p>0.000911165869284</text:p>
          </table:table-cell>
          <table:table-cell office:value-type="float" office:value="0.000900070464252835" calcext:value-type="float">
            <text:p>0.000900070464253</text:p>
          </table:table-cell>
          <table:table-cell office:value-type="float" office:value="0.000889182818396625" calcext:value-type="float">
            <text:p>0.000889182818397</text:p>
          </table:table-cell>
          <table:table-cell office:value-type="float" office:value="0.000878497628804231" calcext:value-type="float">
            <text:p>0.000878497628804</text:p>
          </table:table-cell>
          <table:table-cell office:value-type="float" office:value="0.00086800976521384" calcext:value-type="float">
            <text:p>0.000868009765214</text:p>
          </table:table-cell>
          <table:table-cell office:value-type="float" office:value="0.000857714263133927" calcext:value-type="float">
            <text:p>0.000857714263134</text:p>
          </table:table-cell>
          <table:table-cell office:value-type="float" office:value="0.000847606317295397" calcext:value-type="float">
            <text:p>0.000847606317295</text:p>
          </table:table-cell>
          <table:table-cell office:value-type="float" office:value="0.000837681275405987" calcext:value-type="float">
            <text:p>0.000837681275406</text:p>
          </table:table-cell>
          <table:table-cell office:value-type="float" office:value="0.00082793463220053" calcext:value-type="float">
            <text:p>0.000827934632201</text:p>
          </table:table-cell>
          <table:table-cell office:value-type="float" office:value="0.000818362023762427" calcext:value-type="float">
            <text:p>0.000818362023762</text:p>
          </table:table-cell>
          <table:table-cell office:value-type="float" office:value="0.000808959222107935" calcext:value-type="float">
            <text:p>0.000808959222108</text:p>
          </table:table-cell>
          <table:table-cell office:value-type="float" office:value="0.000799722130016192" calcext:value-type="float">
            <text:p>0.000799722130016</text:p>
          </table:table-cell>
          <table:table-cell office:value-type="float" office:value="0.000790646776090685" calcext:value-type="float">
            <text:p>0.000790646776091</text:p>
          </table:table-cell>
          <table:table-cell office:value-type="float" office:value="0.000781729310044474" calcext:value-type="float">
            <text:p>0.000781729310044</text:p>
          </table:table-cell>
          <table:table-cell office:value-type="float" office:value="0.000772965998194093" calcext:value-type="float">
            <text:p>0.000772965998194</text:p>
          </table:table-cell>
          <table:table-cell office:value-type="float" office:value="0.000764353219153372" calcext:value-type="float">
            <text:p>0.000764353219153</text:p>
          </table:table-cell>
          <table:table-cell office:value-type="float" office:value="0.00075588745971153" calcext:value-type="float">
            <text:p>0.000755887459712</text:p>
          </table:table-cell>
          <table:table-cell office:value-type="float" office:value="0.000747565310896895" calcext:value-type="float">
            <text:p>0.000747565310897</text:p>
          </table:table-cell>
          <table:table-cell office:value-type="float" office:value="0.00073938346420331" calcext:value-type="float">
            <text:p>0.000739383464203</text:p>
          </table:table-cell>
          <table:table-cell office:value-type="float" office:value="0.000731338707986548" calcext:value-type="float">
            <text:p>0.000731338707987</text:p>
          </table:table-cell>
          <table:table-cell office:value-type="float" office:value="0.000723427924003302" calcext:value-type="float">
            <text:p>0.000723427924003</text:p>
          </table:table-cell>
          <table:table-cell office:value-type="float" office:value="0.000715648084109719" calcext:value-type="float">
            <text:p>0.00071564808411</text:p>
          </table:table-cell>
          <table:table-cell office:value-type="float" office:value="0.000707996247084204" calcext:value-type="float">
            <text:p>0.000707996247084</text:p>
          </table:table-cell>
          <table:table-cell office:value-type="float" office:value="0.000700469555592038" calcext:value-type="float">
            <text:p>0.000700469555592</text:p>
          </table:table-cell>
          <table:table-cell office:value-type="float" office:value="0.000693065233274487" calcext:value-type="float">
            <text:p>0.000693065233274</text:p>
          </table:table-cell>
          <table:table-cell office:value-type="float" office:value="0.000685780581952039" calcext:value-type="float">
            <text:p>0.000685780581952</text:p>
          </table:table-cell>
          <table:table-cell office:value-type="float" office:value="0.000678612978947859" calcext:value-type="float">
            <text:p>0.000678612978948</text:p>
          </table:table-cell>
          <table:table-cell office:value-type="float" office:value="0.000671559874518798" calcext:value-type="float">
            <text:p>0.000671559874519</text:p>
          </table:table-cell>
          <table:table-cell office:value-type="float" office:value="0.000664618789381438" calcext:value-type="float">
            <text:p>0.000664618789381</text:p>
          </table:table-cell>
          <table:table-cell office:value-type="float" office:value="0.000657787312350792" calcext:value-type="float">
            <text:p>0.000657787312351</text:p>
          </table:table-cell>
          <table:table-cell office:value-type="float" office:value="0.000651063098063587" calcext:value-type="float">
            <text:p>0.000651063098064</text:p>
          </table:table-cell>
          <table:table-cell office:value-type="float" office:value="0.000644443864793257" calcext:value-type="float">
            <text:p>0.000644443864793</text:p>
          </table:table-cell>
          <table:table-cell office:value-type="float" office:value="0.000637927392348964" calcext:value-type="float">
            <text:p>0.000637927392349</text:p>
          </table:table-cell>
          <table:table-cell office:value-type="float" office:value="0.000631511520061461" calcext:value-type="float">
            <text:p>0.000631511520061</text:p>
          </table:table-cell>
          <table:table-cell office:value-type="float" office:value="0.000625194144843501" calcext:value-type="float">
            <text:p>0.000625194144844</text:p>
          </table:table-cell>
          <table:table-cell office:value-type="float" office:value="0.000618973219321302" calcext:value-type="float">
            <text:p>0.000618973219321</text:p>
          </table:table-cell>
          <table:table-cell office:value-type="float" office:value="0.000612846750047526" calcext:value-type="float">
            <text:p>0.000612846750048</text:p>
          </table:table-cell>
          <table:table-cell office:value-type="float" office:value="0.000606812795769955" calcext:value-type="float">
            <text:p>0.00060681279577</text:p>
          </table:table-cell>
          <table:table-cell office:value-type="float" office:value="0.00060086946577688" calcext:value-type="float">
            <text:p>0.000600869465777</text:p>
          </table:table-cell>
          <table:table-cell office:value-type="float" office:value="0.000595014918294248" calcext:value-type="float">
            <text:p>0.000595014918294</text:p>
          </table:table-cell>
          <table:table-cell office:value-type="float" office:value="0.000589247358951114" calcext:value-type="float">
            <text:p>0.000589247358951</text:p>
          </table:table-cell>
          <table:table-cell office:value-type="float" office:value="0.000583565039295778" calcext:value-type="float">
            <text:p>0.000583565039296</text:p>
          </table:table-cell>
          <table:table-cell office:value-type="float" office:value="0.000577966255371749" calcext:value-type="float">
            <text:p>0.000577966255372</text:p>
          </table:table-cell>
          <table:table-cell office:value-type="float" office:value="0.00057244934634122" calcext:value-type="float">
            <text:p>0.000572449346341</text:p>
          </table:table-cell>
          <table:table-cell office:value-type="float" office:value="0.00056701269316298" calcext:value-type="float">
            <text:p>0.000567012693163</text:p>
          </table:table-cell>
          <table:table-cell office:value-type="float" office:value="0.000561654717313587" calcext:value-type="float">
            <text:p>0.000561654717314</text:p>
          </table:table-cell>
          <table:table-cell office:value-type="float" office:value="0.000556373879558095" calcext:value-type="float">
            <text:p>0.000556373879558</text:p>
          </table:table-cell>
          <table:table-cell office:value-type="float" office:value="0.000551168678763051" calcext:value-type="float">
            <text:p>0.000551168678763</text:p>
          </table:table-cell>
          <table:table-cell office:value-type="float" office:value="0.000546037650756173" calcext:value-type="float">
            <text:p>0.000546037650756</text:p>
          </table:table-cell>
          <table:table-cell office:value-type="float" office:value="0.000540979367215895" calcext:value-type="float">
            <text:p>0.000540979367216</text:p>
          </table:table-cell>
          <table:table-cell office:value-type="float" office:value="0.000535992434613011" calcext:value-type="float">
            <text:p>0.000535992434613</text:p>
          </table:table-cell>
          <table:table-cell office:value-type="float" office:value="0.000531075493177212" calcext:value-type="float">
            <text:p>0.000531075493177</text:p>
          </table:table-cell>
          <table:table-cell office:value-type="float" office:value="0.000526227215910149" calcext:value-type="float">
            <text:p>0.00052622721591</text:p>
          </table:table-cell>
          <table:table-cell office:value-type="float" office:value="0.000521446307626127" calcext:value-type="float">
            <text:p>0.000521446307626</text:p>
          </table:table-cell>
          <table:table-cell office:value-type="float" office:value="0.000516731504027709" calcext:value-type="float">
            <text:p>0.000516731504028</text:p>
          </table:table-cell>
          <table:table-cell office:value-type="float" office:value="0.000512081570809453" calcext:value-type="float">
            <text:p>0.000512081570809</text:p>
          </table:table-cell>
          <table:table-cell office:value-type="float" office:value="0.000507495302802543" calcext:value-type="float">
            <text:p>0.000507495302803</text:p>
          </table:table-cell>
          <table:table-cell office:value-type="float" office:value="0.000502971523135797" calcext:value-type="float">
            <text:p>0.000502971523136</text:p>
          </table:table-cell>
          <table:table-cell office:value-type="float" office:value="0.000498509082430119" calcext:value-type="float">
            <text:p>0.00049850908243</text:p>
          </table:table-cell>
          <table:table-cell office:value-type="float" office:value="0.000494106858024339" calcext:value-type="float">
            <text:p>0.000494106858024</text:p>
          </table:table-cell>
          <table:table-cell office:value-type="float" office:value="0.000489763753218338" calcext:value-type="float">
            <text:p>0.000489763753218</text:p>
          </table:table-cell>
          <table:table-cell office:value-type="float" office:value="0.000485478696551456" calcext:value-type="float">
            <text:p>0.000485478696551</text:p>
          </table:table-cell>
          <table:table-cell office:value-type="float" office:value="0.000481250641090218" calcext:value-type="float">
            <text:p>0.00048125064109</text:p>
          </table:table-cell>
          <table:table-cell office:value-type="float" office:value="0.000477078563757484" calcext:value-type="float">
            <text:p>0.000477078563757</text:p>
          </table:table-cell>
          <table:table-cell office:value-type="float" office:value="0.000472961464666836" calcext:value-type="float">
            <text:p>0.000472961464667</text:p>
          </table:table-cell>
          <table:table-cell office:value-type="float" office:value="0.00046889836649113" calcext:value-type="float">
            <text:p>0.000468898366491</text:p>
          </table:table-cell>
          <table:table-cell office:value-type="float" office:value="0.000464888313842669" calcext:value-type="float">
            <text:p>0.000464888313843</text:p>
          </table:table-cell>
          <table:table-cell office:value-type="float" office:value="0.000460930372676969" calcext:value-type="float">
            <text:p>0.000460930372677</text:p>
          </table:table-cell>
          <table:table-cell office:value-type="float" office:value="0.000457023629718688" calcext:value-type="float">
            <text:p>0.000457023629719</text:p>
          </table:table-cell>
          <table:table-cell office:value-type="float" office:value="0.000453167191898871" calcext:value-type="float">
            <text:p>0.00045316719189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000454396028134899" calcext:value-type="float">
            <text:p>0.000454396028135</text:p>
          </table:table-cell>
          <table:table-cell office:value-type="float" office:value="0.000458368301428115" calcext:value-type="float">
            <text:p>0.000458368301428</text:p>
          </table:table-cell>
          <table:table-cell office:value-type="float" office:value="0.000462394472693547" calcext:value-type="float">
            <text:p>0.000462394472694</text:p>
          </table:table-cell>
          <table:table-cell office:value-type="float" office:value="0.000466475551265582" calcext:value-type="float">
            <text:p>0.000466475551266</text:p>
          </table:table-cell>
          <table:table-cell office:value-type="float" office:value="0.000470612570917596" calcext:value-type="float">
            <text:p>0.000470612570918</text:p>
          </table:table-cell>
          <table:table-cell office:value-type="float" office:value="0.000474806590601258" calcext:value-type="float">
            <text:p>0.000474806590601</text:p>
          </table:table-cell>
          <table:table-cell office:value-type="float" office:value="0.000479058695200409" calcext:value-type="float">
            <text:p>0.0004790586952</text:p>
          </table:table-cell>
          <table:table-cell office:value-type="float" office:value="0.000483369996320239" calcext:value-type="float">
            <text:p>0.00048336999632</text:p>
          </table:table-cell>
          <table:table-cell office:value-type="float" office:value="0.00048774163310565" calcext:value-type="float">
            <text:p>0.000487741633106</text:p>
          </table:table-cell>
          <table:table-cell office:value-type="float" office:value="0.00049217477308459" calcext:value-type="float">
            <text:p>0.000492174773085</text:p>
          </table:table-cell>
          <table:table-cell office:value-type="float" office:value="0.000496670613047735" calcext:value-type="float">
            <text:p>0.000496670613048</text:p>
          </table:table-cell>
          <table:table-cell office:value-type="float" office:value="0.000501230379958524" calcext:value-type="float">
            <text:p>0.000501230379959</text:p>
          </table:table-cell>
          <table:table-cell office:value-type="float" office:value="0.000505855331895716" calcext:value-type="float">
            <text:p>0.000505855331896</text:p>
          </table:table-cell>
          <table:table-cell office:value-type="float" office:value="0.000510546759036053" calcext:value-type="float">
            <text:p>0.000510546759036</text:p>
          </table:table-cell>
          <table:table-cell office:value-type="float" office:value="0.000515305984671111" calcext:value-type="float">
            <text:p>0.000515305984671</text:p>
          </table:table-cell>
          <table:table-cell office:value-type="float" office:value="0.00052013436626175" calcext:value-type="float">
            <text:p>0.000520134366262</text:p>
          </table:table-cell>
          <table:table-cell office:value-type="float" office:value="0.000525033296532256" calcext:value-type="float">
            <text:p>0.000525033296532</text:p>
          </table:table-cell>
          <table:table-cell office:value-type="float" office:value="0.000530004204617993" calcext:value-type="float">
            <text:p>0.000530004204618</text:p>
          </table:table-cell>
          <table:table-cell office:value-type="float" office:value="0.000535048557240074" calcext:value-type="float">
            <text:p>0.00053504855724</text:p>
          </table:table-cell>
          <table:table-cell office:value-type="float" office:value="0.000540167859937335" calcext:value-type="float">
            <text:p>0.000540167859937</text:p>
          </table:table-cell>
          <table:table-cell office:value-type="float" office:value="0.00054536365834604" calcext:value-type="float">
            <text:p>0.000545363658346</text:p>
          </table:table-cell>
          <table:table-cell office:value-type="float" office:value="0.000550637539527929" calcext:value-type="float">
            <text:p>0.000550637539528</text:p>
          </table:table-cell>
          <table:table-cell office:value-type="float" office:value="0.000555991133353326" calcext:value-type="float">
            <text:p>0.000555991133353</text:p>
          </table:table-cell>
          <table:table-cell office:value-type="float" office:value="0.000561426113935308" calcext:value-type="float">
            <text:p>0.000561426113935</text:p>
          </table:table-cell>
          <table:table-cell office:value-type="float" office:value="0.000566944201128926" calcext:value-type="float">
            <text:p>0.000566944201129</text:p>
          </table:table-cell>
          <table:table-cell office:value-type="float" office:value="0.000572547162089749" calcext:value-type="float">
            <text:p>0.00057254716209</text:p>
          </table:table-cell>
          <table:table-cell office:value-type="float" office:value="0.000578236812889569" calcext:value-type="float">
            <text:p>0.00057823681289</text:p>
          </table:table-cell>
          <table:table-cell office:value-type="float" office:value="0.000584015020209459" calcext:value-type="float">
            <text:p>0.000584015020209</text:p>
          </table:table-cell>
          <table:table-cell office:value-type="float" office:value="0.00058988370309256" calcext:value-type="float">
            <text:p>0.000589883703093</text:p>
          </table:table-cell>
          <table:table-cell office:value-type="float" office:value="0.000595844834784016" calcext:value-type="float">
            <text:p>0.000595844834784</text:p>
          </table:table-cell>
          <table:table-cell office:value-type="float" office:value="0.000601900444634446" calcext:value-type="float">
            <text:p>0.000601900444634</text:p>
          </table:table-cell>
          <table:table-cell office:value-type="float" office:value="0.000608052620093694" calcext:value-type="float">
            <text:p>0.000608052620094</text:p>
          </table:table-cell>
          <table:table-cell office:value-type="float" office:value="0.000614303508785269" calcext:value-type="float">
            <text:p>0.000614303508785</text:p>
          </table:table-cell>
          <table:table-cell office:value-type="float" office:value="0.000620655320675119" calcext:value-type="float">
            <text:p>0.000620655320675</text:p>
          </table:table-cell>
          <table:table-cell office:value-type="float" office:value="0.000627110330330311" calcext:value-type="float">
            <text:p>0.00062711033033</text:p>
          </table:table-cell>
          <table:table-cell office:value-type="float" office:value="0.000633670879280924" calcext:value-type="float">
            <text:p>0.000633670879281</text:p>
          </table:table-cell>
          <table:table-cell office:value-type="float" office:value="0.000640339378480826" calcext:value-type="float">
            <text:p>0.000640339378481</text:p>
          </table:table-cell>
          <table:table-cell office:value-type="float" office:value="0.000647118310882482" calcext:value-type="float">
            <text:p>0.000647118310882</text:p>
          </table:table-cell>
          <table:table-cell office:value-type="float" office:value="0.000654010234128198" calcext:value-type="float">
            <text:p>0.000654010234128</text:p>
          </table:table-cell>
          <table:table-cell office:value-type="float" office:value="0.000661017783358961" calcext:value-type="float">
            <text:p>0.000661017783359</text:p>
          </table:table-cell>
          <table:table-cell office:value-type="float" office:value="0.00066814367415519" calcext:value-type="float">
            <text:p>0.000668143674155</text:p>
          </table:table-cell>
          <table:table-cell office:value-type="float" office:value="0.0006753907056067" calcext:value-type="float">
            <text:p>0.000675390705607</text:p>
          </table:table-cell>
          <table:table-cell office:value-type="float" office:value="0.000682761763536246" calcext:value-type="float">
            <text:p>0.000682761763536</text:p>
          </table:table-cell>
          <table:table-cell office:value-type="float" office:value="0.000690259823856494" calcext:value-type="float">
            <text:p>0.000690259823856</text:p>
          </table:table-cell>
          <table:table-cell office:value-type="float" office:value="0.00069788795610489" calcext:value-type="float">
            <text:p>0.000697887956105</text:p>
          </table:table-cell>
          <table:table-cell office:value-type="float" office:value="0.000705649327129025" calcext:value-type="float">
            <text:p>0.000705649327129</text:p>
          </table:table-cell>
          <table:table-cell office:value-type="float" office:value="0.00071354720495899" calcext:value-type="float">
            <text:p>0.000713547204959</text:p>
          </table:table-cell>
          <table:table-cell office:value-type="float" office:value="0.000721584962861926" calcext:value-type="float">
            <text:p>0.000721584962862</text:p>
          </table:table-cell>
          <table:table-cell office:value-type="float" office:value="0.000729766083593206" calcext:value-type="float">
            <text:p>0.000729766083593</text:p>
          </table:table-cell>
          <table:table-cell office:value-type="float" office:value="0.000738094163860065" calcext:value-type="float">
            <text:p>0.00073809416386</text:p>
          </table:table-cell>
          <table:table-cell office:value-type="float" office:value="0.00074657291900421" calcext:value-type="float">
            <text:p>0.000746572919004</text:p>
          </table:table-cell>
          <table:table-cell office:value-type="float" office:value="0.000755206187913772" calcext:value-type="float">
            <text:p>0.000755206187914</text:p>
          </table:table-cell>
          <table:table-cell office:value-type="float" office:value="0.000763997938194882" calcext:value-type="float">
            <text:p>0.000763997938195</text:p>
          </table:table-cell>
          <table:table-cell office:value-type="float" office:value="0.000772952271584615" calcext:value-type="float">
            <text:p>0.000772952271585</text:p>
          </table:table-cell>
          <table:table-cell office:value-type="float" office:value="0.00078207342966615" calcext:value-type="float">
            <text:p>0.000782073429666</text:p>
          </table:table-cell>
          <table:table-cell office:value-type="float" office:value="0.00079136579986074" calcext:value-type="float">
            <text:p>0.000791365799861</text:p>
          </table:table-cell>
          <table:table-cell office:value-type="float" office:value="0.000800833921743361" calcext:value-type="float">
            <text:p>0.000800833921743</text:p>
          </table:table-cell>
          <table:table-cell office:value-type="float" office:value="0.000810482493680799" calcext:value-type="float">
            <text:p>0.000810482493681</text:p>
          </table:table-cell>
          <table:table-cell office:value-type="float" office:value="0.000820316379830718" calcext:value-type="float">
            <text:p>0.000820316379831</text:p>
          </table:table-cell>
          <table:table-cell office:value-type="float" office:value="0.000830340617517168" calcext:value-type="float">
            <text:p>0.000830340617517</text:p>
          </table:table-cell>
          <table:table-cell office:value-type="float" office:value="0.000840560424995574" calcext:value-type="float">
            <text:p>0.000840560424996</text:p>
          </table:table-cell>
          <table:table-cell office:value-type="float" office:value="0.000850981209650933" calcext:value-type="float">
            <text:p>0.000850981209651</text:p>
          </table:table-cell>
          <table:table-cell office:value-type="float" office:value="0.000861608576644777" calcext:value-type="float">
            <text:p>0.000861608576645</text:p>
          </table:table-cell>
          <table:table-cell office:value-type="float" office:value="0.000872448338044798" calcext:value-type="float">
            <text:p>0.000872448338045</text:p>
          </table:table-cell>
          <table:table-cell office:value-type="float" office:value="0.000883506522466142" calcext:value-type="float">
            <text:p>0.000883506522466</text:p>
          </table:table-cell>
          <table:table-cell office:value-type="float" office:value="0.000894789385266191" calcext:value-type="float">
            <text:p>0.000894789385266</text:p>
          </table:table-cell>
          <table:table-cell office:value-type="float" office:value="0.000906303419314919" calcext:value-type="float">
            <text:p>0.000906303419315</text:p>
          </table:table-cell>
          <table:table-cell office:value-type="float" office:value="0.000918055366398919" calcext:value-type="float">
            <text:p>0.000918055366399</text:p>
          </table:table-cell>
          <table:table-cell office:value-type="float" office:value="0.000930052229287314" calcext:value-type="float">
            <text:p>0.000930052229287</text:p>
          </table:table-cell>
          <table:table-cell office:value-type="float" office:value="0.000942301284514014" calcext:value-type="float">
            <text:p>0.000942301284514</text:p>
          </table:table-cell>
          <table:table-cell office:value-type="float" office:value="0.000954810095925869" calcext:value-type="float">
            <text:p>0.000954810095926</text:p>
          </table:table-cell>
          <table:table-cell office:value-type="float" office:value="0.000967586529044305" calcext:value-type="float">
            <text:p>0.000967586529044</text:p>
          </table:table-cell>
          <table:table-cell office:value-type="float" office:value="0.000980638766304843" calcext:value-type="float">
            <text:p>0.000980638766305</text:p>
          </table:table-cell>
          <table:table-cell office:value-type="float" office:value="0.000993975323243973" calcext:value-type="float">
            <text:p>0.000993975323244</text:p>
          </table:table-cell>
          <table:table-cell office:value-type="float" office:value="0.00100760506569284" calcext:value-type="float">
            <text:p>0.001007605065693</text:p>
          </table:table-cell>
          <table:table-cell office:value-type="float" office:value="0.0010215372280466" calcext:value-type="float">
            <text:p>0.001021537228047</text:p>
          </table:table-cell>
          <table:table-cell office:value-type="float" office:value="0.00103578143271537" calcext:value-type="float">
            <text:p>0.001035781432715</text:p>
          </table:table-cell>
          <table:table-cell office:value-type="float" office:value="0.00105034771081436" calcext:value-type="float">
            <text:p>0.001050347710814</text:p>
          </table:table-cell>
          <table:table-cell office:value-type="float" office:value="0.00106524652422316" calcext:value-type="float">
            <text:p>0.001065246524223</text:p>
          </table:table-cell>
          <table:table-cell office:value-type="float" office:value="0.00108048878907797" calcext:value-type="float">
            <text:p>0.001080488789078</text:p>
          </table:table-cell>
          <table:table-cell office:value-type="float" office:value="0.00109608590084934" calcext:value-type="float">
            <text:p>0.001096085900849</text:p>
          </table:table-cell>
          <table:table-cell office:value-type="float" office:value="0.00111204976111683" calcext:value-type="float">
            <text:p>0.001112049761117</text:p>
          </table:table-cell>
          <table:table-cell office:value-type="float" office:value="0.00112839280615945" calcext:value-type="float">
            <text:p>0.001128392806159</text:p>
          </table:table-cell>
          <table:table-cell office:value-type="float" office:value="0.00114512803754197" calcext:value-type="float">
            <text:p>0.001145128037542</text:p>
          </table:table-cell>
          <table:table-cell office:value-type="float" office:value="0.00116226905483281" calcext:value-type="float">
            <text:p>0.001162269054833</text:p>
          </table:table-cell>
          <table:table-cell office:value-type="float" office:value="0.00117983009065532" calcext:value-type="float">
            <text:p>0.001179830090655</text:p>
          </table:table-cell>
          <table:table-cell office:value-type="float" office:value="0.00119782604824605" calcext:value-type="float">
            <text:p>0.001197826048246</text:p>
          </table:table-cell>
          <table:table-cell office:value-type="float" office:value="0.00121627254175014" calcext:value-type="float">
            <text:p>0.00121627254175</text:p>
          </table:table-cell>
          <table:table-cell office:value-type="float" office:value="0.00123518593949758" calcext:value-type="float">
            <text:p>0.001235185939498</text:p>
          </table:table-cell>
          <table:table-cell office:value-type="float" office:value="0.00125458341049065" calcext:value-type="float">
            <text:p>0.001254583410491</text:p>
          </table:table-cell>
          <table:table-cell office:value-type="float" office:value="0.00127448297444182" calcext:value-type="float">
            <text:p>0.001274482974442</text:p>
          </table:table-cell>
          <table:table-cell office:value-type="float" office:value="0.00129490355560444" calcext:value-type="float">
            <text:p>0.001294903555604</text:p>
          </table:table-cell>
          <table:table-cell office:value-type="float" office:value="0.00131586504084139" calcext:value-type="float">
            <text:p>0.001315865040841</text:p>
          </table:table-cell>
          <table:table-cell office:value-type="float" office:value="0.00133738834223032" calcext:value-type="float">
            <text:p>0.00133738834223</text:p>
          </table:table-cell>
          <table:table-cell office:value-type="float" office:value="0.00135949546469096" calcext:value-type="float">
            <text:p>0.001359495464691</text:p>
          </table:table-cell>
          <table:table-cell office:value-type="float" office:value="0.00138220957910759" calcext:value-type="float">
            <text:p>0.001382209579108</text:p>
          </table:table-cell>
          <table:table-cell office:value-type="float" office:value="0.00140555510143119" calcext:value-type="float">
            <text:p>0.001405555101431</text:p>
          </table:table-cell>
          <table:table-cell office:value-type="float" office:value="0.0014295577784318" calcext:value-type="float">
            <text:p>0.001429557778432</text:p>
          </table:table-cell>
          <table:table-cell office:value-type="float" office:value="0.00145424478067054" calcext:value-type="float">
            <text:p>0.001454244780671</text:p>
          </table:table-cell>
          <table:table-cell office:value-type="float" office:value="0.00147964480349459" calcext:value-type="float">
            <text:p>0.001479644803495</text:p>
          </table:table-cell>
          <table:table-cell office:value-type="float" office:value="0.00150578817684309" calcext:value-type="float">
            <text:p>0.001505788176843</text:p>
          </table:table-cell>
          <table:table-cell office:value-type="float" office:value="0.00153270698478159" calcext:value-type="float">
            <text:p>0.001532706984782</text:p>
          </table:table-cell>
          <table:table-cell office:value-type="float" office:value="0.00156043519582033" calcext:value-type="float">
            <text:p>0.00156043519582</text:p>
          </table:table-cell>
          <table:table-cell office:value-type="float" office:value="0.0015890088051428" calcext:value-type="float">
            <text:p>0.001589008805143</text:p>
          </table:table-cell>
          <table:table-cell office:value-type="float" office:value="0.00161846599006365" calcext:value-type="float">
            <text:p>0.001618465990064</text:p>
          </table:table-cell>
          <table:table-cell office:value-type="float" office:value="0.00164884728020959" calcext:value-type="float">
            <text:p>0.00164884728021</text:p>
          </table:table-cell>
          <table:table-cell office:value-type="float" office:value="0.00168019574403905" calcext:value-type="float">
            <text:p>0.001680195744039</text:p>
          </table:table-cell>
          <table:table-cell office:value-type="float" office:value="0.00171255719361189" calcext:value-type="float">
            <text:p>0.001712557193612</text:p>
          </table:table-cell>
          <table:table-cell office:value-type="float" office:value="0.00174598040973421" calcext:value-type="float">
            <text:p>0.001745980409734</text:p>
          </table:table-cell>
          <table:table-cell office:value-type="float" office:value="0.00178051738990923" calcext:value-type="float">
            <text:p>0.001780517389909</text:p>
          </table:table-cell>
          <table:table-cell office:value-type="float" office:value="0.00181622362184195" calcext:value-type="float">
            <text:p>0.001816223621842</text:p>
          </table:table-cell>
          <table:table-cell office:value-type="float" office:value="0.00185315838566861" calcext:value-type="float">
            <text:p>0.001853158385669</text:p>
          </table:table-cell>
          <table:table-cell office:value-type="float" office:value="0.00189138508849637" calcext:value-type="float">
            <text:p>0.001891385088496</text:p>
          </table:table-cell>
          <table:table-cell office:value-type="float" office:value="0.0019309716354166" calcext:value-type="float">
            <text:p>0.001930971635417</text:p>
          </table:table-cell>
          <table:table-cell office:value-type="float" office:value="0.00197199084171893" calcext:value-type="float">
            <text:p>0.001971990841719</text:p>
          </table:table-cell>
          <table:table-cell office:value-type="float" office:value="0.0020145208918294" calcext:value-type="float">
            <text:p>0.002014520891829</text:p>
          </table:table-cell>
          <table:table-cell office:value-type="float" office:value="0.00205864585125584" calcext:value-type="float">
            <text:p>0.002058645851256</text:p>
          </table:table-cell>
          <table:table-cell office:value-type="float" office:value="0.00210445623894907" calcext:value-type="float">
            <text:p>0.002104456238949</text:p>
          </table:table-cell>
          <table:table-cell office:value-type="float" office:value="0.00215204966853483" calcext:value-type="float">
            <text:p>0.002152049668535</text:p>
          </table:table-cell>
          <table:table-cell office:value-type="float" office:value="0.00220153156844382" calcext:value-type="float">
            <text:p>0.002201531568444</text:p>
          </table:table-cell>
          <table:table-cell office:value-type="float" office:value="0.00225301599251414" calcext:value-type="float">
            <text:p>0.002253015992514</text:p>
          </table:table-cell>
          <table:table-cell office:value-type="float" office:value="0.00230662653470902" calcext:value-type="float">
            <text:p>0.002306626534709</text:p>
          </table:table-cell>
          <table:table-cell office:value-type="float" office:value="0.00236249736401822" calcext:value-type="float">
            <text:p>0.002362497364018</text:p>
          </table:table-cell>
          <table:table-cell office:value-type="float" office:value="0.00242077439847707" calcext:value-type="float">
            <text:p>0.002420774398477</text:p>
          </table:table-cell>
          <table:table-cell office:value-type="float" office:value="0.00248161664075128" calcext:value-type="float">
            <text:p>0.002481616640751</text:p>
          </table:table-cell>
          <table:table-cell office:value-type="float" office:value="0.00254519770196166" calcext:value-type="float">
            <text:p>0.002545197701962</text:p>
          </table:table-cell>
          <table:table-cell office:value-type="float" office:value="0.00261170754570484" calcext:value-type="float">
            <text:p>0.002611707545705</text:p>
          </table:table-cell>
          <table:table-cell office:value-type="float" office:value="0.00268135449041881" calcext:value-type="float">
            <text:p>0.002681354490419</text:p>
          </table:table-cell>
          <table:table-cell office:value-type="float" office:value="0.00275436751613784" calcext:value-type="float">
            <text:p>0.002754367516138</text:p>
          </table:table-cell>
          <table:table-cell office:value-type="float" office:value="0.00283099893132036" calcext:value-type="float">
            <text:p>0.00283099893132</text:p>
          </table:table-cell>
          <table:table-cell office:value-type="float" office:value="0.00291152746733597" calcext:value-type="float">
            <text:p>0.002911527467336</text:p>
          </table:table-cell>
          <table:table-cell office:value-type="float" office:value="0.00299626188320195" calcext:value-type="float">
            <text:p>0.002996261883202</text:p>
          </table:table-cell>
          <table:table-cell office:value-type="float" office:value="0.00308554518195643" calcext:value-type="float">
            <text:p>0.003085545181956</text:p>
          </table:table-cell>
          <table:table-cell office:value-type="float" office:value="0.0031797595636533" calcext:value-type="float">
            <text:p>0.003179759563653</text:p>
          </table:table-cell>
          <table:table-cell office:value-type="float" office:value="0.00327933227027565" calcext:value-type="float">
            <text:p>0.003279332270276</text:p>
          </table:table-cell>
          <table:table-cell office:value-type="float" office:value="0.00338474251632905" calcext:value-type="float">
            <text:p>0.003384742516329</text:p>
          </table:table-cell>
          <table:table-cell office:value-type="float" office:value="0.00349652974864338" calcext:value-type="float">
            <text:p>0.003496529748643</text:p>
          </table:table-cell>
          <table:table-cell office:value-type="float" office:value="0.00361530354345318" calcext:value-type="float">
            <text:p>0.003615303543453</text:p>
          </table:table-cell>
          <table:table-cell office:value-type="float" office:value="0.00374175553329339" calcext:value-type="float">
            <text:p>0.003741755533293</text:p>
          </table:table-cell>
          <table:table-cell office:value-type="float" office:value="0.00387667386752394" calcext:value-type="float">
            <text:p>0.003876673867524</text:p>
          </table:table-cell>
          <table:table-cell office:value-type="float" office:value="0.00402096085869221" calcext:value-type="float">
            <text:p>0.004020960858692</text:p>
          </table:table-cell>
          <table:table-cell office:value-type="float" office:value="0.00417565466582376" calcext:value-type="float">
            <text:p>0.004175654665824</text:p>
          </table:table-cell>
          <table:table-cell office:value-type="float" office:value="0.00434195613596081" calcext:value-type="float">
            <text:p>0.004341956135961</text:p>
          </table:table-cell>
          <table:table-cell office:value-type="float" office:value="0.00452126229542637" calcext:value-type="float">
            <text:p>0.004521262295426</text:p>
          </table:table-cell>
          <table:table-cell office:value-type="float" office:value="0.00471520849581111" calcext:value-type="float">
            <text:p>0.004715208495811</text:p>
          </table:table-cell>
          <table:table-cell office:value-type="float" office:value="0.0049257219404564" calcext:value-type="float">
            <text:p>0.004925721940456</text:p>
          </table:table-cell>
          <table:table-cell office:value-type="float" office:value="0.00515509034232085" calcext:value-type="float">
            <text:p>0.005155090342321</text:p>
          </table:table-cell>
          <table:table-cell office:value-type="float" office:value="0.00540605094300019" calcext:value-type="float">
            <text:p>0.005406050943</text:p>
          </table:table-cell>
          <table:table-cell office:value-type="float" office:value="0.00568190728875782" calcext:value-type="float">
            <text:p>0.005681907288758</text:p>
          </table:table-cell>
          <table:table-cell office:value-type="float" office:value="0.00598668438545012" calcext:value-type="float">
            <text:p>0.00598668438545</text:p>
          </table:table-cell>
          <table:table-cell office:value-type="float" office:value="0.00632533774598295" calcext:value-type="float">
            <text:p>0.006325337745983</text:p>
          </table:table-cell>
          <table:table-cell office:value-type="float" office:value="0.00670403940889712" calcext:value-type="float">
            <text:p>0.006704039408897</text:p>
          </table:table-cell>
          <table:table-cell office:value-type="float" office:value="0.00713057595976419" calcext:value-type="float">
            <text:p>0.007130575959764</text:p>
          </table:table-cell>
          <table:table-cell office:value-type="float" office:value="0.00761491292514772" calcext:value-type="float">
            <text:p>0.007614912925148</text:p>
          </table:table-cell>
          <table:table-cell office:value-type="float" office:value="0.00817001201610582" calcext:value-type="float">
            <text:p>0.008170012016106</text:p>
          </table:table-cell>
          <table:table-cell office:value-type="float" office:value="0.00881304255444131" calcext:value-type="float">
            <text:p>0.008813042554441</text:p>
          </table:table-cell>
          <table:table-cell office:value-type="float" office:value="0.00956722514603881" calcext:value-type="float">
            <text:p>0.009567225146039</text:p>
          </table:table-cell>
          <table:table-cell office:value-type="float" office:value="0.0104647222829045" calcext:value-type="float">
            <text:p>0.010464722282905</text:p>
          </table:table-cell>
          <table:table-cell office:value-type="float" office:value="0.0115513255980349" calcext:value-type="float">
            <text:p>0.011551325598035</text:p>
          </table:table-cell>
          <table:table-cell office:value-type="float" office:value="0.0128943518956882" calcext:value-type="float">
            <text:p>0.012894351895688</text:p>
          </table:table-cell>
          <table:table-cell office:value-type="float" office:value="0.0145965274095295" calcext:value-type="float">
            <text:p>0.01459652740953</text:p>
          </table:table-cell>
          <table:table-cell office:value-type="float" office:value="0.016821579686707" calcext:value-type="float">
            <text:p>0.016821579686707</text:p>
          </table:table-cell>
          <table:table-cell office:value-type="float" office:value="0.0198437436285338" calcext:value-type="float">
            <text:p>0.019843743628534</text:p>
          </table:table-cell>
          <table:table-cell office:value-type="float" office:value="0.0241472537498638" calcext:value-type="float">
            <text:p>0.024147253749864</text:p>
          </table:table-cell>
          <table:table-cell office:value-type="float" office:value="0.0306235703295108" calcext:value-type="float">
            <text:p>0.030623570329511</text:p>
          </table:table-cell>
          <table:table-cell office:value-type="float" office:value="0.0408699613504788" calcext:value-type="float">
            <text:p>0.040869961350479</text:p>
          </table:table-cell>
          <table:table-cell office:value-type="float" office:value="0.056889004046309" calcext:value-type="float">
            <text:p>0.056889004046309</text:p>
          </table:table-cell>
          <table:table-cell office:value-type="float" office:value="0.0774560459235409" calcext:value-type="float">
            <text:p>0.077456045923541</text:p>
          </table:table-cell>
          <table:table-cell office:value-type="float" office:value="0.0956130900101321" calcext:value-type="float">
            <text:p>0.095613090010132</text:p>
          </table:table-cell>
          <table:table-cell office:value-type="float" office:value="0.107867482339062" calcext:value-type="float">
            <text:p>0.107867482339062</text:p>
          </table:table-cell>
          <table:table-cell office:value-type="float" office:value="0.115740457745564" calcext:value-type="float">
            <text:p>0.115740457745564</text:p>
          </table:table-cell>
          <table:table-cell office:value-type="float" office:value="0.121059950929734" calcext:value-type="float">
            <text:p>0.121059950929734</text:p>
          </table:table-cell>
          <table:table-cell office:value-type="float" office:value="0.124903770375038" calcext:value-type="float">
            <text:p>0.124903770375038</text:p>
          </table:table-cell>
          <table:table-cell office:value-type="float" office:value="0.127854243877798" calcext:value-type="float">
            <text:p>0.127854243877798</text:p>
          </table:table-cell>
          <table:table-cell office:value-type="float" office:value="0.130235289773799" calcext:value-type="float">
            <text:p>0.130235289773799</text:p>
          </table:table-cell>
          <table:table-cell office:value-type="float" office:value="0.132236698330162" calcext:value-type="float">
            <text:p>0.132236698330162</text:p>
          </table:table-cell>
          <table:table-cell office:value-type="float" office:value="0.13397560281878" calcext:value-type="float">
            <text:p>0.13397560281878</text:p>
          </table:table-cell>
          <table:table-cell office:value-type="float" office:value="0.135527753927242" calcext:value-type="float">
            <text:p>0.135527753927242</text:p>
          </table:table-cell>
          <table:table-cell office:value-type="float" office:value="0.136944195578831" calcext:value-type="float">
            <text:p>0.136944195578831</text:p>
          </table:table-cell>
          <table:table-cell office:value-type="float" office:value="0.138260596829965" calcext:value-type="float">
            <text:p>0.138260596829965</text:p>
          </table:table-cell>
          <table:table-cell office:value-type="float" office:value="0.139502714445954" calcext:value-type="float">
            <text:p>0.139502714445954</text:p>
          </table:table-cell>
          <table:table-cell office:value-type="float" office:value="0.140689723862114" calcext:value-type="float">
            <text:p>0.140689723862114</text:p>
          </table:table-cell>
          <table:table-cell office:value-type="float" office:value="0.141836327463242" calcext:value-type="float">
            <text:p>0.141836327463242</text:p>
          </table:table-cell>
          <table:table-cell office:value-type="float" office:value="0.142954136385652" calcext:value-type="float">
            <text:p>0.142954136385652</text:p>
          </table:table-cell>
          <table:table-cell office:value-type="float" office:value="0.144052607789185" calcext:value-type="float">
            <text:p>0.144052607789185</text:p>
          </table:table-cell>
          <table:table-cell office:value-type="float" office:value="0.145139704031547" calcext:value-type="float">
            <text:p>0.145139704031547</text:p>
          </table:table-cell>
          <table:table-cell office:value-type="float" office:value="0.146222375844751" calcext:value-type="float">
            <text:p>0.146222375844751</text:p>
          </table:table-cell>
          <table:table-cell office:value-type="float" office:value="0.147306934907949" calcext:value-type="float">
            <text:p>0.147306934907949</text:p>
          </table:table-cell>
          <table:table-cell office:value-type="float" office:value="0.148399360074382" calcext:value-type="float">
            <text:p>0.148399360074382</text:p>
          </table:table-cell>
          <table:table-cell office:value-type="float" office:value="0.149505569634549" calcext:value-type="float">
            <text:p>0.149505569634549</text:p>
          </table:table-cell>
          <table:table-cell office:value-type="float" office:value="0.150631686098969" calcext:value-type="float">
            <text:p>0.150631686098969</text:p>
          </table:table-cell>
          <table:table-cell office:value-type="float" office:value="0.151784318499117" calcext:value-type="float">
            <text:p>0.151784318499117</text:p>
          </table:table-cell>
          <table:table-cell office:value-type="float" office:value="0.152970889705058" calcext:value-type="float">
            <text:p>0.152970889705058</text:p>
          </table:table-cell>
          <table:table-cell office:value-type="float" office:value="0.154200043277781" calcext:value-type="float">
            <text:p>0.154200043277781</text:p>
          </table:table-cell>
          <table:table-cell office:value-type="float" office:value="0.155482177574577" calcext:value-type="float">
            <text:p>0.155482177574577</text:p>
          </table:table-cell>
          <table:table-cell office:value-type="float" office:value="0.156830177553268" calcext:value-type="float">
            <text:p>0.156830177553268</text:p>
          </table:table-cell>
          <table:table-cell office:value-type="float" office:value="0.158260453217413" calcext:value-type="float">
            <text:p>0.158260453217413</text:p>
          </table:table-cell>
          <table:table-cell office:value-type="float" office:value="0.159794459503732" calcext:value-type="float">
            <text:p>0.159794459503732</text:p>
          </table:table-cell>
          <table:table-cell office:value-type="float" office:value="0.161460987595754" calcext:value-type="float">
            <text:p>0.161460987595754</text:p>
          </table:table-cell>
          <table:table-cell office:value-type="float" office:value="0.163299724999964" calcext:value-type="float">
            <text:p>0.163299724999964</text:p>
          </table:table-cell>
          <table:table-cell office:value-type="float" office:value="0.165366967793793" calcext:value-type="float">
            <text:p>0.165366967793793</text:p>
          </table:table-cell>
          <table:table-cell office:value-type="float" office:value="0.167745114852197" calcext:value-type="float">
            <text:p>0.167745114852197</text:p>
          </table:table-cell>
          <table:table-cell office:value-type="float" office:value="0.170559076923898" calcext:value-type="float">
            <text:p>0.170559076923898</text:p>
          </table:table-cell>
          <table:table-cell office:value-type="float" office:value="0.174005890940828" calcext:value-type="float">
            <text:p>0.174005890940828</text:p>
          </table:table-cell>
          <table:table-cell office:value-type="float" office:value="0.178410728995798" calcext:value-type="float">
            <text:p>0.178410728995798</text:p>
          </table:table-cell>
          <table:table-cell office:value-type="float" office:value="0.184337922380749" calcext:value-type="float">
            <text:p>0.184337922380749</text:p>
          </table:table-cell>
          <table:table-cell office:value-type="float" office:value="0.192818896331668" calcext:value-type="float">
            <text:p>0.192818896331668</text:p>
          </table:table-cell>
          <table:table-cell office:value-type="float" office:value="0.205810493847079" calcext:value-type="float">
            <text:p>0.205810493847079</text:p>
          </table:table-cell>
          <table:table-cell office:value-type="float" office:value="0.226876688061084" calcext:value-type="float">
            <text:p>0.226876688061084</text:p>
          </table:table-cell>
          <table:table-cell office:value-type="float" office:value="0.260145050468726" calcext:value-type="float">
            <text:p>0.260145050468726</text:p>
          </table:table-cell>
          <table:table-cell office:value-type="float" office:value="0.298798449828798" calcext:value-type="float">
            <text:p>0.298798449828798</text:p>
          </table:table-cell>
          <table:table-cell office:value-type="float" office:value="0.317903596348982" calcext:value-type="float">
            <text:p>0.317903596348982</text:p>
          </table:table-cell>
          <table:table-cell office:value-type="float" office:value="0.314868466838539" calcext:value-type="float">
            <text:p>0.314868466838539</text:p>
          </table:table-cell>
          <table:table-cell office:value-type="float" office:value="0.304707372210155" calcext:value-type="float">
            <text:p>0.304707372210155</text:p>
          </table:table-cell>
          <table:table-cell office:value-type="float" office:value="0.294573717413679" calcext:value-type="float">
            <text:p>0.294573717413679</text:p>
          </table:table-cell>
          <table:table-cell office:value-type="float" office:value="0.286052355572895" calcext:value-type="float">
            <text:p>0.286052355572895</text:p>
          </table:table-cell>
          <table:table-cell office:value-type="float" office:value="0.279165519351385" calcext:value-type="float">
            <text:p>0.279165519351385</text:p>
          </table:table-cell>
          <table:table-cell office:value-type="float" office:value="0.273635288850205" calcext:value-type="float">
            <text:p>0.273635288850205</text:p>
          </table:table-cell>
          <table:table-cell office:value-type="float" office:value="0.269183484214015" calcext:value-type="float">
            <text:p>0.269183484214015</text:p>
          </table:table-cell>
          <table:table-cell office:value-type="float" office:value="0.265586591525304" calcext:value-type="float">
            <text:p>0.265586591525304</text:p>
          </table:table-cell>
          <table:table-cell office:value-type="float" office:value="0.262674366943714" calcext:value-type="float">
            <text:p>0.262674366943714</text:p>
          </table:table-cell>
          <table:table-cell office:value-type="float" office:value="0.260318416973571" calcext:value-type="float">
            <text:p>0.260318416973571</text:p>
          </table:table-cell>
          <table:table-cell office:value-type="float" office:value="0.258421431103318" calcext:value-type="float">
            <text:p>0.258421431103318</text:p>
          </table:table-cell>
          <table:table-cell office:value-type="float" office:value="0.256908902084924" calcext:value-type="float">
            <text:p>0.256908902084924</text:p>
          </table:table-cell>
          <table:table-cell office:value-type="float" office:value="0.255723113422764" calcext:value-type="float">
            <text:p>0.255723113422764</text:p>
          </table:table-cell>
          <table:table-cell office:value-type="float" office:value="0.254818837609805" calcext:value-type="float">
            <text:p>0.254818837609805</text:p>
          </table:table-cell>
          <table:table-cell office:value-type="float" office:value="0.254160254415613" calcext:value-type="float">
            <text:p>0.254160254415613</text:p>
          </table:table-cell>
          <table:table-cell office:value-type="float" office:value="0.253718725408509" calcext:value-type="float">
            <text:p>0.253718725408509</text:p>
          </table:table-cell>
          <table:table-cell office:value-type="float" office:value="0.253471169368882" calcext:value-type="float">
            <text:p>0.253471169368882</text:p>
          </table:table-cell>
          <table:table-cell office:value-type="float" office:value="0.253398862398398" calcext:value-type="float">
            <text:p>0.253398862398398</text:p>
          </table:table-cell>
          <table:table-cell office:value-type="float" office:value="0.253486541312663" calcext:value-type="float">
            <text:p>0.253486541312663</text:p>
          </table:table-cell>
          <table:table-cell office:value-type="float" office:value="0.253721726172751" calcext:value-type="float">
            <text:p>0.253721726172751</text:p>
          </table:table-cell>
          <table:table-cell office:value-type="float" office:value="0.254094203107407" calcext:value-type="float">
            <text:p>0.254094203107407</text:p>
          </table:table-cell>
          <table:table-cell office:value-type="float" office:value="0.254595625833249" calcext:value-type="float">
            <text:p>0.254595625833249</text:p>
          </table:table-cell>
          <table:table-cell office:value-type="float" office:value="0.255219206151258" calcext:value-type="float">
            <text:p>0.255219206151258</text:p>
          </table:table-cell>
          <table:table-cell office:value-type="float" office:value="0.255959471948801" calcext:value-type="float">
            <text:p>0.255959471948801</text:p>
          </table:table-cell>
          <table:table-cell office:value-type="float" office:value="0.256812077035284" calcext:value-type="float">
            <text:p>0.256812077035284</text:p>
          </table:table-cell>
          <table:table-cell office:value-type="float" office:value="0.257773651262009" calcext:value-type="float">
            <text:p>0.257773651262009</text:p>
          </table:table-cell>
          <table:table-cell office:value-type="float" office:value="0.258841682341743" calcext:value-type="float">
            <text:p>0.258841682341743</text:p>
          </table:table-cell>
          <table:table-cell office:value-type="float" office:value="0.260014422941104" calcext:value-type="float">
            <text:p>0.260014422941104</text:p>
          </table:table-cell>
          <table:table-cell office:value-type="float" office:value="0.261290818207928" calcext:value-type="float">
            <text:p>0.261290818207928</text:p>
          </table:table-cell>
          <table:table-cell office:value-type="float" office:value="0.262670450080783" calcext:value-type="float">
            <text:p>0.262670450080783</text:p>
          </table:table-cell>
          <table:table-cell office:value-type="float" office:value="0.264153495623594" calcext:value-type="float">
            <text:p>0.264153495623594</text:p>
          </table:table-cell>
          <table:table-cell office:value-type="float" office:value="0.265740697315724" calcext:value-type="float">
            <text:p>0.265740697315724</text:p>
          </table:table-cell>
          <table:table-cell office:value-type="float" office:value="0.267433343764736" calcext:value-type="float">
            <text:p>0.267433343764736</text:p>
          </table:table-cell>
          <table:table-cell office:value-type="float" office:value="0.269233259737338" calcext:value-type="float">
            <text:p>0.269233259737338</text:p>
          </table:table-cell>
          <table:table-cell office:value-type="float" office:value="0.271142804754688" calcext:value-type="float">
            <text:p>0.271142804754688</text:p>
          </table:table-cell>
          <table:table-cell office:value-type="float" office:value="0.273164879794602" calcext:value-type="float">
            <text:p>0.273164879794602</text:p>
          </table:table-cell>
          <table:table-cell office:value-type="float" office:value="0.275302941903552" calcext:value-type="float">
            <text:p>0.275302941903552</text:p>
          </table:table-cell>
          <table:table-cell office:value-type="float" office:value="0.277561026760198" calcext:value-type="float">
            <text:p>0.277561026760198</text:p>
          </table:table-cell>
          <table:table-cell office:value-type="float" office:value="0.279943779462224" calcext:value-type="float">
            <text:p>0.279943779462224</text:p>
          </table:table-cell>
          <table:table-cell office:value-type="float" office:value="0.282456494040667" calcext:value-type="float">
            <text:p>0.282456494040667</text:p>
          </table:table-cell>
          <table:table-cell office:value-type="float" office:value="0.285105162451731" calcext:value-type="float">
            <text:p>0.285105162451731</text:p>
          </table:table-cell>
          <table:table-cell office:value-type="float" office:value="0.287896534066851" calcext:value-type="float">
            <text:p>0.287896534066851</text:p>
          </table:table-cell>
          <table:table-cell office:value-type="float" office:value="0.290838186990037" calcext:value-type="float">
            <text:p>0.290838186990037</text:p>
          </table:table-cell>
          <table:table-cell office:value-type="float" office:value="0.293938612892363" calcext:value-type="float">
            <text:p>0.293938612892363</text:p>
          </table:table-cell>
          <table:table-cell office:value-type="float" office:value="0.297207317484789" calcext:value-type="float">
            <text:p>0.297207317484789</text:p>
          </table:table-cell>
          <table:table-cell office:value-type="float" office:value="0.30065493927505" calcext:value-type="float">
            <text:p>0.30065493927505</text:p>
          </table:table-cell>
          <table:table-cell office:value-type="float" office:value="0.30429338990102" calcext:value-type="float">
            <text:p>0.30429338990102</text:p>
          </table:table-cell>
          <table:table-cell office:value-type="float" office:value="0.308136020139375" calcext:value-type="float">
            <text:p>0.308136020139375</text:p>
          </table:table-cell>
          <table:table-cell office:value-type="float" office:value="0.31219781670416" calcext:value-type="float">
            <text:p>0.31219781670416</text:p>
          </table:table-cell>
          <table:table-cell office:value-type="float" office:value="0.316495636240877" calcext:value-type="float">
            <text:p>0.316495636240877</text:p>
          </table:table-cell>
          <table:table-cell office:value-type="float" office:value="0.321048484576774" calcext:value-type="float">
            <text:p>0.321048484576774</text:p>
          </table:table-cell>
          <table:table-cell office:value-type="float" office:value="0.325877851427494" calcext:value-type="float">
            <text:p>0.325877851427494</text:p>
          </table:table-cell>
          <table:table-cell office:value-type="float" office:value="0.331008113549133" calcext:value-type="float">
            <text:p>0.331008113549133</text:p>
          </table:table-cell>
          <table:table-cell office:value-type="float" office:value="0.336467022991307" calcext:value-type="float">
            <text:p>0.336467022991307</text:p>
          </table:table-cell>
          <table:table-cell office:value-type="float" office:value="0.342286301969378" calcext:value-type="float">
            <text:p>0.342286301969378</text:p>
          </table:table-cell>
          <table:table-cell office:value-type="float" office:value="0.348502372381805" calcext:value-type="float">
            <text:p>0.348502372381805</text:p>
          </table:table-cell>
          <table:table-cell office:value-type="float" office:value="0.355157256790605" calcext:value-type="float">
            <text:p>0.355157256790605</text:p>
          </table:table-cell>
          <table:table-cell office:value-type="float" office:value="0.362299699678792" calcext:value-type="float">
            <text:p>0.362299699678792</text:p>
          </table:table-cell>
          <table:table-cell office:value-type="float" office:value="0.369986574334002" calcext:value-type="float">
            <text:p>0.369986574334002</text:p>
          </table:table-cell>
          <table:table-cell office:value-type="float" office:value="0.37828466374351" calcext:value-type="float">
            <text:p>0.37828466374351</text:p>
          </table:table-cell>
          <table:table-cell office:value-type="float" office:value="0.387272936328879" calcext:value-type="float">
            <text:p>0.387272936328879</text:p>
          </table:table-cell>
          <table:table-cell office:value-type="float" office:value="0.397045483545614" calcext:value-type="float">
            <text:p>0.397045483545614</text:p>
          </table:table-cell>
          <table:table-cell office:value-type="float" office:value="0.407715352869927" calcext:value-type="float">
            <text:p>0.407715352869927</text:p>
          </table:table-cell>
          <table:table-cell office:value-type="float" office:value="0.419419606381005" calcext:value-type="float">
            <text:p>0.419419606381005</text:p>
          </table:table-cell>
          <table:table-cell office:value-type="float" office:value="0.432326076912776" calcext:value-type="float">
            <text:p>0.432326076912776</text:p>
          </table:table-cell>
          <table:table-cell office:value-type="float" office:value="0.446642502626251" calcext:value-type="float">
            <text:p>0.446642502626251</text:p>
          </table:table-cell>
          <table:table-cell office:value-type="float" office:value="0.462629027915529" calcext:value-type="float">
            <text:p>0.462629027915529</text:p>
          </table:table-cell>
          <table:table-cell office:value-type="float" office:value="0.480615502205448" calcext:value-type="float">
            <text:p>0.480615502205448</text:p>
          </table:table-cell>
          <table:table-cell office:value-type="float" office:value="0.5010256162406" calcext:value-type="float">
            <text:p>0.5010256162406</text:p>
          </table:table-cell>
          <table:table-cell office:value-type="float" office:value="0.524410626670042" calcext:value-type="float">
            <text:p>0.524410626670042</text:p>
          </table:table-cell>
          <table:table-cell office:value-type="float" office:value="0.551495788377612" calcext:value-type="float">
            <text:p>0.551495788377612</text:p>
          </table:table-cell>
          <table:table-cell office:value-type="float" office:value="0.583240730355248" calcext:value-type="float">
            <text:p>0.583240730355248</text:p>
          </table:table-cell>
          <table:table-cell office:value-type="float" office:value="0.620903487584946" calcext:value-type="float">
            <text:p>0.620903487584946</text:p>
          </table:table-cell>
          <table:table-cell office:value-type="float" office:value="0.666048342848019" calcext:value-type="float">
            <text:p>0.666048342848019</text:p>
          </table:table-cell>
          <table:table-cell office:value-type="float" office:value="0.720237953451279" calcext:value-type="float">
            <text:p>0.720237953451279</text:p>
          </table:table-cell>
          <table:table-cell office:value-type="float" office:value="0.783352304038231" calcext:value-type="float">
            <text:p>0.783352304038231</text:p>
          </table:table-cell>
          <table:table-cell office:value-type="float" office:value="0.846511893946527" calcext:value-type="float">
            <text:p>0.846511893946527</text:p>
          </table:table-cell>
          <table:table-cell office:value-type="float" office:value="0.869622299277833" calcext:value-type="float">
            <text:p>0.869622299277833</text:p>
          </table:table-cell>
          <table:table-cell office:value-type="float" office:value="0.768524280011005" calcext:value-type="float">
            <text:p>0.768524280011005</text:p>
          </table:table-cell>
          <table:table-cell office:value-type="float" office:value="0.557751716006488" calcext:value-type="float">
            <text:p>0.557751716006488</text:p>
          </table:table-cell>
          <table:table-cell office:value-type="float" office:value="0.377073530276347" calcext:value-type="float">
            <text:p>0.377073530276347</text:p>
          </table:table-cell>
          <table:table-cell office:value-type="float" office:value="0.264707534801751" calcext:value-type="float">
            <text:p>0.264707534801751</text:p>
          </table:table-cell>
          <table:table-cell office:value-type="float" office:value="0.197520411677473" calcext:value-type="float">
            <text:p>0.197520411677473</text:p>
          </table:table-cell>
          <table:table-cell office:value-type="float" office:value="0.155538104022399" calcext:value-type="float">
            <text:p>0.155538104022399</text:p>
          </table:table-cell>
          <table:table-cell office:value-type="float" office:value="0.127795407370624" calcext:value-type="float">
            <text:p>0.127795407370624</text:p>
          </table:table-cell>
          <table:table-cell office:value-type="float" office:value="0.108514618439985" calcext:value-type="float">
            <text:p>0.108514618439985</text:p>
          </table:table-cell>
          <table:table-cell office:value-type="float" office:value="0.0945364022943184" calcext:value-type="float">
            <text:p>0.094536402294318</text:p>
          </table:table-cell>
          <table:table-cell office:value-type="float" office:value="0.0840421202579341" calcext:value-type="float">
            <text:p>0.084042120257934</text:p>
          </table:table-cell>
          <table:table-cell office:value-type="float" office:value="0.0759315104997487" calcext:value-type="float">
            <text:p>0.075931510499749</text:p>
          </table:table-cell>
          <table:table-cell office:value-type="float" office:value="0.0695087629595511" calcext:value-type="float">
            <text:p>0.069508762959551</text:p>
          </table:table-cell>
          <table:table-cell office:value-type="float" office:value="0.0643165566479254" calcext:value-type="float">
            <text:p>0.064316556647925</text:p>
          </table:table-cell>
          <table:table-cell office:value-type="float" office:value="0.0600441266551806" calcext:value-type="float">
            <text:p>0.060044126655181</text:p>
          </table:table-cell>
          <table:table-cell office:value-type="float" office:value="0.0564741015602482" calcext:value-type="float">
            <text:p>0.056474101560248</text:p>
          </table:table-cell>
          <table:table-cell office:value-type="float" office:value="0.0534505520121799" calcext:value-type="float">
            <text:p>0.05345055201218</text:p>
          </table:table-cell>
          <table:table-cell office:value-type="float" office:value="0.0508591174025489" calcext:value-type="float">
            <text:p>0.050859117402549</text:p>
          </table:table-cell>
          <table:table-cell office:value-type="float" office:value="0.0486142623743112" calcext:value-type="float">
            <text:p>0.048614262374311</text:p>
          </table:table-cell>
          <table:table-cell office:value-type="float" office:value="0.0466508802221475" calcext:value-type="float">
            <text:p>0.046650880222148</text:p>
          </table:table-cell>
          <table:table-cell office:value-type="float" office:value="0.0449186241417317" calcext:value-type="float">
            <text:p>0.044918624141732</text:p>
          </table:table-cell>
          <table:table-cell office:value-type="float" office:value="0.043377995122661" calcext:value-type="float">
            <text:p>0.043377995122661</text:p>
          </table:table-cell>
          <table:table-cell office:value-type="float" office:value="0.0419975874874077" calcext:value-type="float">
            <text:p>0.041997587487408</text:p>
          </table:table-cell>
          <table:table-cell office:value-type="float" office:value="0.0407521131500651" calcext:value-type="float">
            <text:p>0.040752113150065</text:p>
          </table:table-cell>
          <table:table-cell office:value-type="float" office:value="0.0396209591877614" calcext:value-type="float">
            <text:p>0.039620959187761</text:p>
          </table:table-cell>
          <table:table-cell office:value-type="float" office:value="0.0385871161937094" calcext:value-type="float">
            <text:p>0.03858711619371</text:p>
          </table:table-cell>
          <table:table-cell office:value-type="float" office:value="0.0376363673216683" calcext:value-type="float">
            <text:p>0.037636367321668</text:p>
          </table:table-cell>
          <table:table-cell office:value-type="float" office:value="0.0367566615776664" calcext:value-type="float">
            <text:p>0.036756661577666</text:p>
          </table:table-cell>
          <table:table-cell office:value-type="float" office:value="0.0359376165831575" calcext:value-type="float">
            <text:p>0.035937616583158</text:p>
          </table:table-cell>
          <table:table-cell office:value-type="float" office:value="0.0351701097191551" calcext:value-type="float">
            <text:p>0.035170109719155</text:p>
          </table:table-cell>
          <table:table-cell office:value-type="float" office:value="0.0344459245014068" calcext:value-type="float">
            <text:p>0.034445924501407</text:p>
          </table:table-cell>
          <table:table-cell office:value-type="float" office:value="0.0337574222320859" calcext:value-type="float">
            <text:p>0.033757422232086</text:p>
          </table:table-cell>
          <table:table-cell office:value-type="float" office:value="0.0330972073149053" calcext:value-type="float">
            <text:p>0.033097207314905</text:p>
          </table:table-cell>
          <table:table-cell office:value-type="float" office:value="0.0324577466192265" calcext:value-type="float">
            <text:p>0.032457746619227</text:p>
          </table:table-cell>
          <table:table-cell office:value-type="float" office:value="0.0318308851705557" calcext:value-type="float">
            <text:p>0.031830885170556</text:p>
          </table:table-cell>
          <table:table-cell office:value-type="float" office:value="0.0312071640394547" calcext:value-type="float">
            <text:p>0.031207164039455</text:p>
          </table:table-cell>
          <table:table-cell office:value-type="float" office:value="0.0305747740068039" calcext:value-type="float">
            <text:p>0.030574774006804</text:p>
          </table:table-cell>
          <table:table-cell office:value-type="float" office:value="0.0299178317242075" calcext:value-type="float">
            <text:p>0.029917831724208</text:p>
          </table:table-cell>
          <table:table-cell office:value-type="float" office:value="0.0292133559764219" calcext:value-type="float">
            <text:p>0.029213355976422</text:p>
          </table:table-cell>
          <table:table-cell office:value-type="float" office:value="0.0284256478680646" calcext:value-type="float">
            <text:p>0.028425647868065</text:p>
          </table:table-cell>
          <table:table-cell office:value-type="float" office:value="0.0274952907640996" calcext:value-type="float">
            <text:p>0.0274952907641</text:p>
          </table:table-cell>
          <table:table-cell office:value-type="float" office:value="0.0263169506514565" calcext:value-type="float">
            <text:p>0.026316950651457</text:p>
          </table:table-cell>
          <table:table-cell office:value-type="float" office:value="0.0246970598653597" calcext:value-type="float">
            <text:p>0.02469705986536</text:p>
          </table:table-cell>
          <table:table-cell office:value-type="float" office:value="0.0223083693301399" calcext:value-type="float">
            <text:p>0.02230836933014</text:p>
          </table:table-cell>
          <table:table-cell office:value-type="float" office:value="0.0188784632777803" calcext:value-type="float">
            <text:p>0.01887846327778</text:p>
          </table:table-cell>
          <table:table-cell office:value-type="float" office:value="0.0150294814679096" calcext:value-type="float">
            <text:p>0.01502948146791</text:p>
          </table:table-cell>
          <table:table-cell office:value-type="float" office:value="0.0120018543125243" calcext:value-type="float">
            <text:p>0.012001854312524</text:p>
          </table:table-cell>
          <table:table-cell office:value-type="float" office:value="0.0100132959137598" calcext:value-type="float">
            <text:p>0.01001329591376</text:p>
          </table:table-cell>
          <table:table-cell office:value-type="float" office:value="0.0087058719460762" calcext:value-type="float">
            <text:p>0.008705871946076</text:p>
          </table:table-cell>
          <table:table-cell office:value-type="float" office:value="0.00779401678483226" calcext:value-type="float">
            <text:p>0.007794016784832</text:p>
          </table:table-cell>
          <table:table-cell office:value-type="float" office:value="0.00711813371607622" calcext:value-type="float">
            <text:p>0.007118133716076</text:p>
          </table:table-cell>
          <table:table-cell office:value-type="float" office:value="0.00659132335987788" calcext:value-type="float">
            <text:p>0.006591323359878</text:p>
          </table:table-cell>
          <table:table-cell office:value-type="float" office:value="0.00616419419748174" calcext:value-type="float">
            <text:p>0.006164194197482</text:p>
          </table:table-cell>
          <table:table-cell office:value-type="float" office:value="0.00580710896380446" calcext:value-type="float">
            <text:p>0.005807108963804</text:p>
          </table:table-cell>
          <table:table-cell office:value-type="float" office:value="0.00550134888534769" calcext:value-type="float">
            <text:p>0.005501348885348</text:p>
          </table:table-cell>
          <table:table-cell office:value-type="float" office:value="0.00523454456972922" calcext:value-type="float">
            <text:p>0.005234544569729</text:p>
          </table:table-cell>
          <table:table-cell office:value-type="float" office:value="0.00499819590087557" calcext:value-type="float">
            <text:p>0.004998195900876</text:p>
          </table:table-cell>
          <table:table-cell office:value-type="float" office:value="0.00478626057332219" calcext:value-type="float">
            <text:p>0.004786260573322</text:p>
          </table:table-cell>
          <table:table-cell office:value-type="float" office:value="0.00459431537786188" calcext:value-type="float">
            <text:p>0.004594315377862</text:p>
          </table:table-cell>
          <table:table-cell office:value-type="float" office:value="0.00441903828207475" calcext:value-type="float">
            <text:p>0.004419038282075</text:p>
          </table:table-cell>
          <table:table-cell office:value-type="float" office:value="0.00425787752347728" calcext:value-type="float">
            <text:p>0.004257877523477</text:p>
          </table:table-cell>
          <table:table-cell office:value-type="float" office:value="0.00410883370781551" calcext:value-type="float">
            <text:p>0.004108833707816</text:p>
          </table:table-cell>
          <table:table-cell office:value-type="float" office:value="0.00397031241677914" calcext:value-type="float">
            <text:p>0.003970312416779</text:p>
          </table:table-cell>
          <table:table-cell office:value-type="float" office:value="0.00384102208934203" calcext:value-type="float">
            <text:p>0.003841022089342</text:p>
          </table:table-cell>
          <table:table-cell office:value-type="float" office:value="0.00371990172999342" calcext:value-type="float">
            <text:p>0.003719901729993</text:p>
          </table:table-cell>
          <table:table-cell office:value-type="float" office:value="0.00360606872750749" calcext:value-type="float">
            <text:p>0.003606068727507</text:p>
          </table:table-cell>
          <table:table-cell office:value-type="float" office:value="0.00349878051990397" calcext:value-type="float">
            <text:p>0.003498780519904</text:p>
          </table:table-cell>
          <table:table-cell office:value-type="float" office:value="0.00339740597552906" calcext:value-type="float">
            <text:p>0.003397405975529</text:p>
          </table:table-cell>
          <table:table-cell office:value-type="float" office:value="0.00330140371137164" calcext:value-type="float">
            <text:p>0.003301403711372</text:p>
          </table:table-cell>
          <table:table-cell office:value-type="float" office:value="0.0032103054437881" calcext:value-type="float">
            <text:p>0.003210305443788</text:p>
          </table:table-cell>
          <table:table-cell office:value-type="float" office:value="0.00312370304354328" calcext:value-type="float">
            <text:p>0.003123703043543</text:p>
          </table:table-cell>
          <table:table-cell office:value-type="float" office:value="0.0030412383545368" calcext:value-type="float">
            <text:p>0.003041238354537</text:p>
          </table:table-cell>
          <table:table-cell office:value-type="float" office:value="0.0029625951003216" calcext:value-type="float">
            <text:p>0.002962595100322</text:p>
          </table:table-cell>
          <table:table-cell office:value-type="float" office:value="0.0028874923861951" calcext:value-type="float">
            <text:p>0.002887492386195</text:p>
          </table:table-cell>
          <table:table-cell office:value-type="float" office:value="0.0028156794338995" calcext:value-type="float">
            <text:p>0.0028156794339</text:p>
          </table:table-cell>
          <table:table-cell office:value-type="float" office:value="0.00274693127820647" calcext:value-type="float">
            <text:p>0.002746931278206</text:p>
          </table:table-cell>
          <table:table-cell office:value-type="float" office:value="0.00268104522118337" calcext:value-type="float">
            <text:p>0.002681045221183</text:p>
          </table:table-cell>
          <table:table-cell office:value-type="float" office:value="0.00261783788865259" calcext:value-type="float">
            <text:p>0.002617837888653</text:p>
          </table:table-cell>
          <table:table-cell office:value-type="float" office:value="0.00255714276919154" calcext:value-type="float">
            <text:p>0.002557142769192</text:p>
          </table:table-cell>
          <table:table-cell office:value-type="float" office:value="0.00249880814288922" calcext:value-type="float">
            <text:p>0.002498808142889</text:p>
          </table:table-cell>
          <table:table-cell office:value-type="float" office:value="0.00244269532721225" calcext:value-type="float">
            <text:p>0.002442695327212</text:p>
          </table:table-cell>
          <table:table-cell office:value-type="float" office:value="0.00238867718269258" calcext:value-type="float">
            <text:p>0.002388677182693</text:p>
          </table:table-cell>
          <table:table-cell office:value-type="float" office:value="0.00233663683289827" calcext:value-type="float">
            <text:p>0.002336636832898</text:p>
          </table:table-cell>
          <table:table-cell office:value-type="float" office:value="0.00228646656225105" calcext:value-type="float">
            <text:p>0.002286466562251</text:p>
          </table:table-cell>
          <table:table-cell office:value-type="float" office:value="0.00223806686229291" calcext:value-type="float">
            <text:p>0.002238066862293</text:p>
          </table:table-cell>
          <table:table-cell office:value-type="float" office:value="0.00219134560260265" calcext:value-type="float">
            <text:p>0.002191345602603</text:p>
          </table:table-cell>
          <table:table-cell office:value-type="float" office:value="0.00214621730689921" calcext:value-type="float">
            <text:p>0.002146217306899</text:p>
          </table:table-cell>
          <table:table-cell office:value-type="float" office:value="0.00210260251837763" calcext:value-type="float">
            <text:p>0.002102602518378</text:p>
          </table:table-cell>
          <table:table-cell office:value-type="float" office:value="0.00206042724110552" calcext:value-type="float">
            <text:p>0.002060427241106</text:p>
          </table:table-cell>
          <table:table-cell office:value-type="float" office:value="0.00201962244654267" calcext:value-type="float">
            <text:p>0.002019622446543</text:p>
          </table:table-cell>
          <table:table-cell office:value-type="float" office:value="0.00198012363606263" calcext:value-type="float">
            <text:p>0.001980123636063</text:p>
          </table:table-cell>
          <table:table-cell office:value-type="float" office:value="0.00194187045185282" calcext:value-type="float">
            <text:p>0.001941870451853</text:p>
          </table:table-cell>
          <table:table-cell office:value-type="float" office:value="0.00190480632973237" calcext:value-type="float">
            <text:p>0.001904806329732</text:p>
          </table:table-cell>
          <table:table-cell office:value-type="float" office:value="0.00186887818847122" calcext:value-type="float">
            <text:p>0.001868878188471</text:p>
          </table:table-cell>
          <table:table-cell office:value-type="float" office:value="0.00183403615096958" calcext:value-type="float">
            <text:p>0.00183403615097</text:p>
          </table:table-cell>
          <table:table-cell office:value-type="float" office:value="0.00180023329337457" calcext:value-type="float">
            <text:p>0.001800233293375</text:p>
          </table:table-cell>
          <table:table-cell office:value-type="float" office:value="0.00176742541875494" calcext:value-type="float">
            <text:p>0.001767425418755</text:p>
          </table:table-cell>
          <table:table-cell office:value-type="float" office:value="0.00173557085241867" calcext:value-type="float">
            <text:p>0.001735570852419</text:p>
          </table:table-cell>
          <table:table-cell office:value-type="float" office:value="0.00170463025641205" calcext:value-type="float">
            <text:p>0.001704630256412</text:p>
          </table:table-cell>
          <table:table-cell office:value-type="float" office:value="0.00167456646099691" calcext:value-type="float">
            <text:p>0.001674566460997</text:p>
          </table:table-cell>
          <table:table-cell office:value-type="float" office:value="0.00164534431125428" calcext:value-type="float">
            <text:p>0.001645344311254</text:p>
          </table:table-cell>
          <table:table-cell office:value-type="float" office:value="0.00161693052717451" calcext:value-type="float">
            <text:p>0.001616930527175</text:p>
          </table:table-cell>
          <table:table-cell office:value-type="float" office:value="0.00158929357579701" calcext:value-type="float">
            <text:p>0.001589293575797</text:p>
          </table:table-cell>
          <table:table-cell office:value-type="float" office:value="0.00156240355415981" calcext:value-type="float">
            <text:p>0.00156240355416</text:p>
          </table:table-cell>
          <table:table-cell office:value-type="float" office:value="0.00153623208195428" calcext:value-type="float">
            <text:p>0.001536232081954</text:p>
          </table:table-cell>
          <table:table-cell office:value-type="float" office:value="0.00151075220291493" calcext:value-type="float">
            <text:p>0.001510752202915</text:p>
          </table:table-cell>
          <table:table-cell office:value-type="float" office:value="0.00148593829409512" calcext:value-type="float">
            <text:p>0.001485938294095</text:p>
          </table:table-cell>
          <table:table-cell office:value-type="float" office:value="0.00146176598226384" calcext:value-type="float">
            <text:p>0.001461765982264</text:p>
          </table:table-cell>
          <table:table-cell office:value-type="float" office:value="0.0014382120667593" calcext:value-type="float">
            <text:p>0.001438212066759</text:p>
          </table:table-cell>
          <table:table-cell office:value-type="float" office:value="0.00141525444819901" calcext:value-type="float">
            <text:p>0.001415254448199</text:p>
          </table:table-cell>
          <table:table-cell office:value-type="float" office:value="0.00139287206250696" calcext:value-type="float">
            <text:p>0.001392872062507</text:p>
          </table:table-cell>
          <table:table-cell office:value-type="float" office:value="0.00137104481979477" calcext:value-type="float">
            <text:p>0.001371044819795</text:p>
          </table:table-cell>
          <table:table-cell office:value-type="float" office:value="0.00134975354765568" calcext:value-type="float">
            <text:p>0.001349753547656</text:p>
          </table:table-cell>
          <table:table-cell office:value-type="float" office:value="0.00132897993850361" calcext:value-type="float">
            <text:p>0.001328979938504</text:p>
          </table:table-cell>
          <table:table-cell office:value-type="float" office:value="0.00130870650060157" calcext:value-type="float">
            <text:p>0.001308706500602</text:p>
          </table:table-cell>
          <table:table-cell office:value-type="float" office:value="0.00128891651247803" calcext:value-type="float">
            <text:p>0.001288916512478</text:p>
          </table:table-cell>
          <table:table-cell office:value-type="float" office:value="0.00126959398044589" calcext:value-type="float">
            <text:p>0.001269593980446</text:p>
          </table:table-cell>
          <table:table-cell office:value-type="float" office:value="0.00125072359897619" calcext:value-type="float">
            <text:p>0.001250723598976</text:p>
          </table:table-cell>
          <table:table-cell office:value-type="float" office:value="0.00123229071370165" calcext:value-type="float">
            <text:p>0.001232290713702</text:p>
          </table:table-cell>
          <table:table-cell office:value-type="float" office:value="0.00121428128682615" calcext:value-type="float">
            <text:p>0.001214281286826</text:p>
          </table:table-cell>
          <table:table-cell office:value-type="float" office:value="0.00119668186477931" calcext:value-type="float">
            <text:p>0.001196681864779</text:p>
          </table:table-cell>
          <table:table-cell office:value-type="float" office:value="0.00117947954792078" calcext:value-type="float">
            <text:p>0.001179479547921</text:p>
          </table:table-cell>
          <table:table-cell office:value-type="float" office:value="0.00116266196214734" calcext:value-type="float">
            <text:p>0.001162661962147</text:p>
          </table:table-cell>
          <table:table-cell office:value-type="float" office:value="0.00114621723227303" calcext:value-type="float">
            <text:p>0.001146217232273</text:p>
          </table:table-cell>
          <table:table-cell office:value-type="float" office:value="0.00113013395702242" calcext:value-type="float">
            <text:p>0.001130133957022</text:p>
          </table:table-cell>
          <table:table-cell office:value-type="float" office:value="0.00111440118555844" calcext:value-type="float">
            <text:p>0.001114401185558</text:p>
          </table:table-cell>
          <table:table-cell office:value-type="float" office:value="0.0010990083954003" calcext:value-type="float">
            <text:p>0.0010990083954</text:p>
          </table:table-cell>
          <table:table-cell office:value-type="float" office:value="0.00108394547165341" calcext:value-type="float">
            <text:p>0.001083945471653</text:p>
          </table:table-cell>
          <table:table-cell office:value-type="float" office:value="0.00106920268745102" calcext:value-type="float">
            <text:p>0.001069202687451</text:p>
          </table:table-cell>
          <table:table-cell office:value-type="float" office:value="0.00105477068553162" calcext:value-type="float">
            <text:p>0.001054770685532</text:p>
          </table:table-cell>
          <table:table-cell office:value-type="float" office:value="0.0010406404608619" calcext:value-type="float">
            <text:p>0.001040640460862</text:p>
          </table:table-cell>
          <table:table-cell office:value-type="float" office:value="0.00102680334424985" calcext:value-type="float">
            <text:p>0.00102680334425</text:p>
          </table:table-cell>
          <table:table-cell office:value-type="float" office:value="0.00101325098686876" calcext:value-type="float">
            <text:p>0.001013250986869</text:p>
          </table:table-cell>
          <table:table-cell office:value-type="float" office:value="0.000999975345642484" calcext:value-type="float">
            <text:p>0.000999975345642</text:p>
          </table:table-cell>
          <table:table-cell office:value-type="float" office:value="0.000986968669427348" calcext:value-type="float">
            <text:p>0.000986968669427</text:p>
          </table:table-cell>
          <table:table-cell office:value-type="float" office:value="0.000974223485945644" calcext:value-type="float">
            <text:p>0.000974223485946</text:p>
          </table:table-cell>
          <table:table-cell office:value-type="float" office:value="0.000961732589420798" calcext:value-type="float">
            <text:p>0.000961732589421</text:p>
          </table:table-cell>
          <table:table-cell office:value-type="float" office:value="0.000949489028867988" calcext:value-type="float">
            <text:p>0.000949489028868</text:p>
          </table:table-cell>
          <table:table-cell office:value-type="float" office:value="0.000937486097001094" calcext:value-type="float">
            <text:p>0.000937486097001</text:p>
          </table:table-cell>
          <table:table-cell office:value-type="float" office:value="0.000925717319721722" calcext:value-type="float">
            <text:p>0.000925717319722</text:p>
          </table:table-cell>
          <table:table-cell office:value-type="float" office:value="0.000914176446142495" calcext:value-type="float">
            <text:p>0.000914176446142</text:p>
          </table:table-cell>
          <table:table-cell office:value-type="float" office:value="0.000902857439129246" calcext:value-type="float">
            <text:p>0.000902857439129</text:p>
          </table:table-cell>
          <table:table-cell office:value-type="float" office:value="0.000891754466318357" calcext:value-type="float">
            <text:p>0.000891754466318</text:p>
          </table:table-cell>
          <table:table-cell office:value-type="float" office:value="0.000880861891582176" calcext:value-type="float">
            <text:p>0.000880861891582</text:p>
          </table:table-cell>
          <table:table-cell office:value-type="float" office:value="0.000870174266927482" calcext:value-type="float">
            <text:p>0.000870174266927</text:p>
          </table:table-cell>
          <table:table-cell office:value-type="float" office:value="0.000859686324783143" calcext:value-type="float">
            <text:p>0.000859686324783</text:p>
          </table:table-cell>
          <table:table-cell office:value-type="float" office:value="0.00084939297067339" calcext:value-type="float">
            <text:p>0.000849392970673</text:p>
          </table:table-cell>
          <table:table-cell office:value-type="float" office:value="0.000839289276239652" calcext:value-type="float">
            <text:p>0.00083928927624</text:p>
          </table:table-cell>
          <table:table-cell office:value-type="float" office:value="0.000829370472602877" calcext:value-type="float">
            <text:p>0.000829370472603</text:p>
          </table:table-cell>
          <table:table-cell office:value-type="float" office:value="0.000819631944036823" calcext:value-type="float">
            <text:p>0.000819631944037</text:p>
          </table:table-cell>
          <table:table-cell office:value-type="float" office:value="0.000810069221945084" calcext:value-type="float">
            <text:p>0.000810069221945</text:p>
          </table:table-cell>
          <table:table-cell office:value-type="float" office:value="0.000800677979116338" calcext:value-type="float">
            <text:p>0.000800677979116</text:p>
          </table:table-cell>
          <table:table-cell office:value-type="float" office:value="0.00079145402424901" calcext:value-type="float">
            <text:p>0.000791454024249</text:p>
          </table:table-cell>
          <table:table-cell office:value-type="float" office:value="0.000782393296727586" calcext:value-type="float">
            <text:p>0.000782393296728</text:p>
          </table:table-cell>
          <table:table-cell office:value-type="float" office:value="0.000773491861635984" calcext:value-type="float">
            <text:p>0.000773491861636</text:p>
          </table:table-cell>
          <table:table-cell office:value-type="float" office:value="0.000764745904999329" calcext:value-type="float">
            <text:p>0.000764745904999</text:p>
          </table:table-cell>
          <table:table-cell office:value-type="float" office:value="0.000756151729239369" calcext:value-type="float">
            <text:p>0.000756151729239</text:p>
          </table:table-cell>
          <table:table-cell office:value-type="float" office:value="0.000747705748833472" calcext:value-type="float">
            <text:p>0.000747705748833</text:p>
          </table:table-cell>
          <table:table-cell office:value-type="float" office:value="0.000739404486162018" calcext:value-type="float">
            <text:p>0.000739404486162</text:p>
          </table:table-cell>
          <table:table-cell office:value-type="float" office:value="0.000731244567544781" calcext:value-type="float">
            <text:p>0.000731244567545</text:p>
          </table:table-cell>
          <table:table-cell office:value-type="float" office:value="0.000723222719443217" calcext:value-type="float">
            <text:p>0.000723222719443</text:p>
          </table:table-cell>
          <table:table-cell office:value-type="float" office:value="0.000715335764835529" calcext:value-type="float">
            <text:p>0.000715335764836</text:p>
          </table:table-cell>
          <table:table-cell office:value-type="float" office:value="0.000707580619736891" calcext:value-type="float">
            <text:p>0.000707580619737</text:p>
          </table:table-cell>
          <table:table-cell office:value-type="float" office:value="0.000699954289881743" calcext:value-type="float">
            <text:p>0.000699954289882</text:p>
          </table:table-cell>
          <table:table-cell office:value-type="float" office:value="0.000692453867532609" calcext:value-type="float">
            <text:p>0.000692453867533</text:p>
          </table:table-cell>
          <table:table-cell office:value-type="float" office:value="0.000685076528432595" calcext:value-type="float">
            <text:p>0.000685076528433</text:p>
          </table:table-cell>
          <table:table-cell office:value-type="float" office:value="0.000677819528884077" calcext:value-type="float">
            <text:p>0.000677819528884</text:p>
          </table:table-cell>
          <table:table-cell office:value-type="float" office:value="0.000670680202943476" calcext:value-type="float">
            <text:p>0.000670680202943</text:p>
          </table:table-cell>
          <table:table-cell office:value-type="float" office:value="0.000663655959737483" calcext:value-type="float">
            <text:p>0.000663655959737</text:p>
          </table:table-cell>
          <table:table-cell office:value-type="float" office:value="0.000656744280888266" calcext:value-type="float">
            <text:p>0.000656744280888</text:p>
          </table:table-cell>
          <table:table-cell office:value-type="float" office:value="0.000649942718035312" calcext:value-type="float">
            <text:p>0.000649942718035</text:p>
          </table:table-cell>
          <table:table-cell office:value-type="float" office:value="0.000643248890470578" calcext:value-type="float">
            <text:p>0.000643248890471</text:p>
          </table:table-cell>
          <table:table-cell office:value-type="float" office:value="0.000636660482859152" calcext:value-type="float">
            <text:p>0.000636660482859</text:p>
          </table:table-cell>
          <table:table-cell office:value-type="float" office:value="0.000630175243053278" calcext:value-type="float">
            <text:p>0.000630175243053</text:p>
          </table:table-cell>
          <table:table-cell office:value-type="float" office:value="0.000623790979990613" calcext:value-type="float">
            <text:p>0.000623790979991</text:p>
          </table:table-cell>
          <table:table-cell office:value-type="float" office:value="0.000617505561680259" calcext:value-type="float">
            <text:p>0.00061750556168</text:p>
          </table:table-cell>
          <table:table-cell office:value-type="float" office:value="0.000611316913264" calcext:value-type="float">
            <text:p>0.000611316913264</text:p>
          </table:table-cell>
          <table:table-cell office:value-type="float" office:value="0.000605223015149613" calcext:value-type="float">
            <text:p>0.00060522301515</text:p>
          </table:table-cell>
          <table:table-cell office:value-type="float" office:value="0.000599221901225395" calcext:value-type="float">
            <text:p>0.000599221901225</text:p>
          </table:table-cell>
          <table:table-cell office:value-type="float" office:value="0.00059331165713176" calcext:value-type="float">
            <text:p>0.000593311657132</text:p>
          </table:table-cell>
          <table:table-cell office:value-type="float" office:value="0.000587490418609403" calcext:value-type="float">
            <text:p>0.000587490418609</text:p>
          </table:table-cell>
          <table:table-cell office:value-type="float" office:value="0.000581756369900097" calcext:value-type="float">
            <text:p>0.0005817563699</text:p>
          </table:table-cell>
          <table:table-cell office:value-type="float" office:value="0.00057610774221574" calcext:value-type="float">
            <text:p>0.000576107742216</text:p>
          </table:table-cell>
          <table:table-cell office:value-type="float" office:value="0.000570542812258637" calcext:value-type="float">
            <text:p>0.000570542812259</text:p>
          </table:table-cell>
          <table:table-cell office:value-type="float" office:value="0.000565059900801742" calcext:value-type="float">
            <text:p>0.000565059900802</text:p>
          </table:table-cell>
          <table:table-cell office:value-type="float" office:value="0.000559657371316757" calcext:value-type="float">
            <text:p>0.000559657371317</text:p>
          </table:table-cell>
          <table:table-cell office:value-type="float" office:value="0.000554333628656991" calcext:value-type="float">
            <text:p>0.000554333628657</text:p>
          </table:table-cell>
          <table:table-cell office:value-type="float" office:value="0.000549087117783362" calcext:value-type="float">
            <text:p>0.000549087117783</text:p>
          </table:table-cell>
          <table:table-cell office:value-type="float" office:value="0.000543916322540464" calcext:value-type="float">
            <text:p>0.00054391632254</text:p>
          </table:table-cell>
          <table:table-cell office:value-type="float" office:value="0.000538819764474685" calcext:value-type="float">
            <text:p>0.000538819764475</text:p>
          </table:table-cell>
          <table:table-cell office:value-type="float" office:value="0.000533796001699277" calcext:value-type="float">
            <text:p>0.000533796001699</text:p>
          </table:table-cell>
          <table:table-cell office:value-type="float" office:value="0.000528843627789796" calcext:value-type="float">
            <text:p>0.00052884362779</text:p>
          </table:table-cell>
          <table:table-cell office:value-type="float" office:value="0.000523961270730764" calcext:value-type="float">
            <text:p>0.000523961270731</text:p>
          </table:table-cell>
          <table:table-cell office:value-type="float" office:value="0.000519147591888397" calcext:value-type="float">
            <text:p>0.000519147591888</text:p>
          </table:table-cell>
          <table:table-cell office:value-type="float" office:value="0.000514401285028996" calcext:value-type="float">
            <text:p>0.000514401285029</text:p>
          </table:table-cell>
          <table:table-cell office:value-type="float" office:value="0.000509721075365525" calcext:value-type="float">
            <text:p>0.000509721075366</text:p>
          </table:table-cell>
          <table:table-cell office:value-type="float" office:value="0.000505105718638891" calcext:value-type="float">
            <text:p>0.000505105718639</text:p>
          </table:table-cell>
          <table:table-cell office:value-type="float" office:value="0.000500554000227557" calcext:value-type="float">
            <text:p>0.000500554000228</text:p>
          </table:table-cell>
          <table:table-cell office:value-type="float" office:value="0.000496064734297836" calcext:value-type="float">
            <text:p>0.000496064734298</text:p>
          </table:table-cell>
          <table:table-cell office:value-type="float" office:value="0.000491636762970644" calcext:value-type="float">
            <text:p>0.000491636762971</text:p>
          </table:table-cell>
          <table:table-cell office:value-type="float" office:value="0.000487268955521802" calcext:value-type="float">
            <text:p>0.000487268955522</text:p>
          </table:table-cell>
          <table:table-cell office:value-type="float" office:value="0.000482960207613385" calcext:value-type="float">
            <text:p>0.000482960207613</text:p>
          </table:table-cell>
          <table:table-cell office:value-type="float" office:value="0.000478709440542823" calcext:value-type="float">
            <text:p>0.000478709440543</text:p>
          </table:table-cell>
          <table:table-cell office:value-type="float" office:value="0.00047451560052644" calcext:value-type="float">
            <text:p>0.000474515600526</text:p>
          </table:table-cell>
          <table:table-cell office:value-type="float" office:value="0.000470377657993446" calcext:value-type="float">
            <text:p>0.000470377657993</text:p>
          </table:table-cell>
          <table:table-cell office:value-type="float" office:value="0.000466294606920002" calcext:value-type="float">
            <text:p>0.00046629460692</text:p>
          </table:table-cell>
          <table:table-cell office:value-type="float" office:value="0.000462265464169503" calcext:value-type="float">
            <text:p>0.00046226546417</text:p>
          </table:table-cell>
          <table:table-cell office:value-type="float" office:value="0.00045828926886634" calcext:value-type="float">
            <text:p>0.000458289268866</text:p>
          </table:table-cell>
          <table:table-cell office:value-type="float" office:value="0.0004543650817816" calcext:value-type="float">
            <text:p>0.000454365081782</text:p>
          </table:table-cell>
          <table:table-cell office:value-type="float" office:value="0.000450491984742052" calcext:value-type="float">
            <text:p>0.000450491984742</text:p>
          </table:table-cell>
          <table:table-cell office:value-type="float" office:value="0.000446669080061375" calcext:value-type="float">
            <text:p>0.000446669080061</text:p>
          </table:table-cell>
          <table:table-cell office:value-type="float" office:value="0.000442895489982576" calcext:value-type="float">
            <text:p>0.00044289548998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000440642679360439" calcext:value-type="float">
            <text:p>0.00044064267936</text:p>
          </table:table-cell>
          <table:table-cell office:value-type="float" office:value="0.00044449074977854" calcext:value-type="float">
            <text:p>0.000444490749779</text:p>
          </table:table-cell>
          <table:table-cell office:value-type="float" office:value="0.000448390956512579" calcext:value-type="float">
            <text:p>0.000448390956513</text:p>
          </table:table-cell>
          <table:table-cell office:value-type="float" office:value="0.000452344274055124" calcext:value-type="float">
            <text:p>0.000452344274055</text:p>
          </table:table-cell>
          <table:table-cell office:value-type="float" office:value="0.000456351700440519" calcext:value-type="float">
            <text:p>0.000456351700441</text:p>
          </table:table-cell>
          <table:table-cell office:value-type="float" office:value="0.000460414257955218" calcext:value-type="float">
            <text:p>0.000460414257955</text:p>
          </table:table-cell>
          <table:table-cell office:value-type="float" office:value="0.000464532993862126" calcext:value-type="float">
            <text:p>0.000464532993862</text:p>
          </table:table-cell>
          <table:table-cell office:value-type="float" office:value="0.000468708981158679" calcext:value-type="float">
            <text:p>0.000468708981159</text:p>
          </table:table-cell>
          <table:table-cell office:value-type="float" office:value="0.000472943319363006" calcext:value-type="float">
            <text:p>0.000472943319363</text:p>
          </table:table-cell>
          <table:table-cell office:value-type="float" office:value="0.000477237135323824" calcext:value-type="float">
            <text:p>0.000477237135324</text:p>
          </table:table-cell>
          <table:table-cell office:value-type="float" office:value="0.000481591584065489" calcext:value-type="float">
            <text:p>0.000481591584065</text:p>
          </table:table-cell>
          <table:table-cell office:value-type="float" office:value="0.000486007849661536" calcext:value-type="float">
            <text:p>0.000486007849662</text:p>
          </table:table-cell>
          <table:table-cell office:value-type="float" office:value="0.000490487146140099" calcext:value-type="float">
            <text:p>0.00049048714614</text:p>
          </table:table-cell>
          <table:table-cell office:value-type="float" office:value="0.000495030718427064" calcext:value-type="float">
            <text:p>0.000495030718427</text:p>
          </table:table-cell>
          <table:table-cell office:value-type="float" office:value="0.000499639843322418" calcext:value-type="float">
            <text:p>0.000499639843322</text:p>
          </table:table-cell>
          <table:table-cell office:value-type="float" office:value="0.000504315830512296" calcext:value-type="float">
            <text:p>0.000504315830512</text:p>
          </table:table-cell>
          <table:table-cell office:value-type="float" office:value="0.000509060023619206" calcext:value-type="float">
            <text:p>0.000509060023619</text:p>
          </table:table-cell>
          <table:table-cell office:value-type="float" office:value="0.000513873801303396" calcext:value-type="float">
            <text:p>0.000513873801303</text:p>
          </table:table-cell>
          <table:table-cell office:value-type="float" office:value="0.000518758578390023" calcext:value-type="float">
            <text:p>0.00051875857839</text:p>
          </table:table-cell>
          <table:table-cell office:value-type="float" office:value="0.000523715807051269" calcext:value-type="float">
            <text:p>0.000523715807051</text:p>
          </table:table-cell>
          <table:table-cell office:value-type="float" office:value="0.000528746978034013" calcext:value-type="float">
            <text:p>0.000528746978034</text:p>
          </table:table-cell>
          <table:table-cell office:value-type="float" office:value="0.000533853621933881" calcext:value-type="float">
            <text:p>0.000533853621934</text:p>
          </table:table-cell>
          <table:table-cell office:value-type="float" office:value="0.000539037310521653" calcext:value-type="float">
            <text:p>0.000539037310522</text:p>
          </table:table-cell>
          <table:table-cell office:value-type="float" office:value="0.000544299658119025" calcext:value-type="float">
            <text:p>0.000544299658119</text:p>
          </table:table-cell>
          <table:table-cell office:value-type="float" office:value="0.000549642323035937" calcext:value-type="float">
            <text:p>0.000549642323036</text:p>
          </table:table-cell>
          <table:table-cell office:value-type="float" office:value="0.00055506700906517" calcext:value-type="float">
            <text:p>0.000555067009065</text:p>
          </table:table-cell>
          <table:table-cell office:value-type="float" office:value="0.000560575467031334" calcext:value-type="float">
            <text:p>0.000560575467031</text:p>
          </table:table-cell>
          <table:table-cell office:value-type="float" office:value="0.000566169496413733" calcext:value-type="float">
            <text:p>0.000566169496414</text:p>
          </table:table-cell>
          <table:table-cell office:value-type="float" office:value="0.00057185094702648" calcext:value-type="float">
            <text:p>0.000571850947026</text:p>
          </table:table-cell>
          <table:table-cell office:value-type="float" office:value="0.000577621720781728" calcext:value-type="float">
            <text:p>0.000577621720782</text:p>
          </table:table-cell>
          <table:table-cell office:value-type="float" office:value="0.000583483773513738" calcext:value-type="float">
            <text:p>0.000583483773514</text:p>
          </table:table-cell>
          <table:table-cell office:value-type="float" office:value="0.000589439116889159" calcext:value-type="float">
            <text:p>0.000589439116889</text:p>
          </table:table-cell>
          <table:table-cell office:value-type="float" office:value="0.000595489820394301" calcext:value-type="float">
            <text:p>0.000595489820394</text:p>
          </table:table-cell>
          <table:table-cell office:value-type="float" office:value="0.000601638013412603" calcext:value-type="float">
            <text:p>0.000601638013413</text:p>
          </table:table-cell>
          <table:table-cell office:value-type="float" office:value="0.000607885887387799" calcext:value-type="float">
            <text:p>0.000607885887388</text:p>
          </table:table-cell>
          <table:table-cell office:value-type="float" office:value="0.000614235698085873" calcext:value-type="float">
            <text:p>0.000614235698086</text:p>
          </table:table-cell>
          <table:table-cell office:value-type="float" office:value="0.000620689767951129" calcext:value-type="float">
            <text:p>0.000620689767951</text:p>
          </table:table-cell>
          <table:table-cell office:value-type="float" office:value="0.000627250488571451" calcext:value-type="float">
            <text:p>0.000627250488571</text:p>
          </table:table-cell>
          <table:table-cell office:value-type="float" office:value="0.000633920323254171" calcext:value-type="float">
            <text:p>0.000633920323254</text:p>
          </table:table-cell>
          <table:table-cell office:value-type="float" office:value="0.000640701809714644" calcext:value-type="float">
            <text:p>0.000640701809715</text:p>
          </table:table-cell>
          <table:table-cell office:value-type="float" office:value="0.000647597562890443" calcext:value-type="float">
            <text:p>0.00064759756289</text:p>
          </table:table-cell>
          <table:table-cell office:value-type="float" office:value="0.000654610277878796" calcext:value-type="float">
            <text:p>0.000654610277879</text:p>
          </table:table-cell>
          <table:table-cell office:value-type="float" office:value="0.000661742733020467" calcext:value-type="float">
            <text:p>0.00066174273302</text:p>
          </table:table-cell>
          <table:table-cell office:value-type="float" office:value="0.000668997793111152" calcext:value-type="float">
            <text:p>0.000668997793111</text:p>
          </table:table-cell>
          <table:table-cell office:value-type="float" office:value="0.000676378412782158" calcext:value-type="float">
            <text:p>0.000676378412782</text:p>
          </table:table-cell>
          <table:table-cell office:value-type="float" office:value="0.000683887640024548" calcext:value-type="float">
            <text:p>0.000683887640025</text:p>
          </table:table-cell>
          <table:table-cell office:value-type="float" office:value="0.00069152861989182" calcext:value-type="float">
            <text:p>0.000691528619892</text:p>
          </table:table-cell>
          <table:table-cell office:value-type="float" office:value="0.000699304598375996" calcext:value-type="float">
            <text:p>0.000699304598376</text:p>
          </table:table-cell>
          <table:table-cell office:value-type="float" office:value="0.000707218926471033" calcext:value-type="float">
            <text:p>0.000707218926471</text:p>
          </table:table-cell>
          <table:table-cell office:value-type="float" office:value="0.000715275064438807" calcext:value-type="float">
            <text:p>0.000715275064439</text:p>
          </table:table-cell>
          <table:table-cell office:value-type="float" office:value="0.000723476586283485" calcext:value-type="float">
            <text:p>0.000723476586283</text:p>
          </table:table-cell>
          <table:table-cell office:value-type="float" office:value="0.000731827184444375" calcext:value-type="float">
            <text:p>0.000731827184444</text:p>
          </table:table-cell>
          <table:table-cell office:value-type="float" office:value="0.000740330674736102" calcext:value-type="float">
            <text:p>0.000740330674736</text:p>
          </table:table-cell>
          <table:table-cell office:value-type="float" office:value="0.000748991001518456" calcext:value-type="float">
            <text:p>0.000748991001518</text:p>
          </table:table-cell>
          <table:table-cell office:value-type="float" office:value="0.000757812243153935" calcext:value-type="float">
            <text:p>0.000757812243154</text:p>
          </table:table-cell>
          <table:table-cell office:value-type="float" office:value="0.000766798617728683" calcext:value-type="float">
            <text:p>0.000766798617729</text:p>
          </table:table-cell>
          <table:table-cell office:value-type="float" office:value="0.000775954489081528" calcext:value-type="float">
            <text:p>0.000775954489082</text:p>
          </table:table-cell>
          <table:table-cell office:value-type="float" office:value="0.000785284373139695" calcext:value-type="float">
            <text:p>0.00078528437314</text:p>
          </table:table-cell>
          <table:table-cell office:value-type="float" office:value="0.000794792944597981" calcext:value-type="float">
            <text:p>0.000794792944598</text:p>
          </table:table-cell>
          <table:table-cell office:value-type="float" office:value="0.000804485043955755" calcext:value-type="float">
            <text:p>0.000804485043956</text:p>
          </table:table-cell>
          <table:table-cell office:value-type="float" office:value="0.000814365684924512" calcext:value-type="float">
            <text:p>0.000814365684925</text:p>
          </table:table-cell>
          <table:table-cell office:value-type="float" office:value="0.000824440062247095" calcext:value-type="float">
            <text:p>0.000824440062247</text:p>
          </table:table-cell>
          <table:table-cell office:value-type="float" office:value="0.000834713559943629" calcext:value-type="float">
            <text:p>0.000834713559944</text:p>
          </table:table-cell>
          <table:table-cell office:value-type="float" office:value="0.000845191760016063" calcext:value-type="float">
            <text:p>0.000845191760016</text:p>
          </table:table-cell>
          <table:table-cell office:value-type="float" office:value="0.000855880451638901" calcext:value-type="float">
            <text:p>0.000855880451639</text:p>
          </table:table-cell>
          <table:table-cell office:value-type="float" office:value="0.000866785640875719" calcext:value-type="float">
            <text:p>0.000866785640876</text:p>
          </table:table-cell>
          <table:table-cell office:value-type="float" office:value="0.00087791356094241" calcext:value-type="float">
            <text:p>0.000877913560942</text:p>
          </table:table-cell>
          <table:table-cell office:value-type="float" office:value="0.0008892706830722" calcext:value-type="float">
            <text:p>0.000889270683072</text:p>
          </table:table-cell>
          <table:table-cell office:value-type="float" office:value="0.000900863728008989" calcext:value-type="float">
            <text:p>0.000900863728009</text:p>
          </table:table-cell>
          <table:table-cell office:value-type="float" office:value="0.000912699678180885" calcext:value-type="float">
            <text:p>0.000912699678181</text:p>
          </table:table-cell>
          <table:table-cell office:value-type="float" office:value="0.000924785790600334" calcext:value-type="float">
            <text:p>0.0009247857906</text:p>
          </table:table-cell>
          <table:table-cell office:value-type="float" office:value="0.000937129610536626" calcext:value-type="float">
            <text:p>0.000937129610537</text:p>
          </table:table-cell>
          <table:table-cell office:value-type="float" office:value="0.000949738986020846" calcext:value-type="float">
            <text:p>0.000949738986021</text:p>
          </table:table-cell>
          <table:table-cell office:value-type="float" office:value="0.000962622083249632" calcext:value-type="float">
            <text:p>0.00096262208325</text:p>
          </table:table-cell>
          <table:table-cell office:value-type="float" office:value="0.000975787402943706" calcext:value-type="float">
            <text:p>0.000975787402944</text:p>
          </table:table-cell>
          <table:table-cell office:value-type="float" office:value="0.000989243797726319" calcext:value-type="float">
            <text:p>0.000989243797726</text:p>
          </table:table-cell>
          <table:table-cell office:value-type="float" office:value="0.00100300049062187" calcext:value-type="float">
            <text:p>0.001003000490622</text:p>
          </table:table-cell>
          <table:table-cell office:value-type="float" office:value="0.001017067094729" calcext:value-type="float">
            <text:p>0.001017067094729</text:p>
          </table:table-cell>
          <table:table-cell office:value-type="float" office:value="0.00103145363419089" calcext:value-type="float">
            <text:p>0.001031453634191</text:p>
          </table:table-cell>
          <table:table-cell office:value-type="float" office:value="0.00104617056652353" calcext:value-type="float">
            <text:p>0.001046170566524</text:p>
          </table:table-cell>
          <table:table-cell office:value-type="float" office:value="0.00106122880644561" calcext:value-type="float">
            <text:p>0.001061228806446</text:p>
          </table:table-cell>
          <table:table-cell office:value-type="float" office:value="0.00107663975131523" calcext:value-type="float">
            <text:p>0.001076639751315</text:p>
          </table:table-cell>
          <table:table-cell office:value-type="float" office:value="0.00109241530828637" calcext:value-type="float">
            <text:p>0.001092415308286</text:p>
          </table:table-cell>
          <table:table-cell office:value-type="float" office:value="0.00110856792335426" calcext:value-type="float">
            <text:p>0.001108567923354</text:p>
          </table:table-cell>
          <table:table-cell office:value-type="float" office:value="0.00112511061241858" calcext:value-type="float">
            <text:p>0.001125110612419</text:p>
          </table:table-cell>
          <table:table-cell office:value-type="float" office:value="0.00114205699455423" calcext:value-type="float">
            <text:p>0.001142056994554</text:p>
          </table:table-cell>
          <table:table-cell office:value-type="float" office:value="0.00115942132765441" calcext:value-type="float">
            <text:p>0.001159421327654</text:p>
          </table:table-cell>
          <table:table-cell office:value-type="float" office:value="0.00117721854666228" calcext:value-type="float">
            <text:p>0.001177218546662</text:p>
          </table:table-cell>
          <table:table-cell office:value-type="float" office:value="0.0011954643046216" calcext:value-type="float">
            <text:p>0.001195464304622</text:p>
          </table:table-cell>
          <table:table-cell office:value-type="float" office:value="0.00121417501676384" calcext:value-type="float">
            <text:p>0.001214175016764</text:p>
          </table:table-cell>
          <table:table-cell office:value-type="float" office:value="0.00123336790795112" calcext:value-type="float">
            <text:p>0.001233367907951</text:p>
          </table:table-cell>
          <table:table-cell office:value-type="float" office:value="0.00125306106370396" calcext:value-type="float">
            <text:p>0.001253061063704</text:p>
          </table:table-cell>
          <table:table-cell office:value-type="float" office:value="0.00127327348523353" calcext:value-type="float">
            <text:p>0.001273273485234</text:p>
          </table:table-cell>
          <table:table-cell office:value-type="float" office:value="0.00129402514875946" calcext:value-type="float">
            <text:p>0.001294025148759</text:p>
          </table:table-cell>
          <table:table-cell office:value-type="float" office:value="0.00131533706957144" calcext:value-type="float">
            <text:p>0.001315337069571</text:p>
          </table:table-cell>
          <table:table-cell office:value-type="float" office:value="0.00133723137127988" calcext:value-type="float">
            <text:p>0.00133723137128</text:p>
          </table:table-cell>
          <table:table-cell office:value-type="float" office:value="0.00135973136071212" calcext:value-type="float">
            <text:p>0.001359731360712</text:p>
          </table:table-cell>
          <table:table-cell office:value-type="float" office:value="0.00138286160908634" calcext:value-type="float">
            <text:p>0.001382861609086</text:p>
          </table:table-cell>
          <table:table-cell office:value-type="float" office:value="0.00140664803999893" calcext:value-type="float">
            <text:p>0.001406648039999</text:p>
          </table:table-cell>
          <table:table-cell office:value-type="float" office:value="0.00143111802498206" calcext:value-type="float">
            <text:p>0.001431118024982</text:p>
          </table:table-cell>
          <table:table-cell office:value-type="float" office:value="0.00145630048737331" calcext:value-type="float">
            <text:p>0.001456300487373</text:p>
          </table:table-cell>
          <table:table-cell office:value-type="float" office:value="0.00148222601536117" calcext:value-type="float">
            <text:p>0.001482226015361</text:p>
          </table:table-cell>
          <table:table-cell office:value-type="float" office:value="0.00150892698519973" calcext:value-type="float">
            <text:p>0.0015089269852</text:p>
          </table:table-cell>
          <table:table-cell office:value-type="float" office:value="0.00153643769565251" calcext:value-type="float">
            <text:p>0.001536437695653</text:p>
          </table:table-cell>
          <table:table-cell office:value-type="float" office:value="0.00156479451490701" calcext:value-type="float">
            <text:p>0.001564794514907</text:p>
          </table:table-cell>
          <table:table-cell office:value-type="float" office:value="0.00159403604136441" calcext:value-type="float">
            <text:p>0.001594036041364</text:p>
          </table:table-cell>
          <table:table-cell office:value-type="float" office:value="0.00162420327982537" calcext:value-type="float">
            <text:p>0.001624203279825</text:p>
          </table:table-cell>
          <table:table-cell office:value-type="float" office:value="0.00165533983486859" calcext:value-type="float">
            <text:p>0.001655339834869</text:p>
          </table:table-cell>
          <table:table-cell office:value-type="float" office:value="0.00168749212342111" calcext:value-type="float">
            <text:p>0.001687492123421</text:p>
          </table:table-cell>
          <table:table-cell office:value-type="float" office:value="0.00172070960880582" calcext:value-type="float">
            <text:p>0.001720709608806</text:p>
          </table:table-cell>
          <table:table-cell office:value-type="float" office:value="0.00175504505884953" calcext:value-type="float">
            <text:p>0.00175504505885</text:p>
          </table:table-cell>
          <table:table-cell office:value-type="float" office:value="0.0017905548310321" calcext:value-type="float">
            <text:p>0.001790554831032</text:p>
          </table:table-cell>
          <table:table-cell office:value-type="float" office:value="0.00182729918804693" calcext:value-type="float">
            <text:p>0.001827299188047</text:p>
          </table:table-cell>
          <table:table-cell office:value-type="float" office:value="0.00186534264768469" calcext:value-type="float">
            <text:p>0.001865342647685</text:p>
          </table:table-cell>
          <table:table-cell office:value-type="float" office:value="0.00190475437148296" calcext:value-type="float">
            <text:p>0.001904754371483</text:p>
          </table:table-cell>
          <table:table-cell office:value-type="float" office:value="0.00194560859733003" calcext:value-type="float">
            <text:p>0.00194560859733</text:p>
          </table:table-cell>
          <table:table-cell office:value-type="float" office:value="0.00198798512192606" calcext:value-type="float">
            <text:p>0.001987985121926</text:p>
          </table:table-cell>
          <table:table-cell office:value-type="float" office:value="0.00203196984006014" calcext:value-type="float">
            <text:p>0.00203196984006</text:p>
          </table:table-cell>
          <table:table-cell office:value-type="float" office:value="0.00207765534864364" calcext:value-type="float">
            <text:p>0.002077655348644</text:p>
          </table:table-cell>
          <table:table-cell office:value-type="float" office:value="0.0021251416249171" calcext:value-type="float">
            <text:p>0.002125141624917</text:p>
          </table:table-cell>
          <table:table-cell office:value-type="float" office:value="0.00217453678969786" calcext:value-type="float">
            <text:p>0.002174536789698</text:p>
          </table:table-cell>
          <table:table-cell office:value-type="float" office:value="0.002225957968478" calcext:value-type="float">
            <text:p>0.002225957968478</text:p>
          </table:table-cell>
          <table:table-cell office:value-type="float" office:value="0.00227953226545742" calcext:value-type="float">
            <text:p>0.002279532265457</text:p>
          </table:table-cell>
          <table:table-cell office:value-type="float" office:value="0.00233539786828481" calcext:value-type="float">
            <text:p>0.002335397868285</text:p>
          </table:table-cell>
          <table:table-cell office:value-type="float" office:value="0.00239370530457735" calcext:value-type="float">
            <text:p>0.002393705304577</text:p>
          </table:table-cell>
          <table:table-cell office:value-type="float" office:value="0.00245461887525278" calcext:value-type="float">
            <text:p>0.002454618875253</text:p>
          </table:table-cell>
          <table:table-cell office:value-type="float" office:value="0.00251831829466344" calcext:value-type="float">
            <text:p>0.002518318294663</text:p>
          </table:table-cell>
          <table:table-cell office:value-type="float" office:value="0.00258500057332989" calcext:value-type="float">
            <text:p>0.00258500057333</text:p>
          </table:table-cell>
          <table:table-cell office:value-type="float" office:value="0.00265488218647766" calcext:value-type="float">
            <text:p>0.002654882186478</text:p>
          </table:table-cell>
          <table:table-cell office:value-type="float" office:value="0.00272820158062101" calcext:value-type="float">
            <text:p>0.002728201580621</text:p>
          </table:table-cell>
          <table:table-cell office:value-type="float" office:value="0.00280522208160103" calcext:value-type="float">
            <text:p>0.002805222081601</text:p>
          </table:table-cell>
          <table:table-cell office:value-type="float" office:value="0.00288623528155574" calcext:value-type="float">
            <text:p>0.002886235281556</text:p>
          </table:table-cell>
          <table:table-cell office:value-type="float" office:value="0.00297156499992862" calcext:value-type="float">
            <text:p>0.002971564999929</text:p>
          </table:table-cell>
          <table:table-cell office:value-type="float" office:value="0.00306157193574961" calcext:value-type="float">
            <text:p>0.00306157193575</text:p>
          </table:table-cell>
          <table:table-cell office:value-type="float" office:value="0.00315665915684813" calcext:value-type="float">
            <text:p>0.003156659156848</text:p>
          </table:table-cell>
          <table:table-cell office:value-type="float" office:value="0.00325727860772496" calcext:value-type="float">
            <text:p>0.003257278607725</text:p>
          </table:table-cell>
          <table:table-cell office:value-type="float" office:value="0.00336393886447579" calcext:value-type="float">
            <text:p>0.003363938864476</text:p>
          </table:table-cell>
          <table:table-cell office:value-type="float" office:value="0.00347721442567664" calcext:value-type="float">
            <text:p>0.003477214425677</text:p>
          </table:table-cell>
          <table:table-cell office:value-type="float" office:value="0.00359775690734022" calcext:value-type="float">
            <text:p>0.00359775690734</text:p>
          </table:table-cell>
          <table:table-cell office:value-type="float" office:value="0.00372630861438624" calcext:value-type="float">
            <text:p>0.003726308614386</text:p>
          </table:table-cell>
          <table:table-cell office:value-type="float" office:value="0.00386371910020515" calcext:value-type="float">
            <text:p>0.003863719100205</text:p>
          </table:table-cell>
          <table:table-cell office:value-type="float" office:value="0.00401096551236073" calcext:value-type="float">
            <text:p>0.004010965512361</text:p>
          </table:table-cell>
          <table:table-cell office:value-type="float" office:value="0.00416917777583706" calcext:value-type="float">
            <text:p>0.004169177775837</text:p>
          </table:table-cell>
          <table:table-cell office:value-type="float" office:value="0.00433967001227888" calcext:value-type="float">
            <text:p>0.004339670012279</text:p>
          </table:table-cell>
          <table:table-cell office:value-type="float" office:value="0.00452398007512378" calcext:value-type="float">
            <text:p>0.004523980075124</text:p>
          </table:table-cell>
          <table:table-cell office:value-type="float" office:value="0.00472391975628017" calcext:value-type="float">
            <text:p>0.00472391975628</text:p>
          </table:table-cell>
          <table:table-cell office:value-type="float" office:value="0.00494163918108105" calcext:value-type="float">
            <text:p>0.004941639181081</text:p>
          </table:table-cell>
          <table:table-cell office:value-type="float" office:value="0.00517971029473336" calcext:value-type="float">
            <text:p>0.005179710294733</text:p>
          </table:table-cell>
          <table:table-cell office:value-type="float" office:value="0.00544123637423186" calcext:value-type="float">
            <text:p>0.005441236374232</text:p>
          </table:table-cell>
          <table:table-cell office:value-type="float" office:value="0.00572999752415597" calcext:value-type="float">
            <text:p>0.005729997524156</text:p>
          </table:table-cell>
          <table:table-cell office:value-type="float" office:value="0.00605064670084295" calcext:value-type="float">
            <text:p>0.006050646700843</text:p>
          </table:table-cell>
          <table:table-cell office:value-type="float" office:value="0.00640897790164757" calcext:value-type="float">
            <text:p>0.006408977901648</text:p>
          </table:table-cell>
          <table:table-cell office:value-type="float" office:value="0.00681229936209255" calcext:value-type="float">
            <text:p>0.006812299362093</text:p>
          </table:table-cell>
          <table:table-cell office:value-type="float" office:value="0.00726996273324621" calcext:value-type="float">
            <text:p>0.007269962733246</text:p>
          </table:table-cell>
          <table:table-cell office:value-type="float" office:value="0.00779412931229037" calcext:value-type="float">
            <text:p>0.00779412931229</text:p>
          </table:table-cell>
          <table:table-cell office:value-type="float" office:value="0.0084009058270788" calcext:value-type="float">
            <text:p>0.008400905827079</text:p>
          </table:table-cell>
          <table:table-cell office:value-type="float" office:value="0.00911207296107028" calcext:value-type="float">
            <text:p>0.00911207296107</text:p>
          </table:table-cell>
          <table:table-cell office:value-type="float" office:value="0.00995779538388641" calcext:value-type="float">
            <text:p>0.009957795383886</text:p>
          </table:table-cell>
          <table:table-cell office:value-type="float" office:value="0.0109810161553011" calcext:value-type="float">
            <text:p>0.010981016155301</text:p>
          </table:table-cell>
          <table:table-cell office:value-type="float" office:value="0.0122448593692522" calcext:value-type="float">
            <text:p>0.012244859369252</text:p>
          </table:table-cell>
          <table:table-cell office:value-type="float" office:value="0.0138456467765294" calcext:value-type="float">
            <text:p>0.013845646776529</text:p>
          </table:table-cell>
          <table:table-cell office:value-type="float" office:value="0.0159368903241208" calcext:value-type="float">
            <text:p>0.015936890324121</text:p>
          </table:table-cell>
          <table:table-cell office:value-type="float" office:value="0.0187757042364358" calcext:value-type="float">
            <text:p>0.018775704236436</text:p>
          </table:table-cell>
          <table:table-cell office:value-type="float" office:value="0.0228160791998135" calcext:value-type="float">
            <text:p>0.022816079199814</text:p>
          </table:table-cell>
          <table:table-cell office:value-type="float" office:value="0.0288937820969357" calcext:value-type="float">
            <text:p>0.028893782096936</text:p>
          </table:table-cell>
          <table:table-cell office:value-type="float" office:value="0.038506276825746" calcext:value-type="float">
            <text:p>0.038506276825746</text:p>
          </table:table-cell>
          <table:table-cell office:value-type="float" office:value="0.05353100728604" calcext:value-type="float">
            <text:p>0.05353100728604</text:p>
          </table:table-cell>
          <table:table-cell office:value-type="float" office:value="0.0728198924182862" calcext:value-type="float">
            <text:p>0.072819892418286</text:p>
          </table:table-cell>
          <table:table-cell office:value-type="float" office:value="0.0898498440053977" calcext:value-type="float">
            <text:p>0.089849844005398</text:p>
          </table:table-cell>
          <table:table-cell office:value-type="float" office:value="0.101346536630445" calcext:value-type="float">
            <text:p>0.101346536630445</text:p>
          </table:table-cell>
          <table:table-cell office:value-type="float" office:value="0.108736169875177" calcext:value-type="float">
            <text:p>0.108736169875177</text:p>
          </table:table-cell>
          <table:table-cell office:value-type="float" office:value="0.113732479290389" calcext:value-type="float">
            <text:p>0.113732479290389</text:p>
          </table:table-cell>
          <table:table-cell office:value-type="float" office:value="0.117345962646141" calcext:value-type="float">
            <text:p>0.117345962646141</text:p>
          </table:table-cell>
          <table:table-cell office:value-type="float" office:value="0.120122610940398" calcext:value-type="float">
            <text:p>0.120122610940398</text:p>
          </table:table-cell>
          <table:table-cell office:value-type="float" office:value="0.122366163647494" calcext:value-type="float">
            <text:p>0.122366163647494</text:p>
          </table:table-cell>
          <table:table-cell office:value-type="float" office:value="0.124254623677084" calcext:value-type="float">
            <text:p>0.124254623677084</text:p>
          </table:table-cell>
          <table:table-cell office:value-type="float" office:value="0.125897887879847" calcext:value-type="float">
            <text:p>0.125897887879847</text:p>
          </table:table-cell>
          <table:table-cell office:value-type="float" office:value="0.127367068452254" calcext:value-type="float">
            <text:p>0.127367068452254</text:p>
          </table:table-cell>
          <table:table-cell office:value-type="float" office:value="0.128710128495662" calcext:value-type="float">
            <text:p>0.128710128495662</text:p>
          </table:table-cell>
          <table:table-cell office:value-type="float" office:value="0.129960633061594" calcext:value-type="float">
            <text:p>0.129960633061594</text:p>
          </table:table-cell>
          <table:table-cell office:value-type="float" office:value="0.131142873224509" calcext:value-type="float">
            <text:p>0.131142873224509</text:p>
          </table:table-cell>
          <table:table-cell office:value-type="float" office:value="0.132274992415304" calcext:value-type="float">
            <text:p>0.132274992415304</text:p>
          </table:table-cell>
          <table:table-cell office:value-type="float" office:value="0.133370967313231" calcext:value-type="float">
            <text:p>0.133370967313231</text:p>
          </table:table-cell>
          <table:table-cell office:value-type="float" office:value="0.134441908714639" calcext:value-type="float">
            <text:p>0.134441908714639</text:p>
          </table:table-cell>
          <table:table-cell office:value-type="float" office:value="0.13549694700483" calcext:value-type="float">
            <text:p>0.13549694700483</text:p>
          </table:table-cell>
          <table:table-cell office:value-type="float" office:value="0.136543858664989" calcext:value-type="float">
            <text:p>0.136543858664989</text:p>
          </table:table-cell>
          <table:table-cell office:value-type="float" office:value="0.137589530075161" calcext:value-type="float">
            <text:p>0.137589530075161</text:p>
          </table:table-cell>
          <table:table-cell office:value-type="float" office:value="0.138640320660671" calcext:value-type="float">
            <text:p>0.138640320660671</text:p>
          </table:table-cell>
          <table:table-cell office:value-type="float" office:value="0.139702367895881" calcext:value-type="float">
            <text:p>0.139702367895881</text:p>
          </table:table-cell>
          <table:table-cell office:value-type="float" office:value="0.140781865952939" calcext:value-type="float">
            <text:p>0.140781865952939</text:p>
          </table:table-cell>
          <table:table-cell office:value-type="float" office:value="0.141885344849673" calcext:value-type="float">
            <text:p>0.141885344849673</text:p>
          </table:table-cell>
          <table:table-cell office:value-type="float" office:value="0.14301997644661" calcext:value-type="float">
            <text:p>0.14301997644661</text:p>
          </table:table-cell>
          <table:table-cell office:value-type="float" office:value="0.144193937330682" calcext:value-type="float">
            <text:p>0.144193937330682</text:p>
          </table:table-cell>
          <table:table-cell office:value-type="float" office:value="0.145416867275958" calcext:value-type="float">
            <text:p>0.145416867275958</text:p>
          </table:table-cell>
          <table:table-cell office:value-type="float" office:value="0.146700477606425" calcext:value-type="float">
            <text:p>0.146700477606425</text:p>
          </table:table-cell>
          <table:table-cell office:value-type="float" office:value="0.148059390333363" calcext:value-type="float">
            <text:p>0.148059390333363</text:p>
          </table:table-cell>
          <table:table-cell office:value-type="float" office:value="0.149512333660229" calcext:value-type="float">
            <text:p>0.149512333660229</text:p>
          </table:table-cell>
          <table:table-cell office:value-type="float" office:value="0.151083895781706" calcext:value-type="float">
            <text:p>0.151083895781706</text:p>
          </table:table-cell>
          <table:table-cell office:value-type="float" office:value="0.152807172278932" calcext:value-type="float">
            <text:p>0.152807172278932</text:p>
          </table:table-cell>
          <table:table-cell office:value-type="float" office:value="0.154727882421174" calcext:value-type="float">
            <text:p>0.154727882421174</text:p>
          </table:table-cell>
          <table:table-cell office:value-type="float" office:value="0.156910976487801" calcext:value-type="float">
            <text:p>0.156910976487801</text:p>
          </table:table-cell>
          <table:table-cell office:value-type="float" office:value="0.159451619976726" calcext:value-type="float">
            <text:p>0.159451619976726</text:p>
          </table:table-cell>
          <table:table-cell office:value-type="float" office:value="0.162494179910391" calcext:value-type="float">
            <text:p>0.162494179910391</text:p>
          </table:table-cell>
          <table:table-cell office:value-type="float" office:value="0.16626649228619" calcext:value-type="float">
            <text:p>0.16626649228619</text:p>
          </table:table-cell>
          <table:table-cell office:value-type="float" office:value="0.171144673190983" calcext:value-type="float">
            <text:p>0.171144673190983</text:p>
          </table:table-cell>
          <table:table-cell office:value-type="float" office:value="0.177781592535534" calcext:value-type="float">
            <text:p>0.177781592535534</text:p>
          </table:table-cell>
          <table:table-cell office:value-type="float" office:value="0.18737063489583" calcext:value-type="float">
            <text:p>0.18737063489583</text:p>
          </table:table-cell>
          <table:table-cell office:value-type="float" office:value="0.202176062547287" calcext:value-type="float">
            <text:p>0.202176062547287</text:p>
          </table:table-cell>
          <table:table-cell office:value-type="float" office:value="0.226321879793851" calcext:value-type="float">
            <text:p>0.226321879793851</text:p>
          </table:table-cell>
          <table:table-cell office:value-type="float" office:value="0.26458427602816" calcext:value-type="float">
            <text:p>0.26458427602816</text:p>
          </table:table-cell>
          <table:table-cell office:value-type="float" office:value="0.309074426928974" calcext:value-type="float">
            <text:p>0.309074426928974</text:p>
          </table:table-cell>
          <table:table-cell office:value-type="float" office:value="0.33093981468381" calcext:value-type="float">
            <text:p>0.33093981468381</text:p>
          </table:table-cell>
          <table:table-cell office:value-type="float" office:value="0.327180828475263" calcext:value-type="float">
            <text:p>0.327180828475263</text:p>
          </table:table-cell>
          <table:table-cell office:value-type="float" office:value="0.315171585509138" calcext:value-type="float">
            <text:p>0.315171585509138</text:p>
          </table:table-cell>
          <table:table-cell office:value-type="float" office:value="0.303189700449099" calcext:value-type="float">
            <text:p>0.303189700449099</text:p>
          </table:table-cell>
          <table:table-cell office:value-type="float" office:value="0.293068955554274" calcext:value-type="float">
            <text:p>0.293068955554274</text:p>
          </table:table-cell>
          <table:table-cell office:value-type="float" office:value="0.284834891416664" calcext:value-type="float">
            <text:p>0.284834891416664</text:p>
          </table:table-cell>
          <table:table-cell office:value-type="float" office:value="0.278165711351681" calcext:value-type="float">
            <text:p>0.278165711351681</text:p>
          </table:table-cell>
          <table:table-cell office:value-type="float" office:value="0.272739311046388" calcext:value-type="float">
            <text:p>0.272739311046388</text:p>
          </table:table-cell>
          <table:table-cell office:value-type="float" office:value="0.268296837137926" calcext:value-type="float">
            <text:p>0.268296837137926</text:p>
          </table:table-cell>
          <table:table-cell office:value-type="float" office:value="0.264641071250884" calcext:value-type="float">
            <text:p>0.264641071250884</text:p>
          </table:table-cell>
          <table:table-cell office:value-type="float" office:value="0.261623214561252" calcext:value-type="float">
            <text:p>0.261623214561252</text:p>
          </table:table-cell>
          <table:table-cell office:value-type="float" office:value="0.259130427237075" calcext:value-type="float">
            <text:p>0.259130427237075</text:p>
          </table:table-cell>
          <table:table-cell office:value-type="float" office:value="0.257076246488623" calcext:value-type="float">
            <text:p>0.257076246488623</text:p>
          </table:table-cell>
          <table:table-cell office:value-type="float" office:value="0.25539362814326" calcext:value-type="float">
            <text:p>0.25539362814326</text:p>
          </table:table-cell>
          <table:table-cell office:value-type="float" office:value="0.254029967810077" calcext:value-type="float">
            <text:p>0.254029967810077</text:p>
          </table:table-cell>
          <table:table-cell office:value-type="float" office:value="0.252943533802824" calcext:value-type="float">
            <text:p>0.252943533802824</text:p>
          </table:table-cell>
          <table:table-cell office:value-type="float" office:value="0.252100890809759" calcext:value-type="float">
            <text:p>0.252100890809759</text:p>
          </table:table-cell>
          <table:table-cell office:value-type="float" office:value="0.251475018823232" calcext:value-type="float">
            <text:p>0.251475018823232</text:p>
          </table:table-cell>
          <table:table-cell office:value-type="float" office:value="0.251043923429257" calcext:value-type="float">
            <text:p>0.251043923429257</text:p>
          </table:table-cell>
          <table:table-cell office:value-type="float" office:value="0.25078959694996" calcext:value-type="float">
            <text:p>0.25078959694996</text:p>
          </table:table-cell>
          <table:table-cell office:value-type="float" office:value="0.25069723305627" calcext:value-type="float">
            <text:p>0.25069723305627</text:p>
          </table:table-cell>
          <table:table-cell office:value-type="float" office:value="0.250754626739373" calcext:value-type="float">
            <text:p>0.250754626739373</text:p>
          </table:table-cell>
          <table:table-cell office:value-type="float" office:value="0.250951711495559" calcext:value-type="float">
            <text:p>0.250951711495559</text:p>
          </table:table-cell>
          <table:table-cell office:value-type="float" office:value="0.251280199314087" calcext:value-type="float">
            <text:p>0.251280199314087</text:p>
          </table:table-cell>
          <table:table-cell office:value-type="float" office:value="0.251733298603353" calcext:value-type="float">
            <text:p>0.251733298603353</text:p>
          </table:table-cell>
          <table:table-cell office:value-type="float" office:value="0.252305491898448" calcext:value-type="float">
            <text:p>0.252305491898448</text:p>
          </table:table-cell>
          <table:table-cell office:value-type="float" office:value="0.252992359960691" calcext:value-type="float">
            <text:p>0.252992359960691</text:p>
          </table:table-cell>
          <table:table-cell office:value-type="float" office:value="0.253790442307268" calcext:value-type="float">
            <text:p>0.253790442307268</text:p>
          </table:table-cell>
          <table:table-cell office:value-type="float" office:value="0.254697126701842" calcext:value-type="float">
            <text:p>0.254697126701842</text:p>
          </table:table-cell>
          <table:table-cell office:value-type="float" office:value="0.255710561971144" calcext:value-type="float">
            <text:p>0.255710561971144</text:p>
          </table:table-cell>
          <table:table-cell office:value-type="float" office:value="0.256829589878395" calcext:value-type="float">
            <text:p>0.256829589878395</text:p>
          </table:table-cell>
          <table:table-cell office:value-type="float" office:value="0.258053692814542" calcext:value-type="float">
            <text:p>0.258053692814542</text:p>
          </table:table-cell>
          <table:table-cell office:value-type="float" office:value="0.259382954856173" calcext:value-type="float">
            <text:p>0.259382954856173</text:p>
          </table:table-cell>
          <table:table-cell office:value-type="float" office:value="0.260818034351336" calcext:value-type="float">
            <text:p>0.260818034351336</text:p>
          </table:table-cell>
          <table:table-cell office:value-type="float" office:value="0.262360146679466" calcext:value-type="float">
            <text:p>0.262360146679466</text:p>
          </table:table-cell>
          <table:table-cell office:value-type="float" office:value="0.264011056224885" calcext:value-type="float">
            <text:p>0.264011056224885</text:p>
          </table:table-cell>
          <table:table-cell office:value-type="float" office:value="0.265773076931277" calcext:value-type="float">
            <text:p>0.265773076931277</text:p>
          </table:table-cell>
          <table:table-cell office:value-type="float" office:value="0.267649081087839" calcext:value-type="float">
            <text:p>0.267649081087839</text:p>
          </table:table-cell>
          <table:table-cell office:value-type="float" office:value="0.269642516252699" calcext:value-type="float">
            <text:p>0.269642516252699</text:p>
          </table:table-cell>
          <table:table-cell office:value-type="float" office:value="0.271757430459307" calcext:value-type="float">
            <text:p>0.271757430459307</text:p>
          </table:table-cell>
          <table:table-cell office:value-type="float" office:value="0.273998506088971" calcext:value-type="float">
            <text:p>0.273998506088971</text:p>
          </table:table-cell>
          <table:table-cell office:value-type="float" office:value="0.276371103038859" calcext:value-type="float">
            <text:p>0.276371103038859</text:p>
          </table:table-cell>
          <table:table-cell office:value-type="float" office:value="0.278881312081247" calcext:value-type="float">
            <text:p>0.278881312081247</text:p>
          </table:table-cell>
          <table:table-cell office:value-type="float" office:value="0.281536019609061" calcext:value-type="float">
            <text:p>0.281536019609061</text:p>
          </table:table-cell>
          <table:table-cell office:value-type="float" office:value="0.28434298530942" calcext:value-type="float">
            <text:p>0.28434298530942</text:p>
          </table:table-cell>
          <table:table-cell office:value-type="float" office:value="0.287310934718045" calcext:value-type="float">
            <text:p>0.287310934718045</text:p>
          </table:table-cell>
          <table:table-cell office:value-type="float" office:value="0.29044966910482" calcext:value-type="float">
            <text:p>0.29044966910482</text:p>
          </table:table-cell>
          <table:table-cell office:value-type="float" office:value="0.293770195751664" calcext:value-type="float">
            <text:p>0.293770195751664</text:p>
          </table:table-cell>
          <table:table-cell office:value-type="float" office:value="0.297284882443749" calcext:value-type="float">
            <text:p>0.297284882443749</text:p>
          </table:table-cell>
          <table:table-cell office:value-type="float" office:value="0.301007640950579" calcext:value-type="float">
            <text:p>0.301007640950579</text:p>
          </table:table-cell>
          <table:table-cell office:value-type="float" office:value="0.30495414548647" calcext:value-type="float">
            <text:p>0.30495414548647</text:p>
          </table:table-cell>
          <table:table-cell office:value-type="float" office:value="0.309142093693804" calcext:value-type="float">
            <text:p>0.309142093693804</text:p>
          </table:table-cell>
          <table:table-cell office:value-type="float" office:value="0.313591519700103" calcext:value-type="float">
            <text:p>0.313591519700103</text:p>
          </table:table-cell>
          <table:table-cell office:value-type="float" office:value="0.31832517141614" calcext:value-type="float">
            <text:p>0.31832517141614</text:p>
          </table:table-cell>
          <table:table-cell office:value-type="float" office:value="0.323368967681019" calcext:value-type="float">
            <text:p>0.323368967681019</text:p>
          </table:table-cell>
          <table:table-cell office:value-type="float" office:value="0.328752555420004" calcext:value-type="float">
            <text:p>0.328752555420004</text:p>
          </table:table-cell>
          <table:table-cell office:value-type="float" office:value="0.334509993082846" calcext:value-type="float">
            <text:p>0.334509993082846</text:p>
          </table:table-cell>
          <table:table-cell office:value-type="float" office:value="0.340680594873785" calcext:value-type="float">
            <text:p>0.340680594873785</text:p>
          </table:table-cell>
          <table:table-cell office:value-type="float" office:value="0.3473099815312" calcext:value-type="float">
            <text:p>0.3473099815312</text:p>
          </table:table-cell>
          <table:table-cell office:value-type="float" office:value="0.354451398917424" calcext:value-type="float">
            <text:p>0.354451398917424</text:p>
          </table:table-cell>
          <table:table-cell office:value-type="float" office:value="0.362167387275948" calcext:value-type="float">
            <text:p>0.362167387275948</text:p>
          </table:table-cell>
          <table:table-cell office:value-type="float" office:value="0.370531914429119" calcext:value-type="float">
            <text:p>0.370531914429119</text:p>
          </table:table-cell>
          <table:table-cell office:value-type="float" office:value="0.37963312949956" calcext:value-type="float">
            <text:p>0.37963312949956</text:p>
          </table:table-cell>
          <table:table-cell office:value-type="float" office:value="0.389576956079622" calcext:value-type="float">
            <text:p>0.389576956079622</text:p>
          </table:table-cell>
          <table:table-cell office:value-type="float" office:value="0.40049183441682" calcext:value-type="float">
            <text:p>0.40049183441682</text:p>
          </table:table-cell>
          <table:table-cell office:value-type="float" office:value="0.412535055088741" calcext:value-type="float">
            <text:p>0.412535055088741</text:p>
          </table:table-cell>
          <table:table-cell office:value-type="float" office:value="0.425901322463377" calcext:value-type="float">
            <text:p>0.425901322463377</text:p>
          </table:table-cell>
          <table:table-cell office:value-type="float" office:value="0.440834474111652" calcext:value-type="float">
            <text:p>0.440834474111652</text:p>
          </table:table-cell>
          <table:table-cell office:value-type="float" office:value="0.457643698256166" calcext:value-type="float">
            <text:p>0.457643698256166</text:p>
          </table:table-cell>
          <table:table-cell office:value-type="float" office:value="0.476726161379449" calcext:value-type="float">
            <text:p>0.476726161379449</text:p>
          </table:table-cell>
          <table:table-cell office:value-type="float" office:value="0.498598624869431" calcext:value-type="float">
            <text:p>0.498598624869431</text:p>
          </table:table-cell>
          <table:table-cell office:value-type="float" office:value="0.523940975185186" calcext:value-type="float">
            <text:p>0.523940975185186</text:p>
          </table:table-cell>
          <table:table-cell office:value-type="float" office:value="0.553652826101824" calcext:value-type="float">
            <text:p>0.553652826101824</text:p>
          </table:table-cell>
          <table:table-cell office:value-type="float" office:value="0.588913548469938" calcext:value-type="float">
            <text:p>0.588913548469938</text:p>
          </table:table-cell>
          <table:table-cell office:value-type="float" office:value="0.631189621787301" calcext:value-type="float">
            <text:p>0.631189621787301</text:p>
          </table:table-cell>
          <table:table-cell office:value-type="float" office:value="0.681946002884474" calcext:value-type="float">
            <text:p>0.681946002884474</text:p>
          </table:table-cell>
          <table:table-cell office:value-type="float" office:value="0.74107014406838" calcext:value-type="float">
            <text:p>0.74107014406838</text:p>
          </table:table-cell>
          <table:table-cell office:value-type="float" office:value="0.80023748115516" calcext:value-type="float">
            <text:p>0.80023748115516</text:p>
          </table:table-cell>
          <table:table-cell office:value-type="float" office:value="0.821859460296966" calcext:value-type="float">
            <text:p>0.821859460296966</text:p>
          </table:table-cell>
          <table:table-cell office:value-type="float" office:value="0.727036763286695" calcext:value-type="float">
            <text:p>0.727036763286695</text:p>
          </table:table-cell>
          <table:table-cell office:value-type="float" office:value="0.529394872446805" calcext:value-type="float">
            <text:p>0.529394872446805</text:p>
          </table:table-cell>
          <table:table-cell office:value-type="float" office:value="0.359967123576788" calcext:value-type="float">
            <text:p>0.359967123576788</text:p>
          </table:table-cell>
          <table:table-cell office:value-type="float" office:value="0.25458268628442" calcext:value-type="float">
            <text:p>0.25458268628442</text:p>
          </table:table-cell>
          <table:table-cell office:value-type="float" office:value="0.191554046179795" calcext:value-type="float">
            <text:p>0.191554046179795</text:p>
          </table:table-cell>
          <table:table-cell office:value-type="float" office:value="0.152155496216613" calcext:value-type="float">
            <text:p>0.152155496216613</text:p>
          </table:table-cell>
          <table:table-cell office:value-type="float" office:value="0.126107128473144" calcext:value-type="float">
            <text:p>0.126107128473144</text:p>
          </table:table-cell>
          <table:table-cell office:value-type="float" office:value="0.107992317210754" calcext:value-type="float">
            <text:p>0.107992317210754</text:p>
          </table:table-cell>
          <table:table-cell office:value-type="float" office:value="0.0948491566592385" calcext:value-type="float">
            <text:p>0.094849156659239</text:p>
          </table:table-cell>
          <table:table-cell office:value-type="float" office:value="0.0849726432357943" calcext:value-type="float">
            <text:p>0.084972643235794</text:p>
          </table:table-cell>
          <table:table-cell office:value-type="float" office:value="0.0773312508650046" calcext:value-type="float">
            <text:p>0.077331250865005</text:p>
          </table:table-cell>
          <table:table-cell office:value-type="float" office:value="0.0712726259613727" calcext:value-type="float">
            <text:p>0.071272625961373</text:p>
          </table:table-cell>
          <table:table-cell office:value-type="float" office:value="0.0663679970959405" calcext:value-type="float">
            <text:p>0.066367997095941</text:p>
          </table:table-cell>
          <table:table-cell office:value-type="float" office:value="0.0623259874638505" calcext:value-type="float">
            <text:p>0.062325987463851</text:p>
          </table:table-cell>
          <table:table-cell office:value-type="float" office:value="0.0589427745379331" calcext:value-type="float">
            <text:p>0.058942774537933</text:p>
          </table:table-cell>
          <table:table-cell office:value-type="float" office:value="0.0560721351164663" calcext:value-type="float">
            <text:p>0.056072135116466</text:p>
          </table:table-cell>
          <table:table-cell office:value-type="float" office:value="0.0536068134801992" calcext:value-type="float">
            <text:p>0.053606813480199</text:p>
          </table:table-cell>
          <table:table-cell office:value-type="float" office:value="0.0514665736430734" calcext:value-type="float">
            <text:p>0.051466573643073</text:p>
          </table:table-cell>
          <table:table-cell office:value-type="float" office:value="0.0495903266503525" calcext:value-type="float">
            <text:p>0.049590326650353</text:p>
          </table:table-cell>
          <table:table-cell office:value-type="float" office:value="0.047930815024985" calcext:value-type="float">
            <text:p>0.047930815024985</text:p>
          </table:table-cell>
          <table:table-cell office:value-type="float" office:value="0.04645094379479" calcext:value-type="float">
            <text:p>0.04645094379479</text:p>
          </table:table-cell>
          <table:table-cell office:value-type="float" office:value="0.0451211964558131" calcext:value-type="float">
            <text:p>0.045121196455813</text:p>
          </table:table-cell>
          <table:table-cell office:value-type="float" office:value="0.0439177805132553" calcext:value-type="float">
            <text:p>0.043917780513255</text:p>
          </table:table-cell>
          <table:table-cell office:value-type="float" office:value="0.0428212723713494" calcext:value-type="float">
            <text:p>0.042821272371349</text:p>
          </table:table-cell>
          <table:table-cell office:value-type="float" office:value="0.041815608975764" calcext:value-type="float">
            <text:p>0.041815608975764</text:p>
          </table:table-cell>
          <table:table-cell office:value-type="float" office:value="0.0408873226808333" calcext:value-type="float">
            <text:p>0.040887322680833</text:p>
          </table:table-cell>
          <table:table-cell office:value-type="float" office:value="0.0400249472153295" calcext:value-type="float">
            <text:p>0.04002494721533</text:p>
          </table:table-cell>
          <table:table-cell office:value-type="float" office:value="0.0392185427179844" calcext:value-type="float">
            <text:p>0.039218542717985</text:p>
          </table:table-cell>
          <table:table-cell office:value-type="float" office:value="0.038459300306401" calcext:value-type="float">
            <text:p>0.038459300306401</text:p>
          </table:table-cell>
          <table:table-cell office:value-type="float" office:value="0.0377391935491938" calcext:value-type="float">
            <text:p>0.037739193549194</text:p>
          </table:table-cell>
          <table:table-cell office:value-type="float" office:value="0.0370506463282488" calcext:value-type="float">
            <text:p>0.037050646328249</text:p>
          </table:table-cell>
          <table:table-cell office:value-type="float" office:value="0.0363861835492863" calcext:value-type="float">
            <text:p>0.036386183549286</text:p>
          </table:table-cell>
          <table:table-cell office:value-type="float" office:value="0.0357380211113647" calcext:value-type="float">
            <text:p>0.035738021111365</text:p>
          </table:table-cell>
          <table:table-cell office:value-type="float" office:value="0.0350975300244599" calcext:value-type="float">
            <text:p>0.03509753002446</text:p>
          </table:table-cell>
          <table:table-cell office:value-type="float" office:value="0.0344544670243643" calcext:value-type="float">
            <text:p>0.034454467024364</text:p>
          </table:table-cell>
          <table:table-cell office:value-type="float" office:value="0.0337957800739333" calcext:value-type="float">
            <text:p>0.033795780073933</text:p>
          </table:table-cell>
          <table:table-cell office:value-type="float" office:value="0.0331036269724065" calcext:value-type="float">
            <text:p>0.033103626972407</text:p>
          </table:table-cell>
          <table:table-cell office:value-type="float" office:value="0.0323518874277762" calcext:value-type="float">
            <text:p>0.032351887427776</text:p>
          </table:table-cell>
          <table:table-cell office:value-type="float" office:value="0.0314996691289653" calcext:value-type="float">
            <text:p>0.031499669128965</text:p>
          </table:table-cell>
          <table:table-cell office:value-type="float" office:value="0.0304785863797629" calcext:value-type="float">
            <text:p>0.030478586379763</text:p>
          </table:table-cell>
          <table:table-cell office:value-type="float" office:value="0.02916707754773" calcext:value-type="float">
            <text:p>0.02916707754773</text:p>
          </table:table-cell>
          <table:table-cell office:value-type="float" office:value="0.0273414428942054" calcext:value-type="float">
            <text:p>0.027341442894205</text:p>
          </table:table-cell>
          <table:table-cell office:value-type="float" office:value="0.0246232578720037" calcext:value-type="float">
            <text:p>0.024623257872004</text:p>
          </table:table-cell>
          <table:table-cell office:value-type="float" office:value="0.0206975228834609" calcext:value-type="float">
            <text:p>0.020697522883461</text:p>
          </table:table-cell>
          <table:table-cell office:value-type="float" office:value="0.0162843780153015" calcext:value-type="float">
            <text:p>0.016284378015302</text:p>
          </table:table-cell>
          <table:table-cell office:value-type="float" office:value="0.0128194171971667" calcext:value-type="float">
            <text:p>0.012819417197167</text:p>
          </table:table-cell>
          <table:table-cell office:value-type="float" office:value="0.0105547470806166" calcext:value-type="float">
            <text:p>0.010554747080617</text:p>
          </table:table-cell>
          <table:table-cell office:value-type="float" office:value="0.00907632805008598" calcext:value-type="float">
            <text:p>0.009076328050086</text:p>
          </table:table-cell>
          <table:table-cell office:value-type="float" office:value="0.00805384978335565" calcext:value-type="float">
            <text:p>0.008053849783356</text:p>
          </table:table-cell>
          <table:table-cell office:value-type="float" office:value="0.00730275805374394" calcext:value-type="float">
            <text:p>0.007302758053744</text:p>
          </table:table-cell>
          <table:table-cell office:value-type="float" office:value="0.00672261122552553" calcext:value-type="float">
            <text:p>0.006722611225526</text:p>
          </table:table-cell>
          <table:table-cell office:value-type="float" office:value="0.0062563608561789" calcext:value-type="float">
            <text:p>0.006256360856179</text:p>
          </table:table-cell>
          <table:table-cell office:value-type="float" office:value="0.00586980861524195" calcext:value-type="float">
            <text:p>0.005869808615242</text:p>
          </table:table-cell>
          <table:table-cell office:value-type="float" office:value="0.00554138264232202" calcext:value-type="float">
            <text:p>0.005541382642322</text:p>
          </table:table-cell>
          <table:table-cell office:value-type="float" office:value="0.00525685108480339" calcext:value-type="float">
            <text:p>0.005256851084803</text:p>
          </table:table-cell>
          <table:table-cell office:value-type="float" office:value="0.00500645289790462" calcext:value-type="float">
            <text:p>0.005006452897905</text:p>
          </table:table-cell>
          <table:table-cell office:value-type="float" office:value="0.00478326517026297" calcext:value-type="float">
            <text:p>0.004783265170263</text:p>
          </table:table-cell>
          <table:table-cell office:value-type="float" office:value="0.00458223315369495" calcext:value-type="float">
            <text:p>0.004582233153695</text:p>
          </table:table-cell>
          <table:table-cell office:value-type="float" office:value="0.0043995714470672" calcext:value-type="float">
            <text:p>0.004399571447067</text:p>
          </table:table-cell>
          <table:table-cell office:value-type="float" office:value="0.00423238153192549" calcext:value-type="float">
            <text:p>0.004232381531925</text:p>
          </table:table-cell>
          <table:table-cell office:value-type="float" office:value="0.00407840002669384" calcext:value-type="float">
            <text:p>0.004078400026694</text:p>
          </table:table-cell>
          <table:table-cell office:value-type="float" office:value="0.00393582849013664" calcext:value-type="float">
            <text:p>0.003935828490137</text:p>
          </table:table-cell>
          <table:table-cell office:value-type="float" office:value="0.00380321557683241" calcext:value-type="float">
            <text:p>0.003803215576832</text:p>
          </table:table-cell>
          <table:table-cell office:value-type="float" office:value="0.00367937367444856" calcext:value-type="float">
            <text:p>0.003679373674449</text:p>
          </table:table-cell>
          <table:table-cell office:value-type="float" office:value="0.00356331878310577" calcext:value-type="float">
            <text:p>0.003563318783106</text:p>
          </table:table-cell>
          <table:table-cell office:value-type="float" office:value="0.00345422639122006" calcext:value-type="float">
            <text:p>0.00345422639122</text:p>
          </table:table-cell>
          <table:table-cell office:value-type="float" office:value="0.00335139857152299" calcext:value-type="float">
            <text:p>0.003351398571523</text:p>
          </table:table-cell>
          <table:table-cell office:value-type="float" office:value="0.0032542390841569" calcext:value-type="float">
            <text:p>0.003254239084157</text:p>
          </table:table-cell>
          <table:table-cell office:value-type="float" office:value="0.00316223428486944" calcext:value-type="float">
            <text:p>0.003162234284869</text:p>
          </table:table-cell>
          <table:table-cell office:value-type="float" office:value="0.00307493830343953" calcext:value-type="float">
            <text:p>0.00307493830344</text:p>
          </table:table-cell>
          <table:table-cell office:value-type="float" office:value="0.00299196140559383" calcext:value-type="float">
            <text:p>0.002991961405594</text:p>
          </table:table-cell>
          <table:table-cell office:value-type="float" office:value="0.00291296075781492" calcext:value-type="float">
            <text:p>0.002912960757815</text:p>
          </table:table-cell>
          <table:table-cell office:value-type="float" office:value="0.00283763302680548" calcext:value-type="float">
            <text:p>0.002837633026805</text:p>
          </table:table-cell>
          <table:table-cell office:value-type="float" office:value="0.00276570839479182" calcext:value-type="float">
            <text:p>0.002765708394792</text:p>
          </table:table-cell>
          <table:table-cell office:value-type="float" office:value="0.00269694567844544" calcext:value-type="float">
            <text:p>0.002696945678445</text:p>
          </table:table-cell>
          <table:table-cell office:value-type="float" office:value="0.00263112831606736" calcext:value-type="float">
            <text:p>0.002631128316067</text:p>
          </table:table-cell>
          <table:table-cell office:value-type="float" office:value="0.00256806104393739" calcext:value-type="float">
            <text:p>0.002568061043937</text:p>
          </table:table-cell>
          <table:table-cell office:value-type="float" office:value="0.00250756712411758" calcext:value-type="float">
            <text:p>0.002507567124118</text:p>
          </table:table-cell>
          <table:table-cell office:value-type="float" office:value="0.00244948601700146" calcext:value-type="float">
            <text:p>0.002449486017001</text:p>
          </table:table-cell>
          <table:table-cell office:value-type="float" office:value="0.00239367141513774" calcext:value-type="float">
            <text:p>0.002393671415138</text:p>
          </table:table-cell>
          <table:table-cell office:value-type="float" office:value="0.00233998957256467" calcext:value-type="float">
            <text:p>0.002339989572565</text:p>
          </table:table-cell>
          <table:table-cell office:value-type="float" office:value="0.00228831787743387" calcext:value-type="float">
            <text:p>0.002288317877434</text:p>
          </table:table-cell>
          <table:table-cell office:value-type="float" office:value="0.00223854362618459" calcext:value-type="float">
            <text:p>0.002238543626185</text:p>
          </table:table-cell>
          <table:table-cell office:value-type="float" office:value="0.00219056296563414" calcext:value-type="float">
            <text:p>0.002190562965634</text:p>
          </table:table-cell>
          <table:table-cell office:value-type="float" office:value="0.00214427997578557" calcext:value-type="float">
            <text:p>0.002144279975786</text:p>
          </table:table-cell>
          <table:table-cell office:value-type="float" office:value="0.0020996058711424" calcext:value-type="float">
            <text:p>0.002099605871142</text:p>
          </table:table-cell>
          <table:table-cell office:value-type="float" office:value="0.0020564583023454" calcext:value-type="float">
            <text:p>0.002056458302345</text:p>
          </table:table-cell>
          <table:table-cell office:value-type="float" office:value="0.00201476074314214" calcext:value-type="float">
            <text:p>0.002014760743142</text:p>
          </table:table-cell>
          <table:table-cell office:value-type="float" office:value="0.00197444195026025" calcext:value-type="float">
            <text:p>0.00197444195026</text:p>
          </table:table-cell>
          <table:table-cell office:value-type="float" office:value="0.00193543548583556" calcext:value-type="float">
            <text:p>0.001935435485836</text:p>
          </table:table-cell>
          <table:table-cell office:value-type="float" office:value="0.00189767929375891" calcext:value-type="float">
            <text:p>0.001897679293759</text:p>
          </table:table-cell>
          <table:table-cell office:value-type="float" office:value="0.00186111532263767" calcext:value-type="float">
            <text:p>0.001861115322638</text:p>
          </table:table-cell>
          <table:table-cell office:value-type="float" office:value="0.0018256891892537" calcext:value-type="float">
            <text:p>0.001825689189254</text:p>
          </table:table-cell>
          <table:table-cell office:value-type="float" office:value="0.00179134987729138" calcext:value-type="float">
            <text:p>0.001791349877291</text:p>
          </table:table-cell>
          <table:table-cell office:value-type="float" office:value="0.00175804946691995" calcext:value-type="float">
            <text:p>0.00175804946692</text:p>
          </table:table-cell>
          <table:table-cell office:value-type="float" office:value="0.00172574289143611" calcext:value-type="float">
            <text:p>0.001725742891436</text:p>
          </table:table-cell>
          <table:table-cell office:value-type="float" office:value="0.00169438771770266" calcext:value-type="float">
            <text:p>0.001694387717703</text:p>
          </table:table-cell>
          <table:table-cell office:value-type="float" office:value="0.00166394394762496" calcext:value-type="float">
            <text:p>0.001663943947625</text:p>
          </table:table-cell>
          <table:table-cell office:value-type="float" office:value="0.00163437383820956" calcext:value-type="float">
            <text:p>0.00163437383821</text:p>
          </table:table-cell>
          <table:table-cell office:value-type="float" office:value="0.00160564173814015" calcext:value-type="float">
            <text:p>0.00160564173814</text:p>
          </table:table-cell>
          <table:table-cell office:value-type="float" office:value="0.00157771393904534" calcext:value-type="float">
            <text:p>0.001577713939045</text:p>
          </table:table-cell>
          <table:table-cell office:value-type="float" office:value="0.00155055853986721" calcext:value-type="float">
            <text:p>0.001550558539867</text:p>
          </table:table-cell>
          <table:table-cell office:value-type="float" office:value="0.00152414532295386" calcext:value-type="float">
            <text:p>0.001524145322954</text:p>
          </table:table-cell>
          <table:table-cell office:value-type="float" office:value="0.0014984456406567" calcext:value-type="float">
            <text:p>0.001498445640657</text:p>
          </table:table-cell>
          <table:table-cell office:value-type="float" office:value="0.00147343231136172" calcext:value-type="float">
            <text:p>0.001473432311362</text:p>
          </table:table-cell>
          <table:table-cell office:value-type="float" office:value="0.00144907952401969" calcext:value-type="float">
            <text:p>0.00144907952402</text:p>
          </table:table-cell>
          <table:table-cell office:value-type="float" office:value="0.00142536275033516" calcext:value-type="float">
            <text:p>0.001425362750335</text:p>
          </table:table-cell>
          <table:table-cell office:value-type="float" office:value="0.00140225866388531" calcext:value-type="float">
            <text:p>0.001402258663885</text:p>
          </table:table-cell>
          <table:table-cell office:value-type="float" office:value="0.00137974506551175" calcext:value-type="float">
            <text:p>0.001379745065512</text:p>
          </table:table-cell>
          <table:table-cell office:value-type="float" office:value="0.00135780081439737" calcext:value-type="float">
            <text:p>0.001357800814397</text:p>
          </table:table-cell>
          <table:table-cell office:value-type="float" office:value="0.00133640576432018" calcext:value-type="float">
            <text:p>0.00133640576432</text:p>
          </table:table-cell>
          <table:table-cell office:value-type="float" office:value="0.00131554070460815" calcext:value-type="float">
            <text:p>0.001315540704608</text:p>
          </table:table-cell>
          <table:table-cell office:value-type="float" office:value="0.00129518730539283" calcext:value-type="float">
            <text:p>0.001295187305393</text:p>
          </table:table-cell>
          <table:table-cell office:value-type="float" office:value="0.00127532806677689" calcext:value-type="float">
            <text:p>0.001275328066777</text:p>
          </table:table-cell>
          <table:table-cell office:value-type="float" office:value="0.0012559462715902" calcext:value-type="float">
            <text:p>0.00125594627159</text:p>
          </table:table-cell>
          <table:table-cell office:value-type="float" office:value="0.00123702594142581" calcext:value-type="float">
            <text:p>0.001237025941426</text:p>
          </table:table-cell>
          <table:table-cell office:value-type="float" office:value="0.00121855179568838" calcext:value-type="float">
            <text:p>0.001218551795688</text:p>
          </table:table-cell>
          <table:table-cell office:value-type="float" office:value="0.00120050921341381" calcext:value-type="float">
            <text:p>0.001200509213414</text:p>
          </table:table-cell>
          <table:table-cell office:value-type="float" office:value="0.00118288419761924" calcext:value-type="float">
            <text:p>0.001182884197619</text:p>
          </table:table-cell>
          <table:table-cell office:value-type="float" office:value="0.00116566334201097" calcext:value-type="float">
            <text:p>0.001165663342011</text:p>
          </table:table-cell>
          <table:table-cell office:value-type="float" office:value="0.00114883379984103" calcext:value-type="float">
            <text:p>0.001148833799841</text:p>
          </table:table-cell>
          <table:table-cell office:value-type="float" office:value="0.00113238325475651" calcext:value-type="float">
            <text:p>0.001132383254757</text:p>
          </table:table-cell>
          <table:table-cell office:value-type="float" office:value="0.00111629989350145" calcext:value-type="float">
            <text:p>0.001116299893501</text:p>
          </table:table-cell>
          <table:table-cell office:value-type="float" office:value="0.0011005723803031" calcext:value-type="float">
            <text:p>0.001100572380303</text:p>
          </table:table-cell>
          <table:table-cell office:value-type="float" office:value="0.00108518983285731" calcext:value-type="float">
            <text:p>0.001085189832857</text:p>
          </table:table-cell>
          <table:table-cell office:value-type="float" office:value="0.00107014179976054" calcext:value-type="float">
            <text:p>0.001070141799761</text:p>
          </table:table-cell>
          <table:table-cell office:value-type="float" office:value="0.00105541823930622" calcext:value-type="float">
            <text:p>0.001055418239306</text:p>
          </table:table-cell>
          <table:table-cell office:value-type="float" office:value="0.00104100949953822" calcext:value-type="float">
            <text:p>0.001041009499538</text:p>
          </table:table-cell>
          <table:table-cell office:value-type="float" office:value="0.00102690629948163" calcext:value-type="float">
            <text:p>0.001026906299482</text:p>
          </table:table-cell>
          <table:table-cell office:value-type="float" office:value="0.00101309971145699" calcext:value-type="float">
            <text:p>0.001013099711457</text:p>
          </table:table-cell>
          <table:table-cell office:value-type="float" office:value="0.000999581144417049" calcext:value-type="float">
            <text:p>0.000999581144417</text:p>
          </table:table-cell>
          <table:table-cell office:value-type="float" office:value="0.000986342328225421" calcext:value-type="float">
            <text:p>0.000986342328225</text:p>
          </table:table-cell>
          <table:table-cell office:value-type="float" office:value="0.000973375298822742" calcext:value-type="float">
            <text:p>0.000973375298823</text:p>
          </table:table-cell>
          <table:table-cell office:value-type="float" office:value="0.000960672384214675" calcext:value-type="float">
            <text:p>0.000960672384215</text:p>
          </table:table-cell>
          <table:table-cell office:value-type="float" office:value="0.000948226191232634" calcext:value-type="float">
            <text:p>0.000948226191233</text:p>
          </table:table-cell>
          <table:table-cell office:value-type="float" office:value="0.000936029593015938" calcext:value-type="float">
            <text:p>0.000936029593016</text:p>
          </table:table-cell>
          <table:table-cell office:value-type="float" office:value="0.000924075717167892" calcext:value-type="float">
            <text:p>0.000924075717168</text:p>
          </table:table-cell>
          <table:table-cell office:value-type="float" office:value="0.000912357934543235" calcext:value-type="float">
            <text:p>0.000912357934543</text:p>
          </table:table-cell>
          <table:table-cell office:value-type="float" office:value="0.000900869848632504" calcext:value-type="float">
            <text:p>0.000900869848633</text:p>
          </table:table-cell>
          <table:table-cell office:value-type="float" office:value="0.000889605285493567" calcext:value-type="float">
            <text:p>0.000889605285494</text:p>
          </table:table-cell>
          <table:table-cell office:value-type="float" office:value="0.000878558284213716" calcext:value-type="float">
            <text:p>0.000878558284214</text:p>
          </table:table-cell>
          <table:table-cell office:value-type="float" office:value="0.000867723087857311" calcext:value-type="float">
            <text:p>0.000867723087857</text:p>
          </table:table-cell>
          <table:table-cell office:value-type="float" office:value="0.000857094134871032" calcext:value-type="float">
            <text:p>0.000857094134871</text:p>
          </table:table-cell>
          <table:table-cell office:value-type="float" office:value="0.000846666050930307" calcext:value-type="float">
            <text:p>0.00084666605093</text:p>
          </table:table-cell>
          <table:table-cell office:value-type="float" office:value="0.000836433641183363" calcext:value-type="float">
            <text:p>0.000836433641183</text:p>
          </table:table-cell>
          <table:table-cell office:value-type="float" office:value="0.000826391882886913" calcext:value-type="float">
            <text:p>0.000826391882887</text:p>
          </table:table-cell>
          <table:table-cell office:value-type="float" office:value="0.000816535918397116" calcext:value-type="float">
            <text:p>0.000816535918397</text:p>
          </table:table-cell>
          <table:table-cell office:value-type="float" office:value="0.000806861048506277" calcext:value-type="float">
            <text:p>0.000806861048506</text:p>
          </table:table-cell>
          <table:table-cell office:value-type="float" office:value="0.000797362726095626" calcext:value-type="float">
            <text:p>0.000797362726096</text:p>
          </table:table-cell>
          <table:table-cell office:value-type="float" office:value="0.000788036550096311" calcext:value-type="float">
            <text:p>0.000788036550096</text:p>
          </table:table-cell>
          <table:table-cell office:value-type="float" office:value="0.000778878259732502" calcext:value-type="float">
            <text:p>0.000778878259733</text:p>
          </table:table-cell>
          <table:table-cell office:value-type="float" office:value="0.000769883729037546" calcext:value-type="float">
            <text:p>0.000769883729038</text:p>
          </table:table-cell>
          <table:table-cell office:value-type="float" office:value="0.000761048961624925" calcext:value-type="float">
            <text:p>0.000761048961625</text:p>
          </table:table-cell>
          <table:table-cell office:value-type="float" office:value="0.00075237008569929" calcext:value-type="float">
            <text:p>0.000752370085699</text:p>
          </table:table-cell>
          <table:table-cell office:value-type="float" office:value="0.000743843349298132" calcext:value-type="float">
            <text:p>0.000743843349298</text:p>
          </table:table-cell>
          <table:table-cell office:value-type="float" office:value="0.000735465115749742" calcext:value-type="float">
            <text:p>0.00073546511575</text:p>
          </table:table-cell>
          <table:table-cell office:value-type="float" office:value="0.000727231859336314" calcext:value-type="float">
            <text:p>0.000727231859336</text:p>
          </table:table-cell>
          <table:table-cell office:value-type="float" office:value="0.000719140161147559" calcext:value-type="float">
            <text:p>0.000719140161148</text:p>
          </table:table-cell>
          <table:table-cell office:value-type="float" office:value="0.000711186705124731" calcext:value-type="float">
            <text:p>0.000711186705125</text:p>
          </table:table-cell>
          <table:table-cell office:value-type="float" office:value="0.000703368274272049" calcext:value-type="float">
            <text:p>0.000703368274272</text:p>
          </table:table-cell>
          <table:table-cell office:value-type="float" office:value="0.000695681747041956" calcext:value-type="float">
            <text:p>0.000695681747042</text:p>
          </table:table-cell>
          <table:table-cell office:value-type="float" office:value="0.000688124093866613" calcext:value-type="float">
            <text:p>0.000688124093867</text:p>
          </table:table-cell>
          <table:table-cell office:value-type="float" office:value="0.000680692373852404" calcext:value-type="float">
            <text:p>0.000680692373852</text:p>
          </table:table-cell>
          <table:table-cell office:value-type="float" office:value="0.000673383731601908" calcext:value-type="float">
            <text:p>0.000673383731602</text:p>
          </table:table-cell>
          <table:table-cell office:value-type="float" office:value="0.000666195394180045" calcext:value-type="float">
            <text:p>0.00066619539418</text:p>
          </table:table-cell>
          <table:table-cell office:value-type="float" office:value="0.000659124668206902" calcext:value-type="float">
            <text:p>0.000659124668207</text:p>
          </table:table-cell>
          <table:table-cell office:value-type="float" office:value="0.000652168937067404" calcext:value-type="float">
            <text:p>0.000652168937067</text:p>
          </table:table-cell>
          <table:table-cell office:value-type="float" office:value="0.00064532565824258" calcext:value-type="float">
            <text:p>0.000645325658243</text:p>
          </table:table-cell>
          <table:table-cell office:value-type="float" office:value="0.000638592360750163" calcext:value-type="float">
            <text:p>0.00063859236075</text:p>
          </table:table-cell>
          <table:table-cell office:value-type="float" office:value="0.000631966642682465" calcext:value-type="float">
            <text:p>0.000631966642682</text:p>
          </table:table-cell>
          <table:table-cell office:value-type="float" office:value="0.000625446168857237" calcext:value-type="float">
            <text:p>0.000625446168857</text:p>
          </table:table-cell>
          <table:table-cell office:value-type="float" office:value="0.000619028668554155" calcext:value-type="float">
            <text:p>0.000619028668554</text:p>
          </table:table-cell>
          <table:table-cell office:value-type="float" office:value="0.000612711933345371" calcext:value-type="float">
            <text:p>0.000612711933345</text:p>
          </table:table-cell>
          <table:table-cell office:value-type="float" office:value="0.000606493815009826" calcext:value-type="float">
            <text:p>0.00060649381501</text:p>
          </table:table-cell>
          <table:table-cell office:value-type="float" office:value="0.000600372223535429" calcext:value-type="float">
            <text:p>0.000600372223535</text:p>
          </table:table-cell>
          <table:table-cell office:value-type="float" office:value="0.000594345125196427" calcext:value-type="float">
            <text:p>0.000594345125196</text:p>
          </table:table-cell>
          <table:table-cell office:value-type="float" office:value="0.000588410540703173" calcext:value-type="float">
            <text:p>0.000588410540703</text:p>
          </table:table-cell>
          <table:table-cell office:value-type="float" office:value="0.000582566543432197" calcext:value-type="float">
            <text:p>0.000582566543432</text:p>
          </table:table-cell>
          <table:table-cell office:value-type="float" office:value="0.000576811257714084" calcext:value-type="float">
            <text:p>0.000576811257714</text:p>
          </table:table-cell>
          <table:table-cell office:value-type="float" office:value="0.000571142857197204" calcext:value-type="float">
            <text:p>0.000571142857197</text:p>
          </table:table-cell>
          <table:table-cell office:value-type="float" office:value="0.000565559563264395" calcext:value-type="float">
            <text:p>0.000565559563264</text:p>
          </table:table-cell>
          <table:table-cell office:value-type="float" office:value="0.000560059643517326" calcext:value-type="float">
            <text:p>0.000560059643517</text:p>
          </table:table-cell>
          <table:table-cell office:value-type="float" office:value="0.000554641410312159" calcext:value-type="float">
            <text:p>0.000554641410312</text:p>
          </table:table-cell>
          <table:table-cell office:value-type="float" office:value="0.000549303219354803" calcext:value-type="float">
            <text:p>0.000549303219355</text:p>
          </table:table-cell>
          <table:table-cell office:value-type="float" office:value="0.000544043468343968" calcext:value-type="float">
            <text:p>0.000544043468344</text:p>
          </table:table-cell>
          <table:table-cell office:value-type="float" office:value="0.000538860595668802" calcext:value-type="float">
            <text:p>0.000538860595669</text:p>
          </table:table-cell>
          <table:table-cell office:value-type="float" office:value="0.00053375307914924" calcext:value-type="float">
            <text:p>0.000533753079149</text:p>
          </table:table-cell>
          <table:table-cell office:value-type="float" office:value="0.000528719434826458" calcext:value-type="float">
            <text:p>0.000528719434826</text:p>
          </table:table-cell>
          <table:table-cell office:value-type="float" office:value="0.000523758215794857" calcext:value-type="float">
            <text:p>0.000523758215795</text:p>
          </table:table-cell>
          <table:table-cell office:value-type="float" office:value="0.000518868011080865" calcext:value-type="float">
            <text:p>0.000518868011081</text:p>
          </table:table-cell>
          <table:table-cell office:value-type="float" office:value="0.000514047444552301" calcext:value-type="float">
            <text:p>0.000514047444552</text:p>
          </table:table-cell>
          <table:table-cell office:value-type="float" office:value="0.000509295173877784" calcext:value-type="float">
            <text:p>0.000509295173878</text:p>
          </table:table-cell>
          <table:table-cell office:value-type="float" office:value="0.000504609889513042" calcext:value-type="float">
            <text:p>0.000504609889513</text:p>
          </table:table-cell>
          <table:table-cell office:value-type="float" office:value="0.000499990313731743" calcext:value-type="float">
            <text:p>0.000499990313732</text:p>
          </table:table-cell>
          <table:table-cell office:value-type="float" office:value="0.000495435199684804" calcext:value-type="float">
            <text:p>0.000495435199685</text:p>
          </table:table-cell>
          <table:table-cell office:value-type="float" office:value="0.000490943330493911" calcext:value-type="float">
            <text:p>0.000490943330494</text:p>
          </table:table-cell>
          <table:table-cell office:value-type="float" office:value="0.000486513518373354" calcext:value-type="float">
            <text:p>0.000486513518373</text:p>
          </table:table-cell>
          <table:table-cell office:value-type="float" office:value="0.000482144603792007" calcext:value-type="float">
            <text:p>0.000482144603792</text:p>
          </table:table-cell>
          <table:table-cell office:value-type="float" office:value="0.000477835454651723" calcext:value-type="float">
            <text:p>0.000477835454652</text:p>
          </table:table-cell>
          <table:table-cell office:value-type="float" office:value="0.000473584965499108" calcext:value-type="float">
            <text:p>0.000473584965499</text:p>
          </table:table-cell>
          <table:table-cell office:value-type="float" office:value="0.000469392056767768" calcext:value-type="float">
            <text:p>0.000469392056768</text:p>
          </table:table-cell>
          <table:table-cell office:value-type="float" office:value="0.000465255674038615" calcext:value-type="float">
            <text:p>0.000465255674039</text:p>
          </table:table-cell>
          <table:table-cell office:value-type="float" office:value="0.000461174787333576" calcext:value-type="float">
            <text:p>0.000461174787334</text:p>
          </table:table-cell>
          <table:table-cell office:value-type="float" office:value="0.000457148390420652" calcext:value-type="float">
            <text:p>0.000457148390421</text:p>
          </table:table-cell>
          <table:table-cell office:value-type="float" office:value="0.000453175500157585" calcext:value-type="float">
            <text:p>0.000453175500158</text:p>
          </table:table-cell>
          <table:table-cell office:value-type="float" office:value="0.000449255155842522" calcext:value-type="float">
            <text:p>0.000449255155843</text:p>
          </table:table-cell>
          <table:table-cell office:value-type="float" office:value="0.000445386418597306" calcext:value-type="float">
            <text:p>0.000445386418597</text:p>
          </table:table-cell>
          <table:table-cell office:value-type="float" office:value="0.000441568370762876" calcext:value-type="float">
            <text:p>0.000441568370763</text:p>
          </table:table-cell>
          <table:table-cell office:value-type="float" office:value="0.000437800115317521" calcext:value-type="float">
            <text:p>0.000437800115318</text:p>
          </table:table-cell>
          <table:table-cell office:value-type="float" office:value="0.000434080775317242" calcext:value-type="float">
            <text:p>0.000434080775317</text:p>
          </table:table-cell>
          <table:table-cell office:value-type="float" office:value="0.000430409493347118" calcext:value-type="float">
            <text:p>0.00043040949334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000424916968173678" calcext:value-type="float">
            <text:p>0.000424916968174</text:p>
          </table:table-cell>
          <table:table-cell office:value-type="float" office:value="0.000428624128571822" calcext:value-type="float">
            <text:p>0.000428624128572</text:p>
          </table:table-cell>
          <table:table-cell office:value-type="float" office:value="0.000432381447226918" calcext:value-type="float">
            <text:p>0.000432381447227</text:p>
          </table:table-cell>
          <table:table-cell office:value-type="float" office:value="0.000436189859986552" calcext:value-type="float">
            <text:p>0.000436189859987</text:p>
          </table:table-cell>
          <table:table-cell office:value-type="float" office:value="0.000440050325258007" calcext:value-type="float">
            <text:p>0.000440050325258</text:p>
          </table:table-cell>
          <table:table-cell office:value-type="float" office:value="0.000443963824687301" calcext:value-type="float">
            <text:p>0.000443963824687</text:p>
          </table:table-cell>
          <table:table-cell office:value-type="float" office:value="0.000447931363851626" calcext:value-type="float">
            <text:p>0.000447931363852</text:p>
          </table:table-cell>
          <table:table-cell office:value-type="float" office:value="0.000451953972983868" calcext:value-type="float">
            <text:p>0.000451953972984</text:p>
          </table:table-cell>
          <table:table-cell office:value-type="float" office:value="0.000456032707724032" calcext:value-type="float">
            <text:p>0.000456032707724</text:p>
          </table:table-cell>
          <table:table-cell office:value-type="float" office:value="0.000460168649893091" calcext:value-type="float">
            <text:p>0.000460168649893</text:p>
          </table:table-cell>
          <table:table-cell office:value-type="float" office:value="0.000464362908300667" calcext:value-type="float">
            <text:p>0.000464362908301</text:p>
          </table:table-cell>
          <table:table-cell office:value-type="float" office:value="0.000468616619579335" calcext:value-type="float">
            <text:p>0.000468616619579</text:p>
          </table:table-cell>
          <table:table-cell office:value-type="float" office:value="0.000472930949049974" calcext:value-type="float">
            <text:p>0.00047293094905</text:p>
          </table:table-cell>
          <table:table-cell office:value-type="float" office:value="0.000477307091622455" calcext:value-type="float">
            <text:p>0.000477307091622</text:p>
          </table:table-cell>
          <table:table-cell office:value-type="float" office:value="0.000481746272728388" calcext:value-type="float">
            <text:p>0.000481746272728</text:p>
          </table:table-cell>
          <table:table-cell office:value-type="float" office:value="0.000486249749287599" calcext:value-type="float">
            <text:p>0.000486249749288</text:p>
          </table:table-cell>
          <table:table-cell office:value-type="float" office:value="0.00049081881071115" calcext:value-type="float">
            <text:p>0.000490818810711</text:p>
          </table:table-cell>
          <table:table-cell office:value-type="float" office:value="0.000495454779952984" calcext:value-type="float">
            <text:p>0.000495454779953</text:p>
          </table:table-cell>
          <table:table-cell office:value-type="float" office:value="0.000500159014586108" calcext:value-type="float">
            <text:p>0.000500159014586</text:p>
          </table:table-cell>
          <table:table-cell office:value-type="float" office:value="0.000504932907931196" calcext:value-type="float">
            <text:p>0.000504932907931</text:p>
          </table:table-cell>
          <table:table-cell office:value-type="float" office:value="0.000509777890228464" calcext:value-type="float">
            <text:p>0.000509777890228</text:p>
          </table:table-cell>
          <table:table-cell office:value-type="float" office:value="0.000514695429853814" calcext:value-type="float">
            <text:p>0.000514695429854</text:p>
          </table:table-cell>
          <table:table-cell office:value-type="float" office:value="0.000519687034584541" calcext:value-type="float">
            <text:p>0.000519687034585</text:p>
          </table:table-cell>
          <table:table-cell office:value-type="float" office:value="0.000524754252912474" calcext:value-type="float">
            <text:p>0.000524754252912</text:p>
          </table:table-cell>
          <table:table-cell office:value-type="float" office:value="0.000529898675415133" calcext:value-type="float">
            <text:p>0.000529898675415</text:p>
          </table:table-cell>
          <table:table-cell office:value-type="float" office:value="0.000535121936181869" calcext:value-type="float">
            <text:p>0.000535121936182</text:p>
          </table:table-cell>
          <table:table-cell office:value-type="float" office:value="0.000540425714291527" calcext:value-type="float">
            <text:p>0.000540425714292</text:p>
          </table:table-cell>
          <table:table-cell office:value-type="float" office:value="0.000545811735360313" calcext:value-type="float">
            <text:p>0.00054581173536</text:p>
          </table:table-cell>
          <table:table-cell office:value-type="float" office:value="0.000551281773144279" calcext:value-type="float">
            <text:p>0.000551281773144</text:p>
          </table:table-cell>
          <table:table-cell office:value-type="float" office:value="0.000556837651220686" calcext:value-type="float">
            <text:p>0.000556837651221</text:p>
          </table:table-cell>
          <table:table-cell office:value-type="float" office:value="0.000562481244727343" calcext:value-type="float">
            <text:p>0.000562481244727</text:p>
          </table:table-cell>
          <table:table-cell office:value-type="float" office:value="0.00056821448218388" calcext:value-type="float">
            <text:p>0.000568214482184</text:p>
          </table:table-cell>
          <table:table-cell office:value-type="float" office:value="0.000574039347386132" calcext:value-type="float">
            <text:p>0.000574039347386</text:p>
          </table:table-cell>
          <table:table-cell office:value-type="float" office:value="0.000579957881386333" calcext:value-type="float">
            <text:p>0.000579957881386</text:p>
          </table:table-cell>
          <table:table-cell office:value-type="float" office:value="0.000585972184554636" calcext:value-type="float">
            <text:p>0.000585972184555</text:p>
          </table:table-cell>
          <table:table-cell office:value-type="float" office:value="0.000592084418734698" calcext:value-type="float">
            <text:p>0.000592084418735</text:p>
          </table:table-cell>
          <table:table-cell office:value-type="float" office:value="0.000598296809488439" calcext:value-type="float">
            <text:p>0.000598296809488</text:p>
          </table:table-cell>
          <table:table-cell office:value-type="float" office:value="0.000604611648444823" calcext:value-type="float">
            <text:p>0.000604611648445</text:p>
          </table:table-cell>
          <table:table-cell office:value-type="float" office:value="0.000611031295753256" calcext:value-type="float">
            <text:p>0.000611031295753</text:p>
          </table:table-cell>
          <table:table-cell office:value-type="float" office:value="0.000617558182644434" calcext:value-type="float">
            <text:p>0.000617558182644</text:p>
          </table:table-cell>
          <table:table-cell office:value-type="float" office:value="0.000624194814110273" calcext:value-type="float">
            <text:p>0.00062419481411</text:p>
          </table:table-cell>
          <table:table-cell office:value-type="float" office:value="0.000630943771700847" calcext:value-type="float">
            <text:p>0.000630943771701</text:p>
          </table:table-cell>
          <table:table-cell office:value-type="float" office:value="0.000637807716460256" calcext:value-type="float">
            <text:p>0.00063780771646</text:p>
          </table:table-cell>
          <table:table-cell office:value-type="float" office:value="0.000644789391983816" calcext:value-type="float">
            <text:p>0.000644789391984</text:p>
          </table:table-cell>
          <table:table-cell office:value-type="float" office:value="0.000651891627635553" calcext:value-type="float">
            <text:p>0.000651891627636</text:p>
          </table:table-cell>
          <table:table-cell office:value-type="float" office:value="0.00065911734190182" calcext:value-type="float">
            <text:p>0.000659117341902</text:p>
          </table:table-cell>
          <table:table-cell office:value-type="float" office:value="0.000666469545914561" calcext:value-type="float">
            <text:p>0.000666469545915</text:p>
          </table:table-cell>
          <table:table-cell office:value-type="float" office:value="0.000673951347138842" calcext:value-type="float">
            <text:p>0.000673951347139</text:p>
          </table:table-cell>
          <table:table-cell office:value-type="float" office:value="0.000681565953238004" calcext:value-type="float">
            <text:p>0.000681565953238</text:p>
          </table:table-cell>
          <table:table-cell office:value-type="float" office:value="0.000689316676131034" calcext:value-type="float">
            <text:p>0.000689316676131</text:p>
          </table:table-cell>
          <table:table-cell office:value-type="float" office:value="0.000697206936247348" calcext:value-type="float">
            <text:p>0.000697206936247</text:p>
          </table:table-cell>
          <table:table-cell office:value-type="float" office:value="0.000705240266988691" calcext:value-type="float">
            <text:p>0.000705240266989</text:p>
          </table:table-cell>
          <table:table-cell office:value-type="float" office:value="0.00071342031942555" calcext:value-type="float">
            <text:p>0.000713420319426</text:p>
          </table:table-cell>
          <table:table-cell office:value-type="float" office:value="0.000721750867211083" calcext:value-type="float">
            <text:p>0.000721750867211</text:p>
          </table:table-cell>
          <table:table-cell office:value-type="float" office:value="0.000730235811767641" calcext:value-type="float">
            <text:p>0.000730235811768</text:p>
          </table:table-cell>
          <table:table-cell office:value-type="float" office:value="0.000738879187722732" calcext:value-type="float">
            <text:p>0.000738879187723</text:p>
          </table:table-cell>
          <table:table-cell office:value-type="float" office:value="0.000747685168636894" calcext:value-type="float">
            <text:p>0.000747685168637</text:p>
          </table:table-cell>
          <table:table-cell office:value-type="float" office:value="0.000756658073021883" calcext:value-type="float">
            <text:p>0.000756658073022</text:p>
          </table:table-cell>
          <table:table-cell office:value-type="float" office:value="0.000765802370684125" calcext:value-type="float">
            <text:p>0.000765802370684</text:p>
          </table:table-cell>
          <table:table-cell office:value-type="float" office:value="0.000775122689406711" calcext:value-type="float">
            <text:p>0.000775122689407</text:p>
          </table:table-cell>
          <table:table-cell office:value-type="float" office:value="0.000784623821982305" calcext:value-type="float">
            <text:p>0.000784623821982</text:p>
          </table:table-cell>
          <table:table-cell office:value-type="float" office:value="0.00079431073363542" calcext:value-type="float">
            <text:p>0.000794310733635</text:p>
          </table:table-cell>
          <table:table-cell office:value-type="float" office:value="0.000804188569848548" calcext:value-type="float">
            <text:p>0.000804188569849</text:p>
          </table:table-cell>
          <table:table-cell office:value-type="float" office:value="0.000814262664622027" calcext:value-type="float">
            <text:p>0.000814262664622</text:p>
          </table:table-cell>
          <table:table-cell office:value-type="float" office:value="0.000824538549193731" calcext:value-type="float">
            <text:p>0.000824538549194</text:p>
          </table:table-cell>
          <table:table-cell office:value-type="float" office:value="0.000835021961255934" calcext:value-type="float">
            <text:p>0.000835021961256</text:p>
          </table:table-cell>
          <table:table-cell office:value-type="float" office:value="0.000845718854689072" calcext:value-type="float">
            <text:p>0.000845718854689</text:p>
          </table:table-cell>
          <table:table-cell office:value-type="float" office:value="0.000856635409864356" calcext:value-type="float">
            <text:p>0.000856635409864</text:p>
          </table:table-cell>
          <table:table-cell office:value-type="float" office:value="0.000867778044540101" calcext:value-type="float">
            <text:p>0.00086777804454</text:p>
          </table:table-cell>
          <table:table-cell office:value-type="float" office:value="0.000879153425400915" calcext:value-type="float">
            <text:p>0.000879153425401</text:p>
          </table:table-cell>
          <table:table-cell office:value-type="float" office:value="0.000890768480283053" calcext:value-type="float">
            <text:p>0.000890768480283</text:p>
          </table:table-cell>
          <table:table-cell office:value-type="float" office:value="0.000902630411129722" calcext:value-type="float">
            <text:p>0.00090263041113</text:p>
          </table:table-cell>
          <table:table-cell office:value-type="float" office:value="0.000914746707732105" calcext:value-type="float">
            <text:p>0.000914746707732</text:p>
          </table:table-cell>
          <table:table-cell office:value-type="float" office:value="0.000927125162319237" calcext:value-type="float">
            <text:p>0.000927125162319</text:p>
          </table:table-cell>
          <table:table-cell office:value-type="float" office:value="0.000939773885049139" calcext:value-type="float">
            <text:p>0.000939773885049</text:p>
          </table:table-cell>
          <table:table-cell office:value-type="float" office:value="0.000952701320462533" calcext:value-type="float">
            <text:p>0.000952701320463</text:p>
          </table:table-cell>
          <table:table-cell office:value-type="float" office:value="0.000965916264993712" calcext:value-type="float">
            <text:p>0.000965916264994</text:p>
          </table:table-cell>
          <table:table-cell office:value-type="float" office:value="0.000979427885589368" calcext:value-type="float">
            <text:p>0.000979427885589</text:p>
          </table:table-cell>
          <table:table-cell office:value-type="float" office:value="0.0009932457395509" calcext:value-type="float">
            <text:p>0.000993245739551</text:p>
          </table:table-cell>
          <table:table-cell office:value-type="float" office:value="0.00100737979565782" calcext:value-type="float">
            <text:p>0.001007379795658</text:p>
          </table:table-cell>
          <table:table-cell office:value-type="float" office:value="0.00102184045670658" calcext:value-type="float">
            <text:p>0.001021840456707</text:p>
          </table:table-cell>
          <table:table-cell office:value-type="float" office:value="0.00103663858356438" calcext:value-type="float">
            <text:p>0.001036638583564</text:p>
          </table:table-cell>
          <table:table-cell office:value-type="float" office:value="0.00105178552084398" calcext:value-type="float">
            <text:p>0.001051785520844</text:p>
          </table:table-cell>
          <table:table-cell office:value-type="float" office:value="0.00106729312435829" calcext:value-type="float">
            <text:p>0.001067293124358</text:p>
          </table:table-cell>
          <table:table-cell office:value-type="float" office:value="0.00108317379047628" calcext:value-type="float">
            <text:p>0.001083173790476</text:p>
          </table:table-cell>
          <table:table-cell office:value-type="float" office:value="0.00109944048755808" calcext:value-type="float">
            <text:p>0.001099440487558</text:p>
          </table:table-cell>
          <table:table-cell office:value-type="float" office:value="0.00111610678962458" calcext:value-type="float">
            <text:p>0.001116106789625</text:p>
          </table:table-cell>
          <table:table-cell office:value-type="float" office:value="0.00113318691246417" calcext:value-type="float">
            <text:p>0.001133186912464</text:p>
          </table:table-cell>
          <table:table-cell office:value-type="float" office:value="0.00115069575239324" calcext:value-type="float">
            <text:p>0.001150695752393</text:p>
          </table:table-cell>
          <table:table-cell office:value-type="float" office:value="0.0011686489278749" calcext:value-type="float">
            <text:p>0.001168648927875</text:p>
          </table:table-cell>
          <table:table-cell office:value-type="float" office:value="0.00118706282429533" calcext:value-type="float">
            <text:p>0.001187062824295</text:p>
          </table:table-cell>
          <table:table-cell office:value-type="float" office:value="0.00120595464211289" calcext:value-type="float">
            <text:p>0.001205954642113</text:p>
          </table:table-cell>
          <table:table-cell office:value-type="float" office:value="0.00122534244877417" calcext:value-type="float">
            <text:p>0.001225342448774</text:p>
          </table:table-cell>
          <table:table-cell office:value-type="float" office:value="0.00124524523466021" calcext:value-type="float">
            <text:p>0.00124524523466</text:p>
          </table:table-cell>
          <table:table-cell office:value-type="float" office:value="0.00126568297349331" calcext:value-type="float">
            <text:p>0.001265682973493</text:p>
          </table:table-cell>
          <table:table-cell office:value-type="float" office:value="0.00128667668762175" calcext:value-type="float">
            <text:p>0.001286676687622</text:p>
          </table:table-cell>
          <table:table-cell office:value-type="float" office:value="0.00130824851861093" calcext:value-type="float">
            <text:p>0.001308248518611</text:p>
          </table:table-cell>
          <table:table-cell office:value-type="float" office:value="0.00133042180373338" calcext:value-type="float">
            <text:p>0.001330421803733</text:p>
          </table:table-cell>
          <table:table-cell office:value-type="float" office:value="0.00135322115886043" calcext:value-type="float">
            <text:p>0.00135322115886</text:p>
          </table:table-cell>
          <table:table-cell office:value-type="float" office:value="0.00137667256846445" calcext:value-type="float">
            <text:p>0.001376672568464</text:p>
          </table:table-cell>
          <table:table-cell office:value-type="float" office:value="0.00140080348342745" calcext:value-type="float">
            <text:p>0.001400803483427</text:p>
          </table:table-cell>
          <table:table-cell office:value-type="float" office:value="0.00142564292746548" calcext:value-type="float">
            <text:p>0.001425642927465</text:p>
          </table:table-cell>
          <table:table-cell office:value-type="float" office:value="0.00145122161309941" calcext:value-type="float">
            <text:p>0.001451221613099</text:p>
          </table:table-cell>
          <table:table-cell office:value-type="float" office:value="0.00147757206816526" calcext:value-type="float">
            <text:p>0.001477572068165</text:p>
          </table:table-cell>
          <table:table-cell office:value-type="float" office:value="0.00150472877402757" calcext:value-type="float">
            <text:p>0.001504728774028</text:p>
          </table:table-cell>
          <table:table-cell office:value-type="float" office:value="0.00153272831681018" calcext:value-type="float">
            <text:p>0.00153272831681</text:p>
          </table:table-cell>
          <table:table-cell office:value-type="float" office:value="0.00156160955306983" calcext:value-type="float">
            <text:p>0.00156160955307</text:p>
          </table:table-cell>
          <table:table-cell office:value-type="float" office:value="0.00159141379159429" calcext:value-type="float">
            <text:p>0.001591413791594</text:p>
          </table:table-cell>
          <table:table-cell office:value-type="float" office:value="0.00162218499319637" calcext:value-type="float">
            <text:p>0.001622184993196</text:p>
          </table:table-cell>
          <table:table-cell office:value-type="float" office:value="0.0016539699906436" calcext:value-type="float">
            <text:p>0.001653969990644</text:p>
          </table:table-cell>
          <table:table-cell office:value-type="float" office:value="0.00168681873114098" calcext:value-type="float">
            <text:p>0.001686818731141</text:p>
          </table:table-cell>
          <table:table-cell office:value-type="float" office:value="0.00172078454415633" calcext:value-type="float">
            <text:p>0.001720784544156</text:p>
          </table:table-cell>
          <table:table-cell office:value-type="float" office:value="0.00175592443774162" calcext:value-type="float">
            <text:p>0.001755924437742</text:p>
          </table:table-cell>
          <table:table-cell office:value-type="float" office:value="0.00179229942700996" calcext:value-type="float">
            <text:p>0.00179229942701</text:p>
          </table:table-cell>
          <table:table-cell office:value-type="float" office:value="0.0018299748989247" calcext:value-type="float">
            <text:p>0.001829974898925</text:p>
          </table:table-cell>
          <table:table-cell office:value-type="float" office:value="0.00186902101825245" calcext:value-type="float">
            <text:p>0.001869021018252</text:p>
          </table:table-cell>
          <table:table-cell office:value-type="float" office:value="0.0019095131802018" calcext:value-type="float">
            <text:p>0.001909513180202</text:p>
          </table:table-cell>
          <table:table-cell office:value-type="float" office:value="0.00195153251625414" calcext:value-type="float">
            <text:p>0.001951532516254</text:p>
          </table:table-cell>
          <table:table-cell office:value-type="float" office:value="0.00199516646061076" calcext:value-type="float">
            <text:p>0.001995166460611</text:p>
          </table:table-cell>
          <table:table-cell office:value-type="float" office:value="0.00204050938606124" calcext:value-type="float">
            <text:p>0.002040509386061</text:p>
          </table:table-cell>
          <table:table-cell office:value-type="float" office:value="0.00208766331943078" calcext:value-type="float">
            <text:p>0.002087663319431</text:p>
          </table:table-cell>
          <table:table-cell office:value-type="float" office:value="0.00213673874858026" calcext:value-type="float">
            <text:p>0.00213673874858</text:p>
          </table:table-cell>
          <table:table-cell office:value-type="float" office:value="0.00218785553505756" calcext:value-type="float">
            <text:p>0.002187855535058</text:p>
          </table:table-cell>
          <table:table-cell office:value-type="float" office:value="0.00224114394900855" calcext:value-type="float">
            <text:p>0.002241143949009</text:p>
          </table:table-cell>
          <table:table-cell office:value-type="float" office:value="0.00229674584603796" calcext:value-type="float">
            <text:p>0.002296745846038</text:p>
          </table:table-cell>
          <table:table-cell office:value-type="float" office:value="0.00235481600940962" calcext:value-type="float">
            <text:p>0.00235481600941</text:p>
          </table:table-cell>
          <table:table-cell office:value-type="float" office:value="0.00241552368560508" calcext:value-type="float">
            <text:p>0.002415523685605</text:p>
          </table:table-cell>
          <table:table-cell office:value-type="float" office:value="0.00247905434668248" calcext:value-type="float">
            <text:p>0.002479054346682</text:p>
          </table:table-cell>
          <table:table-cell office:value-type="float" office:value="0.00254561171979335" calcext:value-type="float">
            <text:p>0.002545611719793</text:p>
          </table:table-cell>
          <table:table-cell office:value-type="float" office:value="0.002615420132656" calcext:value-type="float">
            <text:p>0.002615420132656</text:p>
          </table:table-cell>
          <table:table-cell office:value-type="float" office:value="0.00268872723420787" calcext:value-type="float">
            <text:p>0.002688727234208</text:p>
          </table:table-cell>
          <table:table-cell office:value-type="float" office:value="0.0027658071627953" calcext:value-type="float">
            <text:p>0.002765807162795</text:p>
          </table:table-cell>
          <table:table-cell office:value-type="float" office:value="0.00284696425071868" calcext:value-type="float">
            <text:p>0.002846964250719</text:p>
          </table:table-cell>
          <table:table-cell office:value-type="float" office:value="0.00293253737460799" calcext:value-type="float">
            <text:p>0.002932537374608</text:p>
          </table:table-cell>
          <table:table-cell office:value-type="float" office:value="0.00302290508764179" calcext:value-type="float">
            <text:p>0.003022905087642</text:p>
          </table:table-cell>
          <table:table-cell office:value-type="float" office:value="0.00311849170329153" calcext:value-type="float">
            <text:p>0.003118491703292</text:p>
          </table:table-cell>
          <table:table-cell office:value-type="float" office:value="0.00321977454383735" calcext:value-type="float">
            <text:p>0.003219774543837</text:p>
          </table:table-cell>
          <table:table-cell office:value-type="float" office:value="0.00332729262339218" calcext:value-type="float">
            <text:p>0.003327292623392</text:p>
          </table:table-cell>
          <table:table-cell office:value-type="float" office:value="0.00344165710910201" calcext:value-type="float">
            <text:p>0.003441657109102</text:p>
          </table:table-cell>
          <table:table-cell office:value-type="float" office:value="0.00356356400157848" calcext:value-type="float">
            <text:p>0.003563564001578</text:p>
          </table:table-cell>
          <table:table-cell office:value-type="float" office:value="0.0036938096054959" calcext:value-type="float">
            <text:p>0.003693809605496</text:p>
          </table:table-cell>
          <table:table-cell office:value-type="float" office:value="0.00383330953533323" calcext:value-type="float">
            <text:p>0.003833309535333</text:p>
          </table:table-cell>
          <table:table-cell office:value-type="float" office:value="0.00398312223772991" calcext:value-type="float">
            <text:p>0.00398312223773</text:p>
          </table:table-cell>
          <table:table-cell office:value-type="float" office:value="0.00414447833585015" calcext:value-type="float">
            <text:p>0.00414447833585</text:p>
          </table:table-cell>
          <table:table-cell office:value-type="float" office:value="0.00431881755052696" calcext:value-type="float">
            <text:p>0.004318817550527</text:p>
          </table:table-cell>
          <table:table-cell office:value-type="float" office:value="0.00450783558368742" calcext:value-type="float">
            <text:p>0.004507835583687</text:p>
          </table:table-cell>
          <table:table-cell office:value-type="float" office:value="0.00471354424659575" calcext:value-type="float">
            <text:p>0.004713544246596</text:p>
          </table:table-cell>
          <table:table-cell office:value-type="float" office:value="0.00493834940954157" calcext:value-type="float">
            <text:p>0.004938349409542</text:p>
          </table:table-cell>
          <table:table-cell office:value-type="float" office:value="0.00518515324500649" calcext:value-type="float">
            <text:p>0.005185153245007</text:p>
          </table:table-cell>
          <table:table-cell office:value-type="float" office:value="0.00545749005920806" calcext:value-type="float">
            <text:p>0.005457490059208</text:p>
          </table:table-cell>
          <table:table-cell office:value-type="float" office:value="0.00575970928730887" calcext:value-type="float">
            <text:p>0.005759709287309</text:p>
          </table:table-cell>
          <table:table-cell office:value-type="float" office:value="0.00609722584704349" calcext:value-type="float">
            <text:p>0.006097225847043</text:p>
          </table:table-cell>
          <table:table-cell office:value-type="float" office:value="0.00647686850460838" calcext:value-type="float">
            <text:p>0.006476868504608</text:p>
          </table:table-cell>
          <table:table-cell office:value-type="float" office:value="0.00690737382764025" calcext:value-type="float">
            <text:p>0.00690737382764</text:p>
          </table:table-cell>
          <table:table-cell office:value-type="float" office:value="0.00740010139412503" calcext:value-type="float">
            <text:p>0.007400101394125</text:p>
          </table:table-cell>
          <table:table-cell office:value-type="float" office:value="0.00797009392550831" calcext:value-type="float">
            <text:p>0.007970093925508</text:p>
          </table:table-cell>
          <table:table-cell office:value-type="float" office:value="0.00863769065229224" calcext:value-type="float">
            <text:p>0.008637690652292</text:p>
          </table:table-cell>
          <table:table-cell office:value-type="float" office:value="0.00943105676083728" calcext:value-type="float">
            <text:p>0.009431056760837</text:p>
          </table:table-cell>
          <table:table-cell office:value-type="float" office:value="0.0103902849326625" calcext:value-type="float">
            <text:p>0.010390284932663</text:p>
          </table:table-cell>
          <table:table-cell office:value-type="float" office:value="0.0115743045866259" calcext:value-type="float">
            <text:p>0.011574304586626</text:p>
          </table:table-cell>
          <table:table-cell office:value-type="float" office:value="0.0130730308485571" calcext:value-type="float">
            <text:p>0.013073030848557</text:p>
          </table:table-cell>
          <table:table-cell office:value-type="float" office:value="0.0150297577259408" calcext:value-type="float">
            <text:p>0.015029757725941</text:p>
          </table:table-cell>
          <table:table-cell office:value-type="float" office:value="0.0176844762070452" calcext:value-type="float">
            <text:p>0.017684476207045</text:p>
          </table:table-cell>
          <table:table-cell office:value-type="float" office:value="0.0214609303447965" calcext:value-type="float">
            <text:p>0.021460930344797</text:p>
          </table:table-cell>
          <table:table-cell office:value-type="float" office:value="0.0271391905457744" calcext:value-type="float">
            <text:p>0.027139190545774</text:p>
          </table:table-cell>
          <table:table-cell office:value-type="float" office:value="0.0361169132341608" calcext:value-type="float">
            <text:p>0.036116913234161</text:p>
          </table:table-cell>
          <table:table-cell office:value-type="float" office:value="0.0501464052399388" calcext:value-type="float">
            <text:p>0.050146405239939</text:p>
          </table:table-cell>
          <table:table-cell office:value-type="float" office:value="0.068156152809598" calcext:value-type="float">
            <text:p>0.068156152809598</text:p>
          </table:table-cell>
          <table:table-cell office:value-type="float" office:value="0.0840579719099007" calcext:value-type="float">
            <text:p>0.084057971909901</text:p>
          </table:table-cell>
          <table:table-cell office:value-type="float" office:value="0.0947958606002032" calcext:value-type="float">
            <text:p>0.094795860600203</text:p>
          </table:table-cell>
          <table:table-cell office:value-type="float" office:value="0.101700977563098" calcext:value-type="float">
            <text:p>0.101700977563098</text:p>
          </table:table-cell>
          <table:table-cell office:value-type="float" office:value="0.106372852901861" calcext:value-type="float">
            <text:p>0.106372852901861</text:p>
          </table:table-cell>
          <table:table-cell office:value-type="float" office:value="0.10975466662788" calcext:value-type="float">
            <text:p>0.10975466662788</text:p>
          </table:table-cell>
          <table:table-cell office:value-type="float" office:value="0.112356065037406" calcext:value-type="float">
            <text:p>0.112356065037406</text:p>
          </table:table-cell>
          <table:table-cell office:value-type="float" office:value="0.11446059985076" calcext:value-type="float">
            <text:p>0.11446059985076</text:p>
          </table:table-cell>
          <table:table-cell office:value-type="float" office:value="0.116234476582959" calcext:value-type="float">
            <text:p>0.116234476582959</text:p>
          </table:table-cell>
          <table:table-cell office:value-type="float" office:value="0.117780344296595" calcext:value-type="float">
            <text:p>0.117780344296595</text:p>
          </table:table-cell>
          <table:table-cell office:value-type="float" office:value="0.119164663779006" calcext:value-type="float">
            <text:p>0.119164663779006</text:p>
          </table:table-cell>
          <table:table-cell office:value-type="float" office:value="0.1204323025741" calcext:value-type="float">
            <text:p>0.1204323025741</text:p>
          </table:table-cell>
          <table:table-cell office:value-type="float" office:value="0.121614704853445" calcext:value-type="float">
            <text:p>0.121614704853445</text:p>
          </table:table-cell>
          <table:table-cell office:value-type="float" office:value="0.122734676594436" calcext:value-type="float">
            <text:p>0.122734676594436</text:p>
          </table:table-cell>
          <table:table-cell office:value-type="float" office:value="0.123809306807126" calcext:value-type="float">
            <text:p>0.123809306807126</text:p>
          </table:table-cell>
          <table:table-cell office:value-type="float" office:value="0.124851820448754" calcext:value-type="float">
            <text:p>0.124851820448754</text:p>
          </table:table-cell>
          <table:table-cell office:value-type="float" office:value="0.125872797628068" calcext:value-type="float">
            <text:p>0.125872797628068</text:p>
          </table:table-cell>
          <table:table-cell office:value-type="float" office:value="0.12688100636406" calcext:value-type="float">
            <text:p>0.12688100636406</text:p>
          </table:table-cell>
          <table:table-cell office:value-type="float" office:value="0.127883995276678" calcext:value-type="float">
            <text:p>0.127883995276678</text:p>
          </table:table-cell>
          <table:table-cell office:value-type="float" office:value="0.128888536558574" calcext:value-type="float">
            <text:p>0.128888536558574</text:p>
          </table:table-cell>
          <table:table-cell office:value-type="float" office:value="0.129900977828725" calcext:value-type="float">
            <text:p>0.129900977828725</text:p>
          </table:table-cell>
          <table:table-cell office:value-type="float" office:value="0.130927543500346" calcext:value-type="float">
            <text:p>0.130927543500346</text:p>
          </table:table-cell>
          <table:table-cell office:value-type="float" office:value="0.131974616663768" calcext:value-type="float">
            <text:p>0.131974616663768</text:p>
          </table:table-cell>
          <table:table-cell office:value-type="float" office:value="0.133049028436416" calcext:value-type="float">
            <text:p>0.133049028436416</text:p>
          </table:table-cell>
          <table:table-cell office:value-type="float" office:value="0.134158382088867" calcext:value-type="float">
            <text:p>0.134158382088867</text:p>
          </table:table-cell>
          <table:table-cell office:value-type="float" office:value="0.13531144395021" calcext:value-type="float">
            <text:p>0.13531144395021</text:p>
          </table:table-cell>
          <table:table-cell office:value-type="float" office:value="0.136518643103007" calcext:value-type="float">
            <text:p>0.136518643103007</text:p>
          </table:table-cell>
          <table:table-cell office:value-type="float" office:value="0.137792739508253" calcext:value-type="float">
            <text:p>0.137792739508253</text:p>
          </table:table-cell>
          <table:table-cell office:value-type="float" office:value="0.139149749862532" calcext:value-type="float">
            <text:p>0.139149749862532</text:p>
          </table:table-cell>
          <table:table-cell office:value-type="float" office:value="0.140610270271953" calcext:value-type="float">
            <text:p>0.140610270271953</text:p>
          </table:table-cell>
          <table:table-cell office:value-type="float" office:value="0.14220141967077" calcext:value-type="float">
            <text:p>0.14220141967077</text:p>
          </table:table-cell>
          <table:table-cell office:value-type="float" office:value="0.143959776061332" calcext:value-type="float">
            <text:p>0.143959776061332</text:p>
          </table:table-cell>
          <table:table-cell office:value-type="float" office:value="0.14593594417333" calcext:value-type="float">
            <text:p>0.14593594417333</text:p>
          </table:table-cell>
          <table:table-cell office:value-type="float" office:value="0.148201889246723" calcext:value-type="float">
            <text:p>0.148201889246723</text:p>
          </table:table-cell>
          <table:table-cell office:value-type="float" office:value="0.150863130664254" calcext:value-type="float">
            <text:p>0.150863130664254</text:p>
          </table:table-cell>
          <table:table-cell office:value-type="float" office:value="0.154079820315376" calcext:value-type="float">
            <text:p>0.154079820315376</text:p>
          </table:table-cell>
          <table:table-cell office:value-type="float" office:value="0.158104787319741" calcext:value-type="float">
            <text:p>0.158104787319741</text:p>
          </table:table-cell>
          <table:table-cell office:value-type="float" office:value="0.163355494531894" calcext:value-type="float">
            <text:p>0.163355494531894</text:p>
          </table:table-cell>
          <table:table-cell office:value-type="float" office:value="0.170556677660228" calcext:value-type="float">
            <text:p>0.170556677660228</text:p>
          </table:table-cell>
          <table:table-cell office:value-type="float" office:value="0.181033189240839" calcext:value-type="float">
            <text:p>0.181033189240839</text:p>
          </table:table-cell>
          <table:table-cell office:value-type="float" office:value="0.197298842184085" calcext:value-type="float">
            <text:p>0.197298842184085</text:p>
          </table:table-cell>
          <table:table-cell office:value-type="float" office:value="0.223932258720223" calcext:value-type="float">
            <text:p>0.223932258720223</text:p>
          </table:table-cell>
          <table:table-cell office:value-type="float" office:value="0.266236159764927" calcext:value-type="float">
            <text:p>0.266236159764927</text:p>
          </table:table-cell>
          <table:table-cell office:value-type="float" office:value="0.315451724742462" calcext:value-type="float">
            <text:p>0.315451724742462</text:p>
          </table:table-cell>
          <table:table-cell office:value-type="float" office:value="0.33954484495669" calcext:value-type="float">
            <text:p>0.33954484495669</text:p>
          </table:table-cell>
          <table:table-cell office:value-type="float" office:value="0.335185025853587" calcext:value-type="float">
            <text:p>0.335185025853587</text:p>
          </table:table-cell>
          <table:table-cell office:value-type="float" office:value="0.321662037705817" calcext:value-type="float">
            <text:p>0.321662037705817</text:p>
          </table:table-cell>
          <table:table-cell office:value-type="float" office:value="0.308166105621281" calcext:value-type="float">
            <text:p>0.308166105621281</text:p>
          </table:table-cell>
          <table:table-cell office:value-type="float" office:value="0.296733079828866" calcext:value-type="float">
            <text:p>0.296733079828866</text:p>
          </table:table-cell>
          <table:table-cell office:value-type="float" office:value="0.287391176262745" calcext:value-type="float">
            <text:p>0.287391176262745</text:p>
          </table:table-cell>
          <table:table-cell office:value-type="float" office:value="0.279782969269271" calcext:value-type="float">
            <text:p>0.279782969269271</text:p>
          </table:table-cell>
          <table:table-cell office:value-type="float" office:value="0.273550686502197" calcext:value-type="float">
            <text:p>0.273550686502197</text:p>
          </table:table-cell>
          <table:table-cell office:value-type="float" office:value="0.268406775373909" calcext:value-type="float">
            <text:p>0.268406775373909</text:p>
          </table:table-cell>
          <table:table-cell office:value-type="float" office:value="0.264132108379331" calcext:value-type="float">
            <text:p>0.264132108379331</text:p>
          </table:table-cell>
          <table:table-cell office:value-type="float" office:value="0.260561309890376" calcext:value-type="float">
            <text:p>0.260561309890376</text:p>
          </table:table-cell>
          <table:table-cell office:value-type="float" office:value="0.257568921037347" calcext:value-type="float">
            <text:p>0.257568921037347</text:p>
          </table:table-cell>
          <table:table-cell office:value-type="float" office:value="0.25505876058191" calcext:value-type="float">
            <text:p>0.25505876058191</text:p>
          </table:table-cell>
          <table:table-cell office:value-type="float" office:value="0.252956198564559" calcext:value-type="float">
            <text:p>0.252956198564559</text:p>
          </table:table-cell>
          <table:table-cell office:value-type="float" office:value="0.251202627781891" calcext:value-type="float">
            <text:p>0.251202627781891</text:p>
          </table:table-cell>
          <table:table-cell office:value-type="float" office:value="0.249751502643778" calcext:value-type="float">
            <text:p>0.249751502643778</text:p>
          </table:table-cell>
          <table:table-cell office:value-type="float" office:value="0.248565477969467" calcext:value-type="float">
            <text:p>0.248565477969467</text:p>
          </table:table-cell>
          <table:table-cell office:value-type="float" office:value="0.247614319646362" calcext:value-type="float">
            <text:p>0.247614319646362</text:p>
          </table:table-cell>
          <table:table-cell office:value-type="float" office:value="0.246873360761057" calcext:value-type="float">
            <text:p>0.246873360761057</text:p>
          </table:table-cell>
          <table:table-cell office:value-type="float" office:value="0.246322347194107" calcext:value-type="float">
            <text:p>0.246322347194107</text:p>
          </table:table-cell>
          <table:table-cell office:value-type="float" office:value="0.245944564548776" calcext:value-type="float">
            <text:p>0.245944564548776</text:p>
          </table:table-cell>
          <table:table-cell office:value-type="float" office:value="0.245726170781735" calcext:value-type="float">
            <text:p>0.245726170781735</text:p>
          </table:table-cell>
          <table:table-cell office:value-type="float" office:value="0.245655681070131" calcext:value-type="float">
            <text:p>0.245655681070131</text:p>
          </table:table-cell>
          <table:table-cell office:value-type="float" office:value="0.245723566697543" calcext:value-type="float">
            <text:p>0.245723566697543</text:p>
          </table:table-cell>
          <table:table-cell office:value-type="float" office:value="0.245921940337928" calcext:value-type="float">
            <text:p>0.245921940337928</text:p>
          </table:table-cell>
          <table:table-cell office:value-type="float" office:value="0.24624430756215" calcext:value-type="float">
            <text:p>0.24624430756215</text:p>
          </table:table-cell>
          <table:table-cell office:value-type="float" office:value="0.246685369682708" calcext:value-type="float">
            <text:p>0.246685369682708</text:p>
          </table:table-cell>
          <table:table-cell office:value-type="float" office:value="0.247240866855133" calcext:value-type="float">
            <text:p>0.247240866855133</text:p>
          </table:table-cell>
          <table:table-cell office:value-type="float" office:value="0.247907453119127" calcext:value-type="float">
            <text:p>0.247907453119127</text:p>
          </table:table-cell>
          <table:table-cell office:value-type="float" office:value="0.248682597095398" calcext:value-type="float">
            <text:p>0.248682597095398</text:p>
          </table:table-cell>
          <table:table-cell office:value-type="float" office:value="0.249564503566414" calcext:value-type="float">
            <text:p>0.249564503566414</text:p>
          </table:table-cell>
          <table:table-cell office:value-type="float" office:value="0.250552052308219" calcext:value-type="float">
            <text:p>0.250552052308219</text:p>
          </table:table-cell>
          <table:table-cell office:value-type="float" office:value="0.251644751409506" calcext:value-type="float">
            <text:p>0.251644751409506</text:p>
          </table:table-cell>
          <table:table-cell office:value-type="float" office:value="0.252842702987227" calcext:value-type="float">
            <text:p>0.252842702987227</text:p>
          </table:table-cell>
          <table:table-cell office:value-type="float" office:value="0.254146579738575" calcext:value-type="float">
            <text:p>0.254146579738575</text:p>
          </table:table-cell>
          <table:table-cell office:value-type="float" office:value="0.25555761119622" calcext:value-type="float">
            <text:p>0.25555761119622</text:p>
          </table:table-cell>
          <table:table-cell office:value-type="float" office:value="0.257077578906527" calcext:value-type="float">
            <text:p>0.257077578906527</text:p>
          </table:table-cell>
          <table:table-cell office:value-type="float" office:value="0.258708820051427" calcext:value-type="float">
            <text:p>0.258708820051427</text:p>
          </table:table-cell>
          <table:table-cell office:value-type="float" office:value="0.26045423930133" calcext:value-type="float">
            <text:p>0.26045423930133</text:p>
          </table:table-cell>
          <table:table-cell office:value-type="float" office:value="0.262317328933445" calcext:value-type="float">
            <text:p>0.262317328933445</text:p>
          </table:table-cell>
          <table:table-cell office:value-type="float" office:value="0.264302197489706" calcext:value-type="float">
            <text:p>0.264302197489706</text:p>
          </table:table-cell>
          <table:table-cell office:value-type="float" office:value="0.266413607492886" calcext:value-type="float">
            <text:p>0.266413607492886</text:p>
          </table:table-cell>
          <table:table-cell office:value-type="float" office:value="0.268657022999919" calcext:value-type="float">
            <text:p>0.268657022999919</text:p>
          </table:table-cell>
          <table:table-cell office:value-type="float" office:value="0.271038668060406" calcext:value-type="float">
            <text:p>0.271038668060406</text:p>
          </table:table-cell>
          <table:table-cell office:value-type="float" office:value="0.273565597479509" calcext:value-type="float">
            <text:p>0.273565597479509</text:p>
          </table:table-cell>
          <table:table-cell office:value-type="float" office:value="0.276245781674659" calcext:value-type="float">
            <text:p>0.276245781674659</text:p>
          </table:table-cell>
          <table:table-cell office:value-type="float" office:value="0.279088207884911" calcext:value-type="float">
            <text:p>0.279088207884911</text:p>
          </table:table-cell>
          <table:table-cell office:value-type="float" office:value="0.282103000566331" calcext:value-type="float">
            <text:p>0.282103000566331</text:p>
          </table:table-cell>
          <table:table-cell office:value-type="float" office:value="0.285301564519535" calcext:value-type="float">
            <text:p>0.285301564519535</text:p>
          </table:table-cell>
          <table:table-cell office:value-type="float" office:value="0.288696755190321" calcext:value-type="float">
            <text:p>0.288696755190321</text:p>
          </table:table-cell>
          <table:table-cell office:value-type="float" office:value="0.292303081718944" calcext:value-type="float">
            <text:p>0.292303081718944</text:p>
          </table:table-cell>
          <table:table-cell office:value-type="float" office:value="0.296136949765941" calcext:value-type="float">
            <text:p>0.296136949765941</text:p>
          </table:table-cell>
          <table:table-cell office:value-type="float" office:value="0.300216953017987" calcext:value-type="float">
            <text:p>0.300216953017987</text:p>
          </table:table-cell>
          <table:table-cell office:value-type="float" office:value="0.304564224720526" calcext:value-type="float">
            <text:p>0.304564224720526</text:p>
          </table:table-cell>
          <table:table-cell office:value-type="float" office:value="0.309202863794619" calcext:value-type="float">
            <text:p>0.309202863794619</text:p>
          </table:table-cell>
          <table:table-cell office:value-type="float" office:value="0.31416045435239" calcext:value-type="float">
            <text:p>0.31416045435239</text:p>
          </table:table-cell>
          <table:table-cell office:value-type="float" office:value="0.319468703121547" calcext:value-type="float">
            <text:p>0.319468703121547</text:p>
          </table:table-cell>
          <table:table-cell office:value-type="float" office:value="0.325164226984057" calcext:value-type="float">
            <text:p>0.325164226984057</text:p>
          </table:table-cell>
          <table:table-cell office:value-type="float" office:value="0.331289533331774" calcext:value-type="float">
            <text:p>0.331289533331774</text:p>
          </table:table-cell>
          <table:table-cell office:value-type="float" office:value="0.337894250411395" calcext:value-type="float">
            <text:p>0.337894250411395</text:p>
          </table:table-cell>
          <table:table-cell office:value-type="float" office:value="0.345036684988557" calcext:value-type="float">
            <text:p>0.345036684988557</text:p>
          </table:table-cell>
          <table:table-cell office:value-type="float" office:value="0.352785813049447" calcext:value-type="float">
            <text:p>0.352785813049447</text:p>
          </table:table-cell>
          <table:table-cell office:value-type="float" office:value="0.36122384968147" calcext:value-type="float">
            <text:p>0.36122384968147</text:p>
          </table:table-cell>
          <table:table-cell office:value-type="float" office:value="0.370449602459802" calcext:value-type="float">
            <text:p>0.370449602459802</text:p>
          </table:table-cell>
          <table:table-cell office:value-type="float" office:value="0.38058289726771" calcext:value-type="float">
            <text:p>0.38058289726771</text:p>
          </table:table-cell>
          <table:table-cell office:value-type="float" office:value="0.391770489523873" calcext:value-type="float">
            <text:p>0.391770489523873</text:p>
          </table:table-cell>
          <table:table-cell office:value-type="float" office:value="0.404194056557798" calcext:value-type="float">
            <text:p>0.404194056557798</text:p>
          </table:table-cell>
          <table:table-cell office:value-type="float" office:value="0.418081135554038" calcext:value-type="float">
            <text:p>0.418081135554038</text:p>
          </table:table-cell>
          <table:table-cell office:value-type="float" office:value="0.433720259675474" calcext:value-type="float">
            <text:p>0.433720259675474</text:p>
          </table:table-cell>
          <table:table-cell office:value-type="float" office:value="0.4514820770127" calcext:value-type="float">
            <text:p>0.4514820770127</text:p>
          </table:table-cell>
          <table:table-cell office:value-type="float" office:value="0.471848859310836" calcext:value-type="float">
            <text:p>0.471848859310836</text:p>
          </table:table-cell>
          <table:table-cell office:value-type="float" office:value="0.495455129990066" calcext:value-type="float">
            <text:p>0.495455129990066</text:p>
          </table:table-cell>
          <table:table-cell office:value-type="float" office:value="0.523140492780468" calcext:value-type="float">
            <text:p>0.523140492780468</text:p>
          </table:table-cell>
          <table:table-cell office:value-type="float" office:value="0.556005659376449" calcext:value-type="float">
            <text:p>0.556005659376449</text:p>
          </table:table-cell>
          <table:table-cell office:value-type="float" office:value="0.595419310787633" calcext:value-type="float">
            <text:p>0.595419310787633</text:p>
          </table:table-cell>
          <table:table-cell office:value-type="float" office:value="0.642748708000085" calcext:value-type="float">
            <text:p>0.642748708000085</text:p>
          </table:table-cell>
          <table:table-cell office:value-type="float" office:value="0.697888775468011" calcext:value-type="float">
            <text:p>0.697888775468011</text:p>
          </table:table-cell>
          <table:table-cell office:value-type="float" office:value="0.753069889837471" calcext:value-type="float">
            <text:p>0.753069889837471</text:p>
          </table:table-cell>
          <table:table-cell office:value-type="float" office:value="0.773209371545406" calcext:value-type="float">
            <text:p>0.773209371545406</text:p>
          </table:table-cell>
          <table:table-cell office:value-type="float" office:value="0.684667828331264" calcext:value-type="float">
            <text:p>0.684667828331264</text:p>
          </table:table-cell>
          <table:table-cell office:value-type="float" office:value="0.500162349025767" calcext:value-type="float">
            <text:p>0.500162349025767</text:p>
          </table:table-cell>
          <table:table-cell office:value-type="float" office:value="0.341990686191734" calcext:value-type="float">
            <text:p>0.341990686191734</text:p>
          </table:table-cell>
          <table:table-cell office:value-type="float" office:value="0.243593370985618" calcext:value-type="float">
            <text:p>0.243593370985618</text:p>
          </table:table-cell>
          <table:table-cell office:value-type="float" office:value="0.184728696418436" calcext:value-type="float">
            <text:p>0.184728696418436</text:p>
          </table:table-cell>
          <table:table-cell office:value-type="float" office:value="0.147919309146321" calcext:value-type="float">
            <text:p>0.147919309146321</text:p>
          </table:table-cell>
          <table:table-cell office:value-type="float" office:value="0.123570601661319" calcext:value-type="float">
            <text:p>0.123570601661319</text:p>
          </table:table-cell>
          <table:table-cell office:value-type="float" office:value="0.106627029661717" calcext:value-type="float">
            <text:p>0.106627029661717</text:p>
          </table:table-cell>
          <table:table-cell office:value-type="float" office:value="0.0943241204845939" calcext:value-type="float">
            <text:p>0.094324120484594</text:p>
          </table:table-cell>
          <table:table-cell office:value-type="float" office:value="0.085070509656335" calcext:value-type="float">
            <text:p>0.085070509656335</text:p>
          </table:table-cell>
          <table:table-cell office:value-type="float" office:value="0.0779034109791321" calcext:value-type="float">
            <text:p>0.077903410979132</text:p>
          </table:table-cell>
          <table:table-cell office:value-type="float" office:value="0.0722139316049053" calcext:value-type="float">
            <text:p>0.072213931604905</text:p>
          </table:table-cell>
          <table:table-cell office:value-type="float" office:value="0.067601854109295" calcext:value-type="float">
            <text:p>0.067601854109295</text:p>
          </table:table-cell>
          <table:table-cell office:value-type="float" office:value="0.0637951944654363" calcext:value-type="float">
            <text:p>0.063795194465436</text:p>
          </table:table-cell>
          <table:table-cell office:value-type="float" office:value="0.0606036839984239" calcext:value-type="float">
            <text:p>0.060603683998424</text:p>
          </table:table-cell>
          <table:table-cell office:value-type="float" office:value="0.0578908109663169" calcext:value-type="float">
            <text:p>0.057890810966317</text:p>
          </table:table-cell>
          <table:table-cell office:value-type="float" office:value="0.0555564302823606" calcext:value-type="float">
            <text:p>0.055556430282361</text:p>
          </table:table-cell>
          <table:table-cell office:value-type="float" office:value="0.053525611605382" calcext:value-type="float">
            <text:p>0.053525611605382</text:p>
          </table:table-cell>
          <table:table-cell office:value-type="float" office:value="0.0517412906555155" calcext:value-type="float">
            <text:p>0.051741290655516</text:p>
          </table:table-cell>
          <table:table-cell office:value-type="float" office:value="0.0501593070057699" calcext:value-type="float">
            <text:p>0.05015930700577</text:p>
          </table:table-cell>
          <table:table-cell office:value-type="float" office:value="0.0487449784282888" calcext:value-type="float">
            <text:p>0.048744978428289</text:p>
          </table:table-cell>
          <table:table-cell office:value-type="float" office:value="0.0474706875150028" calcext:value-type="float">
            <text:p>0.047470687515003</text:p>
          </table:table-cell>
          <table:table-cell office:value-type="float" office:value="0.0463141487972259" calcext:value-type="float">
            <text:p>0.046314148797226</text:p>
          </table:table-cell>
          <table:table-cell office:value-type="float" office:value="0.0452571413355453" calcext:value-type="float">
            <text:p>0.045257141335545</text:p>
          </table:table-cell>
          <table:table-cell office:value-type="float" office:value="0.0442845641483038" calcext:value-type="float">
            <text:p>0.044284564148304</text:p>
          </table:table-cell>
          <table:table-cell office:value-type="float" office:value="0.043383717556333" calcext:value-type="float">
            <text:p>0.043383717556333</text:p>
          </table:table-cell>
          <table:table-cell office:value-type="float" office:value="0.0425437426974575" calcext:value-type="float">
            <text:p>0.042543742697458</text:p>
          </table:table-cell>
          <table:table-cell office:value-type="float" office:value="0.0417551700200998" calcext:value-type="float">
            <text:p>0.0417551700201</text:p>
          </table:table-cell>
          <table:table-cell office:value-type="float" office:value="0.041009538910287" calcext:value-type="float">
            <text:p>0.041009538910287</text:p>
          </table:table-cell>
          <table:table-cell office:value-type="float" office:value="0.0402990565506852" calcext:value-type="float">
            <text:p>0.040299056550685</text:p>
          </table:table-cell>
          <table:table-cell office:value-type="float" office:value="0.0396162652673029" calcext:value-type="float">
            <text:p>0.039616265267303</text:p>
          </table:table-cell>
          <table:table-cell office:value-type="float" office:value="0.0389536834191315" calcext:value-type="float">
            <text:p>0.038953683419132</text:p>
          </table:table-cell>
          <table:table-cell office:value-type="float" office:value="0.0383033731351315" calcext:value-type="float">
            <text:p>0.038303373135132</text:p>
          </table:table-cell>
          <table:table-cell office:value-type="float" office:value="0.0376563638802086" calcext:value-type="float">
            <text:p>0.037656363880209</text:p>
          </table:table-cell>
          <table:table-cell office:value-type="float" office:value="0.0370018132899256" calcext:value-type="float">
            <text:p>0.037001813289926</text:p>
          </table:table-cell>
          <table:table-cell office:value-type="float" office:value="0.0363256932668493" calcext:value-type="float">
            <text:p>0.036325693266849</text:p>
          </table:table-cell>
          <table:table-cell office:value-type="float" office:value="0.0356086002308206" calcext:value-type="float">
            <text:p>0.035608600230821</text:p>
          </table:table-cell>
          <table:table-cell office:value-type="float" office:value="0.0348218909610975" calcext:value-type="float">
            <text:p>0.034821890961098</text:p>
          </table:table-cell>
          <table:table-cell office:value-type="float" office:value="0.0339204795665255" calcext:value-type="float">
            <text:p>0.033920479566526</text:p>
          </table:table-cell>
          <table:table-cell office:value-type="float" office:value="0.0328287191961081" calcext:value-type="float">
            <text:p>0.032828719196108</text:p>
          </table:table-cell>
          <table:table-cell office:value-type="float" office:value="0.031411892447798" calcext:value-type="float">
            <text:p>0.031411892447798</text:p>
          </table:table-cell>
          <table:table-cell office:value-type="float" office:value="0.029421854432258" calcext:value-type="float">
            <text:p>0.029421854432258</text:p>
          </table:table-cell>
          <table:table-cell office:value-type="float" office:value="0.0264386510102312" calcext:value-type="float">
            <text:p>0.026438651010231</text:p>
          </table:table-cell>
          <table:table-cell office:value-type="float" office:value="0.0221127261286993" calcext:value-type="float">
            <text:p>0.022112726128699</text:p>
          </table:table-cell>
          <table:table-cell office:value-type="float" office:value="0.0172437866666979" calcext:value-type="float">
            <text:p>0.017243786666698</text:p>
          </table:table-cell>
          <table:table-cell office:value-type="float" office:value="0.0134258681315239" calcext:value-type="float">
            <text:p>0.013425868131524</text:p>
          </table:table-cell>
          <table:table-cell office:value-type="float" office:value="0.0109390058322197" calcext:value-type="float">
            <text:p>0.01093900583222</text:p>
          </table:table-cell>
          <table:table-cell office:value-type="float" office:value="0.00932362288310124" calcext:value-type="float">
            <text:p>0.009323622883101</text:p>
          </table:table-cell>
          <table:table-cell office:value-type="float" office:value="0.0082130933094619" calcext:value-type="float">
            <text:p>0.008213093309462</text:p>
          </table:table-cell>
          <table:table-cell office:value-type="float" office:value="0.00740260954192235" calcext:value-type="float">
            <text:p>0.007402609541922</text:p>
          </table:table-cell>
          <table:table-cell office:value-type="float" office:value="0.00678074275680122" calcext:value-type="float">
            <text:p>0.006780742756801</text:p>
          </table:table-cell>
          <table:table-cell office:value-type="float" office:value="0.00628423441759545" calcext:value-type="float">
            <text:p>0.006284234417595</text:p>
          </table:table-cell>
          <table:table-cell office:value-type="float" office:value="0.00587518879022162" calcext:value-type="float">
            <text:p>0.005875188790222</text:p>
          </table:table-cell>
          <table:table-cell office:value-type="float" office:value="0.00552972268731744" calcext:value-type="float">
            <text:p>0.005529722687317</text:p>
          </table:table-cell>
          <table:table-cell office:value-type="float" office:value="0.00523209671282464" calcext:value-type="float">
            <text:p>0.005232096712825</text:p>
          </table:table-cell>
          <table:table-cell office:value-type="float" office:value="0.00497153023853381" calcext:value-type="float">
            <text:p>0.004971530238534</text:p>
          </table:table-cell>
          <table:table-cell office:value-type="float" office:value="0.00474038918981014" calcext:value-type="float">
            <text:p>0.00474038918981</text:p>
          </table:table-cell>
          <table:table-cell office:value-type="float" office:value="0.00453310955418916" calcext:value-type="float">
            <text:p>0.004533109554189</text:p>
          </table:table-cell>
          <table:table-cell office:value-type="float" office:value="0.00434553292167402" calcext:value-type="float">
            <text:p>0.004345532921674</text:p>
          </table:table-cell>
          <table:table-cell office:value-type="float" office:value="0.00417448219095838" calcext:value-type="float">
            <text:p>0.004174482190958</text:p>
          </table:table-cell>
          <table:table-cell office:value-type="float" office:value="0.00401748237114465" calcext:value-type="float">
            <text:p>0.004017482371145</text:p>
          </table:table-cell>
          <table:table-cell office:value-type="float" office:value="0.00387257189243491" calcext:value-type="float">
            <text:p>0.003872571892435</text:p>
          </table:table-cell>
          <table:table-cell office:value-type="float" office:value="0.00373817201295684" calcext:value-type="float">
            <text:p>0.003738172012957</text:p>
          </table:table-cell>
          <table:table-cell office:value-type="float" office:value="0.00361299448440535" calcext:value-type="float">
            <text:p>0.003612994484405</text:p>
          </table:table-cell>
          <table:table-cell office:value-type="float" office:value="0.00349597500035188" calcext:value-type="float">
            <text:p>0.003495975000352</text:p>
          </table:table-cell>
          <table:table-cell office:value-type="float" office:value="0.00338622438521133" calcext:value-type="float">
            <text:p>0.003386224385211</text:p>
          </table:table-cell>
          <table:table-cell office:value-type="float" office:value="0.00328299222312414" calcext:value-type="float">
            <text:p>0.003282992223124</text:p>
          </table:table-cell>
          <table:table-cell office:value-type="float" office:value="0.00318563936129486" calcext:value-type="float">
            <text:p>0.003185639361295</text:p>
          </table:table-cell>
          <table:table-cell office:value-type="float" office:value="0.00309361684471053" calcext:value-type="float">
            <text:p>0.003093616844711</text:p>
          </table:table-cell>
          <table:table-cell office:value-type="float" office:value="0.00300644957961895" calcext:value-type="float">
            <text:p>0.003006449579619</text:p>
          </table:table-cell>
          <table:table-cell office:value-type="float" office:value="0.00292372352050839" calcext:value-type="float">
            <text:p>0.002923723520508</text:p>
          </table:table-cell>
          <table:table-cell office:value-type="float" office:value="0.00284507551507393" calcext:value-type="float">
            <text:p>0.002845075515074</text:p>
          </table:table-cell>
          <table:table-cell office:value-type="float" office:value="0.00277018517729705" calcext:value-type="float">
            <text:p>0.002770185177297</text:p>
          </table:table-cell>
          <table:table-cell office:value-type="float" office:value="0.00269876832454628" calcext:value-type="float">
            <text:p>0.002698768324546</text:p>
          </table:table-cell>
          <table:table-cell office:value-type="float" office:value="0.00263057163284673" calcext:value-type="float">
            <text:p>0.002630571632847</text:p>
          </table:table-cell>
          <table:table-cell office:value-type="float" office:value="0.00256536824972526" calcext:value-type="float">
            <text:p>0.002565368249725</text:p>
          </table:table-cell>
          <table:table-cell office:value-type="float" office:value="0.00250295416641182" calcext:value-type="float">
            <text:p>0.002502954166412</text:p>
          </table:table-cell>
          <table:table-cell office:value-type="float" office:value="0.002443145197067" calcext:value-type="float">
            <text:p>0.002443145197067</text:p>
          </table:table-cell>
          <table:table-cell office:value-type="float" office:value="0.00238577444705897" calcext:value-type="float">
            <text:p>0.002385774447059</text:p>
          </table:table-cell>
          <table:table-cell office:value-type="float" office:value="0.00233069017806336" calcext:value-type="float">
            <text:p>0.002330690178063</text:p>
          </table:table-cell>
          <table:table-cell office:value-type="float" office:value="0.00227775399737001" calcext:value-type="float">
            <text:p>0.00227775399737</text:p>
          </table:table-cell>
          <table:table-cell office:value-type="float" office:value="0.00222683931377578" calcext:value-type="float">
            <text:p>0.002226839313776</text:p>
          </table:table-cell>
          <table:table-cell office:value-type="float" office:value="0.00217783001404267" calcext:value-type="float">
            <text:p>0.002177830014043</text:p>
          </table:table-cell>
          <table:table-cell office:value-type="float" office:value="0.00213061932286811" calcext:value-type="float">
            <text:p>0.002130619322868</text:p>
          </table:table-cell>
          <table:table-cell office:value-type="float" office:value="0.00208510881642702" calcext:value-type="float">
            <text:p>0.002085108816427</text:p>
          </table:table-cell>
          <table:table-cell office:value-type="float" office:value="0.00204120756506212" calcext:value-type="float">
            <text:p>0.002041207565062</text:p>
          </table:table-cell>
          <table:table-cell office:value-type="float" office:value="0.00199883138514138" calcext:value-type="float">
            <text:p>0.001998831385141</text:p>
          </table:table-cell>
          <table:table-cell office:value-type="float" office:value="0.00195790218363146" calcext:value-type="float">
            <text:p>0.001957902183631</text:p>
          </table:table-cell>
          <table:table-cell office:value-type="float" office:value="0.00191834738175982" calcext:value-type="float">
            <text:p>0.00191834738176</text:p>
          </table:table-cell>
          <table:table-cell office:value-type="float" office:value="0.00188009940643059" calcext:value-type="float">
            <text:p>0.001880099406431</text:p>
          </table:table-cell>
          <table:table-cell office:value-type="float" office:value="0.00184309523994611" calcext:value-type="float">
            <text:p>0.001843095239946</text:p>
          </table:table-cell>
          <table:table-cell office:value-type="float" office:value="0.00180727602005494" calcext:value-type="float">
            <text:p>0.001807276020055</text:p>
          </table:table-cell>
          <table:table-cell office:value-type="float" office:value="0.00177258668364596" calcext:value-type="float">
            <text:p>0.001772586683646</text:p>
          </table:table-cell>
          <table:table-cell office:value-type="float" office:value="0.00173897564839529" calcext:value-type="float">
            <text:p>0.001738975648395</text:p>
          </table:table-cell>
          <table:table-cell office:value-type="float" office:value="0.00170639452755643" calcext:value-type="float">
            <text:p>0.001706394527556</text:p>
          </table:table-cell>
          <table:table-cell office:value-type="float" office:value="0.00167479787376922" calcext:value-type="float">
            <text:p>0.001674797873769</text:p>
          </table:table-cell>
          <table:table-cell office:value-type="float" office:value="0.00164414294834602" calcext:value-type="float">
            <text:p>0.001644142948346</text:p>
          </table:table-cell>
          <table:table-cell office:value-type="float" office:value="0.00161438951304044" calcext:value-type="float">
            <text:p>0.00161438951304</text:p>
          </table:table-cell>
          <table:table-cell office:value-type="float" office:value="0.0015854996416435" calcext:value-type="float">
            <text:p>0.001585499641644</text:p>
          </table:table-cell>
          <table:table-cell office:value-type="float" office:value="0.00155743754917331" calcext:value-type="float">
            <text:p>0.001557437549173</text:p>
          </table:table-cell>
          <table:table-cell office:value-type="float" office:value="0.00153016943668612" calcext:value-type="float">
            <text:p>0.001530169436686</text:p>
          </table:table-cell>
          <table:table-cell office:value-type="float" office:value="0.0015036633499964" calcext:value-type="float">
            <text:p>0.001503663349996</text:p>
          </table:table-cell>
          <table:table-cell office:value-type="float" office:value="0.00147788905082085" calcext:value-type="float">
            <text:p>0.001477889050821</text:p>
          </table:table-cell>
          <table:table-cell office:value-type="float" office:value="0.0014528178990375" calcext:value-type="float">
            <text:p>0.001452817899038</text:p>
          </table:table-cell>
          <table:table-cell office:value-type="float" office:value="0.00142842274491012" calcext:value-type="float">
            <text:p>0.00142842274491</text:p>
          </table:table-cell>
          <table:table-cell office:value-type="float" office:value="0.0014046778302754" calcext:value-type="float">
            <text:p>0.001404677830275</text:p>
          </table:table-cell>
          <table:table-cell office:value-type="float" office:value="0.00138155869779451" calcext:value-type="float">
            <text:p>0.001381558697795</text:p>
          </table:table-cell>
          <table:table-cell office:value-type="float" office:value="0.00135904210748956" calcext:value-type="float">
            <text:p>0.00135904210749</text:p>
          </table:table-cell>
          <table:table-cell office:value-type="float" office:value="0.00133710595986385" calcext:value-type="float">
            <text:p>0.001337105959864</text:p>
          </table:table-cell>
          <table:table-cell office:value-type="float" office:value="0.00131572922498108" calcext:value-type="float">
            <text:p>0.001315729224981</text:p>
          </table:table-cell>
          <table:table-cell office:value-type="float" office:value="0.00129489187695999" calcext:value-type="float">
            <text:p>0.00129489187696</text:p>
          </table:table-cell>
          <table:table-cell office:value-type="float" office:value="0.00127457483338248" calcext:value-type="float">
            <text:p>0.001274574833382</text:p>
          </table:table-cell>
          <table:table-cell office:value-type="float" office:value="0.00125475989918561" calcext:value-type="float">
            <text:p>0.001254759899186</text:p>
          </table:table-cell>
          <table:table-cell office:value-type="float" office:value="0.00123542971463132" calcext:value-type="float">
            <text:p>0.001235429714631</text:p>
          </table:table-cell>
          <table:table-cell office:value-type="float" office:value="0.00121656770700924" calcext:value-type="float">
            <text:p>0.001216567707009</text:p>
          </table:table-cell>
          <table:table-cell office:value-type="float" office:value="0.00119815804574705" calcext:value-type="float">
            <text:p>0.001198158045747</text:p>
          </table:table-cell>
          <table:table-cell office:value-type="float" office:value="0.00118018560064559" calcext:value-type="float">
            <text:p>0.001180185600646</text:p>
          </table:table-cell>
          <table:table-cell office:value-type="float" office:value="0.00116263590298533" calcext:value-type="float">
            <text:p>0.001162635902985</text:p>
          </table:table-cell>
          <table:table-cell office:value-type="float" office:value="0.00114549510925085" calcext:value-type="float">
            <text:p>0.001145495109251</text:p>
          </table:table-cell>
          <table:table-cell office:value-type="float" office:value="0.00112874996729164" calcext:value-type="float">
            <text:p>0.001128749967292</text:p>
          </table:table-cell>
          <table:table-cell office:value-type="float" office:value="0.00111238778470025" calcext:value-type="float">
            <text:p>0.0011123877847</text:p>
          </table:table-cell>
          <table:table-cell office:value-type="float" office:value="0.00109639639924476" calcext:value-type="float">
            <text:p>0.001096396399245</text:p>
          </table:table-cell>
          <table:table-cell office:value-type="float" office:value="0.00108076415120785" calcext:value-type="float">
            <text:p>0.001080764151208</text:p>
          </table:table-cell>
          <table:table-cell office:value-type="float" office:value="0.0010654798574583" calcext:value-type="float">
            <text:p>0.001065479857458</text:p>
          </table:table-cell>
          <table:table-cell office:value-type="float" office:value="0.00105053278716447" calcext:value-type="float">
            <text:p>0.001050532787164</text:p>
          </table:table-cell>
          <table:table-cell office:value-type="float" office:value="0.00103591263899177" calcext:value-type="float">
            <text:p>0.001035912638992</text:p>
          </table:table-cell>
          <table:table-cell office:value-type="float" office:value="0.0010216095196986" calcext:value-type="float">
            <text:p>0.001021609519699</text:p>
          </table:table-cell>
          <table:table-cell office:value-type="float" office:value="0.00100761392401855" calcext:value-type="float">
            <text:p>0.001007613924019</text:p>
          </table:table-cell>
          <table:table-cell office:value-type="float" office:value="0.000993916715746315" calcext:value-type="float">
            <text:p>0.000993916715746</text:p>
          </table:table-cell>
          <table:table-cell office:value-type="float" office:value="0.000980509109930999" calcext:value-type="float">
            <text:p>0.000980509109931</text:p>
          </table:table-cell>
          <table:table-cell office:value-type="float" office:value="0.000967382656111686" calcext:value-type="float">
            <text:p>0.000967382656112</text:p>
          </table:table-cell>
          <table:table-cell office:value-type="float" office:value="0.000954529222514054" calcext:value-type="float">
            <text:p>0.000954529222514</text:p>
          </table:table-cell>
          <table:table-cell office:value-type="float" office:value="0.000941940981149902" calcext:value-type="float">
            <text:p>0.00094194098115</text:p>
          </table:table-cell>
          <table:table-cell office:value-type="float" office:value="0.000929610393753697" calcext:value-type="float">
            <text:p>0.000929610393754</text:p>
          </table:table-cell>
          <table:table-cell office:value-type="float" office:value="0.00091753019850376" calcext:value-type="float">
            <text:p>0.000917530198504</text:p>
          </table:table-cell>
          <table:table-cell office:value-type="float" office:value="0.000905693397476075" calcext:value-type="float">
            <text:p>0.000905693397476</text:p>
          </table:table-cell>
          <table:table-cell office:value-type="float" office:value="0.000894093244782515" calcext:value-type="float">
            <text:p>0.000894093244783</text:p>
          </table:table-cell>
          <table:table-cell office:value-type="float" office:value="0.000882723235348238" calcext:value-type="float">
            <text:p>0.000882723235348</text:p>
          </table:table-cell>
          <table:table-cell office:value-type="float" office:value="0.000871577094293954" calcext:value-type="float">
            <text:p>0.000871577094294</text:p>
          </table:table-cell>
          <table:table-cell office:value-type="float" office:value="0.000860648766872025" calcext:value-type="float">
            <text:p>0.000860648766872</text:p>
          </table:table-cell>
          <table:table-cell office:value-type="float" office:value="0.000849932408938851" calcext:value-type="float">
            <text:p>0.000849932408939</text:p>
          </table:table-cell>
          <table:table-cell office:value-type="float" office:value="0.000839422377917806" calcext:value-type="float">
            <text:p>0.000839422377918</text:p>
          </table:table-cell>
          <table:table-cell office:value-type="float" office:value="0.000829113224224252" calcext:value-type="float">
            <text:p>0.000829113224224</text:p>
          </table:table-cell>
          <table:table-cell office:value-type="float" office:value="0.000818999683135141" calcext:value-type="float">
            <text:p>0.000818999683135</text:p>
          </table:table-cell>
          <table:table-cell office:value-type="float" office:value="0.000809076667060224" calcext:value-type="float">
            <text:p>0.00080907666706</text:p>
          </table:table-cell>
          <table:table-cell office:value-type="float" office:value="0.000799339258206894" calcext:value-type="float">
            <text:p>0.000799339258207</text:p>
          </table:table-cell>
          <table:table-cell office:value-type="float" office:value="0.000789782701603151" calcext:value-type="float">
            <text:p>0.000789782701603</text:p>
          </table:table-cell>
          <table:table-cell office:value-type="float" office:value="0.000780402398468004" calcext:value-type="float">
            <text:p>0.000780402398468</text:p>
          </table:table-cell>
          <table:table-cell office:value-type="float" office:value="0.000771193899899748" calcext:value-type="float">
            <text:p>0.0007711938999</text:p>
          </table:table-cell>
          <table:table-cell office:value-type="float" office:value="0.00076215290087377" calcext:value-type="float">
            <text:p>0.000762152900874</text:p>
          </table:table-cell>
          <table:table-cell office:value-type="float" office:value="0.000753275234523509" calcext:value-type="float">
            <text:p>0.000753275234524</text:p>
          </table:table-cell>
          <table:table-cell office:value-type="float" office:value="0.000744556866695317" calcext:value-type="float">
            <text:p>0.000744556866695</text:p>
          </table:table-cell>
          <table:table-cell office:value-type="float" office:value="0.000735993890758758" calcext:value-type="float">
            <text:p>0.000735993890759</text:p>
          </table:table-cell>
          <table:table-cell office:value-type="float" office:value="0.000727582522657586" calcext:value-type="float">
            <text:p>0.000727582522658</text:p>
          </table:table-cell>
          <table:table-cell office:value-type="float" office:value="0.000719319096191377" calcext:value-type="float">
            <text:p>0.000719319096191</text:p>
          </table:table-cell>
          <table:table-cell office:value-type="float" office:value="0.000711200058513933" calcext:value-type="float">
            <text:p>0.000711200058514</text:p>
          </table:table-cell>
          <table:table-cell office:value-type="float" office:value="0.000703221965836488" calcext:value-type="float">
            <text:p>0.000703221965836</text:p>
          </table:table-cell>
          <table:table-cell office:value-type="float" office:value="0.000695381479321642" calcext:value-type="float">
            <text:p>0.000695381479322</text:p>
          </table:table-cell>
          <table:table-cell office:value-type="float" office:value="0.00068767536116737" calcext:value-type="float">
            <text:p>0.000687675361167</text:p>
          </table:table-cell>
          <table:table-cell office:value-type="float" office:value="0.000680100470858312" calcext:value-type="float">
            <text:p>0.000680100470858</text:p>
          </table:table-cell>
          <table:table-cell office:value-type="float" office:value="0.000672653761590359" calcext:value-type="float">
            <text:p>0.00067265376159</text:p>
          </table:table-cell>
          <table:table-cell office:value-type="float" office:value="0.00066533227684119" calcext:value-type="float">
            <text:p>0.000665332276841</text:p>
          </table:table-cell>
          <table:table-cell office:value-type="float" office:value="0.000658133147103264" calcext:value-type="float">
            <text:p>0.000658133147103</text:p>
          </table:table-cell>
          <table:table-cell office:value-type="float" office:value="0.000651053586744034" calcext:value-type="float">
            <text:p>0.000651053586744</text:p>
          </table:table-cell>
          <table:table-cell office:value-type="float" office:value="0.000644090891009561" calcext:value-type="float">
            <text:p>0.00064409089101</text:p>
          </table:table-cell>
          <table:table-cell office:value-type="float" office:value="0.000637242433154144" calcext:value-type="float">
            <text:p>0.000637242433154</text:p>
          </table:table-cell>
          <table:table-cell office:value-type="float" office:value="0.000630505661686508" calcext:value-type="float">
            <text:p>0.000630505661687</text:p>
          </table:table-cell>
          <table:table-cell office:value-type="float" office:value="0.000623878097736665" calcext:value-type="float">
            <text:p>0.000623878097737</text:p>
          </table:table-cell>
          <table:table-cell office:value-type="float" office:value="0.000617357332531508" calcext:value-type="float">
            <text:p>0.000617357332532</text:p>
          </table:table-cell>
          <table:table-cell office:value-type="float" office:value="0.000610941024967419" calcext:value-type="float">
            <text:p>0.000610941024967</text:p>
          </table:table-cell>
          <table:table-cell office:value-type="float" office:value="0.000604626899294617" calcext:value-type="float">
            <text:p>0.000604626899295</text:p>
          </table:table-cell>
          <table:table-cell office:value-type="float" office:value="0.000598412742886538" calcext:value-type="float">
            <text:p>0.000598412742887</text:p>
          </table:table-cell>
          <table:table-cell office:value-type="float" office:value="0.000592296404103073" calcext:value-type="float">
            <text:p>0.000592296404103</text:p>
          </table:table-cell>
          <table:table-cell office:value-type="float" office:value="0.000586275790236469" calcext:value-type="float">
            <text:p>0.000586275790236</text:p>
          </table:table-cell>
          <table:table-cell office:value-type="float" office:value="0.000580348865544425" calcext:value-type="float">
            <text:p>0.000580348865544</text:p>
          </table:table-cell>
          <table:table-cell office:value-type="float" office:value="0.000574513649357754" calcext:value-type="float">
            <text:p>0.000574513649358</text:p>
          </table:table-cell>
          <table:table-cell office:value-type="float" office:value="0.000568768214260086" calcext:value-type="float">
            <text:p>0.00056876821426</text:p>
          </table:table-cell>
          <table:table-cell office:value-type="float" office:value="0.000563110684346431" calcext:value-type="float">
            <text:p>0.000563110684346</text:p>
          </table:table-cell>
          <table:table-cell office:value-type="float" office:value="0.000557539233539685" calcext:value-type="float">
            <text:p>0.00055753923354</text:p>
          </table:table-cell>
          <table:table-cell office:value-type="float" office:value="0.000552052083981735" calcext:value-type="float">
            <text:p>0.000552052083982</text:p>
          </table:table-cell>
          <table:table-cell office:value-type="float" office:value="0.000546647504477349" calcext:value-type="float">
            <text:p>0.000546647504477</text:p>
          </table:table-cell>
          <table:table-cell office:value-type="float" office:value="0.000541323809004677" calcext:value-type="float">
            <text:p>0.000541323809005</text:p>
          </table:table-cell>
          <table:table-cell office:value-type="float" office:value="0.000536079355276675" calcext:value-type="float">
            <text:p>0.000536079355277</text:p>
          </table:table-cell>
          <table:table-cell office:value-type="float" office:value="0.000530912543361306" calcext:value-type="float">
            <text:p>0.000530912543361</text:p>
          </table:table-cell>
          <table:table-cell office:value-type="float" office:value="0.000525821814349068" calcext:value-type="float">
            <text:p>0.000525821814349</text:p>
          </table:table-cell>
          <table:table-cell office:value-type="float" office:value="0.000520805649074518" calcext:value-type="float">
            <text:p>0.000520805649075</text:p>
          </table:table-cell>
          <table:table-cell office:value-type="float" office:value="0.000515862566879751" calcext:value-type="float">
            <text:p>0.00051586256688</text:p>
          </table:table-cell>
          <table:table-cell office:value-type="float" office:value="0.00051099112442761" calcext:value-type="float">
            <text:p>0.000510991124428</text:p>
          </table:table-cell>
          <table:table-cell office:value-type="float" office:value="0.000506189914555612" calcext:value-type="float">
            <text:p>0.000506189914556</text:p>
          </table:table-cell>
          <table:table-cell office:value-type="float" office:value="0.000501457565176187" calcext:value-type="float">
            <text:p>0.000501457565176</text:p>
          </table:table-cell>
          <table:table-cell office:value-type="float" office:value="0.000496792738207383" calcext:value-type="float">
            <text:p>0.000496792738207</text:p>
          </table:table-cell>
          <table:table-cell office:value-type="float" office:value="0.000492194128552183" calcext:value-type="float">
            <text:p>0.000492194128552</text:p>
          </table:table-cell>
          <table:table-cell office:value-type="float" office:value="0.000487660463105196" calcext:value-type="float">
            <text:p>0.000487660463105</text:p>
          </table:table-cell>
          <table:table-cell office:value-type="float" office:value="0.00048319049980253" calcext:value-type="float">
            <text:p>0.000483190499803</text:p>
          </table:table-cell>
          <table:table-cell office:value-type="float" office:value="0.000478783026700129" calcext:value-type="float">
            <text:p>0.0004787830267</text:p>
          </table:table-cell>
          <table:table-cell office:value-type="float" office:value="0.000474436861085627" calcext:value-type="float">
            <text:p>0.000474436861086</text:p>
          </table:table-cell>
          <table:table-cell office:value-type="float" office:value="0.000470150848618245" calcext:value-type="float">
            <text:p>0.000470150848618</text:p>
          </table:table-cell>
          <table:table-cell office:value-type="float" office:value="0.000465923862508044" calcext:value-type="float">
            <text:p>0.000465923862508</text:p>
          </table:table-cell>
          <table:table-cell office:value-type="float" office:value="0.000461754802711401" calcext:value-type="float">
            <text:p>0.000461754802711</text:p>
          </table:table-cell>
          <table:table-cell office:value-type="float" office:value="0.000457642595159438" calcext:value-type="float">
            <text:p>0.000457642595159</text:p>
          </table:table-cell>
          <table:table-cell office:value-type="float" office:value="0.000453586191016183" calcext:value-type="float">
            <text:p>0.000453586191016</text:p>
          </table:table-cell>
          <table:table-cell office:value-type="float" office:value="0.00044958456595487" calcext:value-type="float">
            <text:p>0.000449584565955</text:p>
          </table:table-cell>
          <table:table-cell office:value-type="float" office:value="0.000445636719466498" calcext:value-type="float">
            <text:p>0.000445636719466</text:p>
          </table:table-cell>
          <table:table-cell office:value-type="float" office:value="0.000441741674180403" calcext:value-type="float">
            <text:p>0.00044174167418</text:p>
          </table:table-cell>
          <table:table-cell office:value-type="float" office:value="0.000437898475221833" calcext:value-type="float">
            <text:p>0.000437898475222</text:p>
          </table:table-cell>
          <table:table-cell office:value-type="float" office:value="0.000434106189577154" calcext:value-type="float">
            <text:p>0.000434106189577</text:p>
          </table:table-cell>
          <table:table-cell office:value-type="float" office:value="0.000430363905490655" calcext:value-type="float">
            <text:p>0.000430363905491</text:p>
          </table:table-cell>
          <table:table-cell office:value-type="float" office:value="0.000426670731873515" calcext:value-type="float">
            <text:p>0.000426670731874</text:p>
          </table:table-cell>
          <table:table-cell office:value-type="float" office:value="0.000423025797735046" calcext:value-type="float">
            <text:p>0.000423025797735</text:p>
          </table:table-cell>
          <table:table-cell office:value-type="float" office:value="0.000419428251635748" calcext:value-type="float">
            <text:p>0.000419428251636</text:p>
          </table:table-cell>
          <table:table-cell office:value-type="float" office:value="0.000415877261151119" calcext:value-type="float">
            <text:p>0.00041587726115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000407321431112033" calcext:value-type="float">
            <text:p>0.000407321431112</text:p>
          </table:table-cell>
          <table:table-cell office:value-type="float" office:value="0.000410871842894065" calcext:value-type="float">
            <text:p>0.000410871842894</text:p>
          </table:table-cell>
          <table:table-cell office:value-type="float" office:value="0.00041447022972141" calcext:value-type="float">
            <text:p>0.000414470229721</text:p>
          </table:table-cell>
          <table:table-cell office:value-type="float" office:value="0.000418117485191222" calcext:value-type="float">
            <text:p>0.000418117485191</text:p>
          </table:table-cell>
          <table:table-cell office:value-type="float" office:value="0.000421814524397819" calcext:value-type="float">
            <text:p>0.000421814524398</text:p>
          </table:table-cell>
          <table:table-cell office:value-type="float" office:value="0.000425562284578222" calcext:value-type="float">
            <text:p>0.000425562284578</text:p>
          </table:table-cell>
          <table:table-cell office:value-type="float" office:value="0.000429361725770442" calcext:value-type="float">
            <text:p>0.00042936172577</text:p>
          </table:table-cell>
          <table:table-cell office:value-type="float" office:value="0.000433213831502126" calcext:value-type="float">
            <text:p>0.000433213831502</text:p>
          </table:table-cell>
          <table:table-cell office:value-type="float" office:value="0.000437119609504812" calcext:value-type="float">
            <text:p>0.000437119609505</text:p>
          </table:table-cell>
          <table:table-cell office:value-type="float" office:value="0.00044108009244928" calcext:value-type="float">
            <text:p>0.000441080092449</text:p>
          </table:table-cell>
          <table:table-cell office:value-type="float" office:value="0.000445096338713265" calcext:value-type="float">
            <text:p>0.000445096338713</text:p>
          </table:table-cell>
          <table:table-cell office:value-type="float" office:value="0.00044916943317392" calcext:value-type="float">
            <text:p>0.000449169433174</text:p>
          </table:table-cell>
          <table:table-cell office:value-type="float" office:value="0.000453300488030319" calcext:value-type="float">
            <text:p>0.00045330048803</text:p>
          </table:table-cell>
          <table:table-cell office:value-type="float" office:value="0.000457490643658884" calcext:value-type="float">
            <text:p>0.000457490643659</text:p>
          </table:table-cell>
          <table:table-cell office:value-type="float" office:value="0.000461741069499591" calcext:value-type="float">
            <text:p>0.0004617410695</text:p>
          </table:table-cell>
          <table:table-cell office:value-type="float" office:value="0.00046605296497387" calcext:value-type="float">
            <text:p>0.000466052964974</text:p>
          </table:table-cell>
          <table:table-cell office:value-type="float" office:value="0.000470427560437297" calcext:value-type="float">
            <text:p>0.000470427560437</text:p>
          </table:table-cell>
          <table:table-cell office:value-type="float" office:value="0.000474866118178277" calcext:value-type="float">
            <text:p>0.000474866118178</text:p>
          </table:table-cell>
          <table:table-cell office:value-type="float" office:value="0.000479369933439924" calcext:value-type="float">
            <text:p>0.00047936993344</text:p>
          </table:table-cell>
          <table:table-cell office:value-type="float" office:value="0.000483940335491687" calcext:value-type="float">
            <text:p>0.000483940335492</text:p>
          </table:table-cell>
          <table:table-cell office:value-type="float" office:value="0.000488578688741868" calcext:value-type="float">
            <text:p>0.000488578688742</text:p>
          </table:table-cell>
          <table:table-cell office:value-type="float" office:value="0.000493286393892146" calcext:value-type="float">
            <text:p>0.000493286393892</text:p>
          </table:table-cell>
          <table:table-cell office:value-type="float" office:value="0.000498064889138792" calcext:value-type="float">
            <text:p>0.000498064889139</text:p>
          </table:table-cell>
          <table:table-cell office:value-type="float" office:value="0.000502915651419204" calcext:value-type="float">
            <text:p>0.000502915651419</text:p>
          </table:table-cell>
          <table:table-cell office:value-type="float" office:value="0.000507840197712833" calcext:value-type="float">
            <text:p>0.000507840197713</text:p>
          </table:table-cell>
          <table:table-cell office:value-type="float" office:value="0.000512840086394585" calcext:value-type="float">
            <text:p>0.000512840086395</text:p>
          </table:table-cell>
          <table:table-cell office:value-type="float" office:value="0.000517916918636798" calcext:value-type="float">
            <text:p>0.000517916918637</text:p>
          </table:table-cell>
          <table:table-cell office:value-type="float" office:value="0.00052307233987755" calcext:value-type="float">
            <text:p>0.000523072339878</text:p>
          </table:table-cell>
          <table:table-cell office:value-type="float" office:value="0.000528308041340818" calcext:value-type="float">
            <text:p>0.000528308041341</text:p>
          </table:table-cell>
          <table:table-cell office:value-type="float" office:value="0.000533625761631074" calcext:value-type="float">
            <text:p>0.000533625761631</text:p>
          </table:table-cell>
          <table:table-cell office:value-type="float" office:value="0.000539027288382855" calcext:value-type="float">
            <text:p>0.000539027288383</text:p>
          </table:table-cell>
          <table:table-cell office:value-type="float" office:value="0.000544514459987764" calcext:value-type="float">
            <text:p>0.000544514459988</text:p>
          </table:table-cell>
          <table:table-cell office:value-type="float" office:value="0.000550089167390552" calcext:value-type="float">
            <text:p>0.000550089167391</text:p>
          </table:table-cell>
          <table:table-cell office:value-type="float" office:value="0.000555753355966389" calcext:value-type="float">
            <text:p>0.000555753355966</text:p>
          </table:table-cell>
          <table:table-cell office:value-type="float" office:value="0.0005615090274749" calcext:value-type="float">
            <text:p>0.000561509027475</text:p>
          </table:table-cell>
          <table:table-cell office:value-type="float" office:value="0.000567358242103305" calcext:value-type="float">
            <text:p>0.000567358242103</text:p>
          </table:table-cell>
          <table:table-cell office:value-type="float" office:value="0.00057330312059359" calcext:value-type="float">
            <text:p>0.000573303120594</text:p>
          </table:table-cell>
          <table:table-cell office:value-type="float" office:value="0.00057934584646826" calcext:value-type="float">
            <text:p>0.000579345846468</text:p>
          </table:table-cell>
          <table:table-cell office:value-type="float" office:value="0.000585488668354511" calcext:value-type="float">
            <text:p>0.000585488668355</text:p>
          </table:table-cell>
          <table:table-cell office:value-type="float" office:value="0.0005917339024103" calcext:value-type="float">
            <text:p>0.00059173390241</text:p>
          </table:table-cell>
          <table:table-cell office:value-type="float" office:value="0.00059808393486271" calcext:value-type="float">
            <text:p>0.000598083934863</text:p>
          </table:table-cell>
          <table:table-cell office:value-type="float" office:value="0.000604541224656788" calcext:value-type="float">
            <text:p>0.000604541224657</text:p>
          </table:table-cell>
          <table:table-cell office:value-type="float" office:value="0.000611108306235539" calcext:value-type="float">
            <text:p>0.000611108306236</text:p>
          </table:table-cell>
          <table:table-cell office:value-type="float" office:value="0.000617787792434688" calcext:value-type="float">
            <text:p>0.000617787792435</text:p>
          </table:table-cell>
          <table:table-cell office:value-type="float" office:value="0.000624582377528481" calcext:value-type="float">
            <text:p>0.000624582377528</text:p>
          </table:table-cell>
          <table:table-cell office:value-type="float" office:value="0.000631494840403944" calcext:value-type="float">
            <text:p>0.000631494840404</text:p>
          </table:table-cell>
          <table:table-cell office:value-type="float" office:value="0.000638528047895495" calcext:value-type="float">
            <text:p>0.000638528047895</text:p>
          </table:table-cell>
          <table:table-cell office:value-type="float" office:value="0.000645684958274352" calcext:value-type="float">
            <text:p>0.000645684958274</text:p>
          </table:table-cell>
          <table:table-cell office:value-type="float" office:value="0.000652968624905482" calcext:value-type="float">
            <text:p>0.000652968624905</text:p>
          </table:table-cell>
          <table:table-cell office:value-type="float" office:value="0.000660382200085974" calcext:value-type="float">
            <text:p>0.000660382200086</text:p>
          </table:table-cell>
          <table:table-cell office:value-type="float" office:value="0.000667928939069449" calcext:value-type="float">
            <text:p>0.000667928939069</text:p>
          </table:table-cell>
          <table:table-cell office:value-type="float" office:value="0.000675612204285792" calcext:value-type="float">
            <text:p>0.000675612204286</text:p>
          </table:table-cell>
          <table:table-cell office:value-type="float" office:value="0.000683435469782088" calcext:value-type="float">
            <text:p>0.000683435469782</text:p>
          </table:table-cell>
          <table:table-cell office:value-type="float" office:value="0.000691402325868467" calcext:value-type="float">
            <text:p>0.000691402325868</text:p>
          </table:table-cell>
          <table:table-cell office:value-type="float" office:value="0.000699516484020889" calcext:value-type="float">
            <text:p>0.000699516484021</text:p>
          </table:table-cell>
          <table:table-cell office:value-type="float" office:value="0.00070778178201894" calcext:value-type="float">
            <text:p>0.000707781782019</text:p>
          </table:table-cell>
          <table:table-cell office:value-type="float" office:value="0.000716202189358723" calcext:value-type="float">
            <text:p>0.000716202189359</text:p>
          </table:table-cell>
          <table:table-cell office:value-type="float" office:value="0.000724781812939163" calcext:value-type="float">
            <text:p>0.000724781812939</text:p>
          </table:table-cell>
          <table:table-cell office:value-type="float" office:value="0.000733524903054729" calcext:value-type="float">
            <text:p>0.000733524903055</text:p>
          </table:table-cell>
          <table:table-cell office:value-type="float" office:value="0.000742435859706792" calcext:value-type="float">
            <text:p>0.000742435859707</text:p>
          </table:table-cell>
          <table:table-cell office:value-type="float" office:value="0.00075151923924556" calcext:value-type="float">
            <text:p>0.000751519239246</text:p>
          </table:table-cell>
          <table:table-cell office:value-type="float" office:value="0.000760779761378373" calcext:value-type="float">
            <text:p>0.000760779761378</text:p>
          </table:table-cell>
          <table:table-cell office:value-type="float" office:value="0.000770222316558237" calcext:value-type="float">
            <text:p>0.000770222316558</text:p>
          </table:table-cell>
          <table:table-cell office:value-type="float" office:value="0.000779851973780438" calcext:value-type="float">
            <text:p>0.00077985197378</text:p>
          </table:table-cell>
          <table:table-cell office:value-type="float" office:value="0.000789673988811779" calcext:value-type="float">
            <text:p>0.000789673988812</text:p>
          </table:table-cell>
          <table:table-cell office:value-type="float" office:value="0.000799693812887505" calcext:value-type="float">
            <text:p>0.000799693812888</text:p>
          </table:table-cell>
          <table:table-cell office:value-type="float" office:value="0.000809917101894392" calcext:value-type="float">
            <text:p>0.000809917101894</text:p>
          </table:table-cell>
          <table:table-cell office:value-type="float" office:value="0.000820349726088769" calcext:value-type="float">
            <text:p>0.000820349726089</text:p>
          </table:table-cell>
          <table:table-cell office:value-type="float" office:value="0.000830997780372657" calcext:value-type="float">
            <text:p>0.000830997780373</text:p>
          </table:table-cell>
          <table:table-cell office:value-type="float" office:value="0.000841867595174343" calcext:value-type="float">
            <text:p>0.000841867595174</text:p>
          </table:table-cell>
          <table:table-cell office:value-type="float" office:value="0.000852965747973581" calcext:value-type="float">
            <text:p>0.000852965747974</text:p>
          </table:table-cell>
          <table:table-cell office:value-type="float" office:value="0.000864299075513078" calcext:value-type="float">
            <text:p>0.000864299075513</text:p>
          </table:table-cell>
          <table:table-cell office:value-type="float" office:value="0.000875874686747778" calcext:value-type="float">
            <text:p>0.000875874686748</text:p>
          </table:table-cell>
          <table:table-cell office:value-type="float" office:value="0.000887699976591683" calcext:value-type="float">
            <text:p>0.000887699976592</text:p>
          </table:table-cell>
          <table:table-cell office:value-type="float" office:value="0.000899782640510998" calcext:value-type="float">
            <text:p>0.000899782640511</text:p>
          </table:table-cell>
          <table:table-cell office:value-type="float" office:value="0.000912130690021115" calcext:value-type="float">
            <text:p>0.000912130690021</text:p>
          </table:table-cell>
          <table:table-cell office:value-type="float" office:value="0.000924752469176078" calcext:value-type="float">
            <text:p>0.000924752469176</text:p>
          </table:table-cell>
          <table:table-cell office:value-type="float" office:value="0.000937656672097925" calcext:value-type="float">
            <text:p>0.000937656672098</text:p>
          </table:table-cell>
          <table:table-cell office:value-type="float" office:value="0.000950852361654018" calcext:value-type="float">
            <text:p>0.000950852361654</text:p>
          </table:table-cell>
          <table:table-cell office:value-type="float" office:value="0.000964348989336679" calcext:value-type="float">
            <text:p>0.000964348989337</text:p>
          </table:table-cell>
          <table:table-cell office:value-type="float" office:value="0.000978156416470307" calcext:value-type="float">
            <text:p>0.00097815641647</text:p>
          </table:table-cell>
          <table:table-cell office:value-type="float" office:value="0.000992284936839252" calcext:value-type="float">
            <text:p>0.000992284936839</text:p>
          </table:table-cell>
          <table:table-cell office:value-type="float" office:value="0.00100674530083611" calcext:value-type="float">
            <text:p>0.001006745300836</text:p>
          </table:table-cell>
          <table:table-cell office:value-type="float" office:value="0.00102154874127806" calcext:value-type="float">
            <text:p>0.001021548741278</text:p>
          </table:table-cell>
          <table:table-cell office:value-type="float" office:value="0.00103670700100578" calcext:value-type="float">
            <text:p>0.001036707001006</text:p>
          </table:table-cell>
          <table:table-cell office:value-type="float" office:value="0.00105223236243042" calcext:value-type="float">
            <text:p>0.00105223236243</text:p>
          </table:table-cell>
          <table:table-cell office:value-type="float" office:value="0.0010681376791746" calcext:value-type="float">
            <text:p>0.001068137679175</text:p>
          </table:table-cell>
          <table:table-cell office:value-type="float" office:value="0.00108443640999615" calcext:value-type="float">
            <text:p>0.001084436409996</text:p>
          </table:table-cell>
          <table:table-cell office:value-type="float" office:value="0.00110114265519738" calcext:value-type="float">
            <text:p>0.001101142655197</text:p>
          </table:table-cell>
          <table:table-cell office:value-type="float" office:value="0.00111827119571076" calcext:value-type="float">
            <text:p>0.001118271195711</text:p>
          </table:table-cell>
          <table:table-cell office:value-type="float" office:value="0.00113583753514086" calcext:value-type="float">
            <text:p>0.001135837535141</text:p>
          </table:table-cell>
          <table:table-cell office:value-type="float" office:value="0.00115385794496309" calcext:value-type="float">
            <text:p>0.001153857944963</text:p>
          </table:table-cell>
          <table:table-cell office:value-type="float" office:value="0.00117234951324783" calcext:value-type="float">
            <text:p>0.001172349513248</text:p>
          </table:table-cell>
          <table:table-cell office:value-type="float" office:value="0.00119133019715525" calcext:value-type="float">
            <text:p>0.001191330197155</text:p>
          </table:table-cell>
          <table:table-cell office:value-type="float" office:value="0.00121081887960292" calcext:value-type="float">
            <text:p>0.001210818879603</text:p>
          </table:table-cell>
          <table:table-cell office:value-type="float" office:value="0.00123083543049551" calcext:value-type="float">
            <text:p>0.001230835430496</text:p>
          </table:table-cell>
          <table:table-cell office:value-type="float" office:value="0.00125140077291651" calcext:value-type="float">
            <text:p>0.001251400772917</text:p>
          </table:table-cell>
          <table:table-cell office:value-type="float" office:value="0.00127253695483479" calcext:value-type="float">
            <text:p>0.001272536954835</text:p>
          </table:table-cell>
          <table:table-cell office:value-type="float" office:value="0.00129426722679497" calcext:value-type="float">
            <text:p>0.001294267226795</text:p>
          </table:table-cell>
          <table:table-cell office:value-type="float" office:value="0.00131661612625272" calcext:value-type="float">
            <text:p>0.001316616126253</text:p>
          </table:table-cell>
          <table:table-cell office:value-type="float" office:value="0.00133960956920405" calcext:value-type="float">
            <text:p>0.001339609569204</text:p>
          </table:table-cell>
          <table:table-cell office:value-type="float" office:value="0.00136327494986318" calcext:value-type="float">
            <text:p>0.001363274949863</text:p>
          </table:table-cell>
          <table:table-cell office:value-type="float" office:value="0.00138764124925652" calcext:value-type="float">
            <text:p>0.001387641249257</text:p>
          </table:table-cell>
          <table:table-cell office:value-type="float" office:value="0.00141273915365853" calcext:value-type="float">
            <text:p>0.001412739153659</text:p>
          </table:table-cell>
          <table:table-cell office:value-type="float" office:value="0.0014386011839541" calcext:value-type="float">
            <text:p>0.001438601183954</text:p>
          </table:table-cell>
          <table:table-cell office:value-type="float" office:value="0.00146526183715148" calcext:value-type="float">
            <text:p>0.001465261837151</text:p>
          </table:table-cell>
          <table:table-cell office:value-type="float" office:value="0.00149275774137479" calcext:value-type="float">
            <text:p>0.001492757741375</text:p>
          </table:table-cell>
          <table:table-cell office:value-type="float" office:value="0.00152112782590195" calcext:value-type="float">
            <text:p>0.001521127825902</text:p>
          </table:table-cell>
          <table:table-cell office:value-type="float" office:value="0.00155041350799142" calcext:value-type="float">
            <text:p>0.001550413507991</text:p>
          </table:table-cell>
          <table:table-cell office:value-type="float" office:value="0.00158065889849049" calcext:value-type="float">
            <text:p>0.001580658898491</text:p>
          </table:table-cell>
          <table:table-cell office:value-type="float" office:value="0.00161191102847613" calcext:value-type="float">
            <text:p>0.001611911028476</text:p>
          </table:table-cell>
          <table:table-cell office:value-type="float" office:value="0.00164422009952551" calcext:value-type="float">
            <text:p>0.001644220099526</text:p>
          </table:table-cell>
          <table:table-cell office:value-type="float" office:value="0.00167763976055187" calcext:value-type="float">
            <text:p>0.001677639760552</text:p>
          </table:table-cell>
          <table:table-cell office:value-type="float" office:value="0.00171222741461197" calcext:value-type="float">
            <text:p>0.001712227414612</text:p>
          </table:table-cell>
          <table:table-cell office:value-type="float" office:value="0.00174804455955385" calcext:value-type="float">
            <text:p>0.001748044559554</text:p>
          </table:table-cell>
          <table:table-cell office:value-type="float" office:value="0.00178515716701926" calcext:value-type="float">
            <text:p>0.001785157167019</text:p>
          </table:table-cell>
          <table:table-cell office:value-type="float" office:value="0.00182363610493907" calcext:value-type="float">
            <text:p>0.001823636104939</text:p>
          </table:table-cell>
          <table:table-cell office:value-type="float" office:value="0.0018635576095747" calcext:value-type="float">
            <text:p>0.001863557609575</text:p>
          </table:table-cell>
          <table:table-cell office:value-type="float" office:value="0.00190500381401154" calcext:value-type="float">
            <text:p>0.001905003814012</text:p>
          </table:table-cell>
          <table:table-cell office:value-type="float" office:value="0.00194806334129491" calcext:value-type="float">
            <text:p>0.001948063341295</text:p>
          </table:table-cell>
          <table:table-cell office:value-type="float" office:value="0.00199283197165484" calcext:value-type="float">
            <text:p>0.001992831971655</text:p>
          </table:table-cell>
          <table:table-cell office:value-type="float" office:value="0.00203941339495505" calcext:value-type="float">
            <text:p>0.002039413394955</text:p>
          </table:table-cell>
          <table:table-cell office:value-type="float" office:value="0.00208792006147567" calcext:value-type="float">
            <text:p>0.002087920061476</text:p>
          </table:table-cell>
          <table:table-cell office:value-type="float" office:value="0.00213847414647111" calcext:value-type="float">
            <text:p>0.002138474146471</text:p>
          </table:table-cell>
          <table:table-cell office:value-type="float" office:value="0.00219120864680926" calcext:value-type="float">
            <text:p>0.002191208646809</text:p>
          </table:table-cell>
          <table:table-cell office:value-type="float" office:value="0.00224626863143388" calcext:value-type="float">
            <text:p>0.002246268631434</text:p>
          </table:table-cell>
          <table:table-cell office:value-type="float" office:value="0.00230381267169486" calcext:value-type="float">
            <text:p>0.002303812671695</text:p>
          </table:table-cell>
          <table:table-cell office:value-type="float" office:value="0.00236401448262823" calcext:value-type="float">
            <text:p>0.002364014482628</text:p>
          </table:table-cell>
          <table:table-cell office:value-type="float" office:value="0.00242706481269278" calcext:value-type="float">
            <text:p>0.002427064812693</text:p>
          </table:table-cell>
          <table:table-cell office:value-type="float" office:value="0.00249317362731195" calcext:value-type="float">
            <text:p>0.002493173627312</text:p>
          </table:table-cell>
          <table:table-cell office:value-type="float" office:value="0.00256257264125231" calcext:value-type="float">
            <text:p>0.002562572641252</text:p>
          </table:table-cell>
          <table:table-cell office:value-type="float" office:value="0.0026355182670717" calcext:value-type="float">
            <text:p>0.002635518267072</text:p>
          </table:table-cell>
          <table:table-cell office:value-type="float" office:value="0.00271229506215944" calcext:value-type="float">
            <text:p>0.002712295062159</text:p>
          </table:table-cell>
          <table:table-cell office:value-type="float" office:value="0.00279321977607685" calcext:value-type="float">
            <text:p>0.002793219776077</text:p>
          </table:table-cell>
          <table:table-cell office:value-type="float" office:value="0.00287864612455567" calcext:value-type="float">
            <text:p>0.002878646124556</text:p>
          </table:table-cell>
          <table:table-cell office:value-type="float" office:value="0.00296897044778205" calcext:value-type="float">
            <text:p>0.002968970447782</text:p>
          </table:table-cell>
          <table:table-cell office:value-type="float" office:value="0.00306463845105423" calcext:value-type="float">
            <text:p>0.003064638451054</text:p>
          </table:table-cell>
          <table:table-cell office:value-type="float" office:value="0.00316615327836596" calcext:value-type="float">
            <text:p>0.003166153278366</text:p>
          </table:table-cell>
          <table:table-cell office:value-type="float" office:value="0.00327408523812817" calcext:value-type="float">
            <text:p>0.003274085238128</text:p>
          </table:table-cell>
          <table:table-cell office:value-type="float" office:value="0.00338908359068354" calcext:value-type="float">
            <text:p>0.003389083590684</text:p>
          </table:table-cell>
          <table:table-cell office:value-type="float" office:value="0.00351189092788158" calcext:value-type="float">
            <text:p>0.003511890927882</text:p>
          </table:table-cell>
          <table:table-cell office:value-type="float" office:value="0.00364336083661086" calcext:value-type="float">
            <text:p>0.003643360836611</text:p>
          </table:table-cell>
          <table:table-cell office:value-type="float" office:value="0.00378447975779912" calcext:value-type="float">
            <text:p>0.003784479757799</text:p>
          </table:table-cell>
          <table:table-cell office:value-type="float" office:value="0.00393639425319763" calcext:value-type="float">
            <text:p>0.003936394253198</text:p>
          </table:table-cell>
          <table:table-cell office:value-type="float" office:value="0.00410044530956625" calcext:value-type="float">
            <text:p>0.004100445309566</text:p>
          </table:table-cell>
          <table:table-cell office:value-type="float" office:value="0.00427821189557793" calcext:value-type="float">
            <text:p>0.004278211895578</text:p>
          </table:table-cell>
          <table:table-cell office:value-type="float" office:value="0.00447156681975025" calcext:value-type="float">
            <text:p>0.00447156681975</text:p>
          </table:table-cell>
          <table:table-cell office:value-type="float" office:value="0.00468274913940004" calcext:value-type="float">
            <text:p>0.0046827491394</text:p>
          </table:table-cell>
          <table:table-cell office:value-type="float" office:value="0.0049144591306729" calcext:value-type="float">
            <text:p>0.004914459130673</text:p>
          </table:table-cell>
          <table:table-cell office:value-type="float" office:value="0.00516998445097595" calcext:value-type="float">
            <text:p>0.005169984450976</text:p>
          </table:table-cell>
          <table:table-cell office:value-type="float" office:value="0.00545337009983779" calcext:value-type="float">
            <text:p>0.005453370099838</text:p>
          </table:table-cell>
          <table:table-cell office:value-type="float" office:value="0.00576965093092328" calcext:value-type="float">
            <text:p>0.005769650930923</text:p>
          </table:table-cell>
          <table:table-cell office:value-type="float" office:value="0.00612517518001276" calcext:value-type="float">
            <text:p>0.006125175180013</text:p>
          </table:table-cell>
          <table:table-cell office:value-type="float" office:value="0.0065280631861715" calcext:value-type="float">
            <text:p>0.006528063186172</text:p>
          </table:table-cell>
          <table:table-cell office:value-type="float" office:value="0.00698887157072916" calcext:value-type="float">
            <text:p>0.006988871570729</text:p>
          </table:table-cell>
          <table:table-cell office:value-type="float" office:value="0.00752157770969303" calcext:value-type="float">
            <text:p>0.007521577709693</text:p>
          </table:table-cell>
          <table:table-cell office:value-type="float" office:value="0.00814507792964504" calcext:value-type="float">
            <text:p>0.008145077929645</text:p>
          </table:table-cell>
          <table:table-cell office:value-type="float" office:value="0.00888553635915143" calcext:value-type="float">
            <text:p>0.008885536359151</text:p>
          </table:table-cell>
          <table:table-cell office:value-type="float" office:value="0.00978019359028183" calcext:value-type="float">
            <text:p>0.009780193590282</text:p>
          </table:table-cell>
          <table:table-cell office:value-type="float" office:value="0.0108837825041959" calcext:value-type="float">
            <text:p>0.010883782504196</text:p>
          </table:table-cell>
          <table:table-cell office:value-type="float" office:value="0.0122798095710387" calcext:value-type="float">
            <text:p>0.012279809571039</text:p>
          </table:table-cell>
          <table:table-cell office:value-type="float" office:value="0.0141013486410625" calcext:value-type="float">
            <text:p>0.014101348641063</text:p>
          </table:table-cell>
          <table:table-cell office:value-type="float" office:value="0.0165712650402037" calcext:value-type="float">
            <text:p>0.016571265040204</text:p>
          </table:table-cell>
          <table:table-cell office:value-type="float" office:value="0.0200830535288939" calcext:value-type="float">
            <text:p>0.020083053528894</text:p>
          </table:table-cell>
          <table:table-cell office:value-type="float" office:value="0.0253610851177585" calcext:value-type="float">
            <text:p>0.025361085117759</text:p>
          </table:table-cell>
          <table:table-cell office:value-type="float" office:value="0.0337032055446837" calcext:value-type="float">
            <text:p>0.033703205544684</text:p>
          </table:table-cell>
          <table:table-cell office:value-type="float" office:value="0.0467365810279985" calcext:value-type="float">
            <text:p>0.046736581027999</text:p>
          </table:table-cell>
          <table:table-cell office:value-type="float" office:value="0.0634662612069024" calcext:value-type="float">
            <text:p>0.063466261206903</text:p>
          </table:table-cell>
          <table:table-cell office:value-type="float" office:value="0.0782389618985365" calcext:value-type="float">
            <text:p>0.078238961898537</text:p>
          </table:table-cell>
          <table:table-cell office:value-type="float" office:value="0.0882169998285082" calcext:value-type="float">
            <text:p>0.088216999828508</text:p>
          </table:table-cell>
          <table:table-cell office:value-type="float" office:value="0.0946364874280822" calcext:value-type="float">
            <text:p>0.094636487428082</text:p>
          </table:table-cell>
          <table:table-cell office:value-type="float" office:value="0.098982743382214" calcext:value-type="float">
            <text:p>0.098982743382214</text:p>
          </table:table-cell>
          <table:table-cell office:value-type="float" office:value="0.102131623264624" calcext:value-type="float">
            <text:p>0.102131623264624</text:p>
          </table:table-cell>
          <table:table-cell office:value-type="float" office:value="0.104556421177353" calcext:value-type="float">
            <text:p>0.104556421177353</text:p>
          </table:table-cell>
          <table:table-cell office:value-type="float" office:value="0.106520492656444" calcext:value-type="float">
            <text:p>0.106520492656444</text:p>
          </table:table-cell>
          <table:table-cell office:value-type="float" office:value="0.108178236306899" calcext:value-type="float">
            <text:p>0.108178236306899</text:p>
          </table:table-cell>
          <table:table-cell office:value-type="float" office:value="0.109625042627283" calcext:value-type="float">
            <text:p>0.109625042627283</text:p>
          </table:table-cell>
          <table:table-cell office:value-type="float" office:value="0.110922708749344" calcext:value-type="float">
            <text:p>0.110922708749344</text:p>
          </table:table-cell>
          <table:table-cell office:value-type="float" office:value="0.112112992690074" calcext:value-type="float">
            <text:p>0.112112992690074</text:p>
          </table:table-cell>
          <table:table-cell office:value-type="float" office:value="0.113225201743298" calcext:value-type="float">
            <text:p>0.113225201743298</text:p>
          </table:table-cell>
          <table:table-cell office:value-type="float" office:value="0.114280638392004" calcext:value-type="float">
            <text:p>0.114280638392004</text:p>
          </table:table-cell>
          <table:table-cell office:value-type="float" office:value="0.115295315974327" calcext:value-type="float">
            <text:p>0.115295315974327</text:p>
          </table:table-cell>
          <table:table-cell office:value-type="float" office:value="0.11628168306154" calcext:value-type="float">
            <text:p>0.11628168306154</text:p>
          </table:table-cell>
          <table:table-cell office:value-type="float" office:value="0.117249760304819" calcext:value-type="float">
            <text:p>0.117249760304819</text:p>
          </table:table-cell>
          <table:table-cell office:value-type="float" office:value="0.118207919615375" calcext:value-type="float">
            <text:p>0.118207919615375</text:p>
          </table:table-cell>
          <table:table-cell office:value-type="float" office:value="0.119163441949854" calcext:value-type="float">
            <text:p>0.119163441949854</text:p>
          </table:table-cell>
          <table:table-cell office:value-type="float" office:value="0.120122938068857" calcext:value-type="float">
            <text:p>0.120122938068857</text:p>
          </table:table-cell>
          <table:table-cell office:value-type="float" office:value="0.121092687328438" calcext:value-type="float">
            <text:p>0.121092687328438</text:p>
          </table:table-cell>
          <table:table-cell office:value-type="float" office:value="0.122078933124911" calcext:value-type="float">
            <text:p>0.122078933124911</text:p>
          </table:table-cell>
          <table:table-cell office:value-type="float" office:value="0.123088165024269" calcext:value-type="float">
            <text:p>0.123088165024269</text:p>
          </table:table-cell>
          <table:table-cell office:value-type="float" office:value="0.124127414367605" calcext:value-type="float">
            <text:p>0.124127414367605</text:p>
          </table:table-cell>
          <table:table-cell office:value-type="float" office:value="0.125204591248577" calcext:value-type="float">
            <text:p>0.125204591248577</text:p>
          </table:table-cell>
          <table:table-cell office:value-type="float" office:value="0.126328896288216" calcext:value-type="float">
            <text:p>0.126328896288216</text:p>
          </table:table-cell>
          <table:table-cell office:value-type="float" office:value="0.127511351729278" calcext:value-type="float">
            <text:p>0.127511351729278</text:p>
          </table:table-cell>
          <table:table-cell office:value-type="float" office:value="0.128765515581682" calcext:value-type="float">
            <text:p>0.128765515581682</text:p>
          </table:table-cell>
          <table:table-cell office:value-type="float" office:value="0.130108474657752" calcext:value-type="float">
            <text:p>0.130108474657752</text:p>
          </table:table-cell>
          <table:table-cell office:value-type="float" office:value="0.131562266078447" calcext:value-type="float">
            <text:p>0.131562266078447</text:p>
          </table:table-cell>
          <table:table-cell office:value-type="float" office:value="0.133155968322122" calcext:value-type="float">
            <text:p>0.133155968322122</text:p>
          </table:table-cell>
          <table:table-cell office:value-type="float" office:value="0.13492886256775" calcext:value-type="float">
            <text:p>0.13492886256775</text:p>
          </table:table-cell>
          <table:table-cell office:value-type="float" office:value="0.136935352295514" calcext:value-type="float">
            <text:p>0.136935352295514</text:p>
          </table:table-cell>
          <table:table-cell office:value-type="float" office:value="0.139252863683308" calcext:value-type="float">
            <text:p>0.139252863683308</text:p>
          </table:table-cell>
          <table:table-cell office:value-type="float" office:value="0.141994982690771" calcext:value-type="float">
            <text:p>0.141994982690771</text:p>
          </table:table-cell>
          <table:table-cell office:value-type="float" office:value="0.145334165531845" calcext:value-type="float">
            <text:p>0.145334165531845</text:p>
          </table:table-cell>
          <table:table-cell office:value-type="float" office:value="0.149542730336835" calcext:value-type="float">
            <text:p>0.149542730336835</text:p>
          </table:table-cell>
          <table:table-cell office:value-type="float" office:value="0.155070388429369" calcext:value-type="float">
            <text:p>0.155070388429369</text:p>
          </table:table-cell>
          <table:table-cell office:value-type="float" office:value="0.16269793525859" calcext:value-type="float">
            <text:p>0.16269793525859</text:p>
          </table:table-cell>
          <table:table-cell office:value-type="float" office:value="0.173852785085859" calcext:value-type="float">
            <text:p>0.173852785085859</text:p>
          </table:table-cell>
          <table:table-cell office:value-type="float" office:value="0.191243441212039" calcext:value-type="float">
            <text:p>0.191243441212039</text:p>
          </table:table-cell>
          <table:table-cell office:value-type="float" office:value="0.219803210632792" calcext:value-type="float">
            <text:p>0.219803210632792</text:p>
          </table:table-cell>
          <table:table-cell office:value-type="float" office:value="0.265245606275322" calcext:value-type="float">
            <text:p>0.265245606275322</text:p>
          </table:table-cell>
          <table:table-cell office:value-type="float" office:value="0.3181330225903" calcext:value-type="float">
            <text:p>0.3181330225903</text:p>
          </table:table-cell>
          <table:table-cell office:value-type="float" office:value="0.343949049842192" calcext:value-type="float">
            <text:p>0.343949049842192</text:p>
          </table:table-cell>
          <table:table-cell office:value-type="float" office:value="0.339105026051232" calcext:value-type="float">
            <text:p>0.339105026051232</text:p>
          </table:table-cell>
          <table:table-cell office:value-type="float" office:value="0.324385311374173" calcext:value-type="float">
            <text:p>0.324385311374173</text:p>
          </table:table-cell>
          <table:table-cell office:value-type="float" office:value="0.309692142433224" calcext:value-type="float">
            <text:p>0.309692142433224</text:p>
          </table:table-cell>
          <table:table-cell office:value-type="float" office:value="0.297219012416996" calcext:value-type="float">
            <text:p>0.297219012416996</text:p>
          </table:table-cell>
          <table:table-cell office:value-type="float" office:value="0.286996212901641" calcext:value-type="float">
            <text:p>0.286996212901641</text:p>
          </table:table-cell>
          <table:table-cell office:value-type="float" office:value="0.278638508304586" calcext:value-type="float">
            <text:p>0.278638508304586</text:p>
          </table:table-cell>
          <table:table-cell office:value-type="float" office:value="0.271760285446623" calcext:value-type="float">
            <text:p>0.271760285446623</text:p>
          </table:table-cell>
          <table:table-cell office:value-type="float" office:value="0.266051587533081" calcext:value-type="float">
            <text:p>0.266051587533081</text:p>
          </table:table-cell>
          <table:table-cell office:value-type="float" office:value="0.261276180001083" calcext:value-type="float">
            <text:p>0.261276180001083</text:p>
          </table:table-cell>
          <table:table-cell office:value-type="float" office:value="0.257255739910533" calcext:value-type="float">
            <text:p>0.257255739910533</text:p>
          </table:table-cell>
          <table:table-cell office:value-type="float" office:value="0.253854948340764" calcext:value-type="float">
            <text:p>0.253854948340764</text:p>
          </table:table-cell>
          <table:table-cell office:value-type="float" office:value="0.250970026398938" calcext:value-type="float">
            <text:p>0.250970026398938</text:p>
          </table:table-cell>
          <table:table-cell office:value-type="float" office:value="0.248520409673764" calcext:value-type="float">
            <text:p>0.248520409673764</text:p>
          </table:table-cell>
          <table:table-cell office:value-type="float" office:value="0.246442790787339" calcext:value-type="float">
            <text:p>0.246442790787339</text:p>
          </table:table-cell>
          <table:table-cell office:value-type="float" office:value="0.244686850739537" calcext:value-type="float">
            <text:p>0.244686850739537</text:p>
          </table:table-cell>
          <table:table-cell office:value-type="float" office:value="0.243212175378902" calcext:value-type="float">
            <text:p>0.243212175378902</text:p>
          </table:table-cell>
          <table:table-cell office:value-type="float" office:value="0.24198600349713" calcext:value-type="float">
            <text:p>0.24198600349713</text:p>
          </table:table-cell>
          <table:table-cell office:value-type="float" office:value="0.240981562608761" calcext:value-type="float">
            <text:p>0.240981562608761</text:p>
          </table:table-cell>
          <table:table-cell office:value-type="float" office:value="0.240176824312629" calcext:value-type="float">
            <text:p>0.240176824312629</text:p>
          </table:table-cell>
          <table:table-cell office:value-type="float" office:value="0.239553562719628" calcext:value-type="float">
            <text:p>0.239553562719628</text:p>
          </table:table-cell>
          <table:table-cell office:value-type="float" office:value="0.23909663444632" calcext:value-type="float">
            <text:p>0.23909663444632</text:p>
          </table:table-cell>
          <table:table-cell office:value-type="float" office:value="0.238793422557057" calcext:value-type="float">
            <text:p>0.238793422557057</text:p>
          </table:table-cell>
          <table:table-cell office:value-type="float" office:value="0.238633403265728" calcext:value-type="float">
            <text:p>0.238633403265728</text:p>
          </table:table-cell>
          <table:table-cell office:value-type="float" office:value="0.238607805624645" calcext:value-type="float">
            <text:p>0.238607805624645</text:p>
          </table:table-cell>
          <table:table-cell office:value-type="float" office:value="0.238709342449006" calcext:value-type="float">
            <text:p>0.238709342449006</text:p>
          </table:table-cell>
          <table:table-cell office:value-type="float" office:value="0.238931996424572" calcext:value-type="float">
            <text:p>0.238931996424572</text:p>
          </table:table-cell>
          <table:table-cell office:value-type="float" office:value="0.239270849441761" calcext:value-type="float">
            <text:p>0.239270849441761</text:p>
          </table:table-cell>
          <table:table-cell office:value-type="float" office:value="0.239721946175762" calcext:value-type="float">
            <text:p>0.239721946175762</text:p>
          </table:table-cell>
          <table:table-cell office:value-type="float" office:value="0.240282185119901" calcext:value-type="float">
            <text:p>0.240282185119901</text:p>
          </table:table-cell>
          <table:table-cell office:value-type="float" office:value="0.240949231905738" calcext:value-type="float">
            <text:p>0.240949231905738</text:p>
          </table:table-cell>
          <table:table-cell office:value-type="float" office:value="0.241721450966709" calcext:value-type="float">
            <text:p>0.241721450966709</text:p>
          </table:table-cell>
          <table:table-cell office:value-type="float" office:value="0.242597852534007" calcext:value-type="float">
            <text:p>0.242597852534007</text:p>
          </table:table-cell>
          <table:table-cell office:value-type="float" office:value="0.243578052673425" calcext:value-type="float">
            <text:p>0.243578052673425</text:p>
          </table:table-cell>
          <table:table-cell office:value-type="float" office:value="0.244662244637166" calcext:value-type="float">
            <text:p>0.244662244637166</text:p>
          </table:table-cell>
          <table:table-cell office:value-type="float" office:value="0.245851180257409" calcext:value-type="float">
            <text:p>0.245851180257409</text:p>
          </table:table-cell>
          <table:table-cell office:value-type="float" office:value="0.247146160479631" calcext:value-type="float">
            <text:p>0.247146160479631</text:p>
          </table:table-cell>
          <table:table-cell office:value-type="float" office:value="0.248549034447363" calcext:value-type="float">
            <text:p>0.248549034447363</text:p>
          </table:table-cell>
          <table:table-cell office:value-type="float" office:value="0.250062206824608" calcext:value-type="float">
            <text:p>0.250062206824608</text:p>
          </table:table-cell>
          <table:table-cell office:value-type="float" office:value="0.251688653292866" calcext:value-type="float">
            <text:p>0.251688653292866</text:p>
          </table:table-cell>
          <table:table-cell office:value-type="float" office:value="0.253431944399419" calcext:value-type="float">
            <text:p>0.253431944399419</text:p>
          </table:table-cell>
          <table:table-cell office:value-type="float" office:value="0.255296278174138" calcext:value-type="float">
            <text:p>0.255296278174138</text:p>
          </table:table-cell>
          <table:table-cell office:value-type="float" office:value="0.25728652218491" calcext:value-type="float">
            <text:p>0.25728652218491</text:p>
          </table:table-cell>
          <table:table-cell office:value-type="float" office:value="0.259408265979029" calcext:value-type="float">
            <text:p>0.259408265979029</text:p>
          </table:table-cell>
          <table:table-cell office:value-type="float" office:value="0.261667885172766" calcext:value-type="float">
            <text:p>0.261667885172766</text:p>
          </table:table-cell>
          <table:table-cell office:value-type="float" office:value="0.264072618819573" calcext:value-type="float">
            <text:p>0.264072618819573</text:p>
          </table:table-cell>
          <table:table-cell office:value-type="float" office:value="0.266630662128251" calcext:value-type="float">
            <text:p>0.266630662128251</text:p>
          </table:table-cell>
          <table:table-cell office:value-type="float" office:value="0.269351277139829" calcext:value-type="float">
            <text:p>0.269351277139829</text:p>
          </table:table-cell>
          <table:table-cell office:value-type="float" office:value="0.272244924637225" calcext:value-type="float">
            <text:p>0.272244924637225</text:p>
          </table:table-cell>
          <table:table-cell office:value-type="float" office:value="0.275323421395333" calcext:value-type="float">
            <text:p>0.275323421395333</text:p>
          </table:table-cell>
          <table:table-cell office:value-type="float" office:value="0.278600127935132" calcext:value-type="float">
            <text:p>0.278600127935132</text:p>
          </table:table-cell>
          <table:table-cell office:value-type="float" office:value="0.282090173295989" calcext:value-type="float">
            <text:p>0.282090173295989</text:p>
          </table:table-cell>
          <table:table-cell office:value-type="float" office:value="0.285810725083555" calcext:value-type="float">
            <text:p>0.285810725083555</text:p>
          </table:table-cell>
          <table:table-cell office:value-type="float" office:value="0.289781315320769" calcext:value-type="float">
            <text:p>0.289781315320769</text:p>
          </table:table-cell>
          <table:table-cell office:value-type="float" office:value="0.294024235612081" calcext:value-type="float">
            <text:p>0.294024235612081</text:p>
          </table:table-cell>
          <table:table-cell office:value-type="float" office:value="0.298565019084805" calcext:value-type="float">
            <text:p>0.298565019084805</text:p>
          </table:table-cell>
          <table:table-cell office:value-type="float" office:value="0.303433031861634" calcext:value-type="float">
            <text:p>0.303433031861634</text:p>
          </table:table-cell>
          <table:table-cell office:value-type="float" office:value="0.308662203964072" calcext:value-type="float">
            <text:p>0.308662203964072</text:p>
          </table:table-cell>
          <table:table-cell office:value-type="float" office:value="0.314291939294991" calcext:value-type="float">
            <text:p>0.314291939294991</text:p>
          </table:table-cell>
          <table:table-cell office:value-type="float" office:value="0.320368257785153" calcext:value-type="float">
            <text:p>0.320368257785153</text:p>
          </table:table-cell>
          <table:table-cell office:value-type="float" office:value="0.32694524150656" calcext:value-type="float">
            <text:p>0.32694524150656</text:p>
          </table:table-cell>
          <table:table-cell office:value-type="float" office:value="0.334086882916739" calcext:value-type="float">
            <text:p>0.334086882916739</text:p>
          </table:table-cell>
          <table:table-cell office:value-type="float" office:value="0.341869470934165" calcext:value-type="float">
            <text:p>0.341869470934165</text:p>
          </table:table-cell>
          <table:table-cell office:value-type="float" office:value="0.35038470457457" calcext:value-type="float">
            <text:p>0.35038470457457</text:p>
          </table:table-cell>
          <table:table-cell office:value-type="float" office:value="0.359743802436188" calcext:value-type="float">
            <text:p>0.359743802436188</text:p>
          </table:table-cell>
          <table:table-cell office:value-type="float" office:value="0.370082991507246" calcext:value-type="float">
            <text:p>0.370082991507246</text:p>
          </table:table-cell>
          <table:table-cell office:value-type="float" office:value="0.381570928482162" calcext:value-type="float">
            <text:p>0.381570928482162</text:p>
          </table:table-cell>
          <table:table-cell office:value-type="float" office:value="0.394418856261295" calcext:value-type="float">
            <text:p>0.394418856261295</text:p>
          </table:table-cell>
          <table:table-cell office:value-type="float" office:value="0.408894658770987" calcext:value-type="float">
            <text:p>0.408894658770987</text:p>
          </table:table-cell>
          <table:table-cell office:value-type="float" office:value="0.425342471274865" calcext:value-type="float">
            <text:p>0.425342471274865</text:p>
          </table:table-cell>
          <table:table-cell office:value-type="float" office:value="0.444210081201471" calcext:value-type="float">
            <text:p>0.444210081201471</text:p>
          </table:table-cell>
          <table:table-cell office:value-type="float" office:value="0.46608665403798" calcext:value-type="float">
            <text:p>0.46608665403798</text:p>
          </table:table-cell>
          <table:table-cell office:value-type="float" office:value="0.491751788372373" calcext:value-type="float">
            <text:p>0.491751788372373</text:p>
          </table:table-cell>
          <table:table-cell office:value-type="float" office:value="0.522227541459441" calcext:value-type="float">
            <text:p>0.522227541459441</text:p>
          </table:table-cell>
          <table:table-cell office:value-type="float" office:value="0.558784800366751" calcext:value-type="float">
            <text:p>0.558784800366751</text:p>
          </table:table-cell>
          <table:table-cell office:value-type="float" office:value="0.602693134626844" calcext:value-type="float">
            <text:p>0.602693134626844</text:p>
          </table:table-cell>
          <table:table-cell office:value-type="float" office:value="0.65385494509197" calcext:value-type="float">
            <text:p>0.65385494509197</text:p>
          </table:table-cell>
          <table:table-cell office:value-type="float" office:value="0.70505555336332" calcext:value-type="float">
            <text:p>0.70505555336332</text:p>
          </table:table-cell>
          <table:table-cell office:value-type="float" office:value="0.723718158176798" calcext:value-type="float">
            <text:p>0.723718158176798</text:p>
          </table:table-cell>
          <table:table-cell office:value-type="float" office:value="0.641463297136084" calcext:value-type="float">
            <text:p>0.641463297136084</text:p>
          </table:table-cell>
          <table:table-cell office:value-type="float" office:value="0.470099669416057" calcext:value-type="float">
            <text:p>0.470099669416057</text:p>
          </table:table-cell>
          <table:table-cell office:value-type="float" office:value="0.323189448112075" calcext:value-type="float">
            <text:p>0.323189448112075</text:p>
          </table:table-cell>
          <table:table-cell office:value-type="float" office:value="0.231784529647439" calcext:value-type="float">
            <text:p>0.231784529647439</text:p>
          </table:table-cell>
          <table:table-cell office:value-type="float" office:value="0.177089018117691" calcext:value-type="float">
            <text:p>0.177089018117691</text:p>
          </table:table-cell>
          <table:table-cell office:value-type="float" office:value="0.142873917547956" calcext:value-type="float">
            <text:p>0.142873917547956</text:p>
          </table:table-cell>
          <table:table-cell office:value-type="float" office:value="0.120229924512487" calcext:value-type="float">
            <text:p>0.120229924512487</text:p>
          </table:table-cell>
          <table:table-cell office:value-type="float" office:value="0.104462579837476" calcext:value-type="float">
            <text:p>0.104462579837476</text:p>
          </table:table-cell>
          <table:table-cell office:value-type="float" office:value="0.093004847703715" calcext:value-type="float">
            <text:p>0.093004847703715</text:p>
          </table:table-cell>
          <table:table-cell office:value-type="float" office:value="0.0843790065542889" calcext:value-type="float">
            <text:p>0.084379006554289</text:p>
          </table:table-cell>
          <table:table-cell office:value-type="float" office:value="0.0776910139766516" calcext:value-type="float">
            <text:p>0.077691013976652</text:p>
          </table:table-cell>
          <table:table-cell office:value-type="float" office:value="0.0723754419012384" calcext:value-type="float">
            <text:p>0.072375441901238</text:p>
          </table:table-cell>
          <table:table-cell office:value-type="float" office:value="0.0680606311213937" calcext:value-type="float">
            <text:p>0.068060631121394</text:p>
          </table:table-cell>
          <table:table-cell office:value-type="float" office:value="0.0644939948184617" calcext:value-type="float">
            <text:p>0.064493994818462</text:p>
          </table:table-cell>
          <table:table-cell office:value-type="float" office:value="0.0614988228703984" calcext:value-type="float">
            <text:p>0.061498822870398</text:p>
          </table:table-cell>
          <table:table-cell office:value-type="float" office:value="0.0589483200295203" calcext:value-type="float">
            <text:p>0.05894832002952</text:p>
          </table:table-cell>
          <table:table-cell office:value-type="float" office:value="0.0567494572863139" calcext:value-type="float">
            <text:p>0.056749457286314</text:p>
          </table:table-cell>
          <table:table-cell office:value-type="float" office:value="0.0548326158922314" calcext:value-type="float">
            <text:p>0.054832615892231</text:p>
          </table:table-cell>
          <table:table-cell office:value-type="float" office:value="0.0531447628065957" calcext:value-type="float">
            <text:p>0.053144762806596</text:p>
          </table:table-cell>
          <table:table-cell office:value-type="float" office:value="0.05164484197378" calcext:value-type="float">
            <text:p>0.05164484197378</text:p>
          </table:table-cell>
          <table:table-cell office:value-type="float" office:value="0.0503005921637537" calcext:value-type="float">
            <text:p>0.050300592163754</text:p>
          </table:table-cell>
          <table:table-cell office:value-type="float" office:value="0.0490863044708158" calcext:value-type="float">
            <text:p>0.049086304470816</text:p>
          </table:table-cell>
          <table:table-cell office:value-type="float" office:value="0.0479812112929312" calcext:value-type="float">
            <text:p>0.047981211292931</text:p>
          </table:table-cell>
          <table:table-cell office:value-type="float" office:value="0.0469683069833481" calcext:value-type="float">
            <text:p>0.046968306983348</text:p>
          </table:table-cell>
          <table:table-cell office:value-type="float" office:value="0.04603346753606" calcext:value-type="float">
            <text:p>0.04603346753606</text:p>
          </table:table-cell>
          <table:table-cell office:value-type="float" office:value="0.0451647790287412" calcext:value-type="float">
            <text:p>0.045164779028741</text:p>
          </table:table-cell>
          <table:table-cell office:value-type="float" office:value="0.0443520115151911" calcext:value-type="float">
            <text:p>0.044352011515191</text:p>
          </table:table-cell>
          <table:table-cell office:value-type="float" office:value="0.0435861921011011" calcext:value-type="float">
            <text:p>0.043586192101101</text:p>
          </table:table-cell>
          <table:table-cell office:value-type="float" office:value="0.0428592411775625" calcext:value-type="float">
            <text:p>0.042859241177563</text:p>
          </table:table-cell>
          <table:table-cell office:value-type="float" office:value="0.0421636408378765" calcext:value-type="float">
            <text:p>0.042163640837877</text:p>
          </table:table-cell>
          <table:table-cell office:value-type="float" office:value="0.04149210481238" calcext:value-type="float">
            <text:p>0.04149210481238</text:p>
          </table:table-cell>
          <table:table-cell office:value-type="float" office:value="0.0408372140721067" calcext:value-type="float">
            <text:p>0.040837214072107</text:p>
          </table:table-cell>
          <table:table-cell office:value-type="float" office:value="0.0401909691230104" calcext:value-type="float">
            <text:p>0.04019096912301</text:p>
          </table:table-cell>
          <table:table-cell office:value-type="float" office:value="0.0395441834686889" calcext:value-type="float">
            <text:p>0.039544183468689</text:p>
          </table:table-cell>
          <table:table-cell office:value-type="float" office:value="0.0388855912492909" calcext:value-type="float">
            <text:p>0.038885591249291</text:p>
          </table:table-cell>
          <table:table-cell office:value-type="float" office:value="0.0382004411969861" calcext:value-type="float">
            <text:p>0.038200441196986</text:p>
          </table:table-cell>
          <table:table-cell office:value-type="float" office:value="0.0374681451618903" calcext:value-type="float">
            <text:p>0.03746814516189</text:p>
          </table:table-cell>
          <table:table-cell office:value-type="float" office:value="0.0366581211110775" calcext:value-type="float">
            <text:p>0.036658121111078</text:p>
          </table:table-cell>
          <table:table-cell office:value-type="float" office:value="0.0357220374308173" calcext:value-type="float">
            <text:p>0.035722037430817</text:p>
          </table:table-cell>
          <table:table-cell office:value-type="float" office:value="0.0345786052333655" calcext:value-type="float">
            <text:p>0.034578605233366</text:p>
          </table:table-cell>
          <table:table-cell office:value-type="float" office:value="0.0330828635016118" calcext:value-type="float">
            <text:p>0.033082863501612</text:p>
          </table:table-cell>
          <table:table-cell office:value-type="float" office:value="0.030967613474601" calcext:value-type="float">
            <text:p>0.030967613474601</text:p>
          </table:table-cell>
          <table:table-cell office:value-type="float" office:value="0.027780515843377" calcext:value-type="float">
            <text:p>0.027780515843377</text:p>
          </table:table-cell>
          <table:table-cell office:value-type="float" office:value="0.0231450681574691" calcext:value-type="float">
            <text:p>0.023145068157469</text:p>
          </table:table-cell>
          <table:table-cell office:value-type="float" office:value="0.0179230688513756" calcext:value-type="float">
            <text:p>0.017923068851376</text:p>
          </table:table-cell>
          <table:table-cell office:value-type="float" office:value="0.0138321821211299" calcext:value-type="float">
            <text:p>0.01383218212113</text:p>
          </table:table-cell>
          <table:table-cell office:value-type="float" office:value="0.0111742440774781" calcext:value-type="float">
            <text:p>0.011174244077478</text:p>
          </table:table-cell>
          <table:table-cell office:value-type="float" office:value="0.009454159188448" calcext:value-type="float">
            <text:p>0.009454159188448</text:p>
          </table:table-cell>
          <table:table-cell office:value-type="float" office:value="0.0082769766740211" calcext:value-type="float">
            <text:p>0.008276976674021</text:p>
          </table:table-cell>
          <table:table-cell office:value-type="float" office:value="0.00742209523805664" calcext:value-type="float">
            <text:p>0.007422095238057</text:p>
          </table:table-cell>
          <table:table-cell office:value-type="float" office:value="0.00676952110730898" calcext:value-type="float">
            <text:p>0.006769521107309</text:p>
          </table:table-cell>
          <table:table-cell office:value-type="float" office:value="0.00625115726522744" calcext:value-type="float">
            <text:p>0.006251157265227</text:p>
          </table:table-cell>
          <table:table-cell office:value-type="float" office:value="0.00582622933697317" calcext:value-type="float">
            <text:p>0.005826229336973</text:p>
          </table:table-cell>
          <table:table-cell office:value-type="float" office:value="0.00546905640384904" calcext:value-type="float">
            <text:p>0.005469056403849</text:p>
          </table:table-cell>
          <table:table-cell office:value-type="float" office:value="0.0051627279922061" calcext:value-type="float">
            <text:p>0.005162727992206</text:p>
          </table:table-cell>
          <table:table-cell office:value-type="float" office:value="0.00489567268895143" calcext:value-type="float">
            <text:p>0.004895672688951</text:p>
          </table:table-cell>
          <table:table-cell office:value-type="float" office:value="0.00465970589004787" calcext:value-type="float">
            <text:p>0.004659705890048</text:p>
          </table:table-cell>
          <table:table-cell office:value-type="float" office:value="0.00444887023679205" calcext:value-type="float">
            <text:p>0.004448870236792</text:p>
          </table:table-cell>
          <table:table-cell office:value-type="float" office:value="0.00425871997266663" calcext:value-type="float">
            <text:p>0.004258719972667</text:p>
          </table:table-cell>
          <table:table-cell office:value-type="float" office:value="0.00408586404253899" calcext:value-type="float">
            <text:p>0.004085864042539</text:p>
          </table:table-cell>
          <table:table-cell office:value-type="float" office:value="0.00392766550123285" calcext:value-type="float">
            <text:p>0.003927665501233</text:p>
          </table:table-cell>
          <table:table-cell office:value-type="float" office:value="0.00378203841878965" calcext:value-type="float">
            <text:p>0.00378203841879</text:p>
          </table:table-cell>
          <table:table-cell office:value-type="float" office:value="0.00364730736108958" calcext:value-type="float">
            <text:p>0.00364730736109</text:p>
          </table:table-cell>
          <table:table-cell office:value-type="float" office:value="0.00352210807404675" calcext:value-type="float">
            <text:p>0.003522108074047</text:p>
          </table:table-cell>
          <table:table-cell office:value-type="float" office:value="0.00340531593079939" calcext:value-type="float">
            <text:p>0.003405315930799</text:p>
          </table:table-cell>
          <table:table-cell office:value-type="float" office:value="0.00329599347874315" calcext:value-type="float">
            <text:p>0.003295993478743</text:p>
          </table:table-cell>
          <table:table-cell office:value-type="float" office:value="0.00319335137667641" calcext:value-type="float">
            <text:p>0.003193351376676</text:p>
          </table:table-cell>
          <table:table-cell office:value-type="float" office:value="0.00309671888185079" calcext:value-type="float">
            <text:p>0.003096718881851</text:p>
          </table:table-cell>
          <table:table-cell office:value-type="float" office:value="0.0030055212558828" calcext:value-type="float">
            <text:p>0.003005521255883</text:p>
          </table:table-cell>
          <table:table-cell office:value-type="float" office:value="0.00291926225614979" calcext:value-type="float">
            <text:p>0.00291926225615</text:p>
          </table:table-cell>
          <table:table-cell office:value-type="float" office:value="0.0028375104150527" calcext:value-type="float">
            <text:p>0.002837510415053</text:p>
          </table:table-cell>
          <table:table-cell office:value-type="float" office:value="0.00275988817547428" calcext:value-type="float">
            <text:p>0.002759888175474</text:p>
          </table:table-cell>
          <table:table-cell office:value-type="float" office:value="0.0026860632045549" calcext:value-type="float">
            <text:p>0.002686063204555</text:p>
          </table:table-cell>
          <table:table-cell office:value-type="float" office:value="0.00261574138644353" calcext:value-type="float">
            <text:p>0.002615741386444</text:p>
          </table:table-cell>
          <table:table-cell office:value-type="float" office:value="0.00254866112199943" calcext:value-type="float">
            <text:p>0.002548661121999</text:p>
          </table:table-cell>
          <table:table-cell office:value-type="float" office:value="0.00248458865521952" calcext:value-type="float">
            <text:p>0.00248458865522</text:p>
          </table:table-cell>
          <table:table-cell office:value-type="float" office:value="0.00242331421330498" calcext:value-type="float">
            <text:p>0.002423314213305</text:p>
          </table:table-cell>
          <table:table-cell office:value-type="float" office:value="0.00236464879667798" calcext:value-type="float">
            <text:p>0.002364648796678</text:p>
          </table:table-cell>
          <table:table-cell office:value-type="float" office:value="0.00230842149222144" calcext:value-type="float">
            <text:p>0.002308421492221</text:p>
          </table:table-cell>
          <table:table-cell office:value-type="float" office:value="0.00225447721072169" calcext:value-type="float">
            <text:p>0.002254477210722</text:p>
          </table:table-cell>
          <table:table-cell office:value-type="float" office:value="0.00220267477058483" calcext:value-type="float">
            <text:p>0.002202674770585</text:p>
          </table:table-cell>
          <table:table-cell office:value-type="float" office:value="0.00215288526602289" calcext:value-type="float">
            <text:p>0.002152885266023</text:p>
          </table:table-cell>
          <table:table-cell office:value-type="float" office:value="0.00210499067037498" calcext:value-type="float">
            <text:p>0.002104990670375</text:p>
          </table:table-cell>
          <table:table-cell office:value-type="float" office:value="0.00205888263486696" calcext:value-type="float">
            <text:p>0.002058882634867</text:p>
          </table:table-cell>
          <table:table-cell office:value-type="float" office:value="0.00201446145075155" calcext:value-type="float">
            <text:p>0.002014461450752</text:p>
          </table:table-cell>
          <table:table-cell office:value-type="float" office:value="0.00197163514869803" calcext:value-type="float">
            <text:p>0.001971635148698</text:p>
          </table:table-cell>
          <table:table-cell office:value-type="float" office:value="0.00193031871406644" calcext:value-type="float">
            <text:p>0.001930318714066</text:p>
          </table:table-cell>
          <table:table-cell office:value-type="float" office:value="0.00189043340049054" calcext:value-type="float">
            <text:p>0.001890433400491</text:p>
          </table:table-cell>
          <table:table-cell office:value-type="float" office:value="0.00185190612722123" calcext:value-type="float">
            <text:p>0.001851906127221</text:p>
          </table:table-cell>
          <table:table-cell office:value-type="float" office:value="0.00181466894813938" calcext:value-type="float">
            <text:p>0.001814668948139</text:p>
          </table:table-cell>
          <table:table-cell office:value-type="float" office:value="0.00177865858236795" calcext:value-type="float">
            <text:p>0.001778658582368</text:p>
          </table:table-cell>
          <table:table-cell office:value-type="float" office:value="0.00174381599798823" calcext:value-type="float">
            <text:p>0.001743815997988</text:p>
          </table:table-cell>
          <table:table-cell office:value-type="float" office:value="0.00171008604175067" calcext:value-type="float">
            <text:p>0.001710086041751</text:p>
          </table:table-cell>
          <table:table-cell office:value-type="float" office:value="0.0016774171087315" calcext:value-type="float">
            <text:p>0.001677417108732</text:p>
          </table:table-cell>
          <table:table-cell office:value-type="float" office:value="0.00164576084682644" calcext:value-type="float">
            <text:p>0.001645760846826</text:p>
          </table:table-cell>
          <table:table-cell office:value-type="float" office:value="0.00161507189170622" calcext:value-type="float">
            <text:p>0.001615071891706</text:p>
          </table:table-cell>
          <table:table-cell office:value-type="float" office:value="0.00158530762848299" calcext:value-type="float">
            <text:p>0.001585307628483</text:p>
          </table:table-cell>
          <table:table-cell office:value-type="float" office:value="0.00155642797691397" calcext:value-type="float">
            <text:p>0.001556427976914</text:p>
          </table:table-cell>
          <table:table-cell office:value-type="float" office:value="0.00152839519733752" calcext:value-type="float">
            <text:p>0.001528395197338</text:p>
          </table:table-cell>
          <table:table-cell office:value-type="float" office:value="0.00150117371498073" calcext:value-type="float">
            <text:p>0.001501173714981</text:p>
          </table:table-cell>
          <table:table-cell office:value-type="float" office:value="0.00147472996055634" calcext:value-type="float">
            <text:p>0.001474729960556</text:p>
          </table:table-cell>
          <table:table-cell office:value-type="float" office:value="0.00144903222534668" calcext:value-type="float">
            <text:p>0.001449032225347</text:p>
          </table:table-cell>
          <table:table-cell office:value-type="float" office:value="0.00142405052920845" calcext:value-type="float">
            <text:p>0.001424050529208</text:p>
          </table:table-cell>
          <table:table-cell office:value-type="float" office:value="0.00139975650012356" calcext:value-type="float">
            <text:p>0.001399756500124</text:p>
          </table:table-cell>
          <table:table-cell office:value-type="float" office:value="0.00137612326408743" calcext:value-type="float">
            <text:p>0.001376123264087</text:p>
          </table:table-cell>
          <table:table-cell office:value-type="float" office:value="0.001353125344283" calcext:value-type="float">
            <text:p>0.001353125344283</text:p>
          </table:table-cell>
          <table:table-cell office:value-type="float" office:value="0.00133073856859913" calcext:value-type="float">
            <text:p>0.001330738568599</text:p>
          </table:table-cell>
          <table:table-cell office:value-type="float" office:value="0.00130893998467684" calcext:value-type="float">
            <text:p>0.001308939984677</text:p>
          </table:table-cell>
          <table:table-cell office:value-type="float" office:value="0.00128770778175068" calcext:value-type="float">
            <text:p>0.001287707781751</text:p>
          </table:table-cell>
          <table:table-cell office:value-type="float" office:value="0.00126702121863318" calcext:value-type="float">
            <text:p>0.001267021218633</text:p>
          </table:table-cell>
          <table:table-cell office:value-type="float" office:value="0.00124686055727351" calcext:value-type="float">
            <text:p>0.001246860557274</text:p>
          </table:table-cell>
          <table:table-cell office:value-type="float" office:value="0.0012272070013698" calcext:value-type="float">
            <text:p>0.00122720700137</text:p>
          </table:table-cell>
          <table:table-cell office:value-type="float" office:value="0.00120804263958619" calcext:value-type="float">
            <text:p>0.001208042639586</text:p>
          </table:table-cell>
          <table:table-cell office:value-type="float" office:value="0.00118935039295273" calcext:value-type="float">
            <text:p>0.001189350392953</text:p>
          </table:table-cell>
          <table:table-cell office:value-type="float" office:value="0.00117111396609086" calcext:value-type="float">
            <text:p>0.001171113966091</text:p>
          </table:table-cell>
          <table:table-cell office:value-type="float" office:value="0.00115331780192631" calcext:value-type="float">
            <text:p>0.001153317801926</text:p>
          </table:table-cell>
          <table:table-cell office:value-type="float" office:value="0.00113594703959622" calcext:value-type="float">
            <text:p>0.001135947039596</text:p>
          </table:table-cell>
          <table:table-cell office:value-type="float" office:value="0.00111898747528896" calcext:value-type="float">
            <text:p>0.001118987475289</text:p>
          </table:table-cell>
          <table:table-cell office:value-type="float" office:value="0.00110242552575411" calcext:value-type="float">
            <text:p>0.001102425525754</text:p>
          </table:table-cell>
          <table:table-cell office:value-type="float" office:value="0.0010862481942953" calcext:value-type="float">
            <text:p>0.001086248194295</text:p>
          </table:table-cell>
          <table:table-cell office:value-type="float" office:value="0.00107044303901974" calcext:value-type="float">
            <text:p>0.00107044303902</text:p>
          </table:table-cell>
          <table:table-cell office:value-type="float" office:value="0.0010549981431772" calcext:value-type="float">
            <text:p>0.001054998143177</text:p>
          </table:table-cell>
          <table:table-cell office:value-type="float" office:value="0.00103990208743525" calcext:value-type="float">
            <text:p>0.001039902087435</text:p>
          </table:table-cell>
          <table:table-cell office:value-type="float" office:value="0.00102514392391295" calcext:value-type="float">
            <text:p>0.001025143923913</text:p>
          </table:table-cell>
          <table:table-cell office:value-type="float" office:value="0.00101071315187903" calcext:value-type="float">
            <text:p>0.001010713151879</text:p>
          </table:table-cell>
          <table:table-cell office:value-type="float" office:value="0.00099659969495304" calcext:value-type="float">
            <text:p>0.000996599694953</text:p>
          </table:table-cell>
          <table:table-cell office:value-type="float" office:value="0.000982793879721861" calcext:value-type="float">
            <text:p>0.000982793879722</text:p>
          </table:table-cell>
          <table:table-cell office:value-type="float" office:value="0.000969286415656389" calcext:value-type="float">
            <text:p>0.000969286415656</text:p>
          </table:table-cell>
          <table:table-cell office:value-type="float" office:value="0.000956068376243722" calcext:value-type="float">
            <text:p>0.000956068376244</text:p>
          </table:table-cell>
          <table:table-cell office:value-type="float" office:value="0.000943131181237619" calcext:value-type="float">
            <text:p>0.000943131181238</text:p>
          </table:table-cell>
          <table:table-cell office:value-type="float" office:value="0.000930466579958956" calcext:value-type="float">
            <text:p>0.000930466579959</text:p>
          </table:table-cell>
          <table:table-cell office:value-type="float" office:value="0.000918066635565062" calcext:value-type="float">
            <text:p>0.000918066635565</text:p>
          </table:table-cell>
          <table:table-cell office:value-type="float" office:value="0.000905923710227225" calcext:value-type="float">
            <text:p>0.000905923710227</text:p>
          </table:table-cell>
          <table:table-cell office:value-type="float" office:value="0.000894030451150778" calcext:value-type="float">
            <text:p>0.000894030451151</text:p>
          </table:table-cell>
          <table:table-cell office:value-type="float" office:value="0.000882379777383062" calcext:value-type="float">
            <text:p>0.000882379777383</text:p>
          </table:table-cell>
          <table:table-cell office:value-type="float" office:value="0.000870964867357091" calcext:value-type="float">
            <text:p>0.000870964867357</text:p>
          </table:table-cell>
          <table:table-cell office:value-type="float" office:value="0.000859779147122519" calcext:value-type="float">
            <text:p>0.000859779147123</text:p>
          </table:table-cell>
          <table:table-cell office:value-type="float" office:value="0.000848816279216761" calcext:value-type="float">
            <text:p>0.000848816279217</text:p>
          </table:table-cell>
          <table:table-cell office:value-type="float" office:value="0.000838070152142381" calcext:value-type="float">
            <text:p>0.000838070152142</text:p>
          </table:table-cell>
          <table:table-cell office:value-type="float" office:value="0.000827534870399093" calcext:value-type="float">
            <text:p>0.000827534870399</text:p>
          </table:table-cell>
          <table:table-cell office:value-type="float" office:value="0.000817204745052112" calcext:value-type="float">
            <text:p>0.000817204745052</text:p>
          </table:table-cell>
          <table:table-cell office:value-type="float" office:value="0.000807074284790969" calcext:value-type="float">
            <text:p>0.000807074284791</text:p>
          </table:table-cell>
          <table:table-cell office:value-type="float" office:value="0.000797138187450052" calcext:value-type="float">
            <text:p>0.00079713818745</text:p>
          </table:table-cell>
          <table:table-cell office:value-type="float" office:value="0.000787391331972677" calcext:value-type="float">
            <text:p>0.000787391331973</text:p>
          </table:table-cell>
          <table:table-cell office:value-type="float" office:value="0.000777828770776558" calcext:value-type="float">
            <text:p>0.000777828770777</text:p>
          </table:table-cell>
          <table:table-cell office:value-type="float" office:value="0.00076844572251106" calcext:value-type="float">
            <text:p>0.000768445722511</text:p>
          </table:table-cell>
          <table:table-cell office:value-type="float" office:value="0.000759237565171792" calcext:value-type="float">
            <text:p>0.000759237565172</text:p>
          </table:table-cell>
          <table:table-cell office:value-type="float" office:value="0.000750199829560947" calcext:value-type="float">
            <text:p>0.000750199829561</text:p>
          </table:table-cell>
          <table:table-cell office:value-type="float" office:value="0.00074132819306417" calcext:value-type="float">
            <text:p>0.000741328193064</text:p>
          </table:table-cell>
          <table:table-cell office:value-type="float" office:value="0.000732618473735292" calcext:value-type="float">
            <text:p>0.000732618473735</text:p>
          </table:table-cell>
          <table:table-cell office:value-type="float" office:value="0.00072406662466252" calcext:value-type="float">
            <text:p>0.000724066624663</text:p>
          </table:table-cell>
          <table:table-cell office:value-type="float" office:value="0.000715668728606791" calcext:value-type="float">
            <text:p>0.000715668728607</text:p>
          </table:table-cell>
          <table:table-cell office:value-type="float" office:value="0.000707420992893769" calcext:value-type="float">
            <text:p>0.000707420992894</text:p>
          </table:table-cell>
          <table:table-cell office:value-type="float" office:value="0.000699319744544855" calcext:value-type="float">
            <text:p>0.000699319744545</text:p>
          </table:table-cell>
          <table:table-cell office:value-type="float" office:value="0.000691361425636756" calcext:value-type="float">
            <text:p>0.000691361425637</text:p>
          </table:table-cell>
          <table:table-cell office:value-type="float" office:value="0.00068354258887628" calcext:value-type="float">
            <text:p>0.000683542588876</text:p>
          </table:table-cell>
          <table:table-cell office:value-type="float" office:value="0.000675859893377745" calcext:value-type="float">
            <text:p>0.000675859893378</text:p>
          </table:table-cell>
          <table:table-cell office:value-type="float" office:value="0.000668310100629578" calcext:value-type="float">
            <text:p>0.00066831010063</text:p>
          </table:table-cell>
          <table:table-cell office:value-type="float" office:value="0.000660890070648962" calcext:value-type="float">
            <text:p>0.000660890070649</text:p>
          </table:table-cell>
          <table:table-cell office:value-type="float" office:value="0.000653596758302122" calcext:value-type="float">
            <text:p>0.000653596758302</text:p>
          </table:table-cell>
          <table:table-cell office:value-type="float" office:value="0.000646427209795862" calcext:value-type="float">
            <text:p>0.000646427209796</text:p>
          </table:table-cell>
          <table:table-cell office:value-type="float" office:value="0.000639378559313475" calcext:value-type="float">
            <text:p>0.000639378559313</text:p>
          </table:table-cell>
          <table:table-cell office:value-type="float" office:value="0.000632448025811132" calcext:value-type="float">
            <text:p>0.000632448025811</text:p>
          </table:table-cell>
          <table:table-cell office:value-type="float" office:value="0.000625632909940128" calcext:value-type="float">
            <text:p>0.00062563290994</text:p>
          </table:table-cell>
          <table:table-cell office:value-type="float" office:value="0.000618930591110518" calcext:value-type="float">
            <text:p>0.000618930591111</text:p>
          </table:table-cell>
          <table:table-cell office:value-type="float" office:value="0.000612338524679083" calcext:value-type="float">
            <text:p>0.000612338524679</text:p>
          </table:table-cell>
          <table:table-cell office:value-type="float" office:value="0.000605854239252496" calcext:value-type="float">
            <text:p>0.000605854239252</text:p>
          </table:table-cell>
          <table:table-cell office:value-type="float" office:value="0.000599475334109282" calcext:value-type="float">
            <text:p>0.000599475334109</text:p>
          </table:table-cell>
          <table:table-cell office:value-type="float" office:value="0.000593199476728977" calcext:value-type="float">
            <text:p>0.000593199476729</text:p>
          </table:table-cell>
          <table:table-cell office:value-type="float" office:value="0.000587024400417203" calcext:value-type="float">
            <text:p>0.000587024400417</text:p>
          </table:table-cell>
          <table:table-cell office:value-type="float" office:value="0.000580947902040369" calcext:value-type="float">
            <text:p>0.00058094790204</text:p>
          </table:table-cell>
          <table:table-cell office:value-type="float" office:value="0.000574967839844096" calcext:value-type="float">
            <text:p>0.000574967839844</text:p>
          </table:table-cell>
          <table:table-cell office:value-type="float" office:value="0.000569082131364495" calcext:value-type="float">
            <text:p>0.000569082131364</text:p>
          </table:table-cell>
          <table:table-cell office:value-type="float" office:value="0.000563288751420363" calcext:value-type="float">
            <text:p>0.00056328875142</text:p>
          </table:table-cell>
          <table:table-cell office:value-type="float" office:value="0.000557585730191211" calcext:value-type="float">
            <text:p>0.000557585730191</text:p>
          </table:table-cell>
          <table:table-cell office:value-type="float" office:value="0.000551971151368619" calcext:value-type="float">
            <text:p>0.000551971151369</text:p>
          </table:table-cell>
          <table:table-cell office:value-type="float" office:value="0.000546443150378679" calcext:value-type="float">
            <text:p>0.000546443150379</text:p>
          </table:table-cell>
          <table:table-cell office:value-type="float" office:value="0.000540999912681301" calcext:value-type="float">
            <text:p>0.000540999912681</text:p>
          </table:table-cell>
          <table:table-cell office:value-type="float" office:value="0.000535639672127068" calcext:value-type="float">
            <text:p>0.000535639672127</text:p>
          </table:table-cell>
          <table:table-cell office:value-type="float" office:value="0.000530360709386903" calcext:value-type="float">
            <text:p>0.000530360709387</text:p>
          </table:table-cell>
          <table:table-cell office:value-type="float" office:value="0.0005251613504339" calcext:value-type="float">
            <text:p>0.000525161350434</text:p>
          </table:table-cell>
          <table:table-cell office:value-type="float" office:value="0.000520039965090226" calcext:value-type="float">
            <text:p>0.00052003996509</text:p>
          </table:table-cell>
          <table:table-cell office:value-type="float" office:value="0.000514994965624147" calcext:value-type="float">
            <text:p>0.000514994965624</text:p>
          </table:table-cell>
          <table:table-cell office:value-type="float" office:value="0.000510024805404583" calcext:value-type="float">
            <text:p>0.000510024805405</text:p>
          </table:table-cell>
          <table:table-cell office:value-type="float" office:value="0.000505127977602164" calcext:value-type="float">
            <text:p>0.000505127977602</text:p>
          </table:table-cell>
          <table:table-cell office:value-type="float" office:value="0.00050030301394324" calcext:value-type="float">
            <text:p>0.000500303013943</text:p>
          </table:table-cell>
          <table:table-cell office:value-type="float" office:value="0.000495548483504848" calcext:value-type="float">
            <text:p>0.000495548483505</text:p>
          </table:table-cell>
          <table:table-cell office:value-type="float" office:value="0.000490862991558583" calcext:value-type="float">
            <text:p>0.000490862991559</text:p>
          </table:table-cell>
          <table:table-cell office:value-type="float" office:value="0.000486245178454148" calcext:value-type="float">
            <text:p>0.000486245178454</text:p>
          </table:table-cell>
          <table:table-cell office:value-type="float" office:value="0.000481693718548321" calcext:value-type="float">
            <text:p>0.000481693718548</text:p>
          </table:table-cell>
          <table:table-cell office:value-type="float" office:value="0.000477207319164037" calcext:value-type="float">
            <text:p>0.000477207319164</text:p>
          </table:table-cell>
          <table:table-cell office:value-type="float" office:value="0.000472784719596392" calcext:value-type="float">
            <text:p>0.000472784719596</text:p>
          </table:table-cell>
          <table:table-cell office:value-type="float" office:value="0.000468424690146179" calcext:value-type="float">
            <text:p>0.000468424690146</text:p>
          </table:table-cell>
          <table:table-cell office:value-type="float" office:value="0.000464126031195049" calcext:value-type="float">
            <text:p>0.000464126031195</text:p>
          </table:table-cell>
          <table:table-cell office:value-type="float" office:value="0.000459887572308851" calcext:value-type="float">
            <text:p>0.000459887572309</text:p>
          </table:table-cell>
          <table:table-cell office:value-type="float" office:value="0.000455708171373599" calcext:value-type="float">
            <text:p>0.000455708171374</text:p>
          </table:table-cell>
          <table:table-cell office:value-type="float" office:value="0.000451586713758968" calcext:value-type="float">
            <text:p>0.000451586713759</text:p>
          </table:table-cell>
          <table:table-cell office:value-type="float" office:value="0.000447522111520104" calcext:value-type="float">
            <text:p>0.00044752211152</text:p>
          </table:table-cell>
          <table:table-cell office:value-type="float" office:value="0.000443513302615353" calcext:value-type="float">
            <text:p>0.000443513302615</text:p>
          </table:table-cell>
          <table:table-cell office:value-type="float" office:value="0.000439559250156256" calcext:value-type="float">
            <text:p>0.000439559250156</text:p>
          </table:table-cell>
          <table:table-cell office:value-type="float" office:value="0.00043565894168636" calcext:value-type="float">
            <text:p>0.000435658941686</text:p>
          </table:table-cell>
          <table:table-cell office:value-type="float" office:value="0.000431811388478091" calcext:value-type="float">
            <text:p>0.000431811388478</text:p>
          </table:table-cell>
          <table:table-cell office:value-type="float" office:value="0.000428015624860559" calcext:value-type="float">
            <text:p>0.000428015624861</text:p>
          </table:table-cell>
          <table:table-cell office:value-type="float" office:value="0.00042427070755988" calcext:value-type="float">
            <text:p>0.00042427070756</text:p>
          </table:table-cell>
          <table:table-cell office:value-type="float" office:value="0.000420575715074735" calcext:value-type="float">
            <text:p>0.000420575715075</text:p>
          </table:table-cell>
          <table:table-cell office:value-type="float" office:value="0.00041692974706007" calcext:value-type="float">
            <text:p>0.00041692974706</text:p>
          </table:table-cell>
          <table:table-cell office:value-type="float" office:value="0.000413331923741181" calcext:value-type="float">
            <text:p>0.000413331923741</text:p>
          </table:table-cell>
          <table:table-cell office:value-type="float" office:value="0.000409781385339921" calcext:value-type="float">
            <text:p>0.00040978138534</text:p>
          </table:table-cell>
          <table:table-cell office:value-type="float" office:value="0.000406277291522457" calcext:value-type="float">
            <text:p>0.000406277291522</text:p>
          </table:table-cell>
          <table:table-cell office:value-type="float" office:value="0.000402818820868402" calcext:value-type="float">
            <text:p>0.000402818820868</text:p>
          </table:table-cell>
          <table:table-cell office:value-type="float" office:value="0.000399405170350361" calcext:value-type="float">
            <text:p>0.0003994051703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000387916290597482" calcext:value-type="float">
            <text:p>0.000387916290597</text:p>
          </table:table-cell>
          <table:table-cell office:value-type="float" office:value="0.000391294625288877" calcext:value-type="float">
            <text:p>0.000391294625289</text:p>
          </table:table-cell>
          <table:table-cell office:value-type="float" office:value="0.000394718553268745" calcext:value-type="float">
            <text:p>0.000394718553269</text:p>
          </table:table-cell>
          <table:table-cell office:value-type="float" office:value="0.000398188922394485" calcext:value-type="float">
            <text:p>0.000398188922394</text:p>
          </table:table-cell>
          <table:table-cell office:value-type="float" office:value="0.000401706600880257" calcext:value-type="float">
            <text:p>0.00040170660088</text:p>
          </table:table-cell>
          <table:table-cell office:value-type="float" office:value="0.0004052724779069" calcext:value-type="float">
            <text:p>0.000405272477907</text:p>
          </table:table-cell>
          <table:table-cell office:value-type="float" office:value="0.000408887464243891" calcext:value-type="float">
            <text:p>0.000408887464244</text:p>
          </table:table-cell>
          <table:table-cell office:value-type="float" office:value="0.000412552492899862" calcext:value-type="float">
            <text:p>0.0004125524929</text:p>
          </table:table-cell>
          <table:table-cell office:value-type="float" office:value="0.000416268519797353" calcext:value-type="float">
            <text:p>0.000416268519797</text:p>
          </table:table-cell>
          <table:table-cell office:value-type="float" office:value="0.000420036524467276" calcext:value-type="float">
            <text:p>0.000420036524467</text:p>
          </table:table-cell>
          <table:table-cell office:value-type="float" office:value="0.000423857510774145" calcext:value-type="float">
            <text:p>0.000423857510774</text:p>
          </table:table-cell>
          <table:table-cell office:value-type="float" office:value="0.000427732507664192" calcext:value-type="float">
            <text:p>0.000427732507664</text:p>
          </table:table-cell>
          <table:table-cell office:value-type="float" office:value="0.000431662569942314" calcext:value-type="float">
            <text:p>0.000431662569942</text:p>
          </table:table-cell>
          <table:table-cell office:value-type="float" office:value="0.000435648779079551" calcext:value-type="float">
            <text:p>0.00043564877908</text:p>
          </table:table-cell>
          <table:table-cell office:value-type="float" office:value="0.000439692244049885" calcext:value-type="float">
            <text:p>0.00043969224405</text:p>
          </table:table-cell>
          <table:table-cell office:value-type="float" office:value="0.000443794102196674" calcext:value-type="float">
            <text:p>0.000443794102197</text:p>
          </table:table-cell>
          <table:table-cell office:value-type="float" office:value="0.000447955520131985" calcext:value-type="float">
            <text:p>0.000447955520132</text:p>
          </table:table-cell>
          <table:table-cell office:value-type="float" office:value="0.000452177694679173" calcext:value-type="float">
            <text:p>0.000452177694679</text:p>
          </table:table-cell>
          <table:table-cell office:value-type="float" office:value="0.000456461853837257" calcext:value-type="float">
            <text:p>0.000456461853837</text:p>
          </table:table-cell>
          <table:table-cell office:value-type="float" office:value="0.00046080925779222" calcext:value-type="float">
            <text:p>0.000460809257792</text:p>
          </table:table-cell>
          <table:table-cell office:value-type="float" office:value="0.000465221199966703" calcext:value-type="float">
            <text:p>0.000465221199967</text:p>
          </table:table-cell>
          <table:table-cell office:value-type="float" office:value="0.000469699008109346" calcext:value-type="float">
            <text:p>0.000469699008109</text:p>
          </table:table-cell>
          <table:table-cell office:value-type="float" office:value="0.000474244045427816" calcext:value-type="float">
            <text:p>0.000474244045428</text:p>
          </table:table-cell>
          <table:table-cell office:value-type="float" office:value="0.00047885771176489" calcext:value-type="float">
            <text:p>0.000478857711765</text:p>
          </table:table-cell>
          <table:table-cell office:value-type="float" office:value="0.000483541444825214" calcext:value-type="float">
            <text:p>0.000483541444825</text:p>
          </table:table-cell>
          <table:table-cell office:value-type="float" office:value="0.000488296721451842" calcext:value-type="float">
            <text:p>0.000488296721452</text:p>
          </table:table-cell>
          <table:table-cell office:value-type="float" office:value="0.000493125058948277" calcext:value-type="float">
            <text:p>0.000493125058948</text:p>
          </table:table-cell>
          <table:table-cell office:value-type="float" office:value="0.000498028016462838" calcext:value-type="float">
            <text:p>0.000498028016463</text:p>
          </table:table-cell>
          <table:table-cell office:value-type="float" office:value="0.000503007196421919" calcext:value-type="float">
            <text:p>0.000503007196422</text:p>
          </table:table-cell>
          <table:table-cell office:value-type="float" office:value="0.000508064246033099" calcext:value-type="float">
            <text:p>0.000508064246033</text:p>
          </table:table-cell>
          <table:table-cell office:value-type="float" office:value="0.000513200858840052" calcext:value-type="float">
            <text:p>0.00051320085884</text:p>
          </table:table-cell>
          <table:table-cell office:value-type="float" office:value="0.000518418776350189" calcext:value-type="float">
            <text:p>0.00051841877635</text:p>
          </table:table-cell>
          <table:table-cell office:value-type="float" office:value="0.000523719789727192" calcext:value-type="float">
            <text:p>0.000523719789727</text:p>
          </table:table-cell>
          <table:table-cell office:value-type="float" office:value="0.000529105741559898" calcext:value-type="float">
            <text:p>0.00052910574156</text:p>
          </table:table-cell>
          <table:table-cell office:value-type="float" office:value="0.000534578527703207" calcext:value-type="float">
            <text:p>0.000534578527703</text:p>
          </table:table-cell>
          <table:table-cell office:value-type="float" office:value="0.000540140099202885" calcext:value-type="float">
            <text:p>0.000540140099203</text:p>
          </table:table-cell>
          <table:table-cell office:value-type="float" office:value="0.000545792464299086" calcext:value-type="float">
            <text:p>0.000545792464299</text:p>
          </table:table-cell>
          <table:table-cell office:value-type="float" office:value="0.000551537690522726" calcext:value-type="float">
            <text:p>0.000551537690523</text:p>
          </table:table-cell>
          <table:table-cell office:value-type="float" office:value="0.0005573779068839" calcext:value-type="float">
            <text:p>0.000557377906884</text:p>
          </table:table-cell>
          <table:table-cell office:value-type="float" office:value="0.00056331530615635" calcext:value-type="float">
            <text:p>0.000563315306156</text:p>
          </table:table-cell>
          <table:table-cell office:value-type="float" office:value="0.000569352147267184" calcext:value-type="float">
            <text:p>0.000569352147267</text:p>
          </table:table-cell>
          <table:table-cell office:value-type="float" office:value="0.000575490757790294" calcext:value-type="float">
            <text:p>0.00057549075779</text:p>
          </table:table-cell>
          <table:table-cell office:value-type="float" office:value="0.000581733536562823" calcext:value-type="float">
            <text:p>0.000581733536563</text:p>
          </table:table-cell>
          <table:table-cell office:value-type="float" office:value="0.000588082956409577" calcext:value-type="float">
            <text:p>0.00058808295641</text:p>
          </table:table-cell>
          <table:table-cell office:value-type="float" office:value="0.000594541567008874" calcext:value-type="float">
            <text:p>0.000594541567009</text:p>
          </table:table-cell>
          <table:table-cell office:value-type="float" office:value="0.000601111997878921" calcext:value-type="float">
            <text:p>0.000601111997879</text:p>
          </table:table-cell>
          <table:table-cell office:value-type="float" office:value="0.000607796961514826" calcext:value-type="float">
            <text:p>0.000607796961515</text:p>
          </table:table-cell>
          <table:table-cell office:value-type="float" office:value="0.000614599256670623" calcext:value-type="float">
            <text:p>0.000614599256671</text:p>
          </table:table-cell>
          <table:table-cell office:value-type="float" office:value="0.000621521771798385" calcext:value-type="float">
            <text:p>0.000621521771798</text:p>
          </table:table-cell>
          <table:table-cell office:value-type="float" office:value="0.000628567488657562" calcext:value-type="float">
            <text:p>0.000628567488658</text:p>
          </table:table-cell>
          <table:table-cell office:value-type="float" office:value="0.000635739486098579" calcext:value-type="float">
            <text:p>0.000635739486099</text:p>
          </table:table-cell>
          <table:table-cell office:value-type="float" office:value="0.000643040944029543" calcext:value-type="float">
            <text:p>0.00064304094403</text:p>
          </table:table-cell>
          <table:table-cell office:value-type="float" office:value="0.00065047514759035" calcext:value-type="float">
            <text:p>0.00065047514759</text:p>
          </table:table-cell>
          <table:table-cell office:value-type="float" office:value="0.000658045491518692" calcext:value-type="float">
            <text:p>0.000658045491519</text:p>
          </table:table-cell>
          <table:table-cell office:value-type="float" office:value="0.000665755484756802" calcext:value-type="float">
            <text:p>0.000665755484757</text:p>
          </table:table-cell>
          <table:table-cell office:value-type="float" office:value="0.000673608755278285" calcext:value-type="float">
            <text:p>0.000673608755278</text:p>
          </table:table-cell>
          <table:table-cell office:value-type="float" office:value="0.000681609055172682" calcext:value-type="float">
            <text:p>0.000681609055173</text:p>
          </table:table-cell>
          <table:table-cell office:value-type="float" office:value="0.000689760265985989" calcext:value-type="float">
            <text:p>0.000689760265986</text:p>
          </table:table-cell>
          <table:table-cell office:value-type="float" office:value="0.00069806640434812" calcext:value-type="float">
            <text:p>0.000698066404348</text:p>
          </table:table-cell>
          <table:table-cell office:value-type="float" office:value="0.000706531627898507" calcext:value-type="float">
            <text:p>0.000706531627899</text:p>
          </table:table-cell>
          <table:table-cell office:value-type="float" office:value="0.00071516024152125" calcext:value-type="float">
            <text:p>0.000715160241521</text:p>
          </table:table-cell>
          <table:table-cell office:value-type="float" office:value="0.00072395670392296" calcext:value-type="float">
            <text:p>0.000723956703923</text:p>
          </table:table-cell>
          <table:table-cell office:value-type="float" office:value="0.000732925634566464" calcext:value-type="float">
            <text:p>0.000732925634566</text:p>
          </table:table-cell>
          <table:table-cell office:value-type="float" office:value="0.00074207182098619" calcext:value-type="float">
            <text:p>0.000742071820986</text:p>
          </table:table-cell>
          <table:table-cell office:value-type="float" office:value="0.000751400226508172" calcext:value-type="float">
            <text:p>0.000751400226508</text:p>
          </table:table-cell>
          <table:table-cell office:value-type="float" office:value="0.000760915998407398" calcext:value-type="float">
            <text:p>0.000760915998407</text:p>
          </table:table-cell>
          <table:table-cell office:value-type="float" office:value="0.000770624476519711" calcext:value-type="float">
            <text:p>0.00077062447652</text:p>
          </table:table-cell>
          <table:table-cell office:value-type="float" office:value="0.000780531202353778" calcext:value-type="float">
            <text:p>0.000780531202354</text:p>
          </table:table-cell>
          <table:table-cell office:value-type="float" office:value="0.000790641928724605" calcext:value-type="float">
            <text:p>0.000790641928725</text:p>
          </table:table-cell>
          <table:table-cell office:value-type="float" office:value="0.000800962629952004" calcext:value-type="float">
            <text:p>0.000800962629952</text:p>
          </table:table-cell>
          <table:table-cell office:value-type="float" office:value="0.000811499512661079" calcext:value-type="float">
            <text:p>0.000811499512661</text:p>
          </table:table-cell>
          <table:table-cell office:value-type="float" office:value="0.000822259027224143" calcext:value-type="float">
            <text:p>0.000822259027224</text:p>
          </table:table-cell>
          <table:table-cell office:value-type="float" office:value="0.000833247879891341" calcext:value-type="float">
            <text:p>0.000833247879891</text:p>
          </table:table-cell>
          <table:table-cell office:value-type="float" office:value="0.000844473045666162" calcext:value-type="float">
            <text:p>0.000844473045666</text:p>
          </table:table-cell>
          <table:table-cell office:value-type="float" office:value="0.000855941781971032" calcext:value-type="float">
            <text:p>0.000855941781971</text:p>
          </table:table-cell>
          <table:table-cell office:value-type="float" office:value="0.000867661643156546" calcext:value-type="float">
            <text:p>0.000867661643157</text:p>
          </table:table-cell>
          <table:table-cell office:value-type="float" office:value="0.000879640495936999" calcext:value-type="float">
            <text:p>0.000879640495937</text:p>
          </table:table-cell>
          <table:table-cell office:value-type="float" office:value="0.000891886535796131" calcext:value-type="float">
            <text:p>0.000891886535796</text:p>
          </table:table-cell>
          <table:table-cell office:value-type="float" office:value="0.000904408304463678" calcext:value-type="float">
            <text:p>0.000904408304464</text:p>
          </table:table-cell>
          <table:table-cell office:value-type="float" office:value="0.000917214708513643" calcext:value-type="float">
            <text:p>0.000917214708514</text:p>
          </table:table-cell>
          <table:table-cell office:value-type="float" office:value="0.000930315039200218" calcext:value-type="float">
            <text:p>0.0009303150392</text:p>
          </table:table-cell>
          <table:table-cell office:value-type="float" office:value="0.000943718993618315" calcext:value-type="float">
            <text:p>0.000943718993618</text:p>
          </table:table-cell>
          <table:table-cell office:value-type="float" office:value="0.000957436697281669" calcext:value-type="float">
            <text:p>0.000957436697282</text:p>
          </table:table-cell>
          <table:table-cell office:value-type="float" office:value="0.000971478728255186" calcext:value-type="float">
            <text:p>0.000971478728255</text:p>
          </table:table-cell>
          <table:table-cell office:value-type="float" office:value="0.000985856142948627" calcext:value-type="float">
            <text:p>0.000985856142949</text:p>
          </table:table-cell>
          <table:table-cell office:value-type="float" office:value="0.00100058050372475" calcext:value-type="float">
            <text:p>0.001000580503725</text:p>
          </table:table-cell>
          <table:table-cell office:value-type="float" office:value="0.00101566390845839" calcext:value-type="float">
            <text:p>0.001015663908458</text:p>
          </table:table-cell>
          <table:table-cell office:value-type="float" office:value="0.00103111902222094" calcext:value-type="float">
            <text:p>0.001031119022221</text:p>
          </table:table-cell>
          <table:table-cell office:value-type="float" office:value="0.00104695911127914" calcext:value-type="float">
            <text:p>0.001046959111279</text:p>
          </table:table-cell>
          <table:table-cell office:value-type="float" office:value="0.00106319807958548" calcext:value-type="float">
            <text:p>0.001063198079585</text:p>
          </table:table-cell>
          <table:table-cell office:value-type="float" office:value="0.00107985050801978" calcext:value-type="float">
            <text:p>0.00107985050802</text:p>
          </table:table-cell>
          <table:table-cell office:value-type="float" office:value="0.00109693169656827" calcext:value-type="float">
            <text:p>0.001096931696568</text:p>
          </table:table-cell>
          <table:table-cell office:value-type="float" office:value="0.00111445770978256" calcext:value-type="float">
            <text:p>0.001114457709783</text:p>
          </table:table-cell>
          <table:table-cell office:value-type="float" office:value="0.00113244542574572" calcext:value-type="float">
            <text:p>0.001132445425746</text:p>
          </table:table-cell>
          <table:table-cell office:value-type="float" office:value="0.00115091258891906" calcext:value-type="float">
            <text:p>0.001150912588919</text:p>
          </table:table-cell>
          <table:table-cell office:value-type="float" office:value="0.00116987786723059" calcext:value-type="float">
            <text:p>0.001169877867231</text:p>
          </table:table-cell>
          <table:table-cell office:value-type="float" office:value="0.00118936091377603" calcext:value-type="float">
            <text:p>0.001189360913776</text:p>
          </table:table-cell>
          <table:table-cell office:value-type="float" office:value="0.00120938243364547" calcext:value-type="float">
            <text:p>0.001209382433645</text:p>
          </table:table-cell>
          <table:table-cell office:value-type="float" office:value="0.00122996425631041" calcext:value-type="float">
            <text:p>0.00122996425631</text:p>
          </table:table-cell>
          <table:table-cell office:value-type="float" office:value="0.00125112941418397" calcext:value-type="float">
            <text:p>0.001251129414184</text:p>
          </table:table-cell>
          <table:table-cell office:value-type="float" office:value="0.00127290222795645" calcext:value-type="float">
            <text:p>0.001272902227956</text:p>
          </table:table-cell>
          <table:table-cell office:value-type="float" office:value="0.00129530839940531" calcext:value-type="float">
            <text:p>0.001295308399405</text:p>
          </table:table-cell>
          <table:table-cell office:value-type="float" office:value="0.00131837511248367" calcext:value-type="float">
            <text:p>0.001318375112484</text:p>
          </table:table-cell>
          <table:table-cell office:value-type="float" office:value="0.00134213114354531" calcext:value-type="float">
            <text:p>0.001342131143545</text:p>
          </table:table-cell>
          <table:table-cell office:value-type="float" office:value="0.00136660698171108" calcext:value-type="float">
            <text:p>0.001366606981711</text:p>
          </table:table-cell>
          <table:table-cell office:value-type="float" office:value="0.00139183496051018" calcext:value-type="float">
            <text:p>0.00139183496051</text:p>
          </table:table-cell>
          <table:table-cell office:value-type="float" office:value="0.00141784940202805" calcext:value-type="float">
            <text:p>0.001417849402028</text:p>
          </table:table-cell>
          <table:table-cell office:value-type="float" office:value="0.00144468677501025" calcext:value-type="float">
            <text:p>0.00144468677501</text:p>
          </table:table-cell>
          <table:table-cell office:value-type="float" office:value="0.00147238586853695" calcext:value-type="float">
            <text:p>0.001472385868537</text:p>
          </table:table-cell>
          <table:table-cell office:value-type="float" office:value="0.00150098798311302" calcext:value-type="float">
            <text:p>0.001500987983113</text:p>
          </table:table-cell>
          <table:table-cell office:value-type="float" office:value="0.00153053714125715" calcext:value-type="float">
            <text:p>0.001530537141257</text:p>
          </table:table-cell>
          <table:table-cell office:value-type="float" office:value="0.0015610803199941" calcext:value-type="float">
            <text:p>0.001561080319994</text:p>
          </table:table-cell>
          <table:table-cell office:value-type="float" office:value="0.00159266770796669" calcext:value-type="float">
            <text:p>0.001592667707967</text:p>
          </table:table-cell>
          <table:table-cell office:value-type="float" office:value="0.00162535299031934" calcext:value-type="float">
            <text:p>0.001625352990319</text:p>
          </table:table-cell>
          <table:table-cell office:value-type="float" office:value="0.00165919366493283" calcext:value-type="float">
            <text:p>0.001659193664933</text:p>
          </table:table-cell>
          <table:table-cell office:value-type="float" office:value="0.0016942513941858" calcext:value-type="float">
            <text:p>0.001694251394186</text:p>
          </table:table-cell>
          <table:table-cell office:value-type="float" office:value="0.00173059239699653" calcext:value-type="float">
            <text:p>0.001730592396997</text:p>
          </table:table-cell>
          <table:table-cell office:value-type="float" office:value="0.00176828788674283" calcext:value-type="float">
            <text:p>0.001768287886743</text:p>
          </table:table-cell>
          <table:table-cell office:value-type="float" office:value="0.00180741456144598" calcext:value-type="float">
            <text:p>0.001807414561446</text:p>
          </table:table-cell>
          <table:table-cell office:value-type="float" office:value="0.00184805515379332" calcext:value-type="float">
            <text:p>0.001848055153793</text:p>
          </table:table-cell>
          <table:table-cell office:value-type="float" office:value="0.00189029904973165" calcext:value-type="float">
            <text:p>0.001890299049732</text:p>
          </table:table-cell>
          <table:table-cell office:value-type="float" office:value="0.00193424298592653" calcext:value-type="float">
            <text:p>0.001934242985927</text:p>
          </table:table-cell>
          <table:table-cell office:value-type="float" office:value="0.00197999183820534" calcext:value-type="float">
            <text:p>0.001979991838205</text:p>
          </table:table-cell>
          <table:table-cell office:value-type="float" office:value="0.00202765951525565" calcext:value-type="float">
            <text:p>0.002027659515256</text:p>
          </table:table-cell>
          <table:table-cell office:value-type="float" office:value="0.00207736997449797" calcext:value-type="float">
            <text:p>0.002077369974498</text:p>
          </table:table-cell>
          <table:table-cell office:value-type="float" office:value="0.00212925838022397" calcext:value-type="float">
            <text:p>0.002129258380224</text:p>
          </table:table-cell>
          <table:table-cell office:value-type="float" office:value="0.00218347242806643" calcext:value-type="float">
            <text:p>0.002183472428066</text:p>
          </table:table-cell>
          <table:table-cell office:value-type="float" office:value="0.00224017386451878" calcext:value-type="float">
            <text:p>0.002240173864519</text:p>
          </table:table-cell>
          <table:table-cell office:value-type="float" office:value="0.00229954023615601" calcext:value-type="float">
            <text:p>0.002299540236156</text:p>
          </table:table-cell>
          <table:table-cell office:value-type="float" office:value="0.00236176691045028" calcext:value-type="float">
            <text:p>0.00236176691045</text:p>
          </table:table-cell>
          <table:table-cell office:value-type="float" office:value="0.00242706941901596" calcext:value-type="float">
            <text:p>0.002427069419016</text:p>
          </table:table-cell>
          <table:table-cell office:value-type="float" office:value="0.00249568618538594" calcext:value-type="float">
            <text:p>0.002495686185386</text:p>
          </table:table-cell>
          <table:table-cell office:value-type="float" office:value="0.00256788171353877" calcext:value-type="float">
            <text:p>0.002567881713539</text:p>
          </table:table-cell>
          <table:table-cell office:value-type="float" office:value="0.00264395033111102" calcext:value-type="float">
            <text:p>0.002643950331111</text:p>
          </table:table-cell>
          <table:table-cell office:value-type="float" office:value="0.00272422060398812" calcext:value-type="float">
            <text:p>0.002724220603988</text:p>
          </table:table-cell>
          <table:table-cell office:value-type="float" office:value="0.00280906056783814" calcext:value-type="float">
            <text:p>0.002809060567838</text:p>
          </table:table-cell>
          <table:table-cell office:value-type="float" office:value="0.00289888395950778" calcext:value-type="float">
            <text:p>0.002898883959508</text:p>
          </table:table-cell>
          <table:table-cell office:value-type="float" office:value="0.0029941576796365" calcext:value-type="float">
            <text:p>0.002994157679637</text:p>
          </table:table-cell>
          <table:table-cell office:value-type="float" office:value="0.00309541078123269" calcext:value-type="float">
            <text:p>0.003095410781233</text:p>
          </table:table-cell>
          <table:table-cell office:value-type="float" office:value="0.00320324536245039" calcext:value-type="float">
            <text:p>0.00320324536245</text:p>
          </table:table-cell>
          <table:table-cell office:value-type="float" office:value="0.00331834985315344" calcext:value-type="float">
            <text:p>0.003318349853153</text:p>
          </table:table-cell>
          <table:table-cell office:value-type="float" office:value="0.00344151533406119" calcext:value-type="float">
            <text:p>0.003441515334061</text:p>
          </table:table-cell>
          <table:table-cell office:value-type="float" office:value="0.00357365573000787" calcext:value-type="float">
            <text:p>0.003573655730008</text:p>
          </table:table-cell>
          <table:table-cell office:value-type="float" office:value="0.00371583299653001" calcext:value-type="float">
            <text:p>0.00371583299653</text:p>
          </table:table-cell>
          <table:table-cell office:value-type="float" office:value="0.00386928880421758" calcext:value-type="float">
            <text:p>0.003869288804218</text:p>
          </table:table-cell>
          <table:table-cell office:value-type="float" office:value="0.00403548476593472" calcext:value-type="float">
            <text:p>0.004035484765935</text:p>
          </table:table-cell>
          <table:table-cell office:value-type="float" office:value="0.0042161540209552" calcext:value-type="float">
            <text:p>0.004216154020955</text:p>
          </table:table-cell>
          <table:table-cell office:value-type="float" office:value="0.00441336809933848" calcext:value-type="float">
            <text:p>0.004413368099338</text:p>
          </table:table-cell>
          <table:table-cell office:value-type="float" office:value="0.0046296246145739" calcext:value-type="float">
            <text:p>0.004629624614574</text:p>
          </table:table-cell>
          <table:table-cell office:value-type="float" office:value="0.00486796375220047" calcext:value-type="float">
            <text:p>0.0048679637522</text:p>
          </table:table-cell>
          <table:table-cell office:value-type="float" office:value="0.00513212519110589" calcext:value-type="float">
            <text:p>0.005132125191106</text:p>
          </table:table-cell>
          <table:table-cell office:value-type="float" office:value="0.00542676276814249" calcext:value-type="float">
            <text:p>0.005426762768142</text:p>
          </table:table-cell>
          <table:table-cell office:value-type="float" office:value="0.00575774316175964" calcext:value-type="float">
            <text:p>0.00575774316176</text:p>
          </table:table-cell>
          <table:table-cell office:value-type="float" office:value="0.00613256937419346" calcext:value-type="float">
            <text:p>0.006132569374193</text:p>
          </table:table-cell>
          <table:table-cell office:value-type="float" office:value="0.00656099387251248" calcext:value-type="float">
            <text:p>0.006560993872512</text:p>
          </table:table-cell>
          <table:table-cell office:value-type="float" office:value="0.00705592739138239" calcext:value-type="float">
            <text:p>0.007055927391382</text:p>
          </table:table-cell>
          <table:table-cell office:value-type="float" office:value="0.00763482194923322" calcext:value-type="float">
            <text:p>0.007634821949233</text:p>
          </table:table-cell>
          <table:table-cell office:value-type="float" office:value="0.00832183909301564" calcext:value-type="float">
            <text:p>0.008321839093016</text:p>
          </table:table-cell>
          <table:table-cell office:value-type="float" office:value="0.0091513656692685" calcext:value-type="float">
            <text:p>0.009151365669269</text:p>
          </table:table-cell>
          <table:table-cell office:value-type="float" office:value="0.0101739362188252" calcext:value-type="float">
            <text:p>0.010173936218825</text:p>
          </table:table-cell>
          <table:table-cell office:value-type="float" office:value="0.0114666465908259" calcext:value-type="float">
            <text:p>0.011466646590826</text:p>
          </table:table-cell>
          <table:table-cell office:value-type="float" office:value="0.0131523483319894" calcext:value-type="float">
            <text:p>0.013152348331989</text:p>
          </table:table-cell>
          <table:table-cell office:value-type="float" office:value="0.0154367787578707" calcext:value-type="float">
            <text:p>0.015436778757871</text:p>
          </table:table-cell>
          <table:table-cell office:value-type="float" office:value="0.0186831807629682" calcext:value-type="float">
            <text:p>0.018683180762968</text:p>
          </table:table-cell>
          <table:table-cell office:value-type="float" office:value="0.0235602231361413" calcext:value-type="float">
            <text:p>0.023560223136141</text:p>
          </table:table-cell>
          <table:table-cell office:value-type="float" office:value="0.0312659378199142" calcext:value-type="float">
            <text:p>0.031265937819914</text:p>
          </table:table-cell>
          <table:table-cell office:value-type="float" office:value="0.0433023469931943" calcext:value-type="float">
            <text:p>0.043302346993194</text:p>
          </table:table-cell>
          <table:table-cell office:value-type="float" office:value="0.0587510599006178" calcext:value-type="float">
            <text:p>0.058751059900618</text:p>
          </table:table-cell>
          <table:table-cell office:value-type="float" office:value="0.0723936880158048" calcext:value-type="float">
            <text:p>0.072393688015805</text:p>
          </table:table-cell>
          <table:table-cell office:value-type="float" office:value="0.0816108620754971" calcext:value-type="float">
            <text:p>0.081610862075497</text:p>
          </table:table-cell>
          <table:table-cell office:value-type="float" office:value="0.0875436430798421" calcext:value-type="float">
            <text:p>0.087543643079842</text:p>
          </table:table-cell>
          <table:table-cell office:value-type="float" office:value="0.0915631325169786" calcext:value-type="float">
            <text:p>0.091563132516979</text:p>
          </table:table-cell>
          <table:table-cell office:value-type="float" office:value="0.0944778550590729" calcext:value-type="float">
            <text:p>0.094477855059073</text:p>
          </table:table-cell>
          <table:table-cell office:value-type="float" office:value="0.0967247453627804" calcext:value-type="float">
            <text:p>0.09672474536278</text:p>
          </table:table-cell>
          <table:table-cell office:value-type="float" office:value="0.0985469546211171" calcext:value-type="float">
            <text:p>0.098546954621117</text:p>
          </table:table-cell>
          <table:table-cell office:value-type="float" office:value="0.100087065320158" calcext:value-type="float">
            <text:p>0.100087065320158</text:p>
          </table:table-cell>
          <table:table-cell office:value-type="float" office:value="0.101433198965569" calcext:value-type="float">
            <text:p>0.101433198965569</text:p>
          </table:table-cell>
          <table:table-cell office:value-type="float" office:value="0.10264247718148" calcext:value-type="float">
            <text:p>0.10264247718148</text:p>
          </table:table-cell>
          <table:table-cell office:value-type="float" office:value="0.103753534938416" calcext:value-type="float">
            <text:p>0.103753534938416</text:p>
          </table:table-cell>
          <table:table-cell office:value-type="float" office:value="0.104793527169928" calcext:value-type="float">
            <text:p>0.104793527169928</text:p>
          </table:table-cell>
          <table:table-cell office:value-type="float" office:value="0.105782235059779" calcext:value-type="float">
            <text:p>0.105782235059779</text:p>
          </table:table-cell>
          <table:table-cell office:value-type="float" office:value="0.10673457570756" calcext:value-type="float">
            <text:p>0.10673457570756</text:p>
          </table:table-cell>
          <table:table-cell office:value-type="float" office:value="0.107662197428989" calcext:value-type="float">
            <text:p>0.107662197428989</text:p>
          </table:table-cell>
          <table:table-cell office:value-type="float" office:value="0.108574533574305" calcext:value-type="float">
            <text:p>0.108574533574305</text:p>
          </table:table-cell>
          <table:table-cell office:value-type="float" office:value="0.109479527292204" calcext:value-type="float">
            <text:p>0.109479527292204</text:p>
          </table:table-cell>
          <table:table-cell office:value-type="float" office:value="0.110384153355875" calcext:value-type="float">
            <text:p>0.110384153355875</text:p>
          </table:table-cell>
          <table:table-cell office:value-type="float" office:value="0.111294815370858" calcext:value-type="float">
            <text:p>0.111294815370858</text:p>
          </table:table-cell>
          <table:table-cell office:value-type="float" office:value="0.112217669792024" calcext:value-type="float">
            <text:p>0.112217669792024</text:p>
          </table:table-cell>
          <table:table-cell office:value-type="float" office:value="0.113158913231726" calcext:value-type="float">
            <text:p>0.113158913231726</text:p>
          </table:table-cell>
          <table:table-cell office:value-type="float" office:value="0.114125061944356" calcext:value-type="float">
            <text:p>0.114125061944356</text:p>
          </table:table-cell>
          <table:table-cell office:value-type="float" office:value="0.115123249867715" calcext:value-type="float">
            <text:p>0.115123249867715</text:p>
          </table:table-cell>
          <table:table-cell office:value-type="float" office:value="0.116161573344203" calcext:value-type="float">
            <text:p>0.116161573344203</text:p>
          </table:table-cell>
          <table:table-cell office:value-type="float" office:value="0.117249516843248" calcext:value-type="float">
            <text:p>0.117249516843248</text:p>
          </table:table-cell>
          <table:table-cell office:value-type="float" office:value="0.118398505936936" calcext:value-type="float">
            <text:p>0.118398505936936</text:p>
          </table:table-cell>
          <table:table-cell office:value-type="float" office:value="0.119622654166857" calcext:value-type="float">
            <text:p>0.119622654166857</text:p>
          </table:table-cell>
          <table:table-cell office:value-type="float" office:value="0.120939804345076" calcext:value-type="float">
            <text:p>0.120939804345076</text:p>
          </table:table-cell>
          <table:table-cell office:value-type="float" office:value="0.122373021468595" calcext:value-type="float">
            <text:p>0.122373021468595</text:p>
          </table:table-cell>
          <table:table-cell office:value-type="float" office:value="0.123952790761177" calcext:value-type="float">
            <text:p>0.123952790761177</text:p>
          </table:table-cell>
          <table:table-cell office:value-type="float" office:value="0.125720342431352" calcext:value-type="float">
            <text:p>0.125720342431352</text:p>
          </table:table-cell>
          <table:table-cell office:value-type="float" office:value="0.127732827000083" calcext:value-type="float">
            <text:p>0.127732827000083</text:p>
          </table:table-cell>
          <table:table-cell office:value-type="float" office:value="0.130071627611727" calcext:value-type="float">
            <text:p>0.130071627611727</text:p>
          </table:table-cell>
          <table:table-cell office:value-type="float" office:value="0.132856183163365" calcext:value-type="float">
            <text:p>0.132856183163365</text:p>
          </table:table-cell>
          <table:table-cell office:value-type="float" office:value="0.136267885750488" calcext:value-type="float">
            <text:p>0.136267885750488</text:p>
          </table:table-cell>
          <table:table-cell office:value-type="float" office:value="0.140593215676137" calcext:value-type="float">
            <text:p>0.140593215676137</text:p>
          </table:table-cell>
          <table:table-cell office:value-type="float" office:value="0.146305327467898" calcext:value-type="float">
            <text:p>0.146305327467898</text:p>
          </table:table-cell>
          <table:table-cell office:value-type="float" office:value="0.154225779332406" calcext:value-type="float">
            <text:p>0.154225779332406</text:p>
          </table:table-cell>
          <table:table-cell office:value-type="float" office:value="0.165856572019083" calcext:value-type="float">
            <text:p>0.165856572019083</text:p>
          </table:table-cell>
          <table:table-cell office:value-type="float" office:value="0.184047805886331" calcext:value-type="float">
            <text:p>0.184047805886331</text:p>
          </table:table-cell>
          <table:table-cell office:value-type="float" office:value="0.213990758131862" calcext:value-type="float">
            <text:p>0.213990758131862</text:p>
          </table:table-cell>
          <table:table-cell office:value-type="float" office:value="0.261697721863538" calcext:value-type="float">
            <text:p>0.261697721863538</text:p>
          </table:table-cell>
          <table:table-cell office:value-type="float" office:value="0.317237359401485" calcext:value-type="float">
            <text:p>0.317237359401485</text:p>
          </table:table-cell>
          <table:table-cell office:value-type="float" office:value="0.344287727435466" calcext:value-type="float">
            <text:p>0.344287727435466</text:p>
          </table:table-cell>
          <table:table-cell office:value-type="float" office:value="0.33907237086006" calcext:value-type="float">
            <text:p>0.33907237086006</text:p>
          </table:table-cell>
          <table:table-cell office:value-type="float" office:value="0.323462737926957" calcext:value-type="float">
            <text:p>0.323462737926957</text:p>
          </table:table-cell>
          <table:table-cell office:value-type="float" office:value="0.307878938633322" calcext:value-type="float">
            <text:p>0.307878938633322</text:p>
          </table:table-cell>
          <table:table-cell office:value-type="float" office:value="0.294629114936095" calcext:value-type="float">
            <text:p>0.294629114936095</text:p>
          </table:table-cell>
          <table:table-cell office:value-type="float" office:value="0.283745053668055" calcext:value-type="float">
            <text:p>0.283745053668055</text:p>
          </table:table-cell>
          <table:table-cell office:value-type="float" office:value="0.274821276526078" calcext:value-type="float">
            <text:p>0.274821276526078</text:p>
          </table:table-cell>
          <table:table-cell office:value-type="float" office:value="0.267451904603771" calcext:value-type="float">
            <text:p>0.267451904603771</text:p>
          </table:table-cell>
          <table:table-cell office:value-type="float" office:value="0.261310669170301" calcext:value-type="float">
            <text:p>0.261310669170301</text:p>
          </table:table-cell>
          <table:table-cell office:value-type="float" office:value="0.256148876014114" calcext:value-type="float">
            <text:p>0.256148876014114</text:p>
          </table:table-cell>
          <table:table-cell office:value-type="float" office:value="0.251778767478296" calcext:value-type="float">
            <text:p>0.251778767478296</text:p>
          </table:table-cell>
          <table:table-cell office:value-type="float" office:value="0.248057834717909" calcext:value-type="float">
            <text:p>0.248057834717909</text:p>
          </table:table-cell>
          <table:table-cell office:value-type="float" office:value="0.244876753674228" calcext:value-type="float">
            <text:p>0.244876753674228</text:p>
          </table:table-cell>
          <table:table-cell office:value-type="float" office:value="0.242150623633882" calcext:value-type="float">
            <text:p>0.242150623633882</text:p>
          </table:table-cell>
          <table:table-cell office:value-type="float" office:value="0.239812697727748" calcext:value-type="float">
            <text:p>0.239812697727748</text:p>
          </table:table-cell>
          <table:table-cell office:value-type="float" office:value="0.237809890527871" calcext:value-type="float">
            <text:p>0.237809890527871</text:p>
          </table:table-cell>
          <table:table-cell office:value-type="float" office:value="0.236099532727167" calcext:value-type="float">
            <text:p>0.236099532727167</text:p>
          </table:table-cell>
          <table:table-cell office:value-type="float" office:value="0.234647000904008" calcext:value-type="float">
            <text:p>0.234647000904008</text:p>
          </table:table-cell>
          <table:table-cell office:value-type="float" office:value="0.233423965668929" calcext:value-type="float">
            <text:p>0.233423965668929</text:p>
          </table:table-cell>
          <table:table-cell office:value-type="float" office:value="0.232407081291809" calcext:value-type="float">
            <text:p>0.232407081291809</text:p>
          </table:table-cell>
          <table:table-cell office:value-type="float" office:value="0.231576994193763" calcext:value-type="float">
            <text:p>0.231576994193763</text:p>
          </table:table-cell>
          <table:table-cell office:value-type="float" office:value="0.230917584533773" calcext:value-type="float">
            <text:p>0.230917584533773</text:p>
          </table:table-cell>
          <table:table-cell office:value-type="float" office:value="0.230415380251753" calcext:value-type="float">
            <text:p>0.230415380251753</text:p>
          </table:table-cell>
          <table:table-cell office:value-type="float" office:value="0.230059100216565" calcext:value-type="float">
            <text:p>0.230059100216565</text:p>
          </table:table-cell>
          <table:table-cell office:value-type="float" office:value="0.229839295140058" calcext:value-type="float">
            <text:p>0.229839295140058</text:p>
          </table:table-cell>
          <table:table-cell office:value-type="float" office:value="0.229748063357416" calcext:value-type="float">
            <text:p>0.229748063357416</text:p>
          </table:table-cell>
          <table:table-cell office:value-type="float" office:value="0.229778824570069" calcext:value-type="float">
            <text:p>0.229778824570069</text:p>
          </table:table-cell>
          <table:table-cell office:value-type="float" office:value="0.229926138955504" calcext:value-type="float">
            <text:p>0.229926138955504</text:p>
          </table:table-cell>
          <table:table-cell office:value-type="float" office:value="0.230185562178528" calcext:value-type="float">
            <text:p>0.230185562178528</text:p>
          </table:table-cell>
          <table:table-cell office:value-type="float" office:value="0.230553529138369" calcext:value-type="float">
            <text:p>0.230553529138369</text:p>
          </table:table-cell>
          <table:table-cell office:value-type="float" office:value="0.231027260994679" calcext:value-type="float">
            <text:p>0.231027260994679</text:p>
          </table:table-cell>
          <table:table-cell office:value-type="float" office:value="0.231604691299744" calcext:value-type="float">
            <text:p>0.231604691299744</text:p>
          </table:table-cell>
          <table:table-cell office:value-type="float" office:value="0.23228440804128" calcext:value-type="float">
            <text:p>0.23228440804128</text:p>
          </table:table-cell>
          <table:table-cell office:value-type="float" office:value="0.233065609153527" calcext:value-type="float">
            <text:p>0.233065609153527</text:p>
          </table:table-cell>
          <table:table-cell office:value-type="float" office:value="0.233948069644244" calcext:value-type="float">
            <text:p>0.233948069644244</text:p>
          </table:table-cell>
          <table:table-cell office:value-type="float" office:value="0.234932118955578" calcext:value-type="float">
            <text:p>0.234932118955578</text:p>
          </table:table-cell>
          <table:table-cell office:value-type="float" office:value="0.23601862756032" calcext:value-type="float">
            <text:p>0.23601862756032</text:p>
          </table:table-cell>
          <table:table-cell office:value-type="float" office:value="0.237209002116493" calcext:value-type="float">
            <text:p>0.237209002116493</text:p>
          </table:table-cell>
          <table:table-cell office:value-type="float" office:value="0.238505188781907" calcext:value-type="float">
            <text:p>0.238505188781907</text:p>
          </table:table-cell>
          <table:table-cell office:value-type="float" office:value="0.239909684541619" calcext:value-type="float">
            <text:p>0.239909684541619</text:p>
          </table:table-cell>
          <table:table-cell office:value-type="float" office:value="0.241425556638512" calcext:value-type="float">
            <text:p>0.241425556638512</text:p>
          </table:table-cell>
          <table:table-cell office:value-type="float" office:value="0.243056470432022" calcext:value-type="float">
            <text:p>0.243056470432022</text:p>
          </table:table-cell>
          <table:table-cell office:value-type="float" office:value="0.244806726253764" calcext:value-type="float">
            <text:p>0.244806726253764</text:p>
          </table:table-cell>
          <table:table-cell office:value-type="float" office:value="0.246681306093062" calcext:value-type="float">
            <text:p>0.246681306093062</text:p>
          </table:table-cell>
          <table:table-cell office:value-type="float" office:value="0.248685931242839" calcext:value-type="float">
            <text:p>0.248685931242839</text:p>
          </table:table-cell>
          <table:table-cell office:value-type="float" office:value="0.250827132381828" calcext:value-type="float">
            <text:p>0.250827132381828</text:p>
          </table:table-cell>
          <table:table-cell office:value-type="float" office:value="0.253112333980552" calcext:value-type="float">
            <text:p>0.253112333980552</text:p>
          </table:table-cell>
          <table:table-cell office:value-type="float" office:value="0.255549955418449" calcext:value-type="float">
            <text:p>0.255549955418449</text:p>
          </table:table-cell>
          <table:table-cell office:value-type="float" office:value="0.258149531816721" calcext:value-type="float">
            <text:p>0.258149531816721</text:p>
          </table:table-cell>
          <table:table-cell office:value-type="float" office:value="0.260921858363599" calcext:value-type="float">
            <text:p>0.260921858363599</text:p>
          </table:table-cell>
          <table:table-cell office:value-type="float" office:value="0.263879162885607" calcext:value-type="float">
            <text:p>0.263879162885607</text:p>
          </table:table-cell>
          <table:table-cell office:value-type="float" office:value="0.267035312666895" calcext:value-type="float">
            <text:p>0.267035312666895</text:p>
          </table:table-cell>
          <table:table-cell office:value-type="float" office:value="0.270406063129409" calcext:value-type="float">
            <text:p>0.270406063129409</text:p>
          </table:table-cell>
          <table:table-cell office:value-type="float" office:value="0.274009358083455" calcext:value-type="float">
            <text:p>0.274009358083455</text:p>
          </table:table-cell>
          <table:table-cell office:value-type="float" office:value="0.277865694012441" calcext:value-type="float">
            <text:p>0.277865694012441</text:p>
          </table:table-cell>
          <table:table-cell office:value-type="float" office:value="0.281998564506235" calcext:value-type="float">
            <text:p>0.281998564506235</text:p>
          </table:table-cell>
          <table:table-cell office:value-type="float" office:value="0.286435005841501" calcext:value-type="float">
            <text:p>0.286435005841501</text:p>
          </table:table-cell>
          <table:table-cell office:value-type="float" office:value="0.291206271304132" calcext:value-type="float">
            <text:p>0.291206271304132</text:p>
          </table:table-cell>
          <table:table-cell office:value-type="float" office:value="0.29634867084808" calcext:value-type="float">
            <text:p>0.29634867084808</text:p>
          </table:table-cell>
          <table:table-cell office:value-type="float" office:value="0.301904625088348" calcext:value-type="float">
            <text:p>0.301904625088348</text:p>
          </table:table-cell>
          <table:table-cell office:value-type="float" office:value="0.30792399990461" calcext:value-type="float">
            <text:p>0.30792399990461</text:p>
          </table:table-cell>
          <table:table-cell office:value-type="float" office:value="0.314465812265661" calcext:value-type="float">
            <text:p>0.314465812265661</text:p>
          </table:table-cell>
          <table:table-cell office:value-type="float" office:value="0.321600432533991" calcext:value-type="float">
            <text:p>0.321600432533991</text:p>
          </table:table-cell>
          <table:table-cell office:value-type="float" office:value="0.329412458383416" calcext:value-type="float">
            <text:p>0.329412458383416</text:p>
          </table:table-cell>
          <table:table-cell office:value-type="float" office:value="0.338004507978351" calcext:value-type="float">
            <text:p>0.338004507978351</text:p>
          </table:table-cell>
          <table:table-cell office:value-type="float" office:value="0.347502286388325" calcext:value-type="float">
            <text:p>0.347502286388325</text:p>
          </table:table-cell>
          <table:table-cell office:value-type="float" office:value="0.358061435869816" calcext:value-type="float">
            <text:p>0.358061435869816</text:p>
          </table:table-cell>
          <table:table-cell office:value-type="float" office:value="0.369876910944634" calcext:value-type="float">
            <text:p>0.369876910944634</text:p>
          </table:table-cell>
          <table:table-cell office:value-type="float" office:value="0.383195951938216" calcext:value-type="float">
            <text:p>0.383195951938216</text:p>
          </table:table-cell>
          <table:table-cell office:value-type="float" office:value="0.398336186672952" calcext:value-type="float">
            <text:p>0.398336186672952</text:p>
          </table:table-cell>
          <table:table-cell office:value-type="float" office:value="0.415710923415495" calcext:value-type="float">
            <text:p>0.415710923415495</text:p>
          </table:table-cell>
          <table:table-cell office:value-type="float" office:value="0.435863974661446" calcext:value-type="float">
            <text:p>0.435863974661446</text:p>
          </table:table-cell>
          <table:table-cell office:value-type="float" office:value="0.459514938601711" calcext:value-type="float">
            <text:p>0.459514938601711</text:p>
          </table:table-cell>
          <table:table-cell office:value-type="float" office:value="0.487607222616124" calcext:value-type="float">
            <text:p>0.487607222616124</text:p>
          </table:table-cell>
          <table:table-cell office:value-type="float" office:value="0.521313924229878" calcext:value-type="float">
            <text:p>0.521313924229878</text:p>
          </table:table-cell>
          <table:table-cell office:value-type="float" office:value="0.561806925771527" calcext:value-type="float">
            <text:p>0.561806925771527</text:p>
          </table:table-cell>
          <table:table-cell office:value-type="float" office:value="0.608996108605227" calcext:value-type="float">
            <text:p>0.608996108605227</text:p>
          </table:table-cell>
          <table:table-cell office:value-type="float" office:value="0.656221743279649" calcext:value-type="float">
            <text:p>0.656221743279649</text:p>
          </table:table-cell>
          <table:table-cell office:value-type="float" office:value="0.673412910714547" calcext:value-type="float">
            <text:p>0.673412910714547</text:p>
          </table:table-cell>
          <table:table-cell office:value-type="float" office:value="0.597450082169329" calcext:value-type="float">
            <text:p>0.597450082169329</text:p>
          </table:table-cell>
          <table:table-cell office:value-type="float" office:value="0.439233570875391" calcext:value-type="float">
            <text:p>0.439233570875391</text:p>
          </table:table-cell>
          <table:table-cell office:value-type="float" office:value="0.303589974108436" calcext:value-type="float">
            <text:p>0.303589974108436</text:p>
          </table:table-cell>
          <table:table-cell office:value-type="float" office:value="0.219182557157037" calcext:value-type="float">
            <text:p>0.219182557157037</text:p>
          </table:table-cell>
          <table:table-cell office:value-type="float" office:value="0.168661238766219" calcext:value-type="float">
            <text:p>0.168661238766219</text:p>
          </table:table-cell>
          <table:table-cell office:value-type="float" office:value="0.137045383878567" calcext:value-type="float">
            <text:p>0.137045383878567</text:p>
          </table:table-cell>
          <table:table-cell office:value-type="float" office:value="0.116110996700823" calcext:value-type="float">
            <text:p>0.116110996700823</text:p>
          </table:table-cell>
          <table:table-cell office:value-type="float" office:value="0.101524706759194" calcext:value-type="float">
            <text:p>0.101524706759194</text:p>
          </table:table-cell>
          <table:table-cell office:value-type="float" office:value="0.0909169186942688" calcext:value-type="float">
            <text:p>0.090916918694269</text:p>
          </table:table-cell>
          <table:table-cell office:value-type="float" office:value="0.0829235575507129" calcext:value-type="float">
            <text:p>0.082923557550713</text:p>
          </table:table-cell>
          <table:table-cell office:value-type="float" office:value="0.076719328483041" calcext:value-type="float">
            <text:p>0.076719328483041</text:p>
          </table:table-cell>
          <table:table-cell office:value-type="float" office:value="0.0717822721111488" calcext:value-type="float">
            <text:p>0.071782272111149</text:p>
          </table:table-cell>
          <table:table-cell office:value-type="float" office:value="0.0677692915234961" calcext:value-type="float">
            <text:p>0.067769291523496</text:p>
          </table:table-cell>
          <table:table-cell office:value-type="float" office:value="0.0644472013971666" calcext:value-type="float">
            <text:p>0.064447201397167</text:p>
          </table:table-cell>
          <table:table-cell office:value-type="float" office:value="0.0616528547121798" calcext:value-type="float">
            <text:p>0.06165285471218</text:p>
          </table:table-cell>
          <table:table-cell office:value-type="float" office:value="0.0592691775874386" calcext:value-type="float">
            <text:p>0.059269177587439</text:p>
          </table:table-cell>
          <table:table-cell office:value-type="float" office:value="0.0572102623600534" calcext:value-type="float">
            <text:p>0.057210262360053</text:p>
          </table:table-cell>
          <table:table-cell office:value-type="float" office:value="0.05541180763028" calcext:value-type="float">
            <text:p>0.05541180763028</text:p>
          </table:table-cell>
          <table:table-cell office:value-type="float" office:value="0.0538248179495274" calcext:value-type="float">
            <text:p>0.053824817949527</text:p>
          </table:table-cell>
          <table:table-cell office:value-type="float" office:value="0.0524113487190355" calcext:value-type="float">
            <text:p>0.052411348719036</text:p>
          </table:table-cell>
          <table:table-cell office:value-type="float" office:value="0.0511415676942769" calcext:value-type="float">
            <text:p>0.051141567694277</text:p>
          </table:table-cell>
          <table:table-cell office:value-type="float" office:value="0.0499916835754431" calcext:value-type="float">
            <text:p>0.049991683575443</text:p>
          </table:table-cell>
          <table:table-cell office:value-type="float" office:value="0.0489424571185408" calcext:value-type="float">
            <text:p>0.048942457118541</text:p>
          </table:table-cell>
          <table:table-cell office:value-type="float" office:value="0.0479781101988021" calcext:value-type="float">
            <text:p>0.047978110198802</text:p>
          </table:table-cell>
          <table:table-cell office:value-type="float" office:value="0.0470855102088598" calcext:value-type="float">
            <text:p>0.04708551020886</text:p>
          </table:table-cell>
          <table:table-cell office:value-type="float" office:value="0.0462535462005938" calcext:value-type="float">
            <text:p>0.046253546200594</text:p>
          </table:table-cell>
          <table:table-cell office:value-type="float" office:value="0.0454726379580165" calcext:value-type="float">
            <text:p>0.045472637958017</text:p>
          </table:table-cell>
          <table:table-cell office:value-type="float" office:value="0.0447343347430765" calcext:value-type="float">
            <text:p>0.044734334743077</text:p>
          </table:table-cell>
          <table:table-cell office:value-type="float" office:value="0.044030969634204" calcext:value-type="float">
            <text:p>0.044030969634204</text:p>
          </table:table-cell>
          <table:table-cell office:value-type="float" office:value="0.0433553396018595" calcext:value-type="float">
            <text:p>0.04335533960186</text:p>
          </table:table-cell>
          <table:table-cell office:value-type="float" office:value="0.0427003810351976" calcext:value-type="float">
            <text:p>0.042700381035198</text:p>
          </table:table-cell>
          <table:table-cell office:value-type="float" office:value="0.0420588044486344" calcext:value-type="float">
            <text:p>0.042058804448635</text:p>
          </table:table-cell>
          <table:table-cell office:value-type="float" office:value="0.0414226379043802" calcext:value-type="float">
            <text:p>0.04142263790438</text:p>
          </table:table-cell>
          <table:table-cell office:value-type="float" office:value="0.0407826004837486" calcext:value-type="float">
            <text:p>0.040782600483749</text:p>
          </table:table-cell>
          <table:table-cell office:value-type="float" office:value="0.0401271727804962" calcext:value-type="float">
            <text:p>0.040127172780496</text:p>
          </table:table-cell>
          <table:table-cell office:value-type="float" office:value="0.0394411251013359" calcext:value-type="float">
            <text:p>0.039441125101336</text:p>
          </table:table-cell>
          <table:table-cell office:value-type="float" office:value="0.0387030494002331" calcext:value-type="float">
            <text:p>0.038703049400233</text:p>
          </table:table-cell>
          <table:table-cell office:value-type="float" office:value="0.0378809901356928" calcext:value-type="float">
            <text:p>0.037880990135693</text:p>
          </table:table-cell>
          <table:table-cell office:value-type="float" office:value="0.0369242873007874" calcext:value-type="float">
            <text:p>0.036924287300788</text:p>
          </table:table-cell>
          <table:table-cell office:value-type="float" office:value="0.0357475769413135" calcext:value-type="float">
            <text:p>0.035747576941314</text:p>
          </table:table-cell>
          <table:table-cell office:value-type="float" office:value="0.0341984727864187" calcext:value-type="float">
            <text:p>0.034198472786419</text:p>
          </table:table-cell>
          <table:table-cell office:value-type="float" office:value="0.0319959398429518" calcext:value-type="float">
            <text:p>0.031995939842952</text:p>
          </table:table-cell>
          <table:table-cell office:value-type="float" office:value="0.0286641035356217" calcext:value-type="float">
            <text:p>0.028664103535622</text:p>
          </table:table-cell>
          <table:table-cell office:value-type="float" office:value="0.0238068799734464" calcext:value-type="float">
            <text:p>0.023806879973447</text:p>
          </table:table-cell>
          <table:table-cell office:value-type="float" office:value="0.0183312467432774" calcext:value-type="float">
            <text:p>0.018331246743277</text:p>
          </table:table-cell>
          <table:table-cell office:value-type="float" office:value="0.01404480507718" calcext:value-type="float">
            <text:p>0.01404480507718</text:p>
          </table:table-cell>
          <table:table-cell office:value-type="float" office:value="0.0112652613947574" calcext:value-type="float">
            <text:p>0.011265261394757</text:p>
          </table:table-cell>
          <table:table-cell office:value-type="float" office:value="0.00947169746672538" calcext:value-type="float">
            <text:p>0.009471697466725</text:p>
          </table:table-cell>
          <table:table-cell office:value-type="float" office:value="0.00824857118969701" calcext:value-type="float">
            <text:p>0.008248571189697</text:p>
          </table:table-cell>
          <table:table-cell office:value-type="float" office:value="0.00736380352361381" calcext:value-type="float">
            <text:p>0.007363803523614</text:p>
          </table:table-cell>
          <table:table-cell office:value-type="float" office:value="0.00669117996980799" calcext:value-type="float">
            <text:p>0.006691179969808</text:p>
          </table:table-cell>
          <table:table-cell office:value-type="float" office:value="0.00615909246935571" calcext:value-type="float">
            <text:p>0.006159092469356</text:p>
          </table:table-cell>
          <table:table-cell office:value-type="float" office:value="0.00572468039922132" calcext:value-type="float">
            <text:p>0.005724680399221</text:p>
          </table:table-cell>
          <table:table-cell office:value-type="float" office:value="0.00536096216337482" calcext:value-type="float">
            <text:p>0.005360962163375</text:p>
          </table:table-cell>
          <table:table-cell office:value-type="float" office:value="0.00505018183970354" calcext:value-type="float">
            <text:p>0.005050181839704</text:p>
          </table:table-cell>
          <table:table-cell office:value-type="float" office:value="0.0047801986597459" calcext:value-type="float">
            <text:p>0.004780198659746</text:p>
          </table:table-cell>
          <table:table-cell office:value-type="float" office:value="0.00454243295031618" calcext:value-type="float">
            <text:p>0.004542432950316</text:p>
          </table:table-cell>
          <table:table-cell office:value-type="float" office:value="0.00433064619108361" calcext:value-type="float">
            <text:p>0.004330646191084</text:p>
          </table:table-cell>
          <table:table-cell office:value-type="float" office:value="0.00414018818238321" calcext:value-type="float">
            <text:p>0.004140188182383</text:p>
          </table:table-cell>
          <table:table-cell office:value-type="float" office:value="0.00396751646274231" calcext:value-type="float">
            <text:p>0.003967516462742</text:p>
          </table:table-cell>
          <table:table-cell office:value-type="float" office:value="0.00380988018848405" calcext:value-type="float">
            <text:p>0.003809880188484</text:p>
          </table:table-cell>
          <table:table-cell office:value-type="float" office:value="0.00366510658925739" calcext:value-type="float">
            <text:p>0.003665106589257</text:p>
          </table:table-cell>
          <table:table-cell office:value-type="float" office:value="0.0035314532539927" calcext:value-type="float">
            <text:p>0.003531453253993</text:p>
          </table:table-cell>
          <table:table-cell office:value-type="float" office:value="0.00340750375973805" calcext:value-type="float">
            <text:p>0.003407503759738</text:p>
          </table:table-cell>
          <table:table-cell office:value-type="float" office:value="0.00329209250161162" calcext:value-type="float">
            <text:p>0.003292092501612</text:p>
          </table:table-cell>
          <table:table-cell office:value-type="float" office:value="0.00318424960918783" calcext:value-type="float">
            <text:p>0.003184249609188</text:p>
          </table:table-cell>
          <table:table-cell office:value-type="float" office:value="0.00308315994233378" calcext:value-type="float">
            <text:p>0.003083159942334</text:p>
          </table:table-cell>
          <table:table-cell office:value-type="float" office:value="0.00298813212664787" calcext:value-type="float">
            <text:p>0.002988132126648</text:p>
          </table:table-cell>
          <table:table-cell office:value-type="float" office:value="0.00289857486091275" calcext:value-type="float">
            <text:p>0.002898574860913</text:p>
          </table:table-cell>
          <table:table-cell office:value-type="float" office:value="0.00281397856823138" calcext:value-type="float">
            <text:p>0.002813978568231</text:p>
          </table:table-cell>
          <table:table-cell office:value-type="float" office:value="0.00273390102618596" calcext:value-type="float">
            <text:p>0.002733901026186</text:p>
          </table:table-cell>
          <table:table-cell office:value-type="float" office:value="0.00265795599634785" calcext:value-type="float">
            <text:p>0.002657955996348</text:p>
          </table:table-cell>
          <table:table-cell office:value-type="float" office:value="0.00258580414044867" calcext:value-type="float">
            <text:p>0.002585804140449</text:p>
          </table:table-cell>
          <table:table-cell office:value-type="float" office:value="0.00251714569832405" calcext:value-type="float">
            <text:p>0.002517145698324</text:p>
          </table:table-cell>
          <table:table-cell office:value-type="float" office:value="0.00245171453665049" calcext:value-type="float">
            <text:p>0.00245171453665</text:p>
          </table:table-cell>
          <table:table-cell office:value-type="float" office:value="0.00238927327404454" calcext:value-type="float">
            <text:p>0.002389273274045</text:p>
          </table:table-cell>
          <table:table-cell office:value-type="float" office:value="0.0023296092586884" calcext:value-type="float">
            <text:p>0.002329609258688</text:p>
          </table:table-cell>
          <table:table-cell office:value-type="float" office:value="0.00227253122658905" calcext:value-type="float">
            <text:p>0.002272531226589</text:p>
          </table:table-cell>
          <table:table-cell office:value-type="float" office:value="0.00221786650743016" calcext:value-type="float">
            <text:p>0.00221786650743</text:p>
          </table:table-cell>
          <table:table-cell office:value-type="float" office:value="0.00216545867410149" calcext:value-type="float">
            <text:p>0.002165458674102</text:p>
          </table:table-cell>
          <table:table-cell office:value-type="float" office:value="0.00211516555415284" calcext:value-type="float">
            <text:p>0.002115165554153</text:p>
          </table:table-cell>
          <table:table-cell office:value-type="float" office:value="0.00206685753836328" calcext:value-type="float">
            <text:p>0.002066857538363</text:p>
          </table:table-cell>
          <table:table-cell office:value-type="float" office:value="0.00202041613471277" calcext:value-type="float">
            <text:p>0.002020416134713</text:p>
          </table:table-cell>
          <table:table-cell office:value-type="float" office:value="0.00197573272616734" calcext:value-type="float">
            <text:p>0.001975732726167</text:p>
          </table:table-cell>
          <table:table-cell office:value-type="float" office:value="0.0019327074987055" calcext:value-type="float">
            <text:p>0.001932707498706</text:p>
          </table:table-cell>
          <table:table-cell office:value-type="float" office:value="0.00189124851223764" calcext:value-type="float">
            <text:p>0.001891248512238</text:p>
          </table:table-cell>
          <table:table-cell office:value-type="float" office:value="0.00185127089206814" calcext:value-type="float">
            <text:p>0.001851270892068</text:p>
          </table:table-cell>
          <table:table-cell office:value-type="float" office:value="0.00181269612252596" calcext:value-type="float">
            <text:p>0.001812696122526</text:p>
          </table:table-cell>
          <table:table-cell office:value-type="float" office:value="0.00177545142756334" calcext:value-type="float">
            <text:p>0.001775451427563</text:p>
          </table:table-cell>
          <table:table-cell office:value-type="float" office:value="0.00173946922569749" calcext:value-type="float">
            <text:p>0.001739469225697</text:p>
          </table:table-cell>
          <table:table-cell office:value-type="float" office:value="0.00170468664878712" calcext:value-type="float">
            <text:p>0.001704686648787</text:p>
          </table:table-cell>
          <table:table-cell office:value-type="float" office:value="0.00167104511578663" calcext:value-type="float">
            <text:p>0.001671045115787</text:p>
          </table:table-cell>
          <table:table-cell office:value-type="float" office:value="0.001638489954068" calcext:value-type="float">
            <text:p>0.001638489954068</text:p>
          </table:table-cell>
          <table:table-cell office:value-type="float" office:value="0.00160697006201417" calcext:value-type="float">
            <text:p>0.001606970062014</text:p>
          </table:table-cell>
          <table:table-cell office:value-type="float" office:value="0.00157643760756708" calcext:value-type="float">
            <text:p>0.001576437607567</text:p>
          </table:table-cell>
          <table:table-cell office:value-type="float" office:value="0.00154684775818191" calcext:value-type="float">
            <text:p>0.001546847758182</text:p>
          </table:table-cell>
          <table:table-cell office:value-type="float" office:value="0.00151815843829248" calcext:value-type="float">
            <text:p>0.001518158438292</text:p>
          </table:table-cell>
          <table:table-cell office:value-type="float" office:value="0.00149033011099143" calcext:value-type="float">
            <text:p>0.001490330110991</text:p>
          </table:table-cell>
          <table:table-cell office:value-type="float" office:value="0.00146332558101821" calcext:value-type="float">
            <text:p>0.001463325581018</text:p>
          </table:table-cell>
          <table:table-cell office:value-type="float" office:value="0.00143710981660806" calcext:value-type="float">
            <text:p>0.001437109816608</text:p>
          </table:table-cell>
          <table:table-cell office:value-type="float" office:value="0.00141164978804532" calcext:value-type="float">
            <text:p>0.001411649788045</text:p>
          </table:table-cell>
          <table:table-cell office:value-type="float" office:value="0.0013869143210586" calcext:value-type="float">
            <text:p>0.001386914321059</text:p>
          </table:table-cell>
          <table:table-cell office:value-type="float" office:value="0.00136287396343752" calcext:value-type="float">
            <text:p>0.001362873963438</text:p>
          </table:table-cell>
          <table:table-cell office:value-type="float" office:value="0.00133950086345253" calcext:value-type="float">
            <text:p>0.001339500863453</text:p>
          </table:table-cell>
          <table:table-cell office:value-type="float" office:value="0.00131676865883069" calcext:value-type="float">
            <text:p>0.001316768658831</text:p>
          </table:table-cell>
          <table:table-cell office:value-type="float" office:value="0.00129465237520339" calcext:value-type="float">
            <text:p>0.001294652375203</text:p>
          </table:table-cell>
          <table:table-cell office:value-type="float" office:value="0.00127312833305705" calcext:value-type="float">
            <text:p>0.001273128333057</text:p>
          </table:table-cell>
          <table:table-cell office:value-type="float" office:value="0.00125217406234635" calcext:value-type="float">
            <text:p>0.001252174062346</text:p>
          </table:table-cell>
          <table:table-cell office:value-type="float" office:value="0.00123176822401713" calcext:value-type="float">
            <text:p>0.001231768224017</text:p>
          </table:table-cell>
          <table:table-cell office:value-type="float" office:value="0.00121189053777014" calcext:value-type="float">
            <text:p>0.00121189053777</text:p>
          </table:table-cell>
          <table:table-cell office:value-type="float" office:value="0.00119252171548018" calcext:value-type="float">
            <text:p>0.00119252171548</text:p>
          </table:table-cell>
          <table:table-cell office:value-type="float" office:value="0.00117364339973967" calcext:value-type="float">
            <text:p>0.00117364339974</text:p>
          </table:table-cell>
          <table:table-cell office:value-type="float" office:value="0.00115523810706487" calcext:value-type="float">
            <text:p>0.001155238107065</text:p>
          </table:table-cell>
          <table:table-cell office:value-type="float" office:value="0.00113728917533424" calcext:value-type="float">
            <text:p>0.001137289175334</text:p>
          </table:table-cell>
          <table:table-cell office:value-type="float" office:value="0.00111978071509356" calcext:value-type="float">
            <text:p>0.001119780715094</text:p>
          </table:table-cell>
          <table:table-cell office:value-type="float" office:value="0.00110269756438268" calcext:value-type="float">
            <text:p>0.001102697564383</text:p>
          </table:table-cell>
          <table:table-cell office:value-type="float" office:value="0.0010860252467845" calcext:value-type="float">
            <text:p>0.001086025246785</text:p>
          </table:table-cell>
          <table:table-cell office:value-type="float" office:value="0.00106974993242988" calcext:value-type="float">
            <text:p>0.00106974993243</text:p>
          </table:table-cell>
          <table:table-cell office:value-type="float" office:value="0.0010538584016914" calcext:value-type="float">
            <text:p>0.001053858401691</text:p>
          </table:table-cell>
          <table:table-cell office:value-type="float" office:value="0.00103833801137473" calcext:value-type="float">
            <text:p>0.001038338011375</text:p>
          </table:table-cell>
          <table:table-cell office:value-type="float" office:value="0.00102317666317839" calcext:value-type="float">
            <text:p>0.001023176663178</text:p>
          </table:table-cell>
          <table:table-cell office:value-type="float" office:value="0.00100836277425204" calcext:value-type="float">
            <text:p>0.001008362774252</text:p>
          </table:table-cell>
          <table:table-cell office:value-type="float" office:value="0.000993885249697253" calcext:value-type="float">
            <text:p>0.000993885249697</text:p>
          </table:table-cell>
          <table:table-cell office:value-type="float" office:value="0.000979733456831526" calcext:value-type="float">
            <text:p>0.000979733456832</text:p>
          </table:table-cell>
          <table:table-cell office:value-type="float" office:value="0.000965897201119429" calcext:value-type="float">
            <text:p>0.000965897201119</text:p>
          </table:table-cell>
          <table:table-cell office:value-type="float" office:value="0.000952366703607911" calcext:value-type="float">
            <text:p>0.000952366703608</text:p>
          </table:table-cell>
          <table:table-cell office:value-type="float" office:value="0.00093913257977749" calcext:value-type="float">
            <text:p>0.000939132579777</text:p>
          </table:table-cell>
          <table:table-cell office:value-type="float" office:value="0.00092618581969226" calcext:value-type="float">
            <text:p>0.000926185819692</text:p>
          </table:table-cell>
          <table:table-cell office:value-type="float" office:value="0.000913517769363512" calcext:value-type="float">
            <text:p>0.000913517769364</text:p>
          </table:table-cell>
          <table:table-cell office:value-type="float" office:value="0.000901120113229685" calcext:value-type="float">
            <text:p>0.00090112011323</text:p>
          </table:table-cell>
          <table:table-cell office:value-type="float" office:value="0.000888984857682352" calcext:value-type="float">
            <text:p>0.000888984857682</text:p>
          </table:table-cell>
          <table:table-cell office:value-type="float" office:value="0.000877104315558118" calcext:value-type="float">
            <text:p>0.000877104315558</text:p>
          </table:table-cell>
          <table:table-cell office:value-type="float" office:value="0.000865471091534035" calcext:value-type="float">
            <text:p>0.000865471091534</text:p>
          </table:table-cell>
          <table:table-cell office:value-type="float" office:value="0.000854078068361881" calcext:value-type="float">
            <text:p>0.000854078068362</text:p>
          </table:table-cell>
          <table:table-cell office:value-type="float" office:value="0.000842918393885147" calcext:value-type="float">
            <text:p>0.000842918393885</text:p>
          </table:table-cell>
          <table:table-cell office:value-type="float" office:value="0.000831985468786951" calcext:value-type="float">
            <text:p>0.000831985468787</text:p>
          </table:table-cell>
          <table:table-cell office:value-type="float" office:value="0.000821272935020779" calcext:value-type="float">
            <text:p>0.000821272935021</text:p>
          </table:table-cell>
          <table:table-cell office:value-type="float" office:value="0.000810774664875764" calcext:value-type="float">
            <text:p>0.000810774664876</text:p>
          </table:table-cell>
          <table:table-cell office:value-type="float" office:value="0.000800484750643296" calcext:value-type="float">
            <text:p>0.000800484750643</text:p>
          </table:table-cell>
          <table:table-cell office:value-type="float" office:value="0.000790397494833286" calcext:value-type="float">
            <text:p>0.000790397494833</text:p>
          </table:table-cell>
          <table:table-cell office:value-type="float" office:value="0.000780507400921433" calcext:value-type="float">
            <text:p>0.000780507400921</text:p>
          </table:table-cell>
          <table:table-cell office:value-type="float" office:value="0.000770809164581871" calcext:value-type="float">
            <text:p>0.000770809164582</text:p>
          </table:table-cell>
          <table:table-cell office:value-type="float" office:value="0.000761297665376601" calcext:value-type="float">
            <text:p>0.000761297665377</text:p>
          </table:table-cell>
          <table:table-cell office:value-type="float" office:value="0.000751967958882996" calcext:value-type="float">
            <text:p>0.000751967958883</text:p>
          </table:table-cell>
          <table:table-cell office:value-type="float" office:value="0.00074281526921849" calcext:value-type="float">
            <text:p>0.000742815269218</text:p>
          </table:table-cell>
          <table:table-cell office:value-type="float" office:value="0.000733834981951454" calcext:value-type="float">
            <text:p>0.000733834981951</text:p>
          </table:table-cell>
          <table:table-cell office:value-type="float" office:value="0.000725022637365128" calcext:value-type="float">
            <text:p>0.000725022637365</text:p>
          </table:table-cell>
          <table:table-cell office:value-type="float" office:value="0.000716373924062307" calcext:value-type="float">
            <text:p>0.000716373924062</text:p>
          </table:table-cell>
          <table:table-cell office:value-type="float" office:value="0.000707884672882203" calcext:value-type="float">
            <text:p>0.000707884672882</text:p>
          </table:table-cell>
          <table:table-cell office:value-type="float" office:value="0.000699550851120584" calcext:value-type="float">
            <text:p>0.000699550851121</text:p>
          </table:table-cell>
          <table:table-cell office:value-type="float" office:value="0.00069136855702707" calcext:value-type="float">
            <text:p>0.000691368557027</text:p>
          </table:table-cell>
          <table:table-cell office:value-type="float" office:value="0.000683334014570303" calcext:value-type="float">
            <text:p>0.00068333401457</text:p>
          </table:table-cell>
          <table:table-cell office:value-type="float" office:value="0.000675443568452641" calcext:value-type="float">
            <text:p>0.000675443568453</text:p>
          </table:table-cell>
          <table:table-cell office:value-type="float" office:value="0.000667693679359997" calcext:value-type="float">
            <text:p>0.00066769367936</text:p>
          </table:table-cell>
          <table:table-cell office:value-type="float" office:value="0.000660080919436109" calcext:value-type="float">
            <text:p>0.000660080919436</text:p>
          </table:table-cell>
          <table:table-cell office:value-type="float" office:value="0.000652601967968491" calcext:value-type="float">
            <text:p>0.000652601967968</text:p>
          </table:table-cell>
          <table:table-cell office:value-type="float" office:value="0.000645253607273068" calcext:value-type="float">
            <text:p>0.000645253607273</text:p>
          </table:table-cell>
          <table:table-cell office:value-type="float" office:value="0.000638032718764741" calcext:value-type="float">
            <text:p>0.000638032718765</text:p>
          </table:table-cell>
          <table:table-cell office:value-type="float" office:value="0.000630936279212324" calcext:value-type="float">
            <text:p>0.000630936279212</text:p>
          </table:table-cell>
          <table:table-cell office:value-type="float" office:value="0.000623961357156031" calcext:value-type="float">
            <text:p>0.000623961357156</text:p>
          </table:table-cell>
          <table:table-cell office:value-type="float" office:value="0.000617105109492699" calcext:value-type="float">
            <text:p>0.000617105109493</text:p>
          </table:table-cell>
          <table:table-cell office:value-type="float" office:value="0.000610364778202541" calcext:value-type="float">
            <text:p>0.000610364778203</text:p>
          </table:table-cell>
          <table:table-cell office:value-type="float" office:value="0.00060373768723305" calcext:value-type="float">
            <text:p>0.000603737687233</text:p>
          </table:table-cell>
          <table:table-cell office:value-type="float" office:value="0.000597221239506288" calcext:value-type="float">
            <text:p>0.000597221239506</text:p>
          </table:table-cell>
          <table:table-cell office:value-type="float" office:value="0.000590812914064404" calcext:value-type="float">
            <text:p>0.000590812914064</text:p>
          </table:table-cell>
          <table:table-cell office:value-type="float" office:value="0.000584510263336728" calcext:value-type="float">
            <text:p>0.000584510263337</text:p>
          </table:table-cell>
          <table:table-cell office:value-type="float" office:value="0.000578310910519752" calcext:value-type="float">
            <text:p>0.00057831091052</text:p>
          </table:table-cell>
          <table:table-cell office:value-type="float" office:value="0.000572212547073045" calcext:value-type="float">
            <text:p>0.000572212547073</text:p>
          </table:table-cell>
          <table:table-cell office:value-type="float" office:value="0.000566212930319969" calcext:value-type="float">
            <text:p>0.00056621293032</text:p>
          </table:table-cell>
          <table:table-cell office:value-type="float" office:value="0.000560309881142368" calcext:value-type="float">
            <text:p>0.000560309881142</text:p>
          </table:table-cell>
          <table:table-cell office:value-type="float" office:value="0.000554501281781938" calcext:value-type="float">
            <text:p>0.000554501281782</text:p>
          </table:table-cell>
          <table:table-cell office:value-type="float" office:value="0.000548785073723362" calcext:value-type="float">
            <text:p>0.000548785073723</text:p>
          </table:table-cell>
          <table:table-cell office:value-type="float" office:value="0.000543159255668445" calcext:value-type="float">
            <text:p>0.000543159255668</text:p>
          </table:table-cell>
          <table:table-cell office:value-type="float" office:value="0.00053762188158886" calcext:value-type="float">
            <text:p>0.000537621881589</text:p>
          </table:table-cell>
          <table:table-cell office:value-type="float" office:value="0.00053217105886267" calcext:value-type="float">
            <text:p>0.000532171058863</text:p>
          </table:table-cell>
          <table:table-cell office:value-type="float" office:value="0.000526804946482345" calcext:value-type="float">
            <text:p>0.000526804946482</text:p>
          </table:table-cell>
          <table:table-cell office:value-type="float" office:value="0.000521521753332331" calcext:value-type="float">
            <text:p>0.000521521753332</text:p>
          </table:table-cell>
          <table:table-cell office:value-type="float" office:value="0.000516319736540965" calcext:value-type="float">
            <text:p>0.000516319736541</text:p>
          </table:table-cell>
          <table:table-cell office:value-type="float" office:value="0.000511197199889016" calcext:value-type="float">
            <text:p>0.000511197199889</text:p>
          </table:table-cell>
          <table:table-cell office:value-type="float" office:value="0.000506152492288741" calcext:value-type="float">
            <text:p>0.000506152492289</text:p>
          </table:table-cell>
          <table:table-cell office:value-type="float" office:value="0.000501184006314055" calcext:value-type="float">
            <text:p>0.000501184006314</text:p>
          </table:table-cell>
          <table:table-cell office:value-type="float" office:value="0.000496290176793747" calcext:value-type="float">
            <text:p>0.000496290176794</text:p>
          </table:table-cell>
          <table:table-cell office:value-type="float" office:value="0.000491469479453647" calcext:value-type="float">
            <text:p>0.000491469479454</text:p>
          </table:table-cell>
          <table:table-cell office:value-type="float" office:value="0.000486720429614643" calcext:value-type="float">
            <text:p>0.000486720429615</text:p>
          </table:table-cell>
          <table:table-cell office:value-type="float" office:value="0.000482041580935999" calcext:value-type="float">
            <text:p>0.000482041580936</text:p>
          </table:table-cell>
          <table:table-cell office:value-type="float" office:value="0.000477431524210216" calcext:value-type="float">
            <text:p>0.00047743152421</text:p>
          </table:table-cell>
          <table:table-cell office:value-type="float" office:value="0.000472888886197531" calcext:value-type="float">
            <text:p>0.000472888886198</text:p>
          </table:table-cell>
          <table:table-cell office:value-type="float" office:value="0.000468412328508144" calcext:value-type="float">
            <text:p>0.000468412328508</text:p>
          </table:table-cell>
          <table:table-cell office:value-type="float" office:value="0.000464000546522788" calcext:value-type="float">
            <text:p>0.000464000546523</text:p>
          </table:table-cell>
          <table:table-cell office:value-type="float" office:value="0.000459652268357492" calcext:value-type="float">
            <text:p>0.000459652268357</text:p>
          </table:table-cell>
          <table:table-cell office:value-type="float" office:value="0.000455366253857869" calcext:value-type="float">
            <text:p>0.000455366253858</text:p>
          </table:table-cell>
          <table:table-cell office:value-type="float" office:value="0.00045114129363834" calcext:value-type="float">
            <text:p>0.000451141293638</text:p>
          </table:table-cell>
          <table:table-cell office:value-type="float" office:value="0.000446976208148788" calcext:value-type="float">
            <text:p>0.000446976208149</text:p>
          </table:table-cell>
          <table:table-cell office:value-type="float" office:value="0.000442869846781039" calcext:value-type="float">
            <text:p>0.000442869846781</text:p>
          </table:table-cell>
          <table:table-cell office:value-type="float" office:value="0.000438821087003006" calcext:value-type="float">
            <text:p>0.000438821087003</text:p>
          </table:table-cell>
          <table:table-cell office:value-type="float" office:value="0.000434828833524337" calcext:value-type="float">
            <text:p>0.000434828833524</text:p>
          </table:table-cell>
          <table:table-cell office:value-type="float" office:value="0.000430892017488885" calcext:value-type="float">
            <text:p>0.000430892017489</text:p>
          </table:table-cell>
          <table:table-cell office:value-type="float" office:value="0.000427009595704192" calcext:value-type="float">
            <text:p>0.000427009595704</text:p>
          </table:table-cell>
          <table:table-cell office:value-type="float" office:value="0.000423180549886463" calcext:value-type="float">
            <text:p>0.000423180549886</text:p>
          </table:table-cell>
          <table:table-cell office:value-type="float" office:value="0.000419403885936888" calcext:value-type="float">
            <text:p>0.000419403885937</text:p>
          </table:table-cell>
          <table:table-cell office:value-type="float" office:value="0.000415678633245695" calcext:value-type="float">
            <text:p>0.000415678633246</text:p>
          </table:table-cell>
          <table:table-cell office:value-type="float" office:value="0.000412003844014" calcext:value-type="float">
            <text:p>0.000412003844014</text:p>
          </table:table-cell>
          <table:table-cell office:value-type="float" office:value="0.000408378592605146" calcext:value-type="float">
            <text:p>0.000408378592605</text:p>
          </table:table-cell>
          <table:table-cell office:value-type="float" office:value="0.000404801974908847" calcext:value-type="float">
            <text:p>0.000404801974909</text:p>
          </table:table-cell>
          <table:table-cell office:value-type="float" office:value="0.000401273107738705" calcext:value-type="float">
            <text:p>0.000401273107739</text:p>
          </table:table-cell>
          <table:table-cell office:value-type="float" office:value="0.00039779112823819" calcext:value-type="float">
            <text:p>0.000397791128238</text:p>
          </table:table-cell>
          <table:table-cell office:value-type="float" office:value="0.000394355193315692" calcext:value-type="float">
            <text:p>0.000394355193316</text:p>
          </table:table-cell>
          <table:table-cell office:value-type="float" office:value="0.00039096447909149" calcext:value-type="float">
            <text:p>0.000390964479091</text:p>
          </table:table-cell>
          <table:table-cell office:value-type="float" office:value="0.000387618180365458" calcext:value-type="float">
            <text:p>0.000387618180365</text:p>
          </table:table-cell>
          <table:table-cell office:value-type="float" office:value="0.000384315510105523" calcext:value-type="float">
            <text:p>0.000384315510106</text:p>
          </table:table-cell>
          <table:table-cell office:value-type="float" office:value="0.000381055698946161" calcext:value-type="float">
            <text:p>0.0003810556989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000366729406336757" calcext:value-type="float">
            <text:p>0.000366729406337</text:p>
          </table:table-cell>
          <table:table-cell office:value-type="float" office:value="0.000369920571452152" calcext:value-type="float">
            <text:p>0.000369920571452</text:p>
          </table:table-cell>
          <table:table-cell office:value-type="float" office:value="0.000373154752610678" calcext:value-type="float">
            <text:p>0.000373154752611</text:p>
          </table:table-cell>
          <table:table-cell office:value-type="float" office:value="0.000376432748494374" calcext:value-type="float">
            <text:p>0.000376432748494</text:p>
          </table:table-cell>
          <table:table-cell office:value-type="float" office:value="0.000379755376924972" calcext:value-type="float">
            <text:p>0.000379755376925</text:p>
          </table:table-cell>
          <table:table-cell office:value-type="float" office:value="0.000383123475436087" calcext:value-type="float">
            <text:p>0.000383123475436</text:p>
          </table:table-cell>
          <table:table-cell office:value-type="float" office:value="0.000386537901856728" calcext:value-type="float">
            <text:p>0.000386537901857</text:p>
          </table:table-cell>
          <table:table-cell office:value-type="float" office:value="0.000389999534921453" calcext:value-type="float">
            <text:p>0.000389999534921</text:p>
          </table:table-cell>
          <table:table-cell office:value-type="float" office:value="0.000393509274903319" calcext:value-type="float">
            <text:p>0.000393509274903</text:p>
          </table:table-cell>
          <table:table-cell office:value-type="float" office:value="0.000397068044265116" calcext:value-type="float">
            <text:p>0.000397068044265</text:p>
          </table:table-cell>
          <table:table-cell office:value-type="float" office:value="0.000400676788339649" calcext:value-type="float">
            <text:p>0.00040067678834</text:p>
          </table:table-cell>
          <table:table-cell office:value-type="float" office:value="0.000404336476030999" calcext:value-type="float">
            <text:p>0.000404336476031</text:p>
          </table:table-cell>
          <table:table-cell office:value-type="float" office:value="0.000408048100543301" calcext:value-type="float">
            <text:p>0.000408048100543</text:p>
          </table:table-cell>
          <table:table-cell office:value-type="float" office:value="0.00041181268013758" calcext:value-type="float">
            <text:p>0.000411812680138</text:p>
          </table:table-cell>
          <table:table-cell office:value-type="float" office:value="0.000415631258916353" calcext:value-type="float">
            <text:p>0.000415631258916</text:p>
          </table:table-cell>
          <table:table-cell office:value-type="float" office:value="0.000419504907635735" calcext:value-type="float">
            <text:p>0.000419504907636</text:p>
          </table:table-cell>
          <table:table-cell office:value-type="float" office:value="0.000423434724548436" calcext:value-type="float">
            <text:p>0.000423434724548</text:p>
          </table:table-cell>
          <table:table-cell office:value-type="float" office:value="0.00042742183628714" calcext:value-type="float">
            <text:p>0.000427421836287</text:p>
          </table:table-cell>
          <table:table-cell office:value-type="float" office:value="0.000431467398768226" calcext:value-type="float">
            <text:p>0.000431467398768</text:p>
          </table:table-cell>
          <table:table-cell office:value-type="float" office:value="0.000435572598139439" calcext:value-type="float">
            <text:p>0.000435572598139</text:p>
          </table:table-cell>
          <table:table-cell office:value-type="float" office:value="0.000439738651763366" calcext:value-type="float">
            <text:p>0.000439738651763</text:p>
          </table:table-cell>
          <table:table-cell office:value-type="float" office:value="0.00044396680923805" calcext:value-type="float">
            <text:p>0.000443966809238</text:p>
          </table:table-cell>
          <table:table-cell office:value-type="float" office:value="0.000448258353458232" calcext:value-type="float">
            <text:p>0.000448258353458</text:p>
          </table:table-cell>
          <table:table-cell office:value-type="float" office:value="0.000452614601717174" calcext:value-type="float">
            <text:p>0.000452614601717</text:p>
          </table:table-cell>
          <table:table-cell office:value-type="float" office:value="0.000457036906855377" calcext:value-type="float">
            <text:p>0.000457036906855</text:p>
          </table:table-cell>
          <table:table-cell office:value-type="float" office:value="0.000461526658456193" calcext:value-type="float">
            <text:p>0.000461526658456</text:p>
          </table:table-cell>
          <table:table-cell office:value-type="float" office:value="0.00046608528408376" calcext:value-type="float">
            <text:p>0.000466085284084</text:p>
          </table:table-cell>
          <table:table-cell office:value-type="float" office:value="0.000470714250579094" calcext:value-type="float">
            <text:p>0.000470714250579</text:p>
          </table:table-cell>
          <table:table-cell office:value-type="float" office:value="0.000475415065401961" calcext:value-type="float">
            <text:p>0.000475415065402</text:p>
          </table:table-cell>
          <table:table-cell office:value-type="float" office:value="0.000480189278037847" calcext:value-type="float">
            <text:p>0.000480189278038</text:p>
          </table:table-cell>
          <table:table-cell office:value-type="float" office:value="0.000485038481453384" calcext:value-type="float">
            <text:p>0.000485038481453</text:p>
          </table:table-cell>
          <table:table-cell office:value-type="float" office:value="0.000489964313619649" calcext:value-type="float">
            <text:p>0.00048996431362</text:p>
          </table:table-cell>
          <table:table-cell office:value-type="float" office:value="0.000494968459095957" calcext:value-type="float">
            <text:p>0.000494968459096</text:p>
          </table:table-cell>
          <table:table-cell office:value-type="float" office:value="0.000500052650684993" calcext:value-type="float">
            <text:p>0.000500052650685</text:p>
          </table:table-cell>
          <table:table-cell office:value-type="float" office:value="0.000505218671155032" calcext:value-type="float">
            <text:p>0.000505218671155</text:p>
          </table:table-cell>
          <table:table-cell office:value-type="float" office:value="0.000510468355040606" calcext:value-type="float">
            <text:p>0.000510468355041</text:p>
          </table:table-cell>
          <table:table-cell office:value-type="float" office:value="0.000515803590516403" calcext:value-type="float">
            <text:p>0.000515803590516</text:p>
          </table:table-cell>
          <table:table-cell office:value-type="float" office:value="0.000521226321358017" calcext:value-type="float">
            <text:p>0.000521226321358</text:p>
          </table:table-cell>
          <table:table-cell office:value-type="float" office:value="0.000526738548988178" calcext:value-type="float">
            <text:p>0.000526738548988</text:p>
          </table:table-cell>
          <table:table-cell office:value-type="float" office:value="0.000532342334612894" calcext:value-type="float">
            <text:p>0.000532342334613</text:p>
          </table:table-cell>
          <table:table-cell office:value-type="float" office:value="0.00053803980145556" calcext:value-type="float">
            <text:p>0.000538039801456</text:p>
          </table:table-cell>
          <table:table-cell office:value-type="float" office:value="0.000543833137087738" calcext:value-type="float">
            <text:p>0.000543833137088</text:p>
          </table:table-cell>
          <table:table-cell office:value-type="float" office:value="0.00054972459587458" calcext:value-type="float">
            <text:p>0.000549724595875</text:p>
          </table:table-cell>
          <table:table-cell office:value-type="float" office:value="0.000555716501521071" calcext:value-type="float">
            <text:p>0.000555716501521</text:p>
          </table:table-cell>
          <table:table-cell office:value-type="float" office:value="0.000561811249749812" calcext:value-type="float">
            <text:p>0.00056181124975</text:p>
          </table:table-cell>
          <table:table-cell office:value-type="float" office:value="0.000568011311091098" calcext:value-type="float">
            <text:p>0.000568011311091</text:p>
          </table:table-cell>
          <table:table-cell office:value-type="float" office:value="0.000574319233813538" calcext:value-type="float">
            <text:p>0.000574319233814</text:p>
          </table:table-cell>
          <table:table-cell office:value-type="float" office:value="0.000580737646989582" calcext:value-type="float">
            <text:p>0.00058073764699</text:p>
          </table:table-cell>
          <table:table-cell office:value-type="float" office:value="0.00058726926370731" calcext:value-type="float">
            <text:p>0.000587269263707</text:p>
          </table:table-cell>
          <table:table-cell office:value-type="float" office:value="0.00059391688444084" calcext:value-type="float">
            <text:p>0.000593916884441</text:p>
          </table:table-cell>
          <table:table-cell office:value-type="float" office:value="0.00060068340058285" calcext:value-type="float">
            <text:p>0.000600683400583</text:p>
          </table:table-cell>
          <table:table-cell office:value-type="float" office:value="0.000607571798147567" calcext:value-type="float">
            <text:p>0.000607571798148</text:p>
          </table:table-cell>
          <table:table-cell office:value-type="float" office:value="0.000614585161666873" calcext:value-type="float">
            <text:p>0.000614585161667</text:p>
          </table:table-cell>
          <table:table-cell office:value-type="float" office:value="0.000621726678264888" calcext:value-type="float">
            <text:p>0.000621726678265</text:p>
          </table:table-cell>
          <table:table-cell office:value-type="float" office:value="0.000628999641956565" calcext:value-type="float">
            <text:p>0.000628999641957</text:p>
          </table:table-cell>
          <table:table-cell office:value-type="float" office:value="0.000636407458150968" calcext:value-type="float">
            <text:p>0.000636407458151</text:p>
          </table:table-cell>
          <table:table-cell office:value-type="float" office:value="0.00064395364839436" calcext:value-type="float">
            <text:p>0.000643953648394</text:p>
          </table:table-cell>
          <table:table-cell office:value-type="float" office:value="0.00065164185535124" calcext:value-type="float">
            <text:p>0.000651641855351</text:p>
          </table:table-cell>
          <table:table-cell office:value-type="float" office:value="0.000659475848052262" calcext:value-type="float">
            <text:p>0.000659475848052</text:p>
          </table:table-cell>
          <table:table-cell office:value-type="float" office:value="0.000667459527419159" calcext:value-type="float">
            <text:p>0.000667459527419</text:p>
          </table:table-cell>
          <table:table-cell office:value-type="float" office:value="0.000675596932077577" calcext:value-type="float">
            <text:p>0.000675596932078</text:p>
          </table:table-cell>
          <table:table-cell office:value-type="float" office:value="0.000683892244488211" calcext:value-type="float">
            <text:p>0.000683892244488</text:p>
          </table:table-cell>
          <table:table-cell office:value-type="float" office:value="0.000692349797408746" calcext:value-type="float">
            <text:p>0.000692349797409</text:p>
          </table:table-cell>
          <table:table-cell office:value-type="float" office:value="0.000700974080710286" calcext:value-type="float">
            <text:p>0.00070097408071</text:p>
          </table:table-cell>
          <table:table-cell office:value-type="float" office:value="0.000709769748569657" calcext:value-type="float">
            <text:p>0.00070976974857</text:p>
          </table:table-cell>
          <table:table-cell office:value-type="float" office:value="0.00071874162706783" calcext:value-type="float">
            <text:p>0.000718741627068</text:p>
          </table:table-cell>
          <table:table-cell office:value-type="float" office:value="0.000727894722210444" calcext:value-type="float">
            <text:p>0.00072789472221</text:p>
          </table:table-cell>
          <table:table-cell office:value-type="float" office:value="0.000737234228412585" calcext:value-type="float">
            <text:p>0.000737234228413</text:p>
          </table:table-cell>
          <table:table-cell office:value-type="float" office:value="0.00074676553746759" calcext:value-type="float">
            <text:p>0.000746765537468</text:p>
          </table:table-cell>
          <table:table-cell office:value-type="float" office:value="0.000756494248040271" calcext:value-type="float">
            <text:p>0.00075649424804</text:p>
          </table:table-cell>
          <table:table-cell office:value-type="float" office:value="0.000766426175718517" calcext:value-type="float">
            <text:p>0.000766426175719</text:p>
          </table:table-cell>
          <table:table-cell office:value-type="float" office:value="0.000776567363660271" calcext:value-type="float">
            <text:p>0.00077656736366</text:p>
          </table:table-cell>
          <table:table-cell office:value-type="float" office:value="0.000786924093878993" calcext:value-type="float">
            <text:p>0.000786924093879</text:p>
          </table:table-cell>
          <table:table-cell office:value-type="float" office:value="0.000797502899220054" calcext:value-type="float">
            <text:p>0.00079750289922</text:p>
          </table:table-cell>
          <table:table-cell office:value-type="float" office:value="0.000808310576069646" calcext:value-type="float">
            <text:p>0.00080831057607</text:p>
          </table:table-cell>
          <table:table-cell office:value-type="float" office:value="0.000819354197845743" calcext:value-type="float">
            <text:p>0.000819354197846</text:p>
          </table:table-cell>
          <table:table-cell office:value-type="float" office:value="0.000830641129347655" calcext:value-type="float">
            <text:p>0.000830641129348</text:p>
          </table:table-cell>
          <table:table-cell office:value-type="float" office:value="0.000842179042004587" calcext:value-type="float">
            <text:p>0.000842179042005</text:p>
          </table:table-cell>
          <table:table-cell office:value-type="float" office:value="0.00085397593011618" calcext:value-type="float">
            <text:p>0.000853975930116</text:p>
          </table:table-cell>
          <table:table-cell office:value-type="float" office:value="0.00086604012813238" calcext:value-type="float">
            <text:p>0.000866040128132</text:p>
          </table:table-cell>
          <table:table-cell office:value-type="float" office:value="0.000878380329079312" calcext:value-type="float">
            <text:p>0.000878380329079</text:p>
          </table:table-cell>
          <table:table-cell office:value-type="float" office:value="0.000891005604211646" calcext:value-type="float">
            <text:p>0.000891005604212</text:p>
          </table:table-cell>
          <table:table-cell office:value-type="float" office:value="0.000903925423977584" calcext:value-type="float">
            <text:p>0.000903925423978</text:p>
          </table:table-cell>
          <table:table-cell office:value-type="float" office:value="0.00091714968042212" calcext:value-type="float">
            <text:p>0.000917149680422</text:p>
          </table:table-cell>
          <table:table-cell office:value-type="float" office:value="0.000930688711128013" calcext:value-type="float">
            <text:p>0.000930688711128</text:p>
          </table:table-cell>
          <table:table-cell office:value-type="float" office:value="0.000944553324835238" calcext:value-type="float">
            <text:p>0.000944553324835</text:p>
          </table:table-cell>
          <table:table-cell office:value-type="float" office:value="0.000958754828865489" calcext:value-type="float">
            <text:p>0.000958754828865</text:p>
          </table:table-cell>
          <table:table-cell office:value-type="float" office:value="0.000973305058512176" calcext:value-type="float">
            <text:p>0.000973305058512</text:p>
          </table:table-cell>
          <table:table-cell office:value-type="float" office:value="0.000988216408570408" calcext:value-type="float">
            <text:p>0.00098821640857</text:p>
          </table:table-cell>
          <table:table-cell office:value-type="float" office:value="0.00100350186717065" calcext:value-type="float">
            <text:p>0.001003501867171</text:p>
          </table:table-cell>
          <table:table-cell office:value-type="float" office:value="0.00101917505215519" calcext:value-type="float">
            <text:p>0.001019175052155</text:p>
          </table:table-cell>
          <table:table-cell office:value-type="float" office:value="0.00103525025016925" calcext:value-type="float">
            <text:p>0.001035250250169</text:p>
          </table:table-cell>
          <table:table-cell office:value-type="float" office:value="0.00105174245878269" calcext:value-type="float">
            <text:p>0.001051742458783</text:p>
          </table:table-cell>
          <table:table-cell office:value-type="float" office:value="0.00106866743185121" calcext:value-type="float">
            <text:p>0.001068667431851</text:p>
          </table:table-cell>
          <table:table-cell office:value-type="float" office:value="0.00108604172846203" calcext:value-type="float">
            <text:p>0.001086041728462</text:p>
          </table:table-cell>
          <table:table-cell office:value-type="float" office:value="0.00110388276579593" calcext:value-type="float">
            <text:p>0.001103882765796</text:p>
          </table:table-cell>
          <table:table-cell office:value-type="float" office:value="0.001122208876248" calcext:value-type="float">
            <text:p>0.001122208876248</text:p>
          </table:table-cell>
          <table:table-cell office:value-type="float" office:value="0.00114103936927928" calcext:value-type="float">
            <text:p>0.001141039369279</text:p>
          </table:table-cell>
          <table:table-cell office:value-type="float" office:value="0.00116039459839993" calcext:value-type="float">
            <text:p>0.0011603945984</text:p>
          </table:table-cell>
          <table:table-cell office:value-type="float" office:value="0.00118029603384805" calcext:value-type="float">
            <text:p>0.001180296033848</text:p>
          </table:table-cell>
          <table:table-cell office:value-type="float" office:value="0.0012007663415187" calcext:value-type="float">
            <text:p>0.001200766341519</text:p>
          </table:table-cell>
          <table:table-cell office:value-type="float" office:value="0.00122182946878652" calcext:value-type="float">
            <text:p>0.001221829468787</text:p>
          </table:table-cell>
          <table:table-cell office:value-type="float" office:value="0.00124351073796219" calcext:value-type="float">
            <text:p>0.001243510737962</text:p>
          </table:table-cell>
          <table:table-cell office:value-type="float" office:value="0.00126583694817207" calcext:value-type="float">
            <text:p>0.001265836948172</text:p>
          </table:table-cell>
          <table:table-cell office:value-type="float" office:value="0.00128883648658603" calcext:value-type="float">
            <text:p>0.001288836486586</text:p>
          </table:table-cell>
          <table:table-cell office:value-type="float" office:value="0.00131253945003565" calcext:value-type="float">
            <text:p>0.001312539450036</text:p>
          </table:table-cell>
          <table:table-cell office:value-type="float" office:value="0.00133697777815639" calcext:value-type="float">
            <text:p>0.001336977778156</text:p>
          </table:table-cell>
          <table:table-cell office:value-type="float" office:value="0.00136218539938633" calcext:value-type="float">
            <text:p>0.001362185399386</text:p>
          </table:table-cell>
          <table:table-cell office:value-type="float" office:value="0.00138819839130626" calcext:value-type="float">
            <text:p>0.001388198391306</text:p>
          </table:table-cell>
          <table:table-cell office:value-type="float" office:value="0.00141505515701772" calcext:value-type="float">
            <text:p>0.001415055157018</text:p>
          </table:table-cell>
          <table:table-cell office:value-type="float" office:value="0.00144279661947388" calcext:value-type="float">
            <text:p>0.001442796619474</text:p>
          </table:table-cell>
          <table:table-cell office:value-type="float" office:value="0.0014714664359735" calcext:value-type="float">
            <text:p>0.001471466435974</text:p>
          </table:table-cell>
          <table:table-cell office:value-type="float" office:value="0.00150111123531425" calcext:value-type="float">
            <text:p>0.001501111235314</text:p>
          </table:table-cell>
          <table:table-cell office:value-type="float" office:value="0.00153178088050192" calcext:value-type="float">
            <text:p>0.001531780880502</text:p>
          </table:table-cell>
          <table:table-cell office:value-type="float" office:value="0.00156352876030467" calcext:value-type="float">
            <text:p>0.001563528760305</text:p>
          </table:table-cell>
          <table:table-cell office:value-type="float" office:value="0.00159641211348784" calcext:value-type="float">
            <text:p>0.001596412113488</text:p>
          </table:table-cell>
          <table:table-cell office:value-type="float" office:value="0.00163049239009643" calcext:value-type="float">
            <text:p>0.001630492390096</text:p>
          </table:table-cell>
          <table:table-cell office:value-type="float" office:value="0.00166583565492632" calcext:value-type="float">
            <text:p>0.001665835654926</text:p>
          </table:table-cell>
          <table:table-cell office:value-type="float" office:value="0.00170251303904882" calcext:value-type="float">
            <text:p>0.001702513039049</text:p>
          </table:table-cell>
          <table:table-cell office:value-type="float" office:value="0.00174060124634431" calcext:value-type="float">
            <text:p>0.001740601246344</text:p>
          </table:table-cell>
          <table:table-cell office:value-type="float" office:value="0.00178018312306202" calcext:value-type="float">
            <text:p>0.001780183123062</text:p>
          </table:table-cell>
          <table:table-cell office:value-type="float" office:value="0.00182134829985779" calcext:value-type="float">
            <text:p>0.001821348299858</text:p>
          </table:table-cell>
          <table:table-cell office:value-type="float" office:value="0.00186419391743349" calcext:value-type="float">
            <text:p>0.001864193917433</text:p>
          </table:table-cell>
          <table:table-cell office:value-type="float" office:value="0.0019088254488775" calcext:value-type="float">
            <text:p>0.001908825448878</text:p>
          </table:table-cell>
          <table:table-cell office:value-type="float" office:value="0.00195535763423461" calcext:value-type="float">
            <text:p>0.001955357634235</text:p>
          </table:table-cell>
          <table:table-cell office:value-type="float" office:value="0.00200391554574262" calcext:value-type="float">
            <text:p>0.002003915545743</text:p>
          </table:table-cell>
          <table:table-cell office:value-type="float" office:value="0.00205463580581979" calcext:value-type="float">
            <text:p>0.00205463580582</text:p>
          </table:table-cell>
          <table:table-cell office:value-type="float" office:value="0.00210766798415295" calcext:value-type="float">
            <text:p>0.002107667984153</text:p>
          </table:table-cell>
          <table:table-cell office:value-type="float" office:value="0.0021631762056784" calcext:value-type="float">
            <text:p>0.002163176205678</text:p>
          </table:table-cell>
          <table:table-cell office:value-type="float" office:value="0.00222134100788859" calcext:value-type="float">
            <text:p>0.002221341007889</text:p>
          </table:table-cell>
          <table:table-cell office:value-type="float" office:value="0.0022823614940976" calcext:value-type="float">
            <text:p>0.002282361494098</text:p>
          </table:table-cell>
          <table:table-cell office:value-type="float" office:value="0.00234645783962953" calcext:value-type="float">
            <text:p>0.00234645783963</text:p>
          </table:table-cell>
          <table:table-cell office:value-type="float" office:value="0.00241387422084014" calcext:value-type="float">
            <text:p>0.00241387422084</text:p>
          </table:table-cell>
          <table:table-cell office:value-type="float" office:value="0.00248488225312456" calcext:value-type="float">
            <text:p>0.002484882253125</text:p>
          </table:table-cell>
          <table:table-cell office:value-type="float" office:value="0.002559785044932" calcext:value-type="float">
            <text:p>0.002559785044932</text:p>
          </table:table-cell>
          <table:table-cell office:value-type="float" office:value="0.00263892200127911" calcext:value-type="float">
            <text:p>0.002638922001279</text:p>
          </table:table-cell>
          <table:table-cell office:value-type="float" office:value="0.0027226745445025" calcext:value-type="float">
            <text:p>0.002722674544503</text:p>
          </table:table-cell>
          <table:table-cell office:value-type="float" office:value="0.00281147296439836" calcext:value-type="float">
            <text:p>0.002811472964398</text:p>
          </table:table-cell>
          <table:table-cell office:value-type="float" office:value="0.00290580466801191" calcext:value-type="float">
            <text:p>0.002905804668012</text:p>
          </table:table-cell>
          <table:table-cell office:value-type="float" office:value="0.00300622417588454" calcext:value-type="float">
            <text:p>0.003006224175885</text:p>
          </table:table-cell>
          <table:table-cell office:value-type="float" office:value="0.00311336531364859" calcext:value-type="float">
            <text:p>0.003113365313649</text:p>
          </table:table-cell>
          <table:table-cell office:value-type="float" office:value="0.00322795618464336" calcext:value-type="float">
            <text:p>0.003227956184643</text:p>
          </table:table-cell>
          <table:table-cell office:value-type="float" office:value="0.00335083769508527" calcext:value-type="float">
            <text:p>0.003350837695085</text:p>
          </table:table-cell>
          <table:table-cell office:value-type="float" office:value="0.00348298665788179" calcext:value-type="float">
            <text:p>0.003482986657882</text:p>
          </table:table-cell>
          <table:table-cell office:value-type="float" office:value="0.00362554485431792" calcext:value-type="float">
            <text:p>0.003625544854318</text:p>
          </table:table-cell>
          <table:table-cell office:value-type="float" office:value="0.0037798559284789" calcext:value-type="float">
            <text:p>0.003779855928479</text:p>
          </table:table-cell>
          <table:table-cell office:value-type="float" office:value="0.00394751269415849" calcext:value-type="float">
            <text:p>0.003947512694159</text:p>
          </table:table-cell>
          <table:table-cell office:value-type="float" office:value="0.00413041845087099" calcext:value-type="float">
            <text:p>0.004130418450871</text:p>
          </table:table-cell>
          <table:table-cell office:value-type="float" office:value="0.00433086739492707" calcext:value-type="float">
            <text:p>0.004330867394927</text:p>
          </table:table-cell>
          <table:table-cell office:value-type="float" office:value="0.00455165142961134" calcext:value-type="float">
            <text:p>0.004551651429611</text:p>
          </table:table-cell>
          <table:table-cell office:value-type="float" office:value="0.00479620404178877" calcext:value-type="float">
            <text:p>0.004796204041789</text:p>
          </table:table-cell>
          <table:table-cell office:value-type="float" office:value="0.00506879711342427" calcext:value-type="float">
            <text:p>0.005068797113424</text:p>
          </table:table-cell>
          <table:table-cell office:value-type="float" office:value="0.00537481475453125" calcext:value-type="float">
            <text:p>0.005374814754531</text:p>
          </table:table-cell>
          <table:table-cell office:value-type="float" office:value="0.00572114153932113" calcext:value-type="float">
            <text:p>0.005721141539321</text:p>
          </table:table-cell>
          <table:table-cell office:value-type="float" office:value="0.00611672460143412" calcext:value-type="float">
            <text:p>0.006116724601434</text:p>
          </table:table-cell>
          <table:table-cell office:value-type="float" office:value="0.00657340675824206" calcext:value-type="float">
            <text:p>0.006573406758242</text:p>
          </table:table-cell>
          <table:table-cell office:value-type="float" office:value="0.00710719433741023" calcext:value-type="float">
            <text:p>0.00710719433741</text:p>
          </table:table-cell>
          <table:table-cell office:value-type="float" office:value="0.00774024480391235" calcext:value-type="float">
            <text:p>0.007740244803912</text:p>
          </table:table-cell>
          <table:table-cell office:value-type="float" office:value="0.00850408962817129" calcext:value-type="float">
            <text:p>0.008504089628171</text:p>
          </table:table-cell>
          <table:table-cell office:value-type="float" office:value="0.00944506323581853" calcext:value-type="float">
            <text:p>0.009445063235819</text:p>
          </table:table-cell>
          <table:table-cell office:value-type="float" office:value="0.0106338489199262" calcext:value-type="float">
            <text:p>0.010633848919926</text:p>
          </table:table-cell>
          <table:table-cell office:value-type="float" office:value="0.0121830738104218" calcext:value-type="float">
            <text:p>0.012183073810422</text:p>
          </table:table-cell>
          <table:table-cell office:value-type="float" office:value="0.0142813449005786" calcext:value-type="float">
            <text:p>0.014281344900579</text:p>
          </table:table-cell>
          <table:table-cell office:value-type="float" office:value="0.0172616506851424" calcext:value-type="float">
            <text:p>0.017261650685142</text:p>
          </table:table-cell>
          <table:table-cell office:value-type="float" office:value="0.0217369549489" calcext:value-type="float">
            <text:p>0.0217369549489</text:p>
          </table:table-cell>
          <table:table-cell office:value-type="float" office:value="0.0288054727778126" calcext:value-type="float">
            <text:p>0.028805472777813</text:p>
          </table:table-cell>
          <table:table-cell office:value-type="float" office:value="0.039844078936371" calcext:value-type="float">
            <text:p>0.039844078936371</text:p>
          </table:table-cell>
          <table:table-cell office:value-type="float" office:value="0.0540109385456812" calcext:value-type="float">
            <text:p>0.054010938545681</text:p>
          </table:table-cell>
          <table:table-cell office:value-type="float" office:value="0.0665225546065095" calcext:value-type="float">
            <text:p>0.06652255460651</text:p>
          </table:table-cell>
          <table:table-cell office:value-type="float" office:value="0.0749778672832843" calcext:value-type="float">
            <text:p>0.074977867283284</text:p>
          </table:table-cell>
          <table:table-cell office:value-type="float" office:value="0.0804228810449899" calcext:value-type="float">
            <text:p>0.08042288104499</text:p>
          </table:table-cell>
          <table:table-cell office:value-type="float" office:value="0.0841144744934156" calcext:value-type="float">
            <text:p>0.084114474493416</text:p>
          </table:table-cell>
          <table:table-cell office:value-type="float" office:value="0.0867938350348028" calcext:value-type="float">
            <text:p>0.086793835034803</text:p>
          </table:table-cell>
          <table:table-cell office:value-type="float" office:value="0.0888615307408795" calcext:value-type="float">
            <text:p>0.08886153074088</text:p>
          </table:table-cell>
          <table:table-cell office:value-type="float" office:value="0.0905405004284932" calcext:value-type="float">
            <text:p>0.090540500428493</text:p>
          </table:table-cell>
          <table:table-cell office:value-type="float" office:value="0.0919615013976592" calcext:value-type="float">
            <text:p>0.091961501397659</text:p>
          </table:table-cell>
          <table:table-cell office:value-type="float" office:value="0.0932053758928254" calcext:value-type="float">
            <text:p>0.093205375892826</text:p>
          </table:table-cell>
          <table:table-cell office:value-type="float" office:value="0.0943245583609431" calcext:value-type="float">
            <text:p>0.094324558360943</text:p>
          </table:table-cell>
          <table:table-cell office:value-type="float" office:value="0.0953545474146651" calcext:value-type="float">
            <text:p>0.095354547414665</text:p>
          </table:table-cell>
          <table:table-cell office:value-type="float" office:value="0.096320330383091" calcext:value-type="float">
            <text:p>0.096320330383091</text:p>
          </table:table-cell>
          <table:table-cell office:value-type="float" office:value="0.0972401496200581" calcext:value-type="float">
            <text:p>0.097240149620058</text:p>
          </table:table-cell>
          <table:table-cell office:value-type="float" office:value="0.0981278057366197" calcext:value-type="float">
            <text:p>0.09812780573662</text:p>
          </table:table-cell>
          <table:table-cell office:value-type="float" office:value="0.0989941232908332" calcext:value-type="float">
            <text:p>0.098994123290833</text:p>
          </table:table-cell>
          <table:table-cell office:value-type="float" office:value="0.0998479209173" calcext:value-type="float">
            <text:p>0.0998479209173</text:p>
          </table:table-cell>
          <table:table-cell office:value-type="float" office:value="0.100696680850195" calcext:value-type="float">
            <text:p>0.100696680850195</text:p>
          </table:table-cell>
          <table:table-cell office:value-type="float" office:value="0.101547033752145" calcext:value-type="float">
            <text:p>0.101547033752145</text:p>
          </table:table-cell>
          <table:table-cell office:value-type="float" office:value="0.102405131054533" calcext:value-type="float">
            <text:p>0.102405131054533</text:p>
          </table:table-cell>
          <table:table-cell office:value-type="float" office:value="0.103276952513976" calcext:value-type="float">
            <text:p>0.103276952513976</text:p>
          </table:table-cell>
          <table:table-cell office:value-type="float" office:value="0.104168583204315" calcext:value-type="float">
            <text:p>0.104168583204315</text:p>
          </table:table-cell>
          <table:table-cell office:value-type="float" office:value="0.105086487509451" calcext:value-type="float">
            <text:p>0.105086487509451</text:p>
          </table:table-cell>
          <table:table-cell office:value-type="float" office:value="0.106037805839935" calcext:value-type="float">
            <text:p>0.106037805839935</text:p>
          </table:table-cell>
          <table:table-cell office:value-type="float" office:value="0.107030702068879" calcext:value-type="float">
            <text:p>0.107030702068879</text:p>
          </table:table-cell>
          <table:table-cell office:value-type="float" office:value="0.108074796386706" calcext:value-type="float">
            <text:p>0.108074796386706</text:p>
          </table:table-cell>
          <table:table-cell office:value-type="float" office:value="0.109181730786513" calcext:value-type="float">
            <text:p>0.109181730786513</text:p>
          </table:table-cell>
          <table:table-cell office:value-type="float" office:value="0.110365935557966" calcext:value-type="float">
            <text:p>0.110365935557966</text:p>
          </table:table-cell>
          <table:table-cell office:value-type="float" office:value="0.111645700232846" calcext:value-type="float">
            <text:p>0.111645700232846</text:p>
          </table:table-cell>
          <table:table-cell office:value-type="float" office:value="0.113044710905853" calcext:value-type="float">
            <text:p>0.113044710905853</text:p>
          </table:table-cell>
          <table:table-cell office:value-type="float" office:value="0.114594315258069" calcext:value-type="float">
            <text:p>0.114594315258069</text:p>
          </table:table-cell>
          <table:table-cell office:value-type="float" office:value="0.116336949990966" calcext:value-type="float">
            <text:p>0.116336949990966</text:p>
          </table:table-cell>
          <table:table-cell office:value-type="float" office:value="0.118331477148144" calcext:value-type="float">
            <text:p>0.118331477148144</text:p>
          </table:table-cell>
          <table:table-cell office:value-type="float" office:value="0.120661756023313" calcext:value-type="float">
            <text:p>0.120661756023313</text:p>
          </table:table-cell>
          <table:table-cell office:value-type="float" office:value="0.123450898891571" calcext:value-type="float">
            <text:p>0.123450898891571</text:p>
          </table:table-cell>
          <table:table-cell office:value-type="float" office:value="0.1268859171458" calcext:value-type="float">
            <text:p>0.1268859171458</text:p>
          </table:table-cell>
          <table:table-cell office:value-type="float" office:value="0.13126220843307" calcext:value-type="float">
            <text:p>0.13126220843307</text:p>
          </table:table-cell>
          <table:table-cell office:value-type="float" office:value="0.137067700781046" calcext:value-type="float">
            <text:p>0.137067700781046</text:p>
          </table:table-cell>
          <table:table-cell office:value-type="float" office:value="0.14514965367494" calcext:value-type="float">
            <text:p>0.14514965367494</text:p>
          </table:table-cell>
          <table:table-cell office:value-type="float" office:value="0.157057109807126" calcext:value-type="float">
            <text:p>0.157057109807126</text:p>
          </table:table-cell>
          <table:table-cell office:value-type="float" office:value="0.175729490657713" calcext:value-type="float">
            <text:p>0.175729490657713</text:p>
          </table:table-cell>
          <table:table-cell office:value-type="float" office:value="0.206520818029866" calcext:value-type="float">
            <text:p>0.206520818029866</text:p>
          </table:table-cell>
          <table:table-cell office:value-type="float" office:value="0.255631877856697" calcext:value-type="float">
            <text:p>0.255631877856697</text:p>
          </table:table-cell>
          <table:table-cell office:value-type="float" office:value="0.312819804194211" calcext:value-type="float">
            <text:p>0.312819804194211</text:p>
          </table:table-cell>
          <table:table-cell office:value-type="float" office:value="0.340623468464822" calcext:value-type="float">
            <text:p>0.340623468464822</text:p>
          </table:table-cell>
          <table:table-cell office:value-type="float" office:value="0.335147913291689" calcext:value-type="float">
            <text:p>0.335147913291689</text:p>
          </table:table-cell>
          <table:table-cell office:value-type="float" office:value="0.318950446916345" calcext:value-type="float">
            <text:p>0.318950446916345</text:p>
          </table:table-cell>
          <table:table-cell office:value-type="float" office:value="0.302777903420647" calcext:value-type="float">
            <text:p>0.302777903420647</text:p>
          </table:table-cell>
          <table:table-cell office:value-type="float" office:value="0.289010741254515" calcext:value-type="float">
            <text:p>0.289010741254515</text:p>
          </table:table-cell>
          <table:table-cell office:value-type="float" office:value="0.277681671057311" calcext:value-type="float">
            <text:p>0.277681671057311</text:p>
          </table:table-cell>
          <table:table-cell office:value-type="float" office:value="0.268372422512963" calcext:value-type="float">
            <text:p>0.268372422512963</text:p>
          </table:table-cell>
          <table:table-cell office:value-type="float" office:value="0.260664309471305" calcext:value-type="float">
            <text:p>0.260664309471305</text:p>
          </table:table-cell>
          <table:table-cell office:value-type="float" office:value="0.254220749742829" calcext:value-type="float">
            <text:p>0.254220749742829</text:p>
          </table:table-cell>
          <table:table-cell office:value-type="float" office:value="0.248785165327349" calcext:value-type="float">
            <text:p>0.248785165327349</text:p>
          </table:table-cell>
          <table:table-cell office:value-type="float" office:value="0.244163822368249" calcext:value-type="float">
            <text:p>0.244163822368249</text:p>
          </table:table-cell>
          <table:table-cell office:value-type="float" office:value="0.240209651115151" calcext:value-type="float">
            <text:p>0.240209651115151</text:p>
          </table:table-cell>
          <table:table-cell office:value-type="float" office:value="0.236809803233014" calcext:value-type="float">
            <text:p>0.236809803233014</text:p>
          </table:table-cell>
          <table:table-cell office:value-type="float" office:value="0.233876615251822" calcext:value-type="float">
            <text:p>0.233876615251822</text:p>
          </table:table-cell>
          <table:table-cell office:value-type="float" office:value="0.23134114208569" calcext:value-type="float">
            <text:p>0.23134114208569</text:p>
          </table:table-cell>
          <table:table-cell office:value-type="float" office:value="0.229148523358034" calcext:value-type="float">
            <text:p>0.229148523358034</text:p>
          </table:table-cell>
          <table:table-cell office:value-type="float" office:value="0.227254635892145" calcext:value-type="float">
            <text:p>0.227254635892145</text:p>
          </table:table-cell>
          <table:table-cell office:value-type="float" office:value="0.225623648699277" calcext:value-type="float">
            <text:p>0.225623648699277</text:p>
          </table:table-cell>
          <table:table-cell office:value-type="float" office:value="0.224226215707" calcext:value-type="float">
            <text:p>0.224226215707</text:p>
          </table:table-cell>
          <table:table-cell office:value-type="float" office:value="0.223038123774002" calcext:value-type="float">
            <text:p>0.223038123774002</text:p>
          </table:table-cell>
          <table:table-cell office:value-type="float" office:value="0.222039269525383" calcext:value-type="float">
            <text:p>0.222039269525383</text:p>
          </table:table-cell>
          <table:table-cell office:value-type="float" office:value="0.221212876543355" calcext:value-type="float">
            <text:p>0.221212876543355</text:p>
          </table:table-cell>
          <table:table-cell office:value-type="float" office:value="0.220544890367382" calcext:value-type="float">
            <text:p>0.220544890367382</text:p>
          </table:table-cell>
          <table:table-cell office:value-type="float" office:value="0.220023506586082" calcext:value-type="float">
            <text:p>0.220023506586082</text:p>
          </table:table-cell>
          <table:table-cell office:value-type="float" office:value="0.219638799691611" calcext:value-type="float">
            <text:p>0.219638799691611</text:p>
          </table:table-cell>
          <table:table-cell office:value-type="float" office:value="0.219382429070162" calcext:value-type="float">
            <text:p>0.219382429070162</text:p>
          </table:table-cell>
          <table:table-cell office:value-type="float" office:value="0.219247404685053" calcext:value-type="float">
            <text:p>0.219247404685053</text:p>
          </table:table-cell>
          <table:table-cell office:value-type="float" office:value="0.219227899450726" calcext:value-type="float">
            <text:p>0.219227899450726</text:p>
          </table:table-cell>
          <table:table-cell office:value-type="float" office:value="0.219319098522836" calcext:value-type="float">
            <text:p>0.219319098522836</text:p>
          </table:table-cell>
          <table:table-cell office:value-type="float" office:value="0.21951707809967" calcext:value-type="float">
            <text:p>0.21951707809967</text:p>
          </table:table-cell>
          <table:table-cell office:value-type="float" office:value="0.219818708090331" calcext:value-type="float">
            <text:p>0.219818708090331</text:p>
          </table:table-cell>
          <table:table-cell office:value-type="float" office:value="0.220221574327101" calcext:value-type="float">
            <text:p>0.220221574327101</text:p>
          </table:table-cell>
          <table:table-cell office:value-type="float" office:value="0.220723917004118" calcext:value-type="float">
            <text:p>0.220723917004118</text:p>
          </table:table-cell>
          <table:table-cell office:value-type="float" office:value="0.221324582798029" calcext:value-type="float">
            <text:p>0.221324582798029</text:p>
          </table:table-cell>
          <table:table-cell office:value-type="float" office:value="0.222022988730479" calcext:value-type="float">
            <text:p>0.222022988730479</text:p>
          </table:table-cell>
          <table:table-cell office:value-type="float" office:value="0.222819096312515" calcext:value-type="float">
            <text:p>0.222819096312515</text:p>
          </table:table-cell>
          <table:table-cell office:value-type="float" office:value="0.223713394900688" calcext:value-type="float">
            <text:p>0.223713394900688</text:p>
          </table:table-cell>
          <table:table-cell office:value-type="float" office:value="0.224706893519106" calcext:value-type="float">
            <text:p>0.224706893519106</text:p>
          </table:table-cell>
          <table:table-cell office:value-type="float" office:value="0.225801120680678" calcext:value-type="float">
            <text:p>0.225801120680678</text:p>
          </table:table-cell>
          <table:table-cell office:value-type="float" office:value="0.226998131989811" calcext:value-type="float">
            <text:p>0.226998131989811</text:p>
          </table:table-cell>
          <table:table-cell office:value-type="float" office:value="0.228300525541167" calcext:value-type="float">
            <text:p>0.228300525541167</text:p>
          </table:table-cell>
          <table:table-cell office:value-type="float" office:value="0.229711465356292" calcext:value-type="float">
            <text:p>0.229711465356292</text:p>
          </table:table-cell>
          <table:table-cell office:value-type="float" office:value="0.231234713332945" calcext:value-type="float">
            <text:p>0.231234713332945</text:p>
          </table:table-cell>
          <table:table-cell office:value-type="float" office:value="0.23287467043199" calcext:value-type="float">
            <text:p>0.23287467043199</text:p>
          </table:table-cell>
          <table:table-cell office:value-type="float" office:value="0.234636428105739" calcext:value-type="float">
            <text:p>0.234636428105739</text:p>
          </table:table-cell>
          <table:table-cell office:value-type="float" office:value="0.236525831293523" calcext:value-type="float">
            <text:p>0.236525831293523</text:p>
          </table:table-cell>
          <table:table-cell office:value-type="float" office:value="0.238549554691776" calcext:value-type="float">
            <text:p>0.238549554691776</text:p>
          </table:table-cell>
          <table:table-cell office:value-type="float" office:value="0.240715194467669" calcext:value-type="float">
            <text:p>0.240715194467669</text:p>
          </table:table-cell>
          <table:table-cell office:value-type="float" office:value="0.243031378154067" calcext:value-type="float">
            <text:p>0.243031378154067</text:p>
          </table:table-cell>
          <table:table-cell office:value-type="float" office:value="0.245507896173771" calcext:value-type="float">
            <text:p>0.245507896173771</text:p>
          </table:table-cell>
          <table:table-cell office:value-type="float" office:value="0.248155859338494" calcext:value-type="float">
            <text:p>0.248155859338494</text:p>
          </table:table-cell>
          <table:table-cell office:value-type="float" office:value="0.250987887814251" calcext:value-type="float">
            <text:p>0.250987887814251</text:p>
          </table:table-cell>
          <table:table-cell office:value-type="float" office:value="0.254018338522652" calcext:value-type="float">
            <text:p>0.254018338522652</text:p>
          </table:table-cell>
          <table:table-cell office:value-type="float" office:value="0.257263579870941" calcext:value-type="float">
            <text:p>0.257263579870941</text:p>
          </table:table-cell>
          <table:table-cell office:value-type="float" office:value="0.260742325229304" calcext:value-type="float">
            <text:p>0.260742325229304</text:p>
          </table:table-cell>
          <table:table-cell office:value-type="float" office:value="0.264476039921289" calcext:value-type="float">
            <text:p>0.264476039921289</text:p>
          </table:table-cell>
          <table:table-cell office:value-type="float" office:value="0.268489440970869" calcext:value-type="float">
            <text:p>0.268489440970869</text:p>
          </table:table-cell>
          <table:table-cell office:value-type="float" office:value="0.272811114897312" calcext:value-type="float">
            <text:p>0.272811114897312</text:p>
          </table:table-cell>
          <table:table-cell office:value-type="float" office:value="0.27747428709883" calcext:value-type="float">
            <text:p>0.27747428709883</text:p>
          </table:table-cell>
          <table:table-cell office:value-type="float" office:value="0.282517787736287" calcext:value-type="float">
            <text:p>0.282517787736287</text:p>
          </table:table-cell>
          <table:table-cell office:value-type="float" office:value="0.28798727486745" calcext:value-type="float">
            <text:p>0.28798727486745</text:p>
          </table:table-cell>
          <table:table-cell office:value-type="float" office:value="0.293936797888537" calcext:value-type="float">
            <text:p>0.293936797888537</text:p>
          </table:table-cell>
          <table:table-cell office:value-type="float" office:value="0.300430816101785" calcext:value-type="float">
            <text:p>0.300430816101785</text:p>
          </table:table-cell>
          <table:table-cell office:value-type="float" office:value="0.30754683294551" calcext:value-type="float">
            <text:p>0.30754683294551</text:p>
          </table:table-cell>
          <table:table-cell office:value-type="float" office:value="0.315378872896044" calcext:value-type="float">
            <text:p>0.315378872896044</text:p>
          </table:table-cell>
          <table:table-cell office:value-type="float" office:value="0.324042125515716" calcext:value-type="float">
            <text:p>0.324042125515716</text:p>
          </table:table-cell>
          <table:table-cell office:value-type="float" office:value="0.333679224724811" calcext:value-type="float">
            <text:p>0.333679224724811</text:p>
          </table:table-cell>
          <table:table-cell office:value-type="float" office:value="0.344468842481312" calcext:value-type="float">
            <text:p>0.344468842481312</text:p>
          </table:table-cell>
          <table:table-cell office:value-type="float" office:value="0.356637581058623" calcext:value-type="float">
            <text:p>0.356637581058623</text:p>
          </table:table-cell>
          <table:table-cell office:value-type="float" office:value="0.370476566140709" calcext:value-type="float">
            <text:p>0.370476566140709</text:p>
          </table:table-cell>
          <table:table-cell office:value-type="float" office:value="0.386364631907666" calcext:value-type="float">
            <text:p>0.386364631907666</text:p>
          </table:table-cell>
          <table:table-cell office:value-type="float" office:value="0.404800242728879" calcext:value-type="float">
            <text:p>0.404800242728879</text:p>
          </table:table-cell>
          <table:table-cell office:value-type="float" office:value="0.426443001070151" calcext:value-type="float">
            <text:p>0.426443001070151</text:p>
          </table:table-cell>
          <table:table-cell office:value-type="float" office:value="0.452157668930743" calcext:value-type="float">
            <text:p>0.452157668930743</text:p>
          </table:table-cell>
          <table:table-cell office:value-type="float" office:value="0.483019558625414" calcext:value-type="float">
            <text:p>0.483019558625414</text:p>
          </table:table-cell>
          <table:table-cell office:value-type="float" office:value="0.520102869462857" calcext:value-type="float">
            <text:p>0.520102869462857</text:p>
          </table:table-cell>
          <table:table-cell office:value-type="float" office:value="0.563324967369653" calcext:value-type="float">
            <text:p>0.563324967369653</text:p>
          </table:table-cell>
          <table:table-cell office:value-type="float" office:value="0.606581075772836" calcext:value-type="float">
            <text:p>0.606581075772836</text:p>
          </table:table-cell>
          <table:table-cell office:value-type="float" office:value="0.622306161601094" calcext:value-type="float">
            <text:p>0.622306161601094</text:p>
          </table:table-cell>
          <table:table-cell office:value-type="float" office:value="0.552640633502688" calcext:value-type="float">
            <text:p>0.552640633502688</text:p>
          </table:table-cell>
          <table:table-cell office:value-type="float" office:value="0.407576422420728" calcext:value-type="float">
            <text:p>0.407576422420728</text:p>
          </table:table-cell>
          <table:table-cell office:value-type="float" office:value="0.283204553402917" calcext:value-type="float">
            <text:p>0.283204553402917</text:p>
          </table:table-cell>
          <table:table-cell office:value-type="float" office:value="0.205799664146119" calcext:value-type="float">
            <text:p>0.205799664146119</text:p>
          </table:table-cell>
          <table:table-cell office:value-type="float" office:value="0.159457491554921" calcext:value-type="float">
            <text:p>0.159457491554921</text:p>
          </table:table-cell>
          <table:table-cell office:value-type="float" office:value="0.130445764983202" calcext:value-type="float">
            <text:p>0.130445764983202</text:p>
          </table:table-cell>
          <table:table-cell office:value-type="float" office:value="0.111225799765818" calcext:value-type="float">
            <text:p>0.111225799765818</text:p>
          </table:table-cell>
          <table:table-cell office:value-type="float" office:value="0.0978253176461032" calcext:value-type="float">
            <text:p>0.097825317646103</text:p>
          </table:table-cell>
          <table:table-cell office:value-type="float" office:value="0.0880721672848602" calcext:value-type="float">
            <text:p>0.08807216728486</text:p>
          </table:table-cell>
          <table:table-cell office:value-type="float" office:value="0.0807159239564846" calcext:value-type="float">
            <text:p>0.080715923956485</text:p>
          </table:table-cell>
          <table:table-cell office:value-type="float" office:value="0.0750000441061277" calcext:value-type="float">
            <text:p>0.075000044106128</text:p>
          </table:table-cell>
          <table:table-cell office:value-type="float" office:value="0.0704460408938792" calcext:value-type="float">
            <text:p>0.070446040893879</text:p>
          </table:table-cell>
          <table:table-cell office:value-type="float" office:value="0.0667393837179525" calcext:value-type="float">
            <text:p>0.066739383717953</text:p>
          </table:table-cell>
          <table:table-cell office:value-type="float" office:value="0.0636662929726926" calcext:value-type="float">
            <text:p>0.063666292972693</text:p>
          </table:table-cell>
          <table:table-cell office:value-type="float" office:value="0.0610771892193479" calcext:value-type="float">
            <text:p>0.061077189219348</text:p>
          </table:table-cell>
          <table:table-cell office:value-type="float" office:value="0.0588647247407241" calcext:value-type="float">
            <text:p>0.058864724740724</text:p>
          </table:table-cell>
          <table:table-cell office:value-type="float" office:value="0.0569501184088143" calcext:value-type="float">
            <text:p>0.056950118408814</text:p>
          </table:table-cell>
          <table:table-cell office:value-type="float" office:value="0.0552743918402369" calcext:value-type="float">
            <text:p>0.055274391840237</text:p>
          </table:table-cell>
          <table:table-cell office:value-type="float" office:value="0.0537925934335782" calcext:value-type="float">
            <text:p>0.053792593433578</text:p>
          </table:table-cell>
          <table:table-cell office:value-type="float" office:value="0.0524698970233637" calcext:value-type="float">
            <text:p>0.052469897023364</text:p>
          </table:table-cell>
          <table:table-cell office:value-type="float" office:value="0.0512789072152713" calcext:value-type="float">
            <text:p>0.051278907215271</text:p>
          </table:table-cell>
          <table:table-cell office:value-type="float" office:value="0.0501977592787563" calcext:value-type="float">
            <text:p>0.050197759278756</text:p>
          </table:table-cell>
          <table:table-cell office:value-type="float" office:value="0.0492087526577383" calcext:value-type="float">
            <text:p>0.049208752657738</text:p>
          </table:table-cell>
          <table:table-cell office:value-type="float" office:value="0.04829734879048" calcext:value-type="float">
            <text:p>0.04829734879048</text:p>
          </table:table-cell>
          <table:table-cell office:value-type="float" office:value="0.0474514206691936" calcext:value-type="float">
            <text:p>0.047451420669194</text:p>
          </table:table-cell>
          <table:table-cell office:value-type="float" office:value="0.0466606772722573" calcext:value-type="float">
            <text:p>0.046660677272257</text:p>
          </table:table-cell>
          <table:table-cell office:value-type="float" office:value="0.04591620860769" calcext:value-type="float">
            <text:p>0.04591620860769</text:p>
          </table:table-cell>
          <table:table-cell office:value-type="float" office:value="0.0452101112001169" calcext:value-type="float">
            <text:p>0.045210111200117</text:p>
          </table:table-cell>
          <table:table-cell office:value-type="float" office:value="0.0445351620098176" calcext:value-type="float">
            <text:p>0.044535162009818</text:p>
          </table:table-cell>
          <table:table-cell office:value-type="float" office:value="0.0438845122356328" calcext:value-type="float">
            <text:p>0.043884512235633</text:p>
          </table:table-cell>
          <table:table-cell office:value-type="float" office:value="0.0432513713909366" calcext:value-type="float">
            <text:p>0.043251371390937</text:p>
          </table:table-cell>
          <table:table-cell office:value-type="float" office:value="0.0426286454344281" calcext:value-type="float">
            <text:p>0.042628645434428</text:p>
          </table:table-cell>
          <table:table-cell office:value-type="float" office:value="0.0420084777908798" calcext:value-type="float">
            <text:p>0.04200847779088</text:p>
          </table:table-cell>
          <table:table-cell office:value-type="float" office:value="0.0413816127871938" calcext:value-type="float">
            <text:p>0.041381612787194</text:p>
          </table:table-cell>
          <table:table-cell office:value-type="float" office:value="0.0407364448033104" calcext:value-type="float">
            <text:p>0.040736444803311</text:p>
          </table:table-cell>
          <table:table-cell office:value-type="float" office:value="0.0400575066974612" calcext:value-type="float">
            <text:p>0.040057506697461</text:p>
          </table:table-cell>
          <table:table-cell office:value-type="float" office:value="0.0393229295867124" calcext:value-type="float">
            <text:p>0.039322929586712</text:p>
          </table:table-cell>
          <table:table-cell office:value-type="float" office:value="0.038499941021497" calcext:value-type="float">
            <text:p>0.038499941021497</text:p>
          </table:table-cell>
          <table:table-cell office:value-type="float" office:value="0.037536455808346" calcext:value-type="float">
            <text:p>0.037536455808346</text:p>
          </table:table-cell>
          <table:table-cell office:value-type="float" office:value="0.0363445777726322" calcext:value-type="float">
            <text:p>0.036344577772632</text:p>
          </table:table-cell>
          <table:table-cell office:value-type="float" office:value="0.0347672703610667" calcext:value-type="float">
            <text:p>0.034767270361067</text:p>
          </table:table-cell>
          <table:table-cell office:value-type="float" office:value="0.0325147996596822" calcext:value-type="float">
            <text:p>0.032514799659682</text:p>
          </table:table-cell>
          <table:table-cell office:value-type="float" office:value="0.0290964694817405" calcext:value-type="float">
            <text:p>0.029096469481741</text:p>
          </table:table-cell>
          <table:table-cell office:value-type="float" office:value="0.0241038660656711" calcext:value-type="float">
            <text:p>0.024103866065671</text:p>
          </table:table-cell>
          <table:table-cell office:value-type="float" office:value="0.0184724941220664" calcext:value-type="float">
            <text:p>0.018472494122067</text:p>
          </table:table-cell>
          <table:table-cell office:value-type="float" office:value="0.0140667189653543" calcext:value-type="float">
            <text:p>0.014066718965354</text:p>
          </table:table-cell>
          <table:table-cell office:value-type="float" office:value="0.011214278133909" calcext:value-type="float">
            <text:p>0.011214278133909</text:p>
          </table:table-cell>
          <table:table-cell office:value-type="float" office:value="0.00937797737635981" calcext:value-type="float">
            <text:p>0.00937797737636</text:p>
          </table:table-cell>
          <table:table-cell office:value-type="float" office:value="0.00812929768725799" calcext:value-type="float">
            <text:p>0.008129297687258</text:p>
          </table:table-cell>
          <table:table-cell office:value-type="float" office:value="0.00722893181886043" calcext:value-type="float">
            <text:p>0.00722893181886</text:p>
          </table:table-cell>
          <table:table-cell office:value-type="float" office:value="0.00654675268077254" calcext:value-type="float">
            <text:p>0.006546752680773</text:p>
          </table:table-cell>
          <table:table-cell office:value-type="float" office:value="0.00600894817283673" calcext:value-type="float">
            <text:p>0.006008948172837</text:p>
          </table:table-cell>
          <table:table-cell office:value-type="float" office:value="0.00557135161711849" calcext:value-type="float">
            <text:p>0.005571351617119</text:p>
          </table:table-cell>
          <table:table-cell office:value-type="float" office:value="0.00520617014187389" calcext:value-type="float">
            <text:p>0.005206170141874</text:p>
          </table:table-cell>
          <table:table-cell office:value-type="float" office:value="0.00489512299243811" calcext:value-type="float">
            <text:p>0.004895122992438</text:p>
          </table:table-cell>
          <table:table-cell office:value-type="float" office:value="0.00462571806548287" calcext:value-type="float">
            <text:p>0.004625718065483</text:p>
          </table:table-cell>
          <table:table-cell office:value-type="float" office:value="0.00438913368554315" calcext:value-type="float">
            <text:p>0.004389133685543</text:p>
          </table:table-cell>
          <table:table-cell office:value-type="float" office:value="0.00417896062813673" calcext:value-type="float">
            <text:p>0.004178960628137</text:p>
          </table:table-cell>
          <table:table-cell office:value-type="float" office:value="0.00399042587748691" calcext:value-type="float">
            <text:p>0.003990425877487</text:p>
          </table:table-cell>
          <table:table-cell office:value-type="float" office:value="0.00381989715031894" calcext:value-type="float">
            <text:p>0.003819897150319</text:p>
          </table:table-cell>
          <table:table-cell office:value-type="float" office:value="0.00366455702039182" calcext:value-type="float">
            <text:p>0.003664557020392</text:p>
          </table:table-cell>
          <table:table-cell office:value-type="float" office:value="0.00352218281909557" calcext:value-type="float">
            <text:p>0.003522182819096</text:p>
          </table:table-cell>
          <table:table-cell office:value-type="float" office:value="0.00339099441622725" calcext:value-type="float">
            <text:p>0.003390994416227</text:p>
          </table:table-cell>
          <table:table-cell office:value-type="float" office:value="0.00326954668990297" calcext:value-type="float">
            <text:p>0.003269546689903</text:p>
          </table:table-cell>
          <table:table-cell office:value-type="float" office:value="0.0031566521018483" calcext:value-type="float">
            <text:p>0.003156652101848</text:p>
          </table:table-cell>
          <table:table-cell office:value-type="float" office:value="0.00305132397885468" calcext:value-type="float">
            <text:p>0.003051323978855</text:p>
          </table:table-cell>
          <table:table-cell office:value-type="float" office:value="0.00295273430618125" calcext:value-type="float">
            <text:p>0.002952734306181</text:p>
          </table:table-cell>
          <table:table-cell office:value-type="float" office:value="0.00286018186736475" calcext:value-type="float">
            <text:p>0.002860181867365</text:p>
          </table:table-cell>
          <table:table-cell office:value-type="float" office:value="0.00277306787693604" calcext:value-type="float">
            <text:p>0.002773067876936</text:p>
          </table:table-cell>
          <table:table-cell office:value-type="float" office:value="0.00269087711801029" calcext:value-type="float">
            <text:p>0.00269087711801</text:p>
          </table:table-cell>
          <table:table-cell office:value-type="float" office:value="0.00261316317797386" calcext:value-type="float">
            <text:p>0.002613163177974</text:p>
          </table:table-cell>
          <table:table-cell office:value-type="float" office:value="0.00253953677247157" calcext:value-type="float">
            <text:p>0.002539536772472</text:p>
          </table:table-cell>
          <table:table-cell office:value-type="float" office:value="0.00246965642318298" calcext:value-type="float">
            <text:p>0.002469656423183</text:p>
          </table:table-cell>
          <table:table-cell office:value-type="float" office:value="0.00240322094850681" calcext:value-type="float">
            <text:p>0.002403220948507</text:p>
          </table:table-cell>
          <table:table-cell office:value-type="float" office:value="0.00233996336432573" calcext:value-type="float">
            <text:p>0.002339963364326</text:p>
          </table:table-cell>
          <table:table-cell office:value-type="float" office:value="0.00227964589155675" calcext:value-type="float">
            <text:p>0.002279645891557</text:p>
          </table:table-cell>
          <table:table-cell office:value-type="float" office:value="0.00222205583995683" calcext:value-type="float">
            <text:p>0.002222055839957</text:p>
          </table:table-cell>
          <table:table-cell office:value-type="float" office:value="0.00216700219119293" calcext:value-type="float">
            <text:p>0.002167002191193</text:p>
          </table:table-cell>
          <table:table-cell office:value-type="float" office:value="0.00211431274422192" calcext:value-type="float">
            <text:p>0.002114312744222</text:p>
          </table:table-cell>
          <table:table-cell office:value-type="float" office:value="0.00206383171603869" calcext:value-type="float">
            <text:p>0.002063831716039</text:p>
          </table:table-cell>
          <table:table-cell office:value-type="float" office:value="0.00201541771368273" calcext:value-type="float">
            <text:p>0.002015417713683</text:p>
          </table:table-cell>
          <table:table-cell office:value-type="float" office:value="0.00196894201084753" calcext:value-type="float">
            <text:p>0.001968942010848</text:p>
          </table:table-cell>
          <table:table-cell office:value-type="float" office:value="0.00192428707592407" calcext:value-type="float">
            <text:p>0.001924287075924</text:p>
          </table:table-cell>
          <table:table-cell office:value-type="float" office:value="0.00188134530873588" calcext:value-type="float">
            <text:p>0.001881345308736</text:p>
          </table:table-cell>
          <table:table-cell office:value-type="float" office:value="0.00184001795147402" calcext:value-type="float">
            <text:p>0.001840017951474</text:p>
          </table:table-cell>
          <table:table-cell office:value-type="float" office:value="0.00180021414574811" calcext:value-type="float">
            <text:p>0.001800214145748</text:p>
          </table:table-cell>
          <table:table-cell office:value-type="float" office:value="0.00176185011281085" calcext:value-type="float">
            <text:p>0.001761850112811</text:p>
          </table:table-cell>
          <table:table-cell office:value-type="float" office:value="0.00172484843810448" calcext:value-type="float">
            <text:p>0.001724848438104</text:p>
          </table:table-cell>
          <table:table-cell office:value-type="float" office:value="0.00168913744454128" calcext:value-type="float">
            <text:p>0.001689137444541</text:p>
          </table:table-cell>
          <table:table-cell office:value-type="float" office:value="0.0016546506415778" calcext:value-type="float">
            <text:p>0.001654650641578</text:p>
          </table:table-cell>
          <table:table-cell office:value-type="float" office:value="0.00162132623931755" calcext:value-type="float">
            <text:p>0.001621326239318</text:p>
          </table:table-cell>
          <table:table-cell office:value-type="float" office:value="0.00158910671857492" calcext:value-type="float">
            <text:p>0.001589106718575</text:p>
          </table:table-cell>
          <table:table-cell office:value-type="float" office:value="0.0015579384493163" calcext:value-type="float">
            <text:p>0.001557938449316</text:p>
          </table:table-cell>
          <table:table-cell office:value-type="float" office:value="0.00152777135104131" calcext:value-type="float">
            <text:p>0.001527771351041</text:p>
          </table:table-cell>
          <table:table-cell office:value-type="float" office:value="0.00149855858966912" calcext:value-type="float">
            <text:p>0.001498558589669</text:p>
          </table:table-cell>
          <table:table-cell office:value-type="float" office:value="0.00147025630628409" calcext:value-type="float">
            <text:p>0.001470256306284</text:p>
          </table:table-cell>
          <table:table-cell office:value-type="float" office:value="0.00144282337376653" calcext:value-type="float">
            <text:p>0.001442823373767</text:p>
          </table:table-cell>
          <table:table-cell office:value-type="float" office:value="0.00141622117794385" calcext:value-type="float">
            <text:p>0.001416221177944</text:p>
          </table:table-cell>
          <table:table-cell office:value-type="float" office:value="0.00139041342030102" calcext:value-type="float">
            <text:p>0.001390413420301</text:p>
          </table:table-cell>
          <table:table-cell office:value-type="float" office:value="0.00136536593975705" calcext:value-type="float">
            <text:p>0.001365365939757</text:p>
          </table:table-cell>
          <table:table-cell office:value-type="float" office:value="0.00134104655131166" calcext:value-type="float">
            <text:p>0.001341046551312</text:p>
          </table:table-cell>
          <table:table-cell office:value-type="float" office:value="0.00131742489966923" calcext:value-type="float">
            <text:p>0.001317424899669</text:p>
          </table:table-cell>
          <table:table-cell office:value-type="float" office:value="0.0012944723261916" calcext:value-type="float">
            <text:p>0.001294472326192</text:p>
          </table:table-cell>
          <table:table-cell office:value-type="float" office:value="0.00127216174773993" calcext:value-type="float">
            <text:p>0.00127216174774</text:p>
          </table:table-cell>
          <table:table-cell office:value-type="float" office:value="0.00125046754613958" calcext:value-type="float">
            <text:p>0.00125046754614</text:p>
          </table:table-cell>
          <table:table-cell office:value-type="float" office:value="0.00122936546716862" calcext:value-type="float">
            <text:p>0.001229365467169</text:p>
          </table:table-cell>
          <table:table-cell office:value-type="float" office:value="0.00120883252808833" calcext:value-type="float">
            <text:p>0.001208832528088</text:p>
          </table:table-cell>
          <table:table-cell office:value-type="float" office:value="0.00118884693286438" calcext:value-type="float">
            <text:p>0.001188846932864</text:p>
          </table:table-cell>
          <table:table-cell office:value-type="float" office:value="0.00116938799431689" calcext:value-type="float">
            <text:p>0.001169387994317</text:p>
          </table:table-cell>
          <table:table-cell office:value-type="float" office:value="0.00115043606252401" calcext:value-type="float">
            <text:p>0.001150436062524</text:p>
          </table:table-cell>
          <table:table-cell office:value-type="float" office:value="0.00113197245888593" calcext:value-type="float">
            <text:p>0.001131972458886</text:p>
          </table:table-cell>
          <table:table-cell office:value-type="float" office:value="0.00111397941531523" calcext:value-type="float">
            <text:p>0.001113979415315</text:p>
          </table:table-cell>
          <table:table-cell office:value-type="float" office:value="0.00109644001808653" calcext:value-type="float">
            <text:p>0.001096440018087</text:p>
          </table:table-cell>
          <table:table-cell office:value-type="float" office:value="0.00107933815591191" calcext:value-type="float">
            <text:p>0.001079338155912</text:p>
          </table:table-cell>
          <table:table-cell office:value-type="float" office:value="0.00106265847187431" calcext:value-type="float">
            <text:p>0.001062658471874</text:p>
          </table:table-cell>
          <table:table-cell office:value-type="float" office:value="0.00104638631887147" calcext:value-type="float">
            <text:p>0.001046386318871</text:p>
          </table:table-cell>
          <table:table-cell office:value-type="float" office:value="0.00103050771826926" calcext:value-type="float">
            <text:p>0.001030507718269</text:p>
          </table:table-cell>
          <table:table-cell office:value-type="float" office:value="0.00101500932149709" calcext:value-type="float">
            <text:p>0.001015009321497</text:p>
          </table:table-cell>
          <table:table-cell office:value-type="float" office:value="0.000999878374317174" calcext:value-type="float">
            <text:p>0.000999878374317</text:p>
          </table:table-cell>
          <table:table-cell office:value-type="float" office:value="0.000985102683575721" calcext:value-type="float">
            <text:p>0.000985102683576</text:p>
          </table:table-cell>
          <table:table-cell office:value-type="float" office:value="0.000970670586206217" calcext:value-type="float">
            <text:p>0.000970670586206</text:p>
          </table:table-cell>
          <table:table-cell office:value-type="float" office:value="0.000956570920315168" calcext:value-type="float">
            <text:p>0.000956570920315</text:p>
          </table:table-cell>
          <table:table-cell office:value-type="float" office:value="0.0009427929981933" calcext:value-type="float">
            <text:p>0.000942792998193</text:p>
          </table:table-cell>
          <table:table-cell office:value-type="float" office:value="0.000929326581073864" calcext:value-type="float">
            <text:p>0.000929326581074</text:p>
          </table:table-cell>
          <table:table-cell office:value-type="float" office:value="0.000916161855541183" calcext:value-type="float">
            <text:p>0.000916161855541</text:p>
          </table:table-cell>
          <table:table-cell office:value-type="float" office:value="0.000903289411427158" calcext:value-type="float">
            <text:p>0.000903289411427</text:p>
          </table:table-cell>
          <table:table-cell office:value-type="float" office:value="0.000890700221107764" calcext:value-type="float">
            <text:p>0.000890700221108</text:p>
          </table:table-cell>
          <table:table-cell office:value-type="float" office:value="0.000878385620082315" calcext:value-type="float">
            <text:p>0.000878385620082</text:p>
          </table:table-cell>
          <table:table-cell office:value-type="float" office:value="0.00086633728875077" calcext:value-type="float">
            <text:p>0.000866337288751</text:p>
          </table:table-cell>
          <table:table-cell office:value-type="float" office:value="0.000854547235292838" calcext:value-type="float">
            <text:p>0.000854547235293</text:p>
          </table:table-cell>
          <table:table-cell office:value-type="float" office:value="0.000843007779577708" calcext:value-type="float">
            <text:p>0.000843007779578</text:p>
          </table:table-cell>
          <table:table-cell office:value-type="float" office:value="0.000831711538026025" calcext:value-type="float">
            <text:p>0.000831711538026</text:p>
          </table:table-cell>
          <table:table-cell office:value-type="float" office:value="0.000820651409360981" calcext:value-type="float">
            <text:p>0.000820651409361</text:p>
          </table:table-cell>
          <table:table-cell office:value-type="float" office:value="0.000809820561185439" calcext:value-type="float">
            <text:p>0.000809820561185</text:p>
          </table:table-cell>
          <table:table-cell office:value-type="float" office:value="0.000799212417328314" calcext:value-type="float">
            <text:p>0.000799212417328</text:p>
          </table:table-cell>
          <table:table-cell office:value-type="float" office:value="0.00078882064590935" calcext:value-type="float">
            <text:p>0.000788820645909</text:p>
          </table:table-cell>
          <table:table-cell office:value-type="float" office:value="0.000778639148075041" calcext:value-type="float">
            <text:p>0.000778639148075</text:p>
          </table:table-cell>
          <table:table-cell office:value-type="float" office:value="0.000768662047356944" calcext:value-type="float">
            <text:p>0.000768662047357</text:p>
          </table:table-cell>
          <table:table-cell office:value-type="float" office:value="0.000758883679620156" calcext:value-type="float">
            <text:p>0.00075888367962</text:p>
          </table:table-cell>
          <table:table-cell office:value-type="float" office:value="0.000749298583550865" calcext:value-type="float">
            <text:p>0.000749298583551</text:p>
          </table:table-cell>
          <table:table-cell office:value-type="float" office:value="0.000739901491664178" calcext:value-type="float">
            <text:p>0.000739901491664</text:p>
          </table:table-cell>
          <table:table-cell office:value-type="float" office:value="0.000730687321787386" calcext:value-type="float">
            <text:p>0.000730687321787</text:p>
          </table:table-cell>
          <table:table-cell office:value-type="float" office:value="0.000721651168990484" calcext:value-type="float">
            <text:p>0.00072165116899</text:p>
          </table:table-cell>
          <table:table-cell office:value-type="float" office:value="0.000712788297945045" calcext:value-type="float">
            <text:p>0.000712788297945</text:p>
          </table:table-cell>
          <table:table-cell office:value-type="float" office:value="0.000704094135672068" calcext:value-type="float">
            <text:p>0.000704094135672</text:p>
          </table:table-cell>
          <table:table-cell office:value-type="float" office:value="0.000695564264666759" calcext:value-type="float">
            <text:p>0.000695564264667</text:p>
          </table:table-cell>
          <table:table-cell office:value-type="float" office:value="0.000687194416368613" calcext:value-type="float">
            <text:p>0.000687194416369</text:p>
          </table:table-cell>
          <table:table-cell office:value-type="float" office:value="0.000678980464964026" calcext:value-type="float">
            <text:p>0.000678980464964</text:p>
          </table:table-cell>
          <table:table-cell office:value-type="float" office:value="0.000670918421493753" calcext:value-type="float">
            <text:p>0.000670918421494</text:p>
          </table:table-cell>
          <table:table-cell office:value-type="float" office:value="0.0006630044282562" calcext:value-type="float">
            <text:p>0.000663004428256</text:p>
          </table:table-cell>
          <table:table-cell office:value-type="float" office:value="0.000655234753480972" calcext:value-type="float">
            <text:p>0.000655234753481</text:p>
          </table:table-cell>
          <table:table-cell office:value-type="float" office:value="0.000647605786263529" calcext:value-type="float">
            <text:p>0.000647605786264</text:p>
          </table:table-cell>
          <table:table-cell office:value-type="float" office:value="0.000640114031742949" calcext:value-type="float">
            <text:p>0.000640114031743</text:p>
          </table:table-cell>
          <table:table-cell office:value-type="float" office:value="0.00063275610650879" calcext:value-type="float">
            <text:p>0.000632756106509</text:p>
          </table:table-cell>
          <table:table-cell office:value-type="float" office:value="0.000625528734226248" calcext:value-type="float">
            <text:p>0.000625528734226</text:p>
          </table:table-cell>
          <table:table-cell office:value-type="float" office:value="0.000618428741467517" calcext:value-type="float">
            <text:p>0.000618428741468</text:p>
          </table:table-cell>
          <table:table-cell office:value-type="float" office:value="0.000611453053736145" calcext:value-type="float">
            <text:p>0.000611453053736</text:p>
          </table:table-cell>
          <table:table-cell office:value-type="float" office:value="0.000604598691672392" calcext:value-type="float">
            <text:p>0.000604598691672</text:p>
          </table:table-cell>
          <table:table-cell office:value-type="float" office:value="0.000597862767437652" calcext:value-type="float">
            <text:p>0.000597862767438</text:p>
          </table:table-cell>
          <table:table-cell office:value-type="float" office:value="0.000591242481256915" calcext:value-type="float">
            <text:p>0.000591242481257</text:p>
          </table:table-cell>
          <table:table-cell office:value-type="float" office:value="0.000584735118123987" calcext:value-type="float">
            <text:p>0.000584735118124</text:p>
          </table:table-cell>
          <table:table-cell office:value-type="float" office:value="0.000578338044644183" calcext:value-type="float">
            <text:p>0.000578338044644</text:p>
          </table:table-cell>
          <table:table-cell office:value-type="float" office:value="0.000572048706029476" calcext:value-type="float">
            <text:p>0.000572048706029</text:p>
          </table:table-cell>
          <table:table-cell office:value-type="float" office:value="0.000565864623213498" calcext:value-type="float">
            <text:p>0.000565864623213</text:p>
          </table:table-cell>
          <table:table-cell office:value-type="float" office:value="0.000559783390100441" calcext:value-type="float">
            <text:p>0.0005597833901</text:p>
          </table:table-cell>
          <table:table-cell office:value-type="float" office:value="0.00055380267093179" calcext:value-type="float">
            <text:p>0.000553802670932</text:p>
          </table:table-cell>
          <table:table-cell office:value-type="float" office:value="0.000547920197762614" calcext:value-type="float">
            <text:p>0.000547920197763</text:p>
          </table:table-cell>
          <table:table-cell office:value-type="float" office:value="0.000542133768050024" calcext:value-type="float">
            <text:p>0.00054213376805</text:p>
          </table:table-cell>
          <table:table-cell office:value-type="float" office:value="0.000536441242343145" calcext:value-type="float">
            <text:p>0.000536441242343</text:p>
          </table:table-cell>
          <table:table-cell office:value-type="float" office:value="0.000530840542064307" calcext:value-type="float">
            <text:p>0.000530840542064</text:p>
          </table:table-cell>
          <table:table-cell office:value-type="float" office:value="0.000525329647393172" calcext:value-type="float">
            <text:p>0.000525329647393</text:p>
          </table:table-cell>
          <table:table-cell office:value-type="float" office:value="0.000519906595229956" calcext:value-type="float">
            <text:p>0.00051990659523</text:p>
          </table:table-cell>
          <table:table-cell office:value-type="float" office:value="0.000514569477247051" calcext:value-type="float">
            <text:p>0.000514569477247</text:p>
          </table:table-cell>
          <table:table-cell office:value-type="float" office:value="0.000509316438016343" calcext:value-type="float">
            <text:p>0.000509316438016</text:p>
          </table:table-cell>
          <table:table-cell office:value-type="float" office:value="0.000504145673217571" calcext:value-type="float">
            <text:p>0.000504145673218</text:p>
          </table:table-cell>
          <table:table-cell office:value-type="float" office:value="0.000499055427915792" calcext:value-type="float">
            <text:p>0.000499055427916</text:p>
          </table:table-cell>
          <table:table-cell office:value-type="float" office:value="0.000494043994906261" calcext:value-type="float">
            <text:p>0.000494043994906</text:p>
          </table:table-cell>
          <table:table-cell office:value-type="float" office:value="0.000489109713130643" calcext:value-type="float">
            <text:p>0.000489109713131</text:p>
          </table:table-cell>
          <table:table-cell office:value-type="float" office:value="0.000484250966148395" calcext:value-type="float">
            <text:p>0.000484250966148</text:p>
          </table:table-cell>
          <table:table-cell office:value-type="float" office:value="0.000479466180675889" calcext:value-type="float">
            <text:p>0.000479466180676</text:p>
          </table:table-cell>
          <table:table-cell office:value-type="float" office:value="0.000474753825175126" calcext:value-type="float">
            <text:p>0.000474753825175</text:p>
          </table:table-cell>
          <table:table-cell office:value-type="float" office:value="0.000470112408503067" calcext:value-type="float">
            <text:p>0.000470112408503</text:p>
          </table:table-cell>
          <table:table-cell office:value-type="float" office:value="0.000465540478608306" calcext:value-type="float">
            <text:p>0.000465540478608</text:p>
          </table:table-cell>
          <table:table-cell office:value-type="float" office:value="0.000461036621281517" calcext:value-type="float">
            <text:p>0.000461036621282</text:p>
          </table:table-cell>
          <table:table-cell office:value-type="float" office:value="0.000456599458949656" calcext:value-type="float">
            <text:p>0.00045659945895</text:p>
          </table:table-cell>
          <table:table-cell office:value-type="float" office:value="0.000452227649519879" calcext:value-type="float">
            <text:p>0.00045222764952</text:p>
          </table:table-cell>
          <table:table-cell office:value-type="float" office:value="0.000447919885261519" calcext:value-type="float">
            <text:p>0.000447919885262</text:p>
          </table:table-cell>
          <table:table-cell office:value-type="float" office:value="0.000443674891734223" calcext:value-type="float">
            <text:p>0.000443674891734</text:p>
          </table:table-cell>
          <table:table-cell office:value-type="float" office:value="0.000439491426752839" calcext:value-type="float">
            <text:p>0.000439491426753</text:p>
          </table:table-cell>
          <table:table-cell office:value-type="float" office:value="0.000435368279394948" calcext:value-type="float">
            <text:p>0.000435368279395</text:p>
          </table:table-cell>
          <table:table-cell office:value-type="float" office:value="0.000431304269037035" calcext:value-type="float">
            <text:p>0.000431304269037</text:p>
          </table:table-cell>
          <table:table-cell office:value-type="float" office:value="0.000427298244433419" calcext:value-type="float">
            <text:p>0.000427298244433</text:p>
          </table:table-cell>
          <table:table-cell office:value-type="float" office:value="0.000423349082822166" calcext:value-type="float">
            <text:p>0.000423349082822</text:p>
          </table:table-cell>
          <table:table-cell office:value-type="float" office:value="0.000419455689068846" calcext:value-type="float">
            <text:p>0.000419455689069</text:p>
          </table:table-cell>
          <table:table-cell office:value-type="float" office:value="0.000415616994837179" calcext:value-type="float">
            <text:p>0.000415616994837</text:p>
          </table:table-cell>
          <table:table-cell office:value-type="float" office:value="0.000411831957789863" calcext:value-type="float">
            <text:p>0.00041183195779</text:p>
          </table:table-cell>
          <table:table-cell office:value-type="float" office:value="0.0004080995608153" calcext:value-type="float">
            <text:p>0.000408099560815</text:p>
          </table:table-cell>
          <table:table-cell office:value-type="float" office:value="0.000404418811289793" calcext:value-type="float">
            <text:p>0.00040441881129</text:p>
          </table:table-cell>
          <table:table-cell office:value-type="float" office:value="0.000400788740354682" calcext:value-type="float">
            <text:p>0.000400788740355</text:p>
          </table:table-cell>
          <table:table-cell office:value-type="float" office:value="0.000397208402223681" calcext:value-type="float">
            <text:p>0.000397208402224</text:p>
          </table:table-cell>
          <table:table-cell office:value-type="float" office:value="0.000393676873516685" calcext:value-type="float">
            <text:p>0.000393676873517</text:p>
          </table:table-cell>
          <table:table-cell office:value-type="float" office:value="0.000390193252610954" calcext:value-type="float">
            <text:p>0.000390193252611</text:p>
          </table:table-cell>
          <table:table-cell office:value-type="float" office:value="0.000386756659020184" calcext:value-type="float">
            <text:p>0.00038675665902</text:p>
          </table:table-cell>
          <table:table-cell office:value-type="float" office:value="0.000383366232786505" calcext:value-type="float">
            <text:p>0.000383366232787</text:p>
          </table:table-cell>
          <table:table-cell office:value-type="float" office:value="0.000380021133903843" calcext:value-type="float">
            <text:p>0.000380021133904</text:p>
          </table:table-cell>
          <table:table-cell office:value-type="float" office:value="0.000376720541749942" calcext:value-type="float">
            <text:p>0.00037672054175</text:p>
          </table:table-cell>
          <table:table-cell office:value-type="float" office:value="0.000373463654545973" calcext:value-type="float">
            <text:p>0.000373463654546</text:p>
          </table:table-cell>
          <table:table-cell office:value-type="float" office:value="0.000370249688827766" calcext:value-type="float">
            <text:p>0.000370249688828</text:p>
          </table:table-cell>
          <table:table-cell office:value-type="float" office:value="0.000367077878936828" calcext:value-type="float">
            <text:p>0.000367077878937</text:p>
          </table:table-cell>
          <table:table-cell office:value-type="float" office:value="0.000363947476531341" calcext:value-type="float">
            <text:p>0.000363947476531</text:p>
          </table:table-cell>
          <table:table-cell office:value-type="float" office:value="0.000360857750106751" calcext:value-type="float">
            <text:p>0.00036085775010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000343762131003283" calcext:value-type="float">
            <text:p>0.000343762131003</text:p>
          </table:table-cell>
          <table:table-cell office:value-type="float" office:value="0.000346751045515307" calcext:value-type="float">
            <text:p>0.000346751045515</text:p>
          </table:table-cell>
          <table:table-cell office:value-type="float" office:value="0.000349780203485029" calcext:value-type="float">
            <text:p>0.000349780203485</text:p>
          </table:table-cell>
          <table:table-cell office:value-type="float" office:value="0.000352850350986133" calcext:value-type="float">
            <text:p>0.000352850350986</text:p>
          </table:table-cell>
          <table:table-cell office:value-type="float" office:value="0.000355962251938315" calcext:value-type="float">
            <text:p>0.000355962251938</text:p>
          </table:table-cell>
          <table:table-cell office:value-type="float" office:value="0.00035911668863966" calcext:value-type="float">
            <text:p>0.00035911668864</text:p>
          </table:table-cell>
          <table:table-cell office:value-type="float" office:value="0.000362314462309553" calcext:value-type="float">
            <text:p>0.00036231446231</text:p>
          </table:table-cell>
          <table:table-cell office:value-type="float" office:value="0.000365556393656273" calcext:value-type="float">
            <text:p>0.000365556393656</text:p>
          </table:table-cell>
          <table:table-cell office:value-type="float" office:value="0.000368843323465825" calcext:value-type="float">
            <text:p>0.000368843323466</text:p>
          </table:table-cell>
          <table:table-cell office:value-type="float" office:value="0.00037217611320761" calcext:value-type="float">
            <text:p>0.000372176113208</text:p>
          </table:table-cell>
          <table:table-cell office:value-type="float" office:value="0.000375555645667273" calcext:value-type="float">
            <text:p>0.000375555645667</text:p>
          </table:table-cell>
          <table:table-cell office:value-type="float" office:value="0.000378982825598653" calcext:value-type="float">
            <text:p>0.000378982825599</text:p>
          </table:table-cell>
          <table:table-cell office:value-type="float" office:value="0.000382458580401719" calcext:value-type="float">
            <text:p>0.000382458580402</text:p>
          </table:table-cell>
          <table:table-cell office:value-type="float" office:value="0.00038598386082612" calcext:value-type="float">
            <text:p>0.000385983860826</text:p>
          </table:table-cell>
          <table:table-cell office:value-type="float" office:value="0.000389559641700783" calcext:value-type="float">
            <text:p>0.000389559641701</text:p>
          </table:table-cell>
          <table:table-cell office:value-type="float" office:value="0.000393186922688831" calcext:value-type="float">
            <text:p>0.000393186922689</text:p>
          </table:table-cell>
          <table:table-cell office:value-type="float" office:value="0.00039686672907127" calcext:value-type="float">
            <text:p>0.000396866729071</text:p>
          </table:table-cell>
          <table:table-cell office:value-type="float" office:value="0.000400600112568084" calcext:value-type="float">
            <text:p>0.000400600112568</text:p>
          </table:table-cell>
          <table:table-cell office:value-type="float" office:value="0.00040438815217814" calcext:value-type="float">
            <text:p>0.000404388152178</text:p>
          </table:table-cell>
          <table:table-cell office:value-type="float" office:value="0.000408231955059934" calcext:value-type="float">
            <text:p>0.00040823195506</text:p>
          </table:table-cell>
          <table:table-cell office:value-type="float" office:value="0.000412132657445453" calcext:value-type="float">
            <text:p>0.000412132657445</text:p>
          </table:table-cell>
          <table:table-cell office:value-type="float" office:value="0.000416091425588542" calcext:value-type="float">
            <text:p>0.000416091425589</text:p>
          </table:table-cell>
          <table:table-cell office:value-type="float" office:value="0.000420109456750731" calcext:value-type="float">
            <text:p>0.000420109456751</text:p>
          </table:table-cell>
          <table:table-cell office:value-type="float" office:value="0.000424187980225009" calcext:value-type="float">
            <text:p>0.000424187980225</text:p>
          </table:table-cell>
          <table:table-cell office:value-type="float" office:value="0.00042832825840264" calcext:value-type="float">
            <text:p>0.000428328258403</text:p>
          </table:table-cell>
          <table:table-cell office:value-type="float" office:value="0.000432531587883773" calcext:value-type="float">
            <text:p>0.000432531587884</text:p>
          </table:table-cell>
          <table:table-cell office:value-type="float" office:value="0.000436799300627107" calcext:value-type="float">
            <text:p>0.000436799300627</text:p>
          </table:table-cell>
          <table:table-cell office:value-type="float" office:value="0.000441132765153379" calcext:value-type="float">
            <text:p>0.000441132765153</text:p>
          </table:table-cell>
          <table:table-cell office:value-type="float" office:value="0.000445533387791367" calcext:value-type="float">
            <text:p>0.000445533387791</text:p>
          </table:table-cell>
          <table:table-cell office:value-type="float" office:value="0.000450002613984063" calcext:value-type="float">
            <text:p>0.000450002613984</text:p>
          </table:table-cell>
          <table:table-cell office:value-type="float" office:value="0.00045454192963981" calcext:value-type="float">
            <text:p>0.00045454192964</text:p>
          </table:table-cell>
          <table:table-cell office:value-type="float" office:value="0.000459152862546246" calcext:value-type="float">
            <text:p>0.000459152862546</text:p>
          </table:table-cell>
          <table:table-cell office:value-type="float" office:value="0.000463836983840211" calcext:value-type="float">
            <text:p>0.00046383698384</text:p>
          </table:table-cell>
          <table:table-cell office:value-type="float" office:value="0.00046859590954373" calcext:value-type="float">
            <text:p>0.000468595909544</text:p>
          </table:table-cell>
          <table:table-cell office:value-type="float" office:value="0.000473431302162006" calcext:value-type="float">
            <text:p>0.000473431302162</text:p>
          </table:table-cell>
          <table:table-cell office:value-type="float" office:value="0.000478344872354153" calcext:value-type="float">
            <text:p>0.000478344872354</text:p>
          </table:table-cell>
          <table:table-cell office:value-type="float" office:value="0.000483338380671503" calcext:value-type="float">
            <text:p>0.000483338380672</text:p>
          </table:table-cell>
          <table:table-cell office:value-type="float" office:value="0.000488413639376483" calcext:value-type="float">
            <text:p>0.000488413639376</text:p>
          </table:table-cell>
          <table:table-cell office:value-type="float" office:value="0.000493572514340247" calcext:value-type="float">
            <text:p>0.00049357251434</text:p>
          </table:table-cell>
          <table:table-cell office:value-type="float" office:value="0.000498816927023764" calcext:value-type="float">
            <text:p>0.000498816927024</text:p>
          </table:table-cell>
          <table:table-cell office:value-type="float" office:value="0.00050414885654936" calcext:value-type="float">
            <text:p>0.000504148856549</text:p>
          </table:table-cell>
          <table:table-cell office:value-type="float" office:value="0.000509570341861643" calcext:value-type="float">
            <text:p>0.000509570341862</text:p>
          </table:table-cell>
          <table:table-cell office:value-type="float" office:value="0.000515083483994377" calcext:value-type="float">
            <text:p>0.000515083483994</text:p>
          </table:table-cell>
          <table:table-cell office:value-type="float" office:value="0.000520690448430736" calcext:value-type="float">
            <text:p>0.000520690448431</text:p>
          </table:table-cell>
          <table:table-cell office:value-type="float" office:value="0.00052639346758492" calcext:value-type="float">
            <text:p>0.000526393467585</text:p>
          </table:table-cell>
          <table:table-cell office:value-type="float" office:value="0.000532194843387526" calcext:value-type="float">
            <text:p>0.000532194843388</text:p>
          </table:table-cell>
          <table:table-cell office:value-type="float" office:value="0.000538096950000985" calcext:value-type="float">
            <text:p>0.000538096950001</text:p>
          </table:table-cell>
          <table:table-cell office:value-type="float" office:value="0.000544102236659472" calcext:value-type="float">
            <text:p>0.000544102236659</text:p>
          </table:table-cell>
          <table:table-cell office:value-type="float" office:value="0.000550213230643907" calcext:value-type="float">
            <text:p>0.000550213230644</text:p>
          </table:table-cell>
          <table:table-cell office:value-type="float" office:value="0.000556432540403551" calcext:value-type="float">
            <text:p>0.000556432540404</text:p>
          </table:table-cell>
          <table:table-cell office:value-type="float" office:value="0.000562762858827174" calcext:value-type="float">
            <text:p>0.000562762858827</text:p>
          </table:table-cell>
          <table:table-cell office:value-type="float" office:value="0.000569206966671652" calcext:value-type="float">
            <text:p>0.000569206966672</text:p>
          </table:table-cell>
          <table:table-cell office:value-type="float" office:value="0.000575767736168911" calcext:value-type="float">
            <text:p>0.000575767736169</text:p>
          </table:table-cell>
          <table:table-cell office:value-type="float" office:value="0.000582448134797509" calcext:value-type="float">
            <text:p>0.000582448134798</text:p>
          </table:table-cell>
          <table:table-cell office:value-type="float" office:value="0.000589251229260972" calcext:value-type="float">
            <text:p>0.000589251229261</text:p>
          </table:table-cell>
          <table:table-cell office:value-type="float" office:value="0.000596180189654952" calcext:value-type="float">
            <text:p>0.000596180189655</text:p>
          </table:table-cell>
          <table:table-cell office:value-type="float" office:value="0.000603238293855689" calcext:value-type="float">
            <text:p>0.000603238293856</text:p>
          </table:table-cell>
          <table:table-cell office:value-type="float" office:value="0.000610428932127892" calcext:value-type="float">
            <text:p>0.000610428932128</text:p>
          </table:table-cell>
          <table:table-cell office:value-type="float" office:value="0.00061775561197882" calcext:value-type="float">
            <text:p>0.000617755611979</text:p>
          </table:table-cell>
          <table:table-cell office:value-type="float" office:value="0.000625221963267658" calcext:value-type="float">
            <text:p>0.000625221963268</text:p>
          </table:table-cell>
          <table:table-cell office:value-type="float" office:value="0.000632831743580471" calcext:value-type="float">
            <text:p>0.00063283174358</text:p>
          </table:table-cell>
          <table:table-cell office:value-type="float" office:value="0.000640588843898435" calcext:value-type="float">
            <text:p>0.000640588843898</text:p>
          </table:table-cell>
          <table:table-cell office:value-type="float" office:value="0.000648497294571047" calcext:value-type="float">
            <text:p>0.000648497294571</text:p>
          </table:table-cell>
          <table:table-cell office:value-type="float" office:value="0.000656561271615937" calcext:value-type="float">
            <text:p>0.000656561271616</text:p>
          </table:table-cell>
          <table:table-cell office:value-type="float" office:value="0.000664785103364957" calcext:value-type="float">
            <text:p>0.000664785103365</text:p>
          </table:table-cell>
          <table:table-cell office:value-type="float" office:value="0.000673173277484392" calcext:value-type="float">
            <text:p>0.000673173277484</text:p>
          </table:table-cell>
          <table:table-cell office:value-type="float" office:value="0.000681730448383899" calcext:value-type="float">
            <text:p>0.000681730448384</text:p>
          </table:table-cell>
          <table:table-cell office:value-type="float" office:value="0.000690461445052995" calcext:value-type="float">
            <text:p>0.000690461445053</text:p>
          </table:table-cell>
          <table:table-cell office:value-type="float" office:value="0.000699371279343066" calcext:value-type="float">
            <text:p>0.000699371279343</text:p>
          </table:table-cell>
          <table:table-cell office:value-type="float" office:value="0.000708465154732243" calcext:value-type="float">
            <text:p>0.000708465154732</text:p>
          </table:table-cell>
          <table:table-cell office:value-type="float" office:value="0.000717748475603951" calcext:value-type="float">
            <text:p>0.000717748475604</text:p>
          </table:table-cell>
          <table:table-cell office:value-type="float" office:value="0.000727226857073618" calcext:value-type="float">
            <text:p>0.000727226857074</text:p>
          </table:table-cell>
          <table:table-cell office:value-type="float" office:value="0.000736906135402476" calcext:value-type="float">
            <text:p>0.000736906135402</text:p>
          </table:table-cell>
          <table:table-cell office:value-type="float" office:value="0.000746792379047063" calcext:value-type="float">
            <text:p>0.000746792379047</text:p>
          </table:table-cell>
          <table:table-cell office:value-type="float" office:value="0.000756891900382339" calcext:value-type="float">
            <text:p>0.000756891900382</text:p>
          </table:table-cell>
          <table:table-cell office:value-type="float" office:value="0.000767211268143875" calcext:value-type="float">
            <text:p>0.000767211268144</text:p>
          </table:table-cell>
          <table:table-cell office:value-type="float" office:value="0.000777757320659417" calcext:value-type="float">
            <text:p>0.000777757320659</text:p>
          </table:table-cell>
          <table:table-cell office:value-type="float" office:value="0.000788537179906701" calcext:value-type="float">
            <text:p>0.000788537179907</text:p>
          </table:table-cell>
          <table:table-cell office:value-type="float" office:value="0.000799558266482755" calcext:value-type="float">
            <text:p>0.000799558266483</text:p>
          </table:table-cell>
          <table:table-cell office:value-type="float" office:value="0.000810828315528389" calcext:value-type="float">
            <text:p>0.000810828315528</text:p>
          </table:table-cell>
          <table:table-cell office:value-type="float" office:value="0.000822355393705175" calcext:value-type="float">
            <text:p>0.000822355393705</text:p>
          </table:table-cell>
          <table:table-cell office:value-type="float" office:value="0.000834147917298875" calcext:value-type="float">
            <text:p>0.000834147917299</text:p>
          </table:table-cell>
          <table:table-cell office:value-type="float" office:value="0.000846214671528396" calcext:value-type="float">
            <text:p>0.000846214671528</text:p>
          </table:table-cell>
          <table:table-cell office:value-type="float" office:value="0.000858564831174921" calcext:value-type="float">
            <text:p>0.000858564831175</text:p>
          </table:table-cell>
          <table:table-cell office:value-type="float" office:value="0.00087120798262272" calcext:value-type="float">
            <text:p>0.000871207982623</text:p>
          </table:table-cell>
          <table:table-cell office:value-type="float" office:value="0.00088415414744006" calcext:value-type="float">
            <text:p>0.00088415414744</text:p>
          </table:table-cell>
          <table:table-cell office:value-type="float" office:value="0.000897413807616607" calcext:value-type="float">
            <text:p>0.000897413807617</text:p>
          </table:table-cell>
          <table:table-cell office:value-type="float" office:value="0.000910997932603624" calcext:value-type="float">
            <text:p>0.000910997932604</text:p>
          </table:table-cell>
          <table:table-cell office:value-type="float" office:value="0.000924918008316933" calcext:value-type="float">
            <text:p>0.000924918008317</text:p>
          </table:table-cell>
          <table:table-cell office:value-type="float" office:value="0.000939186068252423" calcext:value-type="float">
            <text:p>0.000939186068252</text:p>
          </table:table-cell>
          <table:table-cell office:value-type="float" office:value="0.000953814726932658" calcext:value-type="float">
            <text:p>0.000953814726933</text:p>
          </table:table-cell>
          <table:table-cell office:value-type="float" office:value="0.000968817215841828" calcext:value-type="float">
            <text:p>0.000968817215842</text:p>
          </table:table-cell>
          <table:table-cell office:value-type="float" office:value="0.000984207422138032" calcext:value-type="float">
            <text:p>0.000984207422138</text:p>
          </table:table-cell>
          <table:table-cell office:value-type="float" office:value="0.000999999930333672" calcext:value-type="float">
            <text:p>0.000999999930334</text:p>
          </table:table-cell>
          <table:table-cell office:value-type="float" office:value="0.00101621006725955" calcext:value-type="float">
            <text:p>0.00101621006726</text:p>
          </table:table-cell>
          <table:table-cell office:value-type="float" office:value="0.00103285395061579" calcext:value-type="float">
            <text:p>0.001032853950616</text:p>
          </table:table-cell>
          <table:table-cell office:value-type="float" office:value="0.00104994854142244" calcext:value-type="float">
            <text:p>0.001049948541422</text:p>
          </table:table-cell>
          <table:table-cell office:value-type="float" office:value="0.00106751170080124" calcext:value-type="float">
            <text:p>0.001067511700801</text:p>
          </table:table-cell>
          <table:table-cell office:value-type="float" office:value="0.00108556225145452" calcext:value-type="float">
            <text:p>0.001085562251455</text:p>
          </table:table-cell>
          <table:table-cell office:value-type="float" office:value="0.00110412004435623" calcext:value-type="float">
            <text:p>0.001104120044356</text:p>
          </table:table-cell>
          <table:table-cell office:value-type="float" office:value="0.00112320603116179" calcext:value-type="float">
            <text:p>0.001123206031162</text:p>
          </table:table-cell>
          <table:table-cell office:value-type="float" office:value="0.00114284234292407" calcext:value-type="float">
            <text:p>0.001142842342924</text:p>
          </table:table-cell>
          <table:table-cell office:value-type="float" office:value="0.00116305237579114" calcext:value-type="float">
            <text:p>0.001163052375791</text:p>
          </table:table-cell>
          <table:table-cell office:value-type="float" office:value="0.0011838608844063" calcext:value-type="float">
            <text:p>0.001183860884406</text:p>
          </table:table-cell>
          <table:table-cell office:value-type="float" office:value="0.00120529408385483" calcext:value-type="float">
            <text:p>0.001205294083855</text:p>
          </table:table-cell>
          <table:table-cell office:value-type="float" office:value="0.00122737976110764" calcext:value-type="float">
            <text:p>0.001227379761108</text:p>
          </table:table-cell>
          <table:table-cell office:value-type="float" office:value="0.00125014739699698" calcext:value-type="float">
            <text:p>0.001250147396997</text:p>
          </table:table-cell>
          <table:table-cell office:value-type="float" office:value="0.00127362829993884" calcext:value-type="float">
            <text:p>0.001273628299939</text:p>
          </table:table-cell>
          <table:table-cell office:value-type="float" office:value="0.00129785575275684" calcext:value-type="float">
            <text:p>0.001297855752757</text:p>
          </table:table-cell>
          <table:table-cell office:value-type="float" office:value="0.00132286517415432" calcext:value-type="float">
            <text:p>0.001322865174154</text:p>
          </table:table-cell>
          <table:table-cell office:value-type="float" office:value="0.00134869429658086" calcext:value-type="float">
            <text:p>0.001348694296581</text:p>
          </table:table-cell>
          <table:table-cell office:value-type="float" office:value="0.00137538336250781" calcext:value-type="float">
            <text:p>0.001375383362508</text:p>
          </table:table-cell>
          <table:table-cell office:value-type="float" office:value="0.00140297534138859" calcext:value-type="float">
            <text:p>0.001402975341389</text:p>
          </table:table-cell>
          <table:table-cell office:value-type="float" office:value="0.0014315161699432" calcext:value-type="float">
            <text:p>0.001431516169943</text:p>
          </table:table-cell>
          <table:table-cell office:value-type="float" office:value="0.0014610550187647" calcext:value-type="float">
            <text:p>0.001461055018765</text:p>
          </table:table-cell>
          <table:table-cell office:value-type="float" office:value="0.00149164458874173" calcext:value-type="float">
            <text:p>0.001491644588742</text:p>
          </table:table-cell>
          <table:table-cell office:value-type="float" office:value="0.00152334144127627" calcext:value-type="float">
            <text:p>0.001523341441276</text:p>
          </table:table-cell>
          <table:table-cell office:value-type="float" office:value="0.00155620636697949" calcext:value-type="float">
            <text:p>0.001556206366979</text:p>
          </table:table-cell>
          <table:table-cell office:value-type="float" office:value="0.00159030479818688" calcext:value-type="float">
            <text:p>0.001590304798187</text:p>
          </table:table-cell>
          <table:table-cell office:value-type="float" office:value="0.00162570727162804" calcext:value-type="float">
            <text:p>0.001625707271628</text:p>
          </table:table-cell>
          <table:table-cell office:value-type="float" office:value="0.0016624899485507" calcext:value-type="float">
            <text:p>0.001662489948551</text:p>
          </table:table-cell>
          <table:table-cell office:value-type="float" office:value="0.00170073520090536" calcext:value-type="float">
            <text:p>0.001700735200905</text:p>
          </table:table-cell>
          <table:table-cell office:value-type="float" office:value="0.00174053227371772" calcext:value-type="float">
            <text:p>0.001740532273718</text:p>
          </table:table-cell>
          <table:table-cell office:value-type="float" office:value="0.00178197803557291" calcext:value-type="float">
            <text:p>0.001781978035573</text:p>
          </table:table-cell>
          <table:table-cell office:value-type="float" office:value="0.00182517783134667" calcext:value-type="float">
            <text:p>0.001825177831347</text:p>
          </table:table-cell>
          <table:table-cell office:value-type="float" office:value="0.00187024645396345" calcext:value-type="float">
            <text:p>0.001870246453963</text:p>
          </table:table-cell>
          <table:table-cell office:value-type="float" office:value="0.00191730925527955" calcext:value-type="float">
            <text:p>0.00191730925528</text:p>
          </table:table-cell>
          <table:table-cell office:value-type="float" office:value="0.00196650342006932" calcext:value-type="float">
            <text:p>0.001966503420069</text:p>
          </table:table-cell>
          <table:table-cell office:value-type="float" office:value="0.00201797943204226" calcext:value-type="float">
            <text:p>0.002017979432042</text:p>
          </table:table-cell>
          <table:table-cell office:value-type="float" office:value="0.00207190276685888" calcext:value-type="float">
            <text:p>0.002071902766859</text:p>
          </table:table-cell>
          <table:table-cell office:value-type="float" office:value="0.00212845585457098" calcext:value-type="float">
            <text:p>0.002128455854571</text:p>
          </table:table-cell>
          <table:table-cell office:value-type="float" office:value="0.00218784036330679" calcext:value-type="float">
            <text:p>0.002187840363307</text:p>
          </table:table-cell>
          <table:table-cell office:value-type="float" office:value="0.00225027986779542" calcext:value-type="float">
            <text:p>0.002250279867795</text:p>
          </table:table-cell>
          <table:table-cell office:value-type="float" office:value="0.00231602298109432" calcext:value-type="float">
            <text:p>0.002316022981094</text:p>
          </table:table-cell>
          <table:table-cell office:value-type="float" office:value="0.00238534704686006" calcext:value-type="float">
            <text:p>0.00238534704686</text:p>
          </table:table-cell>
          <table:table-cell office:value-type="float" office:value="0.00245856251357214" calcext:value-type="float">
            <text:p>0.002458562513572</text:p>
          </table:table-cell>
          <table:table-cell office:value-type="float" office:value="0.00253601814326121" calcext:value-type="float">
            <text:p>0.002536018143261</text:p>
          </table:table-cell>
          <table:table-cell office:value-type="float" office:value="0.00261810724767026" calcext:value-type="float">
            <text:p>0.00261810724767</text:p>
          </table:table-cell>
          <table:table-cell office:value-type="float" office:value="0.00270527519761717" calcext:value-type="float">
            <text:p>0.002705275197617</text:p>
          </table:table-cell>
          <table:table-cell office:value-type="float" office:value="0.0027980285209221" calcext:value-type="float">
            <text:p>0.002798028520922</text:p>
          </table:table-cell>
          <table:table-cell office:value-type="float" office:value="0.00289694599707578" calcext:value-type="float">
            <text:p>0.002896945997076</text:p>
          </table:table-cell>
          <table:table-cell office:value-type="float" office:value="0.00300269228118435" calcext:value-type="float">
            <text:p>0.003002692281184</text:p>
          </table:table-cell>
          <table:table-cell office:value-type="float" office:value="0.00311603475870363" calcext:value-type="float">
            <text:p>0.003116034758704</text:p>
          </table:table-cell>
          <table:table-cell office:value-type="float" office:value="0.00323786456390499" calcext:value-type="float">
            <text:p>0.003237864563905</text:p>
          </table:table-cell>
          <table:table-cell office:value-type="float" office:value="0.0033692230160685" calcext:value-type="float">
            <text:p>0.003369223016069</text:p>
          </table:table-cell>
          <table:table-cell office:value-type="float" office:value="0.00351133517799571" calcext:value-type="float">
            <text:p>0.003511335177996</text:p>
          </table:table-cell>
          <table:table-cell office:value-type="float" office:value="0.00366565288226239" calcext:value-type="float">
            <text:p>0.003665652882262</text:p>
          </table:table-cell>
          <table:table-cell office:value-type="float" office:value="0.00383391049508382" calcext:value-type="float">
            <text:p>0.003833910495084</text:p>
          </table:table-cell>
          <table:table-cell office:value-type="float" office:value="0.00401819804164247" calcext:value-type="float">
            <text:p>0.004018198041642</text:p>
          </table:table-cell>
          <table:table-cell office:value-type="float" office:value="0.00422105833319739" calcext:value-type="float">
            <text:p>0.004221058333197</text:p>
          </table:table-cell>
          <table:table-cell office:value-type="float" office:value="0.00444561779387061" calcext:value-type="float">
            <text:p>0.004445617793871</text:p>
          </table:table-cell>
          <table:table-cell office:value-type="float" office:value="0.00469576541337686" calcext:value-type="float">
            <text:p>0.004695765413377</text:p>
          </table:table-cell>
          <table:table-cell office:value-type="float" office:value="0.00497640172295626" calcext:value-type="float">
            <text:p>0.004976401722956</text:p>
          </table:table-cell>
          <table:table-cell office:value-type="float" office:value="0.00529379177842835" calcext:value-type="float">
            <text:p>0.005293791778428</text:p>
          </table:table-cell>
          <table:table-cell office:value-type="float" office:value="0.00565607620173308" calcext:value-type="float">
            <text:p>0.005656076201733</text:p>
          </table:table-cell>
          <table:table-cell office:value-type="float" office:value="0.00607402861796483" calcext:value-type="float">
            <text:p>0.006074028617965</text:p>
          </table:table-cell>
          <table:table-cell office:value-type="float" office:value="0.00656220828246098" calcext:value-type="float">
            <text:p>0.006562208282461</text:p>
          </table:table-cell>
          <table:table-cell office:value-type="float" office:value="0.00714076707899594" calcext:value-type="float">
            <text:p>0.007140767078996</text:p>
          </table:table-cell>
          <table:table-cell office:value-type="float" office:value="0.00783837947252937" calcext:value-type="float">
            <text:p>0.007838379472529</text:p>
          </table:table-cell>
          <table:table-cell office:value-type="float" office:value="0.00869717799996254" calcext:value-type="float">
            <text:p>0.008697177999963</text:p>
          </table:table-cell>
          <table:table-cell office:value-type="float" office:value="0.00978143146470558" calcext:value-type="float">
            <text:p>0.009781431464706</text:p>
          </table:table-cell>
          <table:table-cell office:value-type="float" office:value="0.011193540468241" calcext:value-type="float">
            <text:p>0.011193540468241</text:p>
          </table:table-cell>
          <table:table-cell office:value-type="float" office:value="0.0131049793714155" calcext:value-type="float">
            <text:p>0.013104979371416</text:p>
          </table:table-cell>
          <table:table-cell office:value-type="float" office:value="0.0158184797373264" calcext:value-type="float">
            <text:p>0.015818479737327</text:p>
          </table:table-cell>
          <table:table-cell office:value-type="float" office:value="0.0198912975664937" calcext:value-type="float">
            <text:p>0.019891297566494</text:p>
          </table:table-cell>
          <table:table-cell office:value-type="float" office:value="0.0263218280294384" calcext:value-type="float">
            <text:p>0.026321828029438</text:p>
          </table:table-cell>
          <table:table-cell office:value-type="float" office:value="0.0363617951038017" calcext:value-type="float">
            <text:p>0.036361795103802</text:p>
          </table:table-cell>
          <table:table-cell office:value-type="float" office:value="0.049245916061024" calcext:value-type="float">
            <text:p>0.049245916061024</text:p>
          </table:table-cell>
          <table:table-cell office:value-type="float" office:value="0.0606255813028199" calcext:value-type="float">
            <text:p>0.06062558130282</text:p>
          </table:table-cell>
          <table:table-cell office:value-type="float" office:value="0.0683180358413356" calcext:value-type="float">
            <text:p>0.068318035841336</text:p>
          </table:table-cell>
          <table:table-cell office:value-type="float" office:value="0.073274222518219" calcext:value-type="float">
            <text:p>0.073274222518219</text:p>
          </table:table-cell>
          <table:table-cell office:value-type="float" office:value="0.0766367913636967" calcext:value-type="float">
            <text:p>0.076636791363697</text:p>
          </table:table-cell>
          <table:table-cell office:value-type="float" office:value="0.0790795861585455" calcext:value-type="float">
            <text:p>0.079079586158546</text:p>
          </table:table-cell>
          <table:table-cell office:value-type="float" office:value="0.0809668012554447" calcext:value-type="float">
            <text:p>0.080966801255445</text:p>
          </table:table-cell>
          <table:table-cell office:value-type="float" office:value="0.0825011550680309" calcext:value-type="float">
            <text:p>0.082501155068031</text:p>
          </table:table-cell>
          <table:table-cell office:value-type="float" office:value="0.0838015706500092" calcext:value-type="float">
            <text:p>0.083801570650009</text:p>
          </table:table-cell>
          <table:table-cell office:value-type="float" office:value="0.0849416007240872" calcext:value-type="float">
            <text:p>0.084941600724087</text:p>
          </table:table-cell>
          <table:table-cell office:value-type="float" office:value="0.085968980899337" calcext:value-type="float">
            <text:p>0.085968980899337</text:p>
          </table:table-cell>
          <table:table-cell office:value-type="float" office:value="0.086916060129237" calcext:value-type="float">
            <text:p>0.086916060129237</text:p>
          </table:table-cell>
          <table:table-cell office:value-type="float" office:value="0.0878056429058343" calcext:value-type="float">
            <text:p>0.087805642905834</text:p>
          </table:table-cell>
          <table:table-cell office:value-type="float" office:value="0.0886544152356489" calcext:value-type="float">
            <text:p>0.088654415235649</text:p>
          </table:table-cell>
          <table:table-cell office:value-type="float" office:value="0.0894750410065749" calcext:value-type="float">
            <text:p>0.089475041006575</text:p>
          </table:table-cell>
          <table:table-cell office:value-type="float" office:value="0.0902774975347454" calcext:value-type="float">
            <text:p>0.090277497534746</text:p>
          </table:table-cell>
          <table:table-cell office:value-type="float" office:value="0.0910699613452374" calcext:value-type="float">
            <text:p>0.091069961345238</text:p>
          </table:table-cell>
          <table:table-cell office:value-type="float" office:value="0.0918594216301097" calcext:value-type="float">
            <text:p>0.09185942163011</text:p>
          </table:table-cell>
          <table:table-cell office:value-type="float" office:value="0.0926521270431075" calcext:value-type="float">
            <text:p>0.092652127043108</text:p>
          </table:table-cell>
          <table:table-cell office:value-type="float" office:value="0.0934539318565492" calcext:value-type="float">
            <text:p>0.093453931856549</text:p>
          </table:table-cell>
          <table:table-cell office:value-type="float" office:value="0.0942705853725623" calcext:value-type="float">
            <text:p>0.094270585372562</text:p>
          </table:table-cell>
          <table:table-cell office:value-type="float" office:value="0.0951079964210889" calcext:value-type="float">
            <text:p>0.095107996421089</text:p>
          </table:table-cell>
          <table:table-cell office:value-type="float" office:value="0.0959724990162855" calcext:value-type="float">
            <text:p>0.095972499016286</text:p>
          </table:table-cell>
          <table:table-cell office:value-type="float" office:value="0.0968711439904771" calcext:value-type="float">
            <text:p>0.096871143990477</text:p>
          </table:table-cell>
          <table:table-cell office:value-type="float" office:value="0.0978120441195815" calcext:value-type="float">
            <text:p>0.097812044119582</text:p>
          </table:table-cell>
          <table:table-cell office:value-type="float" office:value="0.0988048073000715" calcext:value-type="float">
            <text:p>0.098804807300072</text:p>
          </table:table-cell>
          <table:table-cell office:value-type="float" office:value="0.0998611051796362" calcext:value-type="float">
            <text:p>0.099861105179636</text:p>
          </table:table-cell>
          <table:table-cell office:value-type="float" office:value="0.100995446193703" calcext:value-type="float">
            <text:p>0.100995446193703</text:p>
          </table:table-cell>
          <table:table-cell office:value-type="float" office:value="0.10222625754854" calcext:value-type="float">
            <text:p>0.10222625754854</text:p>
          </table:table-cell>
          <table:table-cell office:value-type="float" office:value="0.10357743996703" calcext:value-type="float">
            <text:p>0.10357743996703</text:p>
          </table:table-cell>
          <table:table-cell office:value-type="float" office:value="0.105080659712692" calcext:value-type="float">
            <text:p>0.105080659712692</text:p>
          </table:table-cell>
          <table:table-cell office:value-type="float" office:value="0.106778818007052" calcext:value-type="float">
            <text:p>0.106778818007052</text:p>
          </table:table-cell>
          <table:table-cell office:value-type="float" office:value="0.108731453684353" calcext:value-type="float">
            <text:p>0.108731453684353</text:p>
          </table:table-cell>
          <table:table-cell office:value-type="float" office:value="0.111023422494759" calcext:value-type="float">
            <text:p>0.111023422494759</text:p>
          </table:table-cell>
          <table:table-cell office:value-type="float" office:value="0.113779332186652" calcext:value-type="float">
            <text:p>0.113779332186652</text:p>
          </table:table-cell>
          <table:table-cell office:value-type="float" office:value="0.117188499384053" calcext:value-type="float">
            <text:p>0.117188499384053</text:p>
          </table:table-cell>
          <table:table-cell office:value-type="float" office:value="0.121549998231143" calcext:value-type="float">
            <text:p>0.121549998231143</text:p>
          </table:table-cell>
          <table:table-cell office:value-type="float" office:value="0.127357867133704" calcext:value-type="float">
            <text:p>0.127357867133704</text:p>
          </table:table-cell>
          <table:table-cell office:value-type="float" office:value="0.135470016811054" calcext:value-type="float">
            <text:p>0.135470016811054</text:p>
          </table:table-cell>
          <table:table-cell office:value-type="float" office:value="0.147455008264823" calcext:value-type="float">
            <text:p>0.147455008264823</text:p>
          </table:table-cell>
          <table:table-cell office:value-type="float" office:value="0.166289347848116" calcext:value-type="float">
            <text:p>0.166289347848116</text:p>
          </table:table-cell>
          <table:table-cell office:value-type="float" office:value="0.197394648666809" calcext:value-type="float">
            <text:p>0.197394648666809</text:p>
          </table:table-cell>
          <table:table-cell office:value-type="float" office:value="0.247049985852378" calcext:value-type="float">
            <text:p>0.247049985852378</text:p>
          </table:table-cell>
          <table:table-cell office:value-type="float" office:value="0.304883030736661" calcext:value-type="float">
            <text:p>0.304883030736661</text:p>
          </table:table-cell>
          <table:table-cell office:value-type="float" office:value="0.332959311900329" calcext:value-type="float">
            <text:p>0.332959311900329</text:p>
          </table:table-cell>
          <table:table-cell office:value-type="float" office:value="0.32733460794476" calcext:value-type="float">
            <text:p>0.32733460794476</text:p>
          </table:table-cell>
          <table:table-cell office:value-type="float" office:value="0.310851163602669" calcext:value-type="float">
            <text:p>0.310851163602669</text:p>
          </table:table-cell>
          <table:table-cell office:value-type="float" office:value="0.294391532868044" calcext:value-type="float">
            <text:p>0.294391532868044</text:p>
          </table:table-cell>
          <table:table-cell office:value-type="float" office:value="0.280366190546469" calcext:value-type="float">
            <text:p>0.280366190546469</text:p>
          </table:table-cell>
          <table:table-cell office:value-type="float" office:value="0.268808200067688" calcext:value-type="float">
            <text:p>0.268808200067688</text:p>
          </table:table-cell>
          <table:table-cell office:value-type="float" office:value="0.25929394415381" calcext:value-type="float">
            <text:p>0.25929394415381</text:p>
          </table:table-cell>
          <table:table-cell office:value-type="float" office:value="0.251399382231943" calcext:value-type="float">
            <text:p>0.251399382231943</text:p>
          </table:table-cell>
          <table:table-cell office:value-type="float" office:value="0.244783612577432" calcext:value-type="float">
            <text:p>0.244783612577432</text:p>
          </table:table-cell>
          <table:table-cell office:value-type="float" office:value="0.239186745787584" calcext:value-type="float">
            <text:p>0.239186745787584</text:p>
          </table:table-cell>
          <table:table-cell office:value-type="float" office:value="0.234412527697539" calcext:value-type="float">
            <text:p>0.234412527697539</text:p>
          </table:table-cell>
          <table:table-cell office:value-type="float" office:value="0.230311954674396" calcext:value-type="float">
            <text:p>0.230311954674396</text:p>
          </table:table-cell>
          <table:table-cell office:value-type="float" office:value="0.226770673462146" calcext:value-type="float">
            <text:p>0.226770673462146</text:p>
          </table:table-cell>
          <table:table-cell office:value-type="float" office:value="0.223699830184944" calcext:value-type="float">
            <text:p>0.223699830184944</text:p>
          </table:table-cell>
          <table:table-cell office:value-type="float" office:value="0.221029521872246" calcext:value-type="float">
            <text:p>0.221029521872246</text:p>
          </table:table-cell>
          <table:table-cell office:value-type="float" office:value="0.218704103925324" calcext:value-type="float">
            <text:p>0.218704103925324</text:p>
          </table:table-cell>
          <table:table-cell office:value-type="float" office:value="0.216678799975521" calcext:value-type="float">
            <text:p>0.216678799975521</text:p>
          </table:table-cell>
          <table:table-cell office:value-type="float" office:value="0.21491722561618" calcext:value-type="float">
            <text:p>0.21491722561618</text:p>
          </table:table-cell>
          <table:table-cell office:value-type="float" office:value="0.213389557902825" calcext:value-type="float">
            <text:p>0.213389557902825</text:p>
          </table:table-cell>
          <table:table-cell office:value-type="float" office:value="0.212071165859136" calcext:value-type="float">
            <text:p>0.212071165859136</text:p>
          </table:table-cell>
          <table:table-cell office:value-type="float" office:value="0.210941573921078" calcext:value-type="float">
            <text:p>0.210941573921078</text:p>
          </table:table-cell>
          <table:table-cell office:value-type="float" office:value="0.209983668732051" calcext:value-type="float">
            <text:p>0.209983668732051</text:p>
          </table:table-cell>
          <table:table-cell office:value-type="float" office:value="0.209183085948011" calcext:value-type="float">
            <text:p>0.209183085948011</text:p>
          </table:table-cell>
          <table:table-cell office:value-type="float" office:value="0.208527731764413" calcext:value-type="float">
            <text:p>0.208527731764413</text:p>
          </table:table-cell>
          <table:table-cell office:value-type="float" office:value="0.208007406421049" calcext:value-type="float">
            <text:p>0.208007406421049</text:p>
          </table:table-cell>
          <table:table-cell office:value-type="float" office:value="0.20761350575288" calcext:value-type="float">
            <text:p>0.20761350575288</text:p>
          </table:table-cell>
          <table:table-cell office:value-type="float" office:value="0.207338783114984" calcext:value-type="float">
            <text:p>0.207338783114984</text:p>
          </table:table-cell>
          <table:table-cell office:value-type="float" office:value="0.207177158506583" calcext:value-type="float">
            <text:p>0.207177158506583</text:p>
          </table:table-cell>
          <table:table-cell office:value-type="float" office:value="0.207123564985437" calcext:value-type="float">
            <text:p>0.207123564985437</text:p>
          </table:table-cell>
          <table:table-cell office:value-type="float" office:value="0.207173824862412" calcext:value-type="float">
            <text:p>0.207173824862412</text:p>
          </table:table-cell>
          <table:table-cell office:value-type="float" office:value="0.207324549946661" calcext:value-type="float">
            <text:p>0.207324549946661</text:p>
          </table:table-cell>
          <table:table-cell office:value-type="float" office:value="0.207573061448463" calcext:value-type="float">
            <text:p>0.207573061448463</text:p>
          </table:table-cell>
          <table:table-cell office:value-type="float" office:value="0.207917326161762" calcext:value-type="float">
            <text:p>0.207917326161762</text:p>
          </table:table-cell>
          <table:table-cell office:value-type="float" office:value="0.2083559063288" calcext:value-type="float">
            <text:p>0.2083559063288</text:p>
          </table:table-cell>
          <table:table-cell office:value-type="float" office:value="0.208887921197687" calcext:value-type="float">
            <text:p>0.208887921197687</text:p>
          </table:table-cell>
          <table:table-cell office:value-type="float" office:value="0.209513018765961" calcext:value-type="float">
            <text:p>0.209513018765961</text:p>
          </table:table-cell>
          <table:table-cell office:value-type="float" office:value="0.210231356592911" calcext:value-type="float">
            <text:p>0.210231356592911</text:p>
          </table:table-cell>
          <table:table-cell office:value-type="float" office:value="0.211043590886267" calcext:value-type="float">
            <text:p>0.211043590886267</text:p>
          </table:table-cell>
          <table:table-cell office:value-type="float" office:value="0.211950873344313" calcext:value-type="float">
            <text:p>0.211950873344313</text:p>
          </table:table-cell>
          <table:table-cell office:value-type="float" office:value="0.212954855478266" calcext:value-type="float">
            <text:p>0.212954855478266</text:p>
          </table:table-cell>
          <table:table-cell office:value-type="float" office:value="0.214057700364814" calcext:value-type="float">
            <text:p>0.214057700364814</text:p>
          </table:table-cell>
          <table:table-cell office:value-type="float" office:value="0.215262101996372" calcext:value-type="float">
            <text:p>0.215262101996372</text:p>
          </table:table-cell>
          <table:table-cell office:value-type="float" office:value="0.21657131261739" calcext:value-type="float">
            <text:p>0.21657131261739</text:p>
          </table:table-cell>
          <table:table-cell office:value-type="float" office:value="0.217989178669648" calcext:value-type="float">
            <text:p>0.217989178669648</text:p>
          </table:table-cell>
          <table:table-cell office:value-type="float" office:value="0.219520186228989" calcext:value-type="float">
            <text:p>0.219520186228989</text:p>
          </table:table-cell>
          <table:table-cell office:value-type="float" office:value="0.221169517113483" calcext:value-type="float">
            <text:p>0.221169517113483</text:p>
          </table:table-cell>
          <table:table-cell office:value-type="float" office:value="0.222943117193739" calcext:value-type="float">
            <text:p>0.222943117193739</text:p>
          </table:table-cell>
          <table:table-cell office:value-type="float" office:value="0.224847778859222" calcext:value-type="float">
            <text:p>0.224847778859222</text:p>
          </table:table-cell>
          <table:table-cell office:value-type="float" office:value="0.226891240114127" calcext:value-type="float">
            <text:p>0.226891240114127</text:p>
          </table:table-cell>
          <table:table-cell office:value-type="float" office:value="0.229082303424272" calcext:value-type="float">
            <text:p>0.229082303424272</text:p>
          </table:table-cell>
          <table:table-cell office:value-type="float" office:value="0.231430978254313" calcext:value-type="float">
            <text:p>0.231430978254313</text:p>
          </table:table-cell>
          <table:table-cell office:value-type="float" office:value="0.233948652278092" calcext:value-type="float">
            <text:p>0.233948652278092</text:p>
          </table:table-cell>
          <table:table-cell office:value-type="float" office:value="0.236648297589867" calcext:value-type="float">
            <text:p>0.236648297589867</text:p>
          </table:table-cell>
          <table:table-cell office:value-type="float" office:value="0.239544719993668" calcext:value-type="float">
            <text:p>0.239544719993668</text:p>
          </table:table-cell>
          <table:table-cell office:value-type="float" office:value="0.242654861745157" calcext:value-type="float">
            <text:p>0.242654861745157</text:p>
          </table:table-cell>
          <table:table-cell office:value-type="float" office:value="0.245998171164134" calcext:value-type="float">
            <text:p>0.245998171164134</text:p>
          </table:table-cell>
          <table:table-cell office:value-type="float" office:value="0.24959705660718" calcext:value-type="float">
            <text:p>0.24959705660718</text:p>
          </table:table-cell>
          <table:table-cell office:value-type="float" office:value="0.253477447788351" calcext:value-type="float">
            <text:p>0.253477447788351</text:p>
          </table:table-cell>
          <table:table-cell office:value-type="float" office:value="0.25766949493617" calcext:value-type="float">
            <text:p>0.25766949493617</text:p>
          </table:table-cell>
          <table:table-cell office:value-type="float" office:value="0.262208446612252" calcext:value-type="float">
            <text:p>0.262208446612252</text:p>
          </table:table-cell>
          <table:table-cell office:value-type="float" office:value="0.267135761416526" calcext:value-type="float">
            <text:p>0.267135761416526</text:p>
          </table:table-cell>
          <table:table-cell office:value-type="float" office:value="0.272500529082777" calcext:value-type="float">
            <text:p>0.272500529082777</text:p>
          </table:table-cell>
          <table:table-cell office:value-type="float" office:value="0.278361305343032" calcext:value-type="float">
            <text:p>0.278361305343032</text:p>
          </table:table-cell>
          <table:table-cell office:value-type="float" office:value="0.284788506501125" calcext:value-type="float">
            <text:p>0.284788506501125</text:p>
          </table:table-cell>
          <table:table-cell office:value-type="float" office:value="0.291867570085922" calcext:value-type="float">
            <text:p>0.291867570085922</text:p>
          </table:table-cell>
          <table:table-cell office:value-type="float" office:value="0.299703176559182" calcext:value-type="float">
            <text:p>0.299703176559182</text:p>
          </table:table-cell>
          <table:table-cell office:value-type="float" office:value="0.308424957602114" calcext:value-type="float">
            <text:p>0.308424957602114</text:p>
          </table:table-cell>
          <table:table-cell office:value-type="float" office:value="0.318195308419177" calcext:value-type="float">
            <text:p>0.318195308419177</text:p>
          </table:table-cell>
          <table:table-cell office:value-type="float" office:value="0.329220198776401" calcext:value-type="float">
            <text:p>0.329220198776401</text:p>
          </table:table-cell>
          <table:table-cell office:value-type="float" office:value="0.341764257518118" calcext:value-type="float">
            <text:p>0.341764257518118</text:p>
          </table:table-cell>
          <table:table-cell office:value-type="float" office:value="0.356171849809341" calcext:value-type="float">
            <text:p>0.356171849809341</text:p>
          </table:table-cell>
          <table:table-cell office:value-type="float" office:value="0.372896096754905" calcext:value-type="float">
            <text:p>0.372896096754905</text:p>
          </table:table-cell>
          <table:table-cell office:value-type="float" office:value="0.392536609763935" calcext:value-type="float">
            <text:p>0.392536609763935</text:p>
          </table:table-cell>
          <table:table-cell office:value-type="float" office:value="0.41587950994609" calcext:value-type="float">
            <text:p>0.41587950994609</text:p>
          </table:table-cell>
          <table:table-cell office:value-type="float" office:value="0.44390232873435" calcext:value-type="float">
            <text:p>0.44390232873435</text:p>
          </table:table-cell>
          <table:table-cell office:value-type="float" office:value="0.477581586598489" calcext:value-type="float">
            <text:p>0.477581586598489</text:p>
          </table:table-cell>
          <table:table-cell office:value-type="float" office:value="0.516842138074964" calcext:value-type="float">
            <text:p>0.516842138074964</text:p>
          </table:table-cell>
          <table:table-cell office:value-type="float" office:value="0.556134163397071" calcext:value-type="float">
            <text:p>0.556134163397071</text:p>
          </table:table-cell>
          <table:table-cell office:value-type="float" office:value="0.570398519324606" calcext:value-type="float">
            <text:p>0.570398519324606</text:p>
          </table:table-cell>
          <table:table-cell office:value-type="float" office:value="0.507035555624976" calcext:value-type="float">
            <text:p>0.507035555624976</text:p>
          </table:table-cell>
          <table:table-cell office:value-type="float" office:value="0.375128824605431" calcext:value-type="float">
            <text:p>0.375128824605431</text:p>
          </table:table-cell>
          <table:table-cell office:value-type="float" office:value="0.262033782674598" calcext:value-type="float">
            <text:p>0.262033782674598</text:p>
          </table:table-cell>
          <table:table-cell office:value-type="float" office:value="0.191636443477963" calcext:value-type="float">
            <text:p>0.191636443477963</text:p>
          </table:table-cell>
          <table:table-cell office:value-type="float" office:value="0.149478365587086" calcext:value-type="float">
            <text:p>0.149478365587086</text:p>
          </table:table-cell>
          <table:table-cell office:value-type="float" office:value="0.123075646258328" calcext:value-type="float">
            <text:p>0.123075646258328</text:p>
          </table:table-cell>
          <table:table-cell office:value-type="float" office:value="0.105574915447624" calcext:value-type="float">
            <text:p>0.105574915447624</text:p>
          </table:table-cell>
          <table:table-cell office:value-type="float" office:value="0.093364990629882" calcext:value-type="float">
            <text:p>0.093364990629882</text:p>
          </table:table-cell>
          <table:table-cell office:value-type="float" office:value="0.0844711680438304" calcext:value-type="float">
            <text:p>0.08447116804383</text:p>
          </table:table-cell>
          <table:table-cell office:value-type="float" office:value="0.0777566768189893" calcext:value-type="float">
            <text:p>0.077756676818989</text:p>
          </table:table-cell>
          <table:table-cell office:value-type="float" office:value="0.0725337284118955" calcext:value-type="float">
            <text:p>0.072533728411896</text:p>
          </table:table-cell>
          <table:table-cell office:value-type="float" office:value="0.0683673123706442" calcext:value-type="float">
            <text:p>0.068367312370644</text:p>
          </table:table-cell>
          <table:table-cell office:value-type="float" office:value="0.0649714684147918" calcext:value-type="float">
            <text:p>0.064971468414792</text:p>
          </table:table-cell>
          <table:table-cell office:value-type="float" office:value="0.062151826874262" calcext:value-type="float">
            <text:p>0.062151826874262</text:p>
          </table:table-cell>
          <table:table-cell office:value-type="float" office:value="0.0597723803672963" calcext:value-type="float">
            <text:p>0.059772380367296</text:p>
          </table:table-cell>
          <table:table-cell office:value-type="float" office:value="0.0577355121342784" calcext:value-type="float">
            <text:p>0.057735512134278</text:p>
          </table:table-cell>
          <table:table-cell office:value-type="float" office:value="0.0559695727664033" calcext:value-type="float">
            <text:p>0.055969572766403</text:p>
          </table:table-cell>
          <table:table-cell office:value-type="float" office:value="0.0544209125599087" calcext:value-type="float">
            <text:p>0.054420912559909</text:p>
          </table:table-cell>
          <table:table-cell office:value-type="float" office:value="0.0530486300109009" calcext:value-type="float">
            <text:p>0.053048630010901</text:p>
          </table:table-cell>
          <table:table-cell office:value-type="float" office:value="0.0518210243583125" calcext:value-type="float">
            <text:p>0.051821024358313</text:p>
          </table:table-cell>
          <table:table-cell office:value-type="float" office:value="0.0507131449167591" calcext:value-type="float">
            <text:p>0.050713144916759</text:p>
          </table:table-cell>
          <table:table-cell office:value-type="float" office:value="0.0497050624815259" calcext:value-type="float">
            <text:p>0.049705062481526</text:p>
          </table:table-cell>
          <table:table-cell office:value-type="float" office:value="0.0487806255064741" calcext:value-type="float">
            <text:p>0.048780625506474</text:p>
          </table:table-cell>
          <table:table-cell office:value-type="float" office:value="0.0479265470248021" calcext:value-type="float">
            <text:p>0.047926547024802</text:p>
          </table:table-cell>
          <table:table-cell office:value-type="float" office:value="0.0471317198184605" calcext:value-type="float">
            <text:p>0.047131719818461</text:p>
          </table:table-cell>
          <table:table-cell office:value-type="float" office:value="0.0463866897317492" calcext:value-type="float">
            <text:p>0.046386689731749</text:p>
          </table:table-cell>
          <table:table-cell office:value-type="float" office:value="0.0456832374749279" calcext:value-type="float">
            <text:p>0.045683237474928</text:p>
          </table:table-cell>
          <table:table-cell office:value-type="float" office:value="0.0450140319226573" calcext:value-type="float">
            <text:p>0.045014031922657</text:p>
          </table:table-cell>
          <table:table-cell office:value-type="float" office:value="0.0443723250878953" calcext:value-type="float">
            <text:p>0.044372325087895</text:p>
          </table:table-cell>
          <table:table-cell office:value-type="float" office:value="0.0437516617192078" calcext:value-type="float">
            <text:p>0.043751661719208</text:p>
          </table:table-cell>
          <table:table-cell office:value-type="float" office:value="0.0431455748812786" calcext:value-type="float">
            <text:p>0.043145574881279</text:p>
          </table:table-cell>
          <table:table-cell office:value-type="float" office:value="0.0425472318279586" calcext:value-type="float">
            <text:p>0.042547231827959</text:p>
          </table:table-cell>
          <table:table-cell office:value-type="float" office:value="0.0419489790862276" calcext:value-type="float">
            <text:p>0.041948979086228</text:p>
          </table:table-cell>
          <table:table-cell office:value-type="float" office:value="0.0413417058055979" calcext:value-type="float">
            <text:p>0.041341705805598</text:p>
          </table:table-cell>
          <table:table-cell office:value-type="float" office:value="0.040713887357734" calcext:value-type="float">
            <text:p>0.040713887357734</text:p>
          </table:table-cell>
          <table:table-cell office:value-type="float" office:value="0.0400500599464147" calcext:value-type="float">
            <text:p>0.040050059946415</text:p>
          </table:table-cell>
          <table:table-cell office:value-type="float" office:value="0.0393282526384665" calcext:value-type="float">
            <text:p>0.039328252638467</text:p>
          </table:table-cell>
          <table:table-cell office:value-type="float" office:value="0.0385154322541839" calcext:value-type="float">
            <text:p>0.038515432254184</text:p>
          </table:table-cell>
          <table:table-cell office:value-type="float" office:value="0.0375589909345115" calcext:value-type="float">
            <text:p>0.037558990934512</text:p>
          </table:table-cell>
          <table:table-cell office:value-type="float" office:value="0.0363700419591277" calcext:value-type="float">
            <text:p>0.036370041959128</text:p>
          </table:table-cell>
          <table:table-cell office:value-type="float" office:value="0.0347896713568962" calcext:value-type="float">
            <text:p>0.034789671356896</text:p>
          </table:table-cell>
          <table:table-cell office:value-type="float" office:value="0.0325245797042419" calcext:value-type="float">
            <text:p>0.032524579704242</text:p>
          </table:table-cell>
          <table:table-cell office:value-type="float" office:value="0.0290779562425908" calcext:value-type="float">
            <text:p>0.029077956242591</text:p>
          </table:table-cell>
          <table:table-cell office:value-type="float" office:value="0.0240363034044215" calcext:value-type="float">
            <text:p>0.024036303404422</text:p>
          </table:table-cell>
          <table:table-cell office:value-type="float" office:value="0.0183470136374292" calcext:value-type="float">
            <text:p>0.018347013637429</text:p>
          </table:table-cell>
          <table:table-cell office:value-type="float" office:value="0.0138980685691487" calcext:value-type="float">
            <text:p>0.013898068569149</text:p>
          </table:table-cell>
          <table:table-cell office:value-type="float" office:value="0.0110214020996658" calcext:value-type="float">
            <text:p>0.011021402099666</text:p>
          </table:table-cell>
          <table:table-cell office:value-type="float" office:value="0.00917308338305459" calcext:value-type="float">
            <text:p>0.009173083383055</text:p>
          </table:table-cell>
          <table:table-cell office:value-type="float" office:value="0.00791922515235567" calcext:value-type="float">
            <text:p>0.007919225152356</text:p>
          </table:table-cell>
          <table:table-cell office:value-type="float" office:value="0.00701753826218934" calcext:value-type="float">
            <text:p>0.007017538262189</text:p>
          </table:table-cell>
          <table:table-cell office:value-type="float" office:value="0.00633628941182869" calcext:value-type="float">
            <text:p>0.006336289411829</text:p>
          </table:table-cell>
          <table:table-cell office:value-type="float" office:value="0.00580076846876597" calcext:value-type="float">
            <text:p>0.005800768468766</text:p>
          </table:table-cell>
          <table:table-cell office:value-type="float" office:value="0.00536628230115452" calcext:value-type="float">
            <text:p>0.005366282301155</text:p>
          </table:table-cell>
          <table:table-cell office:value-type="float" office:value="0.00500471579160899" calcext:value-type="float">
            <text:p>0.005004715791609</text:p>
          </table:table-cell>
          <table:table-cell office:value-type="float" office:value="0.00469758372541715" calcext:value-type="float">
            <text:p>0.004697583725417</text:p>
          </table:table-cell>
          <table:table-cell office:value-type="float" office:value="0.00443226051936802" calcext:value-type="float">
            <text:p>0.004432260519368</text:p>
          </table:table-cell>
          <table:table-cell office:value-type="float" office:value="0.00419983544638043" calcext:value-type="float">
            <text:p>0.00419983544638</text:p>
          </table:table-cell>
          <table:table-cell office:value-type="float" office:value="0.00399383895143899" calcext:value-type="float">
            <text:p>0.003993838951439</text:p>
          </table:table-cell>
          <table:table-cell office:value-type="float" office:value="0.00380945676772122" calcext:value-type="float">
            <text:p>0.003809456767721</text:p>
          </table:table-cell>
          <table:table-cell office:value-type="float" office:value="0.00364302832793414" calcext:value-type="float">
            <text:p>0.003643028327934</text:p>
          </table:table-cell>
          <table:table-cell office:value-type="float" office:value="0.00349171690328751" calcext:value-type="float">
            <text:p>0.003491716903288</text:p>
          </table:table-cell>
          <table:table-cell office:value-type="float" office:value="0.00335328684100002" calcext:value-type="float">
            <text:p>0.003353286841</text:p>
          </table:table-cell>
          <table:table-cell office:value-type="float" office:value="0.00322594952733982" calcext:value-type="float">
            <text:p>0.00322594952734</text:p>
          </table:table-cell>
          <table:table-cell office:value-type="float" office:value="0.00310825459360711" calcext:value-type="float">
            <text:p>0.003108254593607</text:p>
          </table:table-cell>
          <table:table-cell office:value-type="float" office:value="0.00299901159830398" calcext:value-type="float">
            <text:p>0.002999011598304</text:p>
          </table:table-cell>
          <table:table-cell office:value-type="float" office:value="0.00289723266862231" calcext:value-type="float">
            <text:p>0.002897232668622</text:p>
          </table:table-cell>
          <table:table-cell office:value-type="float" office:value="0.00280208982972474" calcext:value-type="float">
            <text:p>0.002802089829725</text:p>
          </table:table-cell>
          <table:table-cell office:value-type="float" office:value="0.00271288280448654" calcext:value-type="float">
            <text:p>0.002712882804487</text:p>
          </table:table-cell>
          <table:table-cell office:value-type="float" office:value="0.00262901439487654" calcext:value-type="float">
            <text:p>0.002629014394877</text:p>
          </table:table-cell>
          <table:table-cell office:value-type="float" office:value="0.00254997143246741" calcext:value-type="float">
            <text:p>0.002549971432467</text:p>
          </table:table-cell>
          <table:table-cell office:value-type="float" office:value="0.00247530987408869" calcext:value-type="float">
            <text:p>0.002475309874089</text:p>
          </table:table-cell>
          <table:table-cell office:value-type="float" office:value="0.00240464302056528" calcext:value-type="float">
            <text:p>0.002404643020565</text:p>
          </table:table-cell>
          <table:table-cell office:value-type="float" office:value="0.00233763211518763" calcext:value-type="float">
            <text:p>0.002337632115188</text:p>
          </table:table-cell>
          <table:table-cell office:value-type="float" office:value="0.00227397877458811" calcext:value-type="float">
            <text:p>0.002273978774588</text:p>
          </table:table-cell>
          <table:table-cell office:value-type="float" office:value="0.00221341884444799" calcext:value-type="float">
            <text:p>0.002213418844448</text:p>
          </table:table-cell>
          <table:table-cell office:value-type="float" office:value="0.00215571737321527" calcext:value-type="float">
            <text:p>0.002155717373215</text:p>
          </table:table-cell>
          <table:table-cell office:value-type="float" office:value="0.00210066447065882" calcext:value-type="float">
            <text:p>0.002100664470659</text:p>
          </table:table-cell>
          <table:table-cell office:value-type="float" office:value="0.00204807187227518" calcext:value-type="float">
            <text:p>0.002048071872275</text:p>
          </table:table-cell>
          <table:table-cell office:value-type="float" office:value="0.00199777007107651" calcext:value-type="float">
            <text:p>0.001997770071077</text:p>
          </table:table-cell>
          <table:table-cell office:value-type="float" office:value="0.00194960590865983" calcext:value-type="float">
            <text:p>0.00194960590866</text:p>
          </table:table-cell>
          <table:table-cell office:value-type="float" office:value="0.00190344054055634" calcext:value-type="float">
            <text:p>0.001903440540556</text:p>
          </table:table-cell>
          <table:table-cell office:value-type="float" office:value="0.00185914770851699" calcext:value-type="float">
            <text:p>0.001859147708517</text:p>
          </table:table-cell>
          <table:table-cell office:value-type="float" office:value="0.00181661226603145" calcext:value-type="float">
            <text:p>0.001816612266031</text:p>
          </table:table-cell>
          <table:table-cell office:value-type="float" office:value="0.00177572891392253" calcext:value-type="float">
            <text:p>0.001775728913923</text:p>
          </table:table-cell>
          <table:table-cell office:value-type="float" office:value="0.00173640111119877" calcext:value-type="float">
            <text:p>0.001736401111199</text:p>
          </table:table-cell>
          <table:table-cell office:value-type="float" office:value="0.00169854013282815" calcext:value-type="float">
            <text:p>0.001698540132828</text:p>
          </table:table-cell>
          <table:table-cell office:value-type="float" office:value="0.00166206425128989" calcext:value-type="float">
            <text:p>0.00166206425129</text:p>
          </table:table-cell>
          <table:table-cell office:value-type="float" office:value="0.00162689802289672" calcext:value-type="float">
            <text:p>0.001626898022897</text:p>
          </table:table-cell>
          <table:table-cell office:value-type="float" office:value="0.00159297166317674" calcext:value-type="float">
            <text:p>0.001592971663177</text:p>
          </table:table-cell>
          <table:table-cell office:value-type="float" office:value="0.00156022049827741" calcext:value-type="float">
            <text:p>0.001560220498277</text:p>
          </table:table-cell>
          <table:table-cell office:value-type="float" office:value="0.00152858448155088" calcext:value-type="float">
            <text:p>0.001528584481551</text:p>
          </table:table-cell>
          <table:table-cell office:value-type="float" office:value="0.00149800776619454" calcext:value-type="float">
            <text:p>0.001498007766195</text:p>
          </table:table-cell>
          <table:table-cell office:value-type="float" office:value="0.00146843832631538" calcext:value-type="float">
            <text:p>0.001468438326315</text:p>
          </table:table-cell>
          <table:table-cell office:value-type="float" office:value="0.00143982761994663" calcext:value-type="float">
            <text:p>0.001439827619947</text:p>
          </table:table-cell>
          <table:table-cell office:value-type="float" office:value="0.00141213028855281" calcext:value-type="float">
            <text:p>0.001412130288553</text:p>
          </table:table-cell>
          <table:table-cell office:value-type="float" office:value="0.00138530388835678" calcext:value-type="float">
            <text:p>0.001385303888357</text:p>
          </table:table-cell>
          <table:table-cell office:value-type="float" office:value="0.00135930864949951" calcext:value-type="float">
            <text:p>0.0013593086495</text:p>
          </table:table-cell>
          <table:table-cell office:value-type="float" office:value="0.00133410725965457" calcext:value-type="float">
            <text:p>0.001334107259655</text:p>
          </table:table-cell>
          <table:table-cell office:value-type="float" office:value="0.00130966466912934" calcext:value-type="float">
            <text:p>0.001309664669129</text:p>
          </table:table-cell>
          <table:table-cell office:value-type="float" office:value="0.00128594791495346" calcext:value-type="float">
            <text:p>0.001285947914953</text:p>
          </table:table-cell>
          <table:table-cell office:value-type="float" office:value="0.00126292596175413" calcext:value-type="float">
            <text:p>0.001262925961754</text:p>
          </table:table-cell>
          <table:table-cell office:value-type="float" office:value="0.00124056955752501" calcext:value-type="float">
            <text:p>0.001240569557525</text:p>
          </table:table-cell>
          <table:table-cell office:value-type="float" office:value="0.00121885110263779" calcext:value-type="float">
            <text:p>0.001218851102638</text:p>
          </table:table-cell>
          <table:table-cell office:value-type="float" office:value="0.00119774453065799" calcext:value-type="float">
            <text:p>0.001197744530658</text:p>
          </table:table-cell>
          <table:table-cell office:value-type="float" office:value="0.00117722519969953" calcext:value-type="float">
            <text:p>0.0011772251997</text:p>
          </table:table-cell>
          <table:table-cell office:value-type="float" office:value="0.00115726979322008" calcext:value-type="float">
            <text:p>0.00115726979322</text:p>
          </table:table-cell>
          <table:table-cell office:value-type="float" office:value="0.00113785622927812" calcext:value-type="float">
            <text:p>0.001137856229278</text:p>
          </table:table-cell>
          <table:table-cell office:value-type="float" office:value="0.00111896357740208" calcext:value-type="float">
            <text:p>0.001118963577402</text:p>
          </table:table-cell>
          <table:table-cell office:value-type="float" office:value="0.00110057198231259" calcext:value-type="float">
            <text:p>0.001100571982313</text:p>
          </table:table-cell>
          <table:table-cell office:value-type="float" office:value="0.00108266259382572" calcext:value-type="float">
            <text:p>0.001082662593826</text:p>
          </table:table-cell>
          <table:table-cell office:value-type="float" office:value="0.00106521750234556" calcext:value-type="float">
            <text:p>0.001065217502346</text:p>
          </table:table-cell>
          <table:table-cell office:value-type="float" office:value="0.00104821967941661" calcext:value-type="float">
            <text:p>0.001048219679417</text:p>
          </table:table-cell>
          <table:table-cell office:value-type="float" office:value="0.00103165292287032" calcext:value-type="float">
            <text:p>0.00103165292287</text:p>
          </table:table-cell>
          <table:table-cell office:value-type="float" office:value="0.00101550180613591" calcext:value-type="float">
            <text:p>0.001015501806136</text:p>
          </table:table-cell>
          <table:table-cell office:value-type="float" office:value="0.000999751631350137" calcext:value-type="float">
            <text:p>0.00099975163135</text:p>
          </table:table-cell>
          <table:table-cell office:value-type="float" office:value="0.000984388385921511" calcext:value-type="float">
            <text:p>0.000984388385922</text:p>
          </table:table-cell>
          <table:table-cell office:value-type="float" office:value="0.000969398702250039" calcext:value-type="float">
            <text:p>0.00096939870225</text:p>
          </table:table-cell>
          <table:table-cell office:value-type="float" office:value="0.000954769820338222" calcext:value-type="float">
            <text:p>0.000954769820338</text:p>
          </table:table-cell>
          <table:table-cell office:value-type="float" office:value="0.000940489553027345" calcext:value-type="float">
            <text:p>0.000940489553027</text:p>
          </table:table-cell>
          <table:table-cell office:value-type="float" office:value="0.000926546253669286" calcext:value-type="float">
            <text:p>0.000926546253669</text:p>
          </table:table-cell>
          <table:table-cell office:value-type="float" office:value="0.000912928786006605" calcext:value-type="float">
            <text:p>0.000912928786007</text:p>
          </table:table-cell>
          <table:table-cell office:value-type="float" office:value="0.000899626496093524" calcext:value-type="float">
            <text:p>0.000899626496094</text:p>
          </table:table-cell>
          <table:table-cell office:value-type="float" office:value="0.000886629186102249" calcext:value-type="float">
            <text:p>0.000886629186102</text:p>
          </table:table-cell>
          <table:table-cell office:value-type="float" office:value="0.000873927089839325" calcext:value-type="float">
            <text:p>0.000873927089839</text:p>
          </table:table-cell>
          <table:table-cell office:value-type="float" office:value="0.000861510849875877" calcext:value-type="float">
            <text:p>0.000861510849876</text:p>
          </table:table-cell>
          <table:table-cell office:value-type="float" office:value="0.000849371496132128" calcext:value-type="float">
            <text:p>0.000849371496132</text:p>
          </table:table-cell>
          <table:table-cell office:value-type="float" office:value="0.000837500425829701" calcext:value-type="float">
            <text:p>0.00083750042583</text:p>
          </table:table-cell>
          <table:table-cell office:value-type="float" office:value="0.000825889384695937" calcext:value-type="float">
            <text:p>0.000825889384696</text:p>
          </table:table-cell>
          <table:table-cell office:value-type="float" office:value="0.000814530449336962" calcext:value-type="float">
            <text:p>0.000814530449337</text:p>
          </table:table-cell>
          <table:table-cell office:value-type="float" office:value="0.000803416010685515" calcext:value-type="float">
            <text:p>0.000803416010686</text:p>
          </table:table-cell>
          <table:table-cell office:value-type="float" office:value="0.000792538758452495" calcext:value-type="float">
            <text:p>0.000792538758452</text:p>
          </table:table-cell>
          <table:table-cell office:value-type="float" office:value="0.000781891666506425" calcext:value-type="float">
            <text:p>0.000781891666506</text:p>
          </table:table-cell>
          <table:table-cell office:value-type="float" office:value="0.000771467979117886" calcext:value-type="float">
            <text:p>0.000771467979118</text:p>
          </table:table-cell>
          <table:table-cell office:value-type="float" office:value="0.000761261198008036" calcext:value-type="float">
            <text:p>0.000761261198008</text:p>
          </table:table-cell>
          <table:table-cell office:value-type="float" office:value="0.000751265070144658" calcext:value-type="float">
            <text:p>0.000751265070145</text:p>
          </table:table-cell>
          <table:table-cell office:value-type="float" office:value="0.000741473576236343" calcext:value-type="float">
            <text:p>0.000741473576236</text:p>
          </table:table-cell>
          <table:table-cell office:value-type="float" office:value="0.000731880919878907" calcext:value-type="float">
            <text:p>0.000731880919879</text:p>
          </table:table-cell>
          <table:table-cell office:value-type="float" office:value="0.000722481517305532" calcext:value-type="float">
            <text:p>0.000722481517306</text:p>
          </table:table-cell>
          <table:table-cell office:value-type="float" office:value="0.000713269987709704" calcext:value-type="float">
            <text:p>0.00071326998771</text:p>
          </table:table-cell>
          <table:table-cell office:value-type="float" office:value="0.00070424114409099" calcext:value-type="float">
            <text:p>0.000704241144091</text:p>
          </table:table-cell>
          <table:table-cell office:value-type="float" office:value="0.000695389984605022" calcext:value-type="float">
            <text:p>0.000695389984605</text:p>
          </table:table-cell>
          <table:table-cell office:value-type="float" office:value="0.0006867116843741" calcext:value-type="float">
            <text:p>0.000686711684374</text:p>
          </table:table-cell>
          <table:table-cell office:value-type="float" office:value="0.000678201587730951" calcext:value-type="float">
            <text:p>0.000678201587731</text:p>
          </table:table-cell>
          <table:table-cell office:value-type="float" office:value="0.000669855200876845" calcext:value-type="float">
            <text:p>0.000669855200877</text:p>
          </table:table-cell>
          <table:table-cell office:value-type="float" office:value="0.000661668184916505" calcext:value-type="float">
            <text:p>0.000661668184917</text:p>
          </table:table-cell>
          <table:table-cell office:value-type="float" office:value="0.000653636349257022" calcext:value-type="float">
            <text:p>0.000653636349257</text:p>
          </table:table-cell>
          <table:table-cell office:value-type="float" office:value="0.000645755645340845" calcext:value-type="float">
            <text:p>0.000645755645341</text:p>
          </table:table-cell>
          <table:table-cell office:value-type="float" office:value="0.000638022160699883" calcext:value-type="float">
            <text:p>0.0006380221607</text:p>
          </table:table-cell>
          <table:table-cell office:value-type="float" office:value="0.000630432113304103" calcext:value-type="float">
            <text:p>0.000630432113304</text:p>
          </table:table-cell>
          <table:table-cell office:value-type="float" office:value="0.000622981846195692" calcext:value-type="float">
            <text:p>0.000622981846196</text:p>
          </table:table-cell>
          <table:table-cell office:value-type="float" office:value="0.000615667822383968" calcext:value-type="float">
            <text:p>0.000615667822384</text:p>
          </table:table-cell>
          <table:table-cell office:value-type="float" office:value="0.000608486619992169" calcext:value-type="float">
            <text:p>0.000608486619992</text:p>
          </table:table-cell>
          <table:table-cell office:value-type="float" office:value="0.000601434927638608" calcext:value-type="float">
            <text:p>0.000601434927639</text:p>
          </table:table-cell>
          <table:table-cell office:value-type="float" office:value="0.000594509540038738" calcext:value-type="float">
            <text:p>0.000594509540039</text:p>
          </table:table-cell>
          <table:table-cell office:value-type="float" office:value="0.000587707353817352" calcext:value-type="float">
            <text:p>0.000587707353817</text:p>
          </table:table-cell>
          <table:table-cell office:value-type="float" office:value="0.000581025363519578" calcext:value-type="float">
            <text:p>0.00058102536352</text:p>
          </table:table-cell>
          <table:table-cell office:value-type="float" office:value="0.000574460657807435" calcext:value-type="float">
            <text:p>0.000574460657807</text:p>
          </table:table-cell>
          <table:table-cell office:value-type="float" office:value="0.000568010415830768" calcext:value-type="float">
            <text:p>0.000568010415831</text:p>
          </table:table-cell>
          <table:table-cell office:value-type="float" office:value="0.000561671903770355" calcext:value-type="float">
            <text:p>0.00056167190377</text:p>
          </table:table-cell>
          <table:table-cell office:value-type="float" office:value="0.000555442471533072" calcext:value-type="float">
            <text:p>0.000555442471533</text:p>
          </table:table-cell>
          <table:table-cell office:value-type="float" office:value="0.000549319549603419" calcext:value-type="float">
            <text:p>0.000549319549603</text:p>
          </table:table-cell>
          <table:table-cell office:value-type="float" office:value="0.000543300646027212" calcext:value-type="float">
            <text:p>0.000543300646027</text:p>
          </table:table-cell>
          <table:table-cell office:value-type="float" office:value="0.000537383343541713" calcext:value-type="float">
            <text:p>0.000537383343542</text:p>
          </table:table-cell>
          <table:table-cell office:value-type="float" office:value="0.000531565296820972" calcext:value-type="float">
            <text:p>0.000531565296821</text:p>
          </table:table-cell>
          <table:table-cell office:value-type="float" office:value="0.000525844229849622" calcext:value-type="float">
            <text:p>0.00052584422985</text:p>
          </table:table-cell>
          <table:table-cell office:value-type="float" office:value="0.000520217933409707" calcext:value-type="float">
            <text:p>0.00052021793341</text:p>
          </table:table-cell>
          <table:table-cell office:value-type="float" office:value="0.000514684262672802" calcext:value-type="float">
            <text:p>0.000514684262673</text:p>
          </table:table-cell>
          <table:table-cell office:value-type="float" office:value="0.000509241134899569" calcext:value-type="float">
            <text:p>0.0005092411349</text:p>
          </table:table-cell>
          <table:table-cell office:value-type="float" office:value="0.000503886527236673" calcext:value-type="float">
            <text:p>0.000503886527237</text:p>
          </table:table-cell>
          <table:table-cell office:value-type="float" office:value="0.000498618474601359" calcext:value-type="float">
            <text:p>0.000498618474601</text:p>
          </table:table-cell>
          <table:table-cell office:value-type="float" office:value="0.000493435067664383" calcext:value-type="float">
            <text:p>0.000493435067664</text:p>
          </table:table-cell>
          <table:table-cell office:value-type="float" office:value="0.000488334450908729" calcext:value-type="float">
            <text:p>0.000488334450909</text:p>
          </table:table-cell>
          <table:table-cell office:value-type="float" office:value="0.000483314820773307" calcext:value-type="float">
            <text:p>0.000483314820773</text:p>
          </table:table-cell>
          <table:table-cell office:value-type="float" office:value="0.000478374423868859" calcext:value-type="float">
            <text:p>0.000478374423869</text:p>
          </table:table-cell>
          <table:table-cell office:value-type="float" office:value="0.0004735115552715" calcext:value-type="float">
            <text:p>0.000473511555272</text:p>
          </table:table-cell>
          <table:table-cell office:value-type="float" office:value="0.00046872455688239" calcext:value-type="float">
            <text:p>0.000468724556882</text:p>
          </table:table-cell>
          <table:table-cell office:value-type="float" office:value="0.000464011815852113" calcext:value-type="float">
            <text:p>0.000464011815852</text:p>
          </table:table-cell>
          <table:table-cell office:value-type="float" office:value="0.000459371763072859" calcext:value-type="float">
            <text:p>0.000459371763073</text:p>
          </table:table-cell>
          <table:table-cell office:value-type="float" office:value="0.000454802871723805" calcext:value-type="float">
            <text:p>0.000454802871724</text:p>
          </table:table-cell>
          <table:table-cell office:value-type="float" office:value="0.000450303655880947" calcext:value-type="float">
            <text:p>0.000450303655881</text:p>
          </table:table-cell>
          <table:table-cell office:value-type="float" office:value="0.000445872669174598" calcext:value-type="float">
            <text:p>0.000445872669175</text:p>
          </table:table-cell>
          <table:table-cell office:value-type="float" office:value="0.000441508503504587" calcext:value-type="float">
            <text:p>0.000441508503505</text:p>
          </table:table-cell>
          <table:table-cell office:value-type="float" office:value="0.000437209787800815" calcext:value-type="float">
            <text:p>0.000437209787801</text:p>
          </table:table-cell>
          <table:table-cell office:value-type="float" office:value="0.000432975186835101" calcext:value-type="float">
            <text:p>0.000432975186835</text:p>
          </table:table-cell>
          <table:table-cell office:value-type="float" office:value="0.000428803400074859" calcext:value-type="float">
            <text:p>0.000428803400075</text:p>
          </table:table-cell>
          <table:table-cell office:value-type="float" office:value="0.000424693160584296" calcext:value-type="float">
            <text:p>0.000424693160584</text:p>
          </table:table-cell>
          <table:table-cell office:value-type="float" office:value="0.000420643233961794" calcext:value-type="float">
            <text:p>0.000420643233962</text:p>
          </table:table-cell>
          <table:table-cell office:value-type="float" office:value="0.000416652417321512" calcext:value-type="float">
            <text:p>0.000416652417322</text:p>
          </table:table-cell>
          <table:table-cell office:value-type="float" office:value="0.000412719538309883" calcext:value-type="float">
            <text:p>0.00041271953831</text:p>
          </table:table-cell>
          <table:table-cell office:value-type="float" office:value="0.000408843454162862" calcext:value-type="float">
            <text:p>0.000408843454163</text:p>
          </table:table-cell>
          <table:table-cell office:value-type="float" office:value="0.000405023050790692" calcext:value-type="float">
            <text:p>0.000405023050791</text:p>
          </table:table-cell>
          <table:table-cell office:value-type="float" office:value="0.000401257241902974" calcext:value-type="float">
            <text:p>0.000401257241903</text:p>
          </table:table-cell>
          <table:table-cell office:value-type="float" office:value="0.000397544968160015" calcext:value-type="float">
            <text:p>0.00039754496816</text:p>
          </table:table-cell>
          <table:table-cell office:value-type="float" office:value="0.000393885196359789" calcext:value-type="float">
            <text:p>0.00039388519636</text:p>
          </table:table-cell>
          <table:table-cell office:value-type="float" office:value="0.000390276918650791" calcext:value-type="float">
            <text:p>0.000390276918651</text:p>
          </table:table-cell>
          <table:table-cell office:value-type="float" office:value="0.000386719151773531" calcext:value-type="float">
            <text:p>0.000386719151774</text:p>
          </table:table-cell>
          <table:table-cell office:value-type="float" office:value="0.000383210936326798" calcext:value-type="float">
            <text:p>0.000383210936327</text:p>
          </table:table-cell>
          <table:table-cell office:value-type="float" office:value="0.000379751336067603" calcext:value-type="float">
            <text:p>0.000379751336068</text:p>
          </table:table-cell>
          <table:table-cell office:value-type="float" office:value="0.000376339437225396" calcext:value-type="float">
            <text:p>0.000376339437225</text:p>
          </table:table-cell>
          <table:table-cell office:value-type="float" office:value="0.000372974347845096" calcext:value-type="float">
            <text:p>0.000372974347845</text:p>
          </table:table-cell>
          <table:table-cell office:value-type="float" office:value="0.000369655197155167" calcext:value-type="float">
            <text:p>0.000369655197155</text:p>
          </table:table-cell>
          <table:table-cell office:value-type="float" office:value="0.000366381134952479" calcext:value-type="float">
            <text:p>0.000366381134952</text:p>
          </table:table-cell>
          <table:table-cell office:value-type="float" office:value="0.000363151331013323" calcext:value-type="float">
            <text:p>0.000363151331013</text:p>
          </table:table-cell>
          <table:table-cell office:value-type="float" office:value="0.000359964974517271" calcext:value-type="float">
            <text:p>0.000359964974517</text:p>
          </table:table-cell>
          <table:table-cell office:value-type="float" office:value="0.000356821273500284" calcext:value-type="float">
            <text:p>0.0003568212735</text:p>
          </table:table-cell>
          <table:table-cell office:value-type="float" office:value="0.000353719454316524" calcext:value-type="float">
            <text:p>0.000353719454317</text:p>
          </table:table-cell>
          <table:table-cell office:value-type="float" office:value="0.000350658761126118" calcext:value-type="float">
            <text:p>0.000350658761126</text:p>
          </table:table-cell>
          <table:table-cell office:value-type="float" office:value="0.000347638455394144" calcext:value-type="float">
            <text:p>0.000347638455394</text:p>
          </table:table-cell>
          <table:table-cell office:value-type="float" office:value="0.00034465781540832" calcext:value-type="float">
            <text:p>0.000344657815408</text:p>
          </table:table-cell>
          <table:table-cell office:value-type="float" office:value="0.000341716135815756" calcext:value-type="float">
            <text:p>0.000341716135816</text:p>
          </table:table-cell>
          <table:table-cell office:value-type="float" office:value="0.000338812727168785" calcext:value-type="float">
            <text:p>0.0003388127271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00318992632874605" calcext:value-type="float">
            <text:p>0.000318992632875</text:p>
          </table:table-cell>
          <table:table-cell office:value-type="float" office:value="0.000321764030827525" calcext:value-type="float">
            <text:p>0.000321764030828</text:p>
          </table:table-cell>
          <table:table-cell office:value-type="float" office:value="0.000324572701917298" calcext:value-type="float">
            <text:p>0.000324572701917</text:p>
          </table:table-cell>
          <table:table-cell office:value-type="float" office:value="0.00032741933613416" calcext:value-type="float">
            <text:p>0.000327419336134</text:p>
          </table:table-cell>
          <table:table-cell office:value-type="float" office:value="0.000330304639943127" calcext:value-type="float">
            <text:p>0.000330304639943</text:p>
          </table:table-cell>
          <table:table-cell office:value-type="float" office:value="0.000333229336774445" calcext:value-type="float">
            <text:p>0.000333229336774</text:p>
          </table:table-cell>
          <table:table-cell office:value-type="float" office:value="0.00033619416752373" calcext:value-type="float">
            <text:p>0.000336194167524</text:p>
          </table:table-cell>
          <table:table-cell office:value-type="float" office:value="0.000339199891074765" calcext:value-type="float">
            <text:p>0.000339199891075</text:p>
          </table:table-cell>
          <table:table-cell office:value-type="float" office:value="0.000342247284841878" calcext:value-type="float">
            <text:p>0.000342247284842</text:p>
          </table:table-cell>
          <table:table-cell office:value-type="float" office:value="0.000345337145327678" calcext:value-type="float">
            <text:p>0.000345337145328</text:p>
          </table:table-cell>
          <table:table-cell office:value-type="float" office:value="0.000348470288705967" calcext:value-type="float">
            <text:p>0.000348470288706</text:p>
          </table:table-cell>
          <table:table-cell office:value-type="float" office:value="0.000351647551421865" calcext:value-type="float">
            <text:p>0.000351647551422</text:p>
          </table:table-cell>
          <table:table-cell office:value-type="float" office:value="0.000354869790816236" calcext:value-type="float">
            <text:p>0.000354869790816</text:p>
          </table:table-cell>
          <table:table-cell office:value-type="float" office:value="0.000358137885773247" calcext:value-type="float">
            <text:p>0.000358137885773</text:p>
          </table:table-cell>
          <table:table-cell office:value-type="float" office:value="0.000361452737392126" calcext:value-type="float">
            <text:p>0.000361452737392</text:p>
          </table:table-cell>
          <table:table-cell office:value-type="float" office:value="0.000364815269682004" calcext:value-type="float">
            <text:p>0.000364815269682</text:p>
          </table:table-cell>
          <table:table-cell office:value-type="float" office:value="0.000368226430283284" calcext:value-type="float">
            <text:p>0.000368226430283</text:p>
          </table:table-cell>
          <table:table-cell office:value-type="float" office:value="0.000371687191223311" calcext:value-type="float">
            <text:p>0.000371687191223</text:p>
          </table:table-cell>
          <table:table-cell office:value-type="float" office:value="0.000375198549689284" calcext:value-type="float">
            <text:p>0.000375198549689</text:p>
          </table:table-cell>
          <table:table-cell office:value-type="float" office:value="0.00037876152883873" calcext:value-type="float">
            <text:p>0.000378761528839</text:p>
          </table:table-cell>
          <table:table-cell office:value-type="float" office:value="0.000382377178640313" calcext:value-type="float">
            <text:p>0.00038237717864</text:p>
          </table:table-cell>
          <table:table-cell office:value-type="float" office:value="0.000386046576746387" calcext:value-type="float">
            <text:p>0.000386046576746</text:p>
          </table:table-cell>
          <table:table-cell office:value-type="float" office:value="0.000389770829399753" calcext:value-type="float">
            <text:p>0.0003897708294</text:p>
          </table:table-cell>
          <table:table-cell office:value-type="float" office:value="0.000393551072375533" calcext:value-type="float">
            <text:p>0.000393551072376</text:p>
          </table:table-cell>
          <table:table-cell office:value-type="float" office:value="0.000397388471962171" calcext:value-type="float">
            <text:p>0.000397388471962</text:p>
          </table:table-cell>
          <table:table-cell office:value-type="float" office:value="0.000401284225982928" calcext:value-type="float">
            <text:p>0.000401284225983</text:p>
          </table:table-cell>
          <table:table-cell office:value-type="float" office:value="0.000405239564853061" calcext:value-type="float">
            <text:p>0.000405239564853</text:p>
          </table:table-cell>
          <table:table-cell office:value-type="float" office:value="0.000409255752686318" calcext:value-type="float">
            <text:p>0.000409255752686</text:p>
          </table:table-cell>
          <table:table-cell office:value-type="float" office:value="0.000413334088440539" calcext:value-type="float">
            <text:p>0.000413334088441</text:p>
          </table:table-cell>
          <table:table-cell office:value-type="float" office:value="0.000417475907118318" calcext:value-type="float">
            <text:p>0.000417475907118</text:p>
          </table:table-cell>
          <table:table-cell office:value-type="float" office:value="0.000421682581008985" calcext:value-type="float">
            <text:p>0.000421682581009</text:p>
          </table:table-cell>
          <table:table-cell office:value-type="float" office:value="0.000425955520988133" calcext:value-type="float">
            <text:p>0.000425955520988</text:p>
          </table:table-cell>
          <table:table-cell office:value-type="float" office:value="0.000430296177868404" calcext:value-type="float">
            <text:p>0.000430296177868</text:p>
          </table:table-cell>
          <table:table-cell office:value-type="float" office:value="0.000434706043810892" calcext:value-type="float">
            <text:p>0.000434706043811</text:p>
          </table:table-cell>
          <table:table-cell office:value-type="float" office:value="0.00043918665379328" calcext:value-type="float">
            <text:p>0.000439186653793</text:p>
          </table:table-cell>
          <table:table-cell office:value-type="float" office:value="0.000443739587144774" calcext:value-type="float">
            <text:p>0.000443739587145</text:p>
          </table:table-cell>
          <table:table-cell office:value-type="float" office:value="0.000448366469142784" calcext:value-type="float">
            <text:p>0.000448366469143</text:p>
          </table:table-cell>
          <table:table-cell office:value-type="float" office:value="0.000453068972683602" calcext:value-type="float">
            <text:p>0.000453068972684</text:p>
          </table:table-cell>
          <table:table-cell office:value-type="float" office:value="0.000457848820024932" calcext:value-type="float">
            <text:p>0.000457848820025</text:p>
          </table:table-cell>
          <table:table-cell office:value-type="float" office:value="0.000462707784605123" calcext:value-type="float">
            <text:p>0.000462707784605</text:p>
          </table:table-cell>
          <table:table-cell office:value-type="float" office:value="0.000467647692945107" calcext:value-type="float">
            <text:p>0.000467647692945</text:p>
          </table:table-cell>
          <table:table-cell office:value-type="float" office:value="0.000472670426632158" calcext:value-type="float">
            <text:p>0.000472670426632</text:p>
          </table:table-cell>
          <table:table-cell office:value-type="float" office:value="0.000477777924400613" calcext:value-type="float">
            <text:p>0.000477777924401</text:p>
          </table:table-cell>
          <table:table-cell office:value-type="float" office:value="0.00048297218429824" calcext:value-type="float">
            <text:p>0.000482972184298</text:p>
          </table:table-cell>
          <table:table-cell office:value-type="float" office:value="0.000488255265963466" calcext:value-type="float">
            <text:p>0.000488255265963</text:p>
          </table:table-cell>
          <table:table-cell office:value-type="float" office:value="0.000493629292997541" calcext:value-type="float">
            <text:p>0.000493629292998</text:p>
          </table:table-cell>
          <table:table-cell office:value-type="float" office:value="0.000499096455455887" calcext:value-type="float">
            <text:p>0.000499096455456</text:p>
          </table:table-cell>
          <table:table-cell office:value-type="float" office:value="0.000504659012453174" calcext:value-type="float">
            <text:p>0.000504659012453</text:p>
          </table:table-cell>
          <table:table-cell office:value-type="float" office:value="0.00051031929489194" calcext:value-type="float">
            <text:p>0.000510319294892</text:p>
          </table:table-cell>
          <table:table-cell office:value-type="float" office:value="0.000516079708325363" calcext:value-type="float">
            <text:p>0.000516079708325</text:p>
          </table:table-cell>
          <table:table-cell office:value-type="float" office:value="0.000521942735956698" calcext:value-type="float">
            <text:p>0.000521942735957</text:p>
          </table:table-cell>
          <table:table-cell office:value-type="float" office:value="0.000527910941782661" calcext:value-type="float">
            <text:p>0.000527910941783</text:p>
          </table:table-cell>
          <table:table-cell office:value-type="float" office:value="0.000533986973899903" calcext:value-type="float">
            <text:p>0.0005339869739</text:p>
          </table:table-cell>
          <table:table-cell office:value-type="float" office:value="0.00054017356796189" calcext:value-type="float">
            <text:p>0.000540173567962</text:p>
          </table:table-cell>
          <table:table-cell office:value-type="float" office:value="0.000546473550824721" calcext:value-type="float">
            <text:p>0.000546473550825</text:p>
          </table:table-cell>
          <table:table-cell office:value-type="float" office:value="0.000552889844365432" calcext:value-type="float">
            <text:p>0.000552889844365</text:p>
          </table:table-cell>
          <table:table-cell office:value-type="float" office:value="0.000559425469502526" calcext:value-type="float">
            <text:p>0.000559425469503</text:p>
          </table:table-cell>
          <table:table-cell office:value-type="float" office:value="0.000566083550416866" calcext:value-type="float">
            <text:p>0.000566083550417</text:p>
          </table:table-cell>
          <table:table-cell office:value-type="float" office:value="0.000572867318997442" calcext:value-type="float">
            <text:p>0.000572867318997</text:p>
          </table:table-cell>
          <table:table-cell office:value-type="float" office:value="0.000579780119520138" calcext:value-type="float">
            <text:p>0.00057978011952</text:p>
          </table:table-cell>
          <table:table-cell office:value-type="float" office:value="0.000586825413569061" calcext:value-type="float">
            <text:p>0.000586825413569</text:p>
          </table:table-cell>
          <table:table-cell office:value-type="float" office:value="0.000594006785225463" calcext:value-type="float">
            <text:p>0.000594006785225</text:p>
          </table:table-cell>
          <table:table-cell office:value-type="float" office:value="0.000601327946535062" calcext:value-type="float">
            <text:p>0.000601327946535</text:p>
          </table:table-cell>
          <table:table-cell office:value-type="float" office:value="0.000608792743273318" calcext:value-type="float">
            <text:p>0.000608792743273</text:p>
          </table:table-cell>
          <table:table-cell office:value-type="float" office:value="0.000616405161026629" calcext:value-type="float">
            <text:p>0.000616405161027</text:p>
          </table:table-cell>
          <table:table-cell office:value-type="float" office:value="0.000624169331614748" calcext:value-type="float">
            <text:p>0.000624169331615</text:p>
          </table:table-cell>
          <table:table-cell office:value-type="float" office:value="0.000632089539867735" calcext:value-type="float">
            <text:p>0.000632089539868</text:p>
          </table:table-cell>
          <table:table-cell office:value-type="float" office:value="0.000640170230792746" calcext:value-type="float">
            <text:p>0.000640170230793</text:p>
          </table:table-cell>
          <table:table-cell office:value-type="float" office:value="0.000648416017146935" calcext:value-type="float">
            <text:p>0.000648416017147</text:p>
          </table:table-cell>
          <table:table-cell office:value-type="float" office:value="0.00065683168745056" calcext:value-type="float">
            <text:p>0.000656831687451</text:p>
          </table:table-cell>
          <table:table-cell office:value-type="float" office:value="0.000665422214468045" calcext:value-type="float">
            <text:p>0.000665422214468</text:p>
          </table:table-cell>
          <table:table-cell office:value-type="float" office:value="0.000674192764188747" calcext:value-type="float">
            <text:p>0.000674192764189</text:p>
          </table:table-cell>
          <table:table-cell office:value-type="float" office:value="0.000683148705342303" calcext:value-type="float">
            <text:p>0.000683148705342</text:p>
          </table:table-cell>
          <table:table-cell office:value-type="float" office:value="0.000692295619493102" calcext:value-type="float">
            <text:p>0.000692295619493</text:p>
          </table:table-cell>
          <table:table-cell office:value-type="float" office:value="0.000701639311748147" calcext:value-type="float">
            <text:p>0.000701639311748</text:p>
          </table:table-cell>
          <table:table-cell office:value-type="float" office:value="0.000711185822119596" calcext:value-type="float">
            <text:p>0.00071118582212</text:p>
          </table:table-cell>
          <table:table-cell office:value-type="float" office:value="0.000720941437605931" calcext:value-type="float">
            <text:p>0.000720941437606</text:p>
          </table:table-cell>
          <table:table-cell office:value-type="float" office:value="0.000730912705025058" calcext:value-type="float">
            <text:p>0.000730912705025</text:p>
          </table:table-cell>
          <table:table-cell office:value-type="float" office:value="0.000741106444676718" calcext:value-type="float">
            <text:p>0.000741106444677</text:p>
          </table:table-cell>
          <table:table-cell office:value-type="float" office:value="0.000751529764874146" calcext:value-type="float">
            <text:p>0.000751529764874</text:p>
          </table:table-cell>
          <table:table-cell office:value-type="float" office:value="0.000762190077432865" calcext:value-type="float">
            <text:p>0.000762190077433</text:p>
          </table:table-cell>
          <table:table-cell office:value-type="float" office:value="0.000773095114183869" calcext:value-type="float">
            <text:p>0.000773095114184</text:p>
          </table:table-cell>
          <table:table-cell office:value-type="float" office:value="0.000784252944583139" calcext:value-type="float">
            <text:p>0.000784252944583</text:p>
          </table:table-cell>
          <table:table-cell office:value-type="float" office:value="0.000795671994521016" calcext:value-type="float">
            <text:p>0.000795671994521</text:p>
          </table:table-cell>
          <table:table-cell office:value-type="float" office:value="0.000807361066414856" calcext:value-type="float">
            <text:p>0.000807361066415</text:p>
          </table:table-cell>
          <table:table-cell office:value-type="float" office:value="0.000819329360700902" calcext:value-type="float">
            <text:p>0.000819329360701</text:p>
          </table:table-cell>
          <table:table-cell office:value-type="float" office:value="0.000831586498831421" calcext:value-type="float">
            <text:p>0.000831586498831</text:p>
          </table:table-cell>
          <table:table-cell office:value-type="float" office:value="0.00084414254790915" calcext:value-type="float">
            <text:p>0.000844142547909</text:p>
          </table:table-cell>
          <table:table-cell office:value-type="float" office:value="0.000857008047104257" calcext:value-type="float">
            <text:p>0.000857008047104</text:p>
          </table:table-cell>
          <table:table-cell office:value-type="float" office:value="0.000870194035989574" calcext:value-type="float">
            <text:p>0.00087019403599</text:p>
          </table:table-cell>
          <table:table-cell office:value-type="float" office:value="0.000883712084991817" calcext:value-type="float">
            <text:p>0.000883712084992</text:p>
          </table:table-cell>
          <table:table-cell office:value-type="float" office:value="0.000897574328101272" calcext:value-type="float">
            <text:p>0.000897574328101</text:p>
          </table:table-cell>
          <table:table-cell office:value-type="float" office:value="0.00091179349810174" calcext:value-type="float">
            <text:p>0.000911793498102</text:p>
          </table:table-cell>
          <table:table-cell office:value-type="float" office:value="0.000926382964493135" calcext:value-type="float">
            <text:p>0.000926382964493</text:p>
          </table:table-cell>
          <table:table-cell office:value-type="float" office:value="0.000941356774392687" calcext:value-type="float">
            <text:p>0.000941356774393</text:p>
          </table:table-cell>
          <table:table-cell office:value-type="float" office:value="0.000956729696688805" calcext:value-type="float">
            <text:p>0.000956729696689</text:p>
          </table:table-cell>
          <table:table-cell office:value-type="float" office:value="0.000972517269730697" calcext:value-type="float">
            <text:p>0.000972517269731</text:p>
          </table:table-cell>
          <table:table-cell office:value-type="float" office:value="0.000988735852944252" calcext:value-type="float">
            <text:p>0.000988735852944</text:p>
          </table:table-cell>
          <table:table-cell office:value-type="float" office:value="0.00100540268270487" calcext:value-type="float">
            <text:p>0.001005402682705</text:p>
          </table:table-cell>
          <table:table-cell office:value-type="float" office:value="0.0010225359329332" calcext:value-type="float">
            <text:p>0.001022535932933</text:p>
          </table:table-cell>
          <table:table-cell office:value-type="float" office:value="0.00104015478087174" calcext:value-type="float">
            <text:p>0.001040154780872</text:p>
          </table:table-cell>
          <table:table-cell office:value-type="float" office:value="0.00105827947857333" calcext:value-type="float">
            <text:p>0.001058279478573</text:p>
          </table:table-cell>
          <table:table-cell office:value-type="float" office:value="0.00107693143071208" calcext:value-type="float">
            <text:p>0.001076931430712</text:p>
          </table:table-cell>
          <table:table-cell office:value-type="float" office:value="0.0010961332793679" calcext:value-type="float">
            <text:p>0.001096133279368</text:p>
          </table:table-cell>
          <table:table-cell office:value-type="float" office:value="0.00111590899654785" calcext:value-type="float">
            <text:p>0.001115908996548</text:p>
          </table:table-cell>
          <table:table-cell office:value-type="float" office:value="0.00113628398530201" calcext:value-type="float">
            <text:p>0.001136283985302</text:p>
          </table:table-cell>
          <table:table-cell office:value-type="float" office:value="0.00115728519036987" calcext:value-type="float">
            <text:p>0.00115728519037</text:p>
          </table:table-cell>
          <table:table-cell office:value-type="float" office:value="0.00117894121945329" calcext:value-type="float">
            <text:p>0.001178941219453</text:p>
          </table:table-cell>
          <table:table-cell office:value-type="float" office:value="0.00120128247633994" calcext:value-type="float">
            <text:p>0.00120128247634</text:p>
          </table:table-cell>
          <table:table-cell office:value-type="float" office:value="0.00122434130727341" calcext:value-type="float">
            <text:p>0.001224341307273</text:p>
          </table:table-cell>
          <table:table-cell office:value-type="float" office:value="0.0012481521621464" calcext:value-type="float">
            <text:p>0.001248152162146</text:p>
          </table:table-cell>
          <table:table-cell office:value-type="float" office:value="0.00127275177233537" calcext:value-type="float">
            <text:p>0.001272751772335</text:p>
          </table:table-cell>
          <table:table-cell office:value-type="float" office:value="0.00129817934723027" calcext:value-type="float">
            <text:p>0.00129817934723</text:p>
          </table:table-cell>
          <table:table-cell office:value-type="float" office:value="0.00132447679184107" calcext:value-type="float">
            <text:p>0.001324476791841</text:p>
          </table:table-cell>
          <table:table-cell office:value-type="float" office:value="0.00135168894818585" calcext:value-type="float">
            <text:p>0.001351688948186</text:p>
          </table:table-cell>
          <table:table-cell office:value-type="float" office:value="0.00137986386361203" calcext:value-type="float">
            <text:p>0.001379863863612</text:p>
          </table:table-cell>
          <table:table-cell office:value-type="float" office:value="0.00140905308964023" calcext:value-type="float">
            <text:p>0.00140905308964</text:p>
          </table:table-cell>
          <table:table-cell office:value-type="float" office:value="0.0014393120155539" calcext:value-type="float">
            <text:p>0.001439312015554</text:p>
          </table:table-cell>
          <table:table-cell office:value-type="float" office:value="0.00147070024155088" calcext:value-type="float">
            <text:p>0.001470700241551</text:p>
          </table:table-cell>
          <table:table-cell office:value-type="float" office:value="0.00150328199716973" calcext:value-type="float">
            <text:p>0.00150328199717</text:p>
          </table:table-cell>
          <table:table-cell office:value-type="float" office:value="0.001537126611571" calcext:value-type="float">
            <text:p>0.001537126611571</text:p>
          </table:table-cell>
          <table:table-cell office:value-type="float" office:value="0.00157230904343189" calcext:value-type="float">
            <text:p>0.001572309043432</text:p>
          </table:table-cell>
          <table:table-cell office:value-type="float" office:value="0.00160891047958243" calcext:value-type="float">
            <text:p>0.001608910479582</text:p>
          </table:table-cell>
          <table:table-cell office:value-type="float" office:value="0.0016470190131293" calcext:value-type="float">
            <text:p>0.001647019013129</text:p>
          </table:table-cell>
          <table:table-cell office:value-type="float" office:value="0.0016867304138058" calcext:value-type="float">
            <text:p>0.001686730413806</text:p>
          </table:table-cell>
          <table:table-cell office:value-type="float" office:value="0.00172814900566726" calcext:value-type="float">
            <text:p>0.001728149005667</text:p>
          </table:table-cell>
          <table:table-cell office:value-type="float" office:value="0.00177138867024063" calcext:value-type="float">
            <text:p>0.001771388670241</text:p>
          </table:table-cell>
          <table:table-cell office:value-type="float" office:value="0.00181657399673004" calcext:value-type="float">
            <text:p>0.00181657399673</text:p>
          </table:table-cell>
          <table:table-cell office:value-type="float" office:value="0.00186384160533744" calcext:value-type="float">
            <text:p>0.001863841605337</text:p>
          </table:table-cell>
          <table:table-cell office:value-type="float" office:value="0.00191334167519611" calcext:value-type="float">
            <text:p>0.001913341675196</text:p>
          </table:table-cell>
          <table:table-cell office:value-type="float" office:value="0.00196523971512976" calcext:value-type="float">
            <text:p>0.00196523971513</text:p>
          </table:table-cell>
          <table:table-cell office:value-type="float" office:value="0.00201971862390792" calcext:value-type="float">
            <text:p>0.002019718623908</text:p>
          </table:table-cell>
          <table:table-cell office:value-type="float" office:value="0.00207698109726928" calcext:value-type="float">
            <text:p>0.002076981097269</text:p>
          </table:table-cell>
          <table:table-cell office:value-type="float" office:value="0.00213725245228008" calcext:value-type="float">
            <text:p>0.00213725245228</text:p>
          </table:table-cell>
          <table:table-cell office:value-type="float" office:value="0.00220078395667893" calcext:value-type="float">
            <text:p>0.002200783956679</text:p>
          </table:table-cell>
          <table:table-cell office:value-type="float" office:value="0.00226785677252637" calcext:value-type="float">
            <text:p>0.002267856772526</text:p>
          </table:table-cell>
          <table:table-cell office:value-type="float" office:value="0.00233878665151095" calcext:value-type="float">
            <text:p>0.002338786651511</text:p>
          </table:table-cell>
          <table:table-cell office:value-type="float" office:value="0.00241392955560962" calcext:value-type="float">
            <text:p>0.00241392955561</text:p>
          </table:table-cell>
          <table:table-cell office:value-type="float" office:value="0.0024936884243633" calcext:value-type="float">
            <text:p>0.002493688424363</text:p>
          </table:table-cell>
          <table:table-cell office:value-type="float" office:value="0.00257852137267211" calcext:value-type="float">
            <text:p>0.002578521372672</text:p>
          </table:table-cell>
          <table:table-cell office:value-type="float" office:value="0.0026689516865562" calcext:value-type="float">
            <text:p>0.002668951686556</text:p>
          </table:table-cell>
          <table:table-cell office:value-type="float" office:value="0.00276558009626169" calcext:value-type="float">
            <text:p>0.002765580096262</text:p>
          </table:table-cell>
          <table:table-cell office:value-type="float" office:value="0.00286909995818363" calcext:value-type="float">
            <text:p>0.002869099958184</text:p>
          </table:table-cell>
          <table:table-cell office:value-type="float" office:value="0.0029803161853775" calcext:value-type="float">
            <text:p>0.002980316185378</text:p>
          </table:table-cell>
          <table:table-cell office:value-type="float" office:value="0.00310016905539583" calcext:value-type="float">
            <text:p>0.003100169055396</text:p>
          </table:table-cell>
          <table:table-cell office:value-type="float" office:value="0.00322976442974103" calcext:value-type="float">
            <text:p>0.003229764429741</text:p>
          </table:table-cell>
          <table:table-cell office:value-type="float" office:value="0.00337041249599202" calcext:value-type="float">
            <text:p>0.003370412495992</text:p>
          </table:table-cell>
          <table:table-cell office:value-type="float" office:value="0.0035236779756938" calcext:value-type="float">
            <text:p>0.003523677975694</text:p>
          </table:table-cell>
          <table:table-cell office:value-type="float" office:value="0.00369144595970587" calcext:value-type="float">
            <text:p>0.003691445959706</text:p>
          </table:table-cell>
          <table:table-cell office:value-type="float" office:value="0.00387600934756103" calcext:value-type="float">
            <text:p>0.003876009347561</text:p>
          </table:table-cell>
          <table:table-cell office:value-type="float" office:value="0.00408018661924099" calcext:value-type="float">
            <text:p>0.004080186619241</text:p>
          </table:table-cell>
          <table:table-cell office:value-type="float" office:value="0.00430748292335336" calcext:value-type="float">
            <text:p>0.004307482923353</text:p>
          </table:table-cell>
          <table:table-cell office:value-type="float" office:value="0.00456231418963852" calcext:value-type="float">
            <text:p>0.004562314189639</text:p>
          </table:table-cell>
          <table:table-cell office:value-type="float" office:value="0.00485032485178655" calcext:value-type="float">
            <text:p>0.004850324851787</text:p>
          </table:table-cell>
          <table:table-cell office:value-type="float" office:value="0.00517884782731682" calcext:value-type="float">
            <text:p>0.005178847827317</text:p>
          </table:table-cell>
          <table:table-cell office:value-type="float" office:value="0.00555758625842847" calcext:value-type="float">
            <text:p>0.005557586258428</text:p>
          </table:table-cell>
          <table:table-cell office:value-type="float" office:value="0.00599965092962655" calcext:value-type="float">
            <text:p>0.005999650929627</text:p>
          </table:table-cell>
          <table:table-cell office:value-type="float" office:value="0.00652318662587994" calcext:value-type="float">
            <text:p>0.00652318662588</text:p>
          </table:table-cell>
          <table:table-cell office:value-type="float" office:value="0.00715400915735823" calcext:value-type="float">
            <text:p>0.007154009157358</text:p>
          </table:table-cell>
          <table:table-cell office:value-type="float" office:value="0.00793004737695671" calcext:value-type="float">
            <text:p>0.007930047376957</text:p>
          </table:table-cell>
          <table:table-cell office:value-type="float" office:value="0.00890915364111907" calcext:value-type="float">
            <text:p>0.008909153641119</text:p>
          </table:table-cell>
          <table:table-cell office:value-type="float" office:value="0.0101834998853356" calcext:value-type="float">
            <text:p>0.010183499885336</text:p>
          </table:table-cell>
          <table:table-cell office:value-type="float" office:value="0.0119074254995536" calcext:value-type="float">
            <text:p>0.011907425499554</text:p>
          </table:table-cell>
          <table:table-cell office:value-type="float" office:value="0.0143534025522792" calcext:value-type="float">
            <text:p>0.014353402552279</text:p>
          </table:table-cell>
          <table:table-cell office:value-type="float" office:value="0.0180229764454793" calcext:value-type="float">
            <text:p>0.018022976445479</text:p>
          </table:table-cell>
          <table:table-cell office:value-type="float" office:value="0.0238147193378495" calcext:value-type="float">
            <text:p>0.02381471933785</text:p>
          </table:table-cell>
          <table:table-cell office:value-type="float" office:value="0.0328552010063943" calcext:value-type="float">
            <text:p>0.032855201006394</text:p>
          </table:table-cell>
          <table:table-cell office:value-type="float" office:value="0.0444556871010615" calcext:value-type="float">
            <text:p>0.044455687101062</text:p>
          </table:table-cell>
          <table:table-cell office:value-type="float" office:value="0.0547024512477198" calcext:value-type="float">
            <text:p>0.05470245124772</text:p>
          </table:table-cell>
          <table:table-cell office:value-type="float" office:value="0.0616310386701035" calcext:value-type="float">
            <text:p>0.061631038670104</text:p>
          </table:table-cell>
          <table:table-cell office:value-type="float" office:value="0.0660973254238597" calcext:value-type="float">
            <text:p>0.06609732542386</text:p>
          </table:table-cell>
          <table:table-cell office:value-type="float" office:value="0.0691297272127248" calcext:value-type="float">
            <text:p>0.069129727212725</text:p>
          </table:table-cell>
          <table:table-cell office:value-type="float" office:value="0.0713347377544892" calcext:value-type="float">
            <text:p>0.071334737754489</text:p>
          </table:table-cell>
          <table:table-cell office:value-type="float" office:value="0.0730401704611809" calcext:value-type="float">
            <text:p>0.073040170461181</text:p>
          </table:table-cell>
          <table:table-cell office:value-type="float" office:value="0.0744285152177531" calcext:value-type="float">
            <text:p>0.074428515217753</text:p>
          </table:table-cell>
          <table:table-cell office:value-type="float" office:value="0.0756068516602507" calcext:value-type="float">
            <text:p>0.075606851660251</text:p>
          </table:table-cell>
          <table:table-cell office:value-type="float" office:value="0.0766414326033012" calcext:value-type="float">
            <text:p>0.076641432603301</text:p>
          </table:table-cell>
          <table:table-cell office:value-type="float" office:value="0.077575283014409" calcext:value-type="float">
            <text:p>0.077575283014409</text:p>
          </table:table-cell>
          <table:table-cell office:value-type="float" office:value="0.078437588723472" calcext:value-type="float">
            <text:p>0.078437588723472</text:p>
          </table:table-cell>
          <table:table-cell office:value-type="float" office:value="0.0792489559660961" calcext:value-type="float">
            <text:p>0.079248955966096</text:p>
          </table:table-cell>
          <table:table-cell office:value-type="float" office:value="0.080024496669288" calcext:value-type="float">
            <text:p>0.080024496669288</text:p>
          </table:table-cell>
          <table:table-cell office:value-type="float" office:value="0.0807757175150382" calcext:value-type="float">
            <text:p>0.080775717515038</text:p>
          </table:table-cell>
          <table:table-cell office:value-type="float" office:value="0.0815117248053213" calcext:value-type="float">
            <text:p>0.081511724805321</text:p>
          </table:table-cell>
          <table:table-cell office:value-type="float" office:value="0.0822400252258888" calcext:value-type="float">
            <text:p>0.082240025225889</text:p>
          </table:table-cell>
          <table:table-cell office:value-type="float" office:value="0.0829670824051297" calcext:value-type="float">
            <text:p>0.08296708240513</text:p>
          </table:table-cell>
          <table:table-cell office:value-type="float" office:value="0.0836987246248712" calcext:value-type="float">
            <text:p>0.083698724624871</text:p>
          </table:table-cell>
          <table:table-cell office:value-type="float" office:value="0.0844404634618329" calcext:value-type="float">
            <text:p>0.084440463461833</text:p>
          </table:table-cell>
          <table:table-cell office:value-type="float" office:value="0.0851977633482465" calcext:value-type="float">
            <text:p>0.085197763348247</text:p>
          </table:table-cell>
          <table:table-cell office:value-type="float" office:value="0.085976291371329" calcext:value-type="float">
            <text:p>0.085976291371329</text:p>
          </table:table-cell>
          <table:table-cell office:value-type="float" office:value="0.0867821717136559" calcext:value-type="float">
            <text:p>0.086782171713656</text:p>
          </table:table-cell>
          <table:table-cell office:value-type="float" office:value="0.0876222684005416" calcext:value-type="float">
            <text:p>0.087622268400542</text:p>
          </table:table-cell>
          <table:table-cell office:value-type="float" office:value="0.0885045230281502" calcext:value-type="float">
            <text:p>0.08850452302815</text:p>
          </table:table-cell>
          <table:table-cell office:value-type="float" office:value="0.0894383813690572" calcext:value-type="float">
            <text:p>0.089438381369057</text:p>
          </table:table-cell>
          <table:table-cell office:value-type="float" office:value="0.0904353556689272" calcext:value-type="float">
            <text:p>0.090435355668927</text:p>
          </table:table-cell>
          <table:table-cell office:value-type="float" office:value="0.0915097909808253" calcext:value-type="float">
            <text:p>0.091509790980825</text:p>
          </table:table-cell>
          <table:table-cell office:value-type="float" office:value="0.0926799393506645" calcext:value-type="float">
            <text:p>0.092679939350665</text:p>
          </table:table-cell>
          <table:table-cell office:value-type="float" office:value="0.0939695046757289" calcext:value-type="float">
            <text:p>0.093969504675729</text:p>
          </table:table-cell>
          <table:table-cell office:value-type="float" office:value="0.0954099212579363" calcext:value-type="float">
            <text:p>0.095409921257936</text:p>
          </table:table-cell>
          <table:table-cell office:value-type="float" office:value="0.0970438037676653" calcext:value-type="float">
            <text:p>0.097043803767665</text:p>
          </table:table-cell>
          <table:table-cell office:value-type="float" office:value="0.0989303204095943" calcext:value-type="float">
            <text:p>0.098930320409594</text:p>
          </table:table-cell>
          <table:table-cell office:value-type="float" office:value="0.101153825552981" calcext:value-type="float">
            <text:p>0.101153825552981</text:p>
          </table:table-cell>
          <table:table-cell office:value-type="float" office:value="0.103838217808595" calcext:value-type="float">
            <text:p>0.103838217808595</text:p>
          </table:table-cell>
          <table:table-cell office:value-type="float" office:value="0.107171764327201" calcext:value-type="float">
            <text:p>0.107171764327201</text:p>
          </table:table-cell>
          <table:table-cell office:value-type="float" office:value="0.111451910638248" calcext:value-type="float">
            <text:p>0.111451910638248</text:p>
          </table:table-cell>
          <table:table-cell office:value-type="float" office:value="0.117170036173706" calcext:value-type="float">
            <text:p>0.117170036173706</text:p>
          </table:table-cell>
          <table:table-cell office:value-type="float" office:value="0.125179468294095" calcext:value-type="float">
            <text:p>0.125179468294095</text:p>
          </table:table-cell>
          <table:table-cell office:value-type="float" office:value="0.137040425173035" calcext:value-type="float">
            <text:p>0.137040425173035</text:p>
          </table:table-cell>
          <table:table-cell office:value-type="float" office:value="0.1557136212504" calcext:value-type="float">
            <text:p>0.1557136212504</text:p>
          </table:table-cell>
          <table:table-cell office:value-type="float" office:value="0.18659194083192" calcext:value-type="float">
            <text:p>0.18659194083192</text:p>
          </table:table-cell>
          <table:table-cell office:value-type="float" office:value="0.235921193268581" calcext:value-type="float">
            <text:p>0.235921193268581</text:p>
          </table:table-cell>
          <table:table-cell office:value-type="float" office:value="0.29338388525365" calcext:value-type="float">
            <text:p>0.29338388525365</text:p>
          </table:table-cell>
          <table:table-cell office:value-type="float" office:value="0.321246209723574" calcext:value-type="float">
            <text:p>0.321246209723574</text:p>
          </table:table-cell>
          <table:table-cell office:value-type="float" office:value="0.315584768529071" calcext:value-type="float">
            <text:p>0.315584768529071</text:p>
          </table:table-cell>
          <table:table-cell office:value-type="float" office:value="0.299120903143717" calcext:value-type="float">
            <text:p>0.299120903143717</text:p>
          </table:table-cell>
          <table:table-cell office:value-type="float" office:value="0.282679541147072" calcext:value-type="float">
            <text:p>0.282679541147072</text:p>
          </table:table-cell>
          <table:table-cell office:value-type="float" office:value="0.268658354865311" calcext:value-type="float">
            <text:p>0.268658354865311</text:p>
          </table:table-cell>
          <table:table-cell office:value-type="float" office:value="0.257090182500365" calcext:value-type="float">
            <text:p>0.257090182500365</text:p>
          </table:table-cell>
          <table:table-cell office:value-type="float" office:value="0.247553596157256" calcext:value-type="float">
            <text:p>0.247553596157256</text:p>
          </table:table-cell>
          <table:table-cell office:value-type="float" office:value="0.239626745050268" calcext:value-type="float">
            <text:p>0.239626745050268</text:p>
          </table:table-cell>
          <table:table-cell office:value-type="float" office:value="0.232970475342534" calcext:value-type="float">
            <text:p>0.232970475342534</text:p>
          </table:table-cell>
          <table:table-cell office:value-type="float" office:value="0.227326214683027" calcext:value-type="float">
            <text:p>0.227326214683027</text:p>
          </table:table-cell>
          <table:table-cell office:value-type="float" office:value="0.222498686867347" calcext:value-type="float">
            <text:p>0.222498686867347</text:p>
          </table:table-cell>
          <table:table-cell office:value-type="float" office:value="0.218339613616381" calcext:value-type="float">
            <text:p>0.218339613616381</text:p>
          </table:table-cell>
          <table:table-cell office:value-type="float" office:value="0.21473518087047" calcext:value-type="float">
            <text:p>0.21473518087047</text:p>
          </table:table-cell>
          <table:table-cell office:value-type="float" office:value="0.211596935979432" calcext:value-type="float">
            <text:p>0.211596935979432</text:p>
          </table:table-cell>
          <table:table-cell office:value-type="float" office:value="0.208855273629513" calcext:value-type="float">
            <text:p>0.208855273629513</text:p>
          </table:table-cell>
          <table:table-cell office:value-type="float" office:value="0.206454767874924" calcext:value-type="float">
            <text:p>0.206454767874924</text:p>
          </table:table-cell>
          <table:table-cell office:value-type="float" office:value="0.204350799650907" calcext:value-type="float">
            <text:p>0.204350799650907</text:p>
          </table:table-cell>
          <table:table-cell office:value-type="float" office:value="0.202507093303486" calcext:value-type="float">
            <text:p>0.202507093303486</text:p>
          </table:table-cell>
          <table:table-cell office:value-type="float" office:value="0.200893895446387" calcext:value-type="float">
            <text:p>0.200893895446387</text:p>
          </table:table-cell>
          <table:table-cell office:value-type="float" office:value="0.199486612357318" calcext:value-type="float">
            <text:p>0.199486612357318</text:p>
          </table:table-cell>
          <table:table-cell office:value-type="float" office:value="0.198264778520321" calcext:value-type="float">
            <text:p>0.198264778520321</text:p>
          </table:table-cell>
          <table:table-cell office:value-type="float" office:value="0.197211267197447" calcext:value-type="float">
            <text:p>0.197211267197447</text:p>
          </table:table-cell>
          <table:table-cell office:value-type="float" office:value="0.196311680019772" calcext:value-type="float">
            <text:p>0.196311680019772</text:p>
          </table:table-cell>
          <table:table-cell office:value-type="float" office:value="0.195553870544671" calcext:value-type="float">
            <text:p>0.195553870544671</text:p>
          </table:table-cell>
          <table:table-cell office:value-type="float" office:value="0.194927569203484" calcext:value-type="float">
            <text:p>0.194927569203484</text:p>
          </table:table-cell>
          <table:table-cell office:value-type="float" office:value="0.194424085828484" calcext:value-type="float">
            <text:p>0.194424085828484</text:p>
          </table:table-cell>
          <table:table-cell office:value-type="float" office:value="0.194036072174113" calcext:value-type="float">
            <text:p>0.194036072174113</text:p>
          </table:table-cell>
          <table:table-cell office:value-type="float" office:value="0.193757331319604" calcext:value-type="float">
            <text:p>0.193757331319604</text:p>
          </table:table-cell>
          <table:table-cell office:value-type="float" office:value="0.193582664088082" calcext:value-type="float">
            <text:p>0.193582664088082</text:p>
          </table:table-cell>
          <table:table-cell office:value-type="float" office:value="0.193507745001773" calcext:value-type="float">
            <text:p>0.193507745001773</text:p>
          </table:table-cell>
          <table:table-cell office:value-type="float" office:value="0.193529022062711" calcext:value-type="float">
            <text:p>0.193529022062711</text:p>
          </table:table-cell>
          <table:table-cell office:value-type="float" office:value="0.193643635976156" calcext:value-type="float">
            <text:p>0.193643635976156</text:p>
          </table:table-cell>
          <table:table-cell office:value-type="float" office:value="0.193849355441473" calcext:value-type="float">
            <text:p>0.193849355441473</text:p>
          </table:table-cell>
          <table:table-cell office:value-type="float" office:value="0.194144525909091" calcext:value-type="float">
            <text:p>0.194144525909091</text:p>
          </table:table-cell>
          <table:table-cell office:value-type="float" office:value="0.19452802980452" calcext:value-type="float">
            <text:p>0.19452802980452</text:p>
          </table:table-cell>
          <table:table-cell office:value-type="float" office:value="0.194999256696657" calcext:value-type="float">
            <text:p>0.194999256696657</text:p>
          </table:table-cell>
          <table:table-cell office:value-type="float" office:value="0.195558082271276" calcext:value-type="float">
            <text:p>0.195558082271276</text:p>
          </table:table-cell>
          <table:table-cell office:value-type="float" office:value="0.196204855286832" calcext:value-type="float">
            <text:p>0.196204855286832</text:p>
          </table:table-cell>
          <table:table-cell office:value-type="float" office:value="0.196940391957931" calcext:value-type="float">
            <text:p>0.196940391957931</text:p>
          </table:table-cell>
          <table:table-cell office:value-type="float" office:value="0.197765977447292" calcext:value-type="float">
            <text:p>0.197765977447292</text:p>
          </table:table-cell>
          <table:table-cell office:value-type="float" office:value="0.198683374362397" calcext:value-type="float">
            <text:p>0.198683374362397</text:p>
          </table:table-cell>
          <table:table-cell office:value-type="float" office:value="0.1996948383592" calcext:value-type="float">
            <text:p>0.1996948383592</text:p>
          </table:table-cell>
          <table:table-cell office:value-type="float" office:value="0.200803141162313" calcext:value-type="float">
            <text:p>0.200803141162313</text:p>
          </table:table-cell>
          <table:table-cell office:value-type="float" office:value="0.202011601528866" calcext:value-type="float">
            <text:p>0.202011601528866</text:p>
          </table:table-cell>
          <table:table-cell office:value-type="float" office:value="0.20332412492237" calcext:value-type="float">
            <text:p>0.20332412492237</text:p>
          </table:table-cell>
          <table:table-cell office:value-type="float" office:value="0.204745252935115" calcext:value-type="float">
            <text:p>0.204745252935115</text:p>
          </table:table-cell>
          <table:table-cell office:value-type="float" office:value="0.206280223817033" calcext:value-type="float">
            <text:p>0.206280223817033</text:p>
          </table:table-cell>
          <table:table-cell office:value-type="float" office:value="0.207935045852758" calcext:value-type="float">
            <text:p>0.207935045852758</text:p>
          </table:table-cell>
          <table:table-cell office:value-type="float" office:value="0.209716585798925" calcext:value-type="float">
            <text:p>0.209716585798925</text:p>
          </table:table-cell>
          <table:table-cell office:value-type="float" office:value="0.21163267517894" calcext:value-type="float">
            <text:p>0.21163267517894</text:p>
          </table:table-cell>
          <table:table-cell office:value-type="float" office:value="0.213692237970264" calcext:value-type="float">
            <text:p>0.213692237970264</text:p>
          </table:table-cell>
          <table:table-cell office:value-type="float" office:value="0.21590544415989" calcext:value-type="float">
            <text:p>0.21590544415989</text:p>
          </table:table-cell>
          <table:table-cell office:value-type="float" office:value="0.218283894855361" calcext:value-type="float">
            <text:p>0.218283894855361</text:p>
          </table:table-cell>
          <table:table-cell office:value-type="float" office:value="0.220840846214301" calcext:value-type="float">
            <text:p>0.220840846214301</text:p>
          </table:table-cell>
          <table:table-cell office:value-type="float" office:value="0.223591481523677" calcext:value-type="float">
            <text:p>0.223591481523677</text:p>
          </table:table-cell>
          <table:table-cell office:value-type="float" office:value="0.226553243500219" calcext:value-type="float">
            <text:p>0.226553243500219</text:p>
          </table:table-cell>
          <table:table-cell office:value-type="float" office:value="0.229746242548213" calcext:value-type="float">
            <text:p>0.229746242548213</text:p>
          </table:table-cell>
          <table:table-cell office:value-type="float" office:value="0.233193761660067" calcext:value-type="float">
            <text:p>0.233193761660067</text:p>
          </table:table-cell>
          <table:table-cell office:value-type="float" office:value="0.236922885395764" calcext:value-type="float">
            <text:p>0.236922885395764</text:p>
          </table:table-cell>
          <table:table-cell office:value-type="float" office:value="0.24096528968114" calcext:value-type="float">
            <text:p>0.24096528968114</text:p>
          </table:table-cell>
          <table:table-cell office:value-type="float" office:value="0.245358242124915" calcext:value-type="float">
            <text:p>0.245358242124915</text:p>
          </table:table-cell>
          <table:table-cell office:value-type="float" office:value="0.250145880805583" calcext:value-type="float">
            <text:p>0.250145880805583</text:p>
          </table:table-cell>
          <table:table-cell office:value-type="float" office:value="0.255380865466849" calcext:value-type="float">
            <text:p>0.255380865466849</text:p>
          </table:table-cell>
          <table:table-cell office:value-type="float" office:value="0.261126532466162" calcext:value-type="float">
            <text:p>0.261126532466162</text:p>
          </table:table-cell>
          <table:table-cell office:value-type="float" office:value="0.267459739208188" calcext:value-type="float">
            <text:p>0.267459739208188</text:p>
          </table:table-cell>
          <table:table-cell office:value-type="float" office:value="0.274474663539313" calcext:value-type="float">
            <text:p>0.274474663539313</text:p>
          </table:table-cell>
          <table:table-cell office:value-type="float" office:value="0.282287941073543" calcext:value-type="float">
            <text:p>0.282287941073543</text:p>
          </table:table-cell>
          <table:table-cell office:value-type="float" office:value="0.291045696143372" calcext:value-type="float">
            <text:p>0.291045696143372</text:p>
          </table:table-cell>
          <table:table-cell office:value-type="float" office:value="0.300933271620106" calcext:value-type="float">
            <text:p>0.300933271620106</text:p>
          </table:table-cell>
          <table:table-cell office:value-type="float" office:value="0.312188804872202" calcext:value-type="float">
            <text:p>0.312188804872202</text:p>
          </table:table-cell>
          <table:table-cell office:value-type="float" office:value="0.325122197183262" calcext:value-type="float">
            <text:p>0.325122197183262</text:p>
          </table:table-cell>
          <table:table-cell office:value-type="float" office:value="0.340141231314847" calcext:value-type="float">
            <text:p>0.340141231314847</text:p>
          </table:table-cell>
          <table:table-cell office:value-type="float" office:value="0.357785532345074" calcext:value-type="float">
            <text:p>0.357785532345074</text:p>
          </table:table-cell>
          <table:table-cell office:value-type="float" office:value="0.378762585040044" calcext:value-type="float">
            <text:p>0.378762585040044</text:p>
          </table:table-cell>
          <table:table-cell office:value-type="float" office:value="0.40395214433269" calcext:value-type="float">
            <text:p>0.40395214433269</text:p>
          </table:table-cell>
          <table:table-cell office:value-type="float" office:value="0.434233056086081" calcext:value-type="float">
            <text:p>0.434233056086081</text:p>
          </table:table-cell>
          <table:table-cell office:value-type="float" office:value="0.469537667543627" calcext:value-type="float">
            <text:p>0.469537667543627</text:p>
          </table:table-cell>
          <table:table-cell office:value-type="float" office:value="0.504871119720952" calcext:value-type="float">
            <text:p>0.504871119720952</text:p>
          </table:table-cell>
          <table:table-cell office:value-type="float" office:value="0.517680163078003" calcext:value-type="float">
            <text:p>0.517680163078003</text:p>
          </table:table-cell>
          <table:table-cell office:value-type="float" office:value="0.460625092277369" calcext:value-type="float">
            <text:p>0.460625092277369</text:p>
          </table:table-cell>
          <table:table-cell office:value-type="float" office:value="0.341881084687652" calcext:value-type="float">
            <text:p>0.341881084687652</text:p>
          </table:table-cell>
          <table:table-cell office:value-type="float" office:value="0.240068031711334" calcext:value-type="float">
            <text:p>0.240068031711334</text:p>
          </table:table-cell>
          <table:table-cell office:value-type="float" office:value="0.176683326526271" calcext:value-type="float">
            <text:p>0.176683326526271</text:p>
          </table:table-cell>
          <table:table-cell office:value-type="float" office:value="0.138714352921416" calcext:value-type="float">
            <text:p>0.138714352921416</text:p>
          </table:table-cell>
          <table:table-cell office:value-type="float" office:value="0.114925579589601" calcext:value-type="float">
            <text:p>0.114925579589601</text:p>
          </table:table-cell>
          <table:table-cell office:value-type="float" office:value="0.0991489546436479" calcext:value-type="float">
            <text:p>0.099148954643648</text:p>
          </table:table-cell>
          <table:table-cell office:value-type="float" office:value="0.0881343948475756" calcext:value-type="float">
            <text:p>0.088134394847576</text:p>
          </table:table-cell>
          <table:table-cell office:value-type="float" office:value="0.0801046476193749" calcext:value-type="float">
            <text:p>0.080104647619375</text:p>
          </table:table-cell>
          <table:table-cell office:value-type="float" office:value="0.0740365996135423" calcext:value-type="float">
            <text:p>0.074036599613542</text:p>
          </table:table-cell>
          <table:table-cell office:value-type="float" office:value="0.0693112210643743" calcext:value-type="float">
            <text:p>0.069311221064374</text:p>
          </table:table-cell>
          <table:table-cell office:value-type="float" office:value="0.065536981802965" calcext:value-type="float">
            <text:p>0.065536981802965</text:p>
          </table:table-cell>
          <table:table-cell office:value-type="float" office:value="0.0624564959309956" calcext:value-type="float">
            <text:p>0.062456495930996</text:p>
          </table:table-cell>
          <table:table-cell office:value-type="float" office:value="0.0598948079840112" calcext:value-type="float">
            <text:p>0.059894807984011</text:p>
          </table:table-cell>
          <table:table-cell office:value-type="float" office:value="0.0577294871678951" calcext:value-type="float">
            <text:p>0.057729487167895</text:p>
          </table:table-cell>
          <table:table-cell office:value-type="float" office:value="0.0558726525330647" calcext:value-type="float">
            <text:p>0.055872652533065</text:p>
          </table:table-cell>
          <table:table-cell office:value-type="float" office:value="0.0542597916378086" calcext:value-type="float">
            <text:p>0.054259791637809</text:p>
          </table:table-cell>
          <table:table-cell office:value-type="float" office:value="0.0528425891906848" calcext:value-type="float">
            <text:p>0.052842589190685</text:p>
          </table:table-cell>
          <table:table-cell office:value-type="float" office:value="0.0515842001123059" calcext:value-type="float">
            <text:p>0.051584200112306</text:p>
          </table:table-cell>
          <table:table-cell office:value-type="float" office:value="0.0504560561026157" calcext:value-type="float">
            <text:p>0.050456056102616</text:p>
          </table:table-cell>
          <table:table-cell office:value-type="float" office:value="0.0494356591402655" calcext:value-type="float">
            <text:p>0.049435659140266</text:p>
          </table:table-cell>
          <table:table-cell office:value-type="float" office:value="0.048505024612765" calcext:value-type="float">
            <text:p>0.048505024612765</text:p>
          </table:table-cell>
          <table:table-cell office:value-type="float" office:value="0.0476495604325181" calcext:value-type="float">
            <text:p>0.047649560432518</text:p>
          </table:table-cell>
          <table:table-cell office:value-type="float" office:value="0.046857243407103" calcext:value-type="float">
            <text:p>0.046857243407103</text:p>
          </table:table-cell>
          <table:table-cell office:value-type="float" office:value="0.0461180004723716" calcext:value-type="float">
            <text:p>0.046118000472372</text:p>
          </table:table-cell>
          <table:table-cell office:value-type="float" office:value="0.0454232314856854" calcext:value-type="float">
            <text:p>0.045423231485685</text:p>
          </table:table-cell>
          <table:table-cell office:value-type="float" office:value="0.0447654285888902" calcext:value-type="float">
            <text:p>0.04476542858889</text:p>
          </table:table-cell>
          <table:table-cell office:value-type="float" office:value="0.0441378584016705" calcext:value-type="float">
            <text:p>0.044137858401671</text:p>
          </table:table-cell>
          <table:table-cell office:value-type="float" office:value="0.0435342795427171" calcext:value-type="float">
            <text:p>0.043534279542717</text:p>
          </table:table-cell>
          <table:table-cell office:value-type="float" office:value="0.0429486701138381" calcext:value-type="float">
            <text:p>0.042948670113838</text:p>
          </table:table-cell>
          <table:table-cell office:value-type="float" office:value="0.0423749377764692" calcext:value-type="float">
            <text:p>0.042374937776469</text:p>
          </table:table-cell>
          <table:table-cell office:value-type="float" office:value="0.0418065777379668" calcext:value-type="float">
            <text:p>0.041806577737967</text:p>
          </table:table-cell>
          <table:table-cell office:value-type="float" office:value="0.0412362284430544" calcext:value-type="float">
            <text:p>0.041236228443054</text:p>
          </table:table-cell>
          <table:table-cell office:value-type="float" office:value="0.0406550449071684" calcext:value-type="float">
            <text:p>0.040655044907168</text:p>
          </table:table-cell>
          <table:table-cell office:value-type="float" office:value="0.0400517527495645" calcext:value-type="float">
            <text:p>0.040051752749565</text:p>
          </table:table-cell>
          <table:table-cell office:value-type="float" office:value="0.0394111352662911" calcext:value-type="float">
            <text:p>0.039411135266291</text:p>
          </table:table-cell>
          <table:table-cell office:value-type="float" office:value="0.03871148266015" calcext:value-type="float">
            <text:p>0.03871148266015</text:p>
          </table:table-cell>
          <table:table-cell office:value-type="float" office:value="0.0379200640192627" calcext:value-type="float">
            <text:p>0.037920064019263</text:p>
          </table:table-cell>
          <table:table-cell office:value-type="float" office:value="0.036984662406941" calcext:value-type="float">
            <text:p>0.036984662406941</text:p>
          </table:table-cell>
          <table:table-cell office:value-type="float" office:value="0.0358169611364055" calcext:value-type="float">
            <text:p>0.035816961136406</text:p>
          </table:table-cell>
          <table:table-cell office:value-type="float" office:value="0.0342589756850099" calcext:value-type="float">
            <text:p>0.03425897568501</text:p>
          </table:table-cell>
          <table:table-cell office:value-type="float" office:value="0.0320190374783039" calcext:value-type="float">
            <text:p>0.032019037478304</text:p>
          </table:table-cell>
          <table:table-cell office:value-type="float" office:value="0.0286030349939809" calcext:value-type="float">
            <text:p>0.028603034993981</text:p>
          </table:table-cell>
          <table:table-cell office:value-type="float" office:value="0.0235997217767604" calcext:value-type="float">
            <text:p>0.02359972177676</text:p>
          </table:table-cell>
          <table:table-cell office:value-type="float" office:value="0.0179515345873417" calcext:value-type="float">
            <text:p>0.017951534587342</text:p>
          </table:table-cell>
          <table:table-cell office:value-type="float" office:value="0.0135365171286062" calcext:value-type="float">
            <text:p>0.013536517128606</text:p>
          </table:table-cell>
          <table:table-cell office:value-type="float" office:value="0.0106848933576422" calcext:value-type="float">
            <text:p>0.010684893357642</text:p>
          </table:table-cell>
          <table:table-cell office:value-type="float" office:value="0.00885565223699887" calcext:value-type="float">
            <text:p>0.008855652236999</text:p>
          </table:table-cell>
          <table:table-cell office:value-type="float" office:value="0.00761724017833112" calcext:value-type="float">
            <text:p>0.007617240178331</text:p>
          </table:table-cell>
          <table:table-cell office:value-type="float" office:value="0.00672868451827725" calcext:value-type="float">
            <text:p>0.006728684518277</text:p>
          </table:table-cell>
          <table:table-cell office:value-type="float" office:value="0.0060589804087559" calcext:value-type="float">
            <text:p>0.006058980408756</text:p>
          </table:table-cell>
          <table:table-cell office:value-type="float" office:value="0.0055338417084896" calcext:value-type="float">
            <text:p>0.00553384170849</text:p>
          </table:table-cell>
          <table:table-cell office:value-type="float" office:value="0.00510883799242191" calcext:value-type="float">
            <text:p>0.005108837992422</text:p>
          </table:table-cell>
          <table:table-cell office:value-type="float" office:value="0.00475602692424115" calcext:value-type="float">
            <text:p>0.004756026924241</text:p>
          </table:table-cell>
          <table:table-cell office:value-type="float" office:value="0.00445704313020201" calcext:value-type="float">
            <text:p>0.004457043130202</text:p>
          </table:table-cell>
          <table:table-cell office:value-type="float" office:value="0.00419934807360212" calcext:value-type="float">
            <text:p>0.004199348073602</text:p>
          </table:table-cell>
          <table:table-cell office:value-type="float" office:value="0.00397409680193703" calcext:value-type="float">
            <text:p>0.003974096801937</text:p>
          </table:table-cell>
          <table:table-cell office:value-type="float" office:value="0.00377487115671295" calcext:value-type="float">
            <text:p>0.003774871156713</text:p>
          </table:table-cell>
          <table:table-cell office:value-type="float" office:value="0.00359689818530431" calcext:value-type="float">
            <text:p>0.003596898185304</text:p>
          </table:table-cell>
          <table:table-cell office:value-type="float" office:value="0.0034365513287797" calcext:value-type="float">
            <text:p>0.00343655132878</text:p>
          </table:table-cell>
          <table:table-cell office:value-type="float" office:value="0.00329102241557716" calcext:value-type="float">
            <text:p>0.003291022415577</text:p>
          </table:table-cell>
          <table:table-cell office:value-type="float" office:value="0.00315810017548395" calcext:value-type="float">
            <text:p>0.003158100175484</text:p>
          </table:table-cell>
          <table:table-cell office:value-type="float" office:value="0.00303601710533997" calcext:value-type="float">
            <text:p>0.00303601710534</text:p>
          </table:table-cell>
          <table:table-cell office:value-type="float" office:value="0.00292334132932295" calcext:value-type="float">
            <text:p>0.002923341329323</text:p>
          </table:table-cell>
          <table:table-cell office:value-type="float" office:value="0.00281889876623454" calcext:value-type="float">
            <text:p>0.002818898766235</text:p>
          </table:table-cell>
          <table:table-cell office:value-type="float" office:value="0.00272171613818175" calcext:value-type="float">
            <text:p>0.002721716138182</text:p>
          </table:table-cell>
          <table:table-cell office:value-type="float" office:value="0.00263097858310398" calcext:value-type="float">
            <text:p>0.002630978583104</text:p>
          </table:table-cell>
          <table:table-cell office:value-type="float" office:value="0.00254599767682024" calcext:value-type="float">
            <text:p>0.00254599767682</text:p>
          </table:table-cell>
          <table:table-cell office:value-type="float" office:value="0.00246618699166702" calcext:value-type="float">
            <text:p>0.002466186991667</text:p>
          </table:table-cell>
          <table:table-cell office:value-type="float" office:value="0.0023910431903979" calcext:value-type="float">
            <text:p>0.002391043190398</text:p>
          </table:table-cell>
          <table:table-cell office:value-type="float" office:value="0.00232013123936109" calcext:value-type="float">
            <text:p>0.002320131239361</text:p>
          </table:table-cell>
          <table:table-cell office:value-type="float" office:value="0.00225307272471852" calcext:value-type="float">
            <text:p>0.002253072724719</text:p>
          </table:table-cell>
          <table:table-cell office:value-type="float" office:value="0.00218953653264983" calcext:value-type="float">
            <text:p>0.00218953653265</text:p>
          </table:table-cell>
          <table:table-cell office:value-type="float" office:value="0.00212923134943443" calcext:value-type="float">
            <text:p>0.002129231349434</text:p>
          </table:table-cell>
          <table:table-cell office:value-type="float" office:value="0.00207189957627735" calcext:value-type="float">
            <text:p>0.002071899576277</text:p>
          </table:table-cell>
          <table:table-cell office:value-type="float" office:value="0.00201731235393683" calcext:value-type="float">
            <text:p>0.002017312353937</text:p>
          </table:table-cell>
          <table:table-cell office:value-type="float" office:value="0.00196526546543663" calcext:value-type="float">
            <text:p>0.001965265465437</text:p>
          </table:table-cell>
          <table:table-cell office:value-type="float" office:value="0.00191557593902844" calcext:value-type="float">
            <text:p>0.001915575939028</text:p>
          </table:table-cell>
          <table:table-cell office:value-type="float" office:value="0.00186807921384281" calcext:value-type="float">
            <text:p>0.001868079213843</text:p>
          </table:table-cell>
          <table:table-cell office:value-type="float" office:value="0.00182262676086141" calcext:value-type="float">
            <text:p>0.001822626760861</text:p>
          </table:table-cell>
          <table:table-cell office:value-type="float" office:value="0.00177908407480115" calcext:value-type="float">
            <text:p>0.001779084074801</text:p>
          </table:table-cell>
          <table:table-cell office:value-type="float" office:value="0.00173732897005103" calcext:value-type="float">
            <text:p>0.001737328970051</text:p>
          </table:table-cell>
          <table:table-cell office:value-type="float" office:value="0.00169725012735714" calcext:value-type="float">
            <text:p>0.001697250127357</text:p>
          </table:table-cell>
          <table:table-cell office:value-type="float" office:value="0.00165874584842979" calcext:value-type="float">
            <text:p>0.00165874584843</text:p>
          </table:table-cell>
          <table:table-cell office:value-type="float" office:value="0.00162172298393171" calcext:value-type="float">
            <text:p>0.001621722983932</text:p>
          </table:table-cell>
          <table:table-cell office:value-type="float" office:value="0.00158609600674412" calcext:value-type="float">
            <text:p>0.001586096006744</text:p>
          </table:table-cell>
          <table:table-cell office:value-type="float" office:value="0.00155178620756486" calcext:value-type="float">
            <text:p>0.001551786207565</text:p>
          </table:table-cell>
          <table:table-cell office:value-type="float" office:value="0.0015187209939997" calcext:value-type="float">
            <text:p>0.001518720994</text:p>
          </table:table-cell>
          <table:table-cell office:value-type="float" office:value="0.0014868332775803" calcext:value-type="float">
            <text:p>0.00148683327758</text:p>
          </table:table-cell>
          <table:table-cell office:value-type="float" office:value="0.00145606093579603" calcext:value-type="float">
            <text:p>0.001456060935796</text:p>
          </table:table-cell>
          <table:table-cell office:value-type="float" office:value="0.00142634633840599" calcext:value-type="float">
            <text:p>0.001426346338406</text:p>
          </table:table-cell>
          <table:table-cell office:value-type="float" office:value="0.00139763592900001" calcext:value-type="float">
            <text:p>0.001397635929</text:p>
          </table:table-cell>
          <table:table-cell office:value-type="float" office:value="0.0013698798542578" calcext:value-type="float">
            <text:p>0.001369879854258</text:p>
          </table:table-cell>
          <table:table-cell office:value-type="float" office:value="0.00134303163450777" calcext:value-type="float">
            <text:p>0.001343031634508</text:p>
          </table:table-cell>
          <table:table-cell office:value-type="float" office:value="0.00131704787018405" calcext:value-type="float">
            <text:p>0.001317047870184</text:p>
          </table:table-cell>
          <table:table-cell office:value-type="float" office:value="0.00129188797957125" calcext:value-type="float">
            <text:p>0.001291887979571</text:p>
          </table:table-cell>
          <table:table-cell office:value-type="float" office:value="0.00126751396389816" calcext:value-type="float">
            <text:p>0.001267513963898</text:p>
          </table:table-cell>
          <table:table-cell office:value-type="float" office:value="0.00124389019644466" calcext:value-type="float">
            <text:p>0.001243890196445</text:p>
          </table:table-cell>
          <table:table-cell office:value-type="float" office:value="0.00122098323273478" calcext:value-type="float">
            <text:p>0.001220983232735</text:p>
          </table:table-cell>
          <table:table-cell office:value-type="float" office:value="0.00119876163935059" calcext:value-type="float">
            <text:p>0.001198761639351</text:p>
          </table:table-cell>
          <table:table-cell office:value-type="float" office:value="0.00117719583919787" calcext:value-type="float">
            <text:p>0.001177195839198</text:p>
          </table:table-cell>
          <table:table-cell office:value-type="float" office:value="0.00115625797135935" calcext:value-type="float">
            <text:p>0.001156257971359</text:p>
          </table:table-cell>
          <table:table-cell office:value-type="float" office:value="0.00113592176390909" calcext:value-type="float">
            <text:p>0.001135921763909</text:p>
          </table:table-cell>
          <table:table-cell office:value-type="float" office:value="0.0011161624182731" calcext:value-type="float">
            <text:p>0.001116162418273</text:p>
          </table:table-cell>
          <table:table-cell office:value-type="float" office:value="0.00109695650389125" calcext:value-type="float">
            <text:p>0.001096956503891</text:p>
          </table:table-cell>
          <table:table-cell office:value-type="float" office:value="0.00107828186210128" calcext:value-type="float">
            <text:p>0.001078281862101</text:p>
          </table:table-cell>
          <table:table-cell office:value-type="float" office:value="0.00106011751828296" calcext:value-type="float">
            <text:p>0.001060117518283</text:p>
          </table:table-cell>
          <table:table-cell office:value-type="float" office:value="0.00104244360142808" calcext:value-type="float">
            <text:p>0.001042443601428</text:p>
          </table:table-cell>
          <table:table-cell office:value-type="float" office:value="0.00102524127039158" calcext:value-type="float">
            <text:p>0.001025241270392</text:p>
          </table:table-cell>
          <table:table-cell office:value-type="float" office:value="0.00100849264616471" calcext:value-type="float">
            <text:p>0.001008492646165</text:p>
          </table:table-cell>
          <table:table-cell office:value-type="float" office:value="0.0009921807495896" calcext:value-type="float">
            <text:p>0.00099218074959</text:p>
          </table:table-cell>
          <table:table-cell office:value-type="float" office:value="0.000976289443997516" calcext:value-type="float">
            <text:p>0.000976289443998</text:p>
          </table:table-cell>
          <table:table-cell office:value-type="float" office:value="0.000960803382314035" calcext:value-type="float">
            <text:p>0.000960803382314</text:p>
          </table:table-cell>
          <table:table-cell office:value-type="float" office:value="0.00094570795821075" calcext:value-type="float">
            <text:p>0.000945707958211</text:p>
          </table:table-cell>
          <table:table-cell office:value-type="float" office:value="0.000930989260946288" calcext:value-type="float">
            <text:p>0.000930989260946</text:p>
          </table:table-cell>
          <table:table-cell office:value-type="float" office:value="0.000916634033560005" calcext:value-type="float">
            <text:p>0.00091663403356</text:p>
          </table:table-cell>
          <table:table-cell office:value-type="float" office:value="0.000902629634125982" calcext:value-type="float">
            <text:p>0.000902629634126</text:p>
          </table:table-cell>
          <table:table-cell office:value-type="float" office:value="0.000888963999809742" calcext:value-type="float">
            <text:p>0.00088896399981</text:p>
          </table:table-cell>
          <table:table-cell office:value-type="float" office:value="0.000875625613468018" calcext:value-type="float">
            <text:p>0.000875625613468</text:p>
          </table:table-cell>
          <table:table-cell office:value-type="float" office:value="0.000862603472606414" calcext:value-type="float">
            <text:p>0.000862603472606</text:p>
          </table:table-cell>
          <table:table-cell office:value-type="float" office:value="0.000849887060473566" calcext:value-type="float">
            <text:p>0.000849887060474</text:p>
          </table:table-cell>
          <table:table-cell office:value-type="float" office:value="0.000837466319128994" calcext:value-type="float">
            <text:p>0.000837466319129</text:p>
          </table:table-cell>
          <table:table-cell office:value-type="float" office:value="0.000825331624332698" calcext:value-type="float">
            <text:p>0.000825331624333</text:p>
          </table:table-cell>
          <table:table-cell office:value-type="float" office:value="0.000813473762086597" calcext:value-type="float">
            <text:p>0.000813473762087</text:p>
          </table:table-cell>
          <table:table-cell office:value-type="float" office:value="0.000801883906733704" calcext:value-type="float">
            <text:p>0.000801883906734</text:p>
          </table:table-cell>
          <table:table-cell office:value-type="float" office:value="0.000790553600460273" calcext:value-type="float">
            <text:p>0.00079055360046</text:p>
          </table:table-cell>
          <table:table-cell office:value-type="float" office:value="0.000779474734117005" calcext:value-type="float">
            <text:p>0.000779474734117</text:p>
          </table:table-cell>
          <table:table-cell office:value-type="float" office:value="0.000768639529246574" calcext:value-type="float">
            <text:p>0.000768639529247</text:p>
          </table:table-cell>
          <table:table-cell office:value-type="float" office:value="0.000758040521236803" calcext:value-type="float">
            <text:p>0.000758040521237</text:p>
          </table:table-cell>
          <table:table-cell office:value-type="float" office:value="0.000747670543508839" calcext:value-type="float">
            <text:p>0.000747670543509</text:p>
          </table:table-cell>
          <table:table-cell office:value-type="float" office:value="0.000737522712670545" calcext:value-type="float">
            <text:p>0.000737522712671</text:p>
          </table:table-cell>
          <table:table-cell office:value-type="float" office:value="0.000727590414562649" calcext:value-type="float">
            <text:p>0.000727590414563</text:p>
          </table:table-cell>
          <table:table-cell office:value-type="float" office:value="0.000717867291135898" calcext:value-type="float">
            <text:p>0.000717867291136</text:p>
          </table:table-cell>
          <table:table-cell office:value-type="float" office:value="0.000708347228101086" calcext:value-type="float">
            <text:p>0.000708347228101</text:p>
          </table:table-cell>
          <table:table-cell office:value-type="float" office:value="0.000699024343296519" calcext:value-type="float">
            <text:p>0.000699024343297</text:p>
          </table:table-cell>
          <table:table-cell office:value-type="float" office:value="0.000689892975725526" calcext:value-type="float">
            <text:p>0.000689892975726</text:p>
          </table:table-cell>
          <table:table-cell office:value-type="float" office:value="0.000680947675219977" calcext:value-type="float">
            <text:p>0.00068094767522</text:p>
          </table:table-cell>
          <table:table-cell office:value-type="float" office:value="0.000672183192682274" calcext:value-type="float">
            <text:p>0.000672183192682</text:p>
          </table:table-cell>
          <table:table-cell office:value-type="float" office:value="0.000663594470876451" calcext:value-type="float">
            <text:p>0.000663594470876</text:p>
          </table:table-cell>
          <table:table-cell office:value-type="float" office:value="0.000655176635720209" calcext:value-type="float">
            <text:p>0.00065517663572</text:p>
          </table:table-cell>
          <table:table-cell office:value-type="float" office:value="0.00064692498805964" calcext:value-type="float">
            <text:p>0.00064692498806</text:p>
          </table:table-cell>
          <table:table-cell office:value-type="float" office:value="0.000638834995884821" calcext:value-type="float">
            <text:p>0.000638834995885</text:p>
          </table:table-cell>
          <table:table-cell office:value-type="float" office:value="0.000630902286959859" calcext:value-type="float">
            <text:p>0.00063090228696</text:p>
          </table:table-cell>
          <table:table-cell office:value-type="float" office:value="0.000623122641848958" calcext:value-type="float">
            <text:p>0.000623122641849</text:p>
          </table:table-cell>
          <table:table-cell office:value-type="float" office:value="0.000615491987303063" calcext:value-type="float">
            <text:p>0.000615491987303</text:p>
          </table:table-cell>
          <table:table-cell office:value-type="float" office:value="0.000608006389993879" calcext:value-type="float">
            <text:p>0.000608006389994</text:p>
          </table:table-cell>
          <table:table-cell office:value-type="float" office:value="0.000600662050567247" calcext:value-type="float">
            <text:p>0.000600662050567</text:p>
          </table:table-cell>
          <table:table-cell office:value-type="float" office:value="0.000593455298002919" calcext:value-type="float">
            <text:p>0.000593455298003</text:p>
          </table:table-cell>
          <table:table-cell office:value-type="float" office:value="0.00058638258425549" calcext:value-type="float">
            <text:p>0.000586382584255</text:p>
          </table:table-cell>
          <table:table-cell office:value-type="float" office:value="0.000579440479167711" calcext:value-type="float">
            <text:p>0.000579440479168</text:p>
          </table:table-cell>
          <table:table-cell office:value-type="float" office:value="0.000572625665632453" calcext:value-type="float">
            <text:p>0.000572625665632</text:p>
          </table:table-cell>
          <table:table-cell office:value-type="float" office:value="0.000565934934994764" calcext:value-type="float">
            <text:p>0.000565934934995</text:p>
          </table:table-cell>
          <table:table-cell office:value-type="float" office:value="0.000559365182677265" calcext:value-type="float">
            <text:p>0.000559365182677</text:p>
          </table:table-cell>
          <table:table-cell office:value-type="float" office:value="0.000552913404016048" calcext:value-type="float">
            <text:p>0.000552913404016</text:p>
          </table:table-cell>
          <table:table-cell office:value-type="float" office:value="0.00054657669029653" calcext:value-type="float">
            <text:p>0.000546576690297</text:p>
          </table:table-cell>
          <table:table-cell office:value-type="float" office:value="0.000540352224978709" calcext:value-type="float">
            <text:p>0.000540352224979</text:p>
          </table:table-cell>
          <table:table-cell office:value-type="float" office:value="0.000534237280098809" calcext:value-type="float">
            <text:p>0.000534237280099</text:p>
          </table:table-cell>
          <table:table-cell office:value-type="float" office:value="0.000528229212836962" calcext:value-type="float">
            <text:p>0.000528229212837</text:p>
          </table:table-cell>
          <table:table-cell office:value-type="float" office:value="0.000522325462248535" calcext:value-type="float">
            <text:p>0.000522325462249</text:p>
          </table:table-cell>
          <table:table-cell office:value-type="float" office:value="0.000516523546140088" calcext:value-type="float">
            <text:p>0.00051652354614</text:p>
          </table:table-cell>
          <table:table-cell office:value-type="float" office:value="0.000510821058093828" calcext:value-type="float">
            <text:p>0.000510821058094</text:p>
          </table:table-cell>
          <table:table-cell office:value-type="float" office:value="0.000505215664617671" calcext:value-type="float">
            <text:p>0.000505215664618</text:p>
          </table:table-cell>
          <table:table-cell office:value-type="float" office:value="0.000499705102434367" calcext:value-type="float">
            <text:p>0.000499705102434</text:p>
          </table:table-cell>
          <table:table-cell office:value-type="float" office:value="0.000494287175880107" calcext:value-type="float">
            <text:p>0.00049428717588</text:p>
          </table:table-cell>
          <table:table-cell office:value-type="float" office:value="0.000488959754424971" calcext:value-type="float">
            <text:p>0.000488959754425</text:p>
          </table:table-cell>
          <table:table-cell office:value-type="float" office:value="0.000483720770300575" calcext:value-type="float">
            <text:p>0.000483720770301</text:p>
          </table:table-cell>
          <table:table-cell office:value-type="float" office:value="0.000478568216227765" calcext:value-type="float">
            <text:p>0.000478568216228</text:p>
          </table:table-cell>
          <table:table-cell office:value-type="float" office:value="0.000473500143246053" calcext:value-type="float">
            <text:p>0.000473500143246</text:p>
          </table:table-cell>
          <table:table-cell office:value-type="float" office:value="0.000468514658635392" calcext:value-type="float">
            <text:p>0.000468514658635</text:p>
          </table:table-cell>
          <table:table-cell office:value-type="float" office:value="0.00046360992392122" calcext:value-type="float">
            <text:p>0.000463609923921</text:p>
          </table:table-cell>
          <table:table-cell office:value-type="float" office:value="0.000458784152972452" calcext:value-type="float">
            <text:p>0.000458784152972</text:p>
          </table:table-cell>
          <table:table-cell office:value-type="float" office:value="0.000454035610171268" calcext:value-type="float">
            <text:p>0.000454035610171</text:p>
          </table:table-cell>
          <table:table-cell office:value-type="float" office:value="0.000449362608663673" calcext:value-type="float">
            <text:p>0.000449362608664</text:p>
          </table:table-cell>
          <table:table-cell office:value-type="float" office:value="0.000444763508678175" calcext:value-type="float">
            <text:p>0.000444763508678</text:p>
          </table:table-cell>
          <table:table-cell office:value-type="float" office:value="0.000440236715918006" calcext:value-type="float">
            <text:p>0.000440236715918</text:p>
          </table:table-cell>
          <table:table-cell office:value-type="float" office:value="0.000435780680015934" calcext:value-type="float">
            <text:p>0.000435780680016</text:p>
          </table:table-cell>
          <table:table-cell office:value-type="float" office:value="0.000431393893050468" calcext:value-type="float">
            <text:p>0.00043139389305</text:p>
          </table:table-cell>
          <table:table-cell office:value-type="float" office:value="0.000427074888125826" calcext:value-type="float">
            <text:p>0.000427074888126</text:p>
          </table:table-cell>
          <table:table-cell office:value-type="float" office:value="0.000422822238002602" calcext:value-type="float">
            <text:p>0.000422822238003</text:p>
          </table:table-cell>
          <table:table-cell office:value-type="float" office:value="0.00041863455378911" calcext:value-type="float">
            <text:p>0.000418634553789</text:p>
          </table:table-cell>
          <table:table-cell office:value-type="float" office:value="0.000414510483677991" calcext:value-type="float">
            <text:p>0.000414510483678</text:p>
          </table:table-cell>
          <table:table-cell office:value-type="float" office:value="0.000410448711737181" calcext:value-type="float">
            <text:p>0.000410448711737</text:p>
          </table:table-cell>
          <table:table-cell office:value-type="float" office:value="0.000406447956743833" calcext:value-type="float">
            <text:p>0.000406447956744</text:p>
          </table:table-cell>
          <table:table-cell office:value-type="float" office:value="0.000402506971066632" calcext:value-type="float">
            <text:p>0.000402506971067</text:p>
          </table:table-cell>
          <table:table-cell office:value-type="float" office:value="0.000398624539587666" calcext:value-type="float">
            <text:p>0.000398624539588</text:p>
          </table:table-cell>
          <table:table-cell office:value-type="float" office:value="0.000394799478669203" calcext:value-type="float">
            <text:p>0.000394799478669</text:p>
          </table:table-cell>
          <table:table-cell office:value-type="float" office:value="0.000391030635154523" calcext:value-type="float">
            <text:p>0.000391030635155</text:p>
          </table:table-cell>
          <table:table-cell office:value-type="float" office:value="0.000387316885410615" calcext:value-type="float">
            <text:p>0.000387316885411</text:p>
          </table:table-cell>
          <table:table-cell office:value-type="float" office:value="0.000383657134403676" calcext:value-type="float">
            <text:p>0.000383657134404</text:p>
          </table:table-cell>
          <table:table-cell office:value-type="float" office:value="0.000380050314813108" calcext:value-type="float">
            <text:p>0.000380050314813</text:p>
          </table:table-cell>
          <table:table-cell office:value-type="float" office:value="0.000376495386171665" calcext:value-type="float">
            <text:p>0.000376495386172</text:p>
          </table:table-cell>
          <table:table-cell office:value-type="float" office:value="0.000372991334043198" calcext:value-type="float">
            <text:p>0.000372991334043</text:p>
          </table:table-cell>
          <table:table-cell office:value-type="float" office:value="0.000369537169225652" calcext:value-type="float">
            <text:p>0.000369537169226</text:p>
          </table:table-cell>
          <table:table-cell office:value-type="float" office:value="0.000366131926987266" calcext:value-type="float">
            <text:p>0.000366131926987</text:p>
          </table:table-cell>
          <table:table-cell office:value-type="float" office:value="0.000362774666327394" calcext:value-type="float">
            <text:p>0.000362774666327</text:p>
          </table:table-cell>
          <table:table-cell office:value-type="float" office:value="0.000359464469264224" calcext:value-type="float">
            <text:p>0.000359464469264</text:p>
          </table:table-cell>
          <table:table-cell office:value-type="float" office:value="0.000356200440145925" calcext:value-type="float">
            <text:p>0.000356200440146</text:p>
          </table:table-cell>
          <table:table-cell office:value-type="float" office:value="0.000352981704993435" calcext:value-type="float">
            <text:p>0.000352981704993</text:p>
          </table:table-cell>
          <table:table-cell office:value-type="float" office:value="0.000349807410856725" calcext:value-type="float">
            <text:p>0.000349807410857</text:p>
          </table:table-cell>
          <table:table-cell office:value-type="float" office:value="0.000346676725198274" calcext:value-type="float">
            <text:p>0.000346676725198</text:p>
          </table:table-cell>
          <table:table-cell office:value-type="float" office:value="0.000343588835299975" calcext:value-type="float">
            <text:p>0.0003435888353</text:p>
          </table:table-cell>
          <table:table-cell office:value-type="float" office:value="0.000340542947686072" calcext:value-type="float">
            <text:p>0.000340542947686</text:p>
          </table:table-cell>
          <table:table-cell office:value-type="float" office:value="0.000337538287570376" calcext:value-type="float">
            <text:p>0.00033753828757</text:p>
          </table:table-cell>
          <table:table-cell office:value-type="float" office:value="0.000334574098316061" calcext:value-type="float">
            <text:p>0.000334574098316</text:p>
          </table:table-cell>
          <table:table-cell office:value-type="float" office:value="0.000331649640922447" calcext:value-type="float">
            <text:p>0.000331649640922</text:p>
          </table:table-cell>
          <table:table-cell office:value-type="float" office:value="0.00032876419352041" calcext:value-type="float">
            <text:p>0.00032876419352</text:p>
          </table:table-cell>
          <table:table-cell office:value-type="float" office:value="0.000325917050891934" calcext:value-type="float">
            <text:p>0.000325917050892</text:p>
          </table:table-cell>
          <table:table-cell office:value-type="float" office:value="0.000323107524000389" calcext:value-type="float">
            <text:p>0.000323107524</text:p>
          </table:table-cell>
          <table:table-cell office:value-type="float" office:value="0.000320334939538293" calcext:value-type="float">
            <text:p>0.000320334939538</text:p>
          </table:table-cell>
          <table:table-cell office:value-type="float" office:value="0.000317598639493068" calcext:value-type="float">
            <text:p>0.000317598639493</text:p>
          </table:table-cell>
          <table:table-cell office:value-type="float" office:value="0.000314897980721304" calcext:value-type="float">
            <text:p>0.00031489798072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000292377511144614" calcext:value-type="float">
            <text:p>0.000292377511145</text:p>
          </table:table-cell>
          <table:table-cell office:value-type="float" office:value="0.000294915758950689" calcext:value-type="float">
            <text:p>0.000294915758951</text:p>
          </table:table-cell>
          <table:table-cell office:value-type="float" office:value="0.000297488107075531" calcext:value-type="float">
            <text:p>0.000297488107076</text:p>
          </table:table-cell>
          <table:table-cell office:value-type="float" office:value="0.000300095185867147" calcext:value-type="float">
            <text:p>0.000300095185867</text:p>
          </table:table-cell>
          <table:table-cell office:value-type="float" office:value="0.00030273764069768" calcext:value-type="float">
            <text:p>0.000302737640698</text:p>
          </table:table-cell>
          <table:table-cell office:value-type="float" office:value="0.00030541613240975" calcext:value-type="float">
            <text:p>0.00030541613241</text:p>
          </table:table-cell>
          <table:table-cell office:value-type="float" office:value="0.000308131337771619" calcext:value-type="float">
            <text:p>0.000308131337772</text:p>
          </table:table-cell>
          <table:table-cell office:value-type="float" office:value="0.000310883949952888" calcext:value-type="float">
            <text:p>0.000310883949953</text:p>
          </table:table-cell>
          <table:table-cell office:value-type="float" office:value="0.000313674679018033" calcext:value-type="float">
            <text:p>0.000313674679018</text:p>
          </table:table-cell>
          <table:table-cell office:value-type="float" office:value="0.000316504252433781" calcext:value-type="float">
            <text:p>0.000316504252434</text:p>
          </table:table-cell>
          <table:table-cell office:value-type="float" office:value="0.000319373415599522" calcext:value-type="float">
            <text:p>0.0003193734156</text:p>
          </table:table-cell>
          <table:table-cell office:value-type="float" office:value="0.000322282932393044" calcext:value-type="float">
            <text:p>0.000322282932393</text:p>
          </table:table-cell>
          <table:table-cell office:value-type="float" office:value="0.000325233585738691" calcext:value-type="float">
            <text:p>0.000325233585739</text:p>
          </table:table-cell>
          <table:table-cell office:value-type="float" office:value="0.000328226178196189" calcext:value-type="float">
            <text:p>0.000328226178196</text:p>
          </table:table-cell>
          <table:table-cell office:value-type="float" office:value="0.00033126153257165" calcext:value-type="float">
            <text:p>0.000331261532572</text:p>
          </table:table-cell>
          <table:table-cell office:value-type="float" office:value="0.000334340492549378" calcext:value-type="float">
            <text:p>0.000334340492549</text:p>
          </table:table-cell>
          <table:table-cell office:value-type="float" office:value="0.000337463923347832" calcext:value-type="float">
            <text:p>0.000337463923348</text:p>
          </table:table-cell>
          <table:table-cell office:value-type="float" office:value="0.000340632712406674" calcext:value-type="float">
            <text:p>0.000340632712407</text:p>
          </table:table-cell>
          <table:table-cell office:value-type="float" office:value="0.000343847770089414" calcext:value-type="float">
            <text:p>0.000343847770089</text:p>
          </table:table-cell>
          <table:table-cell office:value-type="float" office:value="0.000347110030420203" calcext:value-type="float">
            <text:p>0.00034711003042</text:p>
          </table:table-cell>
          <table:table-cell office:value-type="float" office:value="0.000350420451848052" calcext:value-type="float">
            <text:p>0.000350420451848</text:p>
          </table:table-cell>
          <table:table-cell office:value-type="float" office:value="0.00035378001803993" calcext:value-type="float">
            <text:p>0.00035378001804</text:p>
          </table:table-cell>
          <table:table-cell office:value-type="float" office:value="0.000357189738704692" calcext:value-type="float">
            <text:p>0.000357189738705</text:p>
          </table:table-cell>
          <table:table-cell office:value-type="float" office:value="0.000360650650449124" calcext:value-type="float">
            <text:p>0.000360650650449</text:p>
          </table:table-cell>
          <table:table-cell office:value-type="float" office:value="0.000364163817669123" calcext:value-type="float">
            <text:p>0.000364163817669</text:p>
          </table:table-cell>
          <table:table-cell office:value-type="float" office:value="0.000367730333477856" calcext:value-type="float">
            <text:p>0.000367730333478</text:p>
          </table:table-cell>
          <table:table-cell office:value-type="float" office:value="0.000371351320666131" calcext:value-type="float">
            <text:p>0.000371351320666</text:p>
          </table:table-cell>
          <table:table-cell office:value-type="float" office:value="0.000375027932707423" calcext:value-type="float">
            <text:p>0.000375027932707</text:p>
          </table:table-cell>
          <table:table-cell office:value-type="float" office:value="0.000378761354798412" calcext:value-type="float">
            <text:p>0.000378761354798</text:p>
          </table:table-cell>
          <table:table-cell office:value-type="float" office:value="0.00038255280494932" calcext:value-type="float">
            <text:p>0.000382552804949</text:p>
          </table:table-cell>
          <table:table-cell office:value-type="float" office:value="0.000386403535111744" calcext:value-type="float">
            <text:p>0.000386403535112</text:p>
          </table:table-cell>
          <table:table-cell office:value-type="float" office:value="0.000390314832358586" calcext:value-type="float">
            <text:p>0.000390314832359</text:p>
          </table:table-cell>
          <table:table-cell office:value-type="float" office:value="0.000394288020110367" calcext:value-type="float">
            <text:p>0.00039428802011</text:p>
          </table:table-cell>
          <table:table-cell office:value-type="float" office:value="0.000398324459416467" calcext:value-type="float">
            <text:p>0.000398324459416</text:p>
          </table:table-cell>
          <table:table-cell office:value-type="float" office:value="0.000402425550287661" calcext:value-type="float">
            <text:p>0.000402425550288</text:p>
          </table:table-cell>
          <table:table-cell office:value-type="float" office:value="0.000406592733089245" calcext:value-type="float">
            <text:p>0.000406592733089</text:p>
          </table:table-cell>
          <table:table-cell office:value-type="float" office:value="0.000410827489989896" calcext:value-type="float">
            <text:p>0.00041082748999</text:p>
          </table:table-cell>
          <table:table-cell office:value-type="float" office:value="0.00041513134647769" calcext:value-type="float">
            <text:p>0.000415131346478</text:p>
          </table:table-cell>
          <table:table-cell office:value-type="float" office:value="0.000419505872940861" calcext:value-type="float">
            <text:p>0.000419505872941</text:p>
          </table:table-cell>
          <table:table-cell office:value-type="float" office:value="0.000423952686318223" calcext:value-type="float">
            <text:p>0.000423952686318</text:p>
          </table:table-cell>
          <table:table-cell office:value-type="float" office:value="0.00042847345182428" calcext:value-type="float">
            <text:p>0.000428473451824</text:p>
          </table:table-cell>
          <table:table-cell office:value-type="float" office:value="0.00043306988474835" calcext:value-type="float">
            <text:p>0.000433069884748</text:p>
          </table:table-cell>
          <table:table-cell office:value-type="float" office:value="0.000437743752341341" calcext:value-type="float">
            <text:p>0.000437743752341</text:p>
          </table:table-cell>
          <table:table-cell office:value-type="float" office:value="0.000442496875780137" calcext:value-type="float">
            <text:p>0.00044249687578</text:p>
          </table:table-cell>
          <table:table-cell office:value-type="float" office:value="0.000447331132232027" calcext:value-type="float">
            <text:p>0.000447331132232</text:p>
          </table:table-cell>
          <table:table-cell office:value-type="float" office:value="0.000452248457004959" calcext:value-type="float">
            <text:p>0.000452248457005</text:p>
          </table:table-cell>
          <table:table-cell office:value-type="float" office:value="0.000457250845805679" calcext:value-type="float">
            <text:p>0.000457250845806</text:p>
          </table:table-cell>
          <table:table-cell office:value-type="float" office:value="0.000462340357100528" calcext:value-type="float">
            <text:p>0.000462340357101</text:p>
          </table:table-cell>
          <table:table-cell office:value-type="float" office:value="0.000467519114587864" calcext:value-type="float">
            <text:p>0.000467519114588</text:p>
          </table:table-cell>
          <table:table-cell office:value-type="float" office:value="0.000472789309791764" calcext:value-type="float">
            <text:p>0.000472789309792</text:p>
          </table:table-cell>
          <table:table-cell office:value-type="float" office:value="0.000478153204779084" calcext:value-type="float">
            <text:p>0.000478153204779</text:p>
          </table:table-cell>
          <table:table-cell office:value-type="float" office:value="0.000483613135006556" calcext:value-type="float">
            <text:p>0.000483613135007</text:p>
          </table:table-cell>
          <table:table-cell office:value-type="float" office:value="0.000489171512315228" calcext:value-type="float">
            <text:p>0.000489171512315</text:p>
          </table:table-cell>
          <table:table-cell office:value-type="float" office:value="0.000494830828060641" calcext:value-type="float">
            <text:p>0.000494830828061</text:p>
          </table:table-cell>
          <table:table-cell office:value-type="float" office:value="0.00050059365641357" calcext:value-type="float">
            <text:p>0.000500593656414</text:p>
          </table:table-cell>
          <table:table-cell office:value-type="float" office:value="0.000506462657816453" calcext:value-type="float">
            <text:p>0.000506462657816</text:p>
          </table:table-cell>
          <table:table-cell office:value-type="float" office:value="0.000512440582622356" calcext:value-type="float">
            <text:p>0.000512440582622</text:p>
          </table:table-cell>
          <table:table-cell office:value-type="float" office:value="0.000518530274914695" calcext:value-type="float">
            <text:p>0.000518530274915</text:p>
          </table:table-cell>
          <table:table-cell office:value-type="float" office:value="0.000524734676529891" calcext:value-type="float">
            <text:p>0.00052473467653</text:p>
          </table:table-cell>
          <table:table-cell office:value-type="float" office:value="0.000531056831290082" calcext:value-type="float">
            <text:p>0.00053105683129</text:p>
          </table:table-cell>
          <table:table-cell office:value-type="float" office:value="0.000537499889454728" calcext:value-type="float">
            <text:p>0.000537499889455</text:p>
          </table:table-cell>
          <table:table-cell office:value-type="float" office:value="0.000544067112413394" calcext:value-type="float">
            <text:p>0.000544067112413</text:p>
          </table:table-cell>
          <table:table-cell office:value-type="float" office:value="0.000550761877629628" calcext:value-type="float">
            <text:p>0.00055076187763</text:p>
          </table:table-cell>
          <table:table-cell office:value-type="float" office:value="0.000557587683853369" calcext:value-type="float">
            <text:p>0.000557587683853</text:p>
          </table:table-cell>
          <table:table-cell office:value-type="float" office:value="0.000564548156618075" calcext:value-type="float">
            <text:p>0.000564548156618</text:p>
          </table:table-cell>
          <table:table-cell office:value-type="float" office:value="0.000571647054045339" calcext:value-type="float">
            <text:p>0.000571647054045</text:p>
          </table:table-cell>
          <table:table-cell office:value-type="float" office:value="0.000578888272968919" calcext:value-type="float">
            <text:p>0.000578888272969</text:p>
          </table:table-cell>
          <table:table-cell office:value-type="float" office:value="0.000586275855409949" calcext:value-type="float">
            <text:p>0.00058627585541</text:p>
          </table:table-cell>
          <table:table-cell office:value-type="float" office:value="0.000593813995417839" calcext:value-type="float">
            <text:p>0.000593813995418</text:p>
          </table:table-cell>
          <table:table-cell office:value-type="float" office:value="0.000601507046307664" calcext:value-type="float">
            <text:p>0.000601507046308</text:p>
          </table:table-cell>
          <table:table-cell office:value-type="float" office:value="0.000609359528318682" calcext:value-type="float">
            <text:p>0.000609359528319</text:p>
          </table:table-cell>
          <table:table-cell office:value-type="float" office:value="0.000617376136722901" calcext:value-type="float">
            <text:p>0.000617376136723</text:p>
          </table:table-cell>
          <table:table-cell office:value-type="float" office:value="0.000625561750414504" calcext:value-type="float">
            <text:p>0.000625561750415</text:p>
          </table:table-cell>
          <table:table-cell office:value-type="float" office:value="0.000633921441020494" calcext:value-type="float">
            <text:p>0.00063392144102</text:p>
          </table:table-cell>
          <table:table-cell office:value-type="float" office:value="0.000642460482563127" calcext:value-type="float">
            <text:p>0.000642460482563</text:p>
          </table:table-cell>
          <table:table-cell office:value-type="float" office:value="0.000651184361711191" calcext:value-type="float">
            <text:p>0.000651184361711</text:p>
          </table:table-cell>
          <table:table-cell office:value-type="float" office:value="0.000660098788677584" calcext:value-type="float">
            <text:p>0.000660098788678</text:p>
          </table:table-cell>
          <table:table-cell office:value-type="float" office:value="0.000669209708792915" calcext:value-type="float">
            <text:p>0.000669209708793</text:p>
          </table:table-cell>
          <table:table-cell office:value-type="float" office:value="0.000678523314824515" calcext:value-type="float">
            <text:p>0.000678523314825</text:p>
          </table:table-cell>
          <table:table-cell office:value-type="float" office:value="0.000688046060076917" calcext:value-type="float">
            <text:p>0.000688046060077</text:p>
          </table:table-cell>
          <table:table-cell office:value-type="float" office:value="0.000697784672352205" calcext:value-type="float">
            <text:p>0.000697784672352</text:p>
          </table:table-cell>
          <table:table-cell office:value-type="float" office:value="0.000707746168830676" calcext:value-type="float">
            <text:p>0.000707746168831</text:p>
          </table:table-cell>
          <table:table-cell office:value-type="float" office:value="0.000717937871936447" calcext:value-type="float">
            <text:p>0.000717937871936</text:p>
          </table:table-cell>
          <table:table-cell office:value-type="float" office:value="0.000728367426280353" calcext:value-type="float">
            <text:p>0.00072836742628</text:p>
          </table:table-cell>
          <table:table-cell office:value-type="float" office:value="0.00073904281675528" calcext:value-type="float">
            <text:p>0.000739042816755</text:p>
          </table:table-cell>
          <table:table-cell office:value-type="float" office:value="0.000749972387887311" calcext:value-type="float">
            <text:p>0.000749972387887</text:p>
          </table:table-cell>
          <table:table-cell office:value-type="float" office:value="0.000761164864538136" calcext:value-type="float">
            <text:p>0.000761164864538</text:p>
          </table:table-cell>
          <table:table-cell office:value-type="float" office:value="0.000772629374076438" calcext:value-type="float">
            <text:p>0.000772629374076</text:p>
          </table:table-cell>
          <table:table-cell office:value-type="float" office:value="0.000784375470148485" calcext:value-type="float">
            <text:p>0.000784375470148</text:p>
          </table:table-cell>
          <table:table-cell office:value-type="float" office:value="0.000796413158169424" calcext:value-type="float">
            <text:p>0.000796413158169</text:p>
          </table:table-cell>
          <table:table-cell office:value-type="float" office:value="0.000808752922712031" calcext:value-type="float">
            <text:p>0.000808752922712</text:p>
          </table:table-cell>
          <table:table-cell office:value-type="float" office:value="0.000821405756920373" calcext:value-type="float">
            <text:p>0.00082140575692</text:p>
          </table:table-cell>
          <table:table-cell office:value-type="float" office:value="0.000834383194182718" calcext:value-type="float">
            <text:p>0.000834383194183</text:p>
          </table:table-cell>
          <table:table-cell office:value-type="float" office:value="0.000847697342217503" calcext:value-type="float">
            <text:p>0.000847697342218</text:p>
          </table:table-cell>
          <table:table-cell office:value-type="float" office:value="0.000861360919828373" calcext:value-type="float">
            <text:p>0.000861360919828</text:p>
          </table:table-cell>
          <table:table-cell office:value-type="float" office:value="0.000875387296572974" calcext:value-type="float">
            <text:p>0.000875387296573</text:p>
          </table:table-cell>
          <table:table-cell office:value-type="float" office:value="0.00088979053559862" calcext:value-type="float">
            <text:p>0.000889790535599</text:p>
          </table:table-cell>
          <table:table-cell office:value-type="float" office:value="0.000904585439993812" calcext:value-type="float">
            <text:p>0.000904585439994</text:p>
          </table:table-cell>
          <table:table-cell office:value-type="float" office:value="0.000919787602950981" calcext:value-type="float">
            <text:p>0.000919787602951</text:p>
          </table:table-cell>
          <table:table-cell office:value-type="float" office:value="0.000935413462156617" calcext:value-type="float">
            <text:p>0.000935413462157</text:p>
          </table:table-cell>
          <table:table-cell office:value-type="float" office:value="0.000951480358817928" calcext:value-type="float">
            <text:p>0.000951480358818</text:p>
          </table:table-cell>
          <table:table-cell office:value-type="float" office:value="0.000968006601800065" calcext:value-type="float">
            <text:p>0.0009680066018</text:p>
          </table:table-cell>
          <table:table-cell office:value-type="float" office:value="0.000985011537419034" calcext:value-type="float">
            <text:p>0.000985011537419</text:p>
          </table:table-cell>
          <table:table-cell office:value-type="float" office:value="0.00100251562547153" calcext:value-type="float">
            <text:p>0.001002515625472</text:p>
          </table:table-cell>
          <table:table-cell office:value-type="float" office:value="0.00102054052218306" calcext:value-type="float">
            <text:p>0.001020540522183</text:p>
          </table:table-cell>
          <table:table-cell office:value-type="float" office:value="0.00103910917083926" calcext:value-type="float">
            <text:p>0.001039109170839</text:p>
          </table:table-cell>
          <table:table-cell office:value-type="float" office:value="0.001058245900936" calcext:value-type="float">
            <text:p>0.001058245900936</text:p>
          </table:table-cell>
          <table:table-cell office:value-type="float" office:value="0.00107797653682579" calcext:value-type="float">
            <text:p>0.001077976536826</text:p>
          </table:table-cell>
          <table:table-cell office:value-type="float" office:value="0.00109832851695196" calcext:value-type="float">
            <text:p>0.001098328516952</text:p>
          </table:table-cell>
          <table:table-cell office:value-type="float" office:value="0.0011193310249161" calcext:value-type="float">
            <text:p>0.001119331024916</text:p>
          </table:table-cell>
          <table:table-cell office:value-type="float" office:value="0.00114101513378401" calcext:value-type="float">
            <text:p>0.001141015133784</text:p>
          </table:table-cell>
          <table:table-cell office:value-type="float" office:value="0.00116341396525139" calcext:value-type="float">
            <text:p>0.001163413965251</text:p>
          </table:table-cell>
          <table:table-cell office:value-type="float" office:value="0.00118656286550004" calcext:value-type="float">
            <text:p>0.0011865628655</text:p>
          </table:table-cell>
          <table:table-cell office:value-type="float" office:value="0.00121049959986683" calcext:value-type="float">
            <text:p>0.001210499599867</text:p>
          </table:table-cell>
          <table:table-cell office:value-type="float" office:value="0.0012352645687364" calcext:value-type="float">
            <text:p>0.001235264568736</text:p>
          </table:table-cell>
          <table:table-cell office:value-type="float" office:value="0.001260901047465" calcext:value-type="float">
            <text:p>0.001260901047465</text:p>
          </table:table-cell>
          <table:table-cell office:value-type="float" office:value="0.00128745545353387" calcext:value-type="float">
            <text:p>0.001287455453534</text:p>
          </table:table-cell>
          <table:table-cell office:value-type="float" office:value="0.0013149776446939" calcext:value-type="float">
            <text:p>0.001314977644694</text:p>
          </table:table-cell>
          <table:table-cell office:value-type="float" office:value="0.00134352125239092" calcext:value-type="float">
            <text:p>0.001343521252391</text:p>
          </table:table-cell>
          <table:table-cell office:value-type="float" office:value="0.0013731440555598" calcext:value-type="float">
            <text:p>0.00137314405556</text:p>
          </table:table-cell>
          <table:table-cell office:value-type="float" office:value="0.00140390840064608" calcext:value-type="float">
            <text:p>0.001403908400646</text:p>
          </table:table-cell>
          <table:table-cell office:value-type="float" office:value="0.0014358816747634" calcext:value-type="float">
            <text:p>0.001435881674763</text:p>
          </table:table-cell>
          <table:table-cell office:value-type="float" office:value="0.00146913684011291" calcext:value-type="float">
            <text:p>0.001469136840113</text:p>
          </table:table-cell>
          <table:table-cell office:value-type="float" office:value="0.00150375303923029" calcext:value-type="float">
            <text:p>0.00150375303923</text:p>
          </table:table-cell>
          <table:table-cell office:value-type="float" office:value="0.0015398162823988" calcext:value-type="float">
            <text:p>0.001539816282399</text:p>
          </table:table-cell>
          <table:table-cell office:value-type="float" office:value="0.0015774202306841" calcext:value-type="float">
            <text:p>0.001577420230684</text:p>
          </table:table-cell>
          <table:table-cell office:value-type="float" office:value="0.00161666709070564" calcext:value-type="float">
            <text:p>0.001616667090706</text:p>
          </table:table-cell>
          <table:table-cell office:value-type="float" office:value="0.00165766864036657" calcext:value-type="float">
            <text:p>0.001657668640367</text:p>
          </table:table-cell>
          <table:table-cell office:value-type="float" office:value="0.00170054740872758" calcext:value-type="float">
            <text:p>0.001700547408728</text:p>
          </table:table-cell>
          <table:table-cell office:value-type="float" office:value="0.00174543803804759" calcext:value-type="float">
            <text:p>0.001745438038048</text:p>
          </table:table-cell>
          <table:table-cell office:value-type="float" office:value="0.00179248886198492" calcext:value-type="float">
            <text:p>0.001792488861985</text:p>
          </table:table-cell>
          <table:table-cell office:value-type="float" office:value="0.00184186374147421" calcext:value-type="float">
            <text:p>0.001841863741474</text:p>
          </table:table-cell>
          <table:table-cell office:value-type="float" office:value="0.0018937442092205" calcext:value-type="float">
            <text:p>0.001893744209221</text:p>
          </table:table-cell>
          <table:table-cell office:value-type="float" office:value="0.00194833198557363" calcext:value-type="float">
            <text:p>0.001948331985574</text:p>
          </table:table-cell>
          <table:table-cell office:value-type="float" office:value="0.00200585194373647" calcext:value-type="float">
            <text:p>0.002005851943736</text:p>
          </table:table-cell>
          <table:table-cell office:value-type="float" office:value="0.00206655562152457" calcext:value-type="float">
            <text:p>0.002066555621525</text:p>
          </table:table-cell>
          <table:table-cell office:value-type="float" office:value="0.0021307254018188" calcext:value-type="float">
            <text:p>0.002130725401819</text:p>
          </table:table-cell>
          <table:table-cell office:value-type="float" office:value="0.00219867951616571" calcext:value-type="float">
            <text:p>0.002198679516166</text:p>
          </table:table-cell>
          <table:table-cell office:value-type="float" office:value="0.0022707780682661" calcext:value-type="float">
            <text:p>0.002270778068266</text:p>
          </table:table-cell>
          <table:table-cell office:value-type="float" office:value="0.00234743032978202" calcext:value-type="float">
            <text:p>0.002347430329782</text:p>
          </table:table-cell>
          <table:table-cell office:value-type="float" office:value="0.00242910363516168" calcext:value-type="float">
            <text:p>0.002429103635162</text:p>
          </table:table-cell>
          <table:table-cell office:value-type="float" office:value="0.00251633430168628" calcext:value-type="float">
            <text:p>0.002516334301686</text:p>
          </table:table-cell>
          <table:table-cell office:value-type="float" office:value="0.00260974113614904" calcext:value-type="float">
            <text:p>0.002609741136149</text:p>
          </table:table-cell>
          <table:table-cell office:value-type="float" office:value="0.00271004227474352" calcext:value-type="float">
            <text:p>0.002710042274744</text:p>
          </table:table-cell>
          <table:table-cell office:value-type="float" office:value="0.00281807635961134" calcext:value-type="float">
            <text:p>0.002818076359611</text:p>
          </table:table-cell>
          <table:table-cell office:value-type="float" office:value="0.00293482941600916" calcext:value-type="float">
            <text:p>0.002934829416009</text:p>
          </table:table-cell>
          <table:table-cell office:value-type="float" office:value="0.00306146930675523" calcext:value-type="float">
            <text:p>0.003061469306755</text:p>
          </table:table-cell>
          <table:table-cell office:value-type="float" office:value="0.00319939038022186" calcext:value-type="float">
            <text:p>0.003199390380222</text:p>
          </table:table-cell>
          <table:table-cell office:value-type="float" office:value="0.00335027201137176" calcext:value-type="float">
            <text:p>0.003350272011372</text:p>
          </table:table-cell>
          <table:table-cell office:value-type="float" office:value="0.00351615634857078" calcext:value-type="float">
            <text:p>0.003516156348571</text:p>
          </table:table-cell>
          <table:table-cell office:value-type="float" office:value="0.0036995530250374" calcext:value-type="float">
            <text:p>0.003699553025037</text:p>
          </table:table-cell>
          <table:table-cell office:value-type="float" office:value="0.00390358237656492" calcext:value-type="float">
            <text:p>0.003903582376565</text:p>
          </table:table-cell>
          <table:table-cell office:value-type="float" office:value="0.0041321746840384" calcext:value-type="float">
            <text:p>0.004132174684038</text:p>
          </table:table-cell>
          <table:table-cell office:value-type="float" office:value="0.00439035262870091" calcext:value-type="float">
            <text:p>0.004390352628701</text:p>
          </table:table-cell>
          <table:table-cell office:value-type="float" office:value="0.00468464020220802" calcext:value-type="float">
            <text:p>0.004684640202208</text:p>
          </table:table-cell>
          <table:table-cell office:value-type="float" office:value="0.00502366874216537" calcext:value-type="float">
            <text:p>0.005023668742165</text:p>
          </table:table-cell>
          <table:table-cell office:value-type="float" office:value="0.00541909913006283" calcext:value-type="float">
            <text:p>0.005419099130063</text:p>
          </table:table-cell>
          <table:table-cell office:value-type="float" office:value="0.00588706749791072" calcext:value-type="float">
            <text:p>0.005887067497911</text:p>
          </table:table-cell>
          <table:table-cell office:value-type="float" office:value="0.00645052931204295" calcext:value-type="float">
            <text:p>0.006450529312043</text:p>
          </table:table-cell>
          <table:table-cell office:value-type="float" office:value="0.0071432079028395" calcext:value-type="float">
            <text:p>0.00714320790284</text:p>
          </table:table-cell>
          <table:table-cell office:value-type="float" office:value="0.0080165371753378" calcext:value-type="float">
            <text:p>0.008016537175338</text:p>
          </table:table-cell>
          <table:table-cell office:value-type="float" office:value="0.00915245821001256" calcext:value-type="float">
            <text:p>0.009152458210013</text:p>
          </table:table-cell>
          <table:table-cell office:value-type="float" office:value="0.0106881730311243" calcext:value-type="float">
            <text:p>0.010688173031124</text:p>
          </table:table-cell>
          <table:table-cell office:value-type="float" office:value="0.0128658915879247" calcext:value-type="float">
            <text:p>0.012865891587925</text:p>
          </table:table-cell>
          <table:table-cell office:value-type="float" office:value="0.0161314458017688" calcext:value-type="float">
            <text:p>0.016131445801769</text:p>
          </table:table-cell>
          <table:table-cell office:value-type="float" office:value="0.021283581648574" calcext:value-type="float">
            <text:p>0.021283581648574</text:p>
          </table:table-cell>
          <table:table-cell office:value-type="float" office:value="0.0293237112087111" calcext:value-type="float">
            <text:p>0.029323711208711</text:p>
          </table:table-cell>
          <table:table-cell office:value-type="float" office:value="0.0396396446479765" calcext:value-type="float">
            <text:p>0.039639644647977</text:p>
          </table:table-cell>
          <table:table-cell office:value-type="float" office:value="0.0487525345390134" calcext:value-type="float">
            <text:p>0.048752534539013</text:p>
          </table:table-cell>
          <table:table-cell office:value-type="float" office:value="0.0549162215693678" calcext:value-type="float">
            <text:p>0.054916221569368</text:p>
          </table:table-cell>
          <table:table-cell office:value-type="float" office:value="0.058891509725792" calcext:value-type="float">
            <text:p>0.058891509725792</text:p>
          </table:table-cell>
          <table:table-cell office:value-type="float" office:value="0.0615925744920157" calcext:value-type="float">
            <text:p>0.061592574492016</text:p>
          </table:table-cell>
          <table:table-cell office:value-type="float" office:value="0.0635585529302935" calcext:value-type="float">
            <text:p>0.063558552930294</text:p>
          </table:table-cell>
          <table:table-cell office:value-type="float" office:value="0.0650808701164907" calcext:value-type="float">
            <text:p>0.065080870116491</text:p>
          </table:table-cell>
          <table:table-cell office:value-type="float" office:value="0.0663217790857278" calcext:value-type="float">
            <text:p>0.066321779085728</text:p>
          </table:table-cell>
          <table:table-cell office:value-type="float" office:value="0.0673765066641769" calcext:value-type="float">
            <text:p>0.067376506664177</text:p>
          </table:table-cell>
          <table:table-cell office:value-type="float" office:value="0.0683039951219235" calcext:value-type="float">
            <text:p>0.068303995121924</text:p>
          </table:table-cell>
          <table:table-cell office:value-type="float" office:value="0.069142546696962" calcext:value-type="float">
            <text:p>0.069142546696962</text:p>
          </table:table-cell>
          <table:table-cell office:value-type="float" office:value="0.0699181703069557" calcext:value-type="float">
            <text:p>0.069918170306956</text:p>
          </table:table-cell>
          <table:table-cell office:value-type="float" office:value="0.0706492581403537" calcext:value-type="float">
            <text:p>0.070649258140354</text:p>
          </table:table-cell>
          <table:table-cell office:value-type="float" office:value="0.0713493298854302" calcext:value-type="float">
            <text:p>0.07134932988543</text:p>
          </table:table-cell>
          <table:table-cell office:value-type="float" office:value="0.0720287140422662" calcext:value-type="float">
            <text:p>0.072028714042266</text:p>
          </table:table-cell>
          <table:table-cell office:value-type="float" office:value="0.0726956215539636" calcext:value-type="float">
            <text:p>0.072695621553964</text:p>
          </table:table-cell>
          <table:table-cell office:value-type="float" office:value="0.0733568608693648" calcext:value-type="float">
            <text:p>0.073356860869365</text:p>
          </table:table-cell>
          <table:table-cell office:value-type="float" office:value="0.0740183367484564" calcext:value-type="float">
            <text:p>0.074018336748457</text:p>
          </table:table-cell>
          <table:table-cell office:value-type="float" office:value="0.0746854178142583" calcext:value-type="float">
            <text:p>0.074685417814258</text:p>
          </table:table-cell>
          <table:table-cell office:value-type="float" office:value="0.075363226314757" calcext:value-type="float">
            <text:p>0.075363226314757</text:p>
          </table:table-cell>
          <table:table-cell office:value-type="float" office:value="0.0760568860864577" calcext:value-type="float">
            <text:p>0.076056886086458</text:p>
          </table:table-cell>
          <table:table-cell office:value-type="float" office:value="0.0767717553976962" calcext:value-type="float">
            <text:p>0.076771755397696</text:p>
          </table:table-cell>
          <table:table-cell office:value-type="float" office:value="0.0775136672240444" calcext:value-type="float">
            <text:p>0.077513667224044</text:p>
          </table:table-cell>
          <table:table-cell office:value-type="float" office:value="0.0782891992135756" calcext:value-type="float">
            <text:p>0.078289199213576</text:p>
          </table:table-cell>
          <table:table-cell office:value-type="float" office:value="0.079105998808335" calcext:value-type="float">
            <text:p>0.079105998808335</text:p>
          </table:table-cell>
          <table:table-cell office:value-type="float" office:value="0.0799731962188727" calcext:value-type="float">
            <text:p>0.079973196218873</text:p>
          </table:table-cell>
          <table:table-cell office:value-type="float" office:value="0.0809019506793895" calcext:value-type="float">
            <text:p>0.08090195067939</text:p>
          </table:table-cell>
          <table:table-cell office:value-type="float" office:value="0.0819061965160216" calcext:value-type="float">
            <text:p>0.081906196516022</text:p>
          </table:table-cell>
          <table:table-cell office:value-type="float" office:value="0.0830036902458564" calcext:value-type="float">
            <text:p>0.083003690245856</text:p>
          </table:table-cell>
          <table:table-cell office:value-type="float" office:value="0.0842175175782443" calcext:value-type="float">
            <text:p>0.084217517578244</text:p>
          </table:table-cell>
          <table:table-cell office:value-type="float" office:value="0.0855783170513534" calcext:value-type="float">
            <text:p>0.085578317051353</text:p>
          </table:table-cell>
          <table:table-cell office:value-type="float" office:value="0.0871276476260553" calcext:value-type="float">
            <text:p>0.087127647626055</text:p>
          </table:table-cell>
          <table:table-cell office:value-type="float" office:value="0.0889232342334725" calcext:value-type="float">
            <text:p>0.088923234233473</text:p>
          </table:table-cell>
          <table:table-cell office:value-type="float" office:value="0.0910473959539405" calcext:value-type="float">
            <text:p>0.091047395953941</text:p>
          </table:table-cell>
          <table:table-cell office:value-type="float" office:value="0.0936210645586794" calcext:value-type="float">
            <text:p>0.093621064558679</text:p>
          </table:table-cell>
          <table:table-cell office:value-type="float" office:value="0.0968280222334163" calcext:value-type="float">
            <text:p>0.096828022233416</text:p>
          </table:table-cell>
          <table:table-cell office:value-type="float" office:value="0.100958653024266" calcext:value-type="float">
            <text:p>0.100958653024266</text:p>
          </table:table-cell>
          <table:table-cell office:value-type="float" office:value="0.106492696855502" calcext:value-type="float">
            <text:p>0.106492696855502</text:p>
          </table:table-cell>
          <table:table-cell office:value-type="float" office:value="0.114263296259206" calcext:value-type="float">
            <text:p>0.114263296259206</text:p>
          </table:table-cell>
          <table:table-cell office:value-type="float" office:value="0.125793794496815" calcext:value-type="float">
            <text:p>0.125793794496815</text:p>
          </table:table-cell>
          <table:table-cell office:value-type="float" office:value="0.143974963939455" calcext:value-type="float">
            <text:p>0.143974963939455</text:p>
          </table:table-cell>
          <table:table-cell office:value-type="float" office:value="0.174072320426423" calcext:value-type="float">
            <text:p>0.174072320426423</text:p>
          </table:table-cell>
          <table:table-cell office:value-type="float" office:value="0.22218416610236" calcext:value-type="float">
            <text:p>0.22218416610236</text:p>
          </table:table-cell>
          <table:table-cell office:value-type="float" office:value="0.278236579341003" calcext:value-type="float">
            <text:p>0.278236579341003</text:p>
          </table:table-cell>
          <table:table-cell office:value-type="float" office:value="0.305386655952537" calcext:value-type="float">
            <text:p>0.305386655952537</text:p>
          </table:table-cell>
          <table:table-cell office:value-type="float" office:value="0.29980359613723" calcext:value-type="float">
            <text:p>0.29980359613723</text:p>
          </table:table-cell>
          <table:table-cell office:value-type="float" office:value="0.283672224999126" calcext:value-type="float">
            <text:p>0.283672224999126</text:p>
          </table:table-cell>
          <table:table-cell office:value-type="float" office:value="0.267561841245235" calcext:value-type="float">
            <text:p>0.267561841245235</text:p>
          </table:table-cell>
          <table:table-cell office:value-type="float" office:value="0.253813464731743" calcext:value-type="float">
            <text:p>0.253813464731743</text:p>
          </table:table-cell>
          <table:table-cell office:value-type="float" office:value="0.242459116494854" calcext:value-type="float">
            <text:p>0.242459116494854</text:p>
          </table:table-cell>
          <table:table-cell office:value-type="float" office:value="0.233087275856121" calcext:value-type="float">
            <text:p>0.233087275856121</text:p>
          </table:table-cell>
          <table:table-cell office:value-type="float" office:value="0.225286007705229" calcext:value-type="float">
            <text:p>0.225286007705229</text:p>
          </table:table-cell>
          <table:table-cell office:value-type="float" office:value="0.218724119630616" calcext:value-type="float">
            <text:p>0.218724119630616</text:p>
          </table:table-cell>
          <table:table-cell office:value-type="float" office:value="0.213149096248702" calcext:value-type="float">
            <text:p>0.213149096248702</text:p>
          </table:table-cell>
          <table:table-cell office:value-type="float" office:value="0.208370221828933" calcext:value-type="float">
            <text:p>0.208370221828933</text:p>
          </table:table-cell>
          <table:table-cell office:value-type="float" office:value="0.204242666721536" calcext:value-type="float">
            <text:p>0.204242666721536</text:p>
          </table:table-cell>
          <table:table-cell office:value-type="float" office:value="0.200655249406602" calcext:value-type="float">
            <text:p>0.200655249406602</text:p>
          </table:table-cell>
          <table:table-cell office:value-type="float" office:value="0.197521548420476" calcext:value-type="float">
            <text:p>0.197521548420476</text:p>
          </table:table-cell>
          <table:table-cell office:value-type="float" office:value="0.194773541883368" calcext:value-type="float">
            <text:p>0.194773541883368</text:p>
          </table:table-cell>
          <table:table-cell office:value-type="float" office:value="0.192357049528574" calcext:value-type="float">
            <text:p>0.192357049528574</text:p>
          </table:table-cell>
          <table:table-cell office:value-type="float" office:value="0.190228439609296" calcext:value-type="float">
            <text:p>0.190228439609296</text:p>
          </table:table-cell>
          <table:table-cell office:value-type="float" office:value="0.188352223341103" calcext:value-type="float">
            <text:p>0.188352223341103</text:p>
          </table:table-cell>
          <table:table-cell office:value-type="float" office:value="0.186699276485208" calcext:value-type="float">
            <text:p>0.186699276485208</text:p>
          </table:table-cell>
          <table:table-cell office:value-type="float" office:value="0.185245508621755" calcext:value-type="float">
            <text:p>0.185245508621755</text:p>
          </table:table-cell>
          <table:table-cell office:value-type="float" office:value="0.183970855725041" calcext:value-type="float">
            <text:p>0.183970855725041</text:p>
          </table:table-cell>
          <table:table-cell office:value-type="float" office:value="0.182858509025084" calcext:value-type="float">
            <text:p>0.182858509025084</text:p>
          </table:table-cell>
          <table:table-cell office:value-type="float" office:value="0.18189431862989" calcext:value-type="float">
            <text:p>0.18189431862989</text:p>
          </table:table-cell>
          <table:table-cell office:value-type="float" office:value="0.181066327915325" calcext:value-type="float">
            <text:p>0.181066327915325</text:p>
          </table:table-cell>
          <table:table-cell office:value-type="float" office:value="0.180364406871576" calcext:value-type="float">
            <text:p>0.180364406871576</text:p>
          </table:table-cell>
          <table:table-cell office:value-type="float" office:value="0.179779961152461" calcext:value-type="float">
            <text:p>0.179779961152461</text:p>
          </table:table-cell>
          <table:table-cell office:value-type="float" office:value="0.179305699652252" calcext:value-type="float">
            <text:p>0.179305699652252</text:p>
          </table:table-cell>
          <table:table-cell office:value-type="float" office:value="0.178935447800445" calcext:value-type="float">
            <text:p>0.178935447800445</text:p>
          </table:table-cell>
          <table:table-cell office:value-type="float" office:value="0.178663996935313" calcext:value-type="float">
            <text:p>0.178663996935313</text:p>
          </table:table-cell>
          <table:table-cell office:value-type="float" office:value="0.178486982444268" calcext:value-type="float">
            <text:p>0.178486982444268</text:p>
          </table:table-cell>
          <table:table-cell office:value-type="float" office:value="0.178400785085808" calcext:value-type="float">
            <text:p>0.178400785085808</text:p>
          </table:table-cell>
          <table:table-cell office:value-type="float" office:value="0.178402451202842" calcext:value-type="float">
            <text:p>0.178402451202842</text:p>
          </table:table-cell>
          <table:table-cell office:value-type="float" office:value="0.178489628519268" calcext:value-type="float">
            <text:p>0.178489628519268</text:p>
          </table:table-cell>
          <table:table-cell office:value-type="float" office:value="0.178660514965257" calcext:value-type="float">
            <text:p>0.178660514965257</text:p>
          </table:table-cell>
          <table:table-cell office:value-type="float" office:value="0.178913818562455" calcext:value-type="float">
            <text:p>0.178913818562455</text:p>
          </table:table-cell>
          <table:table-cell office:value-type="float" office:value="0.179248726862535" calcext:value-type="float">
            <text:p>0.179248726862535</text:p>
          </table:table-cell>
          <table:table-cell office:value-type="float" office:value="0.179664884803755" calcext:value-type="float">
            <text:p>0.179664884803755</text:p>
          </table:table-cell>
          <table:table-cell office:value-type="float" office:value="0.180162380154921" calcext:value-type="float">
            <text:p>0.180162380154921</text:p>
          </table:table-cell>
          <table:table-cell office:value-type="float" office:value="0.180741735973236" calcext:value-type="float">
            <text:p>0.180741735973236</text:p>
          </table:table-cell>
          <table:table-cell office:value-type="float" office:value="0.181403909726574" calcext:value-type="float">
            <text:p>0.181403909726574</text:p>
          </table:table-cell>
          <table:table-cell office:value-type="float" office:value="0.182150298933967" calcext:value-type="float">
            <text:p>0.182150298933967</text:p>
          </table:table-cell>
          <table:table-cell office:value-type="float" office:value="0.182982753370806" calcext:value-type="float">
            <text:p>0.182982753370806</text:p>
          </table:table-cell>
          <table:table-cell office:value-type="float" office:value="0.183903594076916" calcext:value-type="float">
            <text:p>0.183903594076916</text:p>
          </table:table-cell>
          <table:table-cell office:value-type="float" office:value="0.184915639605437" calcext:value-type="float">
            <text:p>0.184915639605437</text:p>
          </table:table-cell>
          <table:table-cell office:value-type="float" office:value="0.186022240168044" calcext:value-type="float">
            <text:p>0.186022240168044</text:p>
          </table:table-cell>
          <table:table-cell office:value-type="float" office:value="0.187227320578106" calcext:value-type="float">
            <text:p>0.187227320578106</text:p>
          </table:table-cell>
          <table:table-cell office:value-type="float" office:value="0.188535433180675" calcext:value-type="float">
            <text:p>0.188535433180675</text:p>
          </table:table-cell>
          <table:table-cell office:value-type="float" office:value="0.189951822302185" calcext:value-type="float">
            <text:p>0.189951822302185</text:p>
          </table:table-cell>
          <table:table-cell office:value-type="float" office:value="0.19148250217307" calcext:value-type="float">
            <text:p>0.19148250217307</text:p>
          </table:table-cell>
          <table:table-cell office:value-type="float" office:value="0.193134350798633" calcext:value-type="float">
            <text:p>0.193134350798633</text:p>
          </table:table-cell>
          <table:table-cell office:value-type="float" office:value="0.194915222910941" calcext:value-type="float">
            <text:p>0.194915222910941</text:p>
          </table:table-cell>
          <table:table-cell office:value-type="float" office:value="0.196834085971994" calcext:value-type="float">
            <text:p>0.196834085971994</text:p>
          </table:table-cell>
          <table:table-cell office:value-type="float" office:value="0.198901184276572" calcext:value-type="float">
            <text:p>0.198901184276572</text:p>
          </table:table-cell>
          <table:table-cell office:value-type="float" office:value="0.201128237604719" calcext:value-type="float">
            <text:p>0.201128237604719</text:p>
          </table:table-cell>
          <table:table-cell office:value-type="float" office:value="0.203528682713034" calcext:value-type="float">
            <text:p>0.203528682713034</text:p>
          </table:table-cell>
          <table:table-cell office:value-type="float" office:value="0.2061179683904" calcext:value-type="float">
            <text:p>0.2061179683904</text:p>
          </table:table-cell>
          <table:table-cell office:value-type="float" office:value="0.20891391806195" calcext:value-type="float">
            <text:p>0.20891391806195</text:p>
          </table:table-cell>
          <table:table-cell office:value-type="float" office:value="0.211937178324833" calcext:value-type="float">
            <text:p>0.211937178324833</text:p>
          </table:table-cell>
          <table:table-cell office:value-type="float" office:value="0.215211777800445" calcext:value-type="float">
            <text:p>0.215211777800445</text:p>
          </table:table-cell>
          <table:table-cell office:value-type="float" office:value="0.218765828958172" calcext:value-type="float">
            <text:p>0.218765828958172</text:p>
          </table:table-cell>
          <table:table-cell office:value-type="float" office:value="0.222632417086049" calcext:value-type="float">
            <text:p>0.222632417086049</text:p>
          </table:table-cell>
          <table:table-cell office:value-type="float" office:value="0.226850736807243" calcext:value-type="float">
            <text:p>0.226850736807243</text:p>
          </table:table-cell>
          <table:table-cell office:value-type="float" office:value="0.231467559641614" calcext:value-type="float">
            <text:p>0.231467559641614</text:p>
          </table:table-cell>
          <table:table-cell office:value-type="float" office:value="0.236539149361421" calcext:value-type="float">
            <text:p>0.236539149361421</text:p>
          </table:table-cell>
          <table:table-cell office:value-type="float" office:value="0.242133790234719" calcext:value-type="float">
            <text:p>0.242133790234719</text:p>
          </table:table-cell>
          <table:table-cell office:value-type="float" office:value="0.248335164133886" calcext:value-type="float">
            <text:p>0.248335164133886</text:p>
          </table:table-cell>
          <table:table-cell office:value-type="float" office:value="0.255246916926235" calcext:value-type="float">
            <text:p>0.255246916926235</text:p>
          </table:table-cell>
          <table:table-cell office:value-type="float" office:value="0.262998908095489" calcext:value-type="float">
            <text:p>0.262998908095489</text:p>
          </table:table-cell>
          <table:table-cell office:value-type="float" office:value="0.27175585936604" calcext:value-type="float">
            <text:p>0.27175585936604</text:p>
          </table:table-cell>
          <table:table-cell office:value-type="float" office:value="0.281729422123404" calcext:value-type="float">
            <text:p>0.281729422123404</text:p>
          </table:table-cell>
          <table:table-cell office:value-type="float" office:value="0.293195039027065" calcext:value-type="float">
            <text:p>0.293195039027065</text:p>
          </table:table-cell>
          <table:table-cell office:value-type="float" office:value="0.306515159535105" calcext:value-type="float">
            <text:p>0.306515159535105</text:p>
          </table:table-cell>
          <table:table-cell office:value-type="float" office:value="0.322169427234105" calcext:value-type="float">
            <text:p>0.322169427234105</text:p>
          </table:table-cell>
          <table:table-cell office:value-type="float" office:value="0.340786695202125" calcext:value-type="float">
            <text:p>0.340786695202125</text:p>
          </table:table-cell>
          <table:table-cell office:value-type="float" office:value="0.363148946359308" calcext:value-type="float">
            <text:p>0.363148946359308</text:p>
          </table:table-cell>
          <table:table-cell office:value-type="float" office:value="0.390037356296147" calcext:value-type="float">
            <text:p>0.390037356296147</text:p>
          </table:table-cell>
          <table:table-cell office:value-type="float" office:value="0.42139176915875" calcext:value-type="float">
            <text:p>0.42139176915875</text:p>
          </table:table-cell>
          <table:table-cell office:value-type="float" office:value="0.452772290816883" calcext:value-type="float">
            <text:p>0.452772290816883</text:p>
          </table:table-cell>
          <table:table-cell office:value-type="float" office:value="0.464131569392866" calcext:value-type="float">
            <text:p>0.464131569392866</text:p>
          </table:table-cell>
          <table:table-cell office:value-type="float" office:value="0.413389848311435" calcext:value-type="float">
            <text:p>0.413389848311435</text:p>
          </table:table-cell>
          <table:table-cell office:value-type="float" office:value="0.307813933788791" calcext:value-type="float">
            <text:p>0.307813933788791</text:p>
          </table:table-cell>
          <table:table-cell office:value-type="float" office:value="0.217288155941696" calcext:value-type="float">
            <text:p>0.217288155941696</text:p>
          </table:table-cell>
          <table:table-cell office:value-type="float" office:value="0.160921291150419" calcext:value-type="float">
            <text:p>0.160921291150419</text:p>
          </table:table-cell>
          <table:table-cell office:value-type="float" office:value="0.127146552057228" calcext:value-type="float">
            <text:p>0.127146552057228</text:p>
          </table:table-cell>
          <table:table-cell office:value-type="float" office:value="0.10597678241053" calcext:value-type="float">
            <text:p>0.10597678241053</text:p>
          </table:table-cell>
          <table:table-cell office:value-type="float" office:value="0.0919292521009769" calcext:value-type="float">
            <text:p>0.091929252100977</text:p>
          </table:table-cell>
          <table:table-cell office:value-type="float" office:value="0.0821149808249135" calcext:value-type="float">
            <text:p>0.082114980824914</text:p>
          </table:table-cell>
          <table:table-cell office:value-type="float" office:value="0.0749541708676574" calcext:value-type="float">
            <text:p>0.074954170867658</text:p>
          </table:table-cell>
          <table:table-cell office:value-type="float" office:value="0.0695373701669088" calcext:value-type="float">
            <text:p>0.069537370166909</text:p>
          </table:table-cell>
          <table:table-cell office:value-type="float" office:value="0.0653143115917991" calcext:value-type="float">
            <text:p>0.065314311591799</text:p>
          </table:table-cell>
          <table:table-cell office:value-type="float" office:value="0.0619369492452136" calcext:value-type="float">
            <text:p>0.061936949245214</text:p>
          </table:table-cell>
          <table:table-cell office:value-type="float" office:value="0.0591764757695308" calcext:value-type="float">
            <text:p>0.059176475769531</text:p>
          </table:table-cell>
          <table:table-cell office:value-type="float" office:value="0.056877354278791" calcext:value-type="float">
            <text:p>0.056877354278791</text:p>
          </table:table-cell>
          <table:table-cell office:value-type="float" office:value="0.0549307352062732" calcext:value-type="float">
            <text:p>0.054930735206273</text:p>
          </table:table-cell>
          <table:table-cell office:value-type="float" office:value="0.053258478381741" calcext:value-type="float">
            <text:p>0.053258478381741</text:p>
          </table:table-cell>
          <table:table-cell office:value-type="float" office:value="0.0518032137048468" calcext:value-type="float">
            <text:p>0.051803213704847</text:p>
          </table:table-cell>
          <table:table-cell office:value-type="float" office:value="0.0505219661672234" calcext:value-type="float">
            <text:p>0.050521966167223</text:p>
          </table:table-cell>
          <table:table-cell office:value-type="float" office:value="0.0493819535933421" calcext:value-type="float">
            <text:p>0.049381953593342</text:p>
          </table:table-cell>
          <table:table-cell office:value-type="float" office:value="0.0483577473706972" calcext:value-type="float">
            <text:p>0.048357747370697</text:p>
          </table:table-cell>
          <table:table-cell office:value-type="float" office:value="0.0474293102886475" calcext:value-type="float">
            <text:p>0.047429310288648</text:p>
          </table:table-cell>
          <table:table-cell office:value-type="float" office:value="0.046580611611657" calcext:value-type="float">
            <text:p>0.046580611611657</text:p>
          </table:table-cell>
          <table:table-cell office:value-type="float" office:value="0.0457986294108941" calcext:value-type="float">
            <text:p>0.045798629410894</text:p>
          </table:table-cell>
          <table:table-cell office:value-type="float" office:value="0.0450726167410645" calcext:value-type="float">
            <text:p>0.045072616741065</text:p>
          </table:table-cell>
          <table:table-cell office:value-type="float" office:value="0.0443935494019999" calcext:value-type="float">
            <text:p>0.044393549402</text:p>
          </table:table-cell>
          <table:table-cell office:value-type="float" office:value="0.0437536988241973" calcext:value-type="float">
            <text:p>0.043753698824197</text:p>
          </table:table-cell>
          <table:table-cell office:value-type="float" office:value="0.0431462898096342" calcext:value-type="float">
            <text:p>0.043146289809634</text:p>
          </table:table-cell>
          <table:table-cell office:value-type="float" office:value="0.0425652127295645" calcext:value-type="float">
            <text:p>0.042565212729565</text:p>
          </table:table-cell>
          <table:table-cell office:value-type="float" office:value="0.0420047651213224" calcext:value-type="float">
            <text:p>0.042004765121322</text:p>
          </table:table-cell>
          <table:table-cell office:value-type="float" office:value="0.0414593992020151" calcext:value-type="float">
            <text:p>0.041459399202015</text:p>
          </table:table-cell>
          <table:table-cell office:value-type="float" office:value="0.0409234495045407" calcext:value-type="float">
            <text:p>0.040923449504541</text:p>
          </table:table-cell>
          <table:table-cell office:value-type="float" office:value="0.040390807453369" calcext:value-type="float">
            <text:p>0.040390807453369</text:p>
          </table:table-cell>
          <table:table-cell office:value-type="float" office:value="0.0398544943653432" calcext:value-type="float">
            <text:p>0.039854494365343</text:p>
          </table:table-cell>
          <table:table-cell office:value-type="float" office:value="0.0393060550800808" calcext:value-type="float">
            <text:p>0.039306055080081</text:p>
          </table:table-cell>
          <table:table-cell office:value-type="float" office:value="0.0387346387962859" calcext:value-type="float">
            <text:p>0.038734638796286</text:p>
          </table:table-cell>
          <table:table-cell office:value-type="float" office:value="0.0381255255188633" calcext:value-type="float">
            <text:p>0.038125525518863</text:p>
          </table:table-cell>
          <table:table-cell office:value-type="float" office:value="0.0374576385189907" calcext:value-type="float">
            <text:p>0.037457638518991</text:p>
          </table:table-cell>
          <table:table-cell office:value-type="float" office:value="0.0366991257085973" calcext:value-type="float">
            <text:p>0.036699125708597</text:p>
          </table:table-cell>
          <table:table-cell office:value-type="float" office:value="0.035799096662178" calcext:value-type="float">
            <text:p>0.035799096662178</text:p>
          </table:table-cell>
          <table:table-cell office:value-type="float" office:value="0.0346714028873207" calcext:value-type="float">
            <text:p>0.034671402887321</text:p>
          </table:table-cell>
          <table:table-cell office:value-type="float" office:value="0.0331618637706586" calcext:value-type="float">
            <text:p>0.033161863770659</text:p>
          </table:table-cell>
          <table:table-cell office:value-type="float" office:value="0.0309857630833773" calcext:value-type="float">
            <text:p>0.030985763083377</text:p>
          </table:table-cell>
          <table:table-cell office:value-type="float" office:value="0.0276607146000879" calcext:value-type="float">
            <text:p>0.027660714600088</text:p>
          </table:table-cell>
          <table:table-cell office:value-type="float" office:value="0.0227852345341252" calcext:value-type="float">
            <text:p>0.022785234534125</text:p>
          </table:table-cell>
          <table:table-cell office:value-type="float" office:value="0.0172795549147774" calcext:value-type="float">
            <text:p>0.017279554914777</text:p>
          </table:table-cell>
          <table:table-cell office:value-type="float" office:value="0.0129774192353756" calcext:value-type="float">
            <text:p>0.012977419235376</text:p>
          </table:table-cell>
          <table:table-cell office:value-type="float" office:value="0.0102012929707313" calcext:value-type="float">
            <text:p>0.010201292970731</text:p>
          </table:table-cell>
          <table:table-cell office:value-type="float" office:value="0.00842297383866462" calcext:value-type="float">
            <text:p>0.008422973838665</text:p>
          </table:table-cell>
          <table:table-cell office:value-type="float" office:value="0.00722112934631069" calcext:value-type="float">
            <text:p>0.007221129346311</text:p>
          </table:table-cell>
          <table:table-cell office:value-type="float" office:value="0.0063605052047882" calcext:value-type="float">
            <text:p>0.006360505204788</text:p>
          </table:table-cell>
          <table:table-cell office:value-type="float" office:value="0.00571321590457423" calcext:value-type="float">
            <text:p>0.005713215904574</text:p>
          </table:table-cell>
          <table:table-cell office:value-type="float" office:value="0.00520675315593685" calcext:value-type="float">
            <text:p>0.005206753155937</text:p>
          </table:table-cell>
          <table:table-cell office:value-type="float" office:value="0.00479775740573873" calcext:value-type="float">
            <text:p>0.004797757405739</text:p>
          </table:table-cell>
          <table:table-cell office:value-type="float" office:value="0.0044589660466014" calcext:value-type="float">
            <text:p>0.004458966046601</text:p>
          </table:table-cell>
          <table:table-cell office:value-type="float" office:value="0.00417246565651978" calcext:value-type="float">
            <text:p>0.00417246565652</text:p>
          </table:table-cell>
          <table:table-cell office:value-type="float" office:value="0.00392603058236836" calcext:value-type="float">
            <text:p>0.003926030582368</text:p>
          </table:table-cell>
          <table:table-cell office:value-type="float" office:value="0.0037110402009089" calcext:value-type="float">
            <text:p>0.003711040200909</text:p>
          </table:table-cell>
          <table:table-cell office:value-type="float" office:value="0.00352124216781484" calcext:value-type="float">
            <text:p>0.003521242167815</text:p>
          </table:table-cell>
          <table:table-cell office:value-type="float" office:value="0.00335198939822163" calcext:value-type="float">
            <text:p>0.003351989398222</text:p>
          </table:table-cell>
          <table:table-cell office:value-type="float" office:value="0.00319975313405313" calcext:value-type="float">
            <text:p>0.003199753134053</text:p>
          </table:table-cell>
          <table:table-cell office:value-type="float" office:value="0.00306180277330376" calcext:value-type="float">
            <text:p>0.003061802773304</text:p>
          </table:table-cell>
          <table:table-cell office:value-type="float" office:value="0.00293598969492834" calcext:value-type="float">
            <text:p>0.002935989694928</text:p>
          </table:table-cell>
          <table:table-cell office:value-type="float" office:value="0.00282059781311909" calcext:value-type="float">
            <text:p>0.002820597813119</text:p>
          </table:table-cell>
          <table:table-cell office:value-type="float" office:value="0.00271423805631966" calcext:value-type="float">
            <text:p>0.00271423805632</text:p>
          </table:table-cell>
          <table:table-cell office:value-type="float" office:value="0.00261577243105504" calcext:value-type="float">
            <text:p>0.002615772431055</text:p>
          </table:table-cell>
          <table:table-cell office:value-type="float" office:value="0.00252425842922275" calcext:value-type="float">
            <text:p>0.002524258429223</text:p>
          </table:table-cell>
          <table:table-cell office:value-type="float" office:value="0.00243890768923078" calcext:value-type="float">
            <text:p>0.002438907689231</text:p>
          </table:table-cell>
          <table:table-cell office:value-type="float" office:value="0.00235905481626654" calcext:value-type="float">
            <text:p>0.002359054816267</text:p>
          </table:table-cell>
          <table:table-cell office:value-type="float" office:value="0.00228413355710561" calcext:value-type="float">
            <text:p>0.002284133557106</text:p>
          </table:table-cell>
          <table:table-cell office:value-type="float" office:value="0.00221365837582799" calcext:value-type="float">
            <text:p>0.002213658375828</text:p>
          </table:table-cell>
          <table:table-cell office:value-type="float" office:value="0.00214721004828114" calcext:value-type="float">
            <text:p>0.002147210048281</text:p>
          </table:table-cell>
          <table:table-cell office:value-type="float" office:value="0.00208442428339122" calcext:value-type="float">
            <text:p>0.002084424283391</text:p>
          </table:table-cell>
          <table:table-cell office:value-type="float" office:value="0.00202498265001857" calcext:value-type="float">
            <text:p>0.002024982650019</text:p>
          </table:table-cell>
          <table:table-cell office:value-type="float" office:value="0.00196860527836654" calcext:value-type="float">
            <text:p>0.001968605278367</text:p>
          </table:table-cell>
          <table:table-cell office:value-type="float" office:value="0.00191504494061128" calcext:value-type="float">
            <text:p>0.001915044940611</text:p>
          </table:table-cell>
          <table:table-cell office:value-type="float" office:value="0.00186408221322233" calcext:value-type="float">
            <text:p>0.001864082213222</text:p>
          </table:table-cell>
          <table:table-cell office:value-type="float" office:value="0.00181552149491433" calcext:value-type="float">
            <text:p>0.001815521494914</text:p>
          </table:table-cell>
          <table:table-cell office:value-type="float" office:value="0.00176918770676155" calcext:value-type="float">
            <text:p>0.001769187706762</text:p>
          </table:table-cell>
          <table:table-cell office:value-type="float" office:value="0.00172492354030986" calcext:value-type="float">
            <text:p>0.00172492354031</text:p>
          </table:table-cell>
          <table:table-cell office:value-type="float" office:value="0.00168258714898686" calcext:value-type="float">
            <text:p>0.001682587148987</text:p>
          </table:table-cell>
          <table:table-cell office:value-type="float" office:value="0.00164205020051241" calcext:value-type="float">
            <text:p>0.001642050200512</text:p>
          </table:table-cell>
          <table:table-cell office:value-type="float" office:value="0.00160319622513534" calcext:value-type="float">
            <text:p>0.001603196225135</text:p>
          </table:table-cell>
          <table:table-cell office:value-type="float" office:value="0.00156591920774563" calcext:value-type="float">
            <text:p>0.001565919207746</text:p>
          </table:table-cell>
          <table:table-cell office:value-type="float" office:value="0.00153012238213307" calcext:value-type="float">
            <text:p>0.001530122382133</text:p>
          </table:table-cell>
          <table:table-cell office:value-type="float" office:value="0.00149571719374344" calcext:value-type="float">
            <text:p>0.001495717193743</text:p>
          </table:table-cell>
          <table:table-cell office:value-type="float" office:value="0.0014626224035625" calcext:value-type="float">
            <text:p>0.001462622403563</text:p>
          </table:table-cell>
          <table:table-cell office:value-type="float" office:value="0.00143076331078579" calcext:value-type="float">
            <text:p>0.001430763310786</text:p>
          </table:table-cell>
          <table:table-cell office:value-type="float" office:value="0.00140007107593677" calcext:value-type="float">
            <text:p>0.001400071075937</text:p>
          </table:table-cell>
          <table:table-cell office:value-type="float" office:value="0.00137048212928551" calcext:value-type="float">
            <text:p>0.001370482129286</text:p>
          </table:table-cell>
          <table:table-cell office:value-type="float" office:value="0.00134193765200599" calcext:value-type="float">
            <text:p>0.001341937652006</text:p>
          </table:table-cell>
          <table:table-cell office:value-type="float" office:value="0.00131438311963346" calcext:value-type="float">
            <text:p>0.001314383119633</text:p>
          </table:table-cell>
          <table:table-cell office:value-type="float" office:value="0.00128776789904243" calcext:value-type="float">
            <text:p>0.001287767899042</text:p>
          </table:table-cell>
          <table:table-cell office:value-type="float" office:value="0.00126204489160628" calcext:value-type="float">
            <text:p>0.001262044891606</text:p>
          </table:table-cell>
          <table:table-cell office:value-type="float" office:value="0.00123717021632335" calcext:value-type="float">
            <text:p>0.001237170216323</text:p>
          </table:table-cell>
          <table:table-cell office:value-type="float" office:value="0.00121310292766337" calcext:value-type="float">
            <text:p>0.001213102927663</text:p>
          </table:table-cell>
          <table:table-cell office:value-type="float" office:value="0.00118980476365865" calcext:value-type="float">
            <text:p>0.001189804763659</text:p>
          </table:table-cell>
          <table:table-cell office:value-type="float" office:value="0.0011672399204187" calcext:value-type="float">
            <text:p>0.001167239920419</text:p>
          </table:table-cell>
          <table:table-cell office:value-type="float" office:value="0.00114537484983153" calcext:value-type="float">
            <text:p>0.001145374849832</text:p>
          </table:table-cell>
          <table:table-cell office:value-type="float" office:value="0.00112417807761459" calcext:value-type="float">
            <text:p>0.001124178077615</text:p>
          </table:table-cell>
          <table:table-cell office:value-type="float" office:value="0.00110362003932599" calcext:value-type="float">
            <text:p>0.001103620039326</text:p>
          </table:table-cell>
          <table:table-cell office:value-type="float" office:value="0.00108367293223403" calcext:value-type="float">
            <text:p>0.001083672932234</text:p>
          </table:table-cell>
          <table:table-cell office:value-type="float" office:value="0.00106431058124104" calcext:value-type="float">
            <text:p>0.001064310581241</text:p>
          </table:table-cell>
          <table:table-cell office:value-type="float" office:value="0.00104550831728661" calcext:value-type="float">
            <text:p>0.001045508317287</text:p>
          </table:table-cell>
          <table:table-cell office:value-type="float" office:value="0.00102724286686163" calcext:value-type="float">
            <text:p>0.001027242866862</text:p>
          </table:table-cell>
          <table:table-cell office:value-type="float" office:value="0.00100949225142951" calcext:value-type="float">
            <text:p>0.00100949225143</text:p>
          </table:table-cell>
          <table:table-cell office:value-type="float" office:value="0.00099223569571125" calcext:value-type="float">
            <text:p>0.000992235695711</text:p>
          </table:table-cell>
          <table:table-cell office:value-type="float" office:value="0.000975453543905494" calcext:value-type="float">
            <text:p>0.000975453543905</text:p>
          </table:table-cell>
          <table:table-cell office:value-type="float" office:value="0.000959127183037564" calcext:value-type="float">
            <text:p>0.000959127183038</text:p>
          </table:table-cell>
          <table:table-cell office:value-type="float" office:value="0.000943238972718935" calcext:value-type="float">
            <text:p>0.000943238972719</text:p>
          </table:table-cell>
          <table:table-cell office:value-type="float" office:value="0.000927772180681873" calcext:value-type="float">
            <text:p>0.000927772180682</text:p>
          </table:table-cell>
          <table:table-cell office:value-type="float" office:value="0.000912710923528268" calcext:value-type="float">
            <text:p>0.000912710923528</text:p>
          </table:table-cell>
          <table:table-cell office:value-type="float" office:value="0.000898040112195228" calcext:value-type="float">
            <text:p>0.000898040112195</text:p>
          </table:table-cell>
          <table:table-cell office:value-type="float" office:value="0.000883745401696352" calcext:value-type="float">
            <text:p>0.000883745401696</text:p>
          </table:table-cell>
          <table:table-cell office:value-type="float" office:value="0.000869813144734523" calcext:value-type="float">
            <text:p>0.000869813144735</text:p>
          </table:table-cell>
          <table:table-cell office:value-type="float" office:value="0.000856230348842436" calcext:value-type="float">
            <text:p>0.000856230348842</text:p>
          </table:table-cell>
          <table:table-cell office:value-type="float" office:value="0.000842984636727151" calcext:value-type="float">
            <text:p>0.000842984636727</text:p>
          </table:table-cell>
          <table:table-cell office:value-type="float" office:value="0.000830064209537474" calcext:value-type="float">
            <text:p>0.000830064209537</text:p>
          </table:table-cell>
          <table:table-cell office:value-type="float" office:value="0.000817457812806952" calcext:value-type="float">
            <text:p>0.000817457812807</text:p>
          </table:table-cell>
          <table:table-cell office:value-type="float" office:value="0.000805154704823037" calcext:value-type="float">
            <text:p>0.000805154704823</text:p>
          </table:table-cell>
          <table:table-cell office:value-type="float" office:value="0.000793144627244645" calcext:value-type="float">
            <text:p>0.000793144627245</text:p>
          </table:table-cell>
          <table:table-cell office:value-type="float" office:value="0.00078141777775581" calcext:value-type="float">
            <text:p>0.000781417777756</text:p>
          </table:table-cell>
          <table:table-cell office:value-type="float" office:value="0.000769964784599513" calcext:value-type="float">
            <text:p>0.0007699647846</text:p>
          </table:table-cell>
          <table:table-cell office:value-type="float" office:value="0.000758776682845673" calcext:value-type="float">
            <text:p>0.000758776682846</text:p>
          </table:table-cell>
          <table:table-cell office:value-type="float" office:value="0.000747844892231099" calcext:value-type="float">
            <text:p>0.000747844892231</text:p>
          </table:table-cell>
          <table:table-cell office:value-type="float" office:value="0.000737161196480823" calcext:value-type="float">
            <text:p>0.000737161196481</text:p>
          </table:table-cell>
          <table:table-cell office:value-type="float" office:value="0.000726717723963015" calcext:value-type="float">
            <text:p>0.000726717723963</text:p>
          </table:table-cell>
          <table:table-cell office:value-type="float" office:value="0.000716506929597303" calcext:value-type="float">
            <text:p>0.000716506929597</text:p>
          </table:table-cell>
          <table:table-cell office:value-type="float" office:value="0.000706521577908472" calcext:value-type="float">
            <text:p>0.000706521577908</text:p>
          </table:table-cell>
          <table:table-cell office:value-type="float" office:value="0.000696754727148502" calcext:value-type="float">
            <text:p>0.000696754727149</text:p>
          </table:table-cell>
          <table:table-cell office:value-type="float" office:value="0.000687199714400862" calcext:value-type="float">
            <text:p>0.000687199714401</text:p>
          </table:table-cell>
          <table:table-cell office:value-type="float" office:value="0.000677850141599621" calcext:value-type="float">
            <text:p>0.0006778501416</text:p>
          </table:table-cell>
          <table:table-cell office:value-type="float" office:value="0.000668699862395096" calcext:value-type="float">
            <text:p>0.000668699862395</text:p>
          </table:table-cell>
          <table:table-cell office:value-type="float" office:value="0.000659742969806423" calcext:value-type="float">
            <text:p>0.000659742969806</text:p>
          </table:table-cell>
          <table:table-cell office:value-type="float" office:value="0.000650973784606365" calcext:value-type="float">
            <text:p>0.000650973784606</text:p>
          </table:table-cell>
          <table:table-cell office:value-type="float" office:value="0.000642386844384871" calcext:value-type="float">
            <text:p>0.000642386844385</text:p>
          </table:table-cell>
          <table:table-cell office:value-type="float" office:value="0.000633976893246582" calcext:value-type="float">
            <text:p>0.000633976893247</text:p>
          </table:table-cell>
          <table:table-cell office:value-type="float" office:value="0.00062573887210062" calcext:value-type="float">
            <text:p>0.000625738872101</text:p>
          </table:table-cell>
          <table:table-cell office:value-type="float" office:value="0.000617667909496852" calcext:value-type="float">
            <text:p>0.000617667909497</text:p>
          </table:table-cell>
          <table:table-cell office:value-type="float" office:value="0.00060975931298113" calcext:value-type="float">
            <text:p>0.000609759312981</text:p>
          </table:table-cell>
          <table:table-cell office:value-type="float" office:value="0.000602008560923714" calcext:value-type="float">
            <text:p>0.000602008560924</text:p>
          </table:table-cell>
          <table:table-cell office:value-type="float" office:value="0.000594411294803317" calcext:value-type="float">
            <text:p>0.000594411294803</text:p>
          </table:table-cell>
          <table:table-cell office:value-type="float" office:value="0.000586963311907222" calcext:value-type="float">
            <text:p>0.000586963311907</text:p>
          </table:table-cell>
          <table:table-cell office:value-type="float" office:value="0.000579660558422411" calcext:value-type="float">
            <text:p>0.000579660558422</text:p>
          </table:table-cell>
          <table:table-cell office:value-type="float" office:value="0.000572499122899938" calcext:value-type="float">
            <text:p>0.0005724991229</text:p>
          </table:table-cell>
          <table:table-cell office:value-type="float" office:value="0.000565475230059549" calcext:value-type="float">
            <text:p>0.00056547523006</text:p>
          </table:table-cell>
          <table:table-cell office:value-type="float" office:value="0.000558585234921247" calcext:value-type="float">
            <text:p>0.000558585234921</text:p>
          </table:table-cell>
          <table:table-cell office:value-type="float" office:value="0.000551825617237895" calcext:value-type="float">
            <text:p>0.000551825617238</text:p>
          </table:table-cell>
          <table:table-cell office:value-type="float" office:value="0.00054519297621618" calcext:value-type="float">
            <text:p>0.000545192976216</text:p>
          </table:table-cell>
          <table:table-cell office:value-type="float" office:value="0.000538684025502281" calcext:value-type="float">
            <text:p>0.000538684025502</text:p>
          </table:table-cell>
          <table:table-cell office:value-type="float" office:value="0.000532295588423796" calcext:value-type="float">
            <text:p>0.000532295588424</text:p>
          </table:table-cell>
          <table:table-cell office:value-type="float" office:value="0.000526024593465525" calcext:value-type="float">
            <text:p>0.000526024593466</text:p>
          </table:table-cell>
          <table:table-cell office:value-type="float" office:value="0.000519868069971003" calcext:value-type="float">
            <text:p>0.000519868069971</text:p>
          </table:table-cell>
          <table:table-cell office:value-type="float" office:value="0.000513823144053942" calcext:value-type="float">
            <text:p>0.000513823144054</text:p>
          </table:table-cell>
          <table:table-cell office:value-type="float" office:value="0.00050788703470753" calcext:value-type="float">
            <text:p>0.000507887034708</text:p>
          </table:table-cell>
          <table:table-cell office:value-type="float" office:value="0.00050205705010143" calcext:value-type="float">
            <text:p>0.000502057050101</text:p>
          </table:table-cell>
          <table:table-cell office:value-type="float" office:value="0.000496330584056771" calcext:value-type="float">
            <text:p>0.000496330584057</text:p>
          </table:table-cell>
          <table:table-cell office:value-type="float" office:value="0.000490705112686547" calcext:value-type="float">
            <text:p>0.000490705112687</text:p>
          </table:table-cell>
          <table:table-cell office:value-type="float" office:value="0.000485178191191972" calcext:value-type="float">
            <text:p>0.000485178191192</text:p>
          </table:table-cell>
          <table:table-cell office:value-type="float" office:value="0.000479747450812279" calcext:value-type="float">
            <text:p>0.000479747450812</text:p>
          </table:table-cell>
          <table:table-cell office:value-type="float" office:value="0.000474410595910224" calcext:value-type="float">
            <text:p>0.00047441059591</text:p>
          </table:table-cell>
          <table:table-cell office:value-type="float" office:value="0.000469165401196741" calcext:value-type="float">
            <text:p>0.000469165401197</text:p>
          </table:table-cell>
          <table:table-cell office:value-type="float" office:value="0.00046400970907336" calcext:value-type="float">
            <text:p>0.000464009709073</text:p>
          </table:table-cell>
          <table:table-cell office:value-type="float" office:value="0.000458941427104905" calcext:value-type="float">
            <text:p>0.000458941427105</text:p>
          </table:table-cell>
          <table:table-cell office:value-type="float" office:value="0.000453958525594861" calcext:value-type="float">
            <text:p>0.000453958525595</text:p>
          </table:table-cell>
          <table:table-cell office:value-type="float" office:value="0.000449059035274737" calcext:value-type="float">
            <text:p>0.000449059035275</text:p>
          </table:table-cell>
          <table:table-cell office:value-type="float" office:value="0.000444241045093774" calcext:value-type="float">
            <text:p>0.000444241045094</text:p>
          </table:table-cell>
          <table:table-cell office:value-type="float" office:value="0.000439502700102418" calcext:value-type="float">
            <text:p>0.000439502700102</text:p>
          </table:table-cell>
          <table:table-cell office:value-type="float" office:value="0.000434842199430883" calcext:value-type="float">
            <text:p>0.000434842199431</text:p>
          </table:table-cell>
          <table:table-cell office:value-type="float" office:value="0.000430257794354121" calcext:value-type="float">
            <text:p>0.000430257794354</text:p>
          </table:table-cell>
          <table:table-cell office:value-type="float" office:value="0.000425747786434834" calcext:value-type="float">
            <text:p>0.000425747786435</text:p>
          </table:table-cell>
          <table:table-cell office:value-type="float" office:value="0.000421310525753168" calcext:value-type="float">
            <text:p>0.000421310525753</text:p>
          </table:table-cell>
          <table:table-cell office:value-type="float" office:value="0.000416944409203534" calcext:value-type="float">
            <text:p>0.000416944409204</text:p>
          </table:table-cell>
          <table:table-cell office:value-type="float" office:value="0.000412647878867154" calcext:value-type="float">
            <text:p>0.000412647878867</text:p>
          </table:table-cell>
          <table:table-cell office:value-type="float" office:value="0.000408419420448057" calcext:value-type="float">
            <text:p>0.000408419420448</text:p>
          </table:table-cell>
          <table:table-cell office:value-type="float" office:value="0.000404257561777791" calcext:value-type="float">
            <text:p>0.000404257561778</text:p>
          </table:table-cell>
          <table:table-cell office:value-type="float" office:value="0.000400160871378618" calcext:value-type="float">
            <text:p>0.000400160871379</text:p>
          </table:table-cell>
          <table:table-cell office:value-type="float" office:value="0.000396127957084174" calcext:value-type="float">
            <text:p>0.000396127957084</text:p>
          </table:table-cell>
          <table:table-cell office:value-type="float" office:value="0.000392157464719324" calcext:value-type="float">
            <text:p>0.000392157464719</text:p>
          </table:table-cell>
          <table:table-cell office:value-type="float" office:value="0.000388248076827679" calcext:value-type="float">
            <text:p>0.000388248076828</text:p>
          </table:table-cell>
          <table:table-cell office:value-type="float" office:value="0.000384398511455491" calcext:value-type="float">
            <text:p>0.000384398511455</text:p>
          </table:table-cell>
          <table:table-cell office:value-type="float" office:value="0.000380607520977976" calcext:value-type="float">
            <text:p>0.000380607520978</text:p>
          </table:table-cell>
          <table:table-cell office:value-type="float" office:value="0.000376873890976163" calcext:value-type="float">
            <text:p>0.000376873890976</text:p>
          </table:table-cell>
          <table:table-cell office:value-type="float" office:value="0.000373196439153916" calcext:value-type="float">
            <text:p>0.000373196439154</text:p>
          </table:table-cell>
          <table:table-cell office:value-type="float" office:value="0.000369574014299989" calcext:value-type="float">
            <text:p>0.0003695740143</text:p>
          </table:table-cell>
          <table:table-cell office:value-type="float" office:value="0.000366005495287023" calcext:value-type="float">
            <text:p>0.000366005495287</text:p>
          </table:table-cell>
          <table:table-cell office:value-type="float" office:value="0.000362489790112411" calcext:value-type="float">
            <text:p>0.000362489790112</text:p>
          </table:table-cell>
          <table:table-cell office:value-type="float" office:value="0.000359025834970802" calcext:value-type="float">
            <text:p>0.000359025834971</text:p>
          </table:table-cell>
          <table:table-cell office:value-type="float" office:value="0.000355612593365728" calcext:value-type="float">
            <text:p>0.000355612593366</text:p>
          </table:table-cell>
          <table:table-cell office:value-type="float" office:value="0.000352249055251655" calcext:value-type="float">
            <text:p>0.000352249055252</text:p>
          </table:table-cell>
          <table:table-cell office:value-type="float" office:value="0.000348934236211947" calcext:value-type="float">
            <text:p>0.000348934236212</text:p>
          </table:table-cell>
          <table:table-cell office:value-type="float" office:value="0.00034566717666133" calcext:value-type="float">
            <text:p>0.000345667176661</text:p>
          </table:table-cell>
          <table:table-cell office:value-type="float" office:value="0.000342446941083005" calcext:value-type="float">
            <text:p>0.000342446941083</text:p>
          </table:table-cell>
          <table:table-cell office:value-type="float" office:value="0.000339272617289682" calcext:value-type="float">
            <text:p>0.00033927261729</text:p>
          </table:table-cell>
          <table:table-cell office:value-type="float" office:value="0.000336143315715166" calcext:value-type="float">
            <text:p>0.000336143315715</text:p>
          </table:table-cell>
          <table:table-cell office:value-type="float" office:value="0.00033305816872906" calcext:value-type="float">
            <text:p>0.000333058168729</text:p>
          </table:table-cell>
          <table:table-cell office:value-type="float" office:value="0.000330016329976401" calcext:value-type="float">
            <text:p>0.000330016329976</text:p>
          </table:table-cell>
          <table:table-cell office:value-type="float" office:value="0.000327016973739163" calcext:value-type="float">
            <text:p>0.000327016973739</text:p>
          </table:table-cell>
          <table:table-cell office:value-type="float" office:value="0.0003240592943271" calcext:value-type="float">
            <text:p>0.000324059294327</text:p>
          </table:table-cell>
          <table:table-cell office:value-type="float" office:value="0.000321142505481173" calcext:value-type="float">
            <text:p>0.000321142505481</text:p>
          </table:table-cell>
          <table:table-cell office:value-type="float" office:value="0.000318265839802298" calcext:value-type="float">
            <text:p>0.000318265839802</text:p>
          </table:table-cell>
          <table:table-cell office:value-type="float" office:value="0.000315428548201782" calcext:value-type="float">
            <text:p>0.000315428548202</text:p>
          </table:table-cell>
          <table:table-cell office:value-type="float" office:value="0.000312629899366827" calcext:value-type="float">
            <text:p>0.000312629899367</text:p>
          </table:table-cell>
          <table:table-cell office:value-type="float" office:value="0.000309869179248313" calcext:value-type="float">
            <text:p>0.000309869179248</text:p>
          </table:table-cell>
          <table:table-cell office:value-type="float" office:value="0.000307145690560692" calcext:value-type="float">
            <text:p>0.000307145690561</text:p>
          </table:table-cell>
          <table:table-cell office:value-type="float" office:value="0.000304458752306487" calcext:value-type="float">
            <text:p>0.000304458752306</text:p>
          </table:table-cell>
          <table:table-cell office:value-type="float" office:value="0.000301807699309177" calcext:value-type="float">
            <text:p>0.000301807699309</text:p>
          </table:table-cell>
          <table:table-cell office:value-type="float" office:value="0.000299191881768283" calcext:value-type="float">
            <text:p>0.000299191881768</text:p>
          </table:table-cell>
          <table:table-cell office:value-type="float" office:value="0.000296610664824538" calcext:value-type="float">
            <text:p>0.000296610664825</text:p>
          </table:table-cell>
          <table:table-cell office:value-type="float" office:value="0.000294063428141222" calcext:value-type="float">
            <text:p>0.000294063428141</text:p>
          </table:table-cell>
          <table:table-cell office:value-type="float" office:value="0.000291549565502246" calcext:value-type="float">
            <text:p>0.000291549565502</text:p>
          </table:table-cell>
          <table:table-cell office:value-type="float" office:value="0.000289068484418103" calcext:value-type="float">
            <text:p>0.00028906848441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00263852143185648" calcext:value-type="float">
            <text:p>0.000263852143186</text:p>
          </table:table-cell>
          <table:table-cell office:value-type="float" office:value="0.00026614105986301" calcext:value-type="float">
            <text:p>0.000266141059863</text:p>
          </table:table-cell>
          <table:table-cell office:value-type="float" office:value="0.000268460694453578" calcext:value-type="float">
            <text:p>0.000268460694454</text:p>
          </table:table-cell>
          <table:table-cell office:value-type="float" office:value="0.000270811613979743" calcext:value-type="float">
            <text:p>0.00027081161398</text:p>
          </table:table-cell>
          <table:table-cell office:value-type="float" office:value="0.000273194398955191" calcext:value-type="float">
            <text:p>0.000273194398955</text:p>
          </table:table-cell>
          <table:table-cell office:value-type="float" office:value="0.000275609643784886" calcext:value-type="float">
            <text:p>0.000275609643785</text:p>
          </table:table-cell>
          <table:table-cell office:value-type="float" office:value="0.000278057957172974" calcext:value-type="float">
            <text:p>0.000278057957173</text:p>
          </table:table-cell>
          <table:table-cell office:value-type="float" office:value="0.000280539962548993" calcext:value-type="float">
            <text:p>0.000280539962549</text:p>
          </table:table-cell>
          <table:table-cell office:value-type="float" office:value="0.000283056298510099" calcext:value-type="float">
            <text:p>0.00028305629851</text:p>
          </table:table-cell>
          <table:table-cell office:value-type="float" office:value="0.000285607619275576" calcext:value-type="float">
            <text:p>0.000285607619276</text:p>
          </table:table-cell>
          <table:table-cell office:value-type="float" office:value="0.000288194595162084" calcext:value-type="float">
            <text:p>0.000288194595162</text:p>
          </table:table-cell>
          <table:table-cell office:value-type="float" office:value="0.000290817913072347" calcext:value-type="float">
            <text:p>0.000290817913072</text:p>
          </table:table-cell>
          <table:table-cell office:value-type="float" office:value="0.000293478277004217" calcext:value-type="float">
            <text:p>0.000293478277004</text:p>
          </table:table-cell>
          <table:table-cell office:value-type="float" office:value="0.000296176408577886" calcext:value-type="float">
            <text:p>0.000296176408578</text:p>
          </table:table-cell>
          <table:table-cell office:value-type="float" office:value="0.00029891304758315" calcext:value-type="float">
            <text:p>0.000298913047583</text:p>
          </table:table-cell>
          <table:table-cell office:value-type="float" office:value="0.000301688952545104" calcext:value-type="float">
            <text:p>0.000301688952545</text:p>
          </table:table-cell>
          <table:table-cell office:value-type="float" office:value="0.000304504901311515" calcext:value-type="float">
            <text:p>0.000304504901312</text:p>
          </table:table-cell>
          <table:table-cell office:value-type="float" office:value="0.000307361691667917" calcext:value-type="float">
            <text:p>0.000307361691668</text:p>
          </table:table-cell>
          <table:table-cell office:value-type="float" office:value="0.000310260141966627" calcext:value-type="float">
            <text:p>0.000310260141967</text:p>
          </table:table-cell>
          <table:table-cell office:value-type="float" office:value="0.000313201091786296" calcext:value-type="float">
            <text:p>0.000313201091786</text:p>
          </table:table-cell>
          <table:table-cell office:value-type="float" office:value="0.000316185402615916" calcext:value-type="float">
            <text:p>0.000316185402616</text:p>
          </table:table-cell>
          <table:table-cell office:value-type="float" office:value="0.000319213958564659" calcext:value-type="float">
            <text:p>0.000319213958565</text:p>
          </table:table-cell>
          <table:table-cell office:value-type="float" office:value="0.000322287667099111" calcext:value-type="float">
            <text:p>0.000322287667099</text:p>
          </table:table-cell>
          <table:table-cell office:value-type="float" office:value="0.00032540745980941" calcext:value-type="float">
            <text:p>0.000325407459809</text:p>
          </table:table-cell>
          <table:table-cell office:value-type="float" office:value="0.000328574293206454" calcext:value-type="float">
            <text:p>0.000328574293206</text:p>
          </table:table-cell>
          <table:table-cell office:value-type="float" office:value="0.000331789149552362" calcext:value-type="float">
            <text:p>0.000331789149552</text:p>
          </table:table-cell>
          <table:table-cell office:value-type="float" office:value="0.000335053037719574" calcext:value-type="float">
            <text:p>0.00033505303772</text:p>
          </table:table-cell>
          <table:table-cell office:value-type="float" office:value="0.000338366994089748" calcext:value-type="float">
            <text:p>0.00033836699409</text:p>
          </table:table-cell>
          <table:table-cell office:value-type="float" office:value="0.00034173208348444" calcext:value-type="float">
            <text:p>0.000341732083484</text:p>
          </table:table-cell>
          <table:table-cell office:value-type="float" office:value="0.000345149400140112" calcext:value-type="float">
            <text:p>0.00034514940014</text:p>
          </table:table-cell>
          <table:table-cell office:value-type="float" office:value="0.000348620068716659" calcext:value-type="float">
            <text:p>0.000348620068717</text:p>
          </table:table-cell>
          <table:table-cell office:value-type="float" office:value="0.000352145245352381" calcext:value-type="float">
            <text:p>0.000352145245352</text:p>
          </table:table-cell>
          <table:table-cell office:value-type="float" office:value="0.000355726118760273" calcext:value-type="float">
            <text:p>0.00035572611876</text:p>
          </table:table-cell>
          <table:table-cell office:value-type="float" office:value="0.000359363911373344" calcext:value-type="float">
            <text:p>0.000359363911373</text:p>
          </table:table-cell>
          <table:table-cell office:value-type="float" office:value="0.00036305988053559" calcext:value-type="float">
            <text:p>0.000363059880536</text:p>
          </table:table-cell>
          <table:table-cell office:value-type="float" office:value="0.000366815319747095" calcext:value-type="float">
            <text:p>0.000366815319747</text:p>
          </table:table-cell>
          <table:table-cell office:value-type="float" office:value="0.000370631559958669" calcext:value-type="float">
            <text:p>0.000370631559959</text:p>
          </table:table-cell>
          <table:table-cell office:value-type="float" office:value="0.0003745099709265" calcext:value-type="float">
            <text:p>0.000374509970927</text:p>
          </table:table-cell>
          <table:table-cell office:value-type="float" office:value="0.000378451962624261" calcext:value-type="float">
            <text:p>0.000378451962624</text:p>
          </table:table-cell>
          <table:table-cell office:value-type="float" office:value="0.0003824589867175" calcext:value-type="float">
            <text:p>0.000382458986718</text:p>
          </table:table-cell>
          <table:table-cell office:value-type="float" office:value="0.000386532538104468" calcext:value-type="float">
            <text:p>0.000386532538104</text:p>
          </table:table-cell>
          <table:table-cell office:value-type="float" office:value="0.000390674156522854" calcext:value-type="float">
            <text:p>0.000390674156523</text:p>
          </table:table-cell>
          <table:table-cell office:value-type="float" office:value="0.000394885428234566" calcext:value-type="float">
            <text:p>0.000394885428235</text:p>
          </table:table-cell>
          <table:table-cell office:value-type="float" office:value="0.000399167987779752" calcext:value-type="float">
            <text:p>0.00039916798778</text:p>
          </table:table-cell>
          <table:table-cell office:value-type="float" office:value="0.000403523519819729" calcext:value-type="float">
            <text:p>0.00040352351982</text:p>
          </table:table-cell>
          <table:table-cell office:value-type="float" office:value="0.000407953761056306" calcext:value-type="float">
            <text:p>0.000407953761056</text:p>
          </table:table-cell>
          <table:table-cell office:value-type="float" office:value="0.000412460502247284" calcext:value-type="float">
            <text:p>0.000412460502247</text:p>
          </table:table-cell>
          <table:table-cell office:value-type="float" office:value="0.000417045590313198" calcext:value-type="float">
            <text:p>0.000417045590313</text:p>
          </table:table-cell>
          <table:table-cell office:value-type="float" office:value="0.000421710930543375" calcext:value-type="float">
            <text:p>0.000421710930543</text:p>
          </table:table-cell>
          <table:table-cell office:value-type="float" office:value="0.000426458488909957" calcext:value-type="float">
            <text:p>0.00042645848891</text:p>
          </table:table-cell>
          <table:table-cell office:value-type="float" office:value="0.000431290294491577" calcext:value-type="float">
            <text:p>0.000431290294492</text:p>
          </table:table-cell>
          <table:table-cell office:value-type="float" office:value="0.000436208442012704" calcext:value-type="float">
            <text:p>0.000436208442013</text:p>
          </table:table-cell>
          <table:table-cell office:value-type="float" office:value="0.000441215094514076" calcext:value-type="float">
            <text:p>0.000441215094514</text:p>
          </table:table-cell>
          <table:table-cell office:value-type="float" office:value="0.00044631248614374" calcext:value-type="float">
            <text:p>0.000446312486144</text:p>
          </table:table-cell>
          <table:table-cell office:value-type="float" office:value="0.00045150292509976" calcext:value-type="float">
            <text:p>0.0004515029251</text:p>
          </table:table-cell>
          <table:table-cell office:value-type="float" office:value="0.000456788796711239" calcext:value-type="float">
            <text:p>0.000456788796711</text:p>
          </table:table-cell>
          <table:table-cell office:value-type="float" office:value="0.000462172566681646" calcext:value-type="float">
            <text:p>0.000462172566682</text:p>
          </table:table-cell>
          <table:table-cell office:value-type="float" office:value="0.000467656784492685" calcext:value-type="float">
            <text:p>0.000467656784493</text:p>
          </table:table-cell>
          <table:table-cell office:value-type="float" office:value="0.0004732440869885" calcext:value-type="float">
            <text:p>0.000473244086989</text:p>
          </table:table-cell>
          <table:table-cell office:value-type="float" office:value="0.000478937202146368" calcext:value-type="float">
            <text:p>0.000478937202146</text:p>
          </table:table-cell>
          <table:table-cell office:value-type="float" office:value="0.000484738953041899" calcext:value-type="float">
            <text:p>0.000484738953042</text:p>
          </table:table-cell>
          <table:table-cell office:value-type="float" office:value="0.00049065226202828" calcext:value-type="float">
            <text:p>0.000490652262028</text:p>
          </table:table-cell>
          <table:table-cell office:value-type="float" office:value="0.000496680155138531" calcext:value-type="float">
            <text:p>0.000496680155139</text:p>
          </table:table-cell>
          <table:table-cell office:value-type="float" office:value="0.000502825766726055" calcext:value-type="float">
            <text:p>0.000502825766726</text:p>
          </table:table-cell>
          <table:table-cell office:value-type="float" office:value="0.00050909234435789" calcext:value-type="float">
            <text:p>0.000509092344358</text:p>
          </table:table-cell>
          <table:table-cell office:value-type="float" office:value="0.00051548325398078" calcext:value-type="float">
            <text:p>0.000515483253981</text:p>
          </table:table-cell>
          <table:table-cell office:value-type="float" office:value="0.000522001985370639" calcext:value-type="float">
            <text:p>0.000522001985371</text:p>
          </table:table-cell>
          <table:table-cell office:value-type="float" office:value="0.000528652157893516" calcext:value-type="float">
            <text:p>0.000528652157894</text:p>
          </table:table-cell>
          <table:table-cell office:value-type="float" office:value="0.000535437526590825" calcext:value-type="float">
            <text:p>0.000535437526591</text:p>
          </table:table-cell>
          <table:table-cell office:value-type="float" office:value="0.000542361988616206" calcext:value-type="float">
            <text:p>0.000542361988616</text:p>
          </table:table-cell>
          <table:table-cell office:value-type="float" office:value="0.00054942959004558" calcext:value-type="float">
            <text:p>0.000549429590046</text:p>
          </table:table-cell>
          <table:table-cell office:value-type="float" office:value="0.000556644533086327" calcext:value-type="float">
            <text:p>0.000556644533086</text:p>
          </table:table-cell>
          <table:table-cell office:value-type="float" office:value="0.000564011183712372" calcext:value-type="float">
            <text:p>0.000564011183712</text:p>
          </table:table-cell>
          <table:table-cell office:value-type="float" office:value="0.000571534079761193" calcext:value-type="float">
            <text:p>0.000571534079761</text:p>
          </table:table-cell>
          <table:table-cell office:value-type="float" office:value="0.000579217939519587" calcext:value-type="float">
            <text:p>0.00057921793952</text:p>
          </table:table-cell>
          <table:table-cell office:value-type="float" office:value="0.000587067670830972" calcext:value-type="float">
            <text:p>0.000587067670831</text:p>
          </table:table-cell>
          <table:table-cell office:value-type="float" office:value="0.000595088380775011" calcext:value-type="float">
            <text:p>0.000595088380775</text:p>
          </table:table-cell>
          <table:table-cell office:value-type="float" office:value="0.000603285385945723" calcext:value-type="float">
            <text:p>0.000603285385946</text:p>
          </table:table-cell>
          <table:table-cell office:value-type="float" office:value="0.000611664223389298" calcext:value-type="float">
            <text:p>0.000611664223389</text:p>
          </table:table-cell>
          <table:table-cell office:value-type="float" office:value="0.0006202306622337" calcext:value-type="float">
            <text:p>0.000620230662234</text:p>
          </table:table-cell>
          <table:table-cell office:value-type="float" office:value="0.000628990716078926" calcext:value-type="float">
            <text:p>0.000628990716079</text:p>
          </table:table-cell>
          <table:table-cell office:value-type="float" office:value="0.000637950656201362" calcext:value-type="float">
            <text:p>0.000637950656201</text:p>
          </table:table-cell>
          <table:table-cell office:value-type="float" office:value="0.000647117025629474" calcext:value-type="float">
            <text:p>0.000647117025629</text:p>
          </table:table-cell>
          <table:table-cell office:value-type="float" office:value="0.000656496654171871" calcext:value-type="float">
            <text:p>0.000656496654172</text:p>
          </table:table-cell>
          <table:table-cell office:value-type="float" office:value="0.000666096674464431" calcext:value-type="float">
            <text:p>0.000666096674464</text:p>
          </table:table-cell>
          <table:table-cell office:value-type="float" office:value="0.000675924539127218" calcext:value-type="float">
            <text:p>0.000675924539127</text:p>
          </table:table-cell>
          <table:table-cell office:value-type="float" office:value="0.000685988039115801" calcext:value-type="float">
            <text:p>0.000685988039116</text:p>
          </table:table-cell>
          <table:table-cell office:value-type="float" office:value="0.00069629532337027" calcext:value-type="float">
            <text:p>0.00069629532337</text:p>
          </table:table-cell>
          <table:table-cell office:value-type="float" office:value="0.000706854919876956" calcext:value-type="float">
            <text:p>0.000706854919877</text:p>
          </table:table-cell>
          <table:table-cell office:value-type="float" office:value="0.000717675758249929" calcext:value-type="float">
            <text:p>0.00071767575825</text:p>
          </table:table-cell>
          <table:table-cell office:value-type="float" office:value="0.000728767193987811" calcext:value-type="float">
            <text:p>0.000728767193988</text:p>
          </table:table-cell>
          <table:table-cell office:value-type="float" office:value="0.000740139034518205" calcext:value-type="float">
            <text:p>0.000740139034518</text:p>
          </table:table-cell>
          <table:table-cell office:value-type="float" office:value="0.000751801567236225" calcext:value-type="float">
            <text:p>0.000751801567236</text:p>
          </table:table-cell>
          <table:table-cell office:value-type="float" office:value="0.000763765589672285" calcext:value-type="float">
            <text:p>0.000763765589672</text:p>
          </table:table-cell>
          <table:table-cell office:value-type="float" office:value="0.000776042442014747" calcext:value-type="float">
            <text:p>0.000776042442015</text:p>
          </table:table-cell>
          <table:table-cell office:value-type="float" office:value="0.00078864404220258" calcext:value-type="float">
            <text:p>0.000788644042203</text:p>
          </table:table-cell>
          <table:table-cell office:value-type="float" office:value="0.00080158292381081" calcext:value-type="float">
            <text:p>0.000801582923811</text:p>
          </table:table-cell>
          <table:table-cell office:value-type="float" office:value="0.000814872277035818" calcext:value-type="float">
            <text:p>0.000814872277036</text:p>
          </table:table-cell>
          <table:table-cell office:value-type="float" office:value="0.000828525993040249" calcext:value-type="float">
            <text:p>0.00082852599304</text:p>
          </table:table-cell>
          <table:table-cell office:value-type="float" office:value="0.000842558712023446" calcext:value-type="float">
            <text:p>0.000842558712023</text:p>
          </table:table-cell>
          <table:table-cell office:value-type="float" office:value="0.000856985875377302" calcext:value-type="float">
            <text:p>0.000856985875377</text:p>
          </table:table-cell>
          <table:table-cell office:value-type="float" office:value="0.000871823782344151" calcext:value-type="float">
            <text:p>0.000871823782344</text:p>
          </table:table-cell>
          <table:table-cell office:value-type="float" office:value="0.000887089651655864" calcext:value-type="float">
            <text:p>0.000887089651656</text:p>
          </table:table-cell>
          <table:table-cell office:value-type="float" office:value="0.000902801688664924" calcext:value-type="float">
            <text:p>0.000902801688665</text:p>
          </table:table-cell>
          <table:table-cell office:value-type="float" office:value="0.000918979158566353" calcext:value-type="float">
            <text:p>0.000918979158566</text:p>
          </table:table-cell>
          <table:table-cell office:value-type="float" office:value="0.000935642466382085" calcext:value-type="float">
            <text:p>0.000935642466382</text:p>
          </table:table-cell>
          <table:table-cell office:value-type="float" office:value="0.0009528132444422" calcext:value-type="float">
            <text:p>0.000952813244442</text:p>
          </table:table-cell>
          <table:table-cell office:value-type="float" office:value="0.000970514448221169" calcext:value-type="float">
            <text:p>0.000970514448221</text:p>
          </table:table-cell>
          <table:table-cell office:value-type="float" office:value="0.000988770461487657" calcext:value-type="float">
            <text:p>0.000988770461488</text:p>
          </table:table-cell>
          <table:table-cell office:value-type="float" office:value="0.00100760721186135" calcext:value-type="float">
            <text:p>0.001007607211861</text:p>
          </table:table-cell>
          <table:table-cell office:value-type="float" office:value="0.0010270522980103" calcext:value-type="float">
            <text:p>0.00102705229801</text:p>
          </table:table-cell>
          <table:table-cell office:value-type="float" office:value="0.00104713512991179" calcext:value-type="float">
            <text:p>0.001047135129912</text:p>
          </table:table-cell>
          <table:table-cell office:value-type="float" office:value="0.00106788708378321" calcext:value-type="float">
            <text:p>0.001067887083783</text:p>
          </table:table-cell>
          <table:table-cell office:value-type="float" office:value="0.00108934167354508" calcext:value-type="float">
            <text:p>0.001089341673545</text:p>
          </table:table-cell>
          <table:table-cell office:value-type="float" office:value="0.0011115347409315" calcext:value-type="float">
            <text:p>0.001111534740932</text:p>
          </table:table-cell>
          <table:table-cell office:value-type="float" office:value="0.00113450466671018" calcext:value-type="float">
            <text:p>0.00113450466671</text:p>
          </table:table-cell>
          <table:table-cell office:value-type="float" office:value="0.00115829260581772" calcext:value-type="float">
            <text:p>0.001158292605818</text:p>
          </table:table-cell>
          <table:table-cell office:value-type="float" office:value="0.00118294274970864" calcext:value-type="float">
            <text:p>0.001182942749709</text:p>
          </table:table-cell>
          <table:table-cell office:value-type="float" office:value="0.00120850261967895" calcext:value-type="float">
            <text:p>0.001208502619679</text:p>
          </table:table-cell>
          <table:table-cell office:value-type="float" office:value="0.0012350233956257" calcext:value-type="float">
            <text:p>0.001235023395626</text:p>
          </table:table-cell>
          <table:table-cell office:value-type="float" office:value="0.00126256028537758" calcext:value-type="float">
            <text:p>0.001262560285378</text:p>
          </table:table-cell>
          <table:table-cell office:value-type="float" office:value="0.00129117294065201" calcext:value-type="float">
            <text:p>0.001291172940652</text:p>
          </table:table-cell>
          <table:table-cell office:value-type="float" office:value="0.00132092592676058" calcext:value-type="float">
            <text:p>0.001320925926761</text:p>
          </table:table-cell>
          <table:table-cell office:value-type="float" office:value="0.00135188925444466" calcext:value-type="float">
            <text:p>0.001351889254445</text:p>
          </table:table-cell>
          <table:table-cell office:value-type="float" office:value="0.00138413898377663" calcext:value-type="float">
            <text:p>0.001384138983777</text:p>
          </table:table-cell>
          <table:table-cell office:value-type="float" office:value="0.00141775791191493" calcext:value-type="float">
            <text:p>0.001417757911915</text:p>
          </table:table-cell>
          <table:table-cell office:value-type="float" office:value="0.00145283635883029" calcext:value-type="float">
            <text:p>0.00145283635883</text:p>
          </table:table-cell>
          <table:table-cell office:value-type="float" office:value="0.00148947306784049" calcext:value-type="float">
            <text:p>0.001489473067841</text:p>
          </table:table-cell>
          <table:table-cell office:value-type="float" office:value="0.00152777624126097" calcext:value-type="float">
            <text:p>0.001527776241261</text:p>
          </table:table-cell>
          <table:table-cell office:value-type="float" office:value="0.00156786473571355" calcext:value-type="float">
            <text:p>0.001567864735714</text:p>
          </table:table-cell>
          <table:table-cell office:value-type="float" office:value="0.00160986944686257" calcext:value-type="float">
            <text:p>0.001609869446863</text:p>
          </table:table-cell>
          <table:table-cell office:value-type="float" office:value="0.00165393491993115" calcext:value-type="float">
            <text:p>0.001653934919931</text:p>
          </table:table-cell>
          <table:table-cell office:value-type="float" office:value="0.00170022123060201" calcext:value-type="float">
            <text:p>0.001700221230602</text:p>
          </table:table-cell>
          <table:table-cell office:value-type="float" office:value="0.00174890619125374" calcext:value-type="float">
            <text:p>0.001748906191254</text:p>
          </table:table-cell>
          <table:table-cell office:value-type="float" office:value="0.00180018795077963" calcext:value-type="float">
            <text:p>0.00180018795078</text:p>
          </table:table-cell>
          <table:table-cell office:value-type="float" office:value="0.00185428807309562" calcext:value-type="float">
            <text:p>0.001854288073096</text:p>
          </table:table-cell>
          <table:table-cell office:value-type="float" office:value="0.00191145520125797" calcext:value-type="float">
            <text:p>0.001911455201258</text:p>
          </table:table-cell>
          <table:table-cell office:value-type="float" office:value="0.00197196944238991" calcext:value-type="float">
            <text:p>0.00197196944239</text:p>
          </table:table-cell>
          <table:table-cell office:value-type="float" office:value="0.00203614764562357" calcext:value-type="float">
            <text:p>0.002036147645624</text:p>
          </table:table-cell>
          <table:table-cell office:value-type="float" office:value="0.00210434979399786" calcext:value-type="float">
            <text:p>0.002104349793998</text:p>
          </table:table-cell>
          <table:table-cell office:value-type="float" office:value="0.00217698679624762" calcext:value-type="float">
            <text:p>0.002176986796248</text:p>
          </table:table-cell>
          <table:table-cell office:value-type="float" office:value="0.00225453005149373" calcext:value-type="float">
            <text:p>0.002254530051494</text:p>
          </table:table-cell>
          <table:table-cell office:value-type="float" office:value="0.00233752327816039" calcext:value-type="float">
            <text:p>0.00233752327816</text:p>
          </table:table-cell>
          <table:table-cell office:value-type="float" office:value="0.00242659726047778" calcext:value-type="float">
            <text:p>0.002426597260478</text:p>
          </table:table-cell>
          <table:table-cell office:value-type="float" office:value="0.00252248839070603" calcext:value-type="float">
            <text:p>0.002522488390706</text:p>
          </table:table-cell>
          <table:table-cell office:value-type="float" office:value="0.00262606220067744" calcext:value-type="float">
            <text:p>0.002626062200677</text:p>
          </table:table-cell>
          <table:table-cell office:value-type="float" office:value="0.0027383435248845" calcext:value-type="float">
            <text:p>0.002738343524885</text:p>
          </table:table-cell>
          <table:table-cell office:value-type="float" office:value="0.00286055558451671" calcext:value-type="float">
            <text:p>0.002860555584517</text:p>
          </table:table-cell>
          <table:table-cell office:value-type="float" office:value="0.00299417122970011" calcext:value-type="float">
            <text:p>0.0029941712297</text:p>
          </table:table-cell>
          <table:table-cell office:value-type="float" office:value="0.00314098098880078" calcext:value-type="float">
            <text:p>0.003140980988801</text:p>
          </table:table-cell>
          <table:table-cell office:value-type="float" office:value="0.00330318471404659" calcext:value-type="float">
            <text:p>0.003303184714047</text:p>
          </table:table-cell>
          <table:table-cell office:value-type="float" office:value="0.00348351692268605" calcext:value-type="float">
            <text:p>0.003483516922686</text:p>
          </table:table-cell>
          <table:table-cell office:value-type="float" office:value="0.0036854211627212" calcext:value-type="float">
            <text:p>0.003685421162721</text:p>
          </table:table-cell>
          <table:table-cell office:value-type="float" office:value="0.00391329719305365" calcext:value-type="float">
            <text:p>0.003913297193054</text:p>
          </table:table-cell>
          <table:table-cell office:value-type="float" office:value="0.00417285881526436" calcext:value-type="float">
            <text:p>0.004172858815264</text:p>
          </table:table-cell>
          <table:table-cell office:value-type="float" office:value="0.00447166419438934" calcext:value-type="float">
            <text:p>0.004471664194389</text:p>
          </table:table-cell>
          <table:table-cell office:value-type="float" office:value="0.0048199228265739" calcext:value-type="float">
            <text:p>0.004819922826574</text:p>
          </table:table-cell>
          <table:table-cell office:value-type="float" office:value="0.00523176058229978" calcext:value-type="float">
            <text:p>0.0052317605823</text:p>
          </table:table-cell>
          <table:table-cell office:value-type="float" office:value="0.00572727083587934" calcext:value-type="float">
            <text:p>0.005727270835879</text:p>
          </table:table-cell>
          <table:table-cell office:value-type="float" office:value="0.00633596949229445" calcext:value-type="float">
            <text:p>0.006335969492294</text:p>
          </table:table-cell>
          <table:table-cell office:value-type="float" office:value="0.00710286993055295" calcext:value-type="float">
            <text:p>0.007102869930553</text:p>
          </table:table-cell>
          <table:table-cell office:value-type="float" office:value="0.00809968011044426" calcext:value-type="float">
            <text:p>0.008099680110444</text:p>
          </table:table-cell>
          <table:table-cell office:value-type="float" office:value="0.00944646221190357" calcext:value-type="float">
            <text:p>0.009446462211904</text:p>
          </table:table-cell>
          <table:table-cell office:value-type="float" office:value="0.0113551613483654" calcext:value-type="float">
            <text:p>0.011355161348365</text:p>
          </table:table-cell>
          <table:table-cell office:value-type="float" office:value="0.0142158929776011" calcext:value-type="float">
            <text:p>0.014215892977601</text:p>
          </table:table-cell>
          <table:table-cell office:value-type="float" office:value="0.0187275736107701" calcext:value-type="float">
            <text:p>0.01872757361077</text:p>
          </table:table-cell>
          <table:table-cell office:value-type="float" office:value="0.0257664540132035" calcext:value-type="float">
            <text:p>0.025766454013204</text:p>
          </table:table-cell>
          <table:table-cell office:value-type="float" office:value="0.0347968848686399" calcext:value-type="float">
            <text:p>0.03479688486864</text:p>
          </table:table-cell>
          <table:table-cell office:value-type="float" office:value="0.0427748932693497" calcext:value-type="float">
            <text:p>0.04277489326935</text:p>
          </table:table-cell>
          <table:table-cell office:value-type="float" office:value="0.0481726104526764" calcext:value-type="float">
            <text:p>0.048172610452676</text:p>
          </table:table-cell>
          <table:table-cell office:value-type="float" office:value="0.0516557628686072" calcext:value-type="float">
            <text:p>0.051655762868607</text:p>
          </table:table-cell>
          <table:table-cell office:value-type="float" office:value="0.0540242796809938" calcext:value-type="float">
            <text:p>0.054024279680994</text:p>
          </table:table-cell>
          <table:table-cell office:value-type="float" office:value="0.055749934473174" calcext:value-type="float">
            <text:p>0.055749934473174</text:p>
          </table:table-cell>
          <table:table-cell office:value-type="float" office:value="0.0570877563303923" calcext:value-type="float">
            <text:p>0.057087756330392</text:p>
          </table:table-cell>
          <table:table-cell office:value-type="float" office:value="0.0581797528254315" calcext:value-type="float">
            <text:p>0.058179752825432</text:p>
          </table:table-cell>
          <table:table-cell office:value-type="float" office:value="0.0591092882535191" calcext:value-type="float">
            <text:p>0.059109288253519</text:p>
          </table:table-cell>
          <table:table-cell office:value-type="float" office:value="0.0599279833313119" calcext:value-type="float">
            <text:p>0.059927983331312</text:p>
          </table:table-cell>
          <table:table-cell office:value-type="float" office:value="0.0606694050561048" calcext:value-type="float">
            <text:p>0.060669405056105</text:p>
          </table:table-cell>
          <table:table-cell office:value-type="float" office:value="0.0613563711618772" calcext:value-type="float">
            <text:p>0.061356371161877</text:p>
          </table:table-cell>
          <table:table-cell office:value-type="float" office:value="0.0620050434463097" calcext:value-type="float">
            <text:p>0.06200504344631</text:p>
          </table:table-cell>
          <table:table-cell office:value-type="float" office:value="0.0626273305638982" calcext:value-type="float">
            <text:p>0.062627330563898</text:p>
          </table:table-cell>
          <table:table-cell office:value-type="float" office:value="0.0632323611223547" calcext:value-type="float">
            <text:p>0.063232361122355</text:p>
          </table:table-cell>
          <table:table-cell office:value-type="float" office:value="0.0638274255087896" calcext:value-type="float">
            <text:p>0.06382742550879</text:p>
          </table:table-cell>
          <table:table-cell office:value-type="float" office:value="0.0644186045432393" calcext:value-type="float">
            <text:p>0.064418604543239</text:p>
          </table:table-cell>
          <table:table-cell office:value-type="float" office:value="0.0650112096464249" calcext:value-type="float">
            <text:p>0.065011209646425</text:p>
          </table:table-cell>
          <table:table-cell office:value-type="float" office:value="0.0656101091200789" calcext:value-type="float">
            <text:p>0.065610109120079</text:p>
          </table:table-cell>
          <table:table-cell office:value-type="float" office:value="0.0662199876175085" calcext:value-type="float">
            <text:p>0.066219987617509</text:p>
          </table:table-cell>
          <table:table-cell office:value-type="float" office:value="0.0668455707024798" calcext:value-type="float">
            <text:p>0.06684557070248</text:p>
          </table:table-cell>
          <table:table-cell office:value-type="float" office:value="0.0674918383996864" calcext:value-type="float">
            <text:p>0.067491838399687</text:p>
          </table:table-cell>
          <table:table-cell office:value-type="float" office:value="0.0681642482529981" calcext:value-type="float">
            <text:p>0.068164248252998</text:p>
          </table:table-cell>
          <table:table-cell office:value-type="float" office:value="0.0688689884766659" calcext:value-type="float">
            <text:p>0.068868988476666</text:p>
          </table:table-cell>
          <table:table-cell office:value-type="float" office:value="0.0696132850784286" calcext:value-type="float">
            <text:p>0.069613285078429</text:p>
          </table:table-cell>
          <table:table-cell office:value-type="float" office:value="0.0704057938962041" calcext:value-type="float">
            <text:p>0.070405793896204</text:p>
          </table:table-cell>
          <table:table-cell office:value-type="float" office:value="0.0712571207642521" calcext:value-type="float">
            <text:p>0.071257120764252</text:p>
          </table:table-cell>
          <table:table-cell office:value-type="float" office:value="0.0721805332766971" calcext:value-type="float">
            <text:p>0.072180533276697</text:p>
          </table:table-cell>
          <table:table-cell office:value-type="float" office:value="0.0731929608359536" calcext:value-type="float">
            <text:p>0.073192960835954</text:p>
          </table:table-cell>
          <table:table-cell office:value-type="float" office:value="0.0743164348475309" calcext:value-type="float">
            <text:p>0.074316434847531</text:p>
          </table:table-cell>
          <table:table-cell office:value-type="float" office:value="0.0755802145427434" calcext:value-type="float">
            <text:p>0.075580214542744</text:p>
          </table:table-cell>
          <table:table-cell office:value-type="float" office:value="0.0770240070833001" calcext:value-type="float">
            <text:p>0.0770240070833</text:p>
          </table:table-cell>
          <table:table-cell office:value-type="float" office:value="0.0787029839252405" calcext:value-type="float">
            <text:p>0.078702983925241</text:p>
          </table:table-cell>
          <table:table-cell office:value-type="float" office:value="0.0806958412437395" calcext:value-type="float">
            <text:p>0.08069584124374</text:p>
          </table:table-cell>
          <table:table-cell office:value-type="float" office:value="0.0831182072173973" calcext:value-type="float">
            <text:p>0.083118207217397</text:p>
          </table:table-cell>
          <table:table-cell office:value-type="float" office:value="0.0861458232848827" calcext:value-type="float">
            <text:p>0.086145823284883</text:p>
          </table:table-cell>
          <table:table-cell office:value-type="float" office:value="0.0900563889140257" calcext:value-type="float">
            <text:p>0.090056388914026</text:p>
          </table:table-cell>
          <table:table-cell office:value-type="float" office:value="0.0953087095432817" calcext:value-type="float">
            <text:p>0.095308709543282</text:p>
          </table:table-cell>
          <table:table-cell office:value-type="float" office:value="0.10269959513711" calcext:value-type="float">
            <text:p>0.10269959513711</text:p>
          </table:table-cell>
          <table:table-cell office:value-type="float" office:value="0.113685982938772" calcext:value-type="float">
            <text:p>0.113685982938772</text:p>
          </table:table-cell>
          <table:table-cell office:value-type="float" office:value="0.131032657082674" calcext:value-type="float">
            <text:p>0.131032657082674</text:p>
          </table:table-cell>
          <table:table-cell office:value-type="float" office:value="0.159775671508097" calcext:value-type="float">
            <text:p>0.159775671508097</text:p>
          </table:table-cell>
          <table:table-cell office:value-type="float" office:value="0.205747579680496" calcext:value-type="float">
            <text:p>0.205747579680496</text:p>
          </table:table-cell>
          <table:table-cell office:value-type="float" office:value="0.259313376382797" calcext:value-type="float">
            <text:p>0.259313376382797</text:p>
          </table:table-cell>
          <table:table-cell office:value-type="float" office:value="0.285235466814477" calcext:value-type="float">
            <text:p>0.285235466814477</text:p>
          </table:table-cell>
          <table:table-cell office:value-type="float" office:value="0.279849937757477" calcext:value-type="float">
            <text:p>0.279849937757477</text:p>
          </table:table-cell>
          <table:table-cell office:value-type="float" office:value="0.264374932566825" calcext:value-type="float">
            <text:p>0.264374932566825</text:p>
          </table:table-cell>
          <table:table-cell office:value-type="float" office:value="0.248919185764774" calcext:value-type="float">
            <text:p>0.248919185764774</text:p>
          </table:table-cell>
          <table:table-cell office:value-type="float" office:value="0.235721679384253" calcext:value-type="float">
            <text:p>0.235721679384253</text:p>
          </table:table-cell>
          <table:table-cell office:value-type="float" office:value="0.224813004631718" calcext:value-type="float">
            <text:p>0.224813004631718</text:p>
          </table:table-cell>
          <table:table-cell office:value-type="float" office:value="0.215799536110951" calcext:value-type="float">
            <text:p>0.215799536110951</text:p>
          </table:table-cell>
          <table:table-cell office:value-type="float" office:value="0.208287250789349" calcext:value-type="float">
            <text:p>0.208287250789349</text:p>
          </table:table-cell>
          <table:table-cell office:value-type="float" office:value="0.201959348778854" calcext:value-type="float">
            <text:p>0.201959348778854</text:p>
          </table:table-cell>
          <table:table-cell office:value-type="float" office:value="0.196574277542431" calcext:value-type="float">
            <text:p>0.196574277542431</text:p>
          </table:table-cell>
          <table:table-cell office:value-type="float" office:value="0.191949589774803" calcext:value-type="float">
            <text:p>0.191949589774803</text:p>
          </table:table-cell>
          <table:table-cell office:value-type="float" office:value="0.187946723083816" calcext:value-type="float">
            <text:p>0.187946723083816</text:p>
          </table:table-cell>
          <table:table-cell office:value-type="float" office:value="0.184459295128983" calcext:value-type="float">
            <text:p>0.184459295128983</text:p>
          </table:table-cell>
          <table:table-cell office:value-type="float" office:value="0.181404602665463" calcext:value-type="float">
            <text:p>0.181404602665463</text:p>
          </table:table-cell>
          <table:table-cell office:value-type="float" office:value="0.17871753804478" calcext:value-type="float">
            <text:p>0.17871753804478</text:p>
          </table:table-cell>
          <table:table-cell office:value-type="float" office:value="0.176346229665735" calcext:value-type="float">
            <text:p>0.176346229665735</text:p>
          </table:table-cell>
          <table:table-cell office:value-type="float" office:value="0.174248892175641" calcext:value-type="float">
            <text:p>0.174248892175641</text:p>
          </table:table-cell>
          <table:table-cell office:value-type="float" office:value="0.172391525520049" calcext:value-type="float">
            <text:p>0.172391525520049</text:p>
          </table:table-cell>
          <table:table-cell office:value-type="float" office:value="0.170746213790395" calcext:value-type="float">
            <text:p>0.170746213790395</text:p>
          </table:table-cell>
          <table:table-cell office:value-type="float" office:value="0.169289852235872" calcext:value-type="float">
            <text:p>0.169289852235872</text:p>
          </table:table-cell>
          <table:table-cell office:value-type="float" office:value="0.168003183469166" calcext:value-type="float">
            <text:p>0.168003183469166</text:p>
          </table:table-cell>
          <table:table-cell office:value-type="float" office:value="0.166870059639427" calcext:value-type="float">
            <text:p>0.166870059639427</text:p>
          </table:table-cell>
          <table:table-cell office:value-type="float" office:value="0.165876871724917" calcext:value-type="float">
            <text:p>0.165876871724917</text:p>
          </table:table-cell>
          <table:table-cell office:value-type="float" office:value="0.165012103865938" calcext:value-type="float">
            <text:p>0.165012103865938</text:p>
          </table:table-cell>
          <table:table-cell office:value-type="float" office:value="0.164265982309598" calcext:value-type="float">
            <text:p>0.164265982309598</text:p>
          </table:table-cell>
          <table:table-cell office:value-type="float" office:value="0.163630196721889" calcext:value-type="float">
            <text:p>0.163630196721889</text:p>
          </table:table-cell>
          <table:table-cell office:value-type="float" office:value="0.163097677435514" calcext:value-type="float">
            <text:p>0.163097677435514</text:p>
          </table:table-cell>
          <table:table-cell office:value-type="float" office:value="0.162662416376887" calcext:value-type="float">
            <text:p>0.162662416376887</text:p>
          </table:table-cell>
          <table:table-cell office:value-type="float" office:value="0.162319322447169" calcext:value-type="float">
            <text:p>0.162319322447169</text:p>
          </table:table-cell>
          <table:table-cell office:value-type="float" office:value="0.162064104357191" calcext:value-type="float">
            <text:p>0.162064104357191</text:p>
          </table:table-cell>
          <table:table-cell office:value-type="float" office:value="0.161893175566571" calcext:value-type="float">
            <text:p>0.161893175566571</text:p>
          </table:table-cell>
          <table:table-cell office:value-type="float" office:value="0.161803577214733" calcext:value-type="float">
            <text:p>0.161803577214733</text:p>
          </table:table-cell>
          <table:table-cell office:value-type="float" office:value="0.161792915869471" calcext:value-type="float">
            <text:p>0.161792915869471</text:p>
          </table:table-cell>
          <table:table-cell office:value-type="float" office:value="0.161859313637719" calcext:value-type="float">
            <text:p>0.161859313637719</text:p>
          </table:table-cell>
          <table:table-cell office:value-type="float" office:value="0.162001368741526" calcext:value-type="float">
            <text:p>0.162001368741526</text:p>
          </table:table-cell>
          <table:table-cell office:value-type="float" office:value="0.162218125101948" calcext:value-type="float">
            <text:p>0.162218125101948</text:p>
          </table:table-cell>
          <table:table-cell office:value-type="float" office:value="0.16250904982585" calcext:value-type="float">
            <text:p>0.16250904982585</text:p>
          </table:table-cell>
          <table:table-cell office:value-type="float" office:value="0.162874017778752" calcext:value-type="float">
            <text:p>0.162874017778752</text:p>
          </table:table-cell>
          <table:table-cell office:value-type="float" office:value="0.163313302668737" calcext:value-type="float">
            <text:p>0.163313302668737</text:p>
          </table:table-cell>
          <table:table-cell office:value-type="float" office:value="0.163827574275905" calcext:value-type="float">
            <text:p>0.163827574275905</text:p>
          </table:table-cell>
          <table:table-cell office:value-type="float" office:value="0.164417901650423" calcext:value-type="float">
            <text:p>0.164417901650423</text:p>
          </table:table-cell>
          <table:table-cell office:value-type="float" office:value="0.165085762279421" calcext:value-type="float">
            <text:p>0.165085762279421</text:p>
          </table:table-cell>
          <table:table-cell office:value-type="float" office:value="0.16583305739763" calcext:value-type="float">
            <text:p>0.16583305739763</text:p>
          </table:table-cell>
          <table:table-cell office:value-type="float" office:value="0.16666213379707" calcext:value-type="float">
            <text:p>0.16666213379707</text:p>
          </table:table-cell>
          <table:table-cell office:value-type="float" office:value="0.167575812686052" calcext:value-type="float">
            <text:p>0.167575812686052</text:p>
          </table:table-cell>
          <table:table-cell office:value-type="float" office:value="0.168577426366841" calcext:value-type="float">
            <text:p>0.168577426366841</text:p>
          </table:table-cell>
          <table:table-cell office:value-type="float" office:value="0.16967086375577" calcext:value-type="float">
            <text:p>0.16967086375577</text:p>
          </table:table-cell>
          <table:table-cell office:value-type="float" office:value="0.170860626073119" calcext:value-type="float">
            <text:p>0.170860626073119</text:p>
          </table:table-cell>
          <table:table-cell office:value-type="float" office:value="0.172151894399983" calcext:value-type="float">
            <text:p>0.172151894399983</text:p>
          </table:table-cell>
          <table:table-cell office:value-type="float" office:value="0.173550611257969" calcext:value-type="float">
            <text:p>0.173550611257969</text:p>
          </table:table-cell>
          <table:table-cell office:value-type="float" office:value="0.175063578944242" calcext:value-type="float">
            <text:p>0.175063578944242</text:p>
          </table:table-cell>
          <table:table-cell office:value-type="float" office:value="0.17669857808854" calcext:value-type="float">
            <text:p>0.17669857808854</text:p>
          </table:table-cell>
          <table:table-cell office:value-type="float" office:value="0.178464510843119" calcext:value-type="float">
            <text:p>0.178464510843119</text:p>
          </table:table-cell>
          <table:table-cell office:value-type="float" office:value="0.180371574343863" calcext:value-type="float">
            <text:p>0.180371574343863</text:p>
          </table:table-cell>
          <table:table-cell office:value-type="float" office:value="0.182431471690845" calcext:value-type="float">
            <text:p>0.182431471690845</text:p>
          </table:table-cell>
          <table:table-cell office:value-type="float" office:value="0.184657669829123" calcext:value-type="float">
            <text:p>0.184657669829123</text:p>
          </table:table-cell>
          <table:table-cell office:value-type="float" office:value="0.187065716562026" calcext:value-type="float">
            <text:p>0.187065716562026</text:p>
          </table:table-cell>
          <table:table-cell office:value-type="float" office:value="0.189673632779408" calcext:value-type="float">
            <text:p>0.189673632779408</text:p>
          </table:table-cell>
          <table:table-cell office:value-type="float" office:value="0.192502401234713" calcext:value-type="float">
            <text:p>0.192502401234713</text:p>
          </table:table-cell>
          <table:table-cell office:value-type="float" office:value="0.195576580441612" calcext:value-type="float">
            <text:p>0.195576580441612</text:p>
          </table:table-cell>
          <table:table-cell office:value-type="float" office:value="0.198925082341562" calcext:value-type="float">
            <text:p>0.198925082341562</text:p>
          </table:table-cell>
          <table:table-cell office:value-type="float" office:value="0.202582166589489" calcext:value-type="float">
            <text:p>0.202582166589489</text:p>
          </table:table-cell>
          <table:table-cell office:value-type="float" office:value="0.206588724517746" calcext:value-type="float">
            <text:p>0.206588724517746</text:p>
          </table:table-cell>
          <table:table-cell office:value-type="float" office:value="0.210993954932343" calcext:value-type="float">
            <text:p>0.210993954932343</text:p>
          </table:table-cell>
          <table:table-cell office:value-type="float" office:value="0.215857576196973" calcext:value-type="float">
            <text:p>0.215857576196973</text:p>
          </table:table-cell>
          <table:table-cell office:value-type="float" office:value="0.221252781083916" calcext:value-type="float">
            <text:p>0.221252781083916</text:p>
          </table:table-cell>
          <table:table-cell office:value-type="float" office:value="0.227270232255607" calcext:value-type="float">
            <text:p>0.227270232255607</text:p>
          </table:table-cell>
          <table:table-cell office:value-type="float" office:value="0.234023530581085" calcext:value-type="float">
            <text:p>0.234023530581085</text:p>
          </table:table-cell>
          <table:table-cell office:value-type="float" office:value="0.241656782586896" calcext:value-type="float">
            <text:p>0.241656782586896</text:p>
          </table:table-cell>
          <table:table-cell office:value-type="float" office:value="0.250355159360877" calcext:value-type="float">
            <text:p>0.250355159360877</text:p>
          </table:table-cell>
          <table:table-cell office:value-type="float" office:value="0.260359650379766" calcext:value-type="float">
            <text:p>0.260359650379766</text:p>
          </table:table-cell>
          <table:table-cell office:value-type="float" office:value="0.271987377014422" calcext:value-type="float">
            <text:p>0.271987377014422</text:p>
          </table:table-cell>
          <table:table-cell office:value-type="float" office:value="0.285658006368811" calcext:value-type="float">
            <text:p>0.285658006368811</text:p>
          </table:table-cell>
          <table:table-cell office:value-type="float" office:value="0.301921764651483" calcext:value-type="float">
            <text:p>0.301921764651483</text:p>
          </table:table-cell>
          <table:table-cell office:value-type="float" office:value="0.321462867414158" calcext:value-type="float">
            <text:p>0.321462867414158</text:p>
          </table:table-cell>
          <table:table-cell office:value-type="float" office:value="0.34496482446064" calcext:value-type="float">
            <text:p>0.34496482446064</text:p>
          </table:table-cell>
          <table:table-cell office:value-type="float" office:value="0.372374981182388" calcext:value-type="float">
            <text:p>0.372374981182388</text:p>
          </table:table-cell>
          <table:table-cell office:value-type="float" office:value="0.3998084125177" calcext:value-type="float">
            <text:p>0.3998084125177</text:p>
          </table:table-cell>
          <table:table-cell office:value-type="float" office:value="0.409723668352217" calcext:value-type="float">
            <text:p>0.409723668352217</text:p>
          </table:table-cell>
          <table:table-cell office:value-type="float" office:value="0.365300944875188" calcext:value-type="float">
            <text:p>0.365300944875188</text:p>
          </table:table-cell>
          <table:table-cell office:value-type="float" office:value="0.272898681069236" calcext:value-type="float">
            <text:p>0.272898681069236</text:p>
          </table:table-cell>
          <table:table-cell office:value-type="float" office:value="0.193665649616083" calcext:value-type="float">
            <text:p>0.193665649616083</text:p>
          </table:table-cell>
          <table:table-cell office:value-type="float" office:value="0.14432201389697" calcext:value-type="float">
            <text:p>0.14432201389697</text:p>
          </table:table-cell>
          <table:table-cell office:value-type="float" office:value="0.114746819170704" calcext:value-type="float">
            <text:p>0.114746819170704</text:p>
          </table:table-cell>
          <table:table-cell office:value-type="float" office:value="0.0962012879870856" calcext:value-type="float">
            <text:p>0.096201287987086</text:p>
          </table:table-cell>
          <table:table-cell office:value-type="float" office:value="0.0838880157623338" calcext:value-type="float">
            <text:p>0.083888015762334</text:p>
          </table:table-cell>
          <table:table-cell office:value-type="float" office:value="0.0752791288958905" calcext:value-type="float">
            <text:p>0.075279128895891</text:p>
          </table:table-cell>
          <table:table-cell office:value-type="float" office:value="0.0689922883576001" calcext:value-type="float">
            <text:p>0.0689922883576</text:p>
          </table:table-cell>
          <table:table-cell office:value-type="float" office:value="0.0642317072581842" calcext:value-type="float">
            <text:p>0.064231707258184</text:p>
          </table:table-cell>
          <table:table-cell office:value-type="float" office:value="0.0605158850937361" calcext:value-type="float">
            <text:p>0.060515885093736</text:p>
          </table:table-cell>
          <table:table-cell office:value-type="float" office:value="0.0575402643673881" calcext:value-type="float">
            <text:p>0.057540264367388</text:p>
          </table:table-cell>
          <table:table-cell office:value-type="float" office:value="0.0551046205663963" calcext:value-type="float">
            <text:p>0.055104620566396</text:p>
          </table:table-cell>
          <table:table-cell office:value-type="float" office:value="0.053072839909282" calcext:value-type="float">
            <text:p>0.053072839909282</text:p>
          </table:table-cell>
          <table:table-cell office:value-type="float" office:value="0.0513496588589301" calcext:value-type="float">
            <text:p>0.05134965885893</text:p>
          </table:table-cell>
          <table:table-cell office:value-type="float" office:value="0.0498666831677583" calcext:value-type="float">
            <text:p>0.049866683167758</text:p>
          </table:table-cell>
          <table:table-cell office:value-type="float" office:value="0.0485736906392272" calcext:value-type="float">
            <text:p>0.048573690639227</text:p>
          </table:table-cell>
          <table:table-cell office:value-type="float" office:value="0.0474330526243584" calcext:value-type="float">
            <text:p>0.047433052624358</text:p>
          </table:table-cell>
          <table:table-cell office:value-type="float" office:value="0.0464160565577008" calcext:value-type="float">
            <text:p>0.046416056557701</text:p>
          </table:table-cell>
          <table:table-cell office:value-type="float" office:value="0.0455004209938696" calcext:value-type="float">
            <text:p>0.04550042099387</text:p>
          </table:table-cell>
          <table:table-cell office:value-type="float" office:value="0.0446685779648497" calcext:value-type="float">
            <text:p>0.04466857796485</text:p>
          </table:table-cell>
          <table:table-cell office:value-type="float" office:value="0.0439064602218845" calcext:value-type="float">
            <text:p>0.043906460221885</text:p>
          </table:table-cell>
          <table:table-cell office:value-type="float" office:value="0.0432026270697866" calcext:value-type="float">
            <text:p>0.043202627069787</text:p>
          </table:table-cell>
          <table:table-cell office:value-type="float" office:value="0.042547620719857" calcext:value-type="float">
            <text:p>0.042547620719857</text:p>
          </table:table-cell>
          <table:table-cell office:value-type="float" office:value="0.0419334810610438" calcext:value-type="float">
            <text:p>0.041933481061044</text:p>
          </table:table-cell>
          <table:table-cell office:value-type="float" office:value="0.0413533692719019" calcext:value-type="float">
            <text:p>0.041353369271902</text:p>
          </table:table-cell>
          <table:table-cell office:value-type="float" office:value="0.040801264786382" calcext:value-type="float">
            <text:p>0.040801264786382</text:p>
          </table:table-cell>
          <table:table-cell office:value-type="float" office:value="0.0402717086444458" calcext:value-type="float">
            <text:p>0.040271708644446</text:p>
          </table:table-cell>
          <table:table-cell office:value-type="float" office:value="0.0397595707463841" calcext:value-type="float">
            <text:p>0.039759570746384</text:p>
          </table:table-cell>
          <table:table-cell office:value-type="float" office:value="0.0392598196139034" calcext:value-type="float">
            <text:p>0.039259819613904</text:p>
          </table:table-cell>
          <table:table-cell office:value-type="float" office:value="0.0387672707564192" calcext:value-type="float">
            <text:p>0.038767270756419</text:p>
          </table:table-cell>
          <table:table-cell office:value-type="float" office:value="0.0382762824693035" calcext:value-type="float">
            <text:p>0.038276282469304</text:p>
          </table:table-cell>
          <table:table-cell office:value-type="float" office:value="0.0377803530805699" calcext:value-type="float">
            <text:p>0.03778035308057</text:p>
          </table:table-cell>
          <table:table-cell office:value-type="float" office:value="0.0372715455525463" calcext:value-type="float">
            <text:p>0.037271545552546</text:p>
          </table:table-cell>
          <table:table-cell office:value-type="float" office:value="0.0367396120642799" calcext:value-type="float">
            <text:p>0.03673961206428</text:p>
          </table:table-cell>
          <table:table-cell office:value-type="float" office:value="0.0361705876861891" calcext:value-type="float">
            <text:p>0.036170587686189</text:p>
          </table:table-cell>
          <table:table-cell office:value-type="float" office:value="0.0355444137130619" calcext:value-type="float">
            <text:p>0.035544413713062</text:p>
          </table:table-cell>
          <table:table-cell office:value-type="float" office:value="0.0348307136241355" calcext:value-type="float">
            <text:p>0.034830713624136</text:p>
          </table:table-cell>
          <table:table-cell office:value-type="float" office:value="0.0339808918525913" calcext:value-type="float">
            <text:p>0.033980891852591</text:p>
          </table:table-cell>
          <table:table-cell office:value-type="float" office:value="0.032912622219181" calcext:value-type="float">
            <text:p>0.032912622219181</text:p>
          </table:table-cell>
          <table:table-cell office:value-type="float" office:value="0.0314785031269191" calcext:value-type="float">
            <text:p>0.031478503126919</text:p>
          </table:table-cell>
          <table:table-cell office:value-type="float" office:value="0.0294062785159098" calcext:value-type="float">
            <text:p>0.02940627851591</text:p>
          </table:table-cell>
          <table:table-cell office:value-type="float" office:value="0.0262346295566378" calcext:value-type="float">
            <text:p>0.026234629556638</text:p>
          </table:table-cell>
          <table:table-cell office:value-type="float" office:value="0.0215796096969127" calcext:value-type="float">
            <text:p>0.021579609696913</text:p>
          </table:table-cell>
          <table:table-cell office:value-type="float" office:value="0.016321393232501" calcext:value-type="float">
            <text:p>0.016321393232501</text:p>
          </table:table-cell>
          <table:table-cell office:value-type="float" office:value="0.012213858001935" calcext:value-type="float">
            <text:p>0.012213858001935</text:p>
          </table:table-cell>
          <table:table-cell office:value-type="float" office:value="0.00956545067503696" calcext:value-type="float">
            <text:p>0.009565450675037</text:p>
          </table:table-cell>
          <table:table-cell office:value-type="float" office:value="0.00787101292307812" calcext:value-type="float">
            <text:p>0.007871012923078</text:p>
          </table:table-cell>
          <table:table-cell office:value-type="float" office:value="0.00672759693539532" calcext:value-type="float">
            <text:p>0.006727596935395</text:p>
          </table:table-cell>
          <table:table-cell office:value-type="float" office:value="0.00591022281782421" calcext:value-type="float">
            <text:p>0.005910222817824</text:p>
          </table:table-cell>
          <table:table-cell office:value-type="float" office:value="0.00529659899974446" calcext:value-type="float">
            <text:p>0.005296598999744</text:p>
          </table:table-cell>
          <table:table-cell office:value-type="float" office:value="0.0048173963073228" calcext:value-type="float">
            <text:p>0.004817396307323</text:p>
          </table:table-cell>
          <table:table-cell office:value-type="float" office:value="0.00443116252154741" calcext:value-type="float">
            <text:p>0.004431162521547</text:p>
          </table:table-cell>
          <table:table-cell office:value-type="float" office:value="0.00411183946209482" calcext:value-type="float">
            <text:p>0.004111839462095</text:p>
          </table:table-cell>
          <table:table-cell office:value-type="float" office:value="0.00384230939799338" calcext:value-type="float">
            <text:p>0.003842309397993</text:p>
          </table:table-cell>
          <table:table-cell office:value-type="float" office:value="0.00361089330421724" calcext:value-type="float">
            <text:p>0.003610893304217</text:p>
          </table:table-cell>
          <table:table-cell office:value-type="float" office:value="0.00340935899311462" calcext:value-type="float">
            <text:p>0.003409358993115</text:p>
          </table:table-cell>
          <table:table-cell office:value-type="float" office:value="0.00323173835838893" calcext:value-type="float">
            <text:p>0.003231738358389</text:p>
          </table:table-cell>
          <table:table-cell office:value-type="float" office:value="0.00307359769705757" calcext:value-type="float">
            <text:p>0.003073597697058</text:p>
          </table:table-cell>
          <table:table-cell office:value-type="float" office:value="0.00293157207802242" calcext:value-type="float">
            <text:p>0.002931572078022</text:p>
          </table:table-cell>
          <table:table-cell office:value-type="float" office:value="0.00280305919727906" calcext:value-type="float">
            <text:p>0.002803059197279</text:p>
          </table:table-cell>
          <table:table-cell office:value-type="float" office:value="0.00268601268941483" calcext:value-type="float">
            <text:p>0.002686012689415</text:p>
          </table:table-cell>
          <table:table-cell office:value-type="float" office:value="0.0025787992539158" calcext:value-type="float">
            <text:p>0.002578799253916</text:p>
          </table:table-cell>
          <table:table-cell office:value-type="float" office:value="0.00248009778611839" calcext:value-type="float">
            <text:p>0.002480097786118</text:p>
          </table:table-cell>
          <table:table-cell office:value-type="float" office:value="0.00238882679843039" calcext:value-type="float">
            <text:p>0.00238882679843</text:p>
          </table:table-cell>
          <table:table-cell office:value-type="float" office:value="0.00230409129376188" calcext:value-type="float">
            <text:p>0.002304091293762</text:p>
          </table:table-cell>
          <table:table-cell office:value-type="float" office:value="0.00222514326743772" calcext:value-type="float">
            <text:p>0.002225143267438</text:p>
          </table:table-cell>
          <table:table-cell office:value-type="float" office:value="0.0021513519217695" calcext:value-type="float">
            <text:p>0.00215135192177</text:p>
          </table:table-cell>
          <table:table-cell office:value-type="float" office:value="0.00208218091131719" calcext:value-type="float">
            <text:p>0.002082180911317</text:p>
          </table:table-cell>
          <table:table-cell office:value-type="float" office:value="0.0020171707506993" calcext:value-type="float">
            <text:p>0.002017170750699</text:p>
          </table:table-cell>
          <table:table-cell office:value-type="float" office:value="0.00195592506333753" calcext:value-type="float">
            <text:p>0.001955925063338</text:p>
          </table:table-cell>
          <table:table-cell office:value-type="float" office:value="0.00189809972274093" calcext:value-type="float">
            <text:p>0.001898099722741</text:p>
          </table:table-cell>
          <table:table-cell office:value-type="float" office:value="0.00184339419670533" calcext:value-type="float">
            <text:p>0.001843394196705</text:p>
          </table:table-cell>
          <table:table-cell office:value-type="float" office:value="0.00179154458679572" calcext:value-type="float">
            <text:p>0.001791544586796</text:p>
          </table:table-cell>
          <table:table-cell office:value-type="float" office:value="0.00174231798520067" calcext:value-type="float">
            <text:p>0.001742317985201</text:p>
          </table:table-cell>
          <table:table-cell office:value-type="float" office:value="0.00169550786456796" calcext:value-type="float">
            <text:p>0.001695507864568</text:p>
          </table:table-cell>
          <table:table-cell office:value-type="float" office:value="0.00165093028476537" calcext:value-type="float">
            <text:p>0.001650930284765</text:p>
          </table:table-cell>
          <table:table-cell office:value-type="float" office:value="0.00160842075079599" calcext:value-type="float">
            <text:p>0.001608420750796</text:p>
          </table:table-cell>
          <table:table-cell office:value-type="float" office:value="0.00156783159367053" calcext:value-type="float">
            <text:p>0.001567831593671</text:p>
          </table:table-cell>
          <table:table-cell office:value-type="float" office:value="0.00152902977420966" calcext:value-type="float">
            <text:p>0.00152902977421</text:p>
          </table:table-cell>
          <table:table-cell office:value-type="float" office:value="0.00149189503116265" calcext:value-type="float">
            <text:p>0.001491895031163</text:p>
          </table:table-cell>
          <table:table-cell office:value-type="float" office:value="0.00145631831139571" calcext:value-type="float">
            <text:p>0.001456318311396</text:p>
          </table:table-cell>
          <table:table-cell office:value-type="float" office:value="0.00142220043254188" calcext:value-type="float">
            <text:p>0.001422200432542</text:p>
          </table:table-cell>
          <table:table-cell office:value-type="float" office:value="0.0013894509382727" calcext:value-type="float">
            <text:p>0.001389450938273</text:p>
          </table:table-cell>
          <table:table-cell office:value-type="float" office:value="0.00135798711407223" calcext:value-type="float">
            <text:p>0.001357987114072</text:p>
          </table:table-cell>
          <table:table-cell office:value-type="float" office:value="0.00132773313739401" calcext:value-type="float">
            <text:p>0.001327733137394</text:p>
          </table:table-cell>
          <table:table-cell office:value-type="float" office:value="0.00129861934088393" calcext:value-type="float">
            <text:p>0.001298619340884</text:p>
          </table:table-cell>
          <table:table-cell office:value-type="float" office:value="0.00127058157117729" calcext:value-type="float">
            <text:p>0.001270581571177</text:p>
          </table:table-cell>
          <table:table-cell office:value-type="float" office:value="0.00124356062882462" calcext:value-type="float">
            <text:p>0.001243560628825</text:p>
          </table:table-cell>
          <table:table-cell office:value-type="float" office:value="0.00121750177736975" calcext:value-type="float">
            <text:p>0.00121750177737</text:p>
          </table:table-cell>
          <table:table-cell office:value-type="float" office:value="0.00119235431163083" calcext:value-type="float">
            <text:p>0.001192354311631</text:p>
          </table:table-cell>
          <table:table-cell office:value-type="float" office:value="0.00116807117681935" calcext:value-type="float">
            <text:p>0.001168071176819</text:p>
          </table:table-cell>
          <table:table-cell office:value-type="float" office:value="0.0011446086315057" calcext:value-type="float">
            <text:p>0.001144608631506</text:p>
          </table:table-cell>
          <table:table-cell office:value-type="float" office:value="0.00112192594851351" calcext:value-type="float">
            <text:p>0.001121925948514</text:p>
          </table:table-cell>
          <table:table-cell office:value-type="float" office:value="0.00109998514874832" calcext:value-type="float">
            <text:p>0.001099985148748</text:p>
          </table:table-cell>
          <table:table-cell office:value-type="float" office:value="0.00107875076370152" calcext:value-type="float">
            <text:p>0.001078750763702</text:p>
          </table:table-cell>
          <table:table-cell office:value-type="float" office:value="0.00105818962299491" calcext:value-type="float">
            <text:p>0.001058189622995</text:p>
          </table:table-cell>
          <table:table-cell office:value-type="float" office:value="0.00103827066388695" calcext:value-type="float">
            <text:p>0.001038270663887</text:p>
          </table:table-cell>
          <table:table-cell office:value-type="float" office:value="0.00101896476004468" calcext:value-type="float">
            <text:p>0.001018964760045</text:p>
          </table:table-cell>
          <table:table-cell office:value-type="float" office:value="0.00100024456731035" calcext:value-type="float">
            <text:p>0.00100024456731</text:p>
          </table:table-cell>
          <table:table-cell office:value-type="float" office:value="0.000982084384466065" calcext:value-type="float">
            <text:p>0.000982084384466</text:p>
          </table:table-cell>
          <table:table-cell office:value-type="float" office:value="0.000964460027284055" calcext:value-type="float">
            <text:p>0.000964460027284</text:p>
          </table:table-cell>
          <table:table-cell office:value-type="float" office:value="0.000947348714367081" calcext:value-type="float">
            <text:p>0.000947348714367</text:p>
          </table:table-cell>
          <table:table-cell office:value-type="float" office:value="0.000930728963481081" calcext:value-type="float">
            <text:p>0.000930728963481</text:p>
          </table:table-cell>
          <table:table-cell office:value-type="float" office:value="0.000914580497238327" calcext:value-type="float">
            <text:p>0.000914580497238</text:p>
          </table:table-cell>
          <table:table-cell office:value-type="float" office:value="0.000898884157142128" calcext:value-type="float">
            <text:p>0.000898884157142</text:p>
          </table:table-cell>
          <table:table-cell office:value-type="float" office:value="0.000883621825112926" calcext:value-type="float">
            <text:p>0.000883621825113</text:p>
          </table:table-cell>
          <table:table-cell office:value-type="float" office:value="0.000868776351732418" calcext:value-type="float">
            <text:p>0.000868776351732</text:p>
          </table:table-cell>
          <table:table-cell office:value-type="float" office:value="0.00085433149052531" calcext:value-type="float">
            <text:p>0.000854331490525</text:p>
          </table:table-cell>
          <table:table-cell office:value-type="float" office:value="0.000840271837677915" calcext:value-type="float">
            <text:p>0.000840271837678</text:p>
          </table:table-cell>
          <table:table-cell office:value-type="float" office:value="0.000826582776662219" calcext:value-type="float">
            <text:p>0.000826582776662</text:p>
          </table:table-cell>
          <table:table-cell office:value-type="float" office:value="0.000813250427296057" calcext:value-type="float">
            <text:p>0.000813250427296</text:p>
          </table:table-cell>
          <table:table-cell office:value-type="float" office:value="0.000800261598821806" calcext:value-type="float">
            <text:p>0.000800261598822</text:p>
          </table:table-cell>
          <table:table-cell office:value-type="float" office:value="0.000787603746622116" calcext:value-type="float">
            <text:p>0.000787603746622</text:p>
          </table:table-cell>
          <table:table-cell office:value-type="float" office:value="0.000775264932248085" calcext:value-type="float">
            <text:p>0.000775264932248</text:p>
          </table:table-cell>
          <table:table-cell office:value-type="float" office:value="0.000763233786454374" calcext:value-type="float">
            <text:p>0.000763233786454</text:p>
          </table:table-cell>
          <table:table-cell office:value-type="float" office:value="0.00075149947497583" calcext:value-type="float">
            <text:p>0.000751499474976</text:p>
          </table:table-cell>
          <table:table-cell office:value-type="float" office:value="0.000740051666812753" calcext:value-type="float">
            <text:p>0.000740051666813</text:p>
          </table:table-cell>
          <table:table-cell office:value-type="float" office:value="0.000728880504789589" calcext:value-type="float">
            <text:p>0.00072888050479</text:p>
          </table:table-cell>
          <table:table-cell office:value-type="float" office:value="0.000717976578219543" calcext:value-type="float">
            <text:p>0.00071797657822</text:p>
          </table:table-cell>
          <table:table-cell office:value-type="float" office:value="0.000707330897475215" calcext:value-type="float">
            <text:p>0.000707330897475</text:p>
          </table:table-cell>
          <table:table-cell office:value-type="float" office:value="0.000696934870318713" calcext:value-type="float">
            <text:p>0.000696934870319</text:p>
          </table:table-cell>
          <table:table-cell office:value-type="float" office:value="0.000686780279853469" calcext:value-type="float">
            <text:p>0.000686780279853</text:p>
          </table:table-cell>
          <table:table-cell office:value-type="float" office:value="0.000676859263945721" calcext:value-type="float">
            <text:p>0.000676859263946</text:p>
          </table:table-cell>
          <table:table-cell office:value-type="float" office:value="0.000667164296030093" calcext:value-type="float">
            <text:p>0.00066716429603</text:p>
          </table:table-cell>
          <table:table-cell office:value-type="float" office:value="0.000657688167160639" calcext:value-type="float">
            <text:p>0.000657688167161</text:p>
          </table:table-cell>
          <table:table-cell office:value-type="float" office:value="0.000648423969232155" calcext:value-type="float">
            <text:p>0.000648423969232</text:p>
          </table:table-cell>
          <table:table-cell office:value-type="float" office:value="0.000639365079270078" calcext:value-type="float">
            <text:p>0.00063936507927</text:p>
          </table:table-cell>
          <table:table-cell office:value-type="float" office:value="0.000630505144716791" calcext:value-type="float">
            <text:p>0.000630505144717</text:p>
          </table:table-cell>
          <table:table-cell office:value-type="float" office:value="0.000621838069633944" calcext:value-type="float">
            <text:p>0.000621838069634</text:p>
          </table:table-cell>
          <table:table-cell office:value-type="float" office:value="0.000613358001756896" calcext:value-type="float">
            <text:p>0.000613358001757</text:p>
          </table:table-cell>
          <table:table-cell office:value-type="float" office:value="0.00060505932033802" calcext:value-type="float">
            <text:p>0.000605059320338</text:p>
          </table:table-cell>
          <table:table-cell office:value-type="float" office:value="0.0005969366247224" calcext:value-type="float">
            <text:p>0.000596936624722</text:p>
          </table:table-cell>
          <table:table-cell office:value-type="float" office:value="0.000588984723605348" calcext:value-type="float">
            <text:p>0.000588984723605</text:p>
          </table:table-cell>
          <table:table-cell office:value-type="float" office:value="0.000581198624921099" calcext:value-type="float">
            <text:p>0.000581198624921</text:p>
          </table:table-cell>
          <table:table-cell office:value-type="float" office:value="0.000573573526321064" calcext:value-type="float">
            <text:p>0.000573573526321</text:p>
          </table:table-cell>
          <table:table-cell office:value-type="float" office:value="0.00056610480620288" calcext:value-type="float">
            <text:p>0.000566104806203</text:p>
          </table:table-cell>
          <table:table-cell office:value-type="float" office:value="0.00055878801524697" calcext:value-type="float">
            <text:p>0.000558788015247</text:p>
          </table:table-cell>
          <table:table-cell office:value-type="float" office:value="0.000551618868435242" calcext:value-type="float">
            <text:p>0.000551618868435</text:p>
          </table:table-cell>
          <table:table-cell office:value-type="float" office:value="0.000544593237509194" calcext:value-type="float">
            <text:p>0.000544593237509</text:p>
          </table:table-cell>
          <table:table-cell office:value-type="float" office:value="0.000537707143850833" calcext:value-type="float">
            <text:p>0.000537707143851</text:p>
          </table:table-cell>
          <table:table-cell office:value-type="float" office:value="0.000530956751749614" calcext:value-type="float">
            <text:p>0.00053095675175</text:p>
          </table:table-cell>
          <table:table-cell office:value-type="float" office:value="0.000524338362032077" calcext:value-type="float">
            <text:p>0.000524338362032</text:p>
          </table:table-cell>
          <table:table-cell office:value-type="float" office:value="0.000517848406037351" calcext:value-type="float">
            <text:p>0.000517848406037</text:p>
          </table:table-cell>
          <table:table-cell office:value-type="float" office:value="0.000511483439908308" calcext:value-type="float">
            <text:p>0.000511483439908</text:p>
          </table:table-cell>
          <table:table-cell office:value-type="float" office:value="0.00050524013918529" calcext:value-type="float">
            <text:p>0.000505240139185</text:p>
          </table:table-cell>
          <table:table-cell office:value-type="float" office:value="0.000499115293678865" calcext:value-type="float">
            <text:p>0.000499115293679</text:p>
          </table:table-cell>
          <table:table-cell office:value-type="float" office:value="0.000493105802609412" calcext:value-type="float">
            <text:p>0.000493105802609</text:p>
          </table:table-cell>
          <table:table-cell office:value-type="float" office:value="0.000487208669991781" calcext:value-type="float">
            <text:p>0.000487208669992</text:p>
          </table:table-cell>
          <table:table-cell office:value-type="float" office:value="0.000481421000257022" calcext:value-type="float">
            <text:p>0.000481421000257</text:p>
          </table:table-cell>
          <table:table-cell office:value-type="float" office:value="0.000475739994090397" calcext:value-type="float">
            <text:p>0.00047573999409</text:p>
          </table:table-cell>
          <table:table-cell office:value-type="float" office:value="0.000470162944478133" calcext:value-type="float">
            <text:p>0.000470162944478</text:p>
          </table:table-cell>
          <table:table-cell office:value-type="float" office:value="0.000464687232948183" calcext:value-type="float">
            <text:p>0.000464687232948</text:p>
          </table:table-cell>
          <table:table-cell office:value-type="float" office:value="0.000459310325993892" calcext:value-type="float">
            <text:p>0.000459310325994</text:p>
          </table:table-cell>
          <table:table-cell office:value-type="float" office:value="0.000454029771670928" calcext:value-type="float">
            <text:p>0.000454029771671</text:p>
          </table:table-cell>
          <table:table-cell office:value-type="float" office:value="0.00044884319635873" calcext:value-type="float">
            <text:p>0.000448843196359</text:p>
          </table:table-cell>
          <table:table-cell office:value-type="float" office:value="0.000443748301674505" calcext:value-type="float">
            <text:p>0.000443748301675</text:p>
          </table:table-cell>
          <table:table-cell office:value-type="float" office:value="0.000438742861531301" calcext:value-type="float">
            <text:p>0.000438742861531</text:p>
          </table:table-cell>
          <table:table-cell office:value-type="float" office:value="0.000433824719337587" calcext:value-type="float">
            <text:p>0.000433824719338</text:p>
          </table:table-cell>
          <table:table-cell office:value-type="float" office:value="0.000428991785322072" calcext:value-type="float">
            <text:p>0.000428991785322</text:p>
          </table:table-cell>
          <table:table-cell office:value-type="float" office:value="0.000424242033986771" calcext:value-type="float">
            <text:p>0.000424242033987</text:p>
          </table:table-cell>
          <table:table-cell office:value-type="float" office:value="0.000419573501668685" calcext:value-type="float">
            <text:p>0.000419573501669</text:p>
          </table:table-cell>
          <table:table-cell office:value-type="float" office:value="0.000414984284221522" calcext:value-type="float">
            <text:p>0.000414984284222</text:p>
          </table:table-cell>
          <table:table-cell office:value-type="float" office:value="0.000410472534792115" calcext:value-type="float">
            <text:p>0.000410472534792</text:p>
          </table:table-cell>
          <table:table-cell office:value-type="float" office:value="0.00040603646170177" calcext:value-type="float">
            <text:p>0.000406036461702</text:p>
          </table:table-cell>
          <table:table-cell office:value-type="float" office:value="0.000401674326419996" calcext:value-type="float">
            <text:p>0.00040167432642</text:p>
          </table:table-cell>
          <table:table-cell office:value-type="float" office:value="0.000397384441624687" calcext:value-type="float">
            <text:p>0.000397384441625</text:p>
          </table:table-cell>
          <table:table-cell office:value-type="float" office:value="0.000393165169349728" calcext:value-type="float">
            <text:p>0.00039316516935</text:p>
          </table:table-cell>
          <table:table-cell office:value-type="float" office:value="0.000389014919212138" calcext:value-type="float">
            <text:p>0.000389014919212</text:p>
          </table:table-cell>
          <table:table-cell office:value-type="float" office:value="0.000384932146711152" calcext:value-type="float">
            <text:p>0.000384932146711</text:p>
          </table:table-cell>
          <table:table-cell office:value-type="float" office:value="0.000380915351606862" calcext:value-type="float">
            <text:p>0.000380915351607</text:p>
          </table:table-cell>
          <table:table-cell office:value-type="float" office:value="0.000376963076360576" calcext:value-type="float">
            <text:p>0.000376963076361</text:p>
          </table:table-cell>
          <table:table-cell office:value-type="float" office:value="0.000373073904645016" calcext:value-type="float">
            <text:p>0.000373073904645</text:p>
          </table:table-cell>
          <table:table-cell office:value-type="float" office:value="0.000369246459912665" calcext:value-type="float">
            <text:p>0.000369246459913</text:p>
          </table:table-cell>
          <table:table-cell office:value-type="float" office:value="0.000365479404027295" calcext:value-type="float">
            <text:p>0.000365479404027</text:p>
          </table:table-cell>
          <table:table-cell office:value-type="float" office:value="0.000361771435949229" calcext:value-type="float">
            <text:p>0.000361771435949</text:p>
          </table:table-cell>
          <table:table-cell office:value-type="float" office:value="0.000358121290473535" calcext:value-type="float">
            <text:p>0.000358121290474</text:p>
          </table:table-cell>
          <table:table-cell office:value-type="float" office:value="0.000354527737022292" calcext:value-type="float">
            <text:p>0.000354527737022</text:p>
          </table:table-cell>
          <table:table-cell office:value-type="float" office:value="0.000350989578480924" calcext:value-type="float">
            <text:p>0.000350989578481</text:p>
          </table:table-cell>
          <table:table-cell office:value-type="float" office:value="0.000347505650086084" calcext:value-type="float">
            <text:p>0.000347505650086</text:p>
          </table:table-cell>
          <table:table-cell office:value-type="float" office:value="0.000344074818352645" calcext:value-type="float">
            <text:p>0.000344074818353</text:p>
          </table:table-cell>
          <table:table-cell office:value-type="float" office:value="0.000340695980046928" calcext:value-type="float">
            <text:p>0.000340695980047</text:p>
          </table:table-cell>
          <table:table-cell office:value-type="float" office:value="0.000337368061196867" calcext:value-type="float">
            <text:p>0.000337368061197</text:p>
          </table:table-cell>
          <table:table-cell office:value-type="float" office:value="0.000334090016143427" calcext:value-type="float">
            <text:p>0.000334090016143</text:p>
          </table:table-cell>
          <table:table-cell office:value-type="float" office:value="0.000330860826625956" calcext:value-type="float">
            <text:p>0.000330860826626</text:p>
          </table:table-cell>
          <table:table-cell office:value-type="float" office:value="0.00032767950090595" calcext:value-type="float">
            <text:p>0.000327679500906</text:p>
          </table:table-cell>
          <table:table-cell office:value-type="float" office:value="0.000324545072919743" calcext:value-type="float">
            <text:p>0.00032454507292</text:p>
          </table:table-cell>
          <table:table-cell office:value-type="float" office:value="0.000321456601467154" calcext:value-type="float">
            <text:p>0.000321456601467</text:p>
          </table:table-cell>
          <table:table-cell office:value-type="float" office:value="0.000318413169427933" calcext:value-type="float">
            <text:p>0.000318413169428</text:p>
          </table:table-cell>
          <table:table-cell office:value-type="float" office:value="0.000315413883011141" calcext:value-type="float">
            <text:p>0.000315413883011</text:p>
          </table:table-cell>
          <table:table-cell office:value-type="float" office:value="0.000312457871027123" calcext:value-type="float">
            <text:p>0.000312457871027</text:p>
          </table:table-cell>
          <table:table-cell office:value-type="float" office:value="0.000309544284190909" calcext:value-type="float">
            <text:p>0.000309544284191</text:p>
          </table:table-cell>
          <table:table-cell office:value-type="float" office:value="0.00030667229444789" calcext:value-type="float">
            <text:p>0.000306672294448</text:p>
          </table:table-cell>
          <table:table-cell office:value-type="float" office:value="0.000303841094327169" calcext:value-type="float">
            <text:p>0.000303841094327</text:p>
          </table:table-cell>
          <table:table-cell office:value-type="float" office:value="0.00030104989631626" calcext:value-type="float">
            <text:p>0.000301049896316</text:p>
          </table:table-cell>
          <table:table-cell office:value-type="float" office:value="0.000298297932258529" calcext:value-type="float">
            <text:p>0.000298297932259</text:p>
          </table:table-cell>
          <table:table-cell office:value-type="float" office:value="0.000295584452770718" calcext:value-type="float">
            <text:p>0.000295584452771</text:p>
          </table:table-cell>
          <table:table-cell office:value-type="float" office:value="0.00029290872668725" calcext:value-type="float">
            <text:p>0.000292908726687</text:p>
          </table:table-cell>
          <table:table-cell office:value-type="float" office:value="0.000290270040516082" calcext:value-type="float">
            <text:p>0.000290270040516</text:p>
          </table:table-cell>
          <table:table-cell office:value-type="float" office:value="0.000287667697917766" calcext:value-type="float">
            <text:p>0.000287667697918</text:p>
          </table:table-cell>
          <table:table-cell office:value-type="float" office:value="0.000285101019204237" calcext:value-type="float">
            <text:p>0.000285101019204</text:p>
          </table:table-cell>
          <table:table-cell office:value-type="float" office:value="0.000282569340851564" calcext:value-type="float">
            <text:p>0.000282569340852</text:p>
          </table:table-cell>
          <table:table-cell office:value-type="float" office:value="0.000280072015032804" calcext:value-type="float">
            <text:p>0.000280072015033</text:p>
          </table:table-cell>
          <table:table-cell office:value-type="float" office:value="0.000277608409162301" calcext:value-type="float">
            <text:p>0.000277608409162</text:p>
          </table:table-cell>
          <table:table-cell office:value-type="float" office:value="0.000275177905462091" calcext:value-type="float">
            <text:p>0.000275177905462</text:p>
          </table:table-cell>
          <table:table-cell office:value-type="float" office:value="0.000272779900536273" calcext:value-type="float">
            <text:p>0.000272779900536</text:p>
          </table:table-cell>
          <table:table-cell office:value-type="float" office:value="0.000270413804965494" calcext:value-type="float">
            <text:p>0.000270413804965</text:p>
          </table:table-cell>
          <table:table-cell office:value-type="float" office:value="0.000268079042910763" calcext:value-type="float">
            <text:p>0.000268079042911</text:p>
          </table:table-cell>
          <table:table-cell office:value-type="float" office:value="0.000265775051731951" calcext:value-type="float">
            <text:p>0.000265775051732</text:p>
          </table:table-cell>
          <table:table-cell office:value-type="float" office:value="0.00026350128162166" calcext:value-type="float">
            <text:p>0.000263501281622</text:p>
          </table:table-cell>
          <table:table-cell office:value-type="float" office:value="0.000261257195246238" calcext:value-type="float">
            <text:p>0.00026125719524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000233329981120161" calcext:value-type="float">
            <text:p>0.00023332998112</text:p>
          </table:table-cell>
          <table:table-cell office:value-type="float" office:value="0.000235352652572218" calcext:value-type="float">
            <text:p>0.000235352652572</text:p>
          </table:table-cell>
          <table:table-cell office:value-type="float" office:value="0.000237402440448626" calcext:value-type="float">
            <text:p>0.000237402440449</text:p>
          </table:table-cell>
          <table:table-cell office:value-type="float" office:value="0.00023947984459589" calcext:value-type="float">
            <text:p>0.000239479844596</text:p>
          </table:table-cell>
          <table:table-cell office:value-type="float" office:value="0.000241585376733046" calcext:value-type="float">
            <text:p>0.000241585376733</text:p>
          </table:table-cell>
          <table:table-cell office:value-type="float" office:value="0.000243719560802943" calcext:value-type="float">
            <text:p>0.000243719560803</text:p>
          </table:table-cell>
          <table:table-cell office:value-type="float" office:value="0.000245882933330478" calcext:value-type="float">
            <text:p>0.00024588293333</text:p>
          </table:table-cell>
          <table:table-cell office:value-type="float" office:value="0.000248076043796844" calcext:value-type="float">
            <text:p>0.000248076043797</text:p>
          </table:table-cell>
          <table:table-cell office:value-type="float" office:value="0.000250299455027866" calcext:value-type="float">
            <text:p>0.000250299455028</text:p>
          </table:table-cell>
          <table:table-cell office:value-type="float" office:value="0.000252553743593002" calcext:value-type="float">
            <text:p>0.000252553743593</text:p>
          </table:table-cell>
          <table:table-cell office:value-type="float" office:value="0.00025483950022267" calcext:value-type="float">
            <text:p>0.000254839500223</text:p>
          </table:table-cell>
          <table:table-cell office:value-type="float" office:value="0.000257157330237098" calcext:value-type="float">
            <text:p>0.000257157330237</text:p>
          </table:table-cell>
          <table:table-cell office:value-type="float" office:value="0.000259507853993331" calcext:value-type="float">
            <text:p>0.000259507853993</text:p>
          </table:table-cell>
          <table:table-cell office:value-type="float" office:value="0.000261891707347847" calcext:value-type="float">
            <text:p>0.000261891707348</text:p>
          </table:table-cell>
          <table:table-cell office:value-type="float" office:value="0.000264309542136927" calcext:value-type="float">
            <text:p>0.000264309542137</text:p>
          </table:table-cell>
          <table:table-cell office:value-type="float" office:value="0.000266762026673045" calcext:value-type="float">
            <text:p>0.000266762026673</text:p>
          </table:table-cell>
          <table:table-cell office:value-type="float" office:value="0.000269249846260309" calcext:value-type="float">
            <text:p>0.00026924984626</text:p>
          </table:table-cell>
          <table:table-cell office:value-type="float" office:value="0.000271773703734141" calcext:value-type="float">
            <text:p>0.000271773703734</text:p>
          </table:table-cell>
          <table:table-cell office:value-type="float" office:value="0.000274334320013121" calcext:value-type="float">
            <text:p>0.000274334320013</text:p>
          </table:table-cell>
          <table:table-cell office:value-type="float" office:value="0.000276932434677607" calcext:value-type="float">
            <text:p>0.000276932434678</text:p>
          </table:table-cell>
          <table:table-cell office:value-type="float" office:value="0.000279568806569713" calcext:value-type="float">
            <text:p>0.00027956880657</text:p>
          </table:table-cell>
          <table:table-cell office:value-type="float" office:value="0.000282244214415935" calcext:value-type="float">
            <text:p>0.000282244214416</text:p>
          </table:table-cell>
          <table:table-cell office:value-type="float" office:value="0.000284959457473637" calcext:value-type="float">
            <text:p>0.000284959457474</text:p>
          </table:table-cell>
          <table:table-cell office:value-type="float" office:value="0.000287715356203026" calcext:value-type="float">
            <text:p>0.000287715356203</text:p>
          </table:table-cell>
          <table:table-cell office:value-type="float" office:value="0.000290512752966048" calcext:value-type="float">
            <text:p>0.000290512752966</text:p>
          </table:table-cell>
          <table:table-cell office:value-type="float" office:value="0.000293352512754596" calcext:value-type="float">
            <text:p>0.000293352512755</text:p>
          </table:table-cell>
          <table:table-cell office:value-type="float" office:value="0.000296235523943653" calcext:value-type="float">
            <text:p>0.000296235523944</text:p>
          </table:table-cell>
          <table:table-cell office:value-type="float" office:value="0.000299162699079224" calcext:value-type="float">
            <text:p>0.000299162699079</text:p>
          </table:table-cell>
          <table:table-cell office:value-type="float" office:value="0.000302134975694111" calcext:value-type="float">
            <text:p>0.000302134975694</text:p>
          </table:table-cell>
          <table:table-cell office:value-type="float" office:value="0.000305153317162384" calcext:value-type="float">
            <text:p>0.000305153317162</text:p>
          </table:table-cell>
          <table:table-cell office:value-type="float" office:value="0.000308218713583206" calcext:value-type="float">
            <text:p>0.000308218713583</text:p>
          </table:table-cell>
          <table:table-cell office:value-type="float" office:value="0.000311332182705231" calcext:value-type="float">
            <text:p>0.000311332182705</text:p>
          </table:table-cell>
          <table:table-cell office:value-type="float" office:value="0.000314494770887088" calcext:value-type="float">
            <text:p>0.000314494770887</text:p>
          </table:table-cell>
          <table:table-cell office:value-type="float" office:value="0.000317707554100741" calcext:value-type="float">
            <text:p>0.000317707554101</text:p>
          </table:table-cell>
          <table:table-cell office:value-type="float" office:value="0.000320971638974677" calcext:value-type="float">
            <text:p>0.000320971638975</text:p>
          </table:table-cell>
          <table:table-cell office:value-type="float" office:value="0.000324288163884477" calcext:value-type="float">
            <text:p>0.000324288163884</text:p>
          </table:table-cell>
          <table:table-cell office:value-type="float" office:value="0.000327658300086549" calcext:value-type="float">
            <text:p>0.000327658300087</text:p>
          </table:table-cell>
          <table:table-cell office:value-type="float" office:value="0.000331083252904404" calcext:value-type="float">
            <text:p>0.000331083252904</text:p>
          </table:table-cell>
          <table:table-cell office:value-type="float" office:value="0.000334564262964904" calcext:value-type="float">
            <text:p>0.000334564262965</text:p>
          </table:table-cell>
          <table:table-cell office:value-type="float" office:value="0.000338102607489091" calcext:value-type="float">
            <text:p>0.000338102607489</text:p>
          </table:table-cell>
          <table:table-cell office:value-type="float" office:value="0.000341699601640922" calcext:value-type="float">
            <text:p>0.000341699601641</text:p>
          </table:table-cell>
          <table:table-cell office:value-type="float" office:value="0.000345356599933532" calcext:value-type="float">
            <text:p>0.000345356599934</text:p>
          </table:table-cell>
          <table:table-cell office:value-type="float" office:value="0.000349074997703584" calcext:value-type="float">
            <text:p>0.000349074997704</text:p>
          </table:table-cell>
          <table:table-cell office:value-type="float" office:value="0.000352856232646177" calcext:value-type="float">
            <text:p>0.000352856232646</text:p>
          </table:table-cell>
          <table:table-cell office:value-type="float" office:value="0.000356701786427169" calcext:value-type="float">
            <text:p>0.000356701786427</text:p>
          </table:table-cell>
          <table:table-cell office:value-type="float" office:value="0.000360613186362151" calcext:value-type="float">
            <text:p>0.000360613186362</text:p>
          </table:table-cell>
          <table:table-cell office:value-type="float" office:value="0.00036459200717944" calcext:value-type="float">
            <text:p>0.000364592007179</text:p>
          </table:table-cell>
          <table:table-cell office:value-type="float" office:value="0.000368639872862554" calcext:value-type="float">
            <text:p>0.000368639872863</text:p>
          </table:table-cell>
          <table:table-cell office:value-type="float" office:value="0.000372758458579275" calcext:value-type="float">
            <text:p>0.000372758458579</text:p>
          </table:table-cell>
          <table:table-cell office:value-type="float" office:value="0.000376949492704912" calcext:value-type="float">
            <text:p>0.000376949492705</text:p>
          </table:table-cell>
          <table:table-cell office:value-type="float" office:value="0.000381214758941079" calcext:value-type="float">
            <text:p>0.000381214758941</text:p>
          </table:table-cell>
          <table:table-cell office:value-type="float" office:value="0.000385556098535305" calcext:value-type="float">
            <text:p>0.000385556098535</text:p>
          </table:table-cell>
          <table:table-cell office:value-type="float" office:value="0.000389975412614938" calcext:value-type="float">
            <text:p>0.000389975412615</text:p>
          </table:table-cell>
          <table:table-cell office:value-type="float" office:value="0.000394474664626082" calcext:value-type="float">
            <text:p>0.000394474664626</text:p>
          </table:table-cell>
          <table:table-cell office:value-type="float" office:value="0.000399055882904669" calcext:value-type="float">
            <text:p>0.000399055882905</text:p>
          </table:table-cell>
          <table:table-cell office:value-type="float" office:value="0.000403721163368002" calcext:value-type="float">
            <text:p>0.000403721163368</text:p>
          </table:table-cell>
          <table:table-cell office:value-type="float" office:value="0.000408472672347672" calcext:value-type="float">
            <text:p>0.000408472672348</text:p>
          </table:table-cell>
          <table:table-cell office:value-type="float" office:value="0.000413312649562258" calcext:value-type="float">
            <text:p>0.000413312649562</text:p>
          </table:table-cell>
          <table:table-cell office:value-type="float" office:value="0.000418243411247043" calcext:value-type="float">
            <text:p>0.000418243411247</text:p>
          </table:table-cell>
          <table:table-cell office:value-type="float" office:value="0.000423267353446002" calcext:value-type="float">
            <text:p>0.000423267353446</text:p>
          </table:table-cell>
          <table:table-cell office:value-type="float" office:value="0.000428386955473153" calcext:value-type="float">
            <text:p>0.000428386955473</text:p>
          </table:table-cell>
          <table:table-cell office:value-type="float" office:value="0.000433604783560087" calcext:value-type="float">
            <text:p>0.00043360478356</text:p>
          </table:table-cell>
          <table:table-cell office:value-type="float" office:value="0.00043892349469758" calcext:value-type="float">
            <text:p>0.000438923494698</text:p>
          </table:table-cell>
          <table:table-cell office:value-type="float" office:value="0.000444345840684462" calcext:value-type="float">
            <text:p>0.000444345840684</text:p>
          </table:table-cell>
          <table:table-cell office:value-type="float" office:value="0.000449874672396251" calcext:value-type="float">
            <text:p>0.000449874672396</text:p>
          </table:table-cell>
          <table:table-cell office:value-type="float" office:value="0.000455512944291031" calcext:value-type="float">
            <text:p>0.000455512944291</text:p>
          </table:table-cell>
          <table:table-cell office:value-type="float" office:value="0.000461263719161703" calcext:value-type="float">
            <text:p>0.000461263719162</text:p>
          </table:table-cell>
          <table:table-cell office:value-type="float" office:value="0.000467130173159024" calcext:value-type="float">
            <text:p>0.000467130173159</text:p>
          </table:table-cell>
          <table:table-cell office:value-type="float" office:value="0.000473115601096406" calcext:value-type="float">
            <text:p>0.000473115601096</text:p>
          </table:table-cell>
          <table:table-cell office:value-type="float" office:value="0.000479223422060335" calcext:value-type="float">
            <text:p>0.00047922342206</text:p>
          </table:table-cell>
          <table:table-cell office:value-type="float" office:value="0.00048545718534486" calcext:value-type="float">
            <text:p>0.000485457185345</text:p>
          </table:table-cell>
          <table:table-cell office:value-type="float" office:value="0.000491820576732964" calcext:value-type="float">
            <text:p>0.000491820576733</text:p>
          </table:table-cell>
          <table:table-cell office:value-type="float" office:value="0.000498317425147604" calcext:value-type="float">
            <text:p>0.000498317425148</text:p>
          </table:table-cell>
          <table:table-cell office:value-type="float" office:value="0.000504951709703913" calcext:value-type="float">
            <text:p>0.000504951709704</text:p>
          </table:table-cell>
          <table:table-cell office:value-type="float" office:value="0.000511727567185668" calcext:value-type="float">
            <text:p>0.000511727567186</text:p>
          </table:table-cell>
          <table:table-cell office:value-type="float" office:value="0.000518649299974394" calcext:value-type="float">
            <text:p>0.000518649299974</text:p>
          </table:table-cell>
          <table:table-cell office:value-type="float" office:value="0.00052572138447514" calcext:value-type="float">
            <text:p>0.000525721384475</text:p>
          </table:table-cell>
          <table:table-cell office:value-type="float" office:value="0.000532948480061447" calcext:value-type="float">
            <text:p>0.000532948480061</text:p>
          </table:table-cell>
          <table:table-cell office:value-type="float" office:value="0.000540335438592479" calcext:value-type="float">
            <text:p>0.000540335438592</text:p>
          </table:table-cell>
          <table:table-cell office:value-type="float" office:value="0.000547887314530258" calcext:value-type="float">
            <text:p>0.00054788731453</text:p>
          </table:table-cell>
          <table:table-cell office:value-type="float" office:value="0.000555609375716272" calcext:value-type="float">
            <text:p>0.000555609375716</text:p>
          </table:table-cell>
          <table:table-cell office:value-type="float" office:value="0.000563507114853797" calcext:value-type="float">
            <text:p>0.000563507114854</text:p>
          </table:table-cell>
          <table:table-cell office:value-type="float" office:value="0.000571586261745543" calcext:value-type="float">
            <text:p>0.000571586261746</text:p>
          </table:table-cell>
          <table:table-cell office:value-type="float" office:value="0.000579852796356355" calcext:value-type="float">
            <text:p>0.000579852796356</text:p>
          </table:table-cell>
          <table:table-cell office:value-type="float" office:value="0.000588312962758932" calcext:value-type="float">
            <text:p>0.000588312962759</text:p>
          </table:table-cell>
          <table:table-cell office:value-type="float" office:value="0.00059697328404059" calcext:value-type="float">
            <text:p>0.000596973284041</text:p>
          </table:table-cell>
          <table:table-cell office:value-type="float" office:value="0.000605840578244569" calcext:value-type="float">
            <text:p>0.000605840578245</text:p>
          </table:table-cell>
          <table:table-cell office:value-type="float" office:value="0.000614921975434683" calcext:value-type="float">
            <text:p>0.000614921975435</text:p>
          </table:table-cell>
          <table:table-cell office:value-type="float" office:value="0.000624224935982847" calcext:value-type="float">
            <text:p>0.000624224935983</text:p>
          </table:table-cell>
          <table:table-cell office:value-type="float" office:value="0.00063375727017191" calcext:value-type="float">
            <text:p>0.000633757270172</text:p>
          </table:table-cell>
          <table:table-cell office:value-type="float" office:value="0.000643527159247941" calcext:value-type="float">
            <text:p>0.000643527159248</text:p>
          </table:table-cell>
          <table:table-cell office:value-type="float" office:value="0.000653543178018886" calcext:value-type="float">
            <text:p>0.000653543178019</text:p>
          </table:table-cell>
          <table:table-cell office:value-type="float" office:value="0.000663814319177889" calcext:value-type="float">
            <text:p>0.000663814319178</text:p>
          </table:table-cell>
          <table:table-cell office:value-type="float" office:value="0.000674350019467618" calcext:value-type="float">
            <text:p>0.000674350019468</text:p>
          </table:table-cell>
          <table:table-cell office:value-type="float" office:value="0.000685160187880432" calcext:value-type="float">
            <text:p>0.00068516018788</text:p>
          </table:table-cell>
          <table:table-cell office:value-type="float" office:value="0.00069625523607969" calcext:value-type="float">
            <text:p>0.00069625523608</text:p>
          </table:table-cell>
          <table:table-cell office:value-type="float" office:value="0.000707646111234364" calcext:value-type="float">
            <text:p>0.000707646111234</text:p>
          </table:table-cell>
          <table:table-cell office:value-type="float" office:value="0.000719344331531654" calcext:value-type="float">
            <text:p>0.000719344331532</text:p>
          </table:table-cell>
          <table:table-cell office:value-type="float" office:value="0.000731362024591414" calcext:value-type="float">
            <text:p>0.000731362024591</text:p>
          </table:table-cell>
          <table:table-cell office:value-type="float" office:value="0.000743711969097647" calcext:value-type="float">
            <text:p>0.000743711969098</text:p>
          </table:table-cell>
          <table:table-cell office:value-type="float" office:value="0.000756407639957214" calcext:value-type="float">
            <text:p>0.000756407639957</text:p>
          </table:table-cell>
          <table:table-cell office:value-type="float" office:value="0.000769463257344523" calcext:value-type="float">
            <text:p>0.000769463257345</text:p>
          </table:table-cell>
          <table:table-cell office:value-type="float" office:value="0.000782893840044839" calcext:value-type="float">
            <text:p>0.000782893840045</text:p>
          </table:table-cell>
          <table:table-cell office:value-type="float" office:value="0.000796715263536019" calcext:value-type="float">
            <text:p>0.000796715263536</text:p>
          </table:table-cell>
          <table:table-cell office:value-type="float" office:value="0.000810944323324365" calcext:value-type="float">
            <text:p>0.000810944323324</text:p>
          </table:table-cell>
          <table:table-cell office:value-type="float" office:value="0.000825598804112266" calcext:value-type="float">
            <text:p>0.000825598804112</text:p>
          </table:table-cell>
          <table:table-cell office:value-type="float" office:value="0.000840697555430154" calcext:value-type="float">
            <text:p>0.00084069755543</text:p>
          </table:table-cell>
          <table:table-cell office:value-type="float" office:value="0.000856260574470749" calcext:value-type="float">
            <text:p>0.000856260574471</text:p>
          </table:table-cell>
          <table:table-cell office:value-type="float" office:value="0.000872309096950386" calcext:value-type="float">
            <text:p>0.00087230909695</text:p>
          </table:table-cell>
          <table:table-cell office:value-type="float" office:value="0.00088886569693798" calcext:value-type="float">
            <text:p>0.000888865696938</text:p>
          </table:table-cell>
          <table:table-cell office:value-type="float" office:value="0.000905954396712355" calcext:value-type="float">
            <text:p>0.000905954396712</text:p>
          </table:table-cell>
          <table:table-cell office:value-type="float" office:value="0.000923600787871637" calcext:value-type="float">
            <text:p>0.000923600787872</text:p>
          </table:table-cell>
          <table:table-cell office:value-type="float" office:value="0.000941832165075765" calcext:value-type="float">
            <text:p>0.000941832165076</text:p>
          </table:table-cell>
          <table:table-cell office:value-type="float" office:value="0.000960677674022866" calcext:value-type="float">
            <text:p>0.000960677674023</text:p>
          </table:table-cell>
          <table:table-cell office:value-type="float" office:value="0.000980168475477668" calcext:value-type="float">
            <text:p>0.000980168475478</text:p>
          </table:table-cell>
          <table:table-cell office:value-type="float" office:value="0.00100033792746746" calcext:value-type="float">
            <text:p>0.001000337927467</text:p>
          </table:table-cell>
          <table:table-cell office:value-type="float" office:value="0.00102122178805673" calcext:value-type="float">
            <text:p>0.001021221788057</text:p>
          </table:table-cell>
          <table:table-cell office:value-type="float" office:value="0.00104285844153401" calcext:value-type="float">
            <text:p>0.001042858441534</text:p>
          </table:table-cell>
          <table:table-cell office:value-type="float" office:value="0.00106528915124138" calcext:value-type="float">
            <text:p>0.001065289151241</text:p>
          </table:table-cell>
          <table:table-cell office:value-type="float" office:value="0.00108855834287881" calcext:value-type="float">
            <text:p>0.001088558342879</text:p>
          </table:table-cell>
          <table:table-cell office:value-type="float" office:value="0.00111271392269279" calcext:value-type="float">
            <text:p>0.001112713922693</text:p>
          </table:table-cell>
          <table:table-cell office:value-type="float" office:value="0.00113780763574912" calcext:value-type="float">
            <text:p>0.001137807635749</text:p>
          </table:table-cell>
          <table:table-cell office:value-type="float" office:value="0.00116389547040444" calcext:value-type="float">
            <text:p>0.001163895470404</text:p>
          </table:table-cell>
          <table:table-cell office:value-type="float" office:value="0.00119103811617183" calcext:value-type="float">
            <text:p>0.001191038116172</text:p>
          </table:table-cell>
          <table:table-cell office:value-type="float" office:value="0.00121930148350909" calcext:value-type="float">
            <text:p>0.001219301483509</text:p>
          </table:table-cell>
          <table:table-cell office:value-type="float" office:value="0.00124875729564688" calcext:value-type="float">
            <text:p>0.001248757295647</text:p>
          </table:table-cell>
          <table:table-cell office:value-type="float" office:value="0.00127948376457262" calcext:value-type="float">
            <text:p>0.001279483764573</text:p>
          </table:table-cell>
          <table:table-cell office:value-type="float" office:value="0.00131156636561794" calcext:value-type="float">
            <text:p>0.001311566365618</text:p>
          </table:table-cell>
          <table:table-cell office:value-type="float" office:value="0.00134509872807441" calcext:value-type="float">
            <text:p>0.001345098728074</text:p>
          </table:table-cell>
          <table:table-cell office:value-type="float" office:value="0.00138018366289338" calcext:value-type="float">
            <text:p>0.001380183662893</text:p>
          </table:table-cell>
          <table:table-cell office:value-type="float" office:value="0.00141693435300853" calcext:value-type="float">
            <text:p>0.001416934353009</text:p>
          </table:table-cell>
          <table:table-cell office:value-type="float" office:value="0.00145547573746505" calcext:value-type="float">
            <text:p>0.001455475737465</text:p>
          </table:table-cell>
          <table:table-cell office:value-type="float" office:value="0.00149594612761482" calcext:value-type="float">
            <text:p>0.001495946127615</text:p>
          </table:table-cell>
          <table:table-cell office:value-type="float" office:value="0.00153849910250833" calcext:value-type="float">
            <text:p>0.001538499102508</text:p>
          </table:table-cell>
          <table:table-cell office:value-type="float" office:value="0.00158330574201428" calcext:value-type="float">
            <text:p>0.001583305742014</text:p>
          </table:table-cell>
          <table:table-cell office:value-type="float" office:value="0.00163055727065253" calcext:value-type="float">
            <text:p>0.001630557270653</text:p>
          </table:table-cell>
          <table:table-cell office:value-type="float" office:value="0.00168046820382804" calcext:value-type="float">
            <text:p>0.001680468203828</text:p>
          </table:table-cell>
          <table:table-cell office:value-type="float" office:value="0.00173328011239712" calcext:value-type="float">
            <text:p>0.001733280112397</text:p>
          </table:table-cell>
          <table:table-cell office:value-type="float" office:value="0.00178926615322326" calcext:value-type="float">
            <text:p>0.001789266153223</text:p>
          </table:table-cell>
          <table:table-cell office:value-type="float" office:value="0.00184873655515797" calcext:value-type="float">
            <text:p>0.001848736555158</text:p>
          </table:table-cell>
          <table:table-cell office:value-type="float" office:value="0.00191204530559935" calcext:value-type="float">
            <text:p>0.001912045305599</text:p>
          </table:table-cell>
          <table:table-cell office:value-type="float" office:value="0.00197959835742356" calcext:value-type="float">
            <text:p>0.001979598357424</text:p>
          </table:table-cell>
          <table:table-cell office:value-type="float" office:value="0.00205186377750855" calcext:value-type="float">
            <text:p>0.002051863777509</text:p>
          </table:table-cell>
          <table:table-cell office:value-type="float" office:value="0.00212938439696342" calcext:value-type="float">
            <text:p>0.002129384396963</text:p>
          </table:table-cell>
          <table:table-cell office:value-type="float" office:value="0.00221279371585632" calcext:value-type="float">
            <text:p>0.002212793715856</text:p>
          </table:table-cell>
          <table:table-cell office:value-type="float" office:value="0.00230283608564167" calcext:value-type="float">
            <text:p>0.002302836085642</text:p>
          </table:table-cell>
          <table:table-cell office:value-type="float" office:value="0.00240039257704456" calcext:value-type="float">
            <text:p>0.002400392577045</text:p>
          </table:table-cell>
          <table:table-cell office:value-type="float" office:value="0.00250651449589945" calcext:value-type="float">
            <text:p>0.002506514495899</text:p>
          </table:table-cell>
          <table:table-cell office:value-type="float" office:value="0.00262246732190506" calcext:value-type="float">
            <text:p>0.002622467321905</text:p>
          </table:table-cell>
          <table:table-cell office:value-type="float" office:value="0.00274978905523055" calcext:value-type="float">
            <text:p>0.002749789055231</text:p>
          </table:table-cell>
          <table:table-cell office:value-type="float" office:value="0.00289036879055855" calcext:value-type="float">
            <text:p>0.002890368790559</text:p>
          </table:table-cell>
          <table:table-cell office:value-type="float" office:value="0.00304655417529545" calcext:value-type="float">
            <text:p>0.003046554175295</text:p>
          </table:table-cell>
          <table:table-cell office:value-type="float" office:value="0.00322130089141844" calcext:value-type="float">
            <text:p>0.003221300891418</text:p>
          </table:table-cell>
          <table:table-cell office:value-type="float" office:value="0.00341838455258847" calcext:value-type="float">
            <text:p>0.003418384552588</text:p>
          </table:table-cell>
          <table:table-cell office:value-type="float" office:value="0.00364270744882332" calcext:value-type="float">
            <text:p>0.003642707448823</text:p>
          </table:table-cell>
          <table:table-cell office:value-type="float" office:value="0.00390075314263403" calcext:value-type="float">
            <text:p>0.003900753142634</text:p>
          </table:table-cell>
          <table:table-cell office:value-type="float" office:value="0.00420127819533192" calcext:value-type="float">
            <text:p>0.004201278195332</text:p>
          </table:table-cell>
          <table:table-cell office:value-type="float" office:value="0.00455639653442023" calcext:value-type="float">
            <text:p>0.00455639653442</text:p>
          </table:table-cell>
          <table:table-cell office:value-type="float" office:value="0.00498333761479859" calcext:value-type="float">
            <text:p>0.004983337614799</text:p>
          </table:table-cell>
          <table:table-cell office:value-type="float" office:value="0.00550740792695365" calcext:value-type="float">
            <text:p>0.005507407926954</text:p>
          </table:table-cell>
          <table:table-cell office:value-type="float" office:value="0.00616719815524507" calcext:value-type="float">
            <text:p>0.006167198155245</text:p>
          </table:table-cell>
          <table:table-cell office:value-type="float" office:value="0.00702418077045607" calcext:value-type="float">
            <text:p>0.007024180770456</text:p>
          </table:table-cell>
          <table:table-cell office:value-type="float" office:value="0.00818127551725799" calcext:value-type="float">
            <text:p>0.008181275517258</text:p>
          </table:table-cell>
          <table:table-cell office:value-type="float" office:value="0.00982015983362526" calcext:value-type="float">
            <text:p>0.009820159833625</text:p>
          </table:table-cell>
          <table:table-cell office:value-type="float" office:value="0.0122752295956241" calcext:value-type="float">
            <text:p>0.012275229595624</text:p>
          </table:table-cell>
          <table:table-cell office:value-type="float" office:value="0.0161455684189787" calcext:value-type="float">
            <text:p>0.016145568418979</text:p>
          </table:table-cell>
          <table:table-cell office:value-type="float" office:value="0.0221822619716346" calcext:value-type="float">
            <text:p>0.022182261971635</text:p>
          </table:table-cell>
          <table:table-cell office:value-type="float" office:value="0.0299261972762329" calcext:value-type="float">
            <text:p>0.029926197276233</text:p>
          </table:table-cell>
          <table:table-cell office:value-type="float" office:value="0.0367682713169419" calcext:value-type="float">
            <text:p>0.036768271316942</text:p>
          </table:table-cell>
          <table:table-cell office:value-type="float" office:value="0.0413989007442476" calcext:value-type="float">
            <text:p>0.041398900744248</text:p>
          </table:table-cell>
          <table:table-cell office:value-type="float" office:value="0.0443887287557694" calcext:value-type="float">
            <text:p>0.044388728755769</text:p>
          </table:table-cell>
          <table:table-cell office:value-type="float" office:value="0.0464234318192403" calcext:value-type="float">
            <text:p>0.04642343181924</text:p>
          </table:table-cell>
          <table:table-cell office:value-type="float" office:value="0.0479074129065532" calcext:value-type="float">
            <text:p>0.047907412906553</text:p>
          </table:table-cell>
          <table:table-cell office:value-type="float" office:value="0.0490592971110713" calcext:value-type="float">
            <text:p>0.049059297111071</text:p>
          </table:table-cell>
          <table:table-cell office:value-type="float" office:value="0.0500008375405262" calcext:value-type="float">
            <text:p>0.050000837540526</text:p>
          </table:table-cell>
          <table:table-cell office:value-type="float" office:value="0.0508035257976948" calcext:value-type="float">
            <text:p>0.050803525797695</text:p>
          </table:table-cell>
          <table:table-cell office:value-type="float" office:value="0.0515116495381369" calcext:value-type="float">
            <text:p>0.051511649538137</text:p>
          </table:table-cell>
          <table:table-cell office:value-type="float" office:value="0.0521540274404116" calcext:value-type="float">
            <text:p>0.052154027440412</text:p>
          </table:table-cell>
          <table:table-cell office:value-type="float" office:value="0.0527502711367656" calcext:value-type="float">
            <text:p>0.052750271136766</text:p>
          </table:table-cell>
          <table:table-cell office:value-type="float" office:value="0.0533142949500168" calcext:value-type="float">
            <text:p>0.053314294950017</text:p>
          </table:table-cell>
          <table:table-cell office:value-type="float" office:value="0.0538563768542863" calcext:value-type="float">
            <text:p>0.053856376854286</text:p>
          </table:table-cell>
          <table:table-cell office:value-type="float" office:value="0.0543844228708176" calcext:value-type="float">
            <text:p>0.054384422870818</text:p>
          </table:table-cell>
          <table:table-cell office:value-type="float" office:value="0.0549047764920003" calcext:value-type="float">
            <text:p>0.054904776492</text:p>
          </table:table-cell>
          <table:table-cell office:value-type="float" office:value="0.055422760185504" calcext:value-type="float">
            <text:p>0.055422760185504</text:p>
          </table:table-cell>
          <table:table-cell office:value-type="float" office:value="0.0559430560001432" calcext:value-type="float">
            <text:p>0.055943056000143</text:p>
          </table:table-cell>
          <table:table-cell office:value-type="float" office:value="0.0564699894115805" calcext:value-type="float">
            <text:p>0.056469989411581</text:p>
          </table:table-cell>
          <table:table-cell office:value-type="float" office:value="0.057007757025704" calcext:value-type="float">
            <text:p>0.057007757025704</text:p>
          </table:table-cell>
          <table:table-cell office:value-type="float" office:value="0.0575606258433441" calcext:value-type="float">
            <text:p>0.057560625843344</text:p>
          </table:table-cell>
          <table:table-cell office:value-type="float" office:value="0.0581331250753518" calcext:value-type="float">
            <text:p>0.058133125075352</text:p>
          </table:table-cell>
          <table:table-cell office:value-type="float" office:value="0.0587302487932115" calcext:value-type="float">
            <text:p>0.058730248793212</text:p>
          </table:table-cell>
          <table:table-cell office:value-type="float" office:value="0.0593576880515677" calcext:value-type="float">
            <text:p>0.059357688051568</text:p>
          </table:table-cell>
          <table:table-cell office:value-type="float" office:value="0.0600221143769585" calcext:value-type="float">
            <text:p>0.060022114376959</text:p>
          </table:table-cell>
          <table:table-cell office:value-type="float" office:value="0.0607315432288011" calcext:value-type="float">
            <text:p>0.060731543228801</text:p>
          </table:table-cell>
          <table:table-cell office:value-type="float" office:value="0.0614958175738992" calcext:value-type="float">
            <text:p>0.061495817573899</text:p>
          </table:table-cell>
          <table:table-cell office:value-type="float" office:value="0.0623272706704136" calcext:value-type="float">
            <text:p>0.062327270670414</text:p>
          </table:table-cell>
          <table:table-cell office:value-type="float" office:value="0.0632416581970173" calcext:value-type="float">
            <text:p>0.063241658197017</text:p>
          </table:table-cell>
          <table:table-cell office:value-type="float" office:value="0.0642595013802874" calcext:value-type="float">
            <text:p>0.064259501380287</text:p>
          </table:table-cell>
          <table:table-cell office:value-type="float" office:value="0.0654080701628865" calcext:value-type="float">
            <text:p>0.065408070162887</text:p>
          </table:table-cell>
          <table:table-cell office:value-type="float" office:value="0.0667243877491238" calcext:value-type="float">
            <text:p>0.066724387749124</text:p>
          </table:table-cell>
          <table:table-cell office:value-type="float" office:value="0.0682599116183242" calcext:value-type="float">
            <text:p>0.068259911618324</text:p>
          </table:table-cell>
          <table:table-cell office:value-type="float" office:value="0.070088055493842" calcext:value-type="float">
            <text:p>0.070088055493842</text:p>
          </table:table-cell>
          <table:table-cell office:value-type="float" office:value="0.0723167013368871" calcext:value-type="float">
            <text:p>0.072316701336887</text:p>
          </table:table-cell>
          <table:table-cell office:value-type="float" office:value="0.0751098329545774" calcext:value-type="float">
            <text:p>0.075109832954577</text:p>
          </table:table-cell>
          <table:table-cell office:value-type="float" office:value="0.0787265873749083" calcext:value-type="float">
            <text:p>0.078726587374908</text:p>
          </table:table-cell>
          <table:table-cell office:value-type="float" office:value="0.0835951194431128" calcext:value-type="float">
            <text:p>0.083595119443113</text:p>
          </table:table-cell>
          <table:table-cell office:value-type="float" office:value="0.0904590272082522" calcext:value-type="float">
            <text:p>0.090459027208252</text:p>
          </table:table-cell>
          <table:table-cell office:value-type="float" office:value="0.100677972818163" calcext:value-type="float">
            <text:p>0.100677972818163</text:p>
          </table:table-cell>
          <table:table-cell office:value-type="float" office:value="0.11683216670851" calcext:value-type="float">
            <text:p>0.11683216670851</text:p>
          </table:table-cell>
          <table:table-cell office:value-type="float" office:value="0.143621481918984" calcext:value-type="float">
            <text:p>0.143621481918984</text:p>
          </table:table-cell>
          <table:table-cell office:value-type="float" office:value="0.186489124574842" calcext:value-type="float">
            <text:p>0.186489124574842</text:p>
          </table:table-cell>
          <table:table-cell office:value-type="float" office:value="0.236443201116502" calcext:value-type="float">
            <text:p>0.236443201116502</text:p>
          </table:table-cell>
          <table:table-cell office:value-type="float" office:value="0.260598200395793" calcext:value-type="float">
            <text:p>0.260598200395793</text:p>
          </table:table-cell>
          <table:table-cell office:value-type="float" office:value="0.255534749799062" calcext:value-type="float">
            <text:p>0.255534749799062</text:p>
          </table:table-cell>
          <table:table-cell office:value-type="float" office:value="0.241054655970806" calcext:value-type="float">
            <text:p>0.241054655970806</text:p>
          </table:table-cell>
          <table:table-cell office:value-type="float" office:value="0.226591868894393" calcext:value-type="float">
            <text:p>0.226591868894393</text:p>
          </table:table-cell>
          <table:table-cell office:value-type="float" office:value="0.214235891143677" calcext:value-type="float">
            <text:p>0.214235891143677</text:p>
          </table:table-cell>
          <table:table-cell office:value-type="float" office:value="0.204015243673259" calcext:value-type="float">
            <text:p>0.204015243673259</text:p>
          </table:table-cell>
          <table:table-cell office:value-type="float" office:value="0.195562546351611" calcext:value-type="float">
            <text:p>0.195562546351611</text:p>
          </table:table-cell>
          <table:table-cell office:value-type="float" office:value="0.188510046920627" calcext:value-type="float">
            <text:p>0.188510046920627</text:p>
          </table:table-cell>
          <table:table-cell office:value-type="float" office:value="0.182562060488902" calcext:value-type="float">
            <text:p>0.182562060488902</text:p>
          </table:table-cell>
          <table:table-cell office:value-type="float" office:value="0.177493125516611" calcext:value-type="float">
            <text:p>0.177493125516611</text:p>
          </table:table-cell>
          <table:table-cell office:value-type="float" office:value="0.173132939072021" calcext:value-type="float">
            <text:p>0.173132939072021</text:p>
          </table:table-cell>
          <table:table-cell office:value-type="float" office:value="0.169352152352987" calcext:value-type="float">
            <text:p>0.169352152352987</text:p>
          </table:table-cell>
          <table:table-cell office:value-type="float" office:value="0.16605144700246" calcext:value-type="float">
            <text:p>0.16605144700246</text:p>
          </table:table-cell>
          <table:table-cell office:value-type="float" office:value="0.163153601461381" calcext:value-type="float">
            <text:p>0.163153601461381</text:p>
          </table:table-cell>
          <table:table-cell office:value-type="float" office:value="0.160597813404622" calcext:value-type="float">
            <text:p>0.160597813404622</text:p>
          </table:table-cell>
          <table:table-cell office:value-type="float" office:value="0.158335631043824" calcext:value-type="float">
            <text:p>0.158335631043824</text:p>
          </table:table-cell>
          <table:table-cell office:value-type="float" office:value="0.156328013418888" calcext:value-type="float">
            <text:p>0.156328013418888</text:p>
          </table:table-cell>
          <table:table-cell office:value-type="float" office:value="0.154543182865106" calcext:value-type="float">
            <text:p>0.154543182865106</text:p>
          </table:table-cell>
          <table:table-cell office:value-type="float" office:value="0.152955037228005" calcext:value-type="float">
            <text:p>0.152955037228005</text:p>
          </table:table-cell>
          <table:table-cell office:value-type="float" office:value="0.151541961647119" calcext:value-type="float">
            <text:p>0.151541961647119</text:p>
          </table:table-cell>
          <table:table-cell office:value-type="float" office:value="0.150285928877769" calcext:value-type="float">
            <text:p>0.150285928877769</text:p>
          </table:table-cell>
          <table:table-cell office:value-type="float" office:value="0.149171810477568" calcext:value-type="float">
            <text:p>0.149171810477568</text:p>
          </table:table-cell>
          <table:table-cell office:value-type="float" office:value="0.14818684393587" calcext:value-type="float">
            <text:p>0.14818684393587</text:p>
          </table:table-cell>
          <table:table-cell office:value-type="float" office:value="0.147320216473008" calcext:value-type="float">
            <text:p>0.147320216473008</text:p>
          </table:table-cell>
          <table:table-cell office:value-type="float" office:value="0.146562737109074" calcext:value-type="float">
            <text:p>0.146562737109074</text:p>
          </table:table-cell>
          <table:table-cell office:value-type="float" office:value="0.145906576239243" calcext:value-type="float">
            <text:p>0.145906576239243</text:p>
          </table:table-cell>
          <table:table-cell office:value-type="float" office:value="0.14534505737716" calcext:value-type="float">
            <text:p>0.14534505737716</text:p>
          </table:table-cell>
          <table:table-cell office:value-type="float" office:value="0.144872489623688" calcext:value-type="float">
            <text:p>0.144872489623688</text:p>
          </table:table-cell>
          <table:table-cell office:value-type="float" office:value="0.144484032246797" calcext:value-type="float">
            <text:p>0.144484032246797</text:p>
          </table:table-cell>
          <table:table-cell office:value-type="float" office:value="0.144175584834135" calcext:value-type="float">
            <text:p>0.144175584834135</text:p>
          </table:table-cell>
          <table:table-cell office:value-type="float" office:value="0.143943698019301" calcext:value-type="float">
            <text:p>0.143943698019301</text:p>
          </table:table-cell>
          <table:table-cell office:value-type="float" office:value="0.143785500936644" calcext:value-type="float">
            <text:p>0.143785500936644</text:p>
          </table:table-cell>
          <table:table-cell office:value-type="float" office:value="0.143698642433601" calcext:value-type="float">
            <text:p>0.143698642433601</text:p>
          </table:table-cell>
          <table:table-cell office:value-type="float" office:value="0.143681243739285" calcext:value-type="float">
            <text:p>0.143681243739285</text:p>
          </table:table-cell>
          <table:table-cell office:value-type="float" office:value="0.143731860807453" calcext:value-type="float">
            <text:p>0.143731860807453</text:p>
          </table:table-cell>
          <table:table-cell office:value-type="float" office:value="0.143849454960481" calcext:value-type="float">
            <text:p>0.143849454960481</text:p>
          </table:table-cell>
          <table:table-cell office:value-type="float" office:value="0.144033370787444" calcext:value-type="float">
            <text:p>0.144033370787444</text:p>
          </table:table-cell>
          <table:table-cell office:value-type="float" office:value="0.144283320515598" calcext:value-type="float">
            <text:p>0.144283320515598</text:p>
          </table:table-cell>
          <table:table-cell office:value-type="float" office:value="0.144599374297021" calcext:value-type="float">
            <text:p>0.144599374297021</text:p>
          </table:table-cell>
          <table:table-cell office:value-type="float" office:value="0.144981956043717" calcext:value-type="float">
            <text:p>0.144981956043717</text:p>
          </table:table-cell>
          <table:table-cell office:value-type="float" office:value="0.145431844615698" calcext:value-type="float">
            <text:p>0.145431844615698</text:p>
          </table:table-cell>
          <table:table-cell office:value-type="float" office:value="0.14595018032611" calcext:value-type="float">
            <text:p>0.14595018032611</text:p>
          </table:table-cell>
          <table:table-cell office:value-type="float" office:value="0.146538476883361" calcext:value-type="float">
            <text:p>0.146538476883361</text:p>
          </table:table-cell>
          <table:table-cell office:value-type="float" office:value="0.147198639049883" calcext:value-type="float">
            <text:p>0.147198639049883</text:p>
          </table:table-cell>
          <table:table-cell office:value-type="float" office:value="0.147932986468337" calcext:value-type="float">
            <text:p>0.147932986468337</text:p>
          </table:table-cell>
          <table:table-cell office:value-type="float" office:value="0.148744284297213" calcext:value-type="float">
            <text:p>0.148744284297213</text:p>
          </table:table-cell>
          <table:table-cell office:value-type="float" office:value="0.149635781518611" calcext:value-type="float">
            <text:p>0.149635781518611</text:p>
          </table:table-cell>
          <table:table-cell office:value-type="float" office:value="0.150611258043451" calcext:value-type="float">
            <text:p>0.150611258043451</text:p>
          </table:table-cell>
          <table:table-cell office:value-type="float" office:value="0.151675082058272" calcext:value-type="float">
            <text:p>0.151675082058272</text:p>
          </table:table-cell>
          <table:table-cell office:value-type="float" office:value="0.152832279452469" calcext:value-type="float">
            <text:p>0.152832279452469</text:p>
          </table:table-cell>
          <table:table-cell office:value-type="float" office:value="0.154088617660436" calcext:value-type="float">
            <text:p>0.154088617660436</text:p>
          </table:table-cell>
          <table:table-cell office:value-type="float" office:value="0.155450706883376" calcext:value-type="float">
            <text:p>0.155450706883376</text:p>
          </table:table-cell>
          <table:table-cell office:value-type="float" office:value="0.156926122465924" calcext:value-type="float">
            <text:p>0.156926122465924</text:p>
          </table:table-cell>
          <table:table-cell office:value-type="float" office:value="0.158523553255452" calcext:value-type="float">
            <text:p>0.158523553255452</text:p>
          </table:table-cell>
          <table:table-cell office:value-type="float" office:value="0.160252982152621" calcext:value-type="float">
            <text:p>0.160252982152621</text:p>
          </table:table-cell>
          <table:table-cell office:value-type="float" office:value="0.16212590689018" calcext:value-type="float">
            <text:p>0.16212590689018</text:p>
          </table:table-cell>
          <table:table-cell office:value-type="float" office:value="0.164155611521574" calcext:value-type="float">
            <text:p>0.164155611521574</text:p>
          </table:table-cell>
          <table:table-cell office:value-type="float" office:value="0.166357502401567" calcext:value-type="float">
            <text:p>0.166357502401567</text:p>
          </table:table-cell>
          <table:table-cell office:value-type="float" office:value="0.168749526942559" calcext:value-type="float">
            <text:p>0.168749526942559</text:p>
          </table:table-cell>
          <table:table-cell office:value-type="float" office:value="0.171352699633688" calcext:value-type="float">
            <text:p>0.171352699633688</text:p>
          </table:table-cell>
          <table:table-cell office:value-type="float" office:value="0.174191768450541" calcext:value-type="float">
            <text:p>0.174191768450541</text:p>
          </table:table-cell>
          <table:table-cell office:value-type="float" office:value="0.177296066951405" calcext:value-type="float">
            <text:p>0.177296066951405</text:p>
          </table:table-cell>
          <table:table-cell office:value-type="float" office:value="0.180700614681571" calcext:value-type="float">
            <text:p>0.180700614681571</text:p>
          </table:table-cell>
          <table:table-cell office:value-type="float" office:value="0.184447553444936" calcext:value-type="float">
            <text:p>0.184447553444936</text:p>
          </table:table-cell>
          <table:table-cell office:value-type="float" office:value="0.188588043260753" calcext:value-type="float">
            <text:p>0.188588043260753</text:p>
          </table:table-cell>
          <table:table-cell office:value-type="float" office:value="0.193184794986549" calcext:value-type="float">
            <text:p>0.193184794986549</text:p>
          </table:table-cell>
          <table:table-cell office:value-type="float" office:value="0.198315494918087" calcext:value-type="float">
            <text:p>0.198315494918087</text:p>
          </table:table-cell>
          <table:table-cell office:value-type="float" office:value="0.204077491826261" calcext:value-type="float">
            <text:p>0.204077491826261</text:p>
          </table:table-cell>
          <table:table-cell office:value-type="float" office:value="0.210594283258372" calcext:value-type="float">
            <text:p>0.210594283258372</text:p>
          </table:table-cell>
          <table:table-cell office:value-type="float" office:value="0.218024565947423" calcext:value-type="float">
            <text:p>0.218024565947423</text:p>
          </table:table-cell>
          <table:table-cell office:value-type="float" office:value="0.226574881875311" calcext:value-type="float">
            <text:p>0.226574881875311</text:p>
          </table:table-cell>
          <table:table-cell office:value-type="float" office:value="0.236517029778265" calcext:value-type="float">
            <text:p>0.236517029778265</text:p>
          </table:table-cell>
          <table:table-cell office:value-type="float" office:value="0.248210705513497" calcext:value-type="float">
            <text:p>0.248210705513497</text:p>
          </table:table-cell>
          <table:table-cell office:value-type="float" office:value="0.262127513456887" calcext:value-type="float">
            <text:p>0.262127513456887</text:p>
          </table:table-cell>
          <table:table-cell office:value-type="float" office:value="0.278853906646524" calcext:value-type="float">
            <text:p>0.278853906646524</text:p>
          </table:table-cell>
          <table:table-cell office:value-type="float" office:value="0.298975733788658" calcext:value-type="float">
            <text:p>0.298975733788658</text:p>
          </table:table-cell>
          <table:table-cell office:value-type="float" office:value="0.322447846059502" calcext:value-type="float">
            <text:p>0.322447846059502</text:p>
          </table:table-cell>
          <table:table-cell office:value-type="float" office:value="0.345940291871216" calcext:value-type="float">
            <text:p>0.345940291871216</text:p>
          </table:table-cell>
          <table:table-cell office:value-type="float" office:value="0.354417527159514" calcext:value-type="float">
            <text:p>0.354417527159514</text:p>
          </table:table-cell>
          <table:table-cell office:value-type="float" office:value="0.316319705061861" calcext:value-type="float">
            <text:p>0.316319705061861</text:p>
          </table:table-cell>
          <table:table-cell office:value-type="float" office:value="0.23709690142367" calcext:value-type="float">
            <text:p>0.23709690142367</text:p>
          </table:table-cell>
          <table:table-cell office:value-type="float" office:value="0.169162335516782" calcext:value-type="float">
            <text:p>0.169162335516782</text:p>
          </table:table-cell>
          <table:table-cell office:value-type="float" office:value="0.12684756169405" calcext:value-type="float">
            <text:p>0.12684756169405</text:p>
          </table:table-cell>
          <table:table-cell office:value-type="float" office:value="0.101477461764561" calcext:value-type="float">
            <text:p>0.101477461764561</text:p>
          </table:table-cell>
          <table:table-cell office:value-type="float" office:value="0.0855616409950349" calcext:value-type="float">
            <text:p>0.085561640995035</text:p>
          </table:table-cell>
          <table:table-cell office:value-type="float" office:value="0.0749880242447914" calcext:value-type="float">
            <text:p>0.074988024244791</text:p>
          </table:table-cell>
          <table:table-cell office:value-type="float" office:value="0.0675898485579884" calcext:value-type="float">
            <text:p>0.067589848557989</text:p>
          </table:table-cell>
          <table:table-cell office:value-type="float" office:value="0.0621822375791413" calcext:value-type="float">
            <text:p>0.062182237579141</text:p>
          </table:table-cell>
          <table:table-cell office:value-type="float" office:value="0.0580830736580485" calcext:value-type="float">
            <text:p>0.058083073658049</text:p>
          </table:table-cell>
          <table:table-cell office:value-type="float" office:value="0.0548796270907635" calcext:value-type="float">
            <text:p>0.054879627090764</text:p>
          </table:table-cell>
          <table:table-cell office:value-type="float" office:value="0.0523108330961701" calcext:value-type="float">
            <text:p>0.05231083309617</text:p>
          </table:table-cell>
          <table:table-cell office:value-type="float" office:value="0.0502050545055934" calcext:value-type="float">
            <text:p>0.050205054505593</text:p>
          </table:table-cell>
          <table:table-cell office:value-type="float" office:value="0.0484456053730803" calcext:value-type="float">
            <text:p>0.04844560537308</text:p>
          </table:table-cell>
          <table:table-cell office:value-type="float" office:value="0.046950813210907" calcext:value-type="float">
            <text:p>0.046950813210907</text:p>
          </table:table-cell>
          <table:table-cell office:value-type="float" office:value="0.0456620350704814" calcext:value-type="float">
            <text:p>0.045662035070482</text:p>
          </table:table-cell>
          <table:table-cell office:value-type="float" office:value="0.0445362024735362" calcext:value-type="float">
            <text:p>0.044536202473536</text:p>
          </table:table-cell>
          <table:table-cell office:value-type="float" office:value="0.0435410394820955" calcext:value-type="float">
            <text:p>0.043541039482096</text:p>
          </table:table-cell>
          <table:table-cell office:value-type="float" office:value="0.0426519101508457" calcext:value-type="float">
            <text:p>0.042651910150846</text:p>
          </table:table-cell>
          <table:table-cell office:value-type="float" office:value="0.0418496880199706" calcext:value-type="float">
            <text:p>0.041849688019971</text:p>
          </table:table-cell>
          <table:table-cell office:value-type="float" office:value="0.0411192831780266" calcext:value-type="float">
            <text:p>0.041119283178027</text:p>
          </table:table-cell>
          <table:table-cell office:value-type="float" office:value="0.040448601908256" calcext:value-type="float">
            <text:p>0.040448601908256</text:p>
          </table:table-cell>
          <table:table-cell office:value-type="float" office:value="0.0398277963257666" calcext:value-type="float">
            <text:p>0.039827796325767</text:p>
          </table:table-cell>
          <table:table-cell office:value-type="float" office:value="0.0392487112928141" calcext:value-type="float">
            <text:p>0.039248711292814</text:p>
          </table:table-cell>
          <table:table-cell office:value-type="float" office:value="0.0387044667024081" calcext:value-type="float">
            <text:p>0.038704466702408</text:p>
          </table:table-cell>
          <table:table-cell office:value-type="float" office:value="0.0381891324795379" calcext:value-type="float">
            <text:p>0.038189132479538</text:p>
          </table:table-cell>
          <table:table-cell office:value-type="float" office:value="0.0376974656574515" calcext:value-type="float">
            <text:p>0.037697465657452</text:p>
          </table:table-cell>
          <table:table-cell office:value-type="float" office:value="0.037224686081496" calcext:value-type="float">
            <text:p>0.037224686081496</text:p>
          </table:table-cell>
          <table:table-cell office:value-type="float" office:value="0.0367662709745006" calcext:value-type="float">
            <text:p>0.036766270974501</text:p>
          </table:table-cell>
          <table:table-cell office:value-type="float" office:value="0.0363177492635486" calcext:value-type="float">
            <text:p>0.036317749263549</text:p>
          </table:table-cell>
          <table:table-cell office:value-type="float" office:value="0.0358744739909762" calcext:value-type="float">
            <text:p>0.035874473990976</text:p>
          </table:table-cell>
          <table:table-cell office:value-type="float" office:value="0.0354313441779705" calcext:value-type="float">
            <text:p>0.035431344177971</text:p>
          </table:table-cell>
          <table:table-cell office:value-type="float" office:value="0.0349824335679418" calcext:value-type="float">
            <text:p>0.034982433567942</text:p>
          </table:table-cell>
          <table:table-cell office:value-type="float" office:value="0.0345204573573021" calcext:value-type="float">
            <text:p>0.034520457357302</text:p>
          </table:table-cell>
          <table:table-cell office:value-type="float" office:value="0.0340359582344865" calcext:value-type="float">
            <text:p>0.034035958234487</text:p>
          </table:table-cell>
          <table:table-cell office:value-type="float" office:value="0.0335159963974965" calcext:value-type="float">
            <text:p>0.033515996397497</text:p>
          </table:table-cell>
          <table:table-cell office:value-type="float" office:value="0.0329419335612021" calcext:value-type="float">
            <text:p>0.032941933561202</text:p>
          </table:table-cell>
          <table:table-cell office:value-type="float" office:value="0.032285492552417" calcext:value-type="float">
            <text:p>0.032285492552417</text:p>
          </table:table-cell>
          <table:table-cell office:value-type="float" office:value="0.0315013848836111" calcext:value-type="float">
            <text:p>0.031501384883611</text:p>
          </table:table-cell>
          <table:table-cell office:value-type="float" office:value="0.0305128357509607" calcext:value-type="float">
            <text:p>0.030512835750961</text:p>
          </table:table-cell>
          <table:table-cell office:value-type="float" office:value="0.0291823324746886" calcext:value-type="float">
            <text:p>0.029182332474689</text:p>
          </table:table-cell>
          <table:table-cell office:value-type="float" office:value="0.0272558365310643" calcext:value-type="float">
            <text:p>0.027255836531064</text:p>
          </table:table-cell>
          <table:table-cell office:value-type="float" office:value="0.0243028618495989" calcext:value-type="float">
            <text:p>0.024302861849599</text:p>
          </table:table-cell>
          <table:table-cell office:value-type="float" office:value="0.0199651259221226" calcext:value-type="float">
            <text:p>0.019965125922123</text:p>
          </table:table-cell>
          <table:table-cell office:value-type="float" office:value="0.0150640834395165" calcext:value-type="float">
            <text:p>0.015064083439517</text:p>
          </table:table-cell>
          <table:table-cell office:value-type="float" office:value="0.0112365697700908" calcext:value-type="float">
            <text:p>0.011236569770091</text:p>
          </table:table-cell>
          <table:table-cell office:value-type="float" office:value="0.00877046881837223" calcext:value-type="float">
            <text:p>0.008770468818372</text:p>
          </table:table-cell>
          <table:table-cell office:value-type="float" office:value="0.00719436513527198" calcext:value-type="float">
            <text:p>0.007194365135272</text:p>
          </table:table-cell>
          <table:table-cell office:value-type="float" office:value="0.00613222904817608" calcext:value-type="float">
            <text:p>0.006132229048176</text:p>
          </table:table-cell>
          <table:table-cell office:value-type="float" office:value="0.00537411749832132" calcext:value-type="float">
            <text:p>0.005374117498321</text:p>
          </table:table-cell>
          <table:table-cell office:value-type="float" office:value="0.00480591957150749" calcext:value-type="float">
            <text:p>0.004805919571507</text:p>
          </table:table-cell>
          <table:table-cell office:value-type="float" office:value="0.00436294996149506" calcext:value-type="float">
            <text:p>0.004362949961495</text:p>
          </table:table-cell>
          <table:table-cell office:value-type="float" office:value="0.00400653814335134" calcext:value-type="float">
            <text:p>0.004006538143351</text:p>
          </table:table-cell>
          <table:table-cell office:value-type="float" office:value="0.00371237883452399" calcext:value-type="float">
            <text:p>0.003712378834524</text:p>
          </table:table-cell>
          <table:table-cell office:value-type="float" office:value="0.00346450930822744" calcext:value-type="float">
            <text:p>0.003464509308227</text:p>
          </table:table-cell>
          <table:table-cell office:value-type="float" office:value="0.00325204150236447" calcext:value-type="float">
            <text:p>0.003252041502364</text:p>
          </table:table-cell>
          <table:table-cell office:value-type="float" office:value="0.00306730320638518" calcext:value-type="float">
            <text:p>0.003067303206385</text:p>
          </table:table-cell>
          <table:table-cell office:value-type="float" office:value="0.00290473434133752" calcext:value-type="float">
            <text:p>0.002904734341338</text:p>
          </table:table-cell>
          <table:table-cell office:value-type="float" office:value="0.0027602060652601" calcext:value-type="float">
            <text:p>0.00276020606526</text:p>
          </table:table-cell>
          <table:table-cell office:value-type="float" office:value="0.00263058629161332" calcext:value-type="float">
            <text:p>0.002630586291613</text:p>
          </table:table-cell>
          <table:table-cell office:value-type="float" office:value="0.00251345404120166" calcext:value-type="float">
            <text:p>0.002513454041202</text:p>
          </table:table-cell>
          <table:table-cell office:value-type="float" office:value="0.00240690660516732" calcext:value-type="float">
            <text:p>0.002406906605167</text:p>
          </table:table-cell>
          <table:table-cell office:value-type="float" office:value="0.00230942625742485" calcext:value-type="float">
            <text:p>0.002309426257425</text:p>
          </table:table-cell>
          <table:table-cell office:value-type="float" office:value="0.00221978616287813" calcext:value-type="float">
            <text:p>0.002219786162878</text:p>
          </table:table-cell>
          <table:table-cell office:value-type="float" office:value="0.00213698268306642" calcext:value-type="float">
            <text:p>0.002136982683066</text:p>
          </table:table-cell>
          <table:table-cell office:value-type="float" office:value="0.00206018583163214" calcext:value-type="float">
            <text:p>0.002060185831632</text:p>
          </table:table-cell>
          <table:table-cell office:value-type="float" office:value="0.00198870244506186" calcext:value-type="float">
            <text:p>0.001988702445062</text:p>
          </table:table-cell>
          <table:table-cell office:value-type="float" office:value="0.00192194841464959" calcext:value-type="float">
            <text:p>0.00192194841465</text:p>
          </table:table-cell>
          <table:table-cell office:value-type="float" office:value="0.00185942747707551" calcext:value-type="float">
            <text:p>0.001859427477076</text:p>
          </table:table-cell>
          <table:table-cell office:value-type="float" office:value="0.00180071482045729" calcext:value-type="float">
            <text:p>0.001800714820457</text:p>
          </table:table-cell>
          <table:table-cell office:value-type="float" office:value="0.00174544427274116" calcext:value-type="float">
            <text:p>0.001745444272741</text:p>
          </table:table-cell>
          <table:table-cell office:value-type="float" office:value="0.00169329818757558" calcext:value-type="float">
            <text:p>0.001693298187576</text:p>
          </table:table-cell>
          <table:table-cell office:value-type="float" office:value="0.0016439993842804" calcext:value-type="float">
            <text:p>0.00164399938428</text:p>
          </table:table-cell>
          <table:table-cell office:value-type="float" office:value="0.00159730466834544" calcext:value-type="float">
            <text:p>0.001597304668345</text:p>
          </table:table-cell>
          <table:table-cell office:value-type="float" office:value="0.00155299957993299" calcext:value-type="float">
            <text:p>0.001552999579933</text:p>
          </table:table-cell>
          <table:table-cell office:value-type="float" office:value="0.00151089410511991" calcext:value-type="float">
            <text:p>0.00151089410512</text:p>
          </table:table-cell>
          <table:table-cell office:value-type="float" office:value="0.00147081914837081" calcext:value-type="float">
            <text:p>0.001470819148371</text:p>
          </table:table-cell>
          <table:table-cell office:value-type="float" office:value="0.00143262361165022" calcext:value-type="float">
            <text:p>0.00143262361165</text:p>
          </table:table-cell>
          <table:table-cell office:value-type="float" office:value="0.00139617196063371" calcext:value-type="float">
            <text:p>0.001396171960634</text:p>
          </table:table-cell>
          <table:table-cell office:value-type="float" office:value="0.00136134218475756" calcext:value-type="float">
            <text:p>0.001361342184758</text:p>
          </table:table-cell>
          <table:table-cell office:value-type="float" office:value="0.00132802407782109" calcext:value-type="float">
            <text:p>0.001328024077821</text:p>
          </table:table-cell>
          <table:table-cell office:value-type="float" office:value="0.00129611778112203" calcext:value-type="float">
            <text:p>0.001296117781122</text:p>
          </table:table-cell>
          <table:table-cell office:value-type="float" office:value="0.00126553254289214" calcext:value-type="float">
            <text:p>0.001265532542892</text:p>
          </table:table-cell>
          <table:table-cell office:value-type="float" office:value="0.00123618565691134" calcext:value-type="float">
            <text:p>0.001236185656911</text:p>
          </table:table-cell>
          <table:table-cell office:value-type="float" office:value="0.00120800155037619" calcext:value-type="float">
            <text:p>0.001208001550376</text:p>
          </table:table-cell>
          <table:table-cell office:value-type="float" office:value="0.00118091099669423" calcext:value-type="float">
            <text:p>0.001180910996694</text:p>
          </table:table-cell>
          <table:table-cell office:value-type="float" office:value="0.00115485043335206" calcext:value-type="float">
            <text:p>0.001154850433352</text:p>
          </table:table-cell>
          <table:table-cell office:value-type="float" office:value="0.00112976136857138" calcext:value-type="float">
            <text:p>0.001129761368571</text:p>
          </table:table-cell>
          <table:table-cell office:value-type="float" office:value="0.00110558986330619" calcext:value-type="float">
            <text:p>0.001105589863306</text:p>
          </table:table-cell>
          <table:table-cell office:value-type="float" office:value="0.00108228607743545" calcext:value-type="float">
            <text:p>0.001082286077435</text:p>
          </table:table-cell>
          <table:table-cell office:value-type="float" office:value="0.00105980387089391" calcext:value-type="float">
            <text:p>0.001059803870894</text:p>
          </table:table-cell>
          <table:table-cell office:value-type="float" office:value="0.00103810045196098" calcext:value-type="float">
            <text:p>0.001038100451961</text:p>
          </table:table-cell>
          <table:table-cell office:value-type="float" office:value="0.00101713606620508" calcext:value-type="float">
            <text:p>0.001017136066205</text:p>
          </table:table-cell>
          <table:table-cell office:value-type="float" office:value="0.000996873720583026" calcext:value-type="float">
            <text:p>0.000996873720583</text:p>
          </table:table-cell>
          <table:table-cell office:value-type="float" office:value="0.000977278938051806" calcext:value-type="float">
            <text:p>0.000977278938052</text:p>
          </table:table-cell>
          <table:table-cell office:value-type="float" office:value="0.000958319538735767" calcext:value-type="float">
            <text:p>0.000958319538736</text:p>
          </table:table-cell>
          <table:table-cell office:value-type="float" office:value="0.000939965444273744" calcext:value-type="float">
            <text:p>0.000939965444274</text:p>
          </table:table-cell>
          <table:table-cell office:value-type="float" office:value="0.000922188502486266" calcext:value-type="float">
            <text:p>0.000922188502486</text:p>
          </table:table-cell>
          <table:table-cell office:value-type="float" office:value="0.000904962329861104" calcext:value-type="float">
            <text:p>0.000904962329861</text:p>
          </table:table-cell>
          <table:table-cell office:value-type="float" office:value="0.000888262169749619" calcext:value-type="float">
            <text:p>0.00088826216975</text:p>
          </table:table-cell>
          <table:table-cell office:value-type="float" office:value="0.000872064764421298" calcext:value-type="float">
            <text:p>0.000872064764421</text:p>
          </table:table-cell>
          <table:table-cell office:value-type="float" office:value="0.000856348239389484" calcext:value-type="float">
            <text:p>0.000856348239389</text:p>
          </table:table-cell>
          <table:table-cell office:value-type="float" office:value="0.00084109199862118" calcext:value-type="float">
            <text:p>0.000841091998621</text:p>
          </table:table-cell>
          <table:table-cell office:value-type="float" office:value="0.000826276629428763" calcext:value-type="float">
            <text:p>0.000826276629429</text:p>
          </table:table-cell>
          <table:table-cell office:value-type="float" office:value="0.000811883815985878" calcext:value-type="float">
            <text:p>0.000811883815986</text:p>
          </table:table-cell>
          <table:table-cell office:value-type="float" office:value="0.000797896260551783" calcext:value-type="float">
            <text:p>0.000797896260552</text:p>
          </table:table-cell>
          <table:table-cell office:value-type="float" office:value="0.000784297611589556" calcext:value-type="float">
            <text:p>0.00078429761159</text:p>
          </table:table-cell>
          <table:table-cell office:value-type="float" office:value="0.000771072398071787" calcext:value-type="float">
            <text:p>0.000771072398072</text:p>
          </table:table-cell>
          <table:table-cell office:value-type="float" office:value="0.000758205969344464" calcext:value-type="float">
            <text:p>0.000758205969344</text:p>
          </table:table-cell>
          <table:table-cell office:value-type="float" office:value="0.000745684439993908" calcext:value-type="float">
            <text:p>0.000745684439994</text:p>
          </table:table-cell>
          <table:table-cell office:value-type="float" office:value="0.00073349463922505" calcext:value-type="float">
            <text:p>0.000733494639225</text:p>
          </table:table-cell>
          <table:table-cell office:value-type="float" office:value="0.000721624064318257" calcext:value-type="float">
            <text:p>0.000721624064318</text:p>
          </table:table-cell>
          <table:table-cell office:value-type="float" office:value="0.000710060837778503" calcext:value-type="float">
            <text:p>0.000710060837779</text:p>
          </table:table-cell>
          <table:table-cell office:value-type="float" office:value="0.000698793667824989" calcext:value-type="float">
            <text:p>0.000698793667825</text:p>
          </table:table-cell>
          <table:table-cell office:value-type="float" office:value="0.000687811811921753" calcext:value-type="float">
            <text:p>0.000687811811922</text:p>
          </table:table-cell>
          <table:table-cell office:value-type="float" office:value="0.000677105043067479" calcext:value-type="float">
            <text:p>0.000677105043067</text:p>
          </table:table-cell>
          <table:table-cell office:value-type="float" office:value="0.000666663618599709" calcext:value-type="float">
            <text:p>0.0006666636186</text:p>
          </table:table-cell>
          <table:table-cell office:value-type="float" office:value="0.00065647825129902" calcext:value-type="float">
            <text:p>0.000656478251299</text:p>
          </table:table-cell>
          <table:table-cell office:value-type="float" office:value="0.000646540082576434" calcext:value-type="float">
            <text:p>0.000646540082576</text:p>
          </table:table-cell>
          <table:table-cell office:value-type="float" office:value="0.000636840657589747" calcext:value-type="float">
            <text:p>0.00063684065759</text:p>
          </table:table-cell>
          <table:table-cell office:value-type="float" office:value="0.00062737190210488" calcext:value-type="float">
            <text:p>0.000627371902105</text:p>
          </table:table-cell>
          <table:table-cell office:value-type="float" office:value="0.000618126100967505" calcext:value-type="float">
            <text:p>0.000618126100968</text:p>
          </table:table-cell>
          <table:table-cell office:value-type="float" office:value="0.000609095878057975" calcext:value-type="float">
            <text:p>0.000609095878058</text:p>
          </table:table-cell>
          <table:table-cell office:value-type="float" office:value="0.000600274177590178" calcext:value-type="float">
            <text:p>0.00060027417759</text:p>
          </table:table-cell>
          <table:table-cell office:value-type="float" office:value="0.000591654246675315" calcext:value-type="float">
            <text:p>0.000591654246675</text:p>
          </table:table-cell>
          <table:table-cell office:value-type="float" office:value="0.00058322961902348" calcext:value-type="float">
            <text:p>0.000583229619023</text:p>
          </table:table-cell>
          <table:table-cell office:value-type="float" office:value="0.000574994099714042" calcext:value-type="float">
            <text:p>0.000574994099714</text:p>
          </table:table-cell>
          <table:table-cell office:value-type="float" office:value="0.000566941750941331" calcext:value-type="float">
            <text:p>0.000566941750941</text:p>
          </table:table-cell>
          <table:table-cell office:value-type="float" office:value="0.000559066878669432" calcext:value-type="float">
            <text:p>0.000559066878669</text:p>
          </table:table-cell>
          <table:table-cell office:value-type="float" office:value="0.000551364020122694" calcext:value-type="float">
            <text:p>0.000551364020123</text:p>
          </table:table-cell>
          <table:table-cell office:value-type="float" office:value="0.000543827932052811" calcext:value-type="float">
            <text:p>0.000543827932053</text:p>
          </table:table-cell>
          <table:table-cell office:value-type="float" office:value="0.000536453579725089" calcext:value-type="float">
            <text:p>0.000536453579725</text:p>
          </table:table-cell>
          <table:table-cell office:value-type="float" office:value="0.000529236126571687" calcext:value-type="float">
            <text:p>0.000529236126572</text:p>
          </table:table-cell>
          <table:table-cell office:value-type="float" office:value="0.000522170924466008" calcext:value-type="float">
            <text:p>0.000522170924466</text:p>
          </table:table-cell>
          <table:table-cell office:value-type="float" office:value="0.000515253504571425" calcext:value-type="float">
            <text:p>0.000515253504571</text:p>
          </table:table-cell>
          <table:table-cell office:value-type="float" office:value="0.000508479568726505" calcext:value-type="float">
            <text:p>0.000508479568727</text:p>
          </table:table-cell>
          <table:table-cell office:value-type="float" office:value="0.00050184498133143" calcext:value-type="float">
            <text:p>0.000501844981331</text:p>
          </table:table-cell>
          <table:table-cell office:value-type="float" office:value="0.000495345761695668" calcext:value-type="float">
            <text:p>0.000495345761696</text:p>
          </table:table-cell>
          <table:table-cell office:value-type="float" office:value="0.000488978076823966" calcext:value-type="float">
            <text:p>0.000488978076824</text:p>
          </table:table-cell>
          <table:table-cell office:value-type="float" office:value="0.000482738234601655" calcext:value-type="float">
            <text:p>0.000482738234602</text:p>
          </table:table-cell>
          <table:table-cell office:value-type="float" office:value="0.000476622677363943" calcext:value-type="float">
            <text:p>0.000476622677364</text:p>
          </table:table-cell>
          <table:table-cell office:value-type="float" office:value="0.000470627975815737" calcext:value-type="float">
            <text:p>0.000470627975816</text:p>
          </table:table-cell>
          <table:table-cell office:value-type="float" office:value="0.000464750823280688" calcext:value-type="float">
            <text:p>0.000464750823281</text:p>
          </table:table-cell>
          <table:table-cell office:value-type="float" office:value="0.000458988030263977" calcext:value-type="float">
            <text:p>0.000458988030264</text:p>
          </table:table-cell>
          <table:table-cell office:value-type="float" office:value="0.00045333651930164" calcext:value-type="float">
            <text:p>0.000453336519302</text:p>
          </table:table-cell>
          <table:table-cell office:value-type="float" office:value="0.000447793320084033" calcext:value-type="float">
            <text:p>0.000447793320084</text:p>
          </table:table-cell>
          <table:table-cell office:value-type="float" office:value="0.000442355564832392" calcext:value-type="float">
            <text:p>0.000442355564832</text:p>
          </table:table-cell>
          <table:table-cell office:value-type="float" office:value="0.000437020483917102" calcext:value-type="float">
            <text:p>0.000437020483917</text:p>
          </table:table-cell>
          <table:table-cell office:value-type="float" office:value="0.00043178540169805" calcext:value-type="float">
            <text:p>0.000431785401698</text:p>
          </table:table-cell>
          <table:table-cell office:value-type="float" office:value="0.000426647732579665" calcext:value-type="float">
            <text:p>0.00042664773258</text:p>
          </table:table-cell>
          <table:table-cell office:value-type="float" office:value="0.000421604977261762" calcext:value-type="float">
            <text:p>0.000421604977262</text:p>
          </table:table-cell>
          <table:table-cell office:value-type="float" office:value="0.000416654719179326" calcext:value-type="float">
            <text:p>0.000416654719179</text:p>
          </table:table-cell>
          <table:table-cell office:value-type="float" office:value="0.000411794621117847" calcext:value-type="float">
            <text:p>0.000411794621118</text:p>
          </table:table-cell>
          <table:table-cell office:value-type="float" office:value="0.00040702242199414" calcext:value-type="float">
            <text:p>0.000407022421994</text:p>
          </table:table-cell>
          <table:table-cell office:value-type="float" office:value="0.000402335933793787" calcext:value-type="float">
            <text:p>0.000402335933794</text:p>
          </table:table-cell>
          <table:table-cell office:value-type="float" office:value="0.000397733038657404" calcext:value-type="float">
            <text:p>0.000397733038657</text:p>
          </table:table-cell>
          <table:table-cell office:value-type="float" office:value="0.000393211686104678" calcext:value-type="float">
            <text:p>0.000393211686105</text:p>
          </table:table-cell>
          <table:table-cell office:value-type="float" office:value="0.000388769890388679" calcext:value-type="float">
            <text:p>0.000388769890389</text:p>
          </table:table-cell>
          <table:table-cell office:value-type="float" office:value="0.000384405727977962" calcext:value-type="float">
            <text:p>0.000384405727978</text:p>
          </table:table-cell>
          <table:table-cell office:value-type="float" office:value="0.000380117335151815" calcext:value-type="float">
            <text:p>0.000380117335152</text:p>
          </table:table-cell>
          <table:table-cell office:value-type="float" office:value="0.000375902905711231" calcext:value-type="float">
            <text:p>0.000375902905711</text:p>
          </table:table-cell>
          <table:table-cell office:value-type="float" office:value="0.000371760688787963" calcext:value-type="float">
            <text:p>0.000371760688788</text:p>
          </table:table-cell>
          <table:table-cell office:value-type="float" office:value="0.000367688986761879" calcext:value-type="float">
            <text:p>0.000367688986762</text:p>
          </table:table-cell>
          <table:table-cell office:value-type="float" office:value="0.000363686153263821" calcext:value-type="float">
            <text:p>0.000363686153264</text:p>
          </table:table-cell>
          <table:table-cell office:value-type="float" office:value="0.000359750591273048" calcext:value-type="float">
            <text:p>0.000359750591273</text:p>
          </table:table-cell>
          <table:table-cell office:value-type="float" office:value="0.000355880751297959" calcext:value-type="float">
            <text:p>0.000355880751298</text:p>
          </table:table-cell>
          <table:table-cell office:value-type="float" office:value="0.000352075129634846" calcext:value-type="float">
            <text:p>0.000352075129635</text:p>
          </table:table-cell>
          <table:table-cell office:value-type="float" office:value="0.000348332266705365" calcext:value-type="float">
            <text:p>0.000348332266705</text:p>
          </table:table-cell>
          <table:table-cell office:value-type="float" office:value="0.000344650745465691" calcext:value-type="float">
            <text:p>0.000344650745466</text:p>
          </table:table-cell>
          <table:table-cell office:value-type="float" office:value="0.00034102918988061" calcext:value-type="float">
            <text:p>0.000341029189881</text:p>
          </table:table-cell>
          <table:table-cell office:value-type="float" office:value="0.000337466263469097" calcext:value-type="float">
            <text:p>0.000337466263469</text:p>
          </table:table-cell>
          <table:table-cell office:value-type="float" office:value="0.000333960667905491" calcext:value-type="float">
            <text:p>0.000333960667905</text:p>
          </table:table-cell>
          <table:table-cell office:value-type="float" office:value="0.00033051114168372" calcext:value-type="float">
            <text:p>0.000330511141684</text:p>
          </table:table-cell>
          <table:table-cell office:value-type="float" office:value="0.00032711645883371" calcext:value-type="float">
            <text:p>0.000327116458834</text:p>
          </table:table-cell>
          <table:table-cell office:value-type="float" office:value="0.000323775427694689" calcext:value-type="float">
            <text:p>0.000323775427695</text:p>
          </table:table-cell>
          <table:table-cell office:value-type="float" office:value="0.000320486889736848" calcext:value-type="float">
            <text:p>0.000320486889737</text:p>
          </table:table-cell>
          <table:table-cell office:value-type="float" office:value="0.000317249718430715" calcext:value-type="float">
            <text:p>0.000317249718431</text:p>
          </table:table-cell>
          <table:table-cell office:value-type="float" office:value="0.000314062818164941" calcext:value-type="float">
            <text:p>0.000314062818165</text:p>
          </table:table-cell>
          <table:table-cell office:value-type="float" office:value="0.000310925123203946" calcext:value-type="float">
            <text:p>0.000310925123204</text:p>
          </table:table-cell>
          <table:table-cell office:value-type="float" office:value="0.000307835596691751" calcext:value-type="float">
            <text:p>0.000307835596692</text:p>
          </table:table-cell>
          <table:table-cell office:value-type="float" office:value="0.000304793229691103" calcext:value-type="float">
            <text:p>0.000304793229691</text:p>
          </table:table-cell>
          <table:table-cell office:value-type="float" office:value="0.000301797040264032" calcext:value-type="float">
            <text:p>0.000301797040264</text:p>
          </table:table-cell>
          <table:table-cell office:value-type="float" office:value="0.000298846072585667" calcext:value-type="float">
            <text:p>0.000298846072586</text:p>
          </table:table-cell>
          <table:table-cell office:value-type="float" office:value="0.000295939396095081" calcext:value-type="float">
            <text:p>0.000295939396095</text:p>
          </table:table-cell>
          <table:table-cell office:value-type="float" office:value="0.000293076104676636" calcext:value-type="float">
            <text:p>0.000293076104677</text:p>
          </table:table-cell>
          <table:table-cell office:value-type="float" office:value="0.000290255315875862" calcext:value-type="float">
            <text:p>0.000290255315876</text:p>
          </table:table-cell>
          <table:table-cell office:value-type="float" office:value="0.00028747617014123" calcext:value-type="float">
            <text:p>0.000287476170141</text:p>
          </table:table-cell>
          <table:table-cell office:value-type="float" office:value="0.000284737830098297" calcext:value-type="float">
            <text:p>0.000284737830098</text:p>
          </table:table-cell>
          <table:table-cell office:value-type="float" office:value="0.000282039479848711" calcext:value-type="float">
            <text:p>0.000282039479849</text:p>
          </table:table-cell>
          <table:table-cell office:value-type="float" office:value="0.000279380324298812" calcext:value-type="float">
            <text:p>0.000279380324299</text:p>
          </table:table-cell>
          <table:table-cell office:value-type="float" office:value="0.000276759588508634" calcext:value-type="float">
            <text:p>0.000276759588509</text:p>
          </table:table-cell>
          <table:table-cell office:value-type="float" office:value="0.000274176517068824" calcext:value-type="float">
            <text:p>0.000274176517069</text:p>
          </table:table-cell>
          <table:table-cell office:value-type="float" office:value="0.000271630373497862" calcext:value-type="float">
            <text:p>0.000271630373498</text:p>
          </table:table-cell>
          <table:table-cell office:value-type="float" office:value="0.000269120439663851" calcext:value-type="float">
            <text:p>0.000269120439664</text:p>
          </table:table-cell>
          <table:table-cell office:value-type="float" office:value="0.000266646015225592" calcext:value-type="float">
            <text:p>0.000266646015226</text:p>
          </table:table-cell>
          <table:table-cell office:value-type="float" office:value="0.000264206417093996" calcext:value-type="float">
            <text:p>0.000264206417094</text:p>
          </table:table-cell>
          <table:table-cell office:value-type="float" office:value="0.000261800978911545" calcext:value-type="float">
            <text:p>0.000261800978912</text:p>
          </table:table-cell>
          <table:table-cell office:value-type="float" office:value="0.000259429050555713" calcext:value-type="float">
            <text:p>0.000259429050556</text:p>
          </table:table-cell>
          <table:table-cell office:value-type="float" office:value="0.00025708999765275" calcext:value-type="float">
            <text:p>0.000257089997653</text:p>
          </table:table-cell>
          <table:table-cell office:value-type="float" office:value="0.000254783201112307" calcext:value-type="float">
            <text:p>0.000254783201112</text:p>
          </table:table-cell>
          <table:table-cell office:value-type="float" office:value="0.000252508056679647" calcext:value-type="float">
            <text:p>0.00025250805668</text:p>
          </table:table-cell>
          <table:table-cell office:value-type="float" office:value="0.000250263974500506" calcext:value-type="float">
            <text:p>0.000250263974501</text:p>
          </table:table-cell>
          <table:table-cell office:value-type="float" office:value="0.000248050378703737" calcext:value-type="float">
            <text:p>0.000248050378704</text:p>
          </table:table-cell>
          <table:table-cell office:value-type="float" office:value="0.000245866706994529" calcext:value-type="float">
            <text:p>0.000245866706995</text:p>
          </table:table-cell>
          <table:table-cell office:value-type="float" office:value="0.00024371241026707" calcext:value-type="float">
            <text:p>0.000243712410267</text:p>
          </table:table-cell>
          <table:table-cell office:value-type="float" office:value="0.000241586952224622" calcext:value-type="float">
            <text:p>0.000241586952225</text:p>
          </table:table-cell>
          <table:table-cell office:value-type="float" office:value="0.000239489809017438" calcext:value-type="float">
            <text:p>0.000239489809017</text:p>
          </table:table-cell>
          <table:table-cell office:value-type="float" office:value="0.000237420468889125" calcext:value-type="float">
            <text:p>0.000237420468889</text:p>
          </table:table-cell>
          <table:table-cell office:value-type="float" office:value="0.000235378431836095" calcext:value-type="float">
            <text:p>0.000235378431836</text:p>
          </table:table-cell>
          <table:table-cell office:value-type="float" office:value="0.000233363209280807" calcext:value-type="float">
            <text:p>0.000233363209281</text:p>
          </table:table-cell>
          <table:table-cell office:value-type="float" office:value="0.00023137432375139" calcext:value-type="float">
            <text:p>0.00023137432375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00200700872345507" calcext:value-type="float">
            <text:p>0.000200700872346</text:p>
          </table:table-cell>
          <table:table-cell office:value-type="float" office:value="0.00020243945141414" calcext:value-type="float">
            <text:p>0.000202439451414</text:p>
          </table:table-cell>
          <table:table-cell office:value-type="float" office:value="0.000204201314249305" calcext:value-type="float">
            <text:p>0.000204201314249</text:p>
          </table:table-cell>
          <table:table-cell office:value-type="float" office:value="0.000205986889458949" calcext:value-type="float">
            <text:p>0.000205986889459</text:p>
          </table:table-cell>
          <table:table-cell office:value-type="float" office:value="0.000207796615814131" calcext:value-type="float">
            <text:p>0.000207796615814</text:p>
          </table:table-cell>
          <table:table-cell office:value-type="float" office:value="0.000209630942549111" calcext:value-type="float">
            <text:p>0.000209630942549</text:p>
          </table:table-cell>
          <table:table-cell office:value-type="float" office:value="0.000211490329667401" calcext:value-type="float">
            <text:p>0.000211490329667</text:p>
          </table:table-cell>
          <table:table-cell office:value-type="float" office:value="0.00021337524826142" calcext:value-type="float">
            <text:p>0.000213375248261</text:p>
          </table:table-cell>
          <table:table-cell office:value-type="float" office:value="0.000215286180844212" calcext:value-type="float">
            <text:p>0.000215286180844</text:p>
          </table:table-cell>
          <table:table-cell office:value-type="float" office:value="0.000217223621690176" calcext:value-type="float">
            <text:p>0.00021722362169</text:p>
          </table:table-cell>
          <table:table-cell office:value-type="float" office:value="0.000219188077191538" calcext:value-type="float">
            <text:p>0.000219188077192</text:p>
          </table:table-cell>
          <table:table-cell office:value-type="float" office:value="0.000221180066224434" calcext:value-type="float">
            <text:p>0.000221180066224</text:p>
          </table:table-cell>
          <table:table-cell office:value-type="float" office:value="0.000223200120530723" calcext:value-type="float">
            <text:p>0.000223200120531</text:p>
          </table:table-cell>
          <table:table-cell office:value-type="float" office:value="0.000225248785112859" calcext:value-type="float">
            <text:p>0.000225248785113</text:p>
          </table:table-cell>
          <table:table-cell office:value-type="float" office:value="0.000227326618644055" calcext:value-type="float">
            <text:p>0.000227326618644</text:p>
          </table:table-cell>
          <table:table-cell office:value-type="float" office:value="0.00022943419389198" calcext:value-type="float">
            <text:p>0.000229434193892</text:p>
          </table:table-cell>
          <table:table-cell office:value-type="float" office:value="0.000231572098158751" calcext:value-type="float">
            <text:p>0.000231572098159</text:p>
          </table:table-cell>
          <table:table-cell office:value-type="float" office:value="0.00023374093374154" calcext:value-type="float">
            <text:p>0.000233740933742</text:p>
          </table:table-cell>
          <table:table-cell office:value-type="float" office:value="0.000235941318403517" calcext:value-type="float">
            <text:p>0.000235941318404</text:p>
          </table:table-cell>
          <table:table-cell office:value-type="float" office:value="0.000238173885867636" calcext:value-type="float">
            <text:p>0.000238173885868</text:p>
          </table:table-cell>
          <table:table-cell office:value-type="float" office:value="0.000240439286328555" calcext:value-type="float">
            <text:p>0.000240439286329</text:p>
          </table:table-cell>
          <table:table-cell office:value-type="float" office:value="0.00024273818698389" calcext:value-type="float">
            <text:p>0.000242738186984</text:p>
          </table:table-cell>
          <table:table-cell office:value-type="float" office:value="0.000245071272585666" calcext:value-type="float">
            <text:p>0.000245071272586</text:p>
          </table:table-cell>
          <table:table-cell office:value-type="float" office:value="0.000247439246013636" calcext:value-type="float">
            <text:p>0.000247439246014</text:p>
          </table:table-cell>
          <table:table-cell office:value-type="float" office:value="0.000249842828871295" calcext:value-type="float">
            <text:p>0.000249842828871</text:p>
          </table:table-cell>
          <table:table-cell office:value-type="float" office:value="0.000252282762107012" calcext:value-type="float">
            <text:p>0.000252282762107</text:p>
          </table:table-cell>
          <table:table-cell office:value-type="float" office:value="0.000254759806656302" calcext:value-type="float">
            <text:p>0.000254759806656</text:p>
          </table:table-cell>
          <table:table-cell office:value-type="float" office:value="0.000257274744113649" calcext:value-type="float">
            <text:p>0.000257274744114</text:p>
          </table:table-cell>
          <table:table-cell office:value-type="float" office:value="0.000259828377428089" calcext:value-type="float">
            <text:p>0.000259828377428</text:p>
          </table:table-cell>
          <table:table-cell office:value-type="float" office:value="0.000262421531631625" calcext:value-type="float">
            <text:p>0.000262421531632</text:p>
          </table:table-cell>
          <table:table-cell office:value-type="float" office:value="0.000265055054592659" calcext:value-type="float">
            <text:p>0.000265055054593</text:p>
          </table:table-cell>
          <table:table-cell office:value-type="float" office:value="0.000267729817803903" calcext:value-type="float">
            <text:p>0.000267729817804</text:p>
          </table:table-cell>
          <table:table-cell office:value-type="float" office:value="0.000270446717200945" calcext:value-type="float">
            <text:p>0.000270446717201</text:p>
          </table:table-cell>
          <table:table-cell office:value-type="float" office:value="0.000273206674017277" calcext:value-type="float">
            <text:p>0.000273206674017</text:p>
          </table:table-cell>
          <table:table-cell office:value-type="float" office:value="0.000276010635673142" calcext:value-type="float">
            <text:p>0.000276010635673</text:p>
          </table:table-cell>
          <table:table-cell office:value-type="float" office:value="0.000278859576704713" calcext:value-type="float">
            <text:p>0.000278859576705</text:p>
          </table:table-cell>
          <table:table-cell office:value-type="float" office:value="0.000281754499729848" calcext:value-type="float">
            <text:p>0.00028175449973</text:p>
          </table:table-cell>
          <table:table-cell office:value-type="float" office:value="0.000284696436458614" calcext:value-type="float">
            <text:p>0.000284696436459</text:p>
          </table:table-cell>
          <table:table-cell office:value-type="float" office:value="0.00028768644874607" calcext:value-type="float">
            <text:p>0.000287686448746</text:p>
          </table:table-cell>
          <table:table-cell office:value-type="float" office:value="0.000290725629691581" calcext:value-type="float">
            <text:p>0.000290725629692</text:p>
          </table:table-cell>
          <table:table-cell office:value-type="float" office:value="0.000293815104787228" calcext:value-type="float">
            <text:p>0.000293815104787</text:p>
          </table:table-cell>
          <table:table-cell office:value-type="float" office:value="0.000296956033115059" calcext:value-type="float">
            <text:p>0.000296956033115</text:p>
          </table:table-cell>
          <table:table-cell office:value-type="float" office:value="0.000300149608602124" calcext:value-type="float">
            <text:p>0.000300149608602</text:p>
          </table:table-cell>
          <table:table-cell office:value-type="float" office:value="0.000303397061327014" calcext:value-type="float">
            <text:p>0.000303397061327</text:p>
          </table:table-cell>
          <table:table-cell office:value-type="float" office:value="0.000306699658891994" calcext:value-type="float">
            <text:p>0.000306699658892</text:p>
          </table:table-cell>
          <table:table-cell office:value-type="float" office:value="0.000310058707851676" calcext:value-type="float">
            <text:p>0.000310058707852</text:p>
          </table:table-cell>
          <table:table-cell office:value-type="float" office:value="0.000313475555213102" calcext:value-type="float">
            <text:p>0.000313475555213</text:p>
          </table:table-cell>
          <table:table-cell office:value-type="float" office:value="0.000316951590003167" calcext:value-type="float">
            <text:p>0.000316951590003</text:p>
          </table:table-cell>
          <table:table-cell office:value-type="float" office:value="0.000320488244909479" calcext:value-type="float">
            <text:p>0.000320488244909</text:p>
          </table:table-cell>
          <table:table-cell office:value-type="float" office:value="0.00032408699800116" calcext:value-type="float">
            <text:p>0.000324086998001</text:p>
          </table:table-cell>
          <table:table-cell office:value-type="float" office:value="0.000327749374530583" calcext:value-type="float">
            <text:p>0.000327749374531</text:p>
          </table:table-cell>
          <table:table-cell office:value-type="float" office:value="0.000331476948820605" calcext:value-type="float">
            <text:p>0.000331476948821</text:p>
          </table:table-cell>
          <table:table-cell office:value-type="float" office:value="0.000335271346248729" calcext:value-type="float">
            <text:p>0.000335271346249</text:p>
          </table:table-cell>
          <table:table-cell office:value-type="float" office:value="0.000339134245320239" calcext:value-type="float">
            <text:p>0.00033913424532</text:p>
          </table:table-cell>
          <table:table-cell office:value-type="float" office:value="0.000343067379853322" calcext:value-type="float">
            <text:p>0.000343067379853</text:p>
          </table:table-cell>
          <table:table-cell office:value-type="float" office:value="0.00034707254126623" calcext:value-type="float">
            <text:p>0.000347072541266</text:p>
          </table:table-cell>
          <table:table-cell office:value-type="float" office:value="0.000351151580984256" calcext:value-type="float">
            <text:p>0.000351151580984</text:p>
          </table:table-cell>
          <table:table-cell office:value-type="float" office:value="0.000355306412965057" calcext:value-type="float">
            <text:p>0.000355306412965</text:p>
          </table:table-cell>
          <table:table-cell office:value-type="float" office:value="0.000359539016356994" calcext:value-type="float">
            <text:p>0.000359539016357</text:p>
          </table:table-cell>
          <table:table-cell office:value-type="float" office:value="0.00036385143829478" calcext:value-type="float">
            <text:p>0.000363851438295</text:p>
          </table:table-cell>
          <table:table-cell office:value-type="float" office:value="0.000368245796838597" calcext:value-type="float">
            <text:p>0.000368245796839</text:p>
          </table:table-cell>
          <table:table-cell office:value-type="float" office:value="0.000372724284070714" calcext:value-type="float">
            <text:p>0.000372724284071</text:p>
          </table:table-cell>
          <table:table-cell office:value-type="float" office:value="0.000377289169356407" calcext:value-type="float">
            <text:p>0.000377289169356</text:p>
          </table:table-cell>
          <table:table-cell office:value-type="float" office:value="0.000381942802780205" calcext:value-type="float">
            <text:p>0.00038194280278</text:p>
          </table:table-cell>
          <table:table-cell office:value-type="float" office:value="0.000386687618768051" calcext:value-type="float">
            <text:p>0.000386687618768</text:p>
          </table:table-cell>
          <table:table-cell office:value-type="float" office:value="0.000391526139910112" calcext:value-type="float">
            <text:p>0.00039152613991</text:p>
          </table:table-cell>
          <table:table-cell office:value-type="float" office:value="0.00039646098099194" calcext:value-type="float">
            <text:p>0.000396460980992</text:p>
          </table:table-cell>
          <table:table-cell office:value-type="float" office:value="0.000401494853254595" calcext:value-type="float">
            <text:p>0.000401494853255</text:p>
          </table:table-cell>
          <table:table-cell office:value-type="float" office:value="0.000406630568892889" calcext:value-type="float">
            <text:p>0.000406630568893</text:p>
          </table:table-cell>
          <table:table-cell office:value-type="float" office:value="0.000411871045812007" calcext:value-type="float">
            <text:p>0.000411871045812</text:p>
          </table:table-cell>
          <table:table-cell office:value-type="float" office:value="0.000417219312657849" calcext:value-type="float">
            <text:p>0.000417219312658</text:p>
          </table:table-cell>
          <table:table-cell office:value-type="float" office:value="0.000422678514140594" calcext:value-type="float">
            <text:p>0.000422678514141</text:p>
          </table:table-cell>
          <table:table-cell office:value-type="float" office:value="0.000428251916670355" calcext:value-type="float">
            <text:p>0.00042825191667</text:p>
          </table:table-cell>
          <table:table-cell office:value-type="float" office:value="0.000433942914331694" calcext:value-type="float">
            <text:p>0.000433942914332</text:p>
          </table:table-cell>
          <table:table-cell office:value-type="float" office:value="0.000439755035216343" calcext:value-type="float">
            <text:p>0.000439755035216</text:p>
          </table:table-cell>
          <table:table-cell office:value-type="float" office:value="0.000445691948138018" calcext:value-type="float">
            <text:p>0.000445691948138</text:p>
          </table:table-cell>
          <table:table-cell office:value-type="float" office:value="0.000451757469766455" calcext:value-type="float">
            <text:p>0.000451757469766</text:p>
          </table:table-cell>
          <table:table-cell office:value-type="float" office:value="0.000457955572199529" calcext:value-type="float">
            <text:p>0.0004579555722</text:p>
          </table:table-cell>
          <table:table-cell office:value-type="float" office:value="0.000464290391018016" calcext:value-type="float">
            <text:p>0.000464290391018</text:p>
          </table:table-cell>
          <table:table-cell office:value-type="float" office:value="0.000470766233846677" calcext:value-type="float">
            <text:p>0.000470766233847</text:p>
          </table:table-cell>
          <table:table-cell office:value-type="float" office:value="0.000477387589471279" calcext:value-type="float">
            <text:p>0.000477387589471</text:p>
          </table:table-cell>
          <table:table-cell office:value-type="float" office:value="0.000484159137550594" calcext:value-type="float">
            <text:p>0.000484159137551</text:p>
          </table:table-cell>
          <table:table-cell office:value-type="float" office:value="0.000491085758965245" calcext:value-type="float">
            <text:p>0.000491085758965</text:p>
          </table:table-cell>
          <table:table-cell office:value-type="float" office:value="0.00049817254686172" calcext:value-type="float">
            <text:p>0.000498172546862</text:p>
          </table:table-cell>
          <table:table-cell office:value-type="float" office:value="0.000505424818440542" calcext:value-type="float">
            <text:p>0.000505424818441</text:p>
          </table:table-cell>
          <table:table-cell office:value-type="float" office:value="0.000512848127553885" calcext:value-type="float">
            <text:p>0.000512848127554</text:p>
          </table:table-cell>
          <table:table-cell office:value-type="float" office:value="0.000520448278174684" calcext:value-type="float">
            <text:p>0.000520448278175</text:p>
          </table:table-cell>
          <table:table-cell office:value-type="float" office:value="0.000528231338811516" calcext:value-type="float">
            <text:p>0.000528231338812</text:p>
          </table:table-cell>
          <table:table-cell office:value-type="float" office:value="0.000536203657952982" calcext:value-type="float">
            <text:p>0.000536203657953</text:p>
          </table:table-cell>
          <table:table-cell office:value-type="float" office:value="0.000544371880619246" calcext:value-type="float">
            <text:p>0.000544371880619</text:p>
          </table:table-cell>
          <table:table-cell office:value-type="float" office:value="0.000552742966133167" calcext:value-type="float">
            <text:p>0.000552742966133</text:p>
          </table:table-cell>
          <table:table-cell office:value-type="float" office:value="0.000561324207192444" calcext:value-type="float">
            <text:p>0.000561324207192</text:p>
          </table:table-cell>
          <table:table-cell office:value-type="float" office:value="0.000570123250392418" calcext:value-type="float">
            <text:p>0.000570123250392</text:p>
          </table:table-cell>
          <table:table-cell office:value-type="float" office:value="0.000579148118296976" calcext:value-type="float">
            <text:p>0.000579148118297</text:p>
          </table:table-cell>
          <table:table-cell office:value-type="float" office:value="0.000588407233221147" calcext:value-type="float">
            <text:p>0.000588407233221</text:p>
          </table:table-cell>
          <table:table-cell office:value-type="float" office:value="0.000597909442880614" calcext:value-type="float">
            <text:p>0.000597909442881</text:p>
          </table:table-cell>
          <table:table-cell office:value-type="float" office:value="0.000607664048069315" calcext:value-type="float">
            <text:p>0.000607664048069</text:p>
          </table:table-cell>
          <table:table-cell office:value-type="float" office:value="0.000617680832587024" calcext:value-type="float">
            <text:p>0.000617680832587</text:p>
          </table:table-cell>
          <table:table-cell office:value-type="float" office:value="0.000627970095604453" calcext:value-type="float">
            <text:p>0.000627970095604</text:p>
          </table:table-cell>
          <table:table-cell office:value-type="float" office:value="0.000638542686729976" calcext:value-type="float">
            <text:p>0.00063854268673</text:p>
          </table:table-cell>
          <table:table-cell office:value-type="float" office:value="0.000649410044037891" calcext:value-type="float">
            <text:p>0.000649410044038</text:p>
          </table:table-cell>
          <table:table-cell office:value-type="float" office:value="0.000660584235358644" calcext:value-type="float">
            <text:p>0.000660584235359</text:p>
          </table:table-cell>
          <table:table-cell office:value-type="float" office:value="0.000672078003176571" calcext:value-type="float">
            <text:p>0.000672078003177</text:p>
          </table:table-cell>
          <table:table-cell office:value-type="float" office:value="0.000683904813503392" calcext:value-type="float">
            <text:p>0.000683904813503</text:p>
          </table:table-cell>
          <table:table-cell office:value-type="float" office:value="0.000696078909159282" calcext:value-type="float">
            <text:p>0.000696078909159</text:p>
          </table:table-cell>
          <table:table-cell office:value-type="float" office:value="0.000708615367944668" calcext:value-type="float">
            <text:p>0.000708615367945</text:p>
          </table:table-cell>
          <table:table-cell office:value-type="float" office:value="0.000721530166232505" calcext:value-type="float">
            <text:p>0.000721530166233</text:p>
          </table:table-cell>
          <table:table-cell office:value-type="float" office:value="0.000734840248598113" calcext:value-type="float">
            <text:p>0.000734840248598</text:p>
          </table:table-cell>
          <table:table-cell office:value-type="float" office:value="0.000748563604176684" calcext:value-type="float">
            <text:p>0.000748563604177</text:p>
          </table:table-cell>
          <table:table-cell office:value-type="float" office:value="0.000762719350535134" calcext:value-type="float">
            <text:p>0.000762719350535</text:p>
          </table:table-cell>
          <table:table-cell office:value-type="float" office:value="0.000777327825945254" calcext:value-type="float">
            <text:p>0.000777327825945</text:p>
          </table:table-cell>
          <table:table-cell office:value-type="float" office:value="0.000792410691081346" calcext:value-type="float">
            <text:p>0.000792410691081</text:p>
          </table:table-cell>
          <table:table-cell office:value-type="float" office:value="0.000807991041296864" calcext:value-type="float">
            <text:p>0.000807991041297</text:p>
          </table:table-cell>
          <table:table-cell office:value-type="float" office:value="0.000824093530817925" calcext:value-type="float">
            <text:p>0.000824093530818</text:p>
          </table:table-cell>
          <table:table-cell office:value-type="float" office:value="0.000840744510373375" calcext:value-type="float">
            <text:p>0.000840744510373</text:p>
          </table:table-cell>
          <table:table-cell office:value-type="float" office:value="0.000857972180028735" calcext:value-type="float">
            <text:p>0.000857972180029</text:p>
          </table:table-cell>
          <table:table-cell office:value-type="float" office:value="0.00087580675923875" calcext:value-type="float">
            <text:p>0.000875806759239</text:p>
          </table:table-cell>
          <table:table-cell office:value-type="float" office:value="0.000894280676485353" calcext:value-type="float">
            <text:p>0.000894280676485</text:p>
          </table:table-cell>
          <table:table-cell office:value-type="float" office:value="0.000913428781198979" calcext:value-type="float">
            <text:p>0.000913428781199</text:p>
          </table:table-cell>
          <table:table-cell office:value-type="float" office:value="0.000933288581163943" calcext:value-type="float">
            <text:p>0.000933288581164</text:p>
          </table:table-cell>
          <table:table-cell office:value-type="float" office:value="0.000953900509089266" calcext:value-type="float">
            <text:p>0.000953900509089</text:p>
          </table:table-cell>
          <table:table-cell office:value-type="float" office:value="0.00097530822268642" calcext:value-type="float">
            <text:p>0.000975308222686</text:p>
          </table:table-cell>
          <table:table-cell office:value-type="float" office:value="0.000997558943358508" calcext:value-type="float">
            <text:p>0.000997558943359</text:p>
          </table:table-cell>
          <table:table-cell office:value-type="float" office:value="0.00102070383950625" calcext:value-type="float">
            <text:p>0.001020703839506</text:p>
          </table:table-cell>
          <table:table-cell office:value-type="float" office:value="0.00104479846156909" calcext:value-type="float">
            <text:p>0.001044798461569</text:p>
          </table:table-cell>
          <table:table-cell office:value-type="float" office:value="0.00106990323724367" calcext:value-type="float">
            <text:p>0.001069903237244</text:p>
          </table:table-cell>
          <table:table-cell office:value-type="float" office:value="0.00109608403698956" calcext:value-type="float">
            <text:p>0.00109608403699</text:p>
          </table:table-cell>
          <table:table-cell office:value-type="float" office:value="0.00112341282187603" calcext:value-type="float">
            <text:p>0.001123412821876</text:p>
          </table:table-cell>
          <table:table-cell office:value-type="float" office:value="0.00115196838830633" calcext:value-type="float">
            <text:p>0.001151968388306</text:p>
          </table:table-cell>
          <table:table-cell office:value-type="float" office:value="0.00118183722718317" calcext:value-type="float">
            <text:p>0.001181837227183</text:p>
          </table:table-cell>
          <table:table-cell office:value-type="float" office:value="0.0012131145188172" calcext:value-type="float">
            <text:p>0.001213114518817</text:p>
          </table:table-cell>
          <table:table-cell office:value-type="float" office:value="0.00124590528958572" calcext:value-type="float">
            <text:p>0.001245905289586</text:p>
          </table:table-cell>
          <table:table-cell office:value-type="float" office:value="0.00128032576224871" calcext:value-type="float">
            <text:p>0.001280325762249</text:p>
          </table:table-cell>
          <table:table-cell office:value-type="float" office:value="0.00131650493922345" calcext:value-type="float">
            <text:p>0.001316504939223</text:p>
          </table:table-cell>
          <table:table-cell office:value-type="float" office:value="0.00135458646762295" calcext:value-type="float">
            <text:p>0.001354586467623</text:p>
          </table:table-cell>
          <table:table-cell office:value-type="float" office:value="0.001394730846912" calcext:value-type="float">
            <text:p>0.001394730846912</text:p>
          </table:table-cell>
          <table:table-cell office:value-type="float" office:value="0.00143711805562323" calcext:value-type="float">
            <text:p>0.001437118055623</text:p>
          </table:table-cell>
          <table:table-cell office:value-type="float" office:value="0.00148195069378316" calcext:value-type="float">
            <text:p>0.001481950693783</text:p>
          </table:table-cell>
          <table:table-cell office:value-type="float" office:value="0.0015294577641411" calcext:value-type="float">
            <text:p>0.001529457764141</text:p>
          </table:table-cell>
          <table:table-cell office:value-type="float" office:value="0.00157989925011418" calcext:value-type="float">
            <text:p>0.001579899250114</text:p>
          </table:table-cell>
          <table:table-cell office:value-type="float" office:value="0.00163357169479941" calcext:value-type="float">
            <text:p>0.001633571694799</text:p>
          </table:table-cell>
          <table:table-cell office:value-type="float" office:value="0.00169081504761225" calcext:value-type="float">
            <text:p>0.001690815047612</text:p>
          </table:table-cell>
          <table:table-cell office:value-type="float" office:value="0.00175202112963961" calcext:value-type="float">
            <text:p>0.00175202112964</text:p>
          </table:table-cell>
          <table:table-cell office:value-type="float" office:value="0.00181764418454918" calcext:value-type="float">
            <text:p>0.001817644184549</text:p>
          </table:table-cell>
          <table:table-cell office:value-type="float" office:value="0.00188821414247367" calcext:value-type="float">
            <text:p>0.001888214142474</text:p>
          </table:table-cell>
          <table:table-cell office:value-type="float" office:value="0.00196435344964056" calcext:value-type="float">
            <text:p>0.001964353449641</text:p>
          </table:table-cell>
          <table:table-cell office:value-type="float" office:value="0.00204679863699542" calcext:value-type="float">
            <text:p>0.002046798636995</text:p>
          </table:table-cell>
          <table:table-cell office:value-type="float" office:value="0.00213642826336618" calcext:value-type="float">
            <text:p>0.002136428263366</text:p>
          </table:table-cell>
          <table:table-cell office:value-type="float" office:value="0.00223429954578677" calcext:value-type="float">
            <text:p>0.002234299545787</text:p>
          </table:table-cell>
          <table:table-cell office:value-type="float" office:value="0.00234169699793183" calcext:value-type="float">
            <text:p>0.002341696997932</text:p>
          </table:table-cell>
          <table:table-cell office:value-type="float" office:value="0.00246019792651279" calcext:value-type="float">
            <text:p>0.002460197926513</text:p>
          </table:table-cell>
          <table:table-cell office:value-type="float" office:value="0.00259176199980205" calcext:value-type="float">
            <text:p>0.002591761999802</text:p>
          </table:table-cell>
          <table:table-cell office:value-type="float" office:value="0.00273885583810059" calcext:value-type="float">
            <text:p>0.002738855838101</text:p>
          </table:table-cell>
          <table:table-cell office:value-type="float" office:value="0.0029046296194687" calcext:value-type="float">
            <text:p>0.002904629619469</text:p>
          </table:table-cell>
          <table:table-cell office:value-type="float" office:value="0.00309317272797279" calcext:value-type="float">
            <text:p>0.003093172727973</text:p>
          </table:table-cell>
          <table:table-cell office:value-type="float" office:value="0.00330989261476056" calcext:value-type="float">
            <text:p>0.003309892614761</text:p>
          </table:table-cell>
          <table:table-cell office:value-type="float" office:value="0.00356209127134262" calcext:value-type="float">
            <text:p>0.003562091271343</text:p>
          </table:table-cell>
          <table:table-cell office:value-type="float" office:value="0.00385986890803719" calcext:value-type="float">
            <text:p>0.003859868908037</text:p>
          </table:table-cell>
          <table:table-cell office:value-type="float" office:value="0.00421758913213241" calcext:value-type="float">
            <text:p>0.004217589132132</text:p>
          </table:table-cell>
          <table:table-cell office:value-type="float" office:value="0.00465634692079459" calcext:value-type="float">
            <text:p>0.004656346920795</text:p>
          </table:table-cell>
          <table:table-cell office:value-type="float" office:value="0.00520830797548535" calcext:value-type="float">
            <text:p>0.005208307975485</text:p>
          </table:table-cell>
          <table:table-cell office:value-type="float" office:value="0.00592470677901306" calcext:value-type="float">
            <text:p>0.005924706779013</text:p>
          </table:table-cell>
          <table:table-cell office:value-type="float" office:value="0.00689131790691823" calcext:value-type="float">
            <text:p>0.006891317906918</text:p>
          </table:table-cell>
          <table:table-cell office:value-type="float" office:value="0.00825954812542425" calcext:value-type="float">
            <text:p>0.008259548125424</text:p>
          </table:table-cell>
          <table:table-cell office:value-type="float" office:value="0.0103080704387603" calcext:value-type="float">
            <text:p>0.01030807043876</text:p>
          </table:table-cell>
          <table:table-cell office:value-type="float" office:value="0.0135361319472857" calcext:value-type="float">
            <text:p>0.013536131947286</text:p>
          </table:table-cell>
          <table:table-cell office:value-type="float" office:value="0.0185696492305629" calcext:value-type="float">
            <text:p>0.018569649230563</text:p>
          </table:table-cell>
          <table:table-cell office:value-type="float" office:value="0.0250260412405594" calcext:value-type="float">
            <text:p>0.025026041240559</text:p>
          </table:table-cell>
          <table:table-cell office:value-type="float" office:value="0.0307310699703253" calcext:value-type="float">
            <text:p>0.030731069970325</text:p>
          </table:table-cell>
          <table:table-cell office:value-type="float" office:value="0.034593432063472" calcext:value-type="float">
            <text:p>0.034593432063472</text:p>
          </table:table-cell>
          <table:table-cell office:value-type="float" office:value="0.0370886814343479" calcext:value-type="float">
            <text:p>0.037088681434348</text:p>
          </table:table-cell>
          <table:table-cell office:value-type="float" office:value="0.0387882351265844" calcext:value-type="float">
            <text:p>0.038788235126584</text:p>
          </table:table-cell>
          <table:table-cell office:value-type="float" office:value="0.0400291179746359" calcext:value-type="float">
            <text:p>0.040029117974636</text:p>
          </table:table-cell>
          <table:table-cell office:value-type="float" office:value="0.0409935426373376" calcext:value-type="float">
            <text:p>0.040993542637338</text:p>
          </table:table-cell>
          <table:table-cell office:value-type="float" office:value="0.0417829982580238" calcext:value-type="float">
            <text:p>0.041782998258024</text:p>
          </table:table-cell>
          <table:table-cell office:value-type="float" office:value="0.0424570930249579" calcext:value-type="float">
            <text:p>0.042457093024958</text:p>
          </table:table-cell>
          <table:table-cell office:value-type="float" office:value="0.0430527693901172" calcext:value-type="float">
            <text:p>0.043052769390117</text:p>
          </table:table-cell>
          <table:table-cell office:value-type="float" office:value="0.0435940839138423" calcext:value-type="float">
            <text:p>0.043594083913842</text:p>
          </table:table-cell>
          <table:table-cell office:value-type="float" office:value="0.0440974263856485" calcext:value-type="float">
            <text:p>0.044097426385649</text:p>
          </table:table-cell>
          <table:table-cell office:value-type="float" office:value="0.0445744456269573" calcext:value-type="float">
            <text:p>0.044574445626957</text:p>
          </table:table-cell>
          <table:table-cell office:value-type="float" office:value="0.0450337682011189" calcext:value-type="float">
            <text:p>0.045033768201119</text:p>
          </table:table-cell>
          <table:table-cell office:value-type="float" office:value="0.0454820535968957" calcext:value-type="float">
            <text:p>0.045482053596896</text:p>
          </table:table-cell>
          <table:table-cell office:value-type="float" office:value="0.0459246706202581" calcext:value-type="float">
            <text:p>0.045924670620258</text:p>
          </table:table-cell>
          <table:table-cell office:value-type="float" office:value="0.0463661509680911" calcext:value-type="float">
            <text:p>0.046366150968091</text:p>
          </table:table-cell>
          <table:table-cell office:value-type="float" office:value="0.0468105092969307" calcext:value-type="float">
            <text:p>0.046810509296931</text:p>
          </table:table-cell>
          <table:table-cell office:value-type="float" office:value="0.0472614834068229" calcext:value-type="float">
            <text:p>0.047261483406823</text:p>
          </table:table-cell>
          <table:table-cell office:value-type="float" office:value="0.0477227286202844" calcext:value-type="float">
            <text:p>0.047722728620285</text:p>
          </table:table-cell>
          <table:table-cell office:value-type="float" office:value="0.0481979897591216" calcext:value-type="float">
            <text:p>0.048197989759122</text:p>
          </table:table-cell>
          <table:table-cell office:value-type="float" office:value="0.0486912686468271" calcext:value-type="float">
            <text:p>0.048691268646827</text:p>
          </table:table-cell>
          <table:table-cell office:value-type="float" office:value="0.0492070029850764" calcext:value-type="float">
            <text:p>0.049207002985076</text:p>
          </table:table-cell>
          <table:table-cell office:value-type="float" office:value="0.0497502730004592" calcext:value-type="float">
            <text:p>0.049750273000459</text:p>
          </table:table-cell>
          <table:table-cell office:value-type="float" office:value="0.0503270553519234" calcext:value-type="float">
            <text:p>0.050327055351924</text:p>
          </table:table-cell>
          <table:table-cell office:value-type="float" office:value="0.0509445499568484" calcext:value-type="float">
            <text:p>0.050944549956849</text:p>
          </table:table-cell>
          <table:table-cell office:value-type="float" office:value="0.0516116158918491" calcext:value-type="float">
            <text:p>0.051611615891849</text:p>
          </table:table-cell>
          <table:table-cell office:value-type="float" office:value="0.0523393697128708" calcext:value-type="float">
            <text:p>0.052339369712871</text:p>
          </table:table-cell>
          <table:table-cell office:value-type="float" office:value="0.0531420276451822" calcext:value-type="float">
            <text:p>0.053142027645182</text:p>
          </table:table-cell>
          <table:table-cell office:value-type="float" office:value="0.0540381197131115" calcext:value-type="float">
            <text:p>0.054038119713112</text:p>
          </table:table-cell>
          <table:table-cell office:value-type="float" office:value="0.0550522829393917" calcext:value-type="float">
            <text:p>0.055052282939392</text:p>
          </table:table-cell>
          <table:table-cell office:value-type="float" office:value="0.0562179785069133" calcext:value-type="float">
            <text:p>0.056217978506913</text:p>
          </table:table-cell>
          <table:table-cell office:value-type="float" office:value="0.057581725397898" calcext:value-type="float">
            <text:p>0.057581725397898</text:p>
          </table:table-cell>
          <table:table-cell office:value-type="float" office:value="0.0592099037887811" calcext:value-type="float">
            <text:p>0.059209903788781</text:p>
          </table:table-cell>
          <table:table-cell office:value-type="float" office:value="0.0612000720518813" calcext:value-type="float">
            <text:p>0.061200072051881</text:p>
          </table:table-cell>
          <table:table-cell office:value-type="float" office:value="0.0637005344373534" calcext:value-type="float">
            <text:p>0.063700534437353</text:p>
          </table:table-cell>
          <table:table-cell office:value-type="float" office:value="0.0669456634211787" calcext:value-type="float">
            <text:p>0.066945663421179</text:p>
          </table:table-cell>
          <table:table-cell office:value-type="float" office:value="0.0713227111615458" calcext:value-type="float">
            <text:p>0.071322711161546</text:p>
          </table:table-cell>
          <table:table-cell office:value-type="float" office:value="0.0775042532997233" calcext:value-type="float">
            <text:p>0.077504253299723</text:p>
          </table:table-cell>
          <table:table-cell office:value-type="float" office:value="0.0867201049266389" calcext:value-type="float">
            <text:p>0.086720104926639</text:p>
          </table:table-cell>
          <table:table-cell office:value-type="float" office:value="0.101304085466152" calcext:value-type="float">
            <text:p>0.101304085466152</text:p>
          </table:table-cell>
          <table:table-cell office:value-type="float" office:value="0.125507280934267" calcext:value-type="float">
            <text:p>0.125507280934267</text:p>
          </table:table-cell>
          <table:table-cell office:value-type="float" office:value="0.164253133168579" calcext:value-type="float">
            <text:p>0.164253133168579</text:p>
          </table:table-cell>
          <table:table-cell office:value-type="float" office:value="0.209408319890519" calcext:value-type="float">
            <text:p>0.209408319890519</text:p>
          </table:table-cell>
          <table:table-cell office:value-type="float" office:value="0.231227383466012" calcext:value-type="float">
            <text:p>0.231227383466012</text:p>
          </table:table-cell>
          <table:table-cell office:value-type="float" office:value="0.226617429671545" calcext:value-type="float">
            <text:p>0.226617429671545</text:p>
          </table:table-cell>
          <table:table-cell office:value-type="float" office:value="0.21348946838617" calcext:value-type="float">
            <text:p>0.21348946838617</text:p>
          </table:table-cell>
          <table:table-cell office:value-type="float" office:value="0.200376627292801" calcext:value-type="float">
            <text:p>0.200376627292801</text:p>
          </table:table-cell>
          <table:table-cell office:value-type="float" office:value="0.189168870765478" calcext:value-type="float">
            <text:p>0.189168870765478</text:p>
          </table:table-cell>
          <table:table-cell office:value-type="float" office:value="0.17989197375614" calcext:value-type="float">
            <text:p>0.17989197375614</text:p>
          </table:table-cell>
          <table:table-cell office:value-type="float" office:value="0.17221361200491" calcext:value-type="float">
            <text:p>0.17221361200491</text:p>
          </table:table-cell>
          <table:table-cell office:value-type="float" office:value="0.165801123830198" calcext:value-type="float">
            <text:p>0.165801123830198</text:p>
          </table:table-cell>
          <table:table-cell office:value-type="float" office:value="0.160387032653796" calcext:value-type="float">
            <text:p>0.160387032653796</text:p>
          </table:table-cell>
          <table:table-cell office:value-type="float" office:value="0.155767378976787" calcext:value-type="float">
            <text:p>0.155767378976787</text:p>
          </table:table-cell>
          <table:table-cell office:value-type="float" office:value="0.151788094004887" calcext:value-type="float">
            <text:p>0.151788094004887</text:p>
          </table:table-cell>
          <table:table-cell office:value-type="float" office:value="0.148332151391966" calcext:value-type="float">
            <text:p>0.148332151391966</text:p>
          </table:table-cell>
          <table:table-cell office:value-type="float" office:value="0.145309686505727" calcext:value-type="float">
            <text:p>0.145309686505727</text:p>
          </table:table-cell>
          <table:table-cell office:value-type="float" office:value="0.142650820221038" calcext:value-type="float">
            <text:p>0.142650820221038</text:p>
          </table:table-cell>
          <table:table-cell office:value-type="float" office:value="0.140300523367358" calcext:value-type="float">
            <text:p>0.140300523367358</text:p>
          </table:table-cell>
          <table:table-cell office:value-type="float" office:value="0.13821493641265" calcext:value-type="float">
            <text:p>0.13821493641265</text:p>
          </table:table-cell>
          <table:table-cell office:value-type="float" office:value="0.136358710325723" calcext:value-type="float">
            <text:p>0.136358710325723</text:p>
          </table:table-cell>
          <table:table-cell office:value-type="float" office:value="0.134703063963504" calcext:value-type="float">
            <text:p>0.134703063963504</text:p>
          </table:table-cell>
          <table:table-cell office:value-type="float" office:value="0.133224347747524" calcext:value-type="float">
            <text:p>0.133224347747524</text:p>
          </table:table-cell>
          <table:table-cell office:value-type="float" office:value="0.13190296874418" calcext:value-type="float">
            <text:p>0.13190296874418</text:p>
          </table:table-cell>
          <table:table-cell office:value-type="float" office:value="0.130722576718174" calcext:value-type="float">
            <text:p>0.130722576718174</text:p>
          </table:table-cell>
          <table:table-cell office:value-type="float" office:value="0.129669440900872" calcext:value-type="float">
            <text:p>0.129669440900872</text:p>
          </table:table-cell>
          <table:table-cell office:value-type="float" office:value="0.128731967794153" calcext:value-type="float">
            <text:p>0.128731967794153</text:p>
          </table:table-cell>
          <table:table-cell office:value-type="float" office:value="0.127900324484546" calcext:value-type="float">
            <text:p>0.127900324484546</text:p>
          </table:table-cell>
          <table:table-cell office:value-type="float" office:value="0.127166141776884" calcext:value-type="float">
            <text:p>0.127166141776884</text:p>
          </table:table-cell>
          <table:table-cell office:value-type="float" office:value="0.126522278364376" calcext:value-type="float">
            <text:p>0.126522278364376</text:p>
          </table:table-cell>
          <table:table-cell office:value-type="float" office:value="0.125962632158249" calcext:value-type="float">
            <text:p>0.125962632158249</text:p>
          </table:table-cell>
          <table:table-cell office:value-type="float" office:value="0.125481988423432" calcext:value-type="float">
            <text:p>0.125481988423432</text:p>
          </table:table-cell>
          <table:table-cell office:value-type="float" office:value="0.125075896924711" calcext:value-type="float">
            <text:p>0.125075896924711</text:p>
          </table:table-cell>
          <table:table-cell office:value-type="float" office:value="0.124740572164755" calcext:value-type="float">
            <text:p>0.124740572164755</text:p>
          </table:table-cell>
          <table:table-cell office:value-type="float" office:value="0.124472812187225" calcext:value-type="float">
            <text:p>0.124472812187225</text:p>
          </table:table-cell>
          <table:table-cell office:value-type="float" office:value="0.124269932461062" calcext:value-type="float">
            <text:p>0.124269932461062</text:p>
          </table:table-cell>
          <table:table-cell office:value-type="float" office:value="0.124129712151811" calcext:value-type="float">
            <text:p>0.124129712151811</text:p>
          </table:table-cell>
          <table:table-cell office:value-type="float" office:value="0.124050350690518" calcext:value-type="float">
            <text:p>0.124050350690518</text:p>
          </table:table-cell>
          <table:table-cell office:value-type="float" office:value="0.124030433019301" calcext:value-type="float">
            <text:p>0.124030433019301</text:p>
          </table:table-cell>
          <table:table-cell office:value-type="float" office:value="0.124068902260603" calcext:value-type="float">
            <text:p>0.124068902260603</text:p>
          </table:table-cell>
          <table:table-cell office:value-type="float" office:value="0.124165038850673" calcext:value-type="float">
            <text:p>0.124165038850673</text:p>
          </table:table-cell>
          <table:table-cell office:value-type="float" office:value="0.124318445416381" calcext:value-type="float">
            <text:p>0.124318445416381</text:p>
          </table:table-cell>
          <table:table-cell office:value-type="float" office:value="0.124529036873075" calcext:value-type="float">
            <text:p>0.124529036873075</text:p>
          </table:table-cell>
          <table:table-cell office:value-type="float" office:value="0.124797035391318" calcext:value-type="float">
            <text:p>0.124797035391318</text:p>
          </table:table-cell>
          <table:table-cell office:value-type="float" office:value="0.125122970031312" calcext:value-type="float">
            <text:p>0.125122970031312</text:p>
          </table:table-cell>
          <table:table-cell office:value-type="float" office:value="0.125507680983563" calcext:value-type="float">
            <text:p>0.125507680983563</text:p>
          </table:table-cell>
          <table:table-cell office:value-type="float" office:value="0.125952328489575" calcext:value-type="float">
            <text:p>0.125952328489575</text:p>
          </table:table-cell>
          <table:table-cell office:value-type="float" office:value="0.126458406653858" calcext:value-type="float">
            <text:p>0.126458406653858</text:p>
          </table:table-cell>
          <table:table-cell office:value-type="float" office:value="0.127027762504731" calcext:value-type="float">
            <text:p>0.127027762504731</text:p>
          </table:table-cell>
          <table:table-cell office:value-type="float" office:value="0.127662620823616" calcext:value-type="float">
            <text:p>0.127662620823616</text:p>
          </table:table-cell>
          <table:table-cell office:value-type="float" office:value="0.128365615448941" calcext:value-type="float">
            <text:p>0.128365615448941</text:p>
          </table:table-cell>
          <table:table-cell office:value-type="float" office:value="0.129139827981471" calcext:value-type="float">
            <text:p>0.129139827981471</text:p>
          </table:table-cell>
          <table:table-cell office:value-type="float" office:value="0.129988835085315" calcext:value-type="float">
            <text:p>0.129988835085315</text:p>
          </table:table-cell>
          <table:table-cell office:value-type="float" office:value="0.130916765909084" calcext:value-type="float">
            <text:p>0.130916765909084</text:p>
          </table:table-cell>
          <table:table-cell office:value-type="float" office:value="0.131928371565894" calcext:value-type="float">
            <text:p>0.131928371565894</text:p>
          </table:table-cell>
          <table:table-cell office:value-type="float" office:value="0.133029109137044" calcext:value-type="float">
            <text:p>0.133029109137044</text:p>
          </table:table-cell>
          <table:table-cell office:value-type="float" office:value="0.134225243340398" calcext:value-type="float">
            <text:p>0.134225243340398</text:p>
          </table:table-cell>
          <table:table-cell office:value-type="float" office:value="0.135523969882386" calcext:value-type="float">
            <text:p>0.135523969882386</text:p>
          </table:table-cell>
          <table:table-cell office:value-type="float" office:value="0.136933565663736" calcext:value-type="float">
            <text:p>0.136933565663736</text:p>
          </table:table-cell>
          <table:table-cell office:value-type="float" office:value="0.138463572533213" calcext:value-type="float">
            <text:p>0.138463572533213</text:p>
          </table:table-cell>
          <table:table-cell office:value-type="float" office:value="0.140125023321212" calcext:value-type="float">
            <text:p>0.140125023321212</text:p>
          </table:table-cell>
          <table:table-cell office:value-type="float" office:value="0.141930721635921" calcext:value-type="float">
            <text:p>0.141930721635921</text:p>
          </table:table-cell>
          <table:table-cell office:value-type="float" office:value="0.143895590656318" calcext:value-type="float">
            <text:p>0.143895590656318</text:p>
          </table:table-cell>
          <table:table-cell office:value-type="float" office:value="0.146037111326045" calcext:value-type="float">
            <text:p>0.146037111326045</text:p>
          </table:table-cell>
          <table:table-cell office:value-type="float" office:value="0.148375877553005" calcext:value-type="float">
            <text:p>0.148375877553005</text:p>
          </table:table-cell>
          <table:table-cell office:value-type="float" office:value="0.150936306159853" calcext:value-type="float">
            <text:p>0.150936306159853</text:p>
          </table:table-cell>
          <table:table-cell office:value-type="float" office:value="0.153747553768671" calcext:value-type="float">
            <text:p>0.153747553768671</text:p>
          </table:table-cell>
          <table:table-cell office:value-type="float" office:value="0.156844713584715" calcext:value-type="float">
            <text:p>0.156844713584715</text:p>
          </table:table-cell>
          <table:table-cell office:value-type="float" office:value="0.16027039525976" calcext:value-type="float">
            <text:p>0.16027039525976</text:p>
          </table:table-cell>
          <table:table-cell office:value-type="float" office:value="0.164076835318309" calcext:value-type="float">
            <text:p>0.164076835318309</text:p>
          </table:table-cell>
          <table:table-cell office:value-type="float" office:value="0.168328750904881" calcext:value-type="float">
            <text:p>0.168328750904881</text:p>
          </table:table-cell>
          <table:table-cell office:value-type="float" office:value="0.17310724556825" calcext:value-type="float">
            <text:p>0.17310724556825</text:p>
          </table:table-cell>
          <table:table-cell office:value-type="float" office:value="0.178515214438118" calcext:value-type="float">
            <text:p>0.178515214438118</text:p>
          </table:table-cell>
          <table:table-cell office:value-type="float" office:value="0.184684886163337" calcext:value-type="float">
            <text:p>0.184684886163337</text:p>
          </table:table-cell>
          <table:table-cell office:value-type="float" office:value="0.191788361232642" calcext:value-type="float">
            <text:p>0.191788361232642</text:p>
          </table:table-cell>
          <table:table-cell office:value-type="float" office:value="0.200052121501008" calcext:value-type="float">
            <text:p>0.200052121501008</text:p>
          </table:table-cell>
          <table:table-cell office:value-type="float" office:value="0.209775897103594" calcext:value-type="float">
            <text:p>0.209775897103594</text:p>
          </table:table-cell>
          <table:table-cell office:value-type="float" office:value="0.221352675898305" calcext:value-type="float">
            <text:p>0.221352675898305</text:p>
          </table:table-cell>
          <table:table-cell office:value-type="float" office:value="0.23527115353221" calcext:value-type="float">
            <text:p>0.23527115353221</text:p>
          </table:table-cell>
          <table:table-cell office:value-type="float" office:value="0.252019522561802" calcext:value-type="float">
            <text:p>0.252019522561802</text:p>
          </table:table-cell>
          <table:table-cell office:value-type="float" office:value="0.271560144737877" calcext:value-type="float">
            <text:p>0.271560144737877</text:p>
          </table:table-cell>
          <table:table-cell office:value-type="float" office:value="0.2911180465948" calcext:value-type="float">
            <text:p>0.2911180465948</text:p>
          </table:table-cell>
          <table:table-cell office:value-type="float" office:value="0.298163594641591" calcext:value-type="float">
            <text:p>0.298163594641591</text:p>
          </table:table-cell>
          <table:table-cell office:value-type="float" office:value="0.266396903378425" calcext:value-type="float">
            <text:p>0.266396903378425</text:p>
          </table:table-cell>
          <table:table-cell office:value-type="float" office:value="0.200359689835853" calcext:value-type="float">
            <text:p>0.200359689835853</text:p>
          </table:table-cell>
          <table:table-cell office:value-type="float" office:value="0.143729624123025" calcext:value-type="float">
            <text:p>0.143729624123025</text:p>
          </table:table-cell>
          <table:table-cell office:value-type="float" office:value="0.108449655754109" calcext:value-type="float">
            <text:p>0.108449655754109</text:p>
          </table:table-cell>
          <table:table-cell office:value-type="float" office:value="0.0872905072391966" calcext:value-type="float">
            <text:p>0.087290507239197</text:p>
          </table:table-cell>
          <table:table-cell office:value-type="float" office:value="0.0740101706934618" calcext:value-type="float">
            <text:p>0.074010170693462</text:p>
          </table:table-cell>
          <table:table-cell office:value-type="float" office:value="0.0651819045529661" calcext:value-type="float">
            <text:p>0.065181904552966</text:p>
          </table:table-cell>
          <table:table-cell office:value-type="float" office:value="0.0590000606656399" calcext:value-type="float">
            <text:p>0.05900006066564</text:p>
          </table:table-cell>
          <table:table-cell office:value-type="float" office:value="0.0544772295609296" calcext:value-type="float">
            <text:p>0.05447722956093</text:p>
          </table:table-cell>
          <table:table-cell office:value-type="float" office:value="0.051044967118068" calcext:value-type="float">
            <text:p>0.051044967118068</text:p>
          </table:table-cell>
          <table:table-cell office:value-type="float" office:value="0.0483593188362702" calcext:value-type="float">
            <text:p>0.04835931883627</text:p>
          </table:table-cell>
          <table:table-cell office:value-type="float" office:value="0.0462027172037398" calcext:value-type="float">
            <text:p>0.04620271720374</text:p>
          </table:table-cell>
          <table:table-cell office:value-type="float" office:value="0.0444321171432578" calcext:value-type="float">
            <text:p>0.044432117143258</text:p>
          </table:table-cell>
          <table:table-cell office:value-type="float" office:value="0.042950265536429" calcext:value-type="float">
            <text:p>0.042950265536429</text:p>
          </table:table-cell>
          <table:table-cell office:value-type="float" office:value="0.0416890862416211" calcext:value-type="float">
            <text:p>0.041689086241621</text:p>
          </table:table-cell>
          <table:table-cell office:value-type="float" office:value="0.0405996932821529" calcext:value-type="float">
            <text:p>0.040599693282153</text:p>
          </table:table-cell>
          <table:table-cell office:value-type="float" office:value="0.0396461780332455" calcext:value-type="float">
            <text:p>0.039646178033246</text:p>
          </table:table-cell>
          <table:table-cell office:value-type="float" office:value="0.038801623969925" calcext:value-type="float">
            <text:p>0.038801623969925</text:p>
          </table:table-cell>
          <table:table-cell office:value-type="float" office:value="0.0380454791637828" calcext:value-type="float">
            <text:p>0.038045479163783</text:p>
          </table:table-cell>
          <table:table-cell office:value-type="float" office:value="0.0373617803903218" calcext:value-type="float">
            <text:p>0.037361780390322</text:p>
          </table:table-cell>
          <table:table-cell office:value-type="float" office:value="0.0367379250948342" calcext:value-type="float">
            <text:p>0.036737925094834</text:p>
          </table:table-cell>
          <table:table-cell office:value-type="float" office:value="0.0361638036919224" calcext:value-type="float">
            <text:p>0.036163803691922</text:p>
          </table:table-cell>
          <table:table-cell office:value-type="float" office:value="0.0356311733222629" calcext:value-type="float">
            <text:p>0.035631173322263</text:p>
          </table:table-cell>
          <table:table-cell office:value-type="float" office:value="0.0351331957378389" calcext:value-type="float">
            <text:p>0.035133195737839</text:p>
          </table:table-cell>
          <table:table-cell office:value-type="float" office:value="0.0346640876286096" calcext:value-type="float">
            <text:p>0.03466408762861</text:p>
          </table:table-cell>
          <table:table-cell office:value-type="float" office:value="0.0342188477124159" calcext:value-type="float">
            <text:p>0.034218847712416</text:p>
          </table:table-cell>
          <table:table-cell office:value-type="float" office:value="0.0337930348561125" calcext:value-type="float">
            <text:p>0.033793034856113</text:p>
          </table:table-cell>
          <table:table-cell office:value-type="float" office:value="0.0333825773992628" calcext:value-type="float">
            <text:p>0.033382577399263</text:p>
          </table:table-cell>
          <table:table-cell office:value-type="float" office:value="0.0329835967753513" calcext:value-type="float">
            <text:p>0.032983596775351</text:p>
          </table:table-cell>
          <table:table-cell office:value-type="float" office:value="0.0325922288504231" calcext:value-type="float">
            <text:p>0.032592228850423</text:p>
          </table:table-cell>
          <table:table-cell office:value-type="float" office:value="0.0322044238760571" calcext:value-type="float">
            <text:p>0.032204423876057</text:p>
          </table:table-cell>
          <table:table-cell office:value-type="float" office:value="0.0318156995283545" calcext:value-type="float">
            <text:p>0.031815699528355</text:p>
          </table:table-cell>
          <table:table-cell office:value-type="float" office:value="0.0314208087987904" calcext:value-type="float">
            <text:p>0.031420808798791</text:p>
          </table:table-cell>
          <table:table-cell office:value-type="float" office:value="0.031013260627453" calcext:value-type="float">
            <text:p>0.031013260627453</text:p>
          </table:table-cell>
          <table:table-cell office:value-type="float" office:value="0.0305845860861979" calcext:value-type="float">
            <text:p>0.030584586086198</text:p>
          </table:table-cell>
          <table:table-cell office:value-type="float" office:value="0.03012315546058" calcext:value-type="float">
            <text:p>0.03012315546058</text:p>
          </table:table-cell>
          <table:table-cell office:value-type="float" office:value="0.0296121754801151" calcext:value-type="float">
            <text:p>0.029612175480115</text:p>
          </table:table-cell>
          <table:table-cell office:value-type="float" office:value="0.0290261265101294" calcext:value-type="float">
            <text:p>0.02902612651013</text:p>
          </table:table-cell>
          <table:table-cell office:value-type="float" office:value="0.0283240952018572" calcext:value-type="float">
            <text:p>0.028324095201857</text:p>
          </table:table-cell>
          <table:table-cell office:value-type="float" office:value="0.0274366825724094" calcext:value-type="float">
            <text:p>0.027436682572409</text:p>
          </table:table-cell>
          <table:table-cell office:value-type="float" office:value="0.0262395463168749" calcext:value-type="float">
            <text:p>0.026239546316875</text:p>
          </table:table-cell>
          <table:table-cell office:value-type="float" office:value="0.02450294041853" calcext:value-type="float">
            <text:p>0.02450294041853</text:p>
          </table:table-cell>
          <table:table-cell office:value-type="float" office:value="0.0218375156326621" calcext:value-type="float">
            <text:p>0.021837515632662</text:p>
          </table:table-cell>
          <table:table-cell office:value-type="float" office:value="0.0179192286179009" calcext:value-type="float">
            <text:p>0.017919228617901</text:p>
          </table:table-cell>
          <table:table-cell office:value-type="float" office:value="0.0134911231118318" calcext:value-type="float">
            <text:p>0.013491123111832</text:p>
          </table:table-cell>
          <table:table-cell office:value-type="float" office:value="0.0100337643482288" calcext:value-type="float">
            <text:p>0.010033764348229</text:p>
          </table:table-cell>
          <table:table-cell office:value-type="float" office:value="0.00780756851023094" calcext:value-type="float">
            <text:p>0.007807568510231</text:p>
          </table:table-cell>
          <table:table-cell office:value-type="float" office:value="0.00638615215792457" calcext:value-type="float">
            <text:p>0.006386152157925</text:p>
          </table:table-cell>
          <table:table-cell office:value-type="float" office:value="0.0054294079583587" calcext:value-type="float">
            <text:p>0.005429407958359</text:p>
          </table:table-cell>
          <table:table-cell office:value-type="float" office:value="0.00474745484759772" calcext:value-type="float">
            <text:p>0.004747454847598</text:p>
          </table:table-cell>
          <table:table-cell office:value-type="float" office:value="0.00423709198094587" calcext:value-type="float">
            <text:p>0.004237091980946</text:p>
          </table:table-cell>
          <table:table-cell office:value-type="float" office:value="0.0038398234740805" calcext:value-type="float">
            <text:p>0.003839823474081</text:p>
          </table:table-cell>
          <table:table-cell office:value-type="float" office:value="0.00352068308993014" calcext:value-type="float">
            <text:p>0.00352068308993</text:p>
          </table:table-cell>
          <table:table-cell office:value-type="float" office:value="0.00325769717066733" calcext:value-type="float">
            <text:p>0.003257697170667</text:p>
          </table:table-cell>
          <table:table-cell office:value-type="float" office:value="0.00303643712825735" calcext:value-type="float">
            <text:p>0.003036437128257</text:p>
          </table:table-cell>
          <table:table-cell office:value-type="float" office:value="0.00284706367702478" calcext:value-type="float">
            <text:p>0.002847063677025</text:p>
          </table:table-cell>
          <table:table-cell office:value-type="float" office:value="0.00268264558807802" calcext:value-type="float">
            <text:p>0.002682645588078</text:p>
          </table:table-cell>
          <table:table-cell office:value-type="float" office:value="0.00253816142792792" calcext:value-type="float">
            <text:p>0.002538161427928</text:p>
          </table:table-cell>
          <table:table-cell office:value-type="float" office:value="0.00240988374119532" calcext:value-type="float">
            <text:p>0.002409883741195</text:p>
          </table:table-cell>
          <table:table-cell office:value-type="float" office:value="0.00229498611081569" calcext:value-type="float">
            <text:p>0.002294986110816</text:p>
          </table:table-cell>
          <table:table-cell office:value-type="float" office:value="0.00219128483441949" calcext:value-type="float">
            <text:p>0.00219128483442</text:p>
          </table:table-cell>
          <table:table-cell office:value-type="float" office:value="0.0020970645444968" calcext:value-type="float">
            <text:p>0.002097064544497</text:p>
          </table:table-cell>
          <table:table-cell office:value-type="float" office:value="0.0020109576873289" calcext:value-type="float">
            <text:p>0.002010957687329</text:p>
          </table:table-cell>
          <table:table-cell office:value-type="float" office:value="0.0019318594510417" calcext:value-type="float">
            <text:p>0.001931859451042</text:p>
          </table:table-cell>
          <table:table-cell office:value-type="float" office:value="0.00185886656694911" calcext:value-type="float">
            <text:p>0.001858866566949</text:p>
          </table:table-cell>
          <table:table-cell office:value-type="float" office:value="0.00179123252451289" calcext:value-type="float">
            <text:p>0.001791232524513</text:p>
          </table:table-cell>
          <table:table-cell office:value-type="float" office:value="0.00172833428464568" calcext:value-type="float">
            <text:p>0.001728334284646</text:p>
          </table:table-cell>
          <table:table-cell office:value-type="float" office:value="0.00166964718652615" calcext:value-type="float">
            <text:p>0.001669647186526</text:p>
          </table:table-cell>
          <table:table-cell office:value-type="float" office:value="0.00161472578455498" calcext:value-type="float">
            <text:p>0.001614725784555</text:p>
          </table:table-cell>
          <table:table-cell office:value-type="float" office:value="0.00156318903899289" calcext:value-type="float">
            <text:p>0.001563189038993</text:p>
          </table:table-cell>
          <table:table-cell office:value-type="float" office:value="0.00151470874510515" calcext:value-type="float">
            <text:p>0.001514708745105</text:p>
          </table:table-cell>
          <table:table-cell office:value-type="float" office:value="0.00146900040063207" calcext:value-type="float">
            <text:p>0.001469000400632</text:p>
          </table:table-cell>
          <table:table-cell office:value-type="float" office:value="0.00142581592979665" calcext:value-type="float">
            <text:p>0.001425815929797</text:p>
          </table:table-cell>
          <table:table-cell office:value-type="float" office:value="0.00138493783564724" calcext:value-type="float">
            <text:p>0.001384937835647</text:p>
          </table:table-cell>
          <table:table-cell office:value-type="float" office:value="0.00134617446199899" calcext:value-type="float">
            <text:p>0.001346174461999</text:p>
          </table:table-cell>
          <table:table-cell office:value-type="float" office:value="0.00130935612515343" calcext:value-type="float">
            <text:p>0.001309356125153</text:p>
          </table:table-cell>
          <table:table-cell office:value-type="float" office:value="0.00127433193322938" calcext:value-type="float">
            <text:p>0.001274331933229</text:p>
          </table:table-cell>
          <table:table-cell office:value-type="float" office:value="0.0012409671533657" calcext:value-type="float">
            <text:p>0.001240967153366</text:p>
          </table:table-cell>
          <table:table-cell office:value-type="float" office:value="0.00120914101874981" calcext:value-type="float">
            <text:p>0.00120914101875</text:p>
          </table:table-cell>
          <table:table-cell office:value-type="float" office:value="0.00117874489118929" calcext:value-type="float">
            <text:p>0.001178744891189</text:p>
          </table:table-cell>
          <table:table-cell office:value-type="float" office:value="0.00114968071300218" calcext:value-type="float">
            <text:p>0.001149680713002</text:p>
          </table:table-cell>
          <table:table-cell office:value-type="float" office:value="0.00112185969580438" calcext:value-type="float">
            <text:p>0.001121859695804</text:p>
          </table:table-cell>
          <table:table-cell office:value-type="float" office:value="0.00109520120442737" calcext:value-type="float">
            <text:p>0.001095201204427</text:p>
          </table:table-cell>
          <table:table-cell office:value-type="float" office:value="0.0010696318024358" calcext:value-type="float">
            <text:p>0.001069631802436</text:p>
          </table:table-cell>
          <table:table-cell office:value-type="float" office:value="0.00104508443221942" calcext:value-type="float">
            <text:p>0.001045084432219</text:p>
          </table:table-cell>
          <table:table-cell office:value-type="float" office:value="0.00102149770769203" calcext:value-type="float">
            <text:p>0.001021497707692</text:p>
          </table:table-cell>
          <table:table-cell office:value-type="float" office:value="0.000998815301674284" calcext:value-type="float">
            <text:p>0.000998815301674</text:p>
          </table:table-cell>
          <table:table-cell office:value-type="float" office:value="0.000976985413260601" calcext:value-type="float">
            <text:p>0.000976985413261</text:p>
          </table:table-cell>
          <table:table-cell office:value-type="float" office:value="0.000955960303034886" calcext:value-type="float">
            <text:p>0.000955960303035</text:p>
          </table:table-cell>
          <table:table-cell office:value-type="float" office:value="0.000935695886078626" calcext:value-type="float">
            <text:p>0.000935695886079</text:p>
          </table:table-cell>
          <table:table-cell office:value-type="float" office:value="0.000916151374420668" calcext:value-type="float">
            <text:p>0.000916151374421</text:p>
          </table:table-cell>
          <table:table-cell office:value-type="float" office:value="0.000897288961912183" calcext:value-type="float">
            <text:p>0.000897288961912</text:p>
          </table:table-cell>
          <table:table-cell office:value-type="float" office:value="0.000879073545663519" calcext:value-type="float">
            <text:p>0.000879073545664</text:p>
          </table:table-cell>
          <table:table-cell office:value-type="float" office:value="0.000861472479085077" calcext:value-type="float">
            <text:p>0.000861472479085</text:p>
          </table:table-cell>
          <table:table-cell office:value-type="float" office:value="0.000844455352347995" calcext:value-type="float">
            <text:p>0.000844455352348</text:p>
          </table:table-cell>
          <table:table-cell office:value-type="float" office:value="0.000827993796699623" calcext:value-type="float">
            <text:p>0.0008279937967</text:p>
          </table:table-cell>
          <table:table-cell office:value-type="float" office:value="0.000812061309593845" calcext:value-type="float">
            <text:p>0.000812061309594</text:p>
          </table:table-cell>
          <table:table-cell office:value-type="float" office:value="0.000796633098060447" calcext:value-type="float">
            <text:p>0.00079663309806</text:p>
          </table:table-cell>
          <table:table-cell office:value-type="float" office:value="0.000781685938062083" calcext:value-type="float">
            <text:p>0.000781685938062</text:p>
          </table:table-cell>
          <table:table-cell office:value-type="float" office:value="0.000767198047941988" calcext:value-type="float">
            <text:p>0.000767198047942</text:p>
          </table:table-cell>
          <table:table-cell office:value-type="float" office:value="0.000753148974295531" calcext:value-type="float">
            <text:p>0.000753148974296</text:p>
          </table:table-cell>
          <table:table-cell office:value-type="float" office:value="0.000739519488838826" calcext:value-type="float">
            <text:p>0.000739519488839</text:p>
          </table:table-cell>
          <table:table-cell office:value-type="float" office:value="0.000726291495026775" calcext:value-type="float">
            <text:p>0.000726291495027</text:p>
          </table:table-cell>
          <table:table-cell office:value-type="float" office:value="0.00071344794334035" calcext:value-type="float">
            <text:p>0.00071344794334</text:p>
          </table:table-cell>
          <table:table-cell office:value-type="float" office:value="0.000700972754292666" calcext:value-type="float">
            <text:p>0.000700972754293</text:p>
          </table:table-cell>
          <table:table-cell office:value-type="float" office:value="0.000688850748331322" calcext:value-type="float">
            <text:p>0.000688850748331</text:p>
          </table:table-cell>
          <table:table-cell office:value-type="float" office:value="0.000677067581905699" calcext:value-type="float">
            <text:p>0.000677067581906</text:p>
          </table:table-cell>
          <table:table-cell office:value-type="float" office:value="0.000665609689065082" calcext:value-type="float">
            <text:p>0.000665609689065</text:p>
          </table:table-cell>
          <table:table-cell office:value-type="float" office:value="0.000654464228022998" calcext:value-type="float">
            <text:p>0.000654464228023</text:p>
          </table:table-cell>
          <table:table-cell office:value-type="float" office:value="0.00064361903219006" calcext:value-type="float">
            <text:p>0.00064361903219</text:p>
          </table:table-cell>
          <table:table-cell office:value-type="float" office:value="0.000633062565233904" calcext:value-type="float">
            <text:p>0.000633062565234</text:p>
          </table:table-cell>
          <table:table-cell office:value-type="float" office:value="0.000622783879779008" calcext:value-type="float">
            <text:p>0.000622783879779</text:p>
          </table:table-cell>
          <table:table-cell office:value-type="float" office:value="0.00061277257939982" calcext:value-type="float">
            <text:p>0.0006127725794</text:p>
          </table:table-cell>
          <table:table-cell office:value-type="float" office:value="0.000603018783592237" calcext:value-type="float">
            <text:p>0.000603018783592</text:p>
          </table:table-cell>
          <table:table-cell office:value-type="float" office:value="0.00059351309545534" calcext:value-type="float">
            <text:p>0.000593513095455</text:p>
          </table:table-cell>
          <table:table-cell office:value-type="float" office:value="0.00058424657183117" calcext:value-type="float">
            <text:p>0.000584246571831</text:p>
          </table:table-cell>
          <table:table-cell office:value-type="float" office:value="0.000575210695683458" calcext:value-type="float">
            <text:p>0.000575210695683</text:p>
          </table:table-cell>
          <table:table-cell office:value-type="float" office:value="0.000566397350523647" calcext:value-type="float">
            <text:p>0.000566397350524</text:p>
          </table:table-cell>
          <table:table-cell office:value-type="float" office:value="0.000557798796690422" calcext:value-type="float">
            <text:p>0.00055779879669</text:p>
          </table:table-cell>
          <table:table-cell office:value-type="float" office:value="0.000549407649344775" calcext:value-type="float">
            <text:p>0.000549407649345</text:p>
          </table:table-cell>
          <table:table-cell office:value-type="float" office:value="0.000541216858016372" calcext:value-type="float">
            <text:p>0.000541216858016</text:p>
          </table:table-cell>
          <table:table-cell office:value-type="float" office:value="0.000533219687581" calcext:value-type="float">
            <text:p>0.000533219687581</text:p>
          </table:table-cell>
          <table:table-cell office:value-type="float" office:value="0.000525409700555514" calcext:value-type="float">
            <text:p>0.000525409700556</text:p>
          </table:table-cell>
          <table:table-cell office:value-type="float" office:value="0.000517780740586203" calcext:value-type="float">
            <text:p>0.000517780740586</text:p>
          </table:table-cell>
          <table:table-cell office:value-type="float" office:value="0.000510326917059849" calcext:value-type="float">
            <text:p>0.00051032691706</text:p>
          </table:table-cell>
          <table:table-cell office:value-type="float" office:value="0.000503042590724266" calcext:value-type="float">
            <text:p>0.000503042590724</text:p>
          </table:table-cell>
          <table:table-cell office:value-type="float" office:value="0.000495922360256882" calcext:value-type="float">
            <text:p>0.000495922360257</text:p>
          </table:table-cell>
          <table:table-cell office:value-type="float" office:value="0.000488961049697878" calcext:value-type="float">
            <text:p>0.000488961049698</text:p>
          </table:table-cell>
          <table:table-cell office:value-type="float" office:value="0.000482153696688984" calcext:value-type="float">
            <text:p>0.000482153696689</text:p>
          </table:table-cell>
          <table:table-cell office:value-type="float" office:value="0.000475495541452818" calcext:value-type="float">
            <text:p>0.000475495541453</text:p>
          </table:table-cell>
          <table:table-cell office:value-type="float" office:value="0.00046898201645969" calcext:value-type="float">
            <text:p>0.00046898201646</text:p>
          </table:table-cell>
          <table:table-cell office:value-type="float" office:value="0.000462608736731272" calcext:value-type="float">
            <text:p>0.000462608736731</text:p>
          </table:table-cell>
          <table:table-cell office:value-type="float" office:value="0.000456371490734299" calcext:value-type="float">
            <text:p>0.000456371490734</text:p>
          </table:table-cell>
          <table:table-cell office:value-type="float" office:value="0.000450266231823962" calcext:value-type="float">
            <text:p>0.000450266231824</text:p>
          </table:table-cell>
          <table:table-cell office:value-type="float" office:value="0.000444289070195008" calcext:value-type="float">
            <text:p>0.000444289070195</text:p>
          </table:table-cell>
          <table:table-cell office:value-type="float" office:value="0.000438436265307102" calcext:value-type="float">
            <text:p>0.000438436265307</text:p>
          </table:table-cell>
          <table:table-cell office:value-type="float" office:value="0.000432704218753271" calcext:value-type="float">
            <text:p>0.000432704218753</text:p>
          </table:table-cell>
          <table:table-cell office:value-type="float" office:value="0.00042708946753559" calcext:value-type="float">
            <text:p>0.000427089467536</text:p>
          </table:table-cell>
          <table:table-cell office:value-type="float" office:value="0.000421588677728045" calcext:value-type="float">
            <text:p>0.000421588677728</text:p>
          </table:table-cell>
          <table:table-cell office:value-type="float" office:value="0.000416198638491931" calcext:value-type="float">
            <text:p>0.000416198638492</text:p>
          </table:table-cell>
          <table:table-cell office:value-type="float" office:value="0.000410916256430082" calcext:value-type="float">
            <text:p>0.00041091625643</text:p>
          </table:table-cell>
          <table:table-cell office:value-type="float" office:value="0.000405738550250344" calcext:value-type="float">
            <text:p>0.00040573855025</text:p>
          </table:table-cell>
          <table:table-cell office:value-type="float" office:value="0.00040066264571945" calcext:value-type="float">
            <text:p>0.000400662645719</text:p>
          </table:table-cell>
          <table:table-cell office:value-type="float" office:value="0.000395685770893376" calcext:value-type="float">
            <text:p>0.000395685770893</text:p>
          </table:table-cell>
          <table:table-cell office:value-type="float" office:value="0.000390805251600484" calcext:value-type="float">
            <text:p>0.0003908052516</text:p>
          </table:table-cell>
          <table:table-cell office:value-type="float" office:value="0.000386018507165985" calcext:value-type="float">
            <text:p>0.000386018507166</text:p>
          </table:table-cell>
          <table:table-cell office:value-type="float" office:value="0.00038132304635949" calcext:value-type="float">
            <text:p>0.000381323046359</text:p>
          </table:table-cell>
          <table:table-cell office:value-type="float" office:value="0.000376716463555331" calcext:value-type="float">
            <text:p>0.000376716463555</text:p>
          </table:table-cell>
          <table:table-cell office:value-type="float" office:value="0.000372196435088437" calcext:value-type="float">
            <text:p>0.000372196435088</text:p>
          </table:table-cell>
          <table:table-cell office:value-type="float" office:value="0.00036776071579914" calcext:value-type="float">
            <text:p>0.000367760715799</text:p>
          </table:table-cell>
          <table:table-cell office:value-type="float" office:value="0.000363407135750258" calcext:value-type="float">
            <text:p>0.00036340713575</text:p>
          </table:table-cell>
          <table:table-cell office:value-type="float" office:value="0.000359133597110354" calcext:value-type="float">
            <text:p>0.00035913359711</text:p>
          </table:table-cell>
          <table:table-cell office:value-type="float" office:value="0.000354938071191378" calcext:value-type="float">
            <text:p>0.000354938071191</text:p>
          </table:table-cell>
          <table:table-cell office:value-type="float" office:value="0.00035081859563183" calcext:value-type="float">
            <text:p>0.000350818595632</text:p>
          </table:table-cell>
          <table:table-cell office:value-type="float" office:value="0.000346773271717481" calcext:value-type="float">
            <text:p>0.000346773271717</text:p>
          </table:table-cell>
          <table:table-cell office:value-type="float" office:value="0.000342800261832977" calcext:value-type="float">
            <text:p>0.000342800261833</text:p>
          </table:table-cell>
          <table:table-cell office:value-type="float" office:value="0.000338897787034339" calcext:value-type="float">
            <text:p>0.000338897787034</text:p>
          </table:table-cell>
          <table:table-cell office:value-type="float" office:value="0.000335064124735965" calcext:value-type="float">
            <text:p>0.000335064124736</text:p>
          </table:table-cell>
          <table:table-cell office:value-type="float" office:value="0.000331297606509785" calcext:value-type="float">
            <text:p>0.00033129760651</text:p>
          </table:table-cell>
          <table:table-cell office:value-type="float" office:value="0.000327596615983767" calcext:value-type="float">
            <text:p>0.000327596615984</text:p>
          </table:table-cell>
          <table:table-cell office:value-type="float" office:value="0.000323959586841931" calcext:value-type="float">
            <text:p>0.000323959586842</text:p>
          </table:table-cell>
          <table:table-cell office:value-type="float" office:value="0.00032038500091043" calcext:value-type="float">
            <text:p>0.00032038500091</text:p>
          </table:table-cell>
          <table:table-cell office:value-type="float" office:value="0.000316871386338616" calcext:value-type="float">
            <text:p>0.000316871386339</text:p>
          </table:table-cell>
          <table:table-cell office:value-type="float" office:value="0.00031341731585515" calcext:value-type="float">
            <text:p>0.000313417315855</text:p>
          </table:table-cell>
          <table:table-cell office:value-type="float" office:value="0.00031002140510696" calcext:value-type="float">
            <text:p>0.000310021405107</text:p>
          </table:table-cell>
          <table:table-cell office:value-type="float" office:value="0.0003066823110712" calcext:value-type="float">
            <text:p>0.000306682311071</text:p>
          </table:table-cell>
          <table:table-cell office:value-type="float" office:value="0.000303398730535646" calcext:value-type="float">
            <text:p>0.000303398730536</text:p>
          </table:table-cell>
          <table:table-cell office:value-type="float" office:value="0.000300169398648002" calcext:value-type="float">
            <text:p>0.000300169398648</text:p>
          </table:table-cell>
          <table:table-cell office:value-type="float" office:value="0.000296993087528002" calcext:value-type="float">
            <text:p>0.000296993087528</text:p>
          </table:table-cell>
          <table:table-cell office:value-type="float" office:value="0.000293868604936479" calcext:value-type="float">
            <text:p>0.000293868604936</text:p>
          </table:table-cell>
          <table:table-cell office:value-type="float" office:value="0.0002907947930069" calcext:value-type="float">
            <text:p>0.000290794793007</text:p>
          </table:table-cell>
          <table:table-cell office:value-type="float" office:value="0.000287770527025553" calcext:value-type="float">
            <text:p>0.000287770527026</text:p>
          </table:table-cell>
          <table:table-cell office:value-type="float" office:value="0.000284794714267087" calcext:value-type="float">
            <text:p>0.000284794714267</text:p>
          </table:table-cell>
          <table:table-cell office:value-type="float" office:value="0.000281866292875568" calcext:value-type="float">
            <text:p>0.000281866292876</text:p>
          </table:table-cell>
          <table:table-cell office:value-type="float" office:value="0.000278984230795347" calcext:value-type="float">
            <text:p>0.000278984230795</text:p>
          </table:table-cell>
          <table:table-cell office:value-type="float" office:value="0.000276147524744217" calcext:value-type="float">
            <text:p>0.000276147524744</text:p>
          </table:table-cell>
          <table:table-cell office:value-type="float" office:value="0.000273355199228403" calcext:value-type="float">
            <text:p>0.000273355199228</text:p>
          </table:table-cell>
          <table:table-cell office:value-type="float" office:value="0.000270606305599666" calcext:value-type="float">
            <text:p>0.0002706063056</text:p>
          </table:table-cell>
          <table:table-cell office:value-type="float" office:value="0.000267899921147473" calcext:value-type="float">
            <text:p>0.000267899921147</text:p>
          </table:table-cell>
          <table:table-cell office:value-type="float" office:value="0.000265235148231382" calcext:value-type="float">
            <text:p>0.000265235148231</text:p>
          </table:table-cell>
          <table:table-cell office:value-type="float" office:value="0.000262611113444394" calcext:value-type="float">
            <text:p>0.000262611113444</text:p>
          </table:table-cell>
          <table:table-cell office:value-type="float" office:value="0.0002600269668124" calcext:value-type="float">
            <text:p>0.000260026966812</text:p>
          </table:table-cell>
          <table:table-cell office:value-type="float" office:value="0.000257481881022746" calcext:value-type="float">
            <text:p>0.000257481881023</text:p>
          </table:table-cell>
          <table:table-cell office:value-type="float" office:value="0.000254975050685099" calcext:value-type="float">
            <text:p>0.000254975050685</text:p>
          </table:table-cell>
          <table:table-cell office:value-type="float" office:value="0.000252505691618982" calcext:value-type="float">
            <text:p>0.000252505691619</text:p>
          </table:table-cell>
          <table:table-cell office:value-type="float" office:value="0.000250073040171473" calcext:value-type="float">
            <text:p>0.000250073040171</text:p>
          </table:table-cell>
          <table:table-cell office:value-type="float" office:value="0.000247676352557453" calcext:value-type="float">
            <text:p>0.000247676352557</text:p>
          </table:table-cell>
          <table:table-cell office:value-type="float" office:value="0.000245314904228186" calcext:value-type="float">
            <text:p>0.000245314904228</text:p>
          </table:table-cell>
          <table:table-cell office:value-type="float" office:value="0.000242987989261514" calcext:value-type="float">
            <text:p>0.000242987989262</text:p>
          </table:table-cell>
          <table:table-cell office:value-type="float" office:value="0.000240694919777911" calcext:value-type="float">
            <text:p>0.000240694919778</text:p>
          </table:table-cell>
          <table:table-cell office:value-type="float" office:value="0.000238435025374432" calcext:value-type="float">
            <text:p>0.000238435025374</text:p>
          </table:table-cell>
          <table:table-cell office:value-type="float" office:value="0.000236207652582797" calcext:value-type="float">
            <text:p>0.000236207652583</text:p>
          </table:table-cell>
          <table:table-cell office:value-type="float" office:value="0.000234012164345434" calcext:value-type="float">
            <text:p>0.000234012164345</text:p>
          </table:table-cell>
          <table:table-cell office:value-type="float" office:value="0.000231847939512741" calcext:value-type="float">
            <text:p>0.000231847939513</text:p>
          </table:table-cell>
          <table:table-cell office:value-type="float" office:value="0.000229714372357282" calcext:value-type="float">
            <text:p>0.000229714372357</text:p>
          </table:table-cell>
          <table:table-cell office:value-type="float" office:value="0.000227610872105666" calcext:value-type="float">
            <text:p>0.000227610872106</text:p>
          </table:table-cell>
          <table:table-cell office:value-type="float" office:value="0.000225536862486197" calcext:value-type="float">
            <text:p>0.000225536862486</text:p>
          </table:table-cell>
          <table:table-cell office:value-type="float" office:value="0.000223491781297362" calcext:value-type="float">
            <text:p>0.000223491781297</text:p>
          </table:table-cell>
          <table:table-cell office:value-type="float" office:value="0.000221475079985367" calcext:value-type="float">
            <text:p>0.000221475079985</text:p>
          </table:table-cell>
          <table:table-cell office:value-type="float" office:value="0.000219486223239871" calcext:value-type="float">
            <text:p>0.00021948622324</text:p>
          </table:table-cell>
          <table:table-cell office:value-type="float" office:value="0.000217524688604955" calcext:value-type="float">
            <text:p>0.000217524688605</text:p>
          </table:table-cell>
          <table:table-cell office:value-type="float" office:value="0.000215589966101231" calcext:value-type="float">
            <text:p>0.000215589966101</text:p>
          </table:table-cell>
          <table:table-cell office:value-type="float" office:value="0.000213681557863267" calcext:value-type="float">
            <text:p>0.000213681557863</text:p>
          </table:table-cell>
          <table:table-cell office:value-type="float" office:value="0.000211798977786466" calcext:value-type="float">
            <text:p>0.000211798977786</text:p>
          </table:table-cell>
          <table:table-cell office:value-type="float" office:value="0.000209941751190605" calcext:value-type="float">
            <text:p>0.000209941751191</text:p>
          </table:table-cell>
          <table:table-cell office:value-type="float" office:value="0.000208109414490049" calcext:value-type="float">
            <text:p>0.00020810941449</text:p>
          </table:table-cell>
          <table:table-cell office:value-type="float" office:value="0.000206301514879353" calcext:value-type="float">
            <text:p>0.000206301514879</text:p>
          </table:table-cell>
          <table:table-cell office:value-type="float" office:value="0.000204517610026311" calcext:value-type="float">
            <text:p>0.000204517610026</text:p>
          </table:table-cell>
          <table:table-cell office:value-type="float" office:value="0.000202757267776334" calcext:value-type="float">
            <text:p>0.000202757267776</text:p>
          </table:table-cell>
          <table:table-cell office:value-type="float" office:value="0.000201020065868867" calcext:value-type="float">
            <text:p>0.000201020065869</text:p>
          </table:table-cell>
          <table:table-cell office:value-type="float" office:value="0.000199305591659335" calcext:value-type="float">
            <text:p>0.00019930559165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000165828371990277" calcext:value-type="float">
            <text:p>0.00016582837199</text:p>
          </table:table-cell>
          <table:table-cell office:value-type="float" office:value="0.000167263855743853" calcext:value-type="float">
            <text:p>0.000167263855744</text:p>
          </table:table-cell>
          <table:table-cell office:value-type="float" office:value="0.000168718544466787" calcext:value-type="float">
            <text:p>0.000168718544467</text:p>
          </table:table-cell>
          <table:table-cell office:value-type="float" office:value="0.000170192791202702" calcext:value-type="float">
            <text:p>0.000170192791203</text:p>
          </table:table-cell>
          <table:table-cell office:value-type="float" office:value="0.000171686957352377" calcext:value-type="float">
            <text:p>0.000171686957352</text:p>
          </table:table-cell>
          <table:table-cell office:value-type="float" office:value="0.000173201412920017" calcext:value-type="float">
            <text:p>0.00017320141292</text:p>
          </table:table-cell>
          <table:table-cell office:value-type="float" office:value="0.000174736536764413" calcext:value-type="float">
            <text:p>0.000174736536764</text:p>
          </table:table-cell>
          <table:table-cell office:value-type="float" office:value="0.000176292716861221" calcext:value-type="float">
            <text:p>0.000176292716861</text:p>
          </table:table-cell>
          <table:table-cell office:value-type="float" office:value="0.000177870350575155" calcext:value-type="float">
            <text:p>0.000177870350575</text:p>
          </table:table-cell>
          <table:table-cell office:value-type="float" office:value="0.000179469844939499" calcext:value-type="float">
            <text:p>0.000179469844939</text:p>
          </table:table-cell>
          <table:table-cell office:value-type="float" office:value="0.0001810916169486" calcext:value-type="float">
            <text:p>0.000181091616949</text:p>
          </table:table-cell>
          <table:table-cell office:value-type="float" office:value="0.000182736093858072" calcext:value-type="float">
            <text:p>0.000182736093858</text:p>
          </table:table-cell>
          <table:table-cell office:value-type="float" office:value="0.000184403713498071" calcext:value-type="float">
            <text:p>0.000184403713498</text:p>
          </table:table-cell>
          <table:table-cell office:value-type="float" office:value="0.000186094924597074" calcext:value-type="float">
            <text:p>0.000186094924597</text:p>
          </table:table-cell>
          <table:table-cell office:value-type="float" office:value="0.000187810187118301" calcext:value-type="float">
            <text:p>0.000187810187118</text:p>
          </table:table-cell>
          <table:table-cell office:value-type="float" office:value="0.000189549972607121" calcext:value-type="float">
            <text:p>0.000189549972607</text:p>
          </table:table-cell>
          <table:table-cell office:value-type="float" office:value="0.000191314764551853" calcext:value-type="float">
            <text:p>0.000191314764552</text:p>
          </table:table-cell>
          <table:table-cell office:value-type="float" office:value="0.000193105058761396" calcext:value-type="float">
            <text:p>0.000193105058761</text:p>
          </table:table-cell>
          <table:table-cell office:value-type="float" office:value="0.000194921363751303" calcext:value-type="float">
            <text:p>0.000194921363751</text:p>
          </table:table-cell>
          <table:table-cell office:value-type="float" office:value="0.000196764201148575" calcext:value-type="float">
            <text:p>0.000196764201149</text:p>
          </table:table-cell>
          <table:table-cell office:value-type="float" office:value="0.000198634106111248" calcext:value-type="float">
            <text:p>0.000198634106111</text:p>
          </table:table-cell>
          <table:table-cell office:value-type="float" office:value="0.000200531627763828" calcext:value-type="float">
            <text:p>0.000200531627764</text:p>
          </table:table-cell>
          <table:table-cell office:value-type="float" office:value="0.000202457329649145" calcext:value-type="float">
            <text:p>0.000202457329649</text:p>
          </table:table-cell>
          <table:table-cell office:value-type="float" office:value="0.000204411790198248" calcext:value-type="float">
            <text:p>0.000204411790198</text:p>
          </table:table-cell>
          <table:table-cell office:value-type="float" office:value="0.000206395603218651" calcext:value-type="float">
            <text:p>0.000206395603219</text:p>
          </table:table-cell>
          <table:table-cell office:value-type="float" office:value="0.000208409378403269" calcext:value-type="float">
            <text:p>0.000208409378403</text:p>
          </table:table-cell>
          <table:table-cell office:value-type="float" office:value="0.00021045374185657" calcext:value-type="float">
            <text:p>0.000210453741857</text:p>
          </table:table-cell>
          <table:table-cell office:value-type="float" office:value="0.000212529336644837" calcext:value-type="float">
            <text:p>0.000212529336645</text:p>
          </table:table-cell>
          <table:table-cell office:value-type="float" office:value="0.0002146368233659" calcext:value-type="float">
            <text:p>0.000214636823366</text:p>
          </table:table-cell>
          <table:table-cell office:value-type="float" office:value="0.000216776880745641" calcext:value-type="float">
            <text:p>0.000216776880746</text:p>
          </table:table-cell>
          <table:table-cell office:value-type="float" office:value="0.000218950206254966" calcext:value-type="float">
            <text:p>0.000218950206255</text:p>
          </table:table-cell>
          <table:table-cell office:value-type="float" office:value="0.000221157516754933" calcext:value-type="float">
            <text:p>0.000221157516755</text:p>
          </table:table-cell>
          <table:table-cell office:value-type="float" office:value="0.000223399549166885" calcext:value-type="float">
            <text:p>0.000223399549167</text:p>
          </table:table-cell>
          <table:table-cell office:value-type="float" office:value="0.00022567706117238" calcext:value-type="float">
            <text:p>0.000225677061172</text:p>
          </table:table-cell>
          <table:table-cell office:value-type="float" office:value="0.000227990831940692" calcext:value-type="float">
            <text:p>0.000227990831941</text:p>
          </table:table-cell>
          <table:table-cell office:value-type="float" office:value="0.000230341662889303" calcext:value-type="float">
            <text:p>0.000230341662889</text:p>
          </table:table-cell>
          <table:table-cell office:value-type="float" office:value="0.000232730378474164" calcext:value-type="float">
            <text:p>0.000232730378474</text:p>
          </table:table-cell>
          <table:table-cell office:value-type="float" office:value="0.000235157827016585" calcext:value-type="float">
            <text:p>0.000235157827017</text:p>
          </table:table-cell>
          <table:table-cell office:value-type="float" office:value="0.00023762488156447" calcext:value-type="float">
            <text:p>0.000237624881564</text:p>
          </table:table-cell>
          <table:table-cell office:value-type="float" office:value="0.000240132440791649" calcext:value-type="float">
            <text:p>0.000240132440792</text:p>
          </table:table-cell>
          <table:table-cell office:value-type="float" office:value="0.000242681429937194" calcext:value-type="float">
            <text:p>0.000242681429937</text:p>
          </table:table-cell>
          <table:table-cell office:value-type="float" office:value="0.00024527280178456" calcext:value-type="float">
            <text:p>0.000245272801785</text:p>
          </table:table-cell>
          <table:table-cell office:value-type="float" office:value="0.000247907537687848" calcext:value-type="float">
            <text:p>0.000247907537688</text:p>
          </table:table-cell>
          <table:table-cell office:value-type="float" office:value="0.000250586648640138" calcext:value-type="float">
            <text:p>0.00025058664864</text:p>
          </table:table-cell>
          <table:table-cell office:value-type="float" office:value="0.000253311176395194" calcext:value-type="float">
            <text:p>0.000253311176395</text:p>
          </table:table-cell>
          <table:table-cell office:value-type="float" office:value="0.000256082194635267" calcext:value-type="float">
            <text:p>0.000256082194635</text:p>
          </table:table-cell>
          <table:table-cell office:value-type="float" office:value="0.000258900810197176" calcext:value-type="float">
            <text:p>0.000258900810197</text:p>
          </table:table-cell>
          <table:table-cell office:value-type="float" office:value="0.000261768164353204" calcext:value-type="float">
            <text:p>0.000261768164353</text:p>
          </table:table-cell>
          <table:table-cell office:value-type="float" office:value="0.000264685434151815" calcext:value-type="float">
            <text:p>0.000264685434152</text:p>
          </table:table-cell>
          <table:table-cell office:value-type="float" office:value="0.000267653833823542" calcext:value-type="float">
            <text:p>0.000267653833824</text:p>
          </table:table-cell>
          <table:table-cell office:value-type="float" office:value="0.000270674616252744" calcext:value-type="float">
            <text:p>0.000270674616253</text:p>
          </table:table-cell>
          <table:table-cell office:value-type="float" office:value="0.000273749074519002" calcext:value-type="float">
            <text:p>0.000273749074519</text:p>
          </table:table-cell>
          <table:table-cell office:value-type="float" office:value="0.000276878543517476" calcext:value-type="float">
            <text:p>0.000276878543517</text:p>
          </table:table-cell>
          <table:table-cell office:value-type="float" office:value="0.000280064401651655" calcext:value-type="float">
            <text:p>0.000280064401652</text:p>
          </table:table-cell>
          <table:table-cell office:value-type="float" office:value="0.00028330807261727" calcext:value-type="float">
            <text:p>0.000283308072617</text:p>
          </table:table-cell>
          <table:table-cell office:value-type="float" office:value="0.000286611027269238" calcext:value-type="float">
            <text:p>0.000286611027269</text:p>
          </table:table-cell>
          <table:table-cell office:value-type="float" office:value="0.000289974785586123" calcext:value-type="float">
            <text:p>0.000289974785586</text:p>
          </table:table-cell>
          <table:table-cell office:value-type="float" office:value="0.000293400918730861" calcext:value-type="float">
            <text:p>0.000293400918731</text:p>
          </table:table-cell>
          <table:table-cell office:value-type="float" office:value="0.000296891051219711" calcext:value-type="float">
            <text:p>0.00029689105122</text:p>
          </table:table-cell>
          <table:table-cell office:value-type="float" office:value="0.000300446863202814" calcext:value-type="float">
            <text:p>0.000300446863203</text:p>
          </table:table-cell>
          <table:table-cell office:value-type="float" office:value="0.000304070092861479" calcext:value-type="float">
            <text:p>0.000304070092861</text:p>
          </table:table-cell>
          <table:table-cell office:value-type="float" office:value="0.000307762538933463" calcext:value-type="float">
            <text:p>0.000307762538933</text:p>
          </table:table-cell>
          <table:table-cell office:value-type="float" office:value="0.000311526063371841" calcext:value-type="float">
            <text:p>0.000311526063372</text:p>
          </table:table-cell>
          <table:table-cell office:value-type="float" office:value="0.000315362594146343" calcext:value-type="float">
            <text:p>0.000315362594146</text:p>
          </table:table-cell>
          <table:table-cell office:value-type="float" office:value="0.000319274128195753" calcext:value-type="float">
            <text:p>0.000319274128196</text:p>
          </table:table-cell>
          <table:table-cell office:value-type="float" office:value="0.000323262734543316" calcext:value-type="float">
            <text:p>0.000323262734543</text:p>
          </table:table-cell>
          <table:table-cell office:value-type="float" office:value="0.000327330557581377" calcext:value-type="float">
            <text:p>0.000327330557581</text:p>
          </table:table-cell>
          <table:table-cell office:value-type="float" office:value="0.000331479820541967" calcext:value-type="float">
            <text:p>0.000331479820542</text:p>
          </table:table-cell>
          <table:table-cell office:value-type="float" office:value="0.000335712829160697" calcext:value-type="float">
            <text:p>0.000335712829161</text:p>
          </table:table-cell>
          <table:table-cell office:value-type="float" office:value="0.000340031975550447" calcext:value-type="float">
            <text:p>0.00034003197555</text:p>
          </table:table-cell>
          <table:table-cell office:value-type="float" office:value="0.000344439742297118" calcext:value-type="float">
            <text:p>0.000344439742297</text:p>
          </table:table-cell>
          <table:table-cell office:value-type="float" office:value="0.000348938706793463" calcext:value-type="float">
            <text:p>0.000348938706793</text:p>
          </table:table-cell>
          <table:table-cell office:value-type="float" office:value="0.000353531545825973" calcext:value-type="float">
            <text:p>0.000353531545826</text:p>
          </table:table-cell>
          <table:table-cell office:value-type="float" office:value="0.000358221040436706" calcext:value-type="float">
            <text:p>0.000358221040437</text:p>
          </table:table-cell>
          <table:table-cell office:value-type="float" office:value="0.000363010081075575" calcext:value-type="float">
            <text:p>0.000363010081076</text:p>
          </table:table-cell>
          <table:table-cell office:value-type="float" office:value="0.000367901673062443" calcext:value-type="float">
            <text:p>0.000367901673062</text:p>
          </table:table-cell>
          <table:table-cell office:value-type="float" office:value="0.000372898942389082" calcext:value-type="float">
            <text:p>0.000372898942389</text:p>
          </table:table-cell>
          <table:table-cell office:value-type="float" office:value="0.000378005141876149" calcext:value-type="float">
            <text:p>0.000378005141876</text:p>
          </table:table-cell>
          <table:table-cell office:value-type="float" office:value="0.000383223657721208" calcext:value-type="float">
            <text:p>0.000383223657721</text:p>
          </table:table-cell>
          <table:table-cell office:value-type="float" office:value="0.000388558016457047" calcext:value-type="float">
            <text:p>0.000388558016457</text:p>
          </table:table-cell>
          <table:table-cell office:value-type="float" office:value="0.000394011892360179" calcext:value-type="float">
            <text:p>0.00039401189236</text:p>
          </table:table-cell>
          <table:table-cell office:value-type="float" office:value="0.000399589115341132" calcext:value-type="float">
            <text:p>0.000399589115341</text:p>
          </table:table-cell>
          <table:table-cell office:value-type="float" office:value="0.000405293679350434" calcext:value-type="float">
            <text:p>0.00040529367935</text:p>
          </table:table-cell>
          <table:table-cell office:value-type="float" office:value="0.00041112975134716" calcext:value-type="float">
            <text:p>0.000411129751347</text:p>
          </table:table-cell>
          <table:table-cell office:value-type="float" office:value="0.000417101680869797" calcext:value-type="float">
            <text:p>0.00041710168087</text:p>
          </table:table-cell>
          <table:table-cell office:value-type="float" office:value="0.00042321401026187" calcext:value-type="float">
            <text:p>0.000423214010262</text:p>
          </table:table-cell>
          <table:table-cell office:value-type="float" office:value="0.000429471485602663" calcext:value-type="float">
            <text:p>0.000429471485603</text:p>
          </table:table-cell>
          <table:table-cell office:value-type="float" office:value="0.000435879068402679" calcext:value-type="float">
            <text:p>0.000435879068403</text:p>
          </table:table-cell>
          <table:table-cell office:value-type="float" office:value="0.000442441948131486" calcext:value-type="float">
            <text:p>0.000442441948131</text:p>
          </table:table-cell>
          <table:table-cell office:value-type="float" office:value="0.000449165555640587" calcext:value-type="float">
            <text:p>0.000449165555641</text:p>
          </table:table-cell>
          <table:table-cell office:value-type="float" office:value="0.000456055577571856" calcext:value-type="float">
            <text:p>0.000456055577572</text:p>
          </table:table-cell>
          <table:table-cell office:value-type="float" office:value="0.000463117971817158" calcext:value-type="float">
            <text:p>0.000463117971817</text:p>
          </table:table-cell>
          <table:table-cell office:value-type="float" office:value="0.000470358984149834" calcext:value-type="float">
            <text:p>0.00047035898415</text:p>
          </table:table-cell>
          <table:table-cell office:value-type="float" office:value="0.000477785166106374" calcext:value-type="float">
            <text:p>0.000477785166106</text:p>
          </table:table-cell>
          <table:table-cell office:value-type="float" office:value="0.000485403394250211" calcext:value-type="float">
            <text:p>0.00048540339425</text:p>
          </table:table-cell>
          <table:table-cell office:value-type="float" office:value="0.000493220890942466" calcext:value-type="float">
            <text:p>0.000493220890942</text:p>
          </table:table-cell>
          <table:table-cell office:value-type="float" office:value="0.000501245246749498" calcext:value-type="float">
            <text:p>0.000501245246749</text:p>
          </table:table-cell>
          <table:table-cell office:value-type="float" office:value="0.000509484444665827" calcext:value-type="float">
            <text:p>0.000509484444666</text:p>
          </table:table-cell>
          <table:table-cell office:value-type="float" office:value="0.000517946886303369" calcext:value-type="float">
            <text:p>0.000517946886303</text:p>
          </table:table-cell>
          <table:table-cell office:value-type="float" office:value="0.000526641420259406" calcext:value-type="float">
            <text:p>0.000526641420259</text:p>
          </table:table-cell>
          <table:table-cell office:value-type="float" office:value="0.000535577372872466" calcext:value-type="float">
            <text:p>0.000535577372872</text:p>
          </table:table-cell>
          <table:table-cell office:value-type="float" office:value="0.000544764581607679" calcext:value-type="float">
            <text:p>0.000544764581608</text:p>
          </table:table-cell>
          <table:table-cell office:value-type="float" office:value="0.000554213431349462" calcext:value-type="float">
            <text:p>0.000554213431349</text:p>
          </table:table-cell>
          <table:table-cell office:value-type="float" office:value="0.000563934893897575" calcext:value-type="float">
            <text:p>0.000563934893898</text:p>
          </table:table-cell>
          <table:table-cell office:value-type="float" office:value="0.000573940571013786" calcext:value-type="float">
            <text:p>0.000573940571014</text:p>
          </table:table-cell>
          <table:table-cell office:value-type="float" office:value="0.000584242741407108" calcext:value-type="float">
            <text:p>0.000584242741407</text:p>
          </table:table-cell>
          <table:table-cell office:value-type="float" office:value="0.000594854412083659" calcext:value-type="float">
            <text:p>0.000594854412084</text:p>
          </table:table-cell>
          <table:table-cell office:value-type="float" office:value="0.000605789374556579" calcext:value-type="float">
            <text:p>0.000605789374557</text:p>
          </table:table-cell>
          <table:table-cell office:value-type="float" office:value="0.000617062266470422" calcext:value-type="float">
            <text:p>0.00061706226647</text:p>
          </table:table-cell>
          <table:table-cell office:value-type="float" office:value="0.000628688639271809" calcext:value-type="float">
            <text:p>0.000628688639272</text:p>
          </table:table-cell>
          <table:table-cell office:value-type="float" office:value="0.000640685032638404" calcext:value-type="float">
            <text:p>0.000640685032638</text:p>
          </table:table-cell>
          <table:table-cell office:value-type="float" office:value="0.000653069056487696" calcext:value-type="float">
            <text:p>0.000653069056488</text:p>
          </table:table-cell>
          <table:table-cell office:value-type="float" office:value="0.000665859481492234" calcext:value-type="float">
            <text:p>0.000665859481492</text:p>
          </table:table-cell>
          <table:table-cell office:value-type="float" office:value="0.000679076339174927" calcext:value-type="float">
            <text:p>0.000679076339175</text:p>
          </table:table-cell>
          <table:table-cell office:value-type="float" office:value="0.000692741032803946" calcext:value-type="float">
            <text:p>0.000692741032804</text:p>
          </table:table-cell>
          <table:table-cell office:value-type="float" office:value="0.000706876460504819" calcext:value-type="float">
            <text:p>0.000706876460505</text:p>
          </table:table-cell>
          <table:table-cell office:value-type="float" office:value="0.000721507152206066" calcext:value-type="float">
            <text:p>0.000721507152206</text:p>
          </table:table-cell>
          <table:table-cell office:value-type="float" office:value="0.000736659422316489" calcext:value-type="float">
            <text:p>0.000736659422316</text:p>
          </table:table-cell>
          <table:table-cell office:value-type="float" office:value="0.000752361540297437" calcext:value-type="float">
            <text:p>0.000752361540297</text:p>
          </table:table-cell>
          <table:table-cell office:value-type="float" office:value="0.000768643921696671" calcext:value-type="float">
            <text:p>0.000768643921697</text:p>
          </table:table-cell>
          <table:table-cell office:value-type="float" office:value="0.000785539342594699" calcext:value-type="float">
            <text:p>0.000785539342595</text:p>
          </table:table-cell>
          <table:table-cell office:value-type="float" office:value="0.000803083180943774" calcext:value-type="float">
            <text:p>0.000803083180944</text:p>
          </table:table-cell>
          <table:table-cell office:value-type="float" office:value="0.000821313688890621" calcext:value-type="float">
            <text:p>0.000821313688891</text:p>
          </table:table-cell>
          <table:table-cell office:value-type="float" office:value="0.000840272300895142" calcext:value-type="float">
            <text:p>0.000840272300895</text:p>
          </table:table-cell>
          <table:table-cell office:value-type="float" office:value="0.000860003983348987" calcext:value-type="float">
            <text:p>0.000860003983349</text:p>
          </table:table-cell>
          <table:table-cell office:value-type="float" office:value="0.000880557632457455" calcext:value-type="float">
            <text:p>0.000880557632457</text:p>
          </table:table-cell>
          <table:table-cell office:value-type="float" office:value="0.0009019865284835" calcext:value-type="float">
            <text:p>0.000901986528484</text:p>
          </table:table-cell>
          <table:table-cell office:value-type="float" office:value="0.000924348856009071" calcext:value-type="float">
            <text:p>0.000924348856009</text:p>
          </table:table-cell>
          <table:table-cell office:value-type="float" office:value="0.00094770830185588" calcext:value-type="float">
            <text:p>0.000947708301856</text:p>
          </table:table-cell>
          <table:table-cell office:value-type="float" office:value="0.00097213474473137" calcext:value-type="float">
            <text:p>0.000972134744731</text:p>
          </table:table-cell>
          <table:table-cell office:value-type="float" office:value="0.000997705053657389" calcext:value-type="float">
            <text:p>0.000997705053657</text:p>
          </table:table-cell>
          <table:table-cell office:value-type="float" office:value="0.00102450401600531" calcext:value-type="float">
            <text:p>0.001024504016005</text:p>
          </table:table-cell>
          <table:table-cell office:value-type="float" office:value="0.00105262542068313" calcext:value-type="float">
            <text:p>0.001052625420683</text:p>
          </table:table-cell>
          <table:table-cell office:value-type="float" office:value="0.0010821733279375" calcext:value-type="float">
            <text:p>0.001082173327938</text:p>
          </table:table-cell>
          <table:table-cell office:value-type="float" office:value="0.00111326356483965" calcext:value-type="float">
            <text:p>0.00111326356484</text:p>
          </table:table-cell>
          <table:table-cell office:value-type="float" office:value="0.00114602549516515" calcext:value-type="float">
            <text:p>0.001146025495165</text:p>
          </table:table-cell>
          <table:table-cell office:value-type="float" office:value="0.00118060412485234" calcext:value-type="float">
            <text:p>0.001180604124852</text:p>
          </table:table-cell>
          <table:table-cell office:value-type="float" office:value="0.00121716262039301" calcext:value-type="float">
            <text:p>0.001217162620393</text:p>
          </table:table-cell>
          <table:table-cell office:value-type="float" office:value="0.00125588533866785" calcext:value-type="float">
            <text:p>0.001255885338668</text:p>
          </table:table-cell>
          <table:table-cell office:value-type="float" office:value="0.00129698149459967" calcext:value-type="float">
            <text:p>0.0012969814946</text:p>
          </table:table-cell>
          <table:table-cell office:value-type="float" office:value="0.00134068963015318" calcext:value-type="float">
            <text:p>0.001340689630153</text:p>
          </table:table-cell>
          <table:table-cell office:value-type="float" office:value="0.00138728309798205" calcext:value-type="float">
            <text:p>0.001387283097982</text:p>
          </table:table-cell>
          <table:table-cell office:value-type="float" office:value="0.00143707684065441" calcext:value-type="float">
            <text:p>0.001437076840654</text:p>
          </table:table-cell>
          <table:table-cell office:value-type="float" office:value="0.00149043583899785" calcext:value-type="float">
            <text:p>0.001490435838998</text:p>
          </table:table-cell>
          <table:table-cell office:value-type="float" office:value="0.00154778573157594" calcext:value-type="float">
            <text:p>0.001547785731576</text:p>
          </table:table-cell>
          <table:table-cell office:value-type="float" office:value="0.00160962628759915" calcext:value-type="float">
            <text:p>0.001609626287599</text:p>
          </table:table-cell>
          <table:table-cell office:value-type="float" office:value="0.00167654867196735" calcext:value-type="float">
            <text:p>0.001676548671967</text:p>
          </table:table-cell>
          <table:table-cell office:value-type="float" office:value="0.001749257810993" calcext:value-type="float">
            <text:p>0.001749257810993</text:p>
          </table:table-cell>
          <table:table-cell office:value-type="float" office:value="0.00182860170902698" calcext:value-type="float">
            <text:p>0.001828601709027</text:p>
          </table:table-cell>
          <table:table-cell office:value-type="float" office:value="0.00191561037289285" calcext:value-type="float">
            <text:p>0.001915610372893</text:p>
          </table:table-cell>
          <table:table-cell office:value-type="float" office:value="0.00201154822417498" calcext:value-type="float">
            <text:p>0.002011548224175</text:p>
          </table:table-cell>
          <table:table-cell office:value-type="float" office:value="0.00211798577088274" calcext:value-type="float">
            <text:p>0.002117985770883</text:p>
          </table:table-cell>
          <table:table-cell office:value-type="float" office:value="0.0022368992985597" calcext:value-type="float">
            <text:p>0.00223689929856</text:p>
          </table:table-cell>
          <table:table-cell office:value-type="float" office:value="0.00237081217574238" calcext:value-type="float">
            <text:p>0.002370812175742</text:p>
          </table:table-cell>
          <table:table-cell office:value-type="float" office:value="0.00252299939585773" calcext:value-type="float">
            <text:p>0.002522999395858</text:p>
          </table:table-cell>
          <table:table-cell office:value-type="float" office:value="0.00269779069214001" calcext:value-type="float">
            <text:p>0.00269779069214</text:p>
          </table:table-cell>
          <table:table-cell office:value-type="float" office:value="0.00290103174545286" calcext:value-type="float">
            <text:p>0.002901031745453</text:p>
          </table:table-cell>
          <table:table-cell office:value-type="float" office:value="0.00314080715982608" calcext:value-type="float">
            <text:p>0.003140807159826</text:p>
          </table:table-cell>
          <table:table-cell office:value-type="float" office:value="0.00342861264186834" calcext:value-type="float">
            <text:p>0.003428612641868</text:p>
          </table:table-cell>
          <table:table-cell office:value-type="float" office:value="0.00378132942068159" calcext:value-type="float">
            <text:p>0.003781329420682</text:p>
          </table:table-cell>
          <table:table-cell office:value-type="float" office:value="0.00422469577839358" calcext:value-type="float">
            <text:p>0.004224695778394</text:p>
          </table:table-cell>
          <table:table-cell office:value-type="float" office:value="0.00479970554903716" calcext:value-type="float">
            <text:p>0.004799705549037</text:p>
          </table:table-cell>
          <table:table-cell office:value-type="float" office:value="0.00557498522811102" calcext:value-type="float">
            <text:p>0.005574985228111</text:p>
          </table:table-cell>
          <table:table-cell office:value-type="float" office:value="0.00667166771975827" calcext:value-type="float">
            <text:p>0.006671667719758</text:p>
          </table:table-cell>
          <table:table-cell office:value-type="float" office:value="0.00831269965317187" calcext:value-type="float">
            <text:p>0.008312699653172</text:p>
          </table:table-cell>
          <table:table-cell office:value-type="float" office:value="0.0108974877589915" calcext:value-type="float">
            <text:p>0.010897487758992</text:p>
          </table:table-cell>
          <table:table-cell office:value-type="float" office:value="0.0149267752789435" calcext:value-type="float">
            <text:p>0.014926775278944</text:p>
          </table:table-cell>
          <table:table-cell office:value-type="float" office:value="0.0200945083991845" calcext:value-type="float">
            <text:p>0.020094508399185</text:p>
          </table:table-cell>
          <table:table-cell office:value-type="float" office:value="0.0246613089224078" calcext:value-type="float">
            <text:p>0.024661308922408</text:p>
          </table:table-cell>
          <table:table-cell office:value-type="float" office:value="0.0277541477143357" calcext:value-type="float">
            <text:p>0.027754147714336</text:p>
          </table:table-cell>
          <table:table-cell office:value-type="float" office:value="0.0297534829845841" calcext:value-type="float">
            <text:p>0.029753482984584</text:p>
          </table:table-cell>
          <table:table-cell office:value-type="float" office:value="0.0311164651889982" calcext:value-type="float">
            <text:p>0.031116465188998</text:p>
          </table:table-cell>
          <table:table-cell office:value-type="float" office:value="0.0321127330112214" calcext:value-type="float">
            <text:p>0.032112733011222</text:p>
          </table:table-cell>
          <table:table-cell office:value-type="float" office:value="0.0328880776861718" calcext:value-type="float">
            <text:p>0.032888077686172</text:p>
          </table:table-cell>
          <table:table-cell office:value-type="float" office:value="0.0335237142782673" calcext:value-type="float">
            <text:p>0.033523714278267</text:p>
          </table:table-cell>
          <table:table-cell office:value-type="float" office:value="0.0340673561448393" calcext:value-type="float">
            <text:p>0.034067356144839</text:p>
          </table:table-cell>
          <table:table-cell office:value-type="float" office:value="0.0345485876054553" calcext:value-type="float">
            <text:p>0.034548587605455</text:p>
          </table:table-cell>
          <table:table-cell office:value-type="float" office:value="0.0349866884091071" calcext:value-type="float">
            <text:p>0.034986688409107</text:p>
          </table:table-cell>
          <table:table-cell office:value-type="float" office:value="0.0353948097421999" calcext:value-type="float">
            <text:p>0.0353948097422</text:p>
          </table:table-cell>
          <table:table-cell office:value-type="float" office:value="0.0357823157308351" calcext:value-type="float">
            <text:p>0.035782315730835</text:p>
          </table:table-cell>
          <table:table-cell office:value-type="float" office:value="0.036156159454706" calcext:value-type="float">
            <text:p>0.036156159454706</text:p>
          </table:table-cell>
          <table:table-cell office:value-type="float" office:value="0.0365217283733482" calcext:value-type="float">
            <text:p>0.036521728373348</text:p>
          </table:table-cell>
          <table:table-cell office:value-type="float" office:value="0.0368833870148376" calcext:value-type="float">
            <text:p>0.036883387014838</text:p>
          </table:table-cell>
          <table:table-cell office:value-type="float" office:value="0.0372448417874553" calcext:value-type="float">
            <text:p>0.037244841787455</text:p>
          </table:table-cell>
          <table:table-cell office:value-type="float" office:value="0.0376093994729059" calcext:value-type="float">
            <text:p>0.037609399472906</text:p>
          </table:table-cell>
          <table:table-cell office:value-type="float" office:value="0.037980162441636" calcext:value-type="float">
            <text:p>0.037980162441636</text:p>
          </table:table-cell>
          <table:table-cell office:value-type="float" office:value="0.0383601880493042" calcext:value-type="float">
            <text:p>0.038360188049304</text:p>
          </table:table-cell>
          <table:table-cell office:value-type="float" office:value="0.0387526312028566" calcext:value-type="float">
            <text:p>0.038752631202857</text:p>
          </table:table-cell>
          <table:table-cell office:value-type="float" office:value="0.0391608848060467" calcext:value-type="float">
            <text:p>0.039160884806047</text:p>
          </table:table-cell>
          <table:table-cell office:value-type="float" office:value="0.0395887312773246" calcext:value-type="float">
            <text:p>0.039588731277325</text:p>
          </table:table-cell>
          <table:table-cell office:value-type="float" office:value="0.0400405189856628" calcext:value-type="float">
            <text:p>0.040040518985663</text:p>
          </table:table-cell>
          <table:table-cell office:value-type="float" office:value="0.0405213802446724" calcext:value-type="float">
            <text:p>0.040521380244672</text:p>
          </table:table-cell>
          <table:table-cell office:value-type="float" office:value="0.0410375129226505" calcext:value-type="float">
            <text:p>0.041037512922651</text:p>
          </table:table-cell>
          <table:table-cell office:value-type="float" office:value="0.0415965568699625" calcext:value-type="float">
            <text:p>0.041596556869963</text:p>
          </table:table-cell>
          <table:table-cell office:value-type="float" office:value="0.0422081112881819" calcext:value-type="float">
            <text:p>0.042208111288182</text:p>
          </table:table-cell>
          <table:table-cell office:value-type="float" office:value="0.0428844635350306" calcext:value-type="float">
            <text:p>0.042884463535031</text:p>
          </table:table-cell>
          <table:table-cell office:value-type="float" office:value="0.043641640258429" calcext:value-type="float">
            <text:p>0.043641640258429</text:p>
          </table:table-cell>
          <table:table-cell office:value-type="float" office:value="0.0445009602486454" calcext:value-type="float">
            <text:p>0.044500960248646</text:p>
          </table:table-cell>
          <table:table-cell office:value-type="float" office:value="0.045491387740123" calcext:value-type="float">
            <text:p>0.045491387740123</text:p>
          </table:table-cell>
          <table:table-cell office:value-type="float" office:value="0.046653199398231" calcext:value-type="float">
            <text:p>0.046653199398231</text:p>
          </table:table-cell>
          <table:table-cell office:value-type="float" office:value="0.0480438773572975" calcext:value-type="float">
            <text:p>0.048043877357298</text:p>
          </table:table-cell>
          <table:table-cell office:value-type="float" office:value="0.0497479121198909" calcext:value-type="float">
            <text:p>0.049747912119891</text:p>
          </table:table-cell>
          <table:table-cell office:value-type="float" office:value="0.0518937524717579" calcext:value-type="float">
            <text:p>0.051893752471758</text:p>
          </table:table-cell>
          <table:table-cell office:value-type="float" office:value="0.0546844025788374" calcext:value-type="float">
            <text:p>0.054684402578837</text:p>
          </table:table-cell>
          <table:table-cell office:value-type="float" office:value="0.0584552958977098" calcext:value-type="float">
            <text:p>0.05845529589771</text:p>
          </table:table-cell>
          <table:table-cell office:value-type="float" office:value="0.0637890217704" calcext:value-type="float">
            <text:p>0.0637890217704</text:p>
          </table:table-cell>
          <table:table-cell office:value-type="float" office:value="0.0717508669246389" calcext:value-type="float">
            <text:p>0.071750866924639</text:p>
          </table:table-cell>
          <table:table-cell office:value-type="float" office:value="0.0843624391994869" calcext:value-type="float">
            <text:p>0.084362439199487</text:p>
          </table:table-cell>
          <table:table-cell office:value-type="float" office:value="0.105306139143879" calcext:value-type="float">
            <text:p>0.105306139143879</text:p>
          </table:table-cell>
          <table:table-cell office:value-type="float" office:value="0.138846781620509" calcext:value-type="float">
            <text:p>0.138846781620509</text:p>
          </table:table-cell>
          <table:table-cell office:value-type="float" office:value="0.177939028318559" calcext:value-type="float">
            <text:p>0.177939028318559</text:p>
          </table:table-cell>
          <table:table-cell office:value-type="float" office:value="0.196816473535001" calcext:value-type="float">
            <text:p>0.196816473535001</text:p>
          </table:table-cell>
          <table:table-cell office:value-type="float" office:value="0.192799945474405" calcext:value-type="float">
            <text:p>0.192799945474405</text:p>
          </table:table-cell>
          <table:table-cell office:value-type="float" office:value="0.181404471386929" calcext:value-type="float">
            <text:p>0.181404471386929</text:p>
          </table:table-cell>
          <table:table-cell office:value-type="float" office:value="0.170021680795031" calcext:value-type="float">
            <text:p>0.170021680795031</text:p>
          </table:table-cell>
          <table:table-cell office:value-type="float" office:value="0.160288699351857" calcext:value-type="float">
            <text:p>0.160288699351857</text:p>
          </table:table-cell>
          <table:table-cell office:value-type="float" office:value="0.152227836494565" calcext:value-type="float">
            <text:p>0.152227836494565</text:p>
          </table:table-cell>
          <table:table-cell office:value-type="float" office:value="0.145551205012632" calcext:value-type="float">
            <text:p>0.145551205012632</text:p>
          </table:table-cell>
          <table:table-cell office:value-type="float" office:value="0.139970624769201" calcext:value-type="float">
            <text:p>0.139970624769201</text:p>
          </table:table-cell>
          <table:table-cell office:value-type="float" office:value="0.135254380175634" calcext:value-type="float">
            <text:p>0.135254380175634</text:p>
          </table:table-cell>
          <table:table-cell office:value-type="float" office:value="0.131225775234241" calcext:value-type="float">
            <text:p>0.131225775234241</text:p>
          </table:table-cell>
          <table:table-cell office:value-type="float" office:value="0.127751329903268" calcext:value-type="float">
            <text:p>0.127751329903268</text:p>
          </table:table-cell>
          <table:table-cell office:value-type="float" office:value="0.124729650487296" calcext:value-type="float">
            <text:p>0.124729650487296</text:p>
          </table:table-cell>
          <table:table-cell office:value-type="float" office:value="0.122082870578613" calcext:value-type="float">
            <text:p>0.122082870578613</text:p>
          </table:table-cell>
          <table:table-cell office:value-type="float" office:value="0.119750434735324" calcext:value-type="float">
            <text:p>0.119750434735324</text:p>
          </table:table-cell>
          <table:table-cell office:value-type="float" office:value="0.117684649828777" calcext:value-type="float">
            <text:p>0.117684649828777</text:p>
          </table:table-cell>
          <table:table-cell office:value-type="float" office:value="0.11584749695362" calcext:value-type="float">
            <text:p>0.11584749695362</text:p>
          </table:table-cell>
          <table:table-cell office:value-type="float" office:value="0.114208327905888" calcext:value-type="float">
            <text:p>0.114208327905888</text:p>
          </table:table-cell>
          <table:table-cell office:value-type="float" office:value="0.112742182328458" calcext:value-type="float">
            <text:p>0.112742182328458</text:p>
          </table:table-cell>
          <table:table-cell office:value-type="float" office:value="0.111428543410584" calcext:value-type="float">
            <text:p>0.111428543410584</text:p>
          </table:table-cell>
          <table:table-cell office:value-type="float" office:value="0.110250406636477" calcext:value-type="float">
            <text:p>0.110250406636477</text:p>
          </table:table-cell>
          <table:table-cell office:value-type="float" office:value="0.109193574585847" calcext:value-type="float">
            <text:p>0.109193574585847</text:p>
          </table:table-cell>
          <table:table-cell office:value-type="float" office:value="0.108246116925384" calcext:value-type="float">
            <text:p>0.108246116925384</text:p>
          </table:table-cell>
          <table:table-cell office:value-type="float" office:value="0.107397952555963" calcext:value-type="float">
            <text:p>0.107397952555963</text:p>
          </table:table-cell>
          <table:table-cell office:value-type="float" office:value="0.106640523141021" calcext:value-type="float">
            <text:p>0.106640523141021</text:p>
          </table:table-cell>
          <table:table-cell office:value-type="float" office:value="0.10596653576017" calcext:value-type="float">
            <text:p>0.10596653576017</text:p>
          </table:table-cell>
          <table:table-cell office:value-type="float" office:value="0.105369758415568" calcext:value-type="float">
            <text:p>0.105369758415568</text:p>
          </table:table-cell>
          <table:table-cell office:value-type="float" office:value="0.104844856368166" calcext:value-type="float">
            <text:p>0.104844856368166</text:p>
          </table:table-cell>
          <table:table-cell office:value-type="float" office:value="0.104387260332672" calcext:value-type="float">
            <text:p>0.104387260332672</text:p>
          </table:table-cell>
          <table:table-cell office:value-type="float" office:value="0.103993059775448" calcext:value-type="float">
            <text:p>0.103993059775448</text:p>
          </table:table-cell>
          <table:table-cell office:value-type="float" office:value="0.103658916185038" calcext:value-type="float">
            <text:p>0.103658916185038</text:p>
          </table:table-cell>
          <table:table-cell office:value-type="float" office:value="0.103381992390085" calcext:value-type="float">
            <text:p>0.103381992390085</text:p>
          </table:table-cell>
          <table:table-cell office:value-type="float" office:value="0.103159894902223" calcext:value-type="float">
            <text:p>0.103159894902223</text:p>
          </table:table-cell>
          <table:table-cell office:value-type="float" office:value="0.102990626944892" calcext:value-type="float">
            <text:p>0.102990626944892</text:p>
          </table:table-cell>
          <table:table-cell office:value-type="float" office:value="0.102872550352001" calcext:value-type="float">
            <text:p>0.102872550352001</text:p>
          </table:table-cell>
          <table:table-cell office:value-type="float" office:value="0.102804354925222" calcext:value-type="float">
            <text:p>0.102804354925222</text:p>
          </table:table-cell>
          <table:table-cell office:value-type="float" office:value="0.102785034156247" calcext:value-type="float">
            <text:p>0.102785034156247</text:p>
          </table:table-cell>
          <table:table-cell office:value-type="float" office:value="0.102813866473152" calcext:value-type="float">
            <text:p>0.102813866473152</text:p>
          </table:table-cell>
          <table:table-cell office:value-type="float" office:value="0.102890401375002" calcext:value-type="float">
            <text:p>0.102890401375002</text:p>
          </table:table-cell>
          <table:table-cell office:value-type="float" office:value="0.103014449988833" calcext:value-type="float">
            <text:p>0.103014449988833</text:p>
          </table:table-cell>
          <table:table-cell office:value-type="float" office:value="0.10318607972803" calcext:value-type="float">
            <text:p>0.10318607972803</text:p>
          </table:table-cell>
          <table:table-cell office:value-type="float" office:value="0.103405612858999" calcext:value-type="float">
            <text:p>0.103405612858999</text:p>
          </table:table-cell>
          <table:table-cell office:value-type="float" office:value="0.103673628900376" calcext:value-type="float">
            <text:p>0.103673628900376</text:p>
          </table:table-cell>
          <table:table-cell office:value-type="float" office:value="0.103990970891851" calcext:value-type="float">
            <text:p>0.103990970891851</text:p>
          </table:table-cell>
          <table:table-cell office:value-type="float" office:value="0.10435875568329" calcext:value-type="float">
            <text:p>0.10435875568329</text:p>
          </table:table-cell>
          <table:table-cell office:value-type="float" office:value="0.104778388514856" calcext:value-type="float">
            <text:p>0.104778388514856</text:p>
          </table:table-cell>
          <table:table-cell office:value-type="float" office:value="0.105251582291008" calcext:value-type="float">
            <text:p>0.105251582291008</text:p>
          </table:table-cell>
          <table:table-cell office:value-type="float" office:value="0.105780382102482" calcext:value-type="float">
            <text:p>0.105780382102482</text:p>
          </table:table-cell>
          <table:table-cell office:value-type="float" office:value="0.106367195728517" calcext:value-type="float">
            <text:p>0.106367195728517</text:p>
          </table:table-cell>
          <table:table-cell office:value-type="float" office:value="0.107014831066964" calcext:value-type="float">
            <text:p>0.107014831066964</text:p>
          </table:table-cell>
          <table:table-cell office:value-type="float" office:value="0.107726541705242" calcext:value-type="float">
            <text:p>0.107726541705242</text:p>
          </table:table-cell>
          <table:table-cell office:value-type="float" office:value="0.108506082177412" calcext:value-type="float">
            <text:p>0.108506082177412</text:p>
          </table:table-cell>
          <table:table-cell office:value-type="float" office:value="0.109357774874404" calcext:value-type="float">
            <text:p>0.109357774874404</text:p>
          </table:table-cell>
          <table:table-cell office:value-type="float" office:value="0.110286591116026" calcext:value-type="float">
            <text:p>0.110286591116026</text:p>
          </table:table-cell>
          <table:table-cell office:value-type="float" office:value="0.111298249596285" calcext:value-type="float">
            <text:p>0.111298249596285</text:p>
          </table:table-cell>
          <table:table-cell office:value-type="float" office:value="0.112399336335003" calcext:value-type="float">
            <text:p>0.112399336335003</text:p>
          </table:table-cell>
          <table:table-cell office:value-type="float" office:value="0.113597451488427" calcext:value-type="float">
            <text:p>0.113597451488427</text:p>
          </table:table-cell>
          <table:table-cell office:value-type="float" office:value="0.114901390001965" calcext:value-type="float">
            <text:p>0.114901390001965</text:p>
          </table:table-cell>
          <table:table-cell office:value-type="float" office:value="0.11632136528916" calcext:value-type="float">
            <text:p>0.11632136528916</text:p>
          </table:table-cell>
          <table:table-cell office:value-type="float" office:value="0.11786928812252" calcext:value-type="float">
            <text:p>0.11786928812252</text:p>
          </table:table-cell>
          <table:table-cell office:value-type="float" office:value="0.119559117057839" calcext:value-type="float">
            <text:p>0.119559117057839</text:p>
          </table:table-cell>
          <table:table-cell office:value-type="float" office:value="0.121407302474528" calcext:value-type="float">
            <text:p>0.121407302474528</text:p>
          </table:table-cell>
          <table:table-cell office:value-type="float" office:value="0.12343335442683" calcext:value-type="float">
            <text:p>0.12343335442683</text:p>
          </table:table-cell>
          <table:table-cell office:value-type="float" office:value="0.125660576051487" calcext:value-type="float">
            <text:p>0.125660576051487</text:p>
          </table:table-cell>
          <table:table-cell office:value-type="float" office:value="0.128117020902795" calcext:value-type="float">
            <text:p>0.128117020902795</text:p>
          </table:table-cell>
          <table:table-cell office:value-type="float" office:value="0.130836756758601" calcext:value-type="float">
            <text:p>0.130836756758601</text:p>
          </table:table-cell>
          <table:table-cell office:value-type="float" office:value="0.133861553883091" calcext:value-type="float">
            <text:p>0.133861553883091</text:p>
          </table:table-cell>
          <table:table-cell office:value-type="float" office:value="0.137243167952246" calcext:value-type="float">
            <text:p>0.137243167952246</text:p>
          </table:table-cell>
          <table:table-cell office:value-type="float" office:value="0.141046464614027" calcext:value-type="float">
            <text:p>0.141046464614027</text:p>
          </table:table-cell>
          <table:table-cell office:value-type="float" office:value="0.145353743567117" calcext:value-type="float">
            <text:p>0.145353743567117</text:p>
          </table:table-cell>
          <table:table-cell office:value-type="float" office:value="0.150270772052982" calcext:value-type="float">
            <text:p>0.150270772052982</text:p>
          </table:table-cell>
          <table:table-cell office:value-type="float" office:value="0.155935215457539" calcext:value-type="float">
            <text:p>0.155935215457539</text:p>
          </table:table-cell>
          <table:table-cell office:value-type="float" office:value="0.162528244880477" calcext:value-type="float">
            <text:p>0.162528244880477</text:p>
          </table:table-cell>
          <table:table-cell office:value-type="float" office:value="0.170289630617374" calcext:value-type="float">
            <text:p>0.170289630617374</text:p>
          </table:table-cell>
          <table:table-cell office:value-type="float" office:value="0.179533749667037" calcext:value-type="float">
            <text:p>0.179533749667037</text:p>
          </table:table-cell>
          <table:table-cell office:value-type="float" office:value="0.190651545739857" calcext:value-type="float">
            <text:p>0.190651545739857</text:p>
          </table:table-cell>
          <table:table-cell office:value-type="float" office:value="0.204033560510795" calcext:value-type="float">
            <text:p>0.204033560510795</text:p>
          </table:table-cell>
          <table:table-cell office:value-type="float" office:value="0.219649671405234" calcext:value-type="float">
            <text:p>0.219649671405234</text:p>
          </table:table-cell>
          <table:table-cell office:value-type="float" office:value="0.23527988802912" calcext:value-type="float">
            <text:p>0.23527988802912</text:p>
          </table:table-cell>
          <table:table-cell office:value-type="float" office:value="0.240900492280931" calcext:value-type="float">
            <text:p>0.240900492280931</text:p>
          </table:table-cell>
          <table:table-cell office:value-type="float" office:value="0.215471564723928" calcext:value-type="float">
            <text:p>0.215471564723928</text:p>
          </table:table-cell>
          <table:table-cell office:value-type="float" office:value="0.162626468176056" calcext:value-type="float">
            <text:p>0.162626468176056</text:p>
          </table:table-cell>
          <table:table-cell office:value-type="float" office:value="0.117307328106022" calcext:value-type="float">
            <text:p>0.117307328106022</text:p>
          </table:table-cell>
          <table:table-cell office:value-type="float" office:value="0.0890684936503189" calcext:value-type="float">
            <text:p>0.089068493650319</text:p>
          </table:table-cell>
          <table:table-cell office:value-type="float" office:value="0.0721265324395806" calcext:value-type="float">
            <text:p>0.072126532439581</text:p>
          </table:table-cell>
          <table:table-cell office:value-type="float" office:value="0.0614878278365184" calcext:value-type="float">
            <text:p>0.061487827836518</text:p>
          </table:table-cell>
          <table:table-cell office:value-type="float" office:value="0.054410976255272" calcext:value-type="float">
            <text:p>0.054410976255272</text:p>
          </table:table-cell>
          <table:table-cell office:value-type="float" office:value="0.0494514487759385" calcext:value-type="float">
            <text:p>0.049451448775939</text:p>
          </table:table-cell>
          <table:table-cell office:value-type="float" office:value="0.0458193072958105" calcext:value-type="float">
            <text:p>0.045819307295811</text:p>
          </table:table-cell>
          <table:table-cell office:value-type="float" office:value="0.043059785791754" calcext:value-type="float">
            <text:p>0.043059785791754</text:p>
          </table:table-cell>
          <table:table-cell office:value-type="float" office:value="0.0408977096544963" calcext:value-type="float">
            <text:p>0.040897709654496</text:p>
          </table:table-cell>
          <table:table-cell office:value-type="float" office:value="0.0391590134900154" calcext:value-type="float">
            <text:p>0.039159013490015</text:p>
          </table:table-cell>
          <table:table-cell office:value-type="float" office:value="0.037729249367375" calcext:value-type="float">
            <text:p>0.037729249367375</text:p>
          </table:table-cell>
          <table:table-cell office:value-type="float" office:value="0.0365306023110508" calcext:value-type="float">
            <text:p>0.036530602311051</text:p>
          </table:table-cell>
          <table:table-cell office:value-type="float" office:value="0.0355085981652141" calcext:value-type="float">
            <text:p>0.035508598165214</text:p>
          </table:table-cell>
          <table:table-cell office:value-type="float" office:value="0.0346241139653907" calcext:value-type="float">
            <text:p>0.034624113965391</text:p>
          </table:table-cell>
          <table:table-cell office:value-type="float" office:value="0.033848407472821" calcext:value-type="float">
            <text:p>0.033848407472821</text:p>
          </table:table-cell>
          <table:table-cell office:value-type="float" office:value="0.0331599287115501" calcext:value-type="float">
            <text:p>0.03315992871155</text:p>
          </table:table-cell>
          <table:table-cell office:value-type="float" office:value="0.0325422176458534" calcext:value-type="float">
            <text:p>0.032542217645853</text:p>
          </table:table-cell>
          <table:table-cell office:value-type="float" office:value="0.0319824830705532" calcext:value-type="float">
            <text:p>0.031982483070553</text:p>
          </table:table-cell>
          <table:table-cell office:value-type="float" office:value="0.0314706196901163" calcext:value-type="float">
            <text:p>0.031470619690116</text:p>
          </table:table-cell>
          <table:table-cell office:value-type="float" office:value="0.0309985133362755" calcext:value-type="float">
            <text:p>0.030998513336276</text:p>
          </table:table-cell>
          <table:table-cell office:value-type="float" office:value="0.0305595391816057" calcext:value-type="float">
            <text:p>0.030559539181606</text:p>
          </table:table-cell>
          <table:table-cell office:value-type="float" office:value="0.0301481910286855" calcext:value-type="float">
            <text:p>0.030148191028686</text:p>
          </table:table-cell>
          <table:table-cell office:value-type="float" office:value="0.0297598002448119" calcext:value-type="float">
            <text:p>0.029759800244812</text:p>
          </table:table-cell>
          <table:table-cell office:value-type="float" office:value="0.0293903156852908" calcext:value-type="float">
            <text:p>0.029390315685291</text:p>
          </table:table-cell>
          <table:table-cell office:value-type="float" office:value="0.0290361238542962" calcext:value-type="float">
            <text:p>0.029036123854296</text:p>
          </table:table-cell>
          <table:table-cell office:value-type="float" office:value="0.0286938931970723" calcext:value-type="float">
            <text:p>0.028693893197072</text:p>
          </table:table-cell>
          <table:table-cell office:value-type="float" office:value="0.0283604286347331" calcext:value-type="float">
            <text:p>0.028360428634733</text:p>
          </table:table-cell>
          <table:table-cell office:value-type="float" office:value="0.0280325225193639" calcext:value-type="float">
            <text:p>0.028032522519364</text:p>
          </table:table-cell>
          <table:table-cell office:value-type="float" office:value="0.0277067858527181" calcext:value-type="float">
            <text:p>0.027706785852718</text:p>
          </table:table-cell>
          <table:table-cell office:value-type="float" office:value="0.0273794379415619" calcext:value-type="float">
            <text:p>0.027379437941562</text:p>
          </table:table-cell>
          <table:table-cell office:value-type="float" office:value="0.0270460215822579" calcext:value-type="float">
            <text:p>0.027046021582258</text:p>
          </table:table-cell>
          <table:table-cell office:value-type="float" office:value="0.0267009901322561" calcext:value-type="float">
            <text:p>0.026700990132256</text:p>
          </table:table-cell>
          <table:table-cell office:value-type="float" office:value="0.0263370737350944" calcext:value-type="float">
            <text:p>0.026337073735094</text:p>
          </table:table-cell>
          <table:table-cell office:value-type="float" office:value="0.0259442561777239" calcext:value-type="float">
            <text:p>0.025944256177724</text:p>
          </table:table-cell>
          <table:table-cell office:value-type="float" office:value="0.0255080412954128" calcext:value-type="float">
            <text:p>0.025508041295413</text:p>
          </table:table-cell>
          <table:table-cell office:value-type="float" office:value="0.0250063678070702" calcext:value-type="float">
            <text:p>0.02500636780707</text:p>
          </table:table-cell>
          <table:table-cell office:value-type="float" office:value="0.0244038347291959" calcext:value-type="float">
            <text:p>0.024403834729196</text:p>
          </table:table-cell>
          <table:table-cell office:value-type="float" office:value="0.0236403614955725" calcext:value-type="float">
            <text:p>0.023640361495573</text:p>
          </table:table-cell>
          <table:table-cell office:value-type="float" office:value="0.0226082701394581" calcext:value-type="float">
            <text:p>0.022608270139458</text:p>
          </table:table-cell>
          <table:table-cell office:value-type="float" office:value="0.0211085755342125" calcext:value-type="float">
            <text:p>0.021108575534213</text:p>
          </table:table-cell>
          <table:table-cell office:value-type="float" office:value="0.0188040366141339" calcext:value-type="float">
            <text:p>0.018804036614134</text:p>
          </table:table-cell>
          <table:table-cell office:value-type="float" office:value="0.0154139796483221" calcext:value-type="float">
            <text:p>0.015413979648322</text:p>
          </table:table-cell>
          <table:table-cell office:value-type="float" office:value="0.0115820708702553" calcext:value-type="float">
            <text:p>0.011582070870255</text:p>
          </table:table-cell>
          <table:table-cell office:value-type="float" office:value="0.00859083734988827" calcext:value-type="float">
            <text:p>0.008590837349888</text:p>
          </table:table-cell>
          <table:table-cell office:value-type="float" office:value="0.00666587543119166" calcext:value-type="float">
            <text:p>0.006665875431192</text:p>
          </table:table-cell>
          <table:table-cell office:value-type="float" office:value="0.00543785389164698" calcext:value-type="float">
            <text:p>0.005437853891647</text:p>
          </table:table-cell>
          <table:table-cell office:value-type="float" office:value="0.00461217504741359" calcext:value-type="float">
            <text:p>0.004612175047414</text:p>
          </table:table-cell>
          <table:table-cell office:value-type="float" office:value="0.00402437041575534" calcext:value-type="float">
            <text:p>0.004024370415755</text:p>
          </table:table-cell>
          <table:table-cell office:value-type="float" office:value="0.00358505539006448" calcext:value-type="float">
            <text:p>0.003585055390064</text:p>
          </table:table-cell>
          <table:table-cell office:value-type="float" office:value="0.00324356915162458" calcext:value-type="float">
            <text:p>0.003243569151625</text:p>
          </table:table-cell>
          <table:table-cell office:value-type="float" office:value="0.00296963209174414" calcext:value-type="float">
            <text:p>0.002969632091744</text:p>
          </table:table-cell>
          <table:table-cell office:value-type="float" office:value="0.00274421838235778" calcext:value-type="float">
            <text:p>0.002744218382358</text:p>
          </table:table-cell>
          <table:table-cell office:value-type="float" office:value="0.00255483726132135" calcext:value-type="float">
            <text:p>0.002554837261321</text:p>
          </table:table-cell>
          <table:table-cell office:value-type="float" office:value="0.00239297272875419" calcext:value-type="float">
            <text:p>0.002392972728754</text:p>
          </table:table-cell>
          <table:table-cell office:value-type="float" office:value="0.00225262726374881" calcext:value-type="float">
            <text:p>0.002252627263749</text:p>
          </table:table-cell>
          <table:table-cell office:value-type="float" office:value="0.00212945715516474" calcext:value-type="float">
            <text:p>0.002129457155165</text:p>
          </table:table-cell>
          <table:table-cell office:value-type="float" office:value="0.0020202391107158" calcext:value-type="float">
            <text:p>0.002020239110716</text:p>
          </table:table-cell>
          <table:table-cell office:value-type="float" office:value="0.00192252992383611" calcext:value-type="float">
            <text:p>0.001922529923836</text:p>
          </table:table-cell>
          <table:table-cell office:value-type="float" office:value="0.00183444274442545" calcext:value-type="float">
            <text:p>0.001834442744425</text:p>
          </table:table-cell>
          <table:table-cell office:value-type="float" office:value="0.00175449606012118" calcext:value-type="float">
            <text:p>0.001754496060121</text:p>
          </table:table-cell>
          <table:table-cell office:value-type="float" office:value="0.00168150932805577" calcext:value-type="float">
            <text:p>0.001681509328056</text:p>
          </table:table-cell>
          <table:table-cell office:value-type="float" office:value="0.00161452931054517" calcext:value-type="float">
            <text:p>0.001614529310545</text:p>
          </table:table-cell>
          <table:table-cell office:value-type="float" office:value="0.00155277708774739" calcext:value-type="float">
            <text:p>0.001552777087747</text:p>
          </table:table-cell>
          <table:table-cell office:value-type="float" office:value="0.00149560928582082" calcext:value-type="float">
            <text:p>0.001495609285821</text:p>
          </table:table-cell>
          <table:table-cell office:value-type="float" office:value="0.00144248926310541" calcext:value-type="float">
            <text:p>0.001442489263105</text:p>
          </table:table-cell>
          <table:table-cell office:value-type="float" office:value="0.00139296539182726" calcext:value-type="float">
            <text:p>0.001392965391827</text:p>
          </table:table-cell>
          <table:table-cell office:value-type="float" office:value="0.00134665447494022" calcext:value-type="float">
            <text:p>0.00134665447494</text:p>
          </table:table-cell>
          <table:table-cell office:value-type="float" office:value="0.00130322893271587" calcext:value-type="float">
            <text:p>0.001303228932716</text:p>
          </table:table-cell>
          <table:table-cell office:value-type="float" office:value="0.00126240679324785" calcext:value-type="float">
            <text:p>0.001262406793248</text:p>
          </table:table-cell>
          <table:table-cell office:value-type="float" office:value="0.00122394379387521" calcext:value-type="float">
            <text:p>0.001223943793875</text:p>
          </table:table-cell>
          <table:table-cell office:value-type="float" office:value="0.0011876270896893" calcext:value-type="float">
            <text:p>0.001187627089689</text:p>
          </table:table-cell>
          <table:table-cell office:value-type="float" office:value="0.00115327019831609" calcext:value-type="float">
            <text:p>0.001153270198316</text:p>
          </table:table-cell>
          <table:table-cell office:value-type="float" office:value="0.00112070890497446" calcext:value-type="float">
            <text:p>0.001120708904974</text:p>
          </table:table-cell>
          <table:table-cell office:value-type="float" office:value="0.00108979792016002" calcext:value-type="float">
            <text:p>0.00108979792016</text:p>
          </table:table-cell>
          <table:table-cell office:value-type="float" office:value="0.00106040813223424" calcext:value-type="float">
            <text:p>0.001060408132234</text:p>
          </table:table-cell>
          <table:table-cell office:value-type="float" office:value="0.00103242433394314" calcext:value-type="float">
            <text:p>0.001032424333943</text:p>
          </table:table-cell>
          <table:table-cell office:value-type="float" office:value="0.00100574332933502" calcext:value-type="float">
            <text:p>0.001005743329335</text:p>
          </table:table-cell>
          <table:table-cell office:value-type="float" office:value="0.000980272348124885" calcext:value-type="float">
            <text:p>0.000980272348125</text:p>
          </table:table-cell>
          <table:table-cell office:value-type="float" office:value="0.000955927710190193" calcext:value-type="float">
            <text:p>0.00095592771019</text:p>
          </table:table-cell>
          <table:table-cell office:value-type="float" office:value="0.000932633694833253" calcext:value-type="float">
            <text:p>0.000932633694833</text:p>
          </table:table-cell>
          <table:table-cell office:value-type="float" office:value="0.000910321578670888" calcext:value-type="float">
            <text:p>0.000910321578671</text:p>
          </table:table-cell>
          <table:table-cell office:value-type="float" office:value="0.000888928813142297" calcext:value-type="float">
            <text:p>0.000888928813142</text:p>
          </table:table-cell>
          <table:table-cell office:value-type="float" office:value="0.000868398318257132" calcext:value-type="float">
            <text:p>0.000868398318257</text:p>
          </table:table-cell>
          <table:table-cell office:value-type="float" office:value="0.000848677873584282" calcext:value-type="float">
            <text:p>0.000848677873584</text:p>
          </table:table-cell>
          <table:table-cell office:value-type="float" office:value="0.000829719590982018" calcext:value-type="float">
            <text:p>0.000829719590982</text:p>
          </table:table-cell>
          <table:table-cell office:value-type="float" office:value="0.00081147945635991" calcext:value-type="float">
            <text:p>0.00081147945636</text:p>
          </table:table-cell>
          <table:table-cell office:value-type="float" office:value="0.000793916929982032" calcext:value-type="float">
            <text:p>0.000793916929982</text:p>
          </table:table-cell>
          <table:table-cell office:value-type="float" office:value="0.000776994596619701" calcext:value-type="float">
            <text:p>0.00077699459662</text:p>
          </table:table-cell>
          <table:table-cell office:value-type="float" office:value="0.000760677858337575" calcext:value-type="float">
            <text:p>0.000760677858338</text:p>
          </table:table-cell>
          <table:table-cell office:value-type="float" office:value="0.000744934663851494" calcext:value-type="float">
            <text:p>0.000744934663851</text:p>
          </table:table-cell>
          <table:table-cell office:value-type="float" office:value="0.000729735269393137" calcext:value-type="float">
            <text:p>0.000729735269393</text:p>
          </table:table-cell>
          <table:table-cell office:value-type="float" office:value="0.000715052026800478" calcext:value-type="float">
            <text:p>0.0007150520268</text:p>
          </table:table-cell>
          <table:table-cell office:value-type="float" office:value="0.000700859195221198" calcext:value-type="float">
            <text:p>0.000700859195221</text:p>
          </table:table-cell>
          <table:table-cell office:value-type="float" office:value="0.000687132773351886" calcext:value-type="float">
            <text:p>0.000687132773352</text:p>
          </table:table-cell>
          <table:table-cell office:value-type="float" office:value="0.000673850349590023" calcext:value-type="float">
            <text:p>0.00067385034959</text:p>
          </table:table-cell>
          <table:table-cell office:value-type="float" office:value="0.000660990967876025" calcext:value-type="float">
            <text:p>0.000660990967876</text:p>
          </table:table-cell>
          <table:table-cell office:value-type="float" office:value="0.000648535007283888" calcext:value-type="float">
            <text:p>0.000648535007284</text:p>
          </table:table-cell>
          <table:table-cell office:value-type="float" office:value="0.000636464073724712" calcext:value-type="float">
            <text:p>0.000636464073725</text:p>
          </table:table-cell>
          <table:table-cell office:value-type="float" office:value="0.000624760902325956" calcext:value-type="float">
            <text:p>0.000624760902326</text:p>
          </table:table-cell>
          <table:table-cell office:value-type="float" office:value="0.00061340926925727" calcext:value-type="float">
            <text:p>0.000613409269257</text:p>
          </table:table-cell>
          <table:table-cell office:value-type="float" office:value="0.000602393911927609" calcext:value-type="float">
            <text:p>0.000602393911928</text:p>
          </table:table-cell>
          <table:table-cell office:value-type="float" office:value="0.00059170045662353" calcext:value-type="float">
            <text:p>0.000591700456624</text:p>
          </table:table-cell>
          <table:table-cell office:value-type="float" office:value="0.000581315352770211" calcext:value-type="float">
            <text:p>0.00058131535277</text:p>
          </table:table-cell>
          <table:table-cell office:value-type="float" office:value="0.000571225813107187" calcext:value-type="float">
            <text:p>0.000571225813107</text:p>
          </table:table-cell>
          <table:table-cell office:value-type="float" office:value="0.000561419759149583" calcext:value-type="float">
            <text:p>0.00056141975915</text:p>
          </table:table-cell>
          <table:table-cell office:value-type="float" office:value="0.000551885771389251" calcext:value-type="float">
            <text:p>0.000551885771389</text:p>
          </table:table-cell>
          <table:table-cell office:value-type="float" office:value="0.00054261304375029" calcext:value-type="float">
            <text:p>0.00054261304375</text:p>
          </table:table-cell>
          <table:table-cell office:value-type="float" office:value="0.000533591341871259" calcext:value-type="float">
            <text:p>0.000533591341871</text:p>
          </table:table-cell>
          <table:table-cell office:value-type="float" office:value="0.000524810964834321" calcext:value-type="float">
            <text:p>0.000524810964834</text:p>
          </table:table-cell>
          <table:table-cell office:value-type="float" office:value="0.000516262710009169" calcext:value-type="float">
            <text:p>0.000516262710009</text:p>
          </table:table-cell>
          <table:table-cell office:value-type="float" office:value="0.000507937840713692" calcext:value-type="float">
            <text:p>0.000507937840714</text:p>
          </table:table-cell>
          <table:table-cell office:value-type="float" office:value="0.000499828056421137" calcext:value-type="float">
            <text:p>0.000499828056421</text:p>
          </table:table-cell>
          <table:table-cell office:value-type="float" office:value="0.000491925465283664" calcext:value-type="float">
            <text:p>0.000491925465284</text:p>
          </table:table-cell>
          <table:table-cell office:value-type="float" office:value="0.000484222558755916" calcext:value-type="float">
            <text:p>0.000484222558756</text:p>
          </table:table-cell>
          <table:table-cell office:value-type="float" office:value="0.000476712188130598" calcext:value-type="float">
            <text:p>0.000476712188131</text:p>
          </table:table-cell>
          <table:table-cell office:value-type="float" office:value="0.000469387542821872" calcext:value-type="float">
            <text:p>0.000469387542822</text:p>
          </table:table-cell>
          <table:table-cell office:value-type="float" office:value="0.000462242130230406" calcext:value-type="float">
            <text:p>0.00046224213023</text:p>
          </table:table-cell>
          <table:table-cell office:value-type="float" office:value="0.000455269757071844" calcext:value-type="float">
            <text:p>0.000455269757072</text:p>
          </table:table-cell>
          <table:table-cell office:value-type="float" office:value="0.000448464512028042" calcext:value-type="float">
            <text:p>0.000448464512028</text:p>
          </table:table-cell>
          <table:table-cell office:value-type="float" office:value="0.000441820749618228" calcext:value-type="float">
            <text:p>0.000441820749618</text:p>
          </table:table-cell>
          <table:table-cell office:value-type="float" office:value="0.000435333075192672" calcext:value-type="float">
            <text:p>0.000435333075193</text:p>
          </table:table-cell>
          <table:table-cell office:value-type="float" office:value="0.000428996330942944" calcext:value-type="float">
            <text:p>0.000428996330943</text:p>
          </table:table-cell>
          <table:table-cell office:value-type="float" office:value="0.000422805582868038" calcext:value-type="float">
            <text:p>0.000422805582868</text:p>
          </table:table-cell>
          <table:table-cell office:value-type="float" office:value="0.000416756108599689" calcext:value-type="float">
            <text:p>0.0004167561086</text:p>
          </table:table-cell>
          <table:table-cell office:value-type="float" office:value="0.000410843386034405" calcext:value-type="float">
            <text:p>0.000410843386034</text:p>
          </table:table-cell>
          <table:table-cell office:value-type="float" office:value="0.000405063082700742" calcext:value-type="float">
            <text:p>0.000405063082701</text:p>
          </table:table-cell>
          <table:table-cell office:value-type="float" office:value="0.000399411045811561" calcext:value-type="float">
            <text:p>0.000399411045812</text:p>
          </table:table-cell>
          <table:table-cell office:value-type="float" office:value="0.000393883292945841" calcext:value-type="float">
            <text:p>0.000393883292946</text:p>
          </table:table-cell>
          <table:table-cell office:value-type="float" office:value="0.000388476003314395" calcext:value-type="float">
            <text:p>0.000388476003314</text:p>
          </table:table-cell>
          <table:table-cell office:value-type="float" office:value="0.000383185509566686" calcext:value-type="float">
            <text:p>0.000383185509567</text:p>
          </table:table-cell>
          <table:table-cell office:value-type="float" office:value="0.00037800829009846" calcext:value-type="float">
            <text:p>0.000378008290098</text:p>
          </table:table-cell>
          <table:table-cell office:value-type="float" office:value="0.000372940961826113" calcext:value-type="float">
            <text:p>0.000372940961826</text:p>
          </table:table-cell>
          <table:table-cell office:value-type="float" office:value="0.000367980273391726" calcext:value-type="float">
            <text:p>0.000367980273392</text:p>
          </table:table-cell>
          <table:table-cell office:value-type="float" office:value="0.000363123098770367" calcext:value-type="float">
            <text:p>0.00036312309877</text:p>
          </table:table-cell>
          <table:table-cell office:value-type="float" office:value="0.000358366431253256" calcext:value-type="float">
            <text:p>0.000358366431253</text:p>
          </table:table-cell>
          <table:table-cell office:value-type="float" office:value="0.00035370737777598" calcext:value-type="float">
            <text:p>0.000353707377776</text:p>
          </table:table-cell>
          <table:table-cell office:value-type="float" office:value="0.000349143153574865" calcext:value-type="float">
            <text:p>0.000349143153575</text:p>
          </table:table-cell>
          <table:table-cell office:value-type="float" office:value="0.000344671077142037" calcext:value-type="float">
            <text:p>0.000344671077142</text:p>
          </table:table-cell>
          <table:table-cell office:value-type="float" office:value="0.000340288565467394" calcext:value-type="float">
            <text:p>0.000340288565467</text:p>
          </table:table-cell>
          <table:table-cell office:value-type="float" office:value="0.000335993129542409" calcext:value-type="float">
            <text:p>0.000335993129542</text:p>
          </table:table-cell>
          <table:table-cell office:value-type="float" office:value="0.000331782370109735" calcext:value-type="float">
            <text:p>0.00033178237011</text:p>
          </table:table-cell>
          <table:table-cell office:value-type="float" office:value="0.000327653973646675" calcext:value-type="float">
            <text:p>0.000327653973647</text:p>
          </table:table-cell>
          <table:table-cell office:value-type="float" office:value="0.000323605708562647" calcext:value-type="float">
            <text:p>0.000323605708563</text:p>
          </table:table-cell>
          <table:table-cell office:value-type="float" office:value="0.000319635421600537" calcext:value-type="float">
            <text:p>0.000319635421601</text:p>
          </table:table-cell>
          <table:table-cell office:value-type="float" office:value="0.000315741034426783" calcext:value-type="float">
            <text:p>0.000315741034427</text:p>
          </table:table-cell>
          <table:table-cell office:value-type="float" office:value="0.000311920540401209" calcext:value-type="float">
            <text:p>0.000311920540401</text:p>
          </table:table-cell>
          <table:table-cell office:value-type="float" office:value="0.000308172001512135" calcext:value-type="float">
            <text:p>0.000308172001512</text:p>
          </table:table-cell>
          <table:table-cell office:value-type="float" office:value="0.000304493545471064" calcext:value-type="float">
            <text:p>0.000304493545471</text:p>
          </table:table-cell>
          <table:table-cell office:value-type="float" office:value="0.00030088336295285" calcext:value-type="float">
            <text:p>0.000300883362953</text:p>
          </table:table-cell>
          <table:table-cell office:value-type="float" office:value="0.00029733970497617" calcext:value-type="float">
            <text:p>0.000297339704976</text:p>
          </table:table-cell>
          <table:table-cell office:value-type="float" office:value="0.000293860880414286" calcext:value-type="float">
            <text:p>0.000293860880414</text:p>
          </table:table-cell>
          <table:table-cell office:value-type="float" office:value="0.000290445253628644" calcext:value-type="float">
            <text:p>0.000290445253629</text:p>
          </table:table-cell>
          <table:table-cell office:value-type="float" office:value="0.000287091242218457" calcext:value-type="float">
            <text:p>0.000287091242218</text:p>
          </table:table-cell>
          <table:table-cell office:value-type="float" office:value="0.000283797314880747" calcext:value-type="float">
            <text:p>0.000283797314881</text:p>
          </table:table-cell>
          <table:table-cell office:value-type="float" office:value="0.000280561989372242" calcext:value-type="float">
            <text:p>0.000280561989372</text:p>
          </table:table-cell>
          <table:table-cell office:value-type="float" office:value="0.00027738383056787" calcext:value-type="float">
            <text:p>0.000277383830568</text:p>
          </table:table-cell>
          <table:table-cell office:value-type="float" office:value="0.000274261448613739" calcext:value-type="float">
            <text:p>0.000274261448614</text:p>
          </table:table-cell>
          <table:table-cell office:value-type="float" office:value="0.000271193497163855" calcext:value-type="float">
            <text:p>0.000271193497164</text:p>
          </table:table-cell>
          <table:table-cell office:value-type="float" office:value="0.000268178671702321" calcext:value-type="float">
            <text:p>0.000268178671702</text:p>
          </table:table-cell>
          <table:table-cell office:value-type="float" office:value="0.000265215707938032" calcext:value-type="float">
            <text:p>0.000265215707938</text:p>
          </table:table-cell>
          <table:table-cell office:value-type="float" office:value="0.000262303380279344" calcext:value-type="float">
            <text:p>0.000262303380279</text:p>
          </table:table-cell>
          <table:table-cell office:value-type="float" office:value="0.000259440500371958" calcext:value-type="float">
            <text:p>0.000259440500372</text:p>
          </table:table-cell>
          <table:table-cell office:value-type="float" office:value="0.000256625915706494" calcext:value-type="float">
            <text:p>0.000256625915706</text:p>
          </table:table-cell>
          <table:table-cell office:value-type="float" office:value="0.000253858508287472" calcext:value-type="float">
            <text:p>0.000253858508287</text:p>
          </table:table-cell>
          <table:table-cell office:value-type="float" office:value="0.000251137193359935" calcext:value-type="float">
            <text:p>0.00025113719336</text:p>
          </table:table-cell>
          <table:table-cell office:value-type="float" office:value="0.000248460918193969" calcext:value-type="float">
            <text:p>0.000248460918194</text:p>
          </table:table-cell>
          <table:table-cell office:value-type="float" office:value="0.000245828660922049" calcext:value-type="float">
            <text:p>0.000245828660922</text:p>
          </table:table-cell>
          <table:table-cell office:value-type="float" office:value="0.000243239429424356" calcext:value-type="float">
            <text:p>0.000243239429424</text:p>
          </table:table-cell>
          <table:table-cell office:value-type="float" office:value="0.000240692260266486" calcext:value-type="float">
            <text:p>0.000240692260266</text:p>
          </table:table-cell>
          <table:table-cell office:value-type="float" office:value="0.000238186217678071" calcext:value-type="float">
            <text:p>0.000238186217678</text:p>
          </table:table-cell>
          <table:table-cell office:value-type="float" office:value="0.000235720392578003" calcext:value-type="float">
            <text:p>0.000235720392578</text:p>
          </table:table-cell>
          <table:table-cell office:value-type="float" office:value="0.000233293901637817" calcext:value-type="float">
            <text:p>0.000233293901638</text:p>
          </table:table-cell>
          <table:table-cell office:value-type="float" office:value="0.000230905886386922" calcext:value-type="float">
            <text:p>0.000230905886387</text:p>
          </table:table-cell>
          <table:table-cell office:value-type="float" office:value="0.000228555512353343" calcext:value-type="float">
            <text:p>0.000228555512353</text:p>
          </table:table-cell>
          <table:table-cell office:value-type="float" office:value="0.000226241968239676" calcext:value-type="float">
            <text:p>0.00022624196824</text:p>
          </table:table-cell>
          <table:table-cell office:value-type="float" office:value="0.000223964465134227" calcext:value-type="float">
            <text:p>0.000223964465134</text:p>
          </table:table-cell>
          <table:table-cell office:value-type="float" office:value="0.000221722235751747" calcext:value-type="float">
            <text:p>0.000221722235752</text:p>
          </table:table-cell>
          <table:table-cell office:value-type="float" office:value="0.000219514533707813" calcext:value-type="float">
            <text:p>0.000219514533708</text:p>
          </table:table-cell>
          <table:table-cell office:value-type="float" office:value="0.000217340632819274" calcext:value-type="float">
            <text:p>0.000217340632819</text:p>
          </table:table-cell>
          <table:table-cell office:value-type="float" office:value="0.000215199826434901" calcext:value-type="float">
            <text:p>0.000215199826435</text:p>
          </table:table-cell>
          <table:table-cell office:value-type="float" office:value="0.000213091426790509" calcext:value-type="float">
            <text:p>0.000213091426791</text:p>
          </table:table-cell>
          <table:table-cell office:value-type="float" office:value="0.000211014764391141" calcext:value-type="float">
            <text:p>0.000211014764391</text:p>
          </table:table-cell>
          <table:table-cell office:value-type="float" office:value="0.000208969187415626" calcext:value-type="float">
            <text:p>0.000208969187416</text:p>
          </table:table-cell>
          <table:table-cell office:value-type="float" office:value="0.000206954061146455" calcext:value-type="float">
            <text:p>0.000206954061146</text:p>
          </table:table-cell>
          <table:table-cell office:value-type="float" office:value="0.000204968767418496" calcext:value-type="float">
            <text:p>0.000204968767418</text:p>
          </table:table-cell>
          <table:table-cell office:value-type="float" office:value="0.000203012704091524" calcext:value-type="float">
            <text:p>0.000203012704092</text:p>
          </table:table-cell>
          <table:table-cell office:value-type="float" office:value="0.000201085284540794" calcext:value-type="float">
            <text:p>0.000201085284541</text:p>
          </table:table-cell>
          <table:table-cell office:value-type="float" office:value="0.000199185937169314" calcext:value-type="float">
            <text:p>0.000199185937169</text:p>
          </table:table-cell>
          <table:table-cell office:value-type="float" office:value="0.00019731410493518" calcext:value-type="float">
            <text:p>0.000197314104935</text:p>
          </table:table-cell>
          <table:table-cell office:value-type="float" office:value="0.000195469244898955" calcext:value-type="float">
            <text:p>0.000195469244899</text:p>
          </table:table-cell>
          <table:table-cell office:value-type="float" office:value="0.000193650827786289" calcext:value-type="float">
            <text:p>0.000193650827786</text:p>
          </table:table-cell>
          <table:table-cell office:value-type="float" office:value="0.000191858337568148" calcext:value-type="float">
            <text:p>0.000191858337568</text:p>
          </table:table-cell>
          <table:table-cell office:value-type="float" office:value="0.000190091271055308" calcext:value-type="float">
            <text:p>0.000190091271055</text:p>
          </table:table-cell>
          <table:table-cell office:value-type="float" office:value="0.000188349137507613" calcext:value-type="float">
            <text:p>0.000188349137508</text:p>
          </table:table-cell>
          <table:table-cell office:value-type="float" office:value="0.000186631458256478" calcext:value-type="float">
            <text:p>0.000186631458256</text:p>
          </table:table-cell>
          <table:table-cell office:value-type="float" office:value="0.000184937766344781" calcext:value-type="float">
            <text:p>0.000184937766345</text:p>
          </table:table-cell>
          <table:table-cell office:value-type="float" office:value="0.000183267606174346" calcext:value-type="float">
            <text:p>0.000183267606174</text:p>
          </table:table-cell>
          <table:table-cell office:value-type="float" office:value="0.000181620533168683" calcext:value-type="float">
            <text:p>0.000181620533169</text:p>
          </table:table-cell>
          <table:table-cell office:value-type="float" office:value="0.000179996113448404" calcext:value-type="float">
            <text:p>0.000179996113448</text:p>
          </table:table-cell>
          <table:table-cell office:value-type="float" office:value="0.000178393923516063" calcext:value-type="float">
            <text:p>0.000178393923516</text:p>
          </table:table-cell>
          <table:table-cell office:value-type="float" office:value="0.000176813549953641" calcext:value-type="float">
            <text:p>0.000176813549954</text:p>
          </table:table-cell>
          <table:table-cell office:value-type="float" office:value="0.000175254589128173" calcext:value-type="float">
            <text:p>0.000175254589128</text:p>
          </table:table-cell>
          <table:table-cell office:value-type="float" office:value="0.000173716646911049" calcext:value-type="float">
            <text:p>0.000173716646911</text:p>
          </table:table-cell>
          <table:table-cell office:value-type="float" office:value="0.000172199338403098" calcext:value-type="float">
            <text:p>0.000172199338403</text:p>
          </table:table-cell>
          <table:table-cell office:value-type="float" office:value="0.00017070228767242" calcext:value-type="float">
            <text:p>0.000170702287672</text:p>
          </table:table-cell>
          <table:table-cell office:value-type="float" office:value="0.0001692251274985" calcext:value-type="float">
            <text:p>0.000169225127499</text:p>
          </table:table-cell>
          <table:table-cell office:value-type="float" office:value="0.000167767499125762" calcext:value-type="float">
            <text:p>0.000167767499126</text:p>
          </table:table-cell>
          <table:table-cell office:value-type="float" office:value="0.000166329052027202" calcext:value-type="float">
            <text:p>0.000166329052027</text:p>
          </table:table-cell>
          <table:table-cell office:value-type="float" office:value="0.000164909443672632" calcext:value-type="float">
            <text:p>0.00016490944367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00128545919743905" calcext:value-type="float">
            <text:p>0.000128545919744</text:p>
          </table:table-cell>
          <table:table-cell office:value-type="float" office:value="0.000129657894380655" calcext:value-type="float">
            <text:p>0.000129657894381</text:p>
          </table:table-cell>
          <table:table-cell office:value-type="float" office:value="0.000130784730775645" calcext:value-type="float">
            <text:p>0.000130784730776</text:p>
          </table:table-cell>
          <table:table-cell office:value-type="float" office:value="0.000131926701761246" calcext:value-type="float">
            <text:p>0.000131926701761</text:p>
          </table:table-cell>
          <table:table-cell office:value-type="float" office:value="0.000133084086617326" calcext:value-type="float">
            <text:p>0.000133084086617</text:p>
          </table:table-cell>
          <table:table-cell office:value-type="float" office:value="0.000134257171260867" calcext:value-type="float">
            <text:p>0.000134257171261</text:p>
          </table:table-cell>
          <table:table-cell office:value-type="float" office:value="0.000135446248439346" calcext:value-type="float">
            <text:p>0.000135446248439</text:p>
          </table:table-cell>
          <table:table-cell office:value-type="float" office:value="0.000136651617932639" calcext:value-type="float">
            <text:p>0.000136651617933</text:p>
          </table:table-cell>
          <table:table-cell office:value-type="float" office:value="0.000137873586762567" calcext:value-type="float">
            <text:p>0.000137873586763</text:p>
          </table:table-cell>
          <table:table-cell office:value-type="float" office:value="0.000139112469408019" calcext:value-type="float">
            <text:p>0.000139112469408</text:p>
          </table:table-cell>
          <table:table-cell office:value-type="float" office:value="0.000140368588030128" calcext:value-type="float">
            <text:p>0.00014036858803</text:p>
          </table:table-cell>
          <table:table-cell office:value-type="float" office:value="0.000141642272703227" calcext:value-type="float">
            <text:p>0.000141642272703</text:p>
          </table:table-cell>
          <table:table-cell office:value-type="float" office:value="0.000142933861656014" calcext:value-type="float">
            <text:p>0.000142933861656</text:p>
          </table:table-cell>
          <table:table-cell office:value-type="float" office:value="0.000144243701520631" calcext:value-type="float">
            <text:p>0.000144243701521</text:p>
          </table:table-cell>
          <table:table-cell office:value-type="float" office:value="0.00014557214759155" calcext:value-type="float">
            <text:p>0.000145572147592</text:p>
          </table:table-cell>
          <table:table-cell office:value-type="float" office:value="0.000146919564092826" calcext:value-type="float">
            <text:p>0.000146919564093</text:p>
          </table:table-cell>
          <table:table-cell office:value-type="float" office:value="0.000148286324455669" calcext:value-type="float">
            <text:p>0.000148286324456</text:p>
          </table:table-cell>
          <table:table-cell office:value-type="float" office:value="0.000149672811608923" calcext:value-type="float">
            <text:p>0.000149672811609</text:p>
          </table:table-cell>
          <table:table-cell office:value-type="float" office:value="0.000151079418276003" calcext:value-type="float">
            <text:p>0.000151079418276</text:p>
          </table:table-cell>
          <table:table-cell office:value-type="float" office:value="0.000152506547286232" calcext:value-type="float">
            <text:p>0.000152506547286</text:p>
          </table:table-cell>
          <table:table-cell office:value-type="float" office:value="0.000153954611897493" calcext:value-type="float">
            <text:p>0.000153954611897</text:p>
          </table:table-cell>
          <table:table-cell office:value-type="float" office:value="0.000155424036131071" calcext:value-type="float">
            <text:p>0.000155424036131</text:p>
          </table:table-cell>
          <table:table-cell office:value-type="float" office:value="0.000156915255119029" calcext:value-type="float">
            <text:p>0.000156915255119</text:p>
          </table:table-cell>
          <table:table-cell office:value-type="float" office:value="0.000158428715465522" calcext:value-type="float">
            <text:p>0.000158428715466</text:p>
          </table:table-cell>
          <table:table-cell office:value-type="float" office:value="0.000159964875622051" calcext:value-type="float">
            <text:p>0.000159964875622</text:p>
          </table:table-cell>
          <table:table-cell office:value-type="float" office:value="0.000161524206278704" calcext:value-type="float">
            <text:p>0.000161524206279</text:p>
          </table:table-cell>
          <table:table-cell office:value-type="float" office:value="0.000163107190768534" calcext:value-type="float">
            <text:p>0.000163107190769</text:p>
          </table:table-cell>
          <table:table-cell office:value-type="float" office:value="0.000164714325490409" calcext:value-type="float">
            <text:p>0.00016471432549</text:p>
          </table:table-cell>
          <table:table-cell office:value-type="float" office:value="0.000166346120346827" calcext:value-type="float">
            <text:p>0.000166346120347</text:p>
          </table:table-cell>
          <table:table-cell office:value-type="float" office:value="0.000168003099202201" calcext:value-type="float">
            <text:p>0.000168003099202</text:p>
          </table:table-cell>
          <table:table-cell office:value-type="float" office:value="0.00016968580035687" calcext:value-type="float">
            <text:p>0.000169685800357</text:p>
          </table:table-cell>
          <table:table-cell office:value-type="float" office:value="0.000171394777042671" calcext:value-type="float">
            <text:p>0.000171394777043</text:p>
          </table:table-cell>
          <table:table-cell office:value-type="float" office:value="0.000173130597937646" calcext:value-type="float">
            <text:p>0.000173130597938</text:p>
          </table:table-cell>
          <table:table-cell office:value-type="float" office:value="0.000174893847703601" calcext:value-type="float">
            <text:p>0.000174893847704</text:p>
          </table:table-cell>
          <table:table-cell office:value-type="float" office:value="0.000176685127544743" calcext:value-type="float">
            <text:p>0.000176685127545</text:p>
          </table:table-cell>
          <table:table-cell office:value-type="float" office:value="0.000178505055791642" calcext:value-type="float">
            <text:p>0.000178505055792</text:p>
          </table:table-cell>
          <table:table-cell office:value-type="float" office:value="0.000180354268507916" calcext:value-type="float">
            <text:p>0.000180354268508</text:p>
          </table:table-cell>
          <table:table-cell office:value-type="float" office:value="0.000182233420125045" calcext:value-type="float">
            <text:p>0.000182233420125</text:p>
          </table:table-cell>
          <table:table-cell office:value-type="float" office:value="0.000184143184103355" calcext:value-type="float">
            <text:p>0.000184143184103</text:p>
          </table:table-cell>
          <table:table-cell office:value-type="float" office:value="0.000186084253622272" calcext:value-type="float">
            <text:p>0.000186084253622</text:p>
          </table:table-cell>
          <table:table-cell office:value-type="float" office:value="0.000188057342301124" calcext:value-type="float">
            <text:p>0.000188057342301</text:p>
          </table:table-cell>
          <table:table-cell office:value-type="float" office:value="0.000190063184950421" calcext:value-type="float">
            <text:p>0.00019006318495</text:p>
          </table:table-cell>
          <table:table-cell office:value-type="float" office:value="0.000192102538359155" calcext:value-type="float">
            <text:p>0.000192102538359</text:p>
          </table:table-cell>
          <table:table-cell office:value-type="float" office:value="0.000194176182114373" calcext:value-type="float">
            <text:p>0.000194176182114</text:p>
          </table:table-cell>
          <table:table-cell office:value-type="float" office:value="0.000196284919461467" calcext:value-type="float">
            <text:p>0.000196284919461</text:p>
          </table:table-cell>
          <table:table-cell office:value-type="float" office:value="0.000198429578199734" calcext:value-type="float">
            <text:p>0.0001984295782</text:p>
          </table:table-cell>
          <table:table-cell office:value-type="float" office:value="0.000200611011622553" calcext:value-type="float">
            <text:p>0.000200611011623</text:p>
          </table:table-cell>
          <table:table-cell office:value-type="float" office:value="0.000202830099499421" calcext:value-type="float">
            <text:p>0.000202830099499</text:p>
          </table:table-cell>
          <table:table-cell office:value-type="float" office:value="0.000205087749103701" calcext:value-type="float">
            <text:p>0.000205087749104</text:p>
          </table:table-cell>
          <table:table-cell office:value-type="float" office:value="0.000207384896290223" calcext:value-type="float">
            <text:p>0.00020738489629</text:p>
          </table:table-cell>
          <table:table-cell office:value-type="float" office:value="0.000209722506623162" calcext:value-type="float">
            <text:p>0.000209722506623</text:p>
          </table:table-cell>
          <table:table-cell office:value-type="float" office:value="0.000212101576557137" calcext:value-type="float">
            <text:p>0.000212101576557</text:p>
          </table:table-cell>
          <table:table-cell office:value-type="float" office:value="0.000214523134678656" calcext:value-type="float">
            <text:p>0.000214523134679</text:p>
          </table:table-cell>
          <table:table-cell office:value-type="float" office:value="0.00021698824300281" calcext:value-type="float">
            <text:p>0.000216988243003</text:p>
          </table:table-cell>
          <table:table-cell office:value-type="float" office:value="0.000219497998339599" calcext:value-type="float">
            <text:p>0.00021949799834</text:p>
          </table:table-cell>
          <table:table-cell office:value-type="float" office:value="0.000222053533723622" calcext:value-type="float">
            <text:p>0.000222053533724</text:p>
          </table:table-cell>
          <table:table-cell office:value-type="float" office:value="0.000224656019918245" calcext:value-type="float">
            <text:p>0.000224656019918</text:p>
          </table:table-cell>
          <table:table-cell office:value-type="float" office:value="0.000227306666993214" calcext:value-type="float">
            <text:p>0.000227306666993</text:p>
          </table:table-cell>
          <table:table-cell office:value-type="float" office:value="0.000230006725984865" calcext:value-type="float">
            <text:p>0.000230006725985</text:p>
          </table:table-cell>
          <table:table-cell office:value-type="float" office:value="0.000232757490641455" calcext:value-type="float">
            <text:p>0.000232757490641</text:p>
          </table:table-cell>
          <table:table-cell office:value-type="float" office:value="0.000235560299257575" calcext:value-type="float">
            <text:p>0.000235560299258</text:p>
          </table:table-cell>
          <table:table-cell office:value-type="float" office:value="0.000238416536606132" calcext:value-type="float">
            <text:p>0.000238416536606</text:p>
          </table:table-cell>
          <table:table-cell office:value-type="float" office:value="0.000241327635972238" calcext:value-type="float">
            <text:p>0.000241327635972</text:p>
          </table:table-cell>
          <table:table-cell office:value-type="float" office:value="0.000244295081295694" calcext:value-type="float">
            <text:p>0.000244295081296</text:p>
          </table:table-cell>
          <table:table-cell office:value-type="float" office:value="0.000247320409428611" calcext:value-type="float">
            <text:p>0.000247320409429</text:p>
          </table:table-cell>
          <table:table-cell office:value-type="float" office:value="0.000250405212517264" calcext:value-type="float">
            <text:p>0.000250405212517</text:p>
          </table:table-cell>
          <table:table-cell office:value-type="float" office:value="0.000253551140512896" calcext:value-type="float">
            <text:p>0.000253551140513</text:p>
          </table:table-cell>
          <table:table-cell office:value-type="float" office:value="0.000256759903824176" calcext:value-type="float">
            <text:p>0.000256759903824</text:p>
          </table:table-cell>
          <table:table-cell office:value-type="float" office:value="0.000260033276116869" calcext:value-type="float">
            <text:p>0.000260033276117</text:p>
          </table:table-cell>
          <table:table-cell office:value-type="float" office:value="0.000263373097273304" calcext:value-type="float">
            <text:p>0.000263373097273</text:p>
          </table:table-cell>
          <table:table-cell office:value-type="float" office:value="0.000266781276520834" calcext:value-type="float">
            <text:p>0.000266781276521</text:p>
          </table:table-cell>
          <table:table-cell office:value-type="float" office:value="0.000270259795741632" calcext:value-type="float">
            <text:p>0.000270259795742</text:p>
          </table:table-cell>
          <table:table-cell office:value-type="float" office:value="0.000273810712974961" calcext:value-type="float">
            <text:p>0.000273810712975</text:p>
          </table:table-cell>
          <table:table-cell office:value-type="float" office:value="0.000277436166128692" calcext:value-type="float">
            <text:p>0.000277436166129</text:p>
          </table:table-cell>
          <table:table-cell office:value-type="float" office:value="0.000281138376911776" calcext:value-type="float">
            <text:p>0.000281138376912</text:p>
          </table:table-cell>
          <table:table-cell office:value-type="float" office:value="0.000284919655002326" calcext:value-type="float">
            <text:p>0.000284919655002</text:p>
          </table:table-cell>
          <table:table-cell office:value-type="float" office:value="0.00028878240247416" calcext:value-type="float">
            <text:p>0.000288782402474</text:p>
          </table:table-cell>
          <table:table-cell office:value-type="float" office:value="0.000292729118493221" calcext:value-type="float">
            <text:p>0.000292729118493</text:p>
          </table:table-cell>
          <table:table-cell office:value-type="float" office:value="0.000296762404311168" calcext:value-type="float">
            <text:p>0.000296762404311</text:p>
          </table:table-cell>
          <table:table-cell office:value-type="float" office:value="0.00030088496857087" calcext:value-type="float">
            <text:p>0.000300884968571</text:p>
          </table:table-cell>
          <table:table-cell office:value-type="float" office:value="0.000305099632953812" calcext:value-type="float">
            <text:p>0.000305099632954</text:p>
          </table:table-cell>
          <table:table-cell office:value-type="float" office:value="0.000309409338193469" calcext:value-type="float">
            <text:p>0.000309409338193</text:p>
          </table:table-cell>
          <table:table-cell office:value-type="float" office:value="0.00031381715048037" calcext:value-type="float">
            <text:p>0.00031381715048</text:p>
          </table:table-cell>
          <table:table-cell office:value-type="float" office:value="0.000318326268294173" calcext:value-type="float">
            <text:p>0.000318326268294</text:p>
          </table:table-cell>
          <table:table-cell office:value-type="float" office:value="0.000322940029693026" calcext:value-type="float">
            <text:p>0.000322940029693</text:p>
          </table:table-cell>
          <table:table-cell office:value-type="float" office:value="0.000327661920099705" calcext:value-type="float">
            <text:p>0.0003276619201</text:p>
          </table:table-cell>
          <table:table-cell office:value-type="float" office:value="0.000332495580622846" calcext:value-type="float">
            <text:p>0.000332495580623</text:p>
          </table:table-cell>
          <table:table-cell office:value-type="float" office:value="0.000337444816958143" calcext:value-type="float">
            <text:p>0.000337444816958</text:p>
          </table:table-cell>
          <table:table-cell office:value-type="float" office:value="0.000342513608920818" calcext:value-type="float">
            <text:p>0.000342513608921</text:p>
          </table:table-cell>
          <table:table-cell office:value-type="float" office:value="0.000347706120656731" calcext:value-type="float">
            <text:p>0.000347706120657</text:p>
          </table:table-cell>
          <table:table-cell office:value-type="float" office:value="0.000353026711600483" calcext:value-type="float">
            <text:p>0.0003530267116</text:p>
          </table:table-cell>
          <table:table-cell office:value-type="float" office:value="0.000358479948230143" calcext:value-type="float">
            <text:p>0.00035847994823</text:p>
          </table:table-cell>
          <table:table-cell office:value-type="float" office:value="0.000364070616709868" calcext:value-type="float">
            <text:p>0.00036407061671</text:p>
          </table:table-cell>
          <table:table-cell office:value-type="float" office:value="0.000369803736479417" calcext:value-type="float">
            <text:p>0.000369803736479</text:p>
          </table:table-cell>
          <table:table-cell office:value-type="float" office:value="0.00037568457489039" calcext:value-type="float">
            <text:p>0.00037568457489</text:p>
          </table:table-cell>
          <table:table-cell office:value-type="float" office:value="0.000381718662983326" calcext:value-type="float">
            <text:p>0.000381718662983</text:p>
          </table:table-cell>
          <table:table-cell office:value-type="float" office:value="0.000387911812503729" calcext:value-type="float">
            <text:p>0.000387911812504</text:p>
          </table:table-cell>
          <table:table-cell office:value-type="float" office:value="0.000394270134291859" calcext:value-type="float">
            <text:p>0.000394270134292</text:p>
          </table:table-cell>
          <table:table-cell office:value-type="float" office:value="0.000400800058160143" calcext:value-type="float">
            <text:p>0.00040080005816</text:p>
          </table:table-cell>
          <table:table-cell office:value-type="float" office:value="0.000407508354418466" calcext:value-type="float">
            <text:p>0.000407508354418</text:p>
          </table:table-cell>
          <table:table-cell office:value-type="float" office:value="0.000414402157205205" calcext:value-type="float">
            <text:p>0.000414402157205</text:p>
          </table:table-cell>
          <table:table-cell office:value-type="float" office:value="0.000421488989806135" calcext:value-type="float">
            <text:p>0.000421488989806</text:p>
          </table:table-cell>
          <table:table-cell office:value-type="float" office:value="0.000428776792170724" calcext:value-type="float">
            <text:p>0.000428776792171</text:p>
          </table:table-cell>
          <table:table-cell office:value-type="float" office:value="0.000436273950849015" calcext:value-type="float">
            <text:p>0.000436273950849</text:p>
          </table:table-cell>
          <table:table-cell office:value-type="float" office:value="0.000443989331610898" calcext:value-type="float">
            <text:p>0.000443989331611</text:p>
          </table:table-cell>
          <table:table-cell office:value-type="float" office:value="0.000451932315039925" calcext:value-type="float">
            <text:p>0.00045193231504</text:p>
          </table:table-cell>
          <table:table-cell office:value-type="float" office:value="0.000460112835422966" calcext:value-type="float">
            <text:p>0.000460112835423</text:p>
          </table:table-cell>
          <table:table-cell office:value-type="float" office:value="0.00046854142330869" calcext:value-type="float">
            <text:p>0.000468541423309</text:p>
          </table:table-cell>
          <table:table-cell office:value-type="float" office:value="0.000477229252152535" calcext:value-type="float">
            <text:p>0.000477229252153</text:p>
          </table:table-cell>
          <table:table-cell office:value-type="float" office:value="0.000486188189523925" calcext:value-type="float">
            <text:p>0.000486188189524</text:p>
          </table:table-cell>
          <table:table-cell office:value-type="float" office:value="0.000495430853411803" calcext:value-type="float">
            <text:p>0.000495430853412</text:p>
          </table:table-cell>
          <table:table-cell office:value-type="float" office:value="0.000504970674246871" calcext:value-type="float">
            <text:p>0.000504970674247</text:p>
          </table:table-cell>
          <table:table-cell office:value-type="float" office:value="0.000514821963337951" calcext:value-type="float">
            <text:p>0.000514821963338</text:p>
          </table:table-cell>
          <table:table-cell office:value-type="float" office:value="0.000524999988530296" calcext:value-type="float">
            <text:p>0.00052499998853</text:p>
          </table:table-cell>
          <table:table-cell office:value-type="float" office:value="0.000535521058003527" calcext:value-type="float">
            <text:p>0.000535521058004</text:p>
          </table:table-cell>
          <table:table-cell office:value-type="float" office:value="0.000546402613275306" calcext:value-type="float">
            <text:p>0.000546402613275</text:p>
          </table:table-cell>
          <table:table-cell office:value-type="float" office:value="0.000557663332626676" calcext:value-type="float">
            <text:p>0.000557663332627</text:p>
          </table:table-cell>
          <table:table-cell office:value-type="float" office:value="0.000569323246376303" calcext:value-type="float">
            <text:p>0.000569323246376</text:p>
          </table:table-cell>
          <table:table-cell office:value-type="float" office:value="0.00058140386563009" calcext:value-type="float">
            <text:p>0.00058140386563</text:p>
          </table:table-cell>
          <table:table-cell office:value-type="float" office:value="0.000593928326435904" calcext:value-type="float">
            <text:p>0.000593928326436</text:p>
          </table:table-cell>
          <table:table-cell office:value-type="float" office:value="0.000606921551561144" calcext:value-type="float">
            <text:p>0.000606921551561</text:p>
          </table:table-cell>
          <table:table-cell office:value-type="float" office:value="0.000620410432508861" calcext:value-type="float">
            <text:p>0.000620410432509</text:p>
          </table:table-cell>
          <table:table-cell office:value-type="float" office:value="0.000634424034846624" calcext:value-type="float">
            <text:p>0.000634424034847</text:p>
          </table:table-cell>
          <table:table-cell office:value-type="float" office:value="0.000648993830463627" calcext:value-type="float">
            <text:p>0.000648993830464</text:p>
          </table:table-cell>
          <table:table-cell office:value-type="float" office:value="0.000664153961041295" calcext:value-type="float">
            <text:p>0.000664153961041</text:p>
          </table:table-cell>
          <table:table-cell office:value-type="float" office:value="0.000679941537817558" calcext:value-type="float">
            <text:p>0.000679941537818</text:p>
          </table:table-cell>
          <table:table-cell office:value-type="float" office:value="0.000696396983727673" calcext:value-type="float">
            <text:p>0.000696396983728</text:p>
          </table:table-cell>
          <table:table-cell office:value-type="float" office:value="0.000713564425172427" calcext:value-type="float">
            <text:p>0.000713564425172</text:p>
          </table:table-cell>
          <table:table-cell office:value-type="float" office:value="0.000731492142155766" calcext:value-type="float">
            <text:p>0.000731492142156</text:p>
          </table:table-cell>
          <table:table-cell office:value-type="float" office:value="0.000750233087352766" calcext:value-type="float">
            <text:p>0.000750233087353</text:p>
          </table:table-cell>
          <table:table-cell office:value-type="float" office:value="0.000769845486913928" calcext:value-type="float">
            <text:p>0.000769845486914</text:p>
          </table:table-cell>
          <table:table-cell office:value-type="float" office:value="0.000790393538637694" calcext:value-type="float">
            <text:p>0.000790393538638</text:p>
          </table:table-cell>
          <table:table-cell office:value-type="float" office:value="0.000811948226686195" calcext:value-type="float">
            <text:p>0.000811948226686</text:p>
          </table:table-cell>
          <table:table-cell office:value-type="float" office:value="0.000834588276458839" calcext:value-type="float">
            <text:p>0.000834588276459</text:p>
          </table:table-cell>
          <table:table-cell office:value-type="float" office:value="0.000858401278944859" calcext:value-type="float">
            <text:p>0.000858401278945</text:p>
          </table:table-cell>
          <table:table-cell office:value-type="float" office:value="0.000883485021109085" calcext:value-type="float">
            <text:p>0.000883485021109</text:p>
          </table:table-cell>
          <table:table-cell office:value-type="float" office:value="0.000909949068223469" calcext:value-type="float">
            <text:p>0.000909949068223</text:p>
          </table:table-cell>
          <table:table-cell office:value-type="float" office:value="0.000937916656186617" calcext:value-type="float">
            <text:p>0.000937916656187</text:p>
          </table:table-cell>
          <table:table-cell office:value-type="float" office:value="0.000967526967745914" calcext:value-type="float">
            <text:p>0.000967526967746</text:p>
          </table:table-cell>
          <table:table-cell office:value-type="float" office:value="0.000998937887435447" calcext:value-type="float">
            <text:p>0.000998937887435</text:p>
          </table:table-cell>
          <table:table-cell office:value-type="float" office:value="0.00103232935791451" calcext:value-type="float">
            <text:p>0.001032329357915</text:p>
          </table:table-cell>
          <table:table-cell office:value-type="float" office:value="0.00106790749772438" calcext:value-type="float">
            <text:p>0.001067907497724</text:p>
          </table:table-cell>
          <table:table-cell office:value-type="float" office:value="0.00110590969120982" calcext:value-type="float">
            <text:p>0.00110590969121</text:p>
          </table:table-cell>
          <table:table-cell office:value-type="float" office:value="0.00114661093081481" calcext:value-type="float">
            <text:p>0.001146610930815</text:p>
          </table:table-cell>
          <table:table-cell office:value-type="float" office:value="0.00119033178832239" calcext:value-type="float">
            <text:p>0.001190331788322</text:p>
          </table:table-cell>
          <table:table-cell office:value-type="float" office:value="0.00123744852683462" calcext:value-type="float">
            <text:p>0.001237448526835</text:p>
          </table:table-cell>
          <table:table-cell office:value-type="float" office:value="0.00128840605759335" calcext:value-type="float">
            <text:p>0.001288406057593</text:p>
          </table:table-cell>
          <table:table-cell office:value-type="float" office:value="0.00134373472314223" calcext:value-type="float">
            <text:p>0.001343734723142</text:p>
          </table:table-cell>
          <table:table-cell office:value-type="float" office:value="0.00140407229459678" calcext:value-type="float">
            <text:p>0.001404072294597</text:p>
          </table:table-cell>
          <table:table-cell office:value-type="float" office:value="0.00147019317581672" calcext:value-type="float">
            <text:p>0.001470193175817</text:p>
          </table:table-cell>
          <table:table-cell office:value-type="float" office:value="0.00154304772464531" calcext:value-type="float">
            <text:p>0.001543047724645</text:p>
          </table:table-cell>
          <table:table-cell office:value-type="float" office:value="0.00162381602000705" calcext:value-type="float">
            <text:p>0.001623816020007</text:p>
          </table:table-cell>
          <table:table-cell office:value-type="float" office:value="0.00171398264508718" calcext:value-type="float">
            <text:p>0.001713982645087</text:p>
          </table:table-cell>
          <table:table-cell office:value-type="float" office:value="0.00181544268296858" calcext:value-type="float">
            <text:p>0.001815442682969</text:p>
          </table:table-cell>
          <table:table-cell office:value-type="float" office:value="0.00193065514152021" calcext:value-type="float">
            <text:p>0.00193065514152</text:p>
          </table:table-cell>
          <table:table-cell office:value-type="float" office:value="0.00206287031023471" calcext:value-type="float">
            <text:p>0.002062870310235</text:p>
          </table:table-cell>
          <table:table-cell office:value-type="float" office:value="0.0022164756892335" calcext:value-type="float">
            <text:p>0.002216475689234</text:p>
          </table:table-cell>
          <table:table-cell office:value-type="float" office:value="0.00239753824689842" calcext:value-type="float">
            <text:p>0.002397538246898</text:p>
          </table:table-cell>
          <table:table-cell office:value-type="float" office:value="0.00261468358366089" calcext:value-type="float">
            <text:p>0.002614683583661</text:p>
          </table:table-cell>
          <table:table-cell office:value-type="float" office:value="0.00288057677989622" calcext:value-type="float">
            <text:p>0.002880576779896</text:p>
          </table:table-cell>
          <table:table-cell office:value-type="float" office:value="0.00321452608106958" calcext:value-type="float">
            <text:p>0.00321452608107</text:p>
          </table:table-cell>
          <table:table-cell office:value-type="float" office:value="0.00364728181408682" calcext:value-type="float">
            <text:p>0.003647281814087</text:p>
          </table:table-cell>
          <table:table-cell office:value-type="float" office:value="0.00423031926737372" calcext:value-type="float">
            <text:p>0.004230319267374</text:p>
          </table:table-cell>
          <table:table-cell office:value-type="float" office:value="0.00505449405579818" calcext:value-type="float">
            <text:p>0.005054494055798</text:p>
          </table:table-cell>
          <table:table-cell office:value-type="float" office:value="0.00628702267022312" calcext:value-type="float">
            <text:p>0.006287022670223</text:p>
          </table:table-cell>
          <table:table-cell office:value-type="float" office:value="0.0082274673310479" calcext:value-type="float">
            <text:p>0.008227467331048</text:p>
          </table:table-cell>
          <table:table-cell office:value-type="float" office:value="0.0112513933772101" calcext:value-type="float">
            <text:p>0.01125139337721</text:p>
          </table:table-cell>
          <table:table-cell office:value-type="float" office:value="0.0151292691853275" calcext:value-type="float">
            <text:p>0.015129269185328</text:p>
          </table:table-cell>
          <table:table-cell office:value-type="float" office:value="0.0185565707824818" calcext:value-type="float">
            <text:p>0.018556570782482</text:p>
          </table:table-cell>
          <table:table-cell office:value-type="float" office:value="0.0208785370570232" calcext:value-type="float">
            <text:p>0.020878537057023</text:p>
          </table:table-cell>
          <table:table-cell office:value-type="float" office:value="0.0223805236156131" calcext:value-type="float">
            <text:p>0.022380523615613</text:p>
          </table:table-cell>
          <table:table-cell office:value-type="float" office:value="0.0234054066307592" calcext:value-type="float">
            <text:p>0.023405406630759</text:p>
          </table:table-cell>
          <table:table-cell office:value-type="float" office:value="0.0241554300269697" calcext:value-type="float">
            <text:p>0.02415543002697</text:p>
          </table:table-cell>
          <table:table-cell office:value-type="float" office:value="0.0247399539584402" calcext:value-type="float">
            <text:p>0.02473995395844</text:p>
          </table:table-cell>
          <table:table-cell office:value-type="float" office:value="0.025219908545202" calcext:value-type="float">
            <text:p>0.025219908545202</text:p>
          </table:table-cell>
          <table:table-cell office:value-type="float" office:value="0.025631100049626" calcext:value-type="float">
            <text:p>0.025631100049626</text:p>
          </table:table-cell>
          <table:table-cell office:value-type="float" office:value="0.025995740770143" calcext:value-type="float">
            <text:p>0.025995740770143</text:p>
          </table:table-cell>
          <table:table-cell office:value-type="float" office:value="0.0263283178603761" calcext:value-type="float">
            <text:p>0.026328317860376</text:p>
          </table:table-cell>
          <table:table-cell office:value-type="float" office:value="0.0266387258988701" calcext:value-type="float">
            <text:p>0.02663872589887</text:p>
          </table:table-cell>
          <table:table-cell office:value-type="float" office:value="0.0269340236974323" calcext:value-type="float">
            <text:p>0.026934023697432</text:p>
          </table:table-cell>
          <table:table-cell office:value-type="float" office:value="0.0272194671404142" calcext:value-type="float">
            <text:p>0.027219467140414</text:p>
          </table:table-cell>
          <table:table-cell office:value-type="float" office:value="0.0274991442683766" calcext:value-type="float">
            <text:p>0.027499144268377</text:p>
          </table:table-cell>
          <table:table-cell office:value-type="float" office:value="0.0277763835430103" calcext:value-type="float">
            <text:p>0.02777638354301</text:p>
          </table:table-cell>
          <table:table-cell office:value-type="float" office:value="0.0280540290034024" calcext:value-type="float">
            <text:p>0.028054029003402</text:p>
          </table:table-cell>
          <table:table-cell office:value-type="float" office:value="0.0283346360682513" calcext:value-type="float">
            <text:p>0.028334636068251</text:p>
          </table:table-cell>
          <table:table-cell office:value-type="float" office:value="0.0286206203789335" calcext:value-type="float">
            <text:p>0.028620620378934</text:p>
          </table:table-cell>
          <table:table-cell office:value-type="float" office:value="0.0289143804323047" calcext:value-type="float">
            <text:p>0.028914380432305</text:p>
          </table:table-cell>
          <table:table-cell office:value-type="float" office:value="0.0292184084555761" calcext:value-type="float">
            <text:p>0.029218408455576</text:p>
          </table:table-cell>
          <table:table-cell office:value-type="float" office:value="0.029535400847021" calcext:value-type="float">
            <text:p>0.029535400847021</text:p>
          </table:table-cell>
          <table:table-cell office:value-type="float" office:value="0.0298683784846339" calcext:value-type="float">
            <text:p>0.029868378484634</text:p>
          </table:table-cell>
          <table:table-cell office:value-type="float" office:value="0.0302208278643832" calcext:value-type="float">
            <text:p>0.030220827864383</text:p>
          </table:table-cell>
          <table:table-cell office:value-type="float" office:value="0.030596876378842" calcext:value-type="float">
            <text:p>0.030596876378842</text:p>
          </table:table-cell>
          <table:table-cell office:value-type="float" office:value="0.0310015194929897" calcext:value-type="float">
            <text:p>0.03100151949299</text:p>
          </table:table-cell>
          <table:table-cell office:value-type="float" office:value="0.0314409250223866" calcext:value-type="float">
            <text:p>0.031440925022387</text:p>
          </table:table-cell>
          <table:table-cell office:value-type="float" office:value="0.0319228518401991" calcext:value-type="float">
            <text:p>0.031922851840199</text:p>
          </table:table-cell>
          <table:table-cell office:value-type="float" office:value="0.0324572401104575" calcext:value-type="float">
            <text:p>0.032457240110458</text:p>
          </table:table-cell>
          <table:table-cell office:value-type="float" office:value="0.0330570629042136" calcext:value-type="float">
            <text:p>0.033057062904214</text:p>
          </table:table-cell>
          <table:table-cell office:value-type="float" office:value="0.0337395845857977" calcext:value-type="float">
            <text:p>0.033739584585798</text:p>
          </table:table-cell>
          <table:table-cell office:value-type="float" office:value="0.0345282681006431" calcext:value-type="float">
            <text:p>0.034528268100643</text:p>
          </table:table-cell>
          <table:table-cell office:value-type="float" office:value="0.0354557471755933" calcext:value-type="float">
            <text:p>0.035455747175593</text:p>
          </table:table-cell>
          <table:table-cell office:value-type="float" office:value="0.0365686029784824" calcext:value-type="float">
            <text:p>0.036568602978483</text:p>
          </table:table-cell>
          <table:table-cell office:value-type="float" office:value="0.0379353101125014" calcext:value-type="float">
            <text:p>0.037935310112501</text:p>
          </table:table-cell>
          <table:table-cell office:value-type="float" office:value="0.0396599759518488" calcext:value-type="float">
            <text:p>0.039659975951849</text:p>
          </table:table-cell>
          <table:table-cell office:value-type="float" office:value="0.0419071422992529" calcext:value-type="float">
            <text:p>0.041907142299253</text:p>
          </table:table-cell>
          <table:table-cell office:value-type="float" office:value="0.0449486974370679" calcext:value-type="float">
            <text:p>0.044948697437068</text:p>
          </table:table-cell>
          <table:table-cell office:value-type="float" office:value="0.0492568725450167" calcext:value-type="float">
            <text:p>0.049256872545017</text:p>
          </table:table-cell>
          <table:table-cell office:value-type="float" office:value="0.0556951697723568" calcext:value-type="float">
            <text:p>0.055695169772357</text:p>
          </table:table-cell>
          <table:table-cell office:value-type="float" office:value="0.0659022779606376" calcext:value-type="float">
            <text:p>0.065902277960638</text:p>
          </table:table-cell>
          <table:table-cell office:value-type="float" office:value="0.0828631119043046" calcext:value-type="float">
            <text:p>0.082863111904305</text:p>
          </table:table-cell>
          <table:table-cell office:value-type="float" office:value="0.110034686962101" calcext:value-type="float">
            <text:p>0.110034686962101</text:p>
          </table:table-cell>
          <table:table-cell office:value-type="float" office:value="0.141706094192218" calcext:value-type="float">
            <text:p>0.141706094192218</text:p>
          </table:table-cell>
          <table:table-cell office:value-type="float" office:value="0.156991269565891" calcext:value-type="float">
            <text:p>0.156991269565891</text:p>
          </table:table-cell>
          <table:table-cell office:value-type="float" office:value="0.153718485175755" calcext:value-type="float">
            <text:p>0.153718485175755</text:p>
          </table:table-cell>
          <table:table-cell office:value-type="float" office:value="0.144464092322146" calcext:value-type="float">
            <text:p>0.144464092322146</text:p>
          </table:table-cell>
          <table:table-cell office:value-type="float" office:value="0.135219677559738" calcext:value-type="float">
            <text:p>0.135219677559738</text:p>
          </table:table-cell>
          <table:table-cell office:value-type="float" office:value="0.12731227000958" calcext:value-type="float">
            <text:p>0.12731227000958</text:p>
          </table:table-cell>
          <table:table-cell office:value-type="float" office:value="0.120759940661847" calcext:value-type="float">
            <text:p>0.120759940661847</text:p>
          </table:table-cell>
          <table:table-cell office:value-type="float" office:value="0.11532931703737" calcext:value-type="float">
            <text:p>0.11532931703737</text:p>
          </table:table-cell>
          <table:table-cell office:value-type="float" office:value="0.110786788743433" calcext:value-type="float">
            <text:p>0.110786788743433</text:p>
          </table:table-cell>
          <table:table-cell office:value-type="float" office:value="0.106944514604791" calcext:value-type="float">
            <text:p>0.106944514604791</text:p>
          </table:table-cell>
          <table:table-cell office:value-type="float" office:value="0.103659251344169" calcext:value-type="float">
            <text:p>0.103659251344169</text:p>
          </table:table-cell>
          <table:table-cell office:value-type="float" office:value="0.100822785595233" calcext:value-type="float">
            <text:p>0.100822785595233</text:p>
          </table:table-cell>
          <table:table-cell office:value-type="float" office:value="0.0983529122729444" calcext:value-type="float">
            <text:p>0.098352912272944</text:p>
          </table:table-cell>
          <table:table-cell office:value-type="float" office:value="0.096186496610056" calcext:value-type="float">
            <text:p>0.096186496610056</text:p>
          </table:table-cell>
          <table:table-cell office:value-type="float" office:value="0.0942744351948191" calcext:value-type="float">
            <text:p>0.094274435194819</text:p>
          </table:table-cell>
          <table:table-cell office:value-type="float" office:value="0.0925780498641273" calcext:value-type="float">
            <text:p>0.092578049864127</text:p>
          </table:table-cell>
          <table:table-cell office:value-type="float" office:value="0.0910665033947703" calcext:value-type="float">
            <text:p>0.09106650339477</text:p>
          </table:table-cell>
          <table:table-cell office:value-type="float" office:value="0.0897149322138522" calcext:value-type="float">
            <text:p>0.089714932213852</text:p>
          </table:table-cell>
          <table:table-cell office:value-type="float" office:value="0.0885030822119072" calcext:value-type="float">
            <text:p>0.088503082211907</text:p>
          </table:table-cell>
          <table:table-cell office:value-type="float" office:value="0.0874143000383755" calcext:value-type="float">
            <text:p>0.087414300038376</text:p>
          </table:table-cell>
          <table:table-cell office:value-type="float" office:value="0.0864347781452783" calcext:value-type="float">
            <text:p>0.086434778145278</text:p>
          </table:table-cell>
          <table:table-cell office:value-type="float" office:value="0.0855529830590871" calcext:value-type="float">
            <text:p>0.085552983059087</text:p>
          </table:table-cell>
          <table:table-cell office:value-type="float" office:value="0.0847592175463651" calcext:value-type="float">
            <text:p>0.084759217546365</text:p>
          </table:table-cell>
          <table:table-cell office:value-type="float" office:value="0.0840452817881428" calcext:value-type="float">
            <text:p>0.084045281788143</text:p>
          </table:table-cell>
          <table:table-cell office:value-type="float" office:value="0.0834042086162251" calcext:value-type="float">
            <text:p>0.083404208616225</text:p>
          </table:table-cell>
          <table:table-cell office:value-type="float" office:value="0.0828300547696284" calcext:value-type="float">
            <text:p>0.082830054769628</text:p>
          </table:table-cell>
          <table:table-cell office:value-type="float" office:value="0.0823177349792984" calcext:value-type="float">
            <text:p>0.082317734979298</text:p>
          </table:table-cell>
          <table:table-cell office:value-type="float" office:value="0.0818628891337588" calcext:value-type="float">
            <text:p>0.081862889133759</text:p>
          </table:table-cell>
          <table:table-cell office:value-type="float" office:value="0.0814617752517991" calcext:value-type="float">
            <text:p>0.081461775251799</text:p>
          </table:table-cell>
          <table:table-cell office:value-type="float" office:value="0.0811111827838129" calcext:value-type="float">
            <text:p>0.081111182783813</text:p>
          </table:table-cell>
          <table:table-cell office:value-type="float" office:value="0.0808083620806535" calcext:value-type="float">
            <text:p>0.080808362080654</text:p>
          </table:table-cell>
          <table:table-cell office:value-type="float" office:value="0.0805509668453503" calcext:value-type="float">
            <text:p>0.08055096684535</text:p>
          </table:table-cell>
          <table:table-cell office:value-type="float" office:value="0.0803370071143692" calcext:value-type="float">
            <text:p>0.080337007114369</text:p>
          </table:table-cell>
          <table:table-cell office:value-type="float" office:value="0.0801648108685354" calcext:value-type="float">
            <text:p>0.080164810868536</text:p>
          </table:table-cell>
          <table:table-cell office:value-type="float" office:value="0.0800329927970304" calcext:value-type="float">
            <text:p>0.080032992797031</text:p>
          </table:table-cell>
          <table:table-cell office:value-type="float" office:value="0.0799404290653271" calcext:value-type="float">
            <text:p>0.079940429065327</text:p>
          </table:table-cell>
          <table:table-cell office:value-type="float" office:value="0.0798862371944555" calcext:value-type="float">
            <text:p>0.079886237194456</text:p>
          </table:table-cell>
          <table:table-cell office:value-type="float" office:value="0.0798697603628895" calcext:value-type="float">
            <text:p>0.07986976036289</text:p>
          </table:table-cell>
          <table:table-cell office:value-type="float" office:value="0.0798905556072772" calcext:value-type="float">
            <text:p>0.079890555607277</text:p>
          </table:table-cell>
          <table:table-cell office:value-type="float" office:value="0.0799483855345312" calcext:value-type="float">
            <text:p>0.079948385534531</text:p>
          </table:table-cell>
          <table:table-cell office:value-type="float" office:value="0.0800432132734762" calcext:value-type="float">
            <text:p>0.080043213273476</text:p>
          </table:table-cell>
          <table:table-cell office:value-type="float" office:value="0.0801752004956981" calcext:value-type="float">
            <text:p>0.080175200495698</text:p>
          </table:table-cell>
          <table:table-cell office:value-type="float" office:value="0.0803447084277556" calcext:value-type="float">
            <text:p>0.080344708427756</text:p>
          </table:table-cell>
          <table:table-cell office:value-type="float" office:value="0.0805523018651105" calcext:value-type="float">
            <text:p>0.080552301865111</text:p>
          </table:table-cell>
          <table:table-cell office:value-type="float" office:value="0.0807987562862899" calcext:value-type="float">
            <text:p>0.08079875628629</text:p>
          </table:table-cell>
          <table:table-cell office:value-type="float" office:value="0.0810850682581634" calcext:value-type="float">
            <text:p>0.081085068258163</text:p>
          </table:table-cell>
          <table:table-cell office:value-type="float" office:value="0.0814124694243264" calcext:value-type="float">
            <text:p>0.081412469424326</text:p>
          </table:table-cell>
          <table:table-cell office:value-type="float" office:value="0.0817824444835677" calcext:value-type="float">
            <text:p>0.081782444483568</text:p>
          </table:table-cell>
          <table:table-cell office:value-type="float" office:value="0.0821967537003798" calcext:value-type="float">
            <text:p>0.08219675370038</text:p>
          </table:table-cell>
          <table:table-cell office:value-type="float" office:value="0.0826574606520629" calcext:value-type="float">
            <text:p>0.082657460652063</text:p>
          </table:table-cell>
          <table:table-cell office:value-type="float" office:value="0.0831669661169043" calcext:value-type="float">
            <text:p>0.083166966116904</text:p>
          </table:table-cell>
          <table:table-cell office:value-type="float" office:value="0.0837280492578999" calcext:value-type="float">
            <text:p>0.0837280492579</text:p>
          </table:table-cell>
          <table:table-cell office:value-type="float" office:value="0.0843439175734419" calcext:value-type="float">
            <text:p>0.084343917573442</text:p>
          </table:table-cell>
          <table:table-cell office:value-type="float" office:value="0.0850182674931376" calcext:value-type="float">
            <text:p>0.085018267493138</text:p>
          </table:table-cell>
          <table:table-cell office:value-type="float" office:value="0.0857553580245527" calcext:value-type="float">
            <text:p>0.085755358024553</text:p>
          </table:table-cell>
          <table:table-cell office:value-type="float" office:value="0.0865601005481391" calcext:value-type="float">
            <text:p>0.086560100548139</text:p>
          </table:table-cell>
          <table:table-cell office:value-type="float" office:value="0.0874381687727339" calcext:value-type="float">
            <text:p>0.087438168772734</text:p>
          </table:table-cell>
          <table:table-cell office:value-type="float" office:value="0.0883961340871052" calcext:value-type="float">
            <text:p>0.088396134087105</text:p>
          </table:table-cell>
          <table:table-cell office:value-type="float" office:value="0.0894416331940027" calcext:value-type="float">
            <text:p>0.089441633194003</text:p>
          </table:table-cell>
          <table:table-cell office:value-type="float" office:value="0.0905835771644975" calcext:value-type="float">
            <text:p>0.090583577164498</text:p>
          </table:table-cell>
          <table:table-cell office:value-type="float" office:value="0.0918324141525911" calcext:value-type="float">
            <text:p>0.091832414152591</text:p>
          </table:table-cell>
          <table:table-cell office:value-type="float" office:value="0.0932004623308705" calcext:value-type="float">
            <text:p>0.093200462330871</text:p>
          </table:table-cell>
          <table:table-cell office:value-type="float" office:value="0.0947023356924026" calcext:value-type="float">
            <text:p>0.094702335692403</text:p>
          </table:table-cell>
          <table:table-cell office:value-type="float" office:value="0.0963554940271742" calcext:value-type="float">
            <text:p>0.096355494027174</text:p>
          </table:table-cell>
          <table:table-cell office:value-type="float" office:value="0.0981809608505176" calcext:value-type="float">
            <text:p>0.098180960850518</text:p>
          </table:table-cell>
          <table:table-cell office:value-type="float" office:value="0.100204271190503" calcext:value-type="float">
            <text:p>0.100204271190503</text:p>
          </table:table-cell>
          <table:table-cell office:value-type="float" office:value="0.10245673772307" calcext:value-type="float">
            <text:p>0.10245673772307</text:p>
          </table:table-cell>
          <table:table-cell office:value-type="float" office:value="0.104977162908763" calcext:value-type="float">
            <text:p>0.104977162908763</text:p>
          </table:table-cell>
          <table:table-cell office:value-type="float" office:value="0.10781418235961" calcext:value-type="float">
            <text:p>0.10781418235961</text:p>
          </table:table-cell>
          <table:table-cell office:value-type="float" office:value="0.111029507848572" calcext:value-type="float">
            <text:p>0.111029507848572</text:p>
          </table:table-cell>
          <table:table-cell office:value-type="float" office:value="0.114702452382208" calcext:value-type="float">
            <text:p>0.114702452382208</text:p>
          </table:table-cell>
          <table:table-cell office:value-type="float" office:value="0.118936253108413" calcext:value-type="float">
            <text:p>0.118936253108413</text:p>
          </table:table-cell>
          <table:table-cell office:value-type="float" office:value="0.123866776952379" calcext:value-type="float">
            <text:p>0.123866776952379</text:p>
          </table:table-cell>
          <table:table-cell office:value-type="float" office:value="0.129673840689321" calcext:value-type="float">
            <text:p>0.129673840689321</text:p>
          </table:table-cell>
          <table:table-cell office:value-type="float" office:value="0.136593216537962" calcext:value-type="float">
            <text:p>0.136593216537962</text:p>
          </table:table-cell>
          <table:table-cell office:value-type="float" office:value="0.144918102131318" calcext:value-type="float">
            <text:p>0.144918102131318</text:p>
          </table:table-cell>
          <table:table-cell office:value-type="float" office:value="0.154941393922179" calcext:value-type="float">
            <text:p>0.154941393922179</text:p>
          </table:table-cell>
          <table:table-cell office:value-type="float" office:value="0.166640490489173" calcext:value-type="float">
            <text:p>0.166640490489173</text:p>
          </table:table-cell>
          <table:table-cell office:value-type="float" office:value="0.178350389826663" calcext:value-type="float">
            <text:p>0.178350389826663</text:p>
          </table:table-cell>
          <table:table-cell office:value-type="float" office:value="0.182553294396315" calcext:value-type="float">
            <text:p>0.182553294396315</text:p>
          </table:table-cell>
          <table:table-cell office:value-type="float" office:value="0.163469255873828" calcext:value-type="float">
            <text:p>0.163469255873828</text:p>
          </table:table-cell>
          <table:table-cell office:value-type="float" office:value="0.123823287808495" calcext:value-type="float">
            <text:p>0.123823287808495</text:p>
          </table:table-cell>
          <table:table-cell office:value-type="float" office:value="0.0898219758865773" calcext:value-type="float">
            <text:p>0.089821975886577</text:p>
          </table:table-cell>
          <table:table-cell office:value-type="float" office:value="0.0686310736591151" calcext:value-type="float">
            <text:p>0.068631073659115</text:p>
          </table:table-cell>
          <table:table-cell office:value-type="float" office:value="0.0559129986249443" calcext:value-type="float">
            <text:p>0.055912998624944</text:p>
          </table:table-cell>
          <table:table-cell office:value-type="float" office:value="0.0479225301200097" calcext:value-type="float">
            <text:p>0.04792253012001</text:p>
          </table:table-cell>
          <table:table-cell office:value-type="float" office:value="0.0426036072646409" calcext:value-type="float">
            <text:p>0.042603607264641</text:p>
          </table:table-cell>
          <table:table-cell office:value-type="float" office:value="0.0388728251282823" calcext:value-type="float">
            <text:p>0.038872825128282</text:p>
          </table:table-cell>
          <table:table-cell office:value-type="float" office:value="0.0361377217918205" calcext:value-type="float">
            <text:p>0.036137721791821</text:p>
          </table:table-cell>
          <table:table-cell office:value-type="float" office:value="0.0340572142371196" calcext:value-type="float">
            <text:p>0.03405721423712</text:p>
          </table:table-cell>
          <table:table-cell office:value-type="float" office:value="0.0324249127828547" calcext:value-type="float">
            <text:p>0.032424912782855</text:p>
          </table:table-cell>
          <table:table-cell office:value-type="float" office:value="0.0311102593612069" calcext:value-type="float">
            <text:p>0.031110259361207</text:p>
          </table:table-cell>
          <table:table-cell office:value-type="float" office:value="0.0300274086176431" calcext:value-type="float">
            <text:p>0.030027408617643</text:p>
          </table:table-cell>
          <table:table-cell office:value-type="float" office:value="0.0291179894294585" calcext:value-type="float">
            <text:p>0.029117989429459</text:p>
          </table:table-cell>
          <table:table-cell office:value-type="float" office:value="0.0283411356850593" calcext:value-type="float">
            <text:p>0.028341135685059</text:p>
          </table:table-cell>
          <table:table-cell office:value-type="float" office:value="0.027667493920936" calcext:value-type="float">
            <text:p>0.027667493920936</text:p>
          </table:table-cell>
          <table:table-cell office:value-type="float" office:value="0.027075495301885" calcext:value-type="float">
            <text:p>0.027075495301885</text:p>
          </table:table-cell>
          <table:table-cell office:value-type="float" office:value="0.0265489640668011" calcext:value-type="float">
            <text:p>0.026548964066801</text:p>
          </table:table-cell>
          <table:table-cell office:value-type="float" office:value="0.0260755405331582" calcext:value-type="float">
            <text:p>0.026075540533158</text:p>
          </table:table-cell>
          <table:table-cell office:value-type="float" office:value="0.0256456149512659" calcext:value-type="float">
            <text:p>0.025645614951266</text:p>
          </table:table-cell>
          <table:table-cell office:value-type="float" office:value="0.0252515899224087" calcext:value-type="float">
            <text:p>0.025251589922409</text:p>
          </table:table-cell>
          <table:table-cell office:value-type="float" office:value="0.0248873588191316" calcext:value-type="float">
            <text:p>0.024887358819132</text:p>
          </table:table-cell>
          <table:table-cell office:value-type="float" office:value="0.0245479288178899" calcext:value-type="float">
            <text:p>0.02454792881789</text:p>
          </table:table-cell>
          <table:table-cell office:value-type="float" office:value="0.0242291420583432" calcext:value-type="float">
            <text:p>0.024229142058343</text:p>
          </table:table-cell>
          <table:table-cell office:value-type="float" office:value="0.0239274637930407" calcext:value-type="float">
            <text:p>0.023927463793041</text:p>
          </table:table-cell>
          <table:table-cell office:value-type="float" office:value="0.023639815944095" calcext:value-type="float">
            <text:p>0.023639815944095</text:p>
          </table:table-cell>
          <table:table-cell office:value-type="float" office:value="0.0233634403725049" calcext:value-type="float">
            <text:p>0.023363440372505</text:p>
          </table:table-cell>
          <table:table-cell office:value-type="float" office:value="0.0230957795876495" calcext:value-type="float">
            <text:p>0.02309577958765</text:p>
          </table:table-cell>
          <table:table-cell office:value-type="float" office:value="0.02283436419136" calcext:value-type="float">
            <text:p>0.02283436419136</text:p>
          </table:table-cell>
          <table:table-cell office:value-type="float" office:value="0.0225766962474561" calcext:value-type="float">
            <text:p>0.022576696247456</text:p>
          </table:table-cell>
          <table:table-cell office:value-type="float" office:value="0.0223201157663864" calcext:value-type="float">
            <text:p>0.022320115766386</text:p>
          </table:table-cell>
          <table:table-cell office:value-type="float" office:value="0.0220616328218557" calcext:value-type="float">
            <text:p>0.022061632821856</text:p>
          </table:table-cell>
          <table:table-cell office:value-type="float" office:value="0.0217976987802142" calcext:value-type="float">
            <text:p>0.021797698780214</text:p>
          </table:table-cell>
          <table:table-cell office:value-type="float" office:value="0.0215238732767067" calcext:value-type="float">
            <text:p>0.021523873276707</text:p>
          </table:table-cell>
          <table:table-cell office:value-type="float" office:value="0.0212343118573374" calcext:value-type="float">
            <text:p>0.021234311857337</text:p>
          </table:table-cell>
          <table:table-cell office:value-type="float" office:value="0.0209209377512174" calcext:value-type="float">
            <text:p>0.020920937751217</text:p>
          </table:table-cell>
          <table:table-cell office:value-type="float" office:value="0.0205720375559176" calcext:value-type="float">
            <text:p>0.020572037555918</text:p>
          </table:table-cell>
          <table:table-cell office:value-type="float" office:value="0.0201697611909219" calcext:value-type="float">
            <text:p>0.020169761190922</text:p>
          </table:table-cell>
          <table:table-cell office:value-type="float" office:value="0.0196854416977288" calcext:value-type="float">
            <text:p>0.019685441697729</text:p>
          </table:table-cell>
          <table:table-cell office:value-type="float" office:value="0.0190704037502922" calcext:value-type="float">
            <text:p>0.019070403750292</text:p>
          </table:table-cell>
          <table:table-cell office:value-type="float" office:value="0.0182373870921845" calcext:value-type="float">
            <text:p>0.018237387092185</text:p>
          </table:table-cell>
          <table:table-cell office:value-type="float" office:value="0.0170251161141704" calcext:value-type="float">
            <text:p>0.01702511611417</text:p>
          </table:table-cell>
          <table:table-cell office:value-type="float" office:value="0.0151602438494597" calcext:value-type="float">
            <text:p>0.01516024384946</text:p>
          </table:table-cell>
          <table:table-cell office:value-type="float" office:value="0.0124152745098737" calcext:value-type="float">
            <text:p>0.012415274509874</text:p>
          </table:table-cell>
          <table:table-cell office:value-type="float" office:value="0.00931197361518561" calcext:value-type="float">
            <text:p>0.009311973615186</text:p>
          </table:table-cell>
          <table:table-cell office:value-type="float" office:value="0.006889960980449" calcext:value-type="float">
            <text:p>0.006889960980449</text:p>
          </table:table-cell>
          <table:table-cell office:value-type="float" office:value="0.00533211513567608" calcext:value-type="float">
            <text:p>0.005332115135676</text:p>
          </table:table-cell>
          <table:table-cell office:value-type="float" office:value="0.00433906972272935" calcext:value-type="float">
            <text:p>0.004339069722729</text:p>
          </table:table-cell>
          <table:table-cell office:value-type="float" office:value="0.00367203582484513" calcext:value-type="float">
            <text:p>0.003672035824845</text:p>
          </table:table-cell>
          <table:table-cell office:value-type="float" office:value="0.00319770538043468" calcext:value-type="float">
            <text:p>0.003197705380435</text:p>
          </table:table-cell>
          <table:table-cell office:value-type="float" office:value="0.00284363195766301" calcext:value-type="float">
            <text:p>0.002843631957663</text:p>
          </table:table-cell>
          <table:table-cell office:value-type="float" office:value="0.00256875762770697" calcext:value-type="float">
            <text:p>0.002568757627707</text:p>
          </table:table-cell>
          <table:table-cell office:value-type="float" office:value="0.00234854468451527" calcext:value-type="float">
            <text:p>0.002348544684515</text:p>
          </table:table-cell>
          <table:table-cell office:value-type="float" office:value="0.00216757708488326" calcext:value-type="float">
            <text:p>0.002167577084883</text:p>
          </table:table-cell>
          <table:table-cell office:value-type="float" office:value="0.00201573555139518" calcext:value-type="float">
            <text:p>0.002015735551395</text:p>
          </table:table-cell>
          <table:table-cell office:value-type="float" office:value="0.00188612226025011" calcext:value-type="float">
            <text:p>0.00188612226025</text:p>
          </table:table-cell>
          <table:table-cell office:value-type="float" office:value="0.00177388043379098" calcext:value-type="float">
            <text:p>0.001773880433791</text:p>
          </table:table-cell>
          <table:table-cell office:value-type="float" office:value="0.00167549348585682" calcext:value-type="float">
            <text:p>0.001675493485857</text:p>
          </table:table-cell>
          <table:table-cell office:value-type="float" office:value="0.00158835269439351" calcext:value-type="float">
            <text:p>0.001588352694394</text:p>
          </table:table-cell>
          <table:table-cell office:value-type="float" office:value="0.00151048136138047" calcext:value-type="float">
            <text:p>0.00151048136138</text:p>
          </table:table-cell>
          <table:table-cell office:value-type="float" office:value="0.00144035348760097" calcext:value-type="float">
            <text:p>0.001440353487601</text:p>
          </table:table-cell>
          <table:table-cell office:value-type="float" office:value="0.00137677138305001" calcext:value-type="float">
            <text:p>0.00137677138305</text:p>
          </table:table-cell>
          <table:table-cell office:value-type="float" office:value="0.00131878108926402" calcext:value-type="float">
            <text:p>0.001318781089264</text:p>
          </table:table-cell>
          <table:table-cell office:value-type="float" office:value="0.00126561268772477" calcext:value-type="float">
            <text:p>0.001265612687725</text:p>
          </table:table-cell>
          <table:table-cell office:value-type="float" office:value="0.00121663736682662" calcext:value-type="float">
            <text:p>0.001216637366827</text:p>
          </table:table-cell>
          <table:table-cell office:value-type="float" office:value="0.00117133601002109" calcext:value-type="float">
            <text:p>0.001171336010021</text:p>
          </table:table-cell>
          <table:table-cell office:value-type="float" office:value="0.00112927585426356" calcext:value-type="float">
            <text:p>0.001129275854264</text:p>
          </table:table-cell>
          <table:table-cell office:value-type="float" office:value="0.00109009289861891" calcext:value-type="float">
            <text:p>0.001090092898619</text:p>
          </table:table-cell>
          <table:table-cell office:value-type="float" office:value="0.00105347847410748" calcext:value-type="float">
            <text:p>0.001053478474107</text:p>
          </table:table-cell>
          <table:table-cell office:value-type="float" office:value="0.00101916886815393" calcext:value-type="float">
            <text:p>0.001019168868154</text:p>
          </table:table-cell>
          <table:table-cell office:value-type="float" office:value="0.000986937220861337" calcext:value-type="float">
            <text:p>0.000986937220861</text:p>
          </table:table-cell>
          <table:table-cell office:value-type="float" office:value="0.000956587131479286" calcext:value-type="float">
            <text:p>0.000956587131479</text:p>
          </table:table-cell>
          <table:table-cell office:value-type="float" office:value="0.000927947566754212" calcext:value-type="float">
            <text:p>0.000927947566754</text:p>
          </table:table-cell>
          <table:table-cell office:value-type="float" office:value="0.000900868770670123" calcext:value-type="float">
            <text:p>0.00090086877067</text:p>
          </table:table-cell>
          <table:table-cell office:value-type="float" office:value="0.000875218951929719" calcext:value-type="float">
            <text:p>0.00087521895193</text:p>
          </table:table-cell>
          <table:table-cell office:value-type="float" office:value="0.00085088158092095" calcext:value-type="float">
            <text:p>0.000850881580921</text:p>
          </table:table-cell>
          <table:table-cell office:value-type="float" office:value="0.000827753168379691" calcext:value-type="float">
            <text:p>0.00082775316838</text:p>
          </table:table-cell>
          <table:table-cell office:value-type="float" office:value="0.000805741427737955" calcext:value-type="float">
            <text:p>0.000805741427738</text:p>
          </table:table-cell>
          <table:table-cell office:value-type="float" office:value="0.000784763745388124" calcext:value-type="float">
            <text:p>0.000784763745388</text:p>
          </table:table-cell>
          <table:table-cell office:value-type="float" office:value="0.000764745899769585" calcext:value-type="float">
            <text:p>0.00076474589977</text:p>
          </table:table-cell>
          <table:table-cell office:value-type="float" office:value="0.000745620982854705" calcext:value-type="float">
            <text:p>0.000745620982855</text:p>
          </table:table-cell>
          <table:table-cell office:value-type="float" office:value="0.000727328487294799" calcext:value-type="float">
            <text:p>0.000727328487295</text:p>
          </table:table-cell>
          <table:table-cell office:value-type="float" office:value="0.000709813529960929" calcext:value-type="float">
            <text:p>0.000709813529961</text:p>
          </table:table-cell>
          <table:table-cell office:value-type="float" office:value="0.000693026188391581" calcext:value-type="float">
            <text:p>0.000693026188392</text:p>
          </table:table-cell>
          <table:table-cell office:value-type="float" office:value="0.000676920931220659" calcext:value-type="float">
            <text:p>0.000676920931221</text:p>
          </table:table-cell>
          <table:table-cell office:value-type="float" office:value="0.000661456127206502" calcext:value-type="float">
            <text:p>0.000661456127207</text:p>
          </table:table-cell>
          <table:table-cell office:value-type="float" office:value="0.000646593620317362" calcext:value-type="float">
            <text:p>0.000646593620317</text:p>
          </table:table-cell>
          <table:table-cell office:value-type="float" office:value="0.000632298360588479" calcext:value-type="float">
            <text:p>0.000632298360588</text:p>
          </table:table-cell>
          <table:table-cell office:value-type="float" office:value="0.000618538082262976" calcext:value-type="float">
            <text:p>0.000618538082263</text:p>
          </table:table-cell>
          <table:table-cell office:value-type="float" office:value="0.00060528302218527" calcext:value-type="float">
            <text:p>0.000605283022185</text:p>
          </table:table-cell>
          <table:table-cell office:value-type="float" office:value="0.000592505672610443" calcext:value-type="float">
            <text:p>0.00059250567261</text:p>
          </table:table-cell>
          <table:table-cell office:value-type="float" office:value="0.000580180563527939" calcext:value-type="float">
            <text:p>0.000580180563528</text:p>
          </table:table-cell>
          <table:table-cell office:value-type="float" office:value="0.00056828407040432" calcext:value-type="float">
            <text:p>0.000568284070404</text:p>
          </table:table-cell>
          <table:table-cell office:value-type="float" office:value="0.000556794243884849" calcext:value-type="float">
            <text:p>0.000556794243885</text:p>
          </table:table-cell>
          <table:table-cell office:value-type="float" office:value="0.000545690658533903" calcext:value-type="float">
            <text:p>0.000545690658534</text:p>
          </table:table-cell>
          <table:table-cell office:value-type="float" office:value="0.000534954278127912" calcext:value-type="float">
            <text:p>0.000534954278128</text:p>
          </table:table-cell>
          <table:table-cell office:value-type="float" office:value="0.000524567335382162" calcext:value-type="float">
            <text:p>0.000524567335382</text:p>
          </table:table-cell>
          <table:table-cell office:value-type="float" office:value="0.000514513224315937" calcext:value-type="float">
            <text:p>0.000514513224316</text:p>
          </table:table-cell>
          <table:table-cell office:value-type="float" office:value="0.000504776403688772" calcext:value-type="float">
            <text:p>0.000504776403689</text:p>
          </table:table-cell>
          <table:table-cell office:value-type="float" office:value="0.000495342310187269" calcext:value-type="float">
            <text:p>0.000495342310187</text:p>
          </table:table-cell>
          <table:table-cell office:value-type="float" office:value="0.000486197280202526" calcext:value-type="float">
            <text:p>0.000486197280203</text:p>
          </table:table-cell>
          <table:table-cell office:value-type="float" office:value="0.000477328479206772" calcext:value-type="float">
            <text:p>0.000477328479207</text:p>
          </table:table-cell>
          <table:table-cell office:value-type="float" office:value="0.000468723837861569" calcext:value-type="float">
            <text:p>0.000468723837862</text:p>
          </table:table-cell>
          <table:table-cell office:value-type="float" office:value="0.000460371994107737" calcext:value-type="float">
            <text:p>0.000460371994108</text:p>
          </table:table-cell>
          <table:table-cell office:value-type="float" office:value="0.000452262240577121" calcext:value-type="float">
            <text:p>0.000452262240577</text:p>
          </table:table-cell>
          <table:table-cell office:value-type="float" office:value="0.000444384476755577" calcext:value-type="float">
            <text:p>0.000444384476756</text:p>
          </table:table-cell>
          <table:table-cell office:value-type="float" office:value="0.000436729165390245" calcext:value-type="float">
            <text:p>0.00043672916539</text:p>
          </table:table-cell>
          <table:table-cell office:value-type="float" office:value="0.000429287292701588" calcext:value-type="float">
            <text:p>0.000429287292702</text:p>
          </table:table-cell>
          <table:table-cell office:value-type="float" office:value="0.000422050332009241" calcext:value-type="float">
            <text:p>0.000422050332009</text:p>
          </table:table-cell>
          <table:table-cell office:value-type="float" office:value="0.000415010210427497" calcext:value-type="float">
            <text:p>0.000415010210427</text:p>
          </table:table-cell>
          <table:table-cell office:value-type="float" office:value="0.000408159278324501" calcext:value-type="float">
            <text:p>0.000408159278325</text:p>
          </table:table-cell>
          <table:table-cell office:value-type="float" office:value="0.000401490281278325" calcext:value-type="float">
            <text:p>0.000401490281278</text:p>
          </table:table-cell>
          <table:table-cell office:value-type="float" office:value="0.000394996334289896" calcext:value-type="float">
            <text:p>0.00039499633429</text:p>
          </table:table-cell>
          <table:table-cell office:value-type="float" office:value="0.000388670898035619" calcext:value-type="float">
            <text:p>0.000388670898036</text:p>
          </table:table-cell>
          <table:table-cell office:value-type="float" office:value="0.000382507756974745" calcext:value-type="float">
            <text:p>0.000382507756975</text:p>
          </table:table-cell>
          <table:table-cell office:value-type="float" office:value="0.000376500999137599" calcext:value-type="float">
            <text:p>0.000376500999138</text:p>
          </table:table-cell>
          <table:table-cell office:value-type="float" office:value="0.0003706449974436" calcext:value-type="float">
            <text:p>0.000370644997444</text:p>
          </table:table-cell>
          <table:table-cell office:value-type="float" office:value="0.000364934392417294" calcext:value-type="float">
            <text:p>0.000364934392417</text:p>
          </table:table-cell>
          <table:table-cell office:value-type="float" office:value="0.000359364076168972" calcext:value-type="float">
            <text:p>0.000359364076169</text:p>
          </table:table-cell>
          <table:table-cell office:value-type="float" office:value="0.000353929177544956" calcext:value-type="float">
            <text:p>0.000353929177545</text:p>
          </table:table-cell>
          <table:table-cell office:value-type="float" office:value="0.000348625048334738" calcext:value-type="float">
            <text:p>0.000348625048335</text:p>
          </table:table-cell>
          <table:table-cell office:value-type="float" office:value="0.000343447250452537" calcext:value-type="float">
            <text:p>0.000343447250453</text:p>
          </table:table-cell>
          <table:table-cell office:value-type="float" office:value="0.00033839154401504" calcext:value-type="float">
            <text:p>0.000338391544015</text:p>
          </table:table-cell>
          <table:table-cell office:value-type="float" office:value="0.000333453876230597" calcext:value-type="float">
            <text:p>0.000333453876231</text:p>
          </table:table-cell>
          <table:table-cell office:value-type="float" office:value="0.000328630371051058" calcext:value-type="float">
            <text:p>0.000328630371051</text:p>
          </table:table-cell>
          <table:table-cell office:value-type="float" office:value="0.0003239173195089" calcext:value-type="float">
            <text:p>0.000323917319509</text:p>
          </table:table-cell>
          <table:table-cell office:value-type="float" office:value="0.000319311170697652" calcext:value-type="float">
            <text:p>0.000319311170698</text:p>
          </table:table-cell>
          <table:table-cell office:value-type="float" office:value="0.00031480852333831" calcext:value-type="float">
            <text:p>0.000314808523338</text:p>
          </table:table-cell>
          <table:table-cell office:value-type="float" office:value="0.00031040611789154" calcext:value-type="float">
            <text:p>0.000310406117892</text:p>
          </table:table-cell>
          <table:table-cell office:value-type="float" office:value="0.000306100829171481" calcext:value-type="float">
            <text:p>0.000306100829171</text:p>
          </table:table-cell>
          <table:table-cell office:value-type="float" office:value="0.000301889659424349" calcext:value-type="float">
            <text:p>0.000301889659424</text:p>
          </table:table-cell>
          <table:table-cell office:value-type="float" office:value="0.000297769731837928" calcext:value-type="float">
            <text:p>0.000297769731838</text:p>
          </table:table-cell>
          <table:table-cell office:value-type="float" office:value="0.000293738284449483" calcext:value-type="float">
            <text:p>0.000293738284449</text:p>
          </table:table-cell>
          <table:table-cell office:value-type="float" office:value="0.000289792664425119" calcext:value-type="float">
            <text:p>0.000289792664425</text:p>
          </table:table-cell>
          <table:table-cell office:value-type="float" office:value="0.000285930322681534" calcext:value-type="float">
            <text:p>0.000285930322682</text:p>
          </table:table-cell>
          <table:table-cell office:value-type="float" office:value="0.000282148808827614" calcext:value-type="float">
            <text:p>0.000282148808828</text:p>
          </table:table-cell>
          <table:table-cell office:value-type="float" office:value="0.00027844576640487" calcext:value-type="float">
            <text:p>0.000278445766405</text:p>
          </table:table-cell>
          <table:table-cell office:value-type="float" office:value="0.000274818928401919" calcext:value-type="float">
            <text:p>0.000274818928402</text:p>
          </table:table-cell>
          <table:table-cell office:value-type="float" office:value="0.000271266113029685" calcext:value-type="float">
            <text:p>0.00027126611303</text:p>
          </table:table-cell>
          <table:table-cell office:value-type="float" office:value="0.000267785219733816" calcext:value-type="float">
            <text:p>0.000267785219734</text:p>
          </table:table-cell>
          <table:table-cell office:value-type="float" office:value="0.000264374225434851" calcext:value-type="float">
            <text:p>0.000264374225435</text:p>
          </table:table-cell>
          <table:table-cell office:value-type="float" office:value="0.000261031180976182" calcext:value-type="float">
            <text:p>0.000261031180976</text:p>
          </table:table-cell>
          <table:table-cell office:value-type="float" office:value="0.000257754207767073" calcext:value-type="float">
            <text:p>0.000257754207767</text:p>
          </table:table-cell>
          <table:table-cell office:value-type="float" office:value="0.000254541494611112" calcext:value-type="float">
            <text:p>0.000254541494611</text:p>
          </table:table-cell>
          <table:table-cell office:value-type="float" office:value="0.000251391294704484" calcext:value-type="float">
            <text:p>0.000251391294704</text:p>
          </table:table-cell>
          <table:table-cell office:value-type="float" office:value="0.000248301922795757" calcext:value-type="float">
            <text:p>0.000248301922796</text:p>
          </table:table-cell>
          <table:table-cell office:value-type="float" office:value="0.000245271752495332" calcext:value-type="float">
            <text:p>0.000245271752495</text:p>
          </table:table-cell>
          <table:table-cell office:value-type="float" office:value="0.000242299213727271" calcext:value-type="float">
            <text:p>0.000242299213727</text:p>
          </table:table-cell>
          <table:table-cell office:value-type="float" office:value="0.000239382790312075" calcext:value-type="float">
            <text:p>0.000239382790312</text:p>
          </table:table-cell>
          <table:table-cell office:value-type="float" office:value="0.000236521017675838" calcext:value-type="float">
            <text:p>0.000236521017676</text:p>
          </table:table-cell>
          <table:table-cell office:value-type="float" office:value="0.000233712480674571" calcext:value-type="float">
            <text:p>0.000233712480675</text:p>
          </table:table-cell>
          <table:table-cell office:value-type="float" office:value="0.000230955811529592" calcext:value-type="float">
            <text:p>0.00023095581153</text:p>
          </table:table-cell>
          <table:table-cell office:value-type="float" office:value="0.000228249687866015" calcext:value-type="float">
            <text:p>0.000228249687866</text:p>
          </table:table-cell>
          <table:table-cell office:value-type="float" office:value="0.000225592830848448" calcext:value-type="float">
            <text:p>0.000225592830848</text:p>
          </table:table-cell>
          <table:table-cell office:value-type="float" office:value="0.000222984003408392" calcext:value-type="float">
            <text:p>0.000222984003408</text:p>
          </table:table-cell>
          <table:table-cell office:value-type="float" office:value="0.000220422008559031" calcext:value-type="float">
            <text:p>0.000220422008559</text:p>
          </table:table-cell>
          <table:table-cell office:value-type="float" office:value="0.0002179056877905" calcext:value-type="float">
            <text:p>0.000217905687791</text:p>
          </table:table-cell>
          <table:table-cell office:value-type="float" office:value="0.000215433919541551" calcext:value-type="float">
            <text:p>0.000215433919542</text:p>
          </table:table-cell>
          <table:table-cell office:value-type="float" office:value="0.000213005617745854" calcext:value-type="float">
            <text:p>0.000213005617746</text:p>
          </table:table-cell>
          <table:table-cell office:value-type="float" office:value="0.000210619730444494" calcext:value-type="float">
            <text:p>0.000210619730444</text:p>
          </table:table-cell>
          <table:table-cell office:value-type="float" office:value="0.000208275238465942" calcext:value-type="float">
            <text:p>0.000208275238466</text:p>
          </table:table-cell>
          <table:table-cell office:value-type="float" office:value="0.000205971154163302" calcext:value-type="float">
            <text:p>0.000205971154163</text:p>
          </table:table-cell>
          <table:table-cell office:value-type="float" office:value="0.000203706520214692" calcext:value-type="float">
            <text:p>0.000203706520215</text:p>
          </table:table-cell>
          <table:table-cell office:value-type="float" office:value="0.000201480408473555" calcext:value-type="float">
            <text:p>0.000201480408474</text:p>
          </table:table-cell>
          <table:table-cell office:value-type="float" office:value="0.000199291918873942" calcext:value-type="float">
            <text:p>0.000199291918874</text:p>
          </table:table-cell>
          <table:table-cell office:value-type="float" office:value="0.000197140178384237" calcext:value-type="float">
            <text:p>0.000197140178384</text:p>
          </table:table-cell>
          <table:table-cell office:value-type="float" office:value="0.000195024340006393" calcext:value-type="float">
            <text:p>0.000195024340006</text:p>
          </table:table-cell>
          <table:table-cell office:value-type="float" office:value="0.000192943581820808" calcext:value-type="float">
            <text:p>0.000192943581821</text:p>
          </table:table-cell>
          <table:table-cell office:value-type="float" office:value="0.000190897106072843" calcext:value-type="float">
            <text:p>0.000190897106073</text:p>
          </table:table-cell>
          <table:table-cell office:value-type="float" office:value="0.000188884138297242" calcext:value-type="float">
            <text:p>0.000188884138297</text:p>
          </table:table-cell>
          <table:table-cell office:value-type="float" office:value="0.000186903926483759" calcext:value-type="float">
            <text:p>0.000186903926484</text:p>
          </table:table-cell>
          <table:table-cell office:value-type="float" office:value="0.00018495574027503" calcext:value-type="float">
            <text:p>0.000184955740275</text:p>
          </table:table-cell>
          <table:table-cell office:value-type="float" office:value="0.00018303887020126" calcext:value-type="float">
            <text:p>0.000183038870201</text:p>
          </table:table-cell>
          <table:table-cell office:value-type="float" office:value="0.000181152626944898" calcext:value-type="float">
            <text:p>0.000181152626945</text:p>
          </table:table-cell>
          <table:table-cell office:value-type="float" office:value="0.000179296340638277" calcext:value-type="float">
            <text:p>0.000179296340638</text:p>
          </table:table-cell>
          <table:table-cell office:value-type="float" office:value="0.000177469360189246" calcext:value-type="float">
            <text:p>0.000177469360189</text:p>
          </table:table-cell>
          <table:table-cell office:value-type="float" office:value="0.000175671052634558" calcext:value-type="float">
            <text:p>0.000175671052635</text:p>
          </table:table-cell>
          <table:table-cell office:value-type="float" office:value="0.000173900802520854" calcext:value-type="float">
            <text:p>0.000173900802521</text:p>
          </table:table-cell>
          <table:table-cell office:value-type="float" office:value="0.000172158011309071" calcext:value-type="float">
            <text:p>0.000172158011309</text:p>
          </table:table-cell>
          <table:table-cell office:value-type="float" office:value="0.000170442096805225" calcext:value-type="float">
            <text:p>0.000170442096805</text:p>
          </table:table-cell>
          <table:table-cell office:value-type="float" office:value="0.000168752492611796" calcext:value-type="float">
            <text:p>0.000168752492612</text:p>
          </table:table-cell>
          <table:table-cell office:value-type="float" office:value="0.000167088647602803" calcext:value-type="float">
            <text:p>0.000167088647603</text:p>
          </table:table-cell>
          <table:table-cell office:value-type="float" office:value="0.000165450025418171" calcext:value-type="float">
            <text:p>0.000165450025418</text:p>
          </table:table-cell>
          <table:table-cell office:value-type="float" office:value="0.000163836103979354" calcext:value-type="float">
            <text:p>0.000163836103979</text:p>
          </table:table-cell>
          <table:table-cell office:value-type="float" office:value="0.000162246375022578" calcext:value-type="float">
            <text:p>0.000162246375023</text:p>
          </table:table-cell>
          <table:table-cell office:value-type="float" office:value="0.000160680343651995" calcext:value-type="float">
            <text:p>0.000160680343652</text:p>
          </table:table-cell>
          <table:table-cell office:value-type="float" office:value="0.000159137527907618" calcext:value-type="float">
            <text:p>0.000159137527908</text:p>
          </table:table-cell>
          <table:table-cell office:value-type="float" office:value="0.000157617458352007" calcext:value-type="float">
            <text:p>0.000157617458352</text:p>
          </table:table-cell>
          <table:table-cell office:value-type="float" office:value="0.000156119677671105" calcext:value-type="float">
            <text:p>0.000156119677671</text:p>
          </table:table-cell>
          <table:table-cell office:value-type="float" office:value="0.000154643740292135" calcext:value-type="float">
            <text:p>0.000154643740292</text:p>
          </table:table-cell>
          <table:table-cell office:value-type="float" office:value="0.000153189212013392" calcext:value-type="float">
            <text:p>0.000153189212013</text:p>
          </table:table-cell>
          <table:table-cell office:value-type="float" office:value="0.000151755669649648" calcext:value-type="float">
            <text:p>0.00015175566965</text:p>
          </table:table-cell>
          <table:table-cell office:value-type="float" office:value="0.000150342700689687" calcext:value-type="float">
            <text:p>0.00015034270069</text:p>
          </table:table-cell>
          <table:table-cell office:value-type="float" office:value="0.000148949902967537" calcext:value-type="float">
            <text:p>0.000148949902968</text:p>
          </table:table-cell>
          <table:table-cell office:value-type="float" office:value="0.000147576884344984" calcext:value-type="float">
            <text:p>0.000147576884345</text:p>
          </table:table-cell>
          <table:table-cell office:value-type="float" office:value="0.000146223262405637" calcext:value-type="float">
            <text:p>0.000146223262406</text:p>
          </table:table-cell>
          <table:table-cell office:value-type="float" office:value="0.000144888664159427" calcext:value-type="float">
            <text:p>0.000144888664159</text:p>
          </table:table-cell>
          <table:table-cell office:value-type="float" office:value="0.000143572725760723" calcext:value-type="float">
            <text:p>0.000143572725761</text:p>
          </table:table-cell>
          <table:table-cell office:value-type="float" office:value="0.000142275092232417" calcext:value-type="float">
            <text:p>0.000142275092232</text:p>
          </table:table-cell>
          <table:table-cell office:value-type="float" office:value="0.000140995417202" calcext:value-type="float">
            <text:p>0.000140995417202</text:p>
          </table:table-cell>
          <table:table-cell office:value-type="float" office:value="0.000139733362647542" calcext:value-type="float">
            <text:p>0.000139733362648</text:p>
          </table:table-cell>
          <table:table-cell office:value-type="float" office:value="0.000138488598651137" calcext:value-type="float">
            <text:p>0.000138488598651</text:p>
          </table:table-cell>
          <table:table-cell office:value-type="float" office:value="0.00013726080316215" calcext:value-type="float">
            <text:p>0.000137260803162</text:p>
          </table:table-cell>
          <table:table-cell office:value-type="float" office:value="0.000136049661767021" calcext:value-type="float">
            <text:p>0.000136049661767</text:p>
          </table:table-cell>
          <table:table-cell office:value-type="float" office:value="0.000134854867469607" calcext:value-type="float">
            <text:p>0.00013485486747</text:p>
          </table:table-cell>
          <table:table-cell office:value-type="float" office:value="0.000133676120476204" calcext:value-type="float">
            <text:p>0.000133676120476</text:p>
          </table:table-cell>
          <table:table-cell office:value-type="float" office:value="0.000132513127990485" calcext:value-type="float">
            <text:p>0.00013251312799</text:p>
          </table:table-cell>
          <table:table-cell office:value-type="float" office:value="0.000131365604013401" calcext:value-type="float">
            <text:p>0.000131365604013</text:p>
          </table:table-cell>
          <table:table-cell office:value-type="float" office:value="0.000130233269150464" calcext:value-type="float">
            <text:p>0.00013023326915</text:p>
          </table:table-cell>
          <table:table-cell office:value-type="float" office:value="0.000129115850426942" calcext:value-type="float">
            <text:p>0.000129115850427</text:p>
          </table:table-cell>
          <table:table-cell office:value-type="float" office:value="0.000128013081106657" calcext:value-type="float">
            <text:p>0.000128013081107</text:p>
          </table:table-cell>
          <table:table-cell office:value-type="float" office:value="0.15" calcext:value-type="float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9:36:13.208885877</meta:creation-date>
    <dc:date>2022-06-01T20:05:31.927724655</dc:date>
    <meta:editing-duration>PT18M30S</meta:editing-duration>
    <meta:editing-cycles>2</meta:editing-cycles>
    <meta:generator>LibreOffice/6.4.7.2$Linux_X86_64 LibreOffice_project/40$Build-2</meta:generator>
    <meta:document-statistic meta:table-count="1" meta:cell-count="8032" meta:object-count="0"/>
  </office:meta>
</office:document-meta>
</file>